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6F8000009583C39E072.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 Mono" svg:font-family="'Bitstream Vera Sans Mono', Cumberland, 'Courier New', Courier, 'Lucida Sans Typewriter', 'Lucida Typewriter', Monaco, Monospaced"/>
    <style:font-face style:name="Bitstream Vera Sans" svg:font-family="'Bitstream Vera Sans', Arial, Helvetica, Lucida, Geneva, Helmet, sans-serif, 'Andale Sans UI', 'Arial Unicode MS', 'Lucida Sans Unicode', Tahoma"/>
    <style:font-face style:name="Tahoma2" svg:font-family="Tahoma"/>
    <style:font-face style:name="Andale Sans UI" svg:font-family="'Andale Sans UI'" style:font-pitch="variable"/>
    <style:font-face style:name="Tahoma1" svg:font-family="Tahoma" style:font-pitch="variable"/>
    <style:font-face style:name="Thorndale" svg:font-family="Thorndale"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ahoma" svg:font-family="Tahoma" style:font-adornments="Vet" style:font-family-generic="swiss" style:font-pitch="variable"/>
    <style:font-face style:name="Verdana" svg:font-family="Verdana" style:font-family-generic="swiss" style:font-pitch="variable"/>
    <style:font-face style:name="Verdana2" svg:font-family="Verdana" style:font-adornments="Gras" style:font-family-generic="swiss" style:font-pitch="variable"/>
    <style:font-face style:name="Verdana1" svg:font-family="Verdana" style:font-adornments="Regular" style:font-family-generic="swiss" style:font-pitch="variable"/>
    <style:font-face style:name="Verdana3" svg:font-family="Verdana" style:font-adornments="Standaard" style:font-family-generic="swiss" style:font-pitch="variable"/>
  </office:font-face-decls>
  <office:automatic-styles>
    <style:style style:name="Tabel70" style:family="table">
      <style:table-properties style:width="17.004cm" fo:margin-left="0cm" fo:margin-right="-0.005cm" table:align="margins"/>
    </style:style>
    <style:style style:name="Tabel70.A" style:family="table-column">
      <style:table-column-properties style:column-width="17.004cm" style:rel-column-width="65535*"/>
    </style:style>
    <style:style style:name="Tabel70.A1" style:family="table-cell">
      <style:table-cell-properties style:vertical-align="middle" fo:padding="0.132cm" fo:border="none"/>
    </style:style>
    <style:style style:name="Tabel71" style:family="table">
      <style:table-properties style:width="8.446cm" fo:margin-left="4.293cm" fo:margin-right="4.26cm" table:align="margins"/>
    </style:style>
    <style:style style:name="Tabel71.A" style:family="table-column">
      <style:table-column-properties style:column-width="0.586cm" style:rel-column-width="4546*"/>
    </style:style>
    <style:style style:name="Tabel71.B" style:family="table-column">
      <style:table-column-properties style:column-width="1.455cm" style:rel-column-width="11296*"/>
    </style:style>
    <style:style style:name="Tabel71.C" style:family="table-column">
      <style:table-column-properties style:column-width="1.272cm" style:rel-column-width="9872*"/>
    </style:style>
    <style:style style:name="Tabel71.D" style:family="table-column">
      <style:table-column-properties style:column-width="0.808cm" style:rel-column-width="6271*"/>
    </style:style>
    <style:style style:name="Tabel71.E" style:family="table-column">
      <style:table-column-properties style:column-width="3.261cm" style:rel-column-width="25304*"/>
    </style:style>
    <style:style style:name="Tabel71.F" style:family="table-column">
      <style:table-column-properties style:column-width="1.062cm" style:rel-column-width="8246*"/>
    </style:style>
    <style:style style:name="Tabel71.A1" style:family="table-cell">
      <style:table-cell-properties fo:padding="0.049cm" fo:border-left="0.035cm solid #808080" fo:border-right="none" fo:border-top="0.035cm solid #808080" fo:border-bottom="0.035cm solid #808080"/>
    </style:style>
    <style:style style:name="Tabel71.F1" style:family="table-cell">
      <style:table-cell-properties fo:padding="0.049cm" fo:border="0.035cm solid #808080"/>
    </style:style>
    <style:style style:name="Tabel71.A2" style:family="table-cell">
      <style:table-cell-properties fo:padding="0.049cm" fo:border-left="0.035cm solid #808080" fo:border-right="none" fo:border-top="none" fo:border-bottom="0.035cm solid #808080"/>
    </style:style>
    <style:style style:name="Tabel71.F2" style:family="table-cell">
      <style:table-cell-properties fo:padding="0.049cm" fo:border-left="0.035cm solid #808080" fo:border-right="0.035cm solid #808080" fo:border-top="none" fo:border-bottom="0.035cm solid #808080"/>
    </style:style>
    <style:style style:name="Tabel72" style:family="table">
      <style:table-properties style:width="15.069cm" table:align="left"/>
    </style:style>
    <style:style style:name="Tabel72.A" style:family="table-column">
      <style:table-column-properties style:column-width="1.78cm"/>
    </style:style>
    <style:style style:name="Tabel72.B" style:family="table-column">
      <style:table-column-properties style:column-width="13.289cm"/>
    </style:style>
    <style:style style:name="Tabel72.A1" style:family="table-cell">
      <style:table-cell-properties fo:padding="0.049cm" fo:border-left="0.035cm solid #808080" fo:border-right="none" fo:border-top="0.035cm solid #808080" fo:border-bottom="0.035cm solid #808080"/>
    </style:style>
    <style:style style:name="Tabel72.B1" style:family="table-cell">
      <style:table-cell-properties fo:padding="0.049cm" fo:border="0.035cm solid #808080"/>
    </style:style>
    <style:style style:name="Tabel72.A2" style:family="table-cell">
      <style:table-cell-properties fo:padding="0.049cm" fo:border-left="0.035cm solid #808080" fo:border-right="none" fo:border-top="none" fo:border-bottom="0.035cm solid #808080"/>
    </style:style>
    <style:style style:name="Tabel72.B2" style:family="table-cell">
      <style:table-cell-properties fo:padding="0.049cm" fo:border-left="0.035cm solid #808080" fo:border-right="0.035cm solid #808080" fo:border-top="none" fo:border-bottom="0.035cm solid #808080"/>
    </style:style>
    <style:style style:name="Tableau3" style:family="table">
      <style:table-properties style:width="15.069cm" table:align="left"/>
    </style:style>
    <style:style style:name="Tableau3.A" style:family="table-column">
      <style:table-column-properties style:column-width="1.78cm"/>
    </style:style>
    <style:style style:name="Tableau3.B" style:family="table-column">
      <style:table-column-properties style:column-width="13.289cm"/>
    </style:style>
    <style:style style:name="Tableau3.A1" style:family="table-cell">
      <style:table-cell-properties fo:padding="0.049cm" fo:border-left="0.035cm solid #808080" fo:border-right="none" fo:border-top="0.035cm solid #808080" fo:border-bottom="0.035cm solid #808080"/>
    </style:style>
    <style:style style:name="Tableau3.B1" style:family="table-cell">
      <style:table-cell-properties fo:padding="0.049cm" fo:border="0.035cm solid #808080"/>
    </style:style>
    <style:style style:name="Tableau3.A2" style:family="table-cell">
      <style:table-cell-properties fo:padding="0.049cm" fo:border-left="0.035cm solid #808080" fo:border-right="none" fo:border-top="none" fo:border-bottom="0.035cm solid #808080"/>
    </style:style>
    <style:style style:name="Tableau3.B2" style:family="table-cell">
      <style:table-cell-properties fo:padding="0.049cm" fo:border-left="0.035cm solid #808080" fo:border-right="0.035cm solid #808080" fo:border-top="none" fo:border-bottom="0.035cm solid #808080"/>
    </style:style>
    <style:style style:name="Tableau5" style:family="table">
      <style:table-properties style:width="15.069cm" table:align="left"/>
    </style:style>
    <style:style style:name="Tableau5.A" style:family="table-column">
      <style:table-column-properties style:column-width="1.78cm"/>
    </style:style>
    <style:style style:name="Tableau5.B" style:family="table-column">
      <style:table-column-properties style:column-width="13.289cm"/>
    </style:style>
    <style:style style:name="Tableau5.A1" style:family="table-cell">
      <style:table-cell-properties fo:padding="0.049cm" fo:border-left="0.035cm solid #808080" fo:border-right="none" fo:border-top="0.035cm solid #808080" fo:border-bottom="0.035cm solid #808080"/>
    </style:style>
    <style:style style:name="Tableau5.B1" style:family="table-cell">
      <style:table-cell-properties fo:padding="0.049cm" fo:border="0.035cm solid #808080"/>
    </style:style>
    <style:style style:name="Tableau5.A2" style:family="table-cell">
      <style:table-cell-properties fo:padding="0.049cm" fo:border-left="0.035cm solid #808080" fo:border-right="none" fo:border-top="none" fo:border-bottom="0.035cm solid #808080"/>
    </style:style>
    <style:style style:name="Tableau5.B2" style:family="table-cell">
      <style:table-cell-properties fo:padding="0.049cm" fo:border-left="0.035cm solid #808080" fo:border-right="0.035cm solid #808080" fo:border-top="none" fo:border-bottom="0.035cm solid #808080"/>
    </style:style>
    <style:style style:name="Tableau1" style:family="table">
      <style:table-properties style:width="15.672cm" table:align="left"/>
    </style:style>
    <style:style style:name="Tableau1.A" style:family="table-column">
      <style:table-column-properties style:column-width="15.672cm"/>
    </style:style>
    <style:style style:name="Tableau1.A1" style:family="table-cell">
      <style:table-cell-properties style:vertical-align="middle" fo:padding="0.132cm" fo:border="none"/>
    </style:style>
    <style:style style:name="Tableau10" style:family="table">
      <style:table-properties style:width="15.069cm" table:align="left"/>
    </style:style>
    <style:style style:name="Tableau10.A" style:family="table-column">
      <style:table-column-properties style:column-width="1.78cm"/>
    </style:style>
    <style:style style:name="Tableau10.B" style:family="table-column">
      <style:table-column-properties style:column-width="13.289cm"/>
    </style:style>
    <style:style style:name="Tableau10.A1" style:family="table-cell">
      <style:table-cell-properties fo:padding="0.049cm" fo:border-left="0.035cm solid #808080" fo:border-right="none" fo:border-top="0.035cm solid #808080" fo:border-bottom="0.035cm solid #808080"/>
    </style:style>
    <style:style style:name="Tableau10.B1" style:family="table-cell">
      <style:table-cell-properties fo:padding="0.049cm" fo:border="0.035cm solid #808080"/>
    </style:style>
    <style:style style:name="Tableau10.A2" style:family="table-cell">
      <style:table-cell-properties fo:padding="0.049cm" fo:border-left="0.035cm solid #808080" fo:border-right="none" fo:border-top="none" fo:border-bottom="0.035cm solid #808080"/>
    </style:style>
    <style:style style:name="Tableau10.B2" style:family="table-cell">
      <style:table-cell-properties fo:padding="0.049cm" fo:border-left="0.035cm solid #808080" fo:border-right="0.035cm solid #808080" fo:border-top="none" fo:border-bottom="0.035cm solid #808080"/>
    </style:style>
    <style:style style:name="Tableau11" style:family="table">
      <style:table-properties style:width="15.069cm" table:align="left"/>
    </style:style>
    <style:style style:name="Tableau11.A" style:family="table-column">
      <style:table-column-properties style:column-width="1.78cm"/>
    </style:style>
    <style:style style:name="Tableau11.B" style:family="table-column">
      <style:table-column-properties style:column-width="13.289cm"/>
    </style:style>
    <style:style style:name="Tableau11.A1" style:family="table-cell">
      <style:table-cell-properties fo:padding="0.049cm" fo:border-left="0.035cm solid #808080" fo:border-right="none" fo:border-top="0.035cm solid #808080" fo:border-bottom="0.035cm solid #808080"/>
    </style:style>
    <style:style style:name="Tableau11.B1" style:family="table-cell">
      <style:table-cell-properties fo:padding="0.049cm" fo:border="0.035cm solid #808080"/>
    </style:style>
    <style:style style:name="Tableau11.A2" style:family="table-cell">
      <style:table-cell-properties fo:padding="0.049cm" fo:border-left="0.035cm solid #808080" fo:border-right="none" fo:border-top="none" fo:border-bottom="0.035cm solid #808080"/>
    </style:style>
    <style:style style:name="Tableau11.B2" style:family="table-cell">
      <style:table-cell-properties fo:padding="0.049cm" fo:border-left="0.035cm solid #808080" fo:border-right="0.035cm solid #808080" fo:border-top="none" fo:border-bottom="0.035cm solid #808080"/>
    </style:style>
    <style:style style:name="Tableau6" style:family="table">
      <style:table-properties style:width="15.069cm" table:align="left"/>
    </style:style>
    <style:style style:name="Tableau6.A" style:family="table-column">
      <style:table-column-properties style:column-width="1.78cm"/>
    </style:style>
    <style:style style:name="Tableau6.B" style:family="table-column">
      <style:table-column-properties style:column-width="13.289cm"/>
    </style:style>
    <style:style style:name="Tableau6.A1" style:family="table-cell">
      <style:table-cell-properties fo:padding="0.049cm" fo:border-left="0.035cm solid #808080" fo:border-right="none" fo:border-top="0.035cm solid #808080" fo:border-bottom="0.035cm solid #808080"/>
    </style:style>
    <style:style style:name="Tableau6.B1" style:family="table-cell">
      <style:table-cell-properties fo:padding="0.049cm" fo:border="0.035cm solid #808080"/>
    </style:style>
    <style:style style:name="Tableau6.A2" style:family="table-cell">
      <style:table-cell-properties fo:padding="0.049cm" fo:border-left="0.035cm solid #808080" fo:border-right="none" fo:border-top="none" fo:border-bottom="0.035cm solid #808080"/>
    </style:style>
    <style:style style:name="Tableau6.B2" style:family="table-cell">
      <style:table-cell-properties fo:padding="0.049cm" fo:border-left="0.035cm solid #808080" fo:border-right="0.035cm solid #808080" fo:border-top="none" fo:border-bottom="0.035cm solid #808080"/>
    </style:style>
    <style:style style:name="Tableau2" style:family="table">
      <style:table-properties style:width="15.069cm" table:align="left"/>
    </style:style>
    <style:style style:name="Tableau2.A" style:family="table-column">
      <style:table-column-properties style:column-width="1.78cm"/>
    </style:style>
    <style:style style:name="Tableau2.B" style:family="table-column">
      <style:table-column-properties style:column-width="13.289cm"/>
    </style:style>
    <style:style style:name="Tableau2.A1" style:family="table-cell">
      <style:table-cell-properties fo:padding="0.049cm" fo:border-left="0.035cm solid #808080" fo:border-right="none" fo:border-top="0.035cm solid #808080" fo:border-bottom="0.035cm solid #808080"/>
    </style:style>
    <style:style style:name="Tableau2.B1" style:family="table-cell">
      <style:table-cell-properties fo:padding="0.049cm" fo:border="0.035cm solid #808080"/>
    </style:style>
    <style:style style:name="Tableau2.A2" style:family="table-cell">
      <style:table-cell-properties fo:padding="0.049cm" fo:border-left="0.035cm solid #808080" fo:border-right="none" fo:border-top="none" fo:border-bottom="0.035cm solid #808080"/>
    </style:style>
    <style:style style:name="Tableau2.B2" style:family="table-cell">
      <style:table-cell-properties fo:padding="0.049cm" fo:border-left="0.035cm solid #808080" fo:border-right="0.035cm solid #808080" fo:border-top="none" fo:border-bottom="0.035cm solid #808080"/>
    </style:style>
    <style:style style:name="Tabel89" style:family="table">
      <style:table-properties style:width="15.069cm" table:align="left"/>
    </style:style>
    <style:style style:name="Tabel89.A" style:family="table-column">
      <style:table-column-properties style:column-width="1.78cm"/>
    </style:style>
    <style:style style:name="Tabel89.B" style:family="table-column">
      <style:table-column-properties style:column-width="13.289cm"/>
    </style:style>
    <style:style style:name="Tabel89.A1" style:family="table-cell">
      <style:table-cell-properties fo:padding="0.049cm" fo:border-left="0.035cm solid #808080" fo:border-right="none" fo:border-top="0.035cm solid #808080" fo:border-bottom="0.035cm solid #808080"/>
    </style:style>
    <style:style style:name="Tabel89.B1" style:family="table-cell">
      <style:table-cell-properties fo:padding="0.049cm" fo:border="0.035cm solid #808080"/>
    </style:style>
    <style:style style:name="Tabel89.A2" style:family="table-cell">
      <style:table-cell-properties fo:padding="0.049cm" fo:border-left="0.035cm solid #808080" fo:border-right="none" fo:border-top="none" fo:border-bottom="0.035cm solid #808080"/>
    </style:style>
    <style:style style:name="Tabel89.B2" style:family="table-cell">
      <style:table-cell-properties fo:padding="0.049cm" fo:border-left="0.035cm solid #808080" fo:border-right="0.035cm solid #808080" fo:border-top="none" fo:border-bottom="0.035cm solid #808080"/>
    </style:style>
    <style:style style:name="Tabel90" style:family="table">
      <style:table-properties style:width="15.069cm" table:align="left"/>
    </style:style>
    <style:style style:name="Tabel90.A" style:family="table-column">
      <style:table-column-properties style:column-width="1.78cm"/>
    </style:style>
    <style:style style:name="Tabel90.B" style:family="table-column">
      <style:table-column-properties style:column-width="13.289cm"/>
    </style:style>
    <style:style style:name="Tabel90.A1" style:family="table-cell">
      <style:table-cell-properties fo:padding="0.049cm" fo:border-left="0.035cm solid #808080" fo:border-right="none" fo:border-top="0.035cm solid #808080" fo:border-bottom="0.035cm solid #808080"/>
    </style:style>
    <style:style style:name="Tabel90.B1" style:family="table-cell">
      <style:table-cell-properties fo:padding="0.049cm" fo:border="0.035cm solid #808080"/>
    </style:style>
    <style:style style:name="Tabel90.A2" style:family="table-cell">
      <style:table-cell-properties fo:padding="0.049cm" fo:border-left="0.035cm solid #808080" fo:border-right="none" fo:border-top="none" fo:border-bottom="0.035cm solid #808080"/>
    </style:style>
    <style:style style:name="Tabel90.B2" style:family="table-cell">
      <style:table-cell-properties fo:padding="0.049cm" fo:border-left="0.035cm solid #808080" fo:border-right="0.035cm solid #808080" fo:border-top="none" fo:border-bottom="0.035cm solid #808080"/>
    </style:style>
    <style:style style:name="Tableau12" style:family="table">
      <style:table-properties style:width="15.069cm" table:align="left" style:may-break-between-rows="false"/>
    </style:style>
    <style:style style:name="Tableau12.A" style:family="table-column">
      <style:table-column-properties style:column-width="1.78cm"/>
    </style:style>
    <style:style style:name="Tableau12.B" style:family="table-column">
      <style:table-column-properties style:column-width="13.289cm"/>
    </style:style>
    <style:style style:name="Tableau12.A1" style:family="table-cell">
      <style:table-cell-properties fo:padding="0.049cm" fo:border-left="0.035cm solid #808080" fo:border-right="none" fo:border-top="0.035cm solid #808080" fo:border-bottom="0.035cm solid #808080"/>
    </style:style>
    <style:style style:name="Tableau12.B1" style:family="table-cell">
      <style:table-cell-properties fo:padding="0.049cm" fo:border="0.035cm solid #808080"/>
    </style:style>
    <style:style style:name="Tableau12.A2" style:family="table-cell">
      <style:table-cell-properties fo:padding="0.049cm" fo:border-left="0.035cm solid #808080" fo:border-right="none" fo:border-top="none" fo:border-bottom="0.035cm solid #808080"/>
    </style:style>
    <style:style style:name="Tableau12.B2" style:family="table-cell">
      <style:table-cell-properties fo:padding="0.049cm" fo:border-left="0.035cm solid #808080" fo:border-right="0.035cm solid #808080" fo:border-top="none" fo:border-bottom="0.035cm solid #808080"/>
    </style:style>
    <style:style style:name="Tableau13" style:family="table">
      <style:table-properties style:width="15.069cm" table:align="left"/>
    </style:style>
    <style:style style:name="Tableau13.A" style:family="table-column">
      <style:table-column-properties style:column-width="1.78cm"/>
    </style:style>
    <style:style style:name="Tableau13.B" style:family="table-column">
      <style:table-column-properties style:column-width="13.289cm"/>
    </style:style>
    <style:style style:name="Tableau13.A1" style:family="table-cell">
      <style:table-cell-properties fo:padding="0.049cm" fo:border-left="0.035cm solid #808080" fo:border-right="none" fo:border-top="0.035cm solid #808080" fo:border-bottom="0.035cm solid #808080"/>
    </style:style>
    <style:style style:name="Tableau13.B1" style:family="table-cell">
      <style:table-cell-properties fo:padding="0.049cm" fo:border="0.035cm solid #808080"/>
    </style:style>
    <style:style style:name="Tableau13.A2" style:family="table-cell">
      <style:table-cell-properties fo:padding="0.049cm" fo:border-left="0.035cm solid #808080" fo:border-right="none" fo:border-top="none" fo:border-bottom="0.035cm solid #808080"/>
    </style:style>
    <style:style style:name="Tableau13.B2" style:family="table-cell">
      <style:table-cell-properties fo:padding="0.049cm" fo:border-left="0.035cm solid #808080" fo:border-right="0.035cm solid #808080" fo:border-top="none" fo:border-bottom="0.035cm solid #808080"/>
    </style:style>
    <style:style style:name="Tableau14" style:family="table">
      <style:table-properties style:width="15.069cm" table:align="left"/>
    </style:style>
    <style:style style:name="Tableau14.A" style:family="table-column">
      <style:table-column-properties style:column-width="1.78cm"/>
    </style:style>
    <style:style style:name="Tableau14.B" style:family="table-column">
      <style:table-column-properties style:column-width="13.289cm"/>
    </style:style>
    <style:style style:name="Tableau14.A1" style:family="table-cell">
      <style:table-cell-properties fo:padding="0.049cm" fo:border-left="0.035cm solid #808080" fo:border-right="none" fo:border-top="0.035cm solid #808080" fo:border-bottom="0.035cm solid #808080"/>
    </style:style>
    <style:style style:name="Tableau14.B1" style:family="table-cell">
      <style:table-cell-properties fo:padding="0.049cm" fo:border="0.035cm solid #808080"/>
    </style:style>
    <style:style style:name="Tableau14.A2" style:family="table-cell">
      <style:table-cell-properties fo:padding="0.049cm" fo:border-left="0.035cm solid #808080" fo:border-right="none" fo:border-top="none" fo:border-bottom="0.035cm solid #808080"/>
    </style:style>
    <style:style style:name="Tableau14.B2" style:family="table-cell">
      <style:table-cell-properties fo:padding="0.049cm" fo:border-left="0.035cm solid #808080" fo:border-right="0.035cm solid #808080" fo:border-top="none" fo:border-bottom="0.035cm solid #808080"/>
    </style:style>
    <style:style style:name="Tableau15" style:family="table">
      <style:table-properties style:width="15.069cm" table:align="left"/>
    </style:style>
    <style:style style:name="Tableau15.A" style:family="table-column">
      <style:table-column-properties style:column-width="1.78cm"/>
    </style:style>
    <style:style style:name="Tableau15.B" style:family="table-column">
      <style:table-column-properties style:column-width="13.289cm"/>
    </style:style>
    <style:style style:name="Tableau15.A1" style:family="table-cell">
      <style:table-cell-properties fo:padding="0.049cm" fo:border-left="0.035cm solid #808080" fo:border-right="none" fo:border-top="0.035cm solid #808080" fo:border-bottom="0.035cm solid #808080"/>
    </style:style>
    <style:style style:name="Tableau15.B1" style:family="table-cell">
      <style:table-cell-properties fo:padding="0.049cm" fo:border="0.035cm solid #808080"/>
    </style:style>
    <style:style style:name="Tableau15.A2" style:family="table-cell">
      <style:table-cell-properties fo:padding="0.049cm" fo:border-left="0.035cm solid #808080" fo:border-right="none" fo:border-top="none" fo:border-bottom="0.035cm solid #808080"/>
    </style:style>
    <style:style style:name="Tableau15.B2" style:family="table-cell">
      <style:table-cell-properties fo:padding="0.049cm" fo:border-left="0.035cm solid #808080" fo:border-right="0.035cm solid #808080" fo:border-top="none" fo:border-bottom="0.035cm solid #808080"/>
    </style:style>
    <style:style style:name="Tableau22" style:family="table">
      <style:table-properties style:width="15.069cm" table:align="left"/>
    </style:style>
    <style:style style:name="Tableau22.A" style:family="table-column">
      <style:table-column-properties style:column-width="1.78cm"/>
    </style:style>
    <style:style style:name="Tableau22.B" style:family="table-column">
      <style:table-column-properties style:column-width="13.289cm"/>
    </style:style>
    <style:style style:name="Tableau22.A1" style:family="table-cell">
      <style:table-cell-properties fo:padding="0.049cm" fo:border-left="0.035cm solid #808080" fo:border-right="none" fo:border-top="0.035cm solid #808080" fo:border-bottom="0.035cm solid #808080"/>
    </style:style>
    <style:style style:name="Tableau22.B1" style:family="table-cell">
      <style:table-cell-properties fo:padding="0.049cm" fo:border="0.035cm solid #808080"/>
    </style:style>
    <style:style style:name="Tableau22.A2" style:family="table-cell">
      <style:table-cell-properties fo:padding="0.049cm" fo:border-left="0.035cm solid #808080" fo:border-right="none" fo:border-top="none" fo:border-bottom="0.035cm solid #808080"/>
    </style:style>
    <style:style style:name="Tableau22.B2" style:family="table-cell">
      <style:table-cell-properties fo:padding="0.049cm" fo:border-left="0.035cm solid #808080" fo:border-right="0.035cm solid #808080" fo:border-top="none" fo:border-bottom="0.035cm solid #808080"/>
    </style:style>
    <style:style style:name="Tableau23" style:family="table">
      <style:table-properties style:width="15.069cm" table:align="left"/>
    </style:style>
    <style:style style:name="Tableau23.A" style:family="table-column">
      <style:table-column-properties style:column-width="1.78cm"/>
    </style:style>
    <style:style style:name="Tableau23.B" style:family="table-column">
      <style:table-column-properties style:column-width="13.289cm"/>
    </style:style>
    <style:style style:name="Tableau23.A1" style:family="table-cell">
      <style:table-cell-properties fo:padding="0.049cm" fo:border-left="0.035cm solid #808080" fo:border-right="none" fo:border-top="0.035cm solid #808080" fo:border-bottom="0.035cm solid #808080"/>
    </style:style>
    <style:style style:name="Tableau23.B1" style:family="table-cell">
      <style:table-cell-properties fo:padding="0.049cm" fo:border="0.035cm solid #808080"/>
    </style:style>
    <style:style style:name="Tableau23.A2" style:family="table-cell">
      <style:table-cell-properties fo:padding="0.049cm" fo:border-left="0.035cm solid #808080" fo:border-right="none" fo:border-top="none" fo:border-bottom="0.035cm solid #808080"/>
    </style:style>
    <style:style style:name="Tableau23.B2" style:family="table-cell">
      <style:table-cell-properties fo:padding="0.049cm" fo:border-left="0.035cm solid #808080" fo:border-right="0.035cm solid #808080" fo:border-top="none" fo:border-bottom="0.035cm solid #808080"/>
    </style:style>
    <style:style style:name="Tabel96" style:family="table">
      <style:table-properties style:width="15.069cm" table:align="left"/>
    </style:style>
    <style:style style:name="Tabel96.A" style:family="table-column">
      <style:table-column-properties style:column-width="1.78cm"/>
    </style:style>
    <style:style style:name="Tabel96.B" style:family="table-column">
      <style:table-column-properties style:column-width="13.289cm"/>
    </style:style>
    <style:style style:name="Tabel96.A1" style:family="table-cell">
      <style:table-cell-properties fo:padding="0.049cm" fo:border-left="0.035cm solid #808080" fo:border-right="none" fo:border-top="0.035cm solid #808080" fo:border-bottom="0.035cm solid #808080"/>
    </style:style>
    <style:style style:name="Tabel96.B1" style:family="table-cell">
      <style:table-cell-properties fo:padding="0.049cm" fo:border="0.035cm solid #808080"/>
    </style:style>
    <style:style style:name="Tabel96.A2" style:family="table-cell">
      <style:table-cell-properties fo:padding="0.049cm" fo:border-left="0.035cm solid #808080" fo:border-right="none" fo:border-top="none" fo:border-bottom="0.035cm solid #808080"/>
    </style:style>
    <style:style style:name="Tabel96.B2" style:family="table-cell">
      <style:table-cell-properties fo:padding="0.049cm" fo:border-left="0.035cm solid #808080" fo:border-right="0.035cm solid #808080" fo:border-top="none" fo:border-bottom="0.035cm solid #808080"/>
    </style:style>
    <style:style style:name="Tableau16" style:family="table">
      <style:table-properties style:width="15.069cm" table:align="left" style:may-break-between-rows="false"/>
    </style:style>
    <style:style style:name="Tableau16.A" style:family="table-column">
      <style:table-column-properties style:column-width="1.78cm"/>
    </style:style>
    <style:style style:name="Tableau16.B" style:family="table-column">
      <style:table-column-properties style:column-width="13.289cm"/>
    </style:style>
    <style:style style:name="Tableau16.A1" style:family="table-cell">
      <style:table-cell-properties fo:padding="0.049cm" fo:border-left="0.035cm solid #808080" fo:border-right="none" fo:border-top="0.035cm solid #808080" fo:border-bottom="0.035cm solid #808080"/>
    </style:style>
    <style:style style:name="Tableau16.B1" style:family="table-cell">
      <style:table-cell-properties fo:padding="0.049cm" fo:border="0.035cm solid #808080"/>
    </style:style>
    <style:style style:name="Tableau16.A2" style:family="table-cell">
      <style:table-cell-properties fo:padding="0.049cm" fo:border-left="0.035cm solid #808080" fo:border-right="none" fo:border-top="none" fo:border-bottom="0.035cm solid #808080"/>
    </style:style>
    <style:style style:name="Tableau16.B2" style:family="table-cell">
      <style:table-cell-properties fo:padding="0.049cm" fo:border-left="0.035cm solid #808080" fo:border-right="0.035cm solid #808080" fo:border-top="none" fo:border-bottom="0.035cm solid #808080"/>
    </style:style>
    <style:style style:name="Tableau24" style:family="table">
      <style:table-properties style:width="15.069cm" table:align="left"/>
    </style:style>
    <style:style style:name="Tableau24.A" style:family="table-column">
      <style:table-column-properties style:column-width="1.78cm"/>
    </style:style>
    <style:style style:name="Tableau24.B" style:family="table-column">
      <style:table-column-properties style:column-width="13.289cm"/>
    </style:style>
    <style:style style:name="Tableau24.A1" style:family="table-cell">
      <style:table-cell-properties fo:padding="0.049cm" fo:border-left="0.035cm solid #808080" fo:border-right="none" fo:border-top="0.035cm solid #808080" fo:border-bottom="0.035cm solid #808080"/>
    </style:style>
    <style:style style:name="Tableau24.B1" style:family="table-cell">
      <style:table-cell-properties fo:padding="0.049cm" fo:border="0.035cm solid #808080"/>
    </style:style>
    <style:style style:name="Tableau24.A2" style:family="table-cell">
      <style:table-cell-properties fo:padding="0.049cm" fo:border-left="0.035cm solid #808080" fo:border-right="none" fo:border-top="none" fo:border-bottom="0.035cm solid #808080"/>
    </style:style>
    <style:style style:name="Tableau24.B2" style:family="table-cell">
      <style:table-cell-properties fo:padding="0.049cm" fo:border-left="0.035cm solid #808080" fo:border-right="0.035cm solid #808080" fo:border-top="none" fo:border-bottom="0.035cm solid #808080"/>
    </style:style>
    <style:style style:name="Tableau25" style:family="table">
      <style:table-properties style:width="15.069cm" table:align="left"/>
    </style:style>
    <style:style style:name="Tableau25.A" style:family="table-column">
      <style:table-column-properties style:column-width="1.78cm"/>
    </style:style>
    <style:style style:name="Tableau25.B" style:family="table-column">
      <style:table-column-properties style:column-width="13.289cm"/>
    </style:style>
    <style:style style:name="Tableau25.A1" style:family="table-cell">
      <style:table-cell-properties fo:padding="0.049cm" fo:border-left="0.035cm solid #808080" fo:border-right="none" fo:border-top="0.035cm solid #808080" fo:border-bottom="0.035cm solid #808080"/>
    </style:style>
    <style:style style:name="Tableau25.B1" style:family="table-cell">
      <style:table-cell-properties fo:padding="0.049cm" fo:border="0.035cm solid #808080"/>
    </style:style>
    <style:style style:name="Tableau25.A2" style:family="table-cell">
      <style:table-cell-properties fo:padding="0.049cm" fo:border-left="0.035cm solid #808080" fo:border-right="none" fo:border-top="none" fo:border-bottom="0.035cm solid #808080"/>
    </style:style>
    <style:style style:name="Tableau25.B2" style:family="table-cell">
      <style:table-cell-properties fo:padding="0.049cm" fo:border-left="0.035cm solid #808080" fo:border-right="0.035cm solid #808080" fo:border-top="none" fo:border-bottom="0.035cm solid #808080"/>
    </style:style>
    <style:style style:name="Tableau17" style:family="table">
      <style:table-properties style:width="15.069cm" table:align="left"/>
    </style:style>
    <style:style style:name="Tableau17.A" style:family="table-column">
      <style:table-column-properties style:column-width="1.78cm"/>
    </style:style>
    <style:style style:name="Tableau17.B" style:family="table-column">
      <style:table-column-properties style:column-width="13.289cm"/>
    </style:style>
    <style:style style:name="Tableau17.A1" style:family="table-cell">
      <style:table-cell-properties fo:padding="0.049cm" fo:border-left="0.035cm solid #808080" fo:border-right="none" fo:border-top="0.035cm solid #808080" fo:border-bottom="0.035cm solid #808080"/>
    </style:style>
    <style:style style:name="Tableau17.B1" style:family="table-cell">
      <style:table-cell-properties fo:padding="0.049cm" fo:border="0.035cm solid #808080"/>
    </style:style>
    <style:style style:name="Tableau17.A2" style:family="table-cell">
      <style:table-cell-properties fo:padding="0.049cm" fo:border-left="0.035cm solid #808080" fo:border-right="none" fo:border-top="none" fo:border-bottom="0.035cm solid #808080"/>
    </style:style>
    <style:style style:name="Tableau17.B2" style:family="table-cell">
      <style:table-cell-properties fo:padding="0.049cm" fo:border-left="0.035cm solid #808080" fo:border-right="0.035cm solid #808080" fo:border-top="none" fo:border-bottom="0.035cm solid #808080"/>
    </style:style>
    <style:style style:name="Tableau18" style:family="table">
      <style:table-properties style:width="15.069cm" table:align="left"/>
    </style:style>
    <style:style style:name="Tableau18.A" style:family="table-column">
      <style:table-column-properties style:column-width="1.78cm"/>
    </style:style>
    <style:style style:name="Tableau18.B" style:family="table-column">
      <style:table-column-properties style:column-width="13.289cm"/>
    </style:style>
    <style:style style:name="Tableau18.A1" style:family="table-cell">
      <style:table-cell-properties fo:padding="0.049cm" fo:border-left="0.035cm solid #808080" fo:border-right="none" fo:border-top="0.035cm solid #808080" fo:border-bottom="0.035cm solid #808080"/>
    </style:style>
    <style:style style:name="Tableau18.B1" style:family="table-cell">
      <style:table-cell-properties fo:padding="0.049cm" fo:border="0.035cm solid #808080"/>
    </style:style>
    <style:style style:name="Tableau18.A2" style:family="table-cell">
      <style:table-cell-properties fo:padding="0.049cm" fo:border-left="0.035cm solid #808080" fo:border-right="none" fo:border-top="none" fo:border-bottom="0.035cm solid #808080"/>
    </style:style>
    <style:style style:name="Tableau18.B2" style:family="table-cell">
      <style:table-cell-properties fo:padding="0.049cm" fo:border-left="0.035cm solid #808080" fo:border-right="0.035cm solid #808080" fo:border-top="none" fo:border-bottom="0.035cm solid #808080"/>
    </style:style>
    <style:style style:name="Tableau19" style:family="table">
      <style:table-properties style:width="15.069cm" table:align="left" style:may-break-between-rows="false"/>
    </style:style>
    <style:style style:name="Tableau19.A" style:family="table-column">
      <style:table-column-properties style:column-width="1.78cm"/>
    </style:style>
    <style:style style:name="Tableau19.B" style:family="table-column">
      <style:table-column-properties style:column-width="13.289cm"/>
    </style:style>
    <style:style style:name="Tableau19.A1" style:family="table-cell">
      <style:table-cell-properties fo:padding="0.049cm" fo:border-left="0.035cm solid #808080" fo:border-right="none" fo:border-top="0.035cm solid #808080" fo:border-bottom="0.035cm solid #808080"/>
    </style:style>
    <style:style style:name="Tableau19.B1" style:family="table-cell">
      <style:table-cell-properties fo:padding="0.049cm" fo:border="0.035cm solid #808080"/>
    </style:style>
    <style:style style:name="Tableau19.A2" style:family="table-cell">
      <style:table-cell-properties fo:padding="0.049cm" fo:border-left="0.035cm solid #808080" fo:border-right="none" fo:border-top="none" fo:border-bottom="0.035cm solid #808080"/>
    </style:style>
    <style:style style:name="Tableau19.B2" style:family="table-cell">
      <style:table-cell-properties fo:padding="0.049cm" fo:border-left="0.035cm solid #808080" fo:border-right="0.035cm solid #808080" fo:border-top="none" fo:border-bottom="0.035cm solid #808080"/>
    </style:style>
    <style:style style:name="Tableau7" style:family="table">
      <style:table-properties style:width="16.999cm" table:align="margins" style:may-break-between-rows="false"/>
    </style:style>
    <style:style style:name="Tableau7.A" style:family="table-column">
      <style:table-column-properties style:column-width="0.586cm" style:rel-column-width="2257*"/>
    </style:style>
    <style:style style:name="Tableau7.B" style:family="table-column">
      <style:table-column-properties style:column-width="4.685cm" style:rel-column-width="18063*"/>
    </style:style>
    <style:style style:name="Tableau7.C" style:family="table-column">
      <style:table-column-properties style:column-width="3.635cm" style:rel-column-width="14016*"/>
    </style:style>
    <style:style style:name="Tableau7.D" style:family="table-column">
      <style:table-column-properties style:column-width="2.732cm" style:rel-column-width="10534*"/>
    </style:style>
    <style:style style:name="Tableau7.E" style:family="table-column">
      <style:table-column-properties style:column-width="1.487cm" style:rel-column-width="5733*"/>
    </style:style>
    <style:style style:name="Tableau7.F" style:family="table-column">
      <style:table-column-properties style:column-width="3.874cm" style:rel-column-width="14932*"/>
    </style:style>
    <style:style style:name="Tableau7.A1" style:family="table-cell">
      <style:table-cell-properties fo:padding="0.049cm" fo:border-left="0.035cm solid #808080" fo:border-right="none" fo:border-top="0.035cm solid #808080" fo:border-bottom="0.035cm solid #808080"/>
    </style:style>
    <style:style style:name="Tableau7.F1" style:family="table-cell">
      <style:table-cell-properties fo:padding="0.049cm" fo:border="0.035cm solid #808080"/>
    </style:style>
    <style:style style:name="Tableau7.A2" style:family="table-cell">
      <style:table-cell-properties fo:padding="0.049cm" fo:border-left="0.035cm solid #808080" fo:border-right="none" fo:border-top="none" fo:border-bottom="0.035cm solid #808080"/>
    </style:style>
    <style:style style:name="Tableau7.F2" style:family="table-cell">
      <style:table-cell-properties fo:padding="0.049cm" fo:border-left="0.035cm solid #808080" fo:border-right="0.035cm solid #808080" fo:border-top="none" fo:border-bottom="0.035cm solid #808080"/>
    </style:style>
    <style:style style:name="Tableau8" style:family="table">
      <style:table-properties style:width="15.069cm" table:align="left" style:may-break-between-rows="false"/>
    </style:style>
    <style:style style:name="Tableau8.A" style:family="table-column">
      <style:table-column-properties style:column-width="1.78cm"/>
    </style:style>
    <style:style style:name="Tableau8.B" style:family="table-column">
      <style:table-column-properties style:column-width="13.289cm"/>
    </style:style>
    <style:style style:name="Tableau8.A1" style:family="table-cell">
      <style:table-cell-properties fo:padding="0.049cm" fo:border-left="0.035cm solid #808080" fo:border-right="none" fo:border-top="0.035cm solid #808080" fo:border-bottom="0.035cm solid #808080"/>
    </style:style>
    <style:style style:name="Tableau8.B1" style:family="table-cell">
      <style:table-cell-properties fo:padding="0.049cm" fo:border="0.035cm solid #808080"/>
    </style:style>
    <style:style style:name="Tableau8.A2" style:family="table-cell">
      <style:table-cell-properties fo:padding="0.049cm" fo:border-left="0.035cm solid #808080" fo:border-right="none" fo:border-top="none" fo:border-bottom="0.035cm solid #808080"/>
    </style:style>
    <style:style style:name="Tableau8.B2" style:family="table-cell">
      <style:table-cell-properties fo:padding="0.049cm" fo:border-left="0.035cm solid #808080" fo:border-right="0.035cm solid #808080" fo:border-top="none" fo:border-bottom="0.035cm solid #808080"/>
    </style:style>
    <style:style style:name="Tableau26" style:family="table">
      <style:table-properties style:width="15.069cm" table:align="left"/>
    </style:style>
    <style:style style:name="Tableau26.A" style:family="table-column">
      <style:table-column-properties style:column-width="1.78cm"/>
    </style:style>
    <style:style style:name="Tableau26.B" style:family="table-column">
      <style:table-column-properties style:column-width="13.289cm"/>
    </style:style>
    <style:style style:name="Tableau26.A1" style:family="table-cell">
      <style:table-cell-properties fo:padding="0.049cm" fo:border-left="0.035cm solid #808080" fo:border-right="none" fo:border-top="0.035cm solid #808080" fo:border-bottom="0.035cm solid #808080"/>
    </style:style>
    <style:style style:name="Tableau26.B1" style:family="table-cell">
      <style:table-cell-properties fo:padding="0.049cm" fo:border="0.035cm solid #808080"/>
    </style:style>
    <style:style style:name="Tableau26.A2" style:family="table-cell">
      <style:table-cell-properties fo:padding="0.049cm" fo:border-left="0.035cm solid #808080" fo:border-right="none" fo:border-top="none" fo:border-bottom="0.035cm solid #808080"/>
    </style:style>
    <style:style style:name="Tableau26.B2" style:family="table-cell">
      <style:table-cell-properties fo:padding="0.049cm" fo:border-left="0.035cm solid #808080" fo:border-right="0.035cm solid #808080" fo:border-top="none" fo:border-bottom="0.035cm solid #808080"/>
    </style:style>
    <style:style style:name="Tableau20" style:family="table">
      <style:table-properties style:width="15.672cm" table:align="left"/>
    </style:style>
    <style:style style:name="Tableau20.A" style:family="table-column">
      <style:table-column-properties style:column-width="15.672cm"/>
    </style:style>
    <style:style style:name="Tableau20.A1" style:family="table-cell">
      <style:table-cell-properties style:vertical-align="middle" fo:padding="0.132cm" fo:border="none"/>
    </style:style>
    <style:style style:name="Tableau27" style:family="table">
      <style:table-properties style:width="6.678cm" table:align="left" style:may-break-between-rows="false"/>
    </style:style>
    <style:style style:name="Tableau27.A" style:family="table-column">
      <style:table-column-properties style:column-width="0.362cm"/>
    </style:style>
    <style:style style:name="Tableau27.B" style:family="table-column">
      <style:table-column-properties style:column-width="2.023cm"/>
    </style:style>
    <style:style style:name="Tableau27.C" style:family="table-column">
      <style:table-column-properties style:column-width="1.542cm"/>
    </style:style>
    <style:style style:name="Tableau27.D" style:family="table-column">
      <style:table-column-properties style:column-width="2.752cm"/>
    </style:style>
    <style:style style:name="Tableau27.A1" style:family="table-cell">
      <style:table-cell-properties fo:padding="0.049cm" fo:border-left="0.035cm solid #808080" fo:border-right="none" fo:border-top="0.035cm solid #808080" fo:border-bottom="0.035cm solid #808080"/>
    </style:style>
    <style:style style:name="Tableau27.D1" style:family="table-cell">
      <style:table-cell-properties fo:padding="0.049cm" fo:border="0.035cm solid #808080"/>
    </style:style>
    <style:style style:name="Tableau27.A2" style:family="table-cell">
      <style:table-cell-properties fo:padding="0.049cm" fo:border-left="0.035cm solid #808080" fo:border-right="none" fo:border-top="none" fo:border-bottom="0.035cm solid #808080"/>
    </style:style>
    <style:style style:name="Tableau27.D2" style:family="table-cell">
      <style:table-cell-properties fo:padding="0.049cm" fo:border-left="0.035cm solid #808080" fo:border-right="0.035cm solid #808080" fo:border-top="none" fo:border-bottom="0.035cm solid #808080"/>
    </style:style>
    <style:style style:name="Tableau21" style:family="table">
      <style:table-properties style:width="15.069cm" table:align="left"/>
    </style:style>
    <style:style style:name="Tableau21.A" style:family="table-column">
      <style:table-column-properties style:column-width="1.78cm"/>
    </style:style>
    <style:style style:name="Tableau21.B" style:family="table-column">
      <style:table-column-properties style:column-width="13.289cm"/>
    </style:style>
    <style:style style:name="Tableau21.A1" style:family="table-cell">
      <style:table-cell-properties fo:padding="0.049cm" fo:border-left="0.035cm solid #808080" fo:border-right="none" fo:border-top="0.035cm solid #808080" fo:border-bottom="0.035cm solid #808080"/>
    </style:style>
    <style:style style:name="Tableau21.B1" style:family="table-cell">
      <style:table-cell-properties fo:padding="0.049cm" fo:border="0.035cm solid #808080"/>
    </style:style>
    <style:style style:name="Tableau21.A2" style:family="table-cell">
      <style:table-cell-properties fo:padding="0.049cm" fo:border-left="0.035cm solid #808080" fo:border-right="none" fo:border-top="none" fo:border-bottom="0.035cm solid #808080"/>
    </style:style>
    <style:style style:name="Tableau21.B2" style:family="table-cell">
      <style:table-cell-properties fo:padding="0.049cm" fo:border-left="0.035cm solid #808080" fo:border-right="0.035cm solid #808080" fo:border-top="none" fo:border-bottom="0.035cm solid #808080"/>
    </style:style>
    <style:style style:name="Tableau9" style:family="table">
      <style:table-properties style:width="15.069cm" table:align="left" style:may-break-between-rows="false"/>
    </style:style>
    <style:style style:name="Tableau9.A" style:family="table-column">
      <style:table-column-properties style:column-width="1.78cm"/>
    </style:style>
    <style:style style:name="Tableau9.B" style:family="table-column">
      <style:table-column-properties style:column-width="13.289cm"/>
    </style:style>
    <style:style style:name="Tableau9.A1" style:family="table-cell">
      <style:table-cell-properties fo:padding="0.049cm" fo:border-left="0.035cm solid #808080" fo:border-right="none" fo:border-top="0.035cm solid #808080" fo:border-bottom="0.035cm solid #808080"/>
    </style:style>
    <style:style style:name="Tableau9.B1" style:family="table-cell">
      <style:table-cell-properties fo:padding="0.049cm" fo:border="0.035cm solid #808080"/>
    </style:style>
    <style:style style:name="Tableau9.A2" style:family="table-cell">
      <style:table-cell-properties fo:padding="0.049cm" fo:border-left="0.035cm solid #808080" fo:border-right="none" fo:border-top="none" fo:border-bottom="0.035cm solid #808080"/>
    </style:style>
    <style:style style:name="Tableau9.B2" style:family="table-cell">
      <style:table-cell-properties fo:padding="0.049cm" fo:border-left="0.035cm solid #808080" fo:border-right="0.035cm solid #808080" fo:border-top="none" fo:border-bottom="0.035cm solid #808080"/>
    </style:style>
    <style:style style:name="Tabel97" style:family="table">
      <style:table-properties style:width="3.588cm" table:align="left"/>
    </style:style>
    <style:style style:name="Tabel97.A" style:family="table-column">
      <style:table-column-properties style:column-width="0.388cm"/>
    </style:style>
    <style:style style:name="Tabel97.B" style:family="table-column">
      <style:table-column-properties style:column-width="1.598cm"/>
    </style:style>
    <style:style style:name="Tabel97.C" style:family="table-column">
      <style:table-column-properties style:column-width="1.602cm"/>
    </style:style>
    <style:style style:name="Tabel97.A1" style:family="table-cell">
      <style:table-cell-properties fo:padding="0.049cm" fo:border-left="0.035cm solid #808080" fo:border-right="none" fo:border-top="0.035cm solid #808080" fo:border-bottom="0.035cm solid #808080"/>
    </style:style>
    <style:style style:name="Tabel97.C1" style:family="table-cell">
      <style:table-cell-properties fo:padding="0.049cm" fo:border="0.035cm solid #808080"/>
    </style:style>
    <style:style style:name="Tabel97.A2" style:family="table-cell">
      <style:table-cell-properties fo:padding="0.049cm" fo:border-left="0.035cm solid #808080" fo:border-right="none" fo:border-top="none" fo:border-bottom="0.035cm solid #808080"/>
    </style:style>
    <style:style style:name="Tabel97.C2" style:family="table-cell">
      <style:table-cell-properties fo:padding="0.049cm" fo:border-left="0.035cm solid #808080" fo:border-right="0.035cm solid #808080" fo:border-top="none" fo:border-bottom="0.035cm solid #808080"/>
    </style:style>
    <style:style style:name="Tableau34" style:family="table">
      <style:table-properties style:width="16.999cm" table:align="margins" style:may-break-between-rows="true"/>
    </style:style>
    <style:style style:name="Tableau34.A" style:family="table-column">
      <style:table-column-properties style:column-width="2.473cm" style:rel-column-width="9535*"/>
    </style:style>
    <style:style style:name="Tableau34.B" style:family="table-column">
      <style:table-column-properties style:column-width="14.526cm" style:rel-column-width="56000*"/>
    </style:style>
    <style:style style:name="Tableau34.A1" style:family="table-cell">
      <style:table-cell-properties fo:padding="0.049cm" fo:border-left="0.035cm solid #808080" fo:border-right="none" fo:border-top="0.035cm solid #808080" fo:border-bottom="0.035cm solid #808080"/>
    </style:style>
    <style:style style:name="Tableau34.B1" style:family="table-cell">
      <style:table-cell-properties fo:padding="0.049cm" fo:border="0.035cm solid #808080"/>
    </style:style>
    <style:style style:name="Tableau34.A2" style:family="table-cell">
      <style:table-cell-properties fo:padding="0.049cm" fo:border-left="0.035cm solid #808080" fo:border-right="none" fo:border-top="none" fo:border-bottom="0.035cm solid #808080"/>
    </style:style>
    <style:style style:name="Tableau34.B2" style:family="table-cell">
      <style:table-cell-properties fo:padding="0.049cm" fo:border-left="0.035cm solid #808080" fo:border-right="0.035cm solid #808080" fo:border-top="none" fo:border-bottom="0.035cm solid #808080"/>
    </style:style>
    <style:style style:name="Tableau35" style:family="table">
      <style:table-properties style:width="15.672cm" table:align="left"/>
    </style:style>
    <style:style style:name="Tableau35.A" style:family="table-column">
      <style:table-column-properties style:column-width="15.672cm"/>
    </style:style>
    <style:style style:name="Tableau35.A1" style:family="table-cell">
      <style:table-cell-properties style:vertical-align="middle" fo:padding="0.132cm" fo:border="none"/>
    </style:style>
    <style:style style:name="Tableau36" style:family="table">
      <style:table-properties style:width="15.672cm" table:align="left"/>
    </style:style>
    <style:style style:name="Tableau36.A" style:family="table-column">
      <style:table-column-properties style:column-width="15.672cm"/>
    </style:style>
    <style:style style:name="Tableau36.A1" style:family="table-cell">
      <style:table-cell-properties style:vertical-align="middle" fo:padding="0.132cm" fo:border="none"/>
    </style:style>
    <style:style style:name="Tableau37" style:family="table">
      <style:table-properties style:width="15.289cm" table:align="left"/>
    </style:style>
    <style:style style:name="Tableau37.A" style:family="table-column">
      <style:table-column-properties style:column-width="15.289cm"/>
    </style:style>
    <style:style style:name="Tableau37.A1" style:family="table-cell">
      <style:table-cell-properties style:vertical-align="middle" fo:padding="0.132cm" fo:border="none"/>
    </style:style>
    <style:style style:name="Tableau38" style:family="table">
      <style:table-properties style:width="15.289cm" table:align="left"/>
    </style:style>
    <style:style style:name="Tableau38.A" style:family="table-column">
      <style:table-column-properties style:column-width="15.289cm"/>
    </style:style>
    <style:style style:name="Tableau38.A1" style:family="table-cell">
      <style:table-cell-properties style:vertical-align="middle" fo:padding="0.132cm" fo:border="none"/>
    </style:style>
    <style:style style:name="Tableau39" style:family="table">
      <style:table-properties style:width="15.289cm" table:align="left"/>
    </style:style>
    <style:style style:name="Tableau39.A" style:family="table-column">
      <style:table-column-properties style:column-width="15.289cm"/>
    </style:style>
    <style:style style:name="Tableau39.A1" style:family="table-cell">
      <style:table-cell-properties style:vertical-align="middle" fo:padding="0.132cm" fo:border="none"/>
    </style:style>
    <style:style style:name="Tableau40" style:family="table">
      <style:table-properties style:width="15.289cm" table:align="left"/>
    </style:style>
    <style:style style:name="Tableau40.A" style:family="table-column">
      <style:table-column-properties style:column-width="15.289cm"/>
    </style:style>
    <style:style style:name="Tableau40.A1" style:family="table-cell">
      <style:table-cell-properties style:vertical-align="middle" fo:padding="0.132cm" fo:border="none"/>
    </style:style>
    <style:style style:name="Tableau41" style:family="table">
      <style:table-properties style:width="8.421cm" table:align="left"/>
    </style:style>
    <style:style style:name="Tableau41.A" style:family="table-column">
      <style:table-column-properties style:column-width="1.187cm"/>
    </style:style>
    <style:style style:name="Tableau41.B" style:family="table-column">
      <style:table-column-properties style:column-width="1.252cm"/>
    </style:style>
    <style:style style:name="Tableau41.C" style:family="table-column">
      <style:table-column-properties style:column-width="1.834cm"/>
    </style:style>
    <style:style style:name="Tableau41.D" style:family="table-column">
      <style:table-column-properties style:column-width="4.147cm"/>
    </style:style>
    <style:style style:name="Tableau41.A1" style:family="table-cell">
      <style:table-cell-properties fo:padding="0.049cm" fo:border-left="0.035cm solid #808080" fo:border-right="none" fo:border-top="0.035cm solid #808080" fo:border-bottom="0.035cm solid #808080"/>
    </style:style>
    <style:style style:name="Tableau41.D1" style:family="table-cell">
      <style:table-cell-properties fo:padding="0.049cm" fo:border="0.035cm solid #808080"/>
    </style:style>
    <style:style style:name="Tableau41.A2" style:family="table-cell">
      <style:table-cell-properties fo:padding="0.049cm" fo:border-left="0.035cm solid #808080" fo:border-right="none" fo:border-top="none" fo:border-bottom="0.035cm solid #808080"/>
    </style:style>
    <style:style style:name="Tableau41.D2" style:family="table-cell">
      <style:table-cell-properties fo:padding="0.049cm" fo:border-left="0.035cm solid #808080" fo:border-right="0.035cm solid #808080" fo:border-top="none" fo:border-bottom="0.035cm solid #808080"/>
    </style:style>
    <style:style style:name="Tableau42" style:family="table">
      <style:table-properties style:width="15.289cm" table:align="left"/>
    </style:style>
    <style:style style:name="Tableau42.A" style:family="table-column">
      <style:table-column-properties style:column-width="15.289cm"/>
    </style:style>
    <style:style style:name="Tableau42.A1" style:family="table-cell">
      <style:table-cell-properties style:vertical-align="middle" fo:padding="0.132cm" fo:border="none"/>
    </style:style>
    <style:style style:name="Tableau43" style:family="table">
      <style:table-properties style:width="15.289cm" table:align="left"/>
    </style:style>
    <style:style style:name="Tableau43.A" style:family="table-column">
      <style:table-column-properties style:column-width="15.289cm"/>
    </style:style>
    <style:style style:name="Tableau43.A1" style:family="table-cell">
      <style:table-cell-properties style:vertical-align="middle" fo:padding="0.132cm" fo:border="none"/>
    </style:style>
    <style:style style:name="Tableau44" style:family="table">
      <style:table-properties style:width="15.289cm" table:align="left"/>
    </style:style>
    <style:style style:name="Tableau44.A" style:family="table-column">
      <style:table-column-properties style:column-width="15.289cm"/>
    </style:style>
    <style:style style:name="Tableau44.A1" style:family="table-cell">
      <style:table-cell-properties style:vertical-align="middle" fo:padding="0.132cm" fo:border="none"/>
    </style:style>
    <style:style style:name="Tableau45" style:family="table">
      <style:table-properties style:width="15.289cm" table:align="left"/>
    </style:style>
    <style:style style:name="Tableau45.A" style:family="table-column">
      <style:table-column-properties style:column-width="15.289cm"/>
    </style:style>
    <style:style style:name="Tableau45.A1" style:family="table-cell">
      <style:table-cell-properties style:vertical-align="middle" fo:padding="0.132cm" fo:border="none"/>
    </style:style>
    <style:style style:name="Tableau46" style:family="table">
      <style:table-properties style:width="5.599cm" table:align="left"/>
    </style:style>
    <style:style style:name="Tableau46.A" style:family="table-column">
      <style:table-column-properties style:column-width="3.424cm"/>
    </style:style>
    <style:style style:name="Tableau46.B" style:family="table-column">
      <style:table-column-properties style:column-width="2.175cm"/>
    </style:style>
    <style:style style:name="Tableau46.A1" style:family="table-cell">
      <style:table-cell-properties fo:padding="0.049cm" fo:border-left="0.035cm solid #808080" fo:border-right="none" fo:border-top="0.035cm solid #808080" fo:border-bottom="0.035cm solid #808080"/>
    </style:style>
    <style:style style:name="Tableau46.B1" style:family="table-cell">
      <style:table-cell-properties fo:padding="0.049cm" fo:border="0.035cm solid #808080"/>
    </style:style>
    <style:style style:name="Tableau46.A2" style:family="table-cell">
      <style:table-cell-properties fo:padding="0.049cm" fo:border-left="0.035cm solid #808080" fo:border-right="none" fo:border-top="none" fo:border-bottom="0.035cm solid #808080"/>
    </style:style>
    <style:style style:name="Tableau46.B2" style:family="table-cell">
      <style:table-cell-properties fo:padding="0.049cm" fo:border-left="0.035cm solid #808080" fo:border-right="0.035cm solid #808080" fo:border-top="none" fo:border-bottom="0.035cm solid #808080"/>
    </style:style>
    <style:style style:name="Tableau47" style:family="table">
      <style:table-properties style:width="15.289cm" table:align="left"/>
    </style:style>
    <style:style style:name="Tableau47.A" style:family="table-column">
      <style:table-column-properties style:column-width="15.289cm"/>
    </style:style>
    <style:style style:name="Tableau47.A1" style:family="table-cell">
      <style:table-cell-properties style:vertical-align="middle" fo:padding="0.132cm" fo:border="none"/>
    </style:style>
    <style:style style:name="Tableau48" style:family="table">
      <style:table-properties style:width="2.194cm" table:align="left"/>
    </style:style>
    <style:style style:name="Tableau48.A" style:family="table-column">
      <style:table-column-properties style:column-width="0.381cm"/>
    </style:style>
    <style:style style:name="Tableau48.B" style:family="table-column">
      <style:table-column-properties style:column-width="0.593cm"/>
    </style:style>
    <style:style style:name="Tableau48.D" style:family="table-column">
      <style:table-column-properties style:column-width="0.628cm"/>
    </style:style>
    <style:style style:name="Tableau48.A1" style:family="table-cell">
      <style:table-cell-properties fo:padding="0.049cm" fo:border-left="0.035cm solid #808080" fo:border-right="none" fo:border-top="0.035cm solid #808080" fo:border-bottom="0.035cm solid #808080"/>
    </style:style>
    <style:style style:name="Tableau48.D1" style:family="table-cell">
      <style:table-cell-properties fo:padding="0.049cm" fo:border="0.035cm solid #808080"/>
    </style:style>
    <style:style style:name="Tableau48.A2" style:family="table-cell">
      <style:table-cell-properties fo:padding="0.049cm" fo:border-left="0.035cm solid #808080" fo:border-right="none" fo:border-top="none" fo:border-bottom="0.035cm solid #808080"/>
    </style:style>
    <style:style style:name="Tableau48.D2" style:family="table-cell">
      <style:table-cell-properties fo:padding="0.049cm" fo:border-left="0.035cm solid #808080" fo:border-right="0.035cm solid #808080" fo:border-top="none" fo:border-bottom="0.035cm solid #808080"/>
    </style:style>
    <style:style style:name="Tableau49" style:family="table">
      <style:table-properties style:width="15.289cm" table:align="left"/>
    </style:style>
    <style:style style:name="Tableau49.A" style:family="table-column">
      <style:table-column-properties style:column-width="15.289cm"/>
    </style:style>
    <style:style style:name="Tableau49.A1" style:family="table-cell">
      <style:table-cell-properties style:vertical-align="middle" fo:padding="0.132cm" fo:border="none"/>
    </style:style>
    <style:style style:name="Tableau50" style:family="table">
      <style:table-properties style:width="15.289cm" table:align="left"/>
    </style:style>
    <style:style style:name="Tableau50.A" style:family="table-column">
      <style:table-column-properties style:column-width="15.289cm"/>
    </style:style>
    <style:style style:name="Tableau50.A1" style:family="table-cell">
      <style:table-cell-properties style:vertical-align="middle" fo:padding="0.132cm" fo:border="none"/>
    </style:style>
    <style:style style:name="Tableau51" style:family="table">
      <style:table-properties style:width="15.289cm" table:align="left"/>
    </style:style>
    <style:style style:name="Tableau51.A" style:family="table-column">
      <style:table-column-properties style:column-width="15.289cm"/>
    </style:style>
    <style:style style:name="Tableau51.A1" style:family="table-cell">
      <style:table-cell-properties style:vertical-align="middle" fo:padding="0.132cm" fo:border="none"/>
    </style:style>
    <style:style style:name="Tableau52" style:family="table">
      <style:table-properties style:width="8.204cm" table:align="left"/>
    </style:style>
    <style:style style:name="Tableau52.A" style:family="table-column">
      <style:table-column-properties style:column-width="0.388cm"/>
    </style:style>
    <style:style style:name="Tableau52.B" style:family="table-column">
      <style:table-column-properties style:column-width="0.409cm"/>
    </style:style>
    <style:style style:name="Tableau52.C" style:family="table-column">
      <style:table-column-properties style:column-width="5.346cm"/>
    </style:style>
    <style:style style:name="Tableau52.D" style:family="table-column">
      <style:table-column-properties style:column-width="2.06cm"/>
    </style:style>
    <style:style style:name="Tableau52.A1" style:family="table-cell">
      <style:table-cell-properties fo:padding="0.049cm" fo:border-left="0.035cm solid #808080" fo:border-right="none" fo:border-top="0.035cm solid #808080" fo:border-bottom="0.035cm solid #808080"/>
    </style:style>
    <style:style style:name="Tableau52.D1" style:family="table-cell">
      <style:table-cell-properties fo:padding="0.049cm" fo:border="0.035cm solid #808080"/>
    </style:style>
    <style:style style:name="Tableau52.A2" style:family="table-cell">
      <style:table-cell-properties fo:padding="0.049cm" fo:border-left="0.035cm solid #808080" fo:border-right="none" fo:border-top="none" fo:border-bottom="0.035cm solid #808080"/>
    </style:style>
    <style:style style:name="Tableau52.D2" style:family="table-cell">
      <style:table-cell-properties fo:padding="0.049cm" fo:border-left="0.035cm solid #808080" fo:border-right="0.035cm solid #808080" fo:border-top="none" fo:border-bottom="0.035cm solid #808080"/>
    </style:style>
    <style:style style:name="Tableau53" style:family="table">
      <style:table-properties style:width="14.183cm" table:align="left"/>
    </style:style>
    <style:style style:name="Tableau53.A" style:family="table-column">
      <style:table-column-properties style:column-width="0.388cm"/>
    </style:style>
    <style:style style:name="Tableau53.B" style:family="table-column">
      <style:table-column-properties style:column-width="0.409cm"/>
    </style:style>
    <style:style style:name="Tableau53.C" style:family="table-column">
      <style:table-column-properties style:column-width="2.452cm"/>
    </style:style>
    <style:style style:name="Tableau53.D" style:family="table-column">
      <style:table-column-properties style:column-width="2.457cm"/>
    </style:style>
    <style:style style:name="Tableau53.E" style:family="table-column">
      <style:table-column-properties style:column-width="6.034cm"/>
    </style:style>
    <style:style style:name="Tableau53.F" style:family="table-column">
      <style:table-column-properties style:column-width="2.443cm"/>
    </style:style>
    <style:style style:name="Tableau53.A1" style:family="table-cell">
      <style:table-cell-properties fo:padding="0.049cm" fo:border-left="0.035cm solid #808080" fo:border-right="none" fo:border-top="0.035cm solid #808080" fo:border-bottom="0.035cm solid #808080"/>
    </style:style>
    <style:style style:name="Tableau53.F1" style:family="table-cell">
      <style:table-cell-properties fo:padding="0.049cm" fo:border="0.035cm solid #808080"/>
    </style:style>
    <style:style style:name="Tableau53.A2" style:family="table-cell">
      <style:table-cell-properties fo:padding="0.049cm" fo:border-left="0.035cm solid #808080" fo:border-right="none" fo:border-top="none" fo:border-bottom="0.035cm solid #808080"/>
    </style:style>
    <style:style style:name="Tableau53.F2" style:family="table-cell">
      <style:table-cell-properties fo:padding="0.049cm" fo:border-left="0.035cm solid #808080" fo:border-right="0.035cm solid #808080" fo:border-top="none" fo:border-bottom="0.035cm solid #808080"/>
    </style:style>
    <style:style style:name="Tableau54" style:family="table">
      <style:table-properties style:width="15.289cm" table:align="left"/>
    </style:style>
    <style:style style:name="Tableau54.A" style:family="table-column">
      <style:table-column-properties style:column-width="15.289cm"/>
    </style:style>
    <style:style style:name="Tableau54.A1" style:family="table-cell">
      <style:table-cell-properties style:vertical-align="middle" fo:padding="0.132cm" fo:border="none"/>
    </style:style>
    <style:style style:name="Tableau55" style:family="table">
      <style:table-properties style:width="8.837cm" table:align="left"/>
    </style:style>
    <style:style style:name="Tableau55.A" style:family="table-column">
      <style:table-column-properties style:column-width="0.388cm"/>
    </style:style>
    <style:style style:name="Tableau55.B" style:family="table-column">
      <style:table-column-properties style:column-width="0.584cm"/>
    </style:style>
    <style:style style:name="Tableau55.D" style:family="table-column">
      <style:table-column-properties style:column-width="0.81cm"/>
    </style:style>
    <style:style style:name="Tableau55.E" style:family="table-column">
      <style:table-column-properties style:column-width="0.407cm"/>
    </style:style>
    <style:style style:name="Tableau55.F" style:family="table-column">
      <style:table-column-properties style:column-width="3.515cm"/>
    </style:style>
    <style:style style:name="Tableau55.G" style:family="table-column">
      <style:table-column-properties style:column-width="1.386cm"/>
    </style:style>
    <style:style style:name="Tableau55.H" style:family="table-column">
      <style:table-column-properties style:column-width="1.162cm"/>
    </style:style>
    <style:style style:name="Tableau55.A1" style:family="table-cell">
      <style:table-cell-properties fo:padding="0.049cm" fo:border-left="0.035cm solid #808080" fo:border-right="none" fo:border-top="0.035cm solid #808080" fo:border-bottom="0.035cm solid #808080"/>
    </style:style>
    <style:style style:name="Tableau55.H1" style:family="table-cell">
      <style:table-cell-properties fo:padding="0.049cm" fo:border="0.035cm solid #808080"/>
    </style:style>
    <style:style style:name="Tableau55.A2" style:family="table-cell">
      <style:table-cell-properties fo:padding="0.049cm" fo:border-left="0.035cm solid #808080" fo:border-right="none" fo:border-top="none" fo:border-bottom="0.035cm solid #808080"/>
    </style:style>
    <style:style style:name="Tableau55.H2" style:family="table-cell">
      <style:table-cell-properties fo:padding="0.049cm" fo:border-left="0.035cm solid #808080" fo:border-right="0.035cm solid #808080" fo:border-top="none" fo:border-bottom="0.035cm solid #808080"/>
    </style:style>
    <style:style style:name="Tableau56" style:family="table">
      <style:table-properties style:width="15.289cm" table:align="left"/>
    </style:style>
    <style:style style:name="Tableau56.A" style:family="table-column">
      <style:table-column-properties style:column-width="15.289cm"/>
    </style:style>
    <style:style style:name="Tableau56.A1" style:family="table-cell">
      <style:table-cell-properties style:vertical-align="middle" fo:padding="0.132cm" fo:border="none"/>
    </style:style>
    <style:style style:name="Tableau57" style:family="table">
      <style:table-properties style:width="2.591cm" table:align="left"/>
    </style:style>
    <style:style style:name="Tableau57.A" style:family="table-column">
      <style:table-column-properties style:column-width="0.646cm"/>
    </style:style>
    <style:style style:name="Tableau57.B" style:family="table-column">
      <style:table-column-properties style:column-width="0.593cm"/>
    </style:style>
    <style:style style:name="Tableau57.C" style:family="table-column">
      <style:table-column-properties style:column-width="0.884cm"/>
    </style:style>
    <style:style style:name="Tableau57.D" style:family="table-column">
      <style:table-column-properties style:column-width="0.469cm"/>
    </style:style>
    <style:style style:name="Tableau57.A1" style:family="table-cell">
      <style:table-cell-properties fo:padding="0.049cm" fo:border-left="0.035cm solid #808080" fo:border-right="none" fo:border-top="0.035cm solid #808080" fo:border-bottom="0.035cm solid #808080"/>
    </style:style>
    <style:style style:name="Tableau57.D1" style:family="table-cell">
      <style:table-cell-properties fo:padding="0.049cm" fo:border="0.035cm solid #808080"/>
    </style:style>
    <style:style style:name="Tableau57.A2" style:family="table-cell">
      <style:table-cell-properties fo:padding="0.049cm" fo:border-left="0.035cm solid #808080" fo:border-right="none" fo:border-top="none" fo:border-bottom="0.035cm solid #808080"/>
    </style:style>
    <style:style style:name="Tableau57.D2" style:family="table-cell">
      <style:table-cell-properties fo:padding="0.049cm" fo:border-left="0.035cm solid #808080" fo:border-right="0.035cm solid #808080" fo:border-top="none" fo:border-bottom="0.035cm solid #808080"/>
    </style:style>
    <style:style style:name="Tableau58" style:family="table">
      <style:table-properties style:width="15.289cm" table:align="left"/>
    </style:style>
    <style:style style:name="Tableau58.A" style:family="table-column">
      <style:table-column-properties style:column-width="15.289cm"/>
    </style:style>
    <style:style style:name="Tableau58.A1" style:family="table-cell">
      <style:table-cell-properties style:vertical-align="middle" fo:padding="0.132cm" fo:border="none"/>
    </style:style>
    <style:style style:name="Tableau59" style:family="table">
      <style:table-properties style:width="13.979cm" table:align="left"/>
    </style:style>
    <style:style style:name="Tableau59.A" style:family="table-column">
      <style:table-column-properties style:column-width="13.979cm"/>
    </style:style>
    <style:style style:name="Tableau59.A1" style:family="table-cell">
      <style:table-cell-properties style:vertical-align="middle" fo:padding="0.132cm" fo:border="none"/>
    </style:style>
    <style:style style:name="Tableau60" style:family="table">
      <style:table-properties style:width="2.787cm" table:align="left"/>
    </style:style>
    <style:style style:name="Tableau60.A" style:family="table-column">
      <style:table-column-properties style:column-width="0.381cm"/>
    </style:style>
    <style:style style:name="Tableau60.B" style:family="table-column">
      <style:table-column-properties style:column-width="0.593cm"/>
    </style:style>
    <style:style style:name="Tableau60.E" style:family="table-column">
      <style:table-column-properties style:column-width="0.628cm"/>
    </style:style>
    <style:style style:name="Tableau60.A1" style:family="table-cell">
      <style:table-cell-properties fo:padding="0.049cm" fo:border-left="0.035cm solid #808080" fo:border-right="none" fo:border-top="0.035cm solid #808080" fo:border-bottom="0.035cm solid #808080"/>
    </style:style>
    <style:style style:name="Tableau60.E1" style:family="table-cell">
      <style:table-cell-properties fo:padding="0.049cm" fo:border="0.035cm solid #808080"/>
    </style:style>
    <style:style style:name="Tableau60.A2" style:family="table-cell">
      <style:table-cell-properties fo:padding="0.049cm" fo:border-left="0.035cm solid #808080" fo:border-right="none" fo:border-top="none" fo:border-bottom="0.035cm solid #808080"/>
    </style:style>
    <style:style style:name="Tableau60.E2" style:family="table-cell">
      <style:table-cell-properties fo:padding="0.049cm" fo:border-left="0.035cm solid #808080" fo:border-right="0.035cm solid #808080" fo:border-top="none" fo:border-bottom="0.035cm solid #808080"/>
    </style:style>
    <style:style style:name="Tableau61" style:family="table">
      <style:table-properties style:width="15.289cm" table:align="left"/>
    </style:style>
    <style:style style:name="Tableau61.A" style:family="table-column">
      <style:table-column-properties style:column-width="15.289cm"/>
    </style:style>
    <style:style style:name="Tableau61.A1" style:family="table-cell">
      <style:table-cell-properties style:vertical-align="middle" fo:padding="0.132cm" fo:border="none"/>
    </style:style>
    <style:style style:name="Tableau62" style:family="table">
      <style:table-properties style:width="3.554cm" table:align="left"/>
    </style:style>
    <style:style style:name="Tableau62.A" style:family="table-column">
      <style:table-column-properties style:column-width="0.362cm"/>
    </style:style>
    <style:style style:name="Tableau62.B" style:family="table-column">
      <style:table-column-properties style:column-width="1.595cm"/>
    </style:style>
    <style:style style:name="Tableau62.C" style:family="table-column">
      <style:table-column-properties style:column-width="1.598cm"/>
    </style:style>
    <style:style style:name="Tableau62.A1" style:family="table-cell">
      <style:table-cell-properties fo:padding="0.049cm" fo:border-left="0.035cm solid #808080" fo:border-right="none" fo:border-top="0.035cm solid #808080" fo:border-bottom="0.035cm solid #808080"/>
    </style:style>
    <style:style style:name="Tableau62.C1" style:family="table-cell">
      <style:table-cell-properties fo:padding="0.049cm" fo:border="0.035cm solid #808080"/>
    </style:style>
    <style:style style:name="Tableau62.A2" style:family="table-cell">
      <style:table-cell-properties fo:padding="0.049cm" fo:border-left="0.035cm solid #808080" fo:border-right="none" fo:border-top="none" fo:border-bottom="0.035cm solid #808080"/>
    </style:style>
    <style:style style:name="Tableau62.C2" style:family="table-cell">
      <style:table-cell-properties fo:padding="0.049cm" fo:border-left="0.035cm solid #808080" fo:border-right="0.035cm solid #808080" fo:border-top="none" fo:border-bottom="0.035cm solid #808080"/>
    </style:style>
    <style:style style:name="Tableau28" style:family="table">
      <style:table-properties style:width="4.766cm" table:align="left" style:may-break-between-rows="false"/>
    </style:style>
    <style:style style:name="Tableau28.A" style:family="table-column">
      <style:table-column-properties style:column-width="0.362cm"/>
    </style:style>
    <style:style style:name="Tableau28.B" style:family="table-column">
      <style:table-column-properties style:column-width="2.215cm"/>
    </style:style>
    <style:style style:name="Tableau28.C" style:family="table-column">
      <style:table-column-properties style:column-width="2.189cm"/>
    </style:style>
    <style:style style:name="Tableau28.A1" style:family="table-cell">
      <style:table-cell-properties fo:padding="0.049cm" fo:border-left="0.035cm solid #808080" fo:border-right="none" fo:border-top="0.035cm solid #808080" fo:border-bottom="0.035cm solid #808080"/>
    </style:style>
    <style:style style:name="Tableau28.C1" style:family="table-cell">
      <style:table-cell-properties fo:padding="0.049cm" fo:border="0.035cm solid #808080"/>
    </style:style>
    <style:style style:name="Tableau28.A2" style:family="table-cell">
      <style:table-cell-properties fo:padding="0.049cm" fo:border-left="0.035cm solid #808080" fo:border-right="none" fo:border-top="none" fo:border-bottom="0.035cm solid #808080"/>
    </style:style>
    <style:style style:name="Tableau28.C2" style:family="table-cell">
      <style:table-cell-properties fo:padding="0.049cm" fo:border-left="0.035cm solid #808080" fo:border-right="0.035cm solid #808080" fo:border-top="none" fo:border-bottom="0.035cm solid #808080"/>
    </style:style>
    <style:style style:name="Tableau67" style:family="table">
      <style:table-properties style:width="16.999cm" table:align="margins"/>
    </style:style>
    <style:style style:name="Tableau67.A" style:family="table-column">
      <style:table-column-properties style:column-width="2.84cm" style:rel-column-width="10949*"/>
    </style:style>
    <style:style style:name="Tableau67.B" style:family="table-column">
      <style:table-column-properties style:column-width="14.159cm" style:rel-column-width="54586*"/>
    </style:style>
    <style:style style:name="Tableau67.A1" style:family="table-cell">
      <style:table-cell-properties fo:padding="0.049cm" fo:border-left="0.035cm solid #808080" fo:border-right="none" fo:border-top="0.035cm solid #808080" fo:border-bottom="0.035cm solid #808080"/>
    </style:style>
    <style:style style:name="Tableau67.B1" style:family="table-cell">
      <style:table-cell-properties fo:padding="0.049cm" fo:border="0.035cm solid #808080"/>
    </style:style>
    <style:style style:name="Tableau67.A2" style:family="table-cell">
      <style:table-cell-properties fo:padding="0.049cm" fo:border-left="0.035cm solid #808080" fo:border-right="none" fo:border-top="none" fo:border-bottom="0.035cm solid #808080"/>
    </style:style>
    <style:style style:name="Tableau67.B2" style:family="table-cell">
      <style:table-cell-properties fo:padding="0.049cm" fo:border-left="0.035cm solid #808080" fo:border-right="0.035cm solid #808080" fo:border-top="none" fo:border-bottom="0.035cm solid #808080"/>
    </style:style>
    <style:style style:name="Tableau68" style:family="table">
      <style:table-properties style:width="15.289cm" table:align="left"/>
    </style:style>
    <style:style style:name="Tableau68.A" style:family="table-column">
      <style:table-column-properties style:column-width="15.289cm"/>
    </style:style>
    <style:style style:name="Tableau68.A1" style:family="table-cell">
      <style:table-cell-properties style:vertical-align="middle" fo:padding="0.132cm" fo:border="none"/>
    </style:style>
    <style:style style:name="Tableau69" style:family="table">
      <style:table-properties style:width="15.289cm" table:align="left"/>
    </style:style>
    <style:style style:name="Tableau69.A" style:family="table-column">
      <style:table-column-properties style:column-width="15.289cm"/>
    </style:style>
    <style:style style:name="Tableau69.A1" style:family="table-cell">
      <style:table-cell-properties style:vertical-align="middle" fo:padding="0.132cm" fo:border="none"/>
    </style:style>
    <style:style style:name="Tableau70" style:family="table">
      <style:table-properties style:width="15.289cm" table:align="left"/>
    </style:style>
    <style:style style:name="Tableau70.A" style:family="table-column">
      <style:table-column-properties style:column-width="15.289cm"/>
    </style:style>
    <style:style style:name="Tableau70.A1" style:family="table-cell">
      <style:table-cell-properties style:vertical-align="middle" fo:padding="0.132cm" fo:border="none"/>
    </style:style>
    <style:style style:name="Tableau71" style:family="table">
      <style:table-properties style:width="15.289cm" table:align="left"/>
    </style:style>
    <style:style style:name="Tableau71.A" style:family="table-column">
      <style:table-column-properties style:column-width="15.289cm"/>
    </style:style>
    <style:style style:name="Tableau71.A1" style:family="table-cell">
      <style:table-cell-properties style:vertical-align="middle" fo:padding="0.132cm" fo:border="none"/>
    </style:style>
    <style:style style:name="Tableau29" style:family="table">
      <style:table-properties style:width="16.999cm" table:align="margins"/>
    </style:style>
    <style:style style:name="Tableau29.A" style:family="table-column">
      <style:table-column-properties style:column-width="2.42cm" style:rel-column-width="9331*"/>
    </style:style>
    <style:style style:name="Tableau29.B" style:family="table-column">
      <style:table-column-properties style:column-width="14.579cm" style:rel-column-width="56204*"/>
    </style:style>
    <style:style style:name="Tableau29.A1" style:family="table-cell">
      <style:table-cell-properties fo:padding="0.049cm" fo:border-left="0.035cm solid #808080" fo:border-right="none" fo:border-top="0.035cm solid #808080" fo:border-bottom="0.035cm solid #808080"/>
    </style:style>
    <style:style style:name="Tableau29.B1" style:family="table-cell">
      <style:table-cell-properties fo:padding="0.049cm" fo:border="0.035cm solid #808080"/>
    </style:style>
    <style:style style:name="Tableau29.A2" style:family="table-cell">
      <style:table-cell-properties fo:padding="0.049cm" fo:border-left="0.035cm solid #808080" fo:border-right="none" fo:border-top="none" fo:border-bottom="0.035cm solid #808080"/>
    </style:style>
    <style:style style:name="Tableau29.B2" style:family="table-cell">
      <style:table-cell-properties fo:padding="0.049cm" fo:border-left="0.035cm solid #808080" fo:border-right="0.035cm solid #808080" fo:border-top="none" fo:border-bottom="0.035cm solid #808080"/>
    </style:style>
    <style:style style:name="Tableau30" style:family="table">
      <style:table-properties style:width="7.444cm" table:align="left"/>
    </style:style>
    <style:style style:name="Tableau30.A" style:family="table-column">
      <style:table-column-properties style:column-width="2.711cm"/>
    </style:style>
    <style:style style:name="Tableau30.B" style:family="table-column">
      <style:table-column-properties style:column-width="4.733cm"/>
    </style:style>
    <style:style style:name="Tableau30.A1" style:family="table-cell">
      <style:table-cell-properties fo:padding="0.049cm" fo:border-left="0.035cm solid #808080" fo:border-right="none" fo:border-top="0.035cm solid #808080" fo:border-bottom="0.035cm solid #808080"/>
    </style:style>
    <style:style style:name="Tableau30.B1" style:family="table-cell">
      <style:table-cell-properties fo:padding="0.049cm" fo:border="0.035cm solid #808080"/>
    </style:style>
    <style:style style:name="Tableau30.A2" style:family="table-cell">
      <style:table-cell-properties fo:padding="0.049cm" fo:border-left="0.035cm solid #808080" fo:border-right="none" fo:border-top="none" fo:border-bottom="0.035cm solid #808080"/>
    </style:style>
    <style:style style:name="Tableau30.B2" style:family="table-cell">
      <style:table-cell-properties fo:padding="0.049cm" fo:border-left="0.035cm solid #808080" fo:border-right="0.035cm solid #808080" fo:border-top="none" fo:border-bottom="0.035cm solid #808080"/>
    </style:style>
    <style:style style:name="Tableau31" style:family="table">
      <style:table-properties style:width="15.289cm" table:align="left"/>
    </style:style>
    <style:style style:name="Tableau31.A" style:family="table-column">
      <style:table-column-properties style:column-width="15.289cm"/>
    </style:style>
    <style:style style:name="Tableau31.A1" style:family="table-cell">
      <style:table-cell-properties style:vertical-align="middle" fo:padding="0.132cm" fo:border="none"/>
    </style:style>
    <style:style style:name="Tabel4" style:family="table">
      <style:table-properties style:width="16.999cm" table:align="margins" style:writing-mode="lr-tb"/>
    </style:style>
    <style:style style:name="Tabel4.A" style:family="table-column">
      <style:table-column-properties style:column-width="2.362cm" style:rel-column-width="9105*"/>
    </style:style>
    <style:style style:name="Tabel4.B" style:family="table-column">
      <style:table-column-properties style:column-width="2.36cm" style:rel-column-width="9098*"/>
    </style:style>
    <style:style style:name="Tabel4.C" style:family="table-column">
      <style:table-column-properties style:column-width="12.277cm" style:rel-column-width="47332*"/>
    </style:style>
    <style:style style:name="Tabel4.A1" style:family="table-cell">
      <style:table-cell-properties fo:padding="0.097cm" fo:border-left="0.002cm solid #000000" fo:border-right="none" fo:border-top="0.002cm solid #000000" fo:border-bottom="0.002cm solid #000000"/>
    </style:style>
    <style:style style:name="Tabel4.C1" style:family="table-cell">
      <style:table-cell-properties fo:padding="0.097cm" fo:border="0.002cm solid #000000"/>
    </style:style>
    <style:style style:name="Tabel4.A2" style:family="table-cell" style:data-style-name="N100">
      <style:table-cell-properties style:vertical-align="middle" fo:padding="0.097cm" fo:border-left="0.002cm solid #000000" fo:border-right="none" fo:border-top="none" fo:border-bottom="0.002cm solid #000000"/>
    </style:style>
    <style:style style:name="Tabel4.B2" style:family="table-cell">
      <style:table-cell-properties style:vertical-align="middle" fo:padding="0.097cm" fo:border-left="0.002cm solid #000000" fo:border-right="none" fo:border-top="none" fo:border-bottom="0.002cm solid #000000"/>
    </style:style>
    <style:style style:name="Tabel4.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ing" style:master-page-name="Index"/>
    <style:style style:name="P2" style:family="paragraph" style:parent-style-name="Contents_20_1">
      <style:paragraph-properties>
        <style:tab-stops>
          <style:tab-stop style:position="1cm"/>
          <style:tab-stop style:position="16.999cm" style:type="right" style:leader-style="dotted" style:leader-text="."/>
        </style:tab-stops>
      </style:paragraph-properties>
    </style:style>
    <style:style style:name="P3" style:family="paragraph" style:parent-style-name="Contents_20_2">
      <style:paragraph-properties>
        <style:tab-stops>
          <style:tab-stop style:position="0.801cm"/>
          <style:tab-stop style:position="15.998cm" style:type="right" style:leader-style="dotted" style:leader-text="."/>
        </style:tab-stops>
      </style:paragraph-properties>
    </style:style>
    <style:style style:name="P4" style:family="paragraph" style:parent-style-name="Heading_20_1" style:master-page-name="Standard">
      <style:paragraph-properties style:page-number="1"/>
    </style:style>
    <style:style style:name="P5" style:family="paragraph" style:parent-style-name="Text_20_body">
      <style:text-properties fo:font-weight="bold" style:font-weight-asian="bold" style:font-weight-complex="bold"/>
    </style:style>
    <style:style style:name="P6" style:family="paragraph" style:parent-style-name="Table_20_Contents">
      <style:text-properties fo:font-weight="bold" style:font-weight-asian="bold" style:font-weight-complex="bold"/>
    </style:style>
    <style:style style:name="P7" style:family="paragraph" style:parent-style-name="Text_20_body">
      <style:text-properties style:font-name="Verdana"/>
    </style:style>
    <style:style style:name="P8" style:family="paragraph" style:parent-style-name="Heading_20_1">
      <style:paragraph-properties fo:break-before="page"/>
    </style:style>
    <style:style style:name="P9" style:family="paragraph" style:parent-style-name="Text_20_body">
      <style:paragraph-properties fo:text-align="justify" style:justify-single-word="false"/>
      <style:text-properties style:font-name="Arial" fo:font-size="10pt" style:font-size-asian="10pt" style:font-size-complex="10pt"/>
    </style:style>
    <style:style style:name="P10" style:family="paragraph" style:parent-style-name="Standard">
      <style:paragraph-properties fo:margin-top="0cm" fo:margin-bottom="0cm"/>
      <style:text-properties fo:font-size="2pt" style:font-size-asian="2pt" style:font-size-complex="2pt"/>
    </style:style>
    <style:style style:name="P11" style:family="paragraph" style:parent-style-name="Text_20_body">
      <style:text-properties style:use-window-font-color="true"/>
    </style:style>
    <style:style style:name="P12" style:family="paragraph" style:parent-style-name="Table_20_Contents">
      <style:text-properties fo:font-size="2pt" style:font-size-asian="2pt" style:font-size-complex="2pt"/>
    </style:style>
    <style:style style:name="P13" style:family="paragraph" style:parent-style-name="Corps_20_de_20_texte.tableheadintable">
      <style:text-properties fo:font-weight="bold"/>
    </style:style>
    <style:style style:name="P14" style:family="paragraph" style:parent-style-name="Text_20_body">
      <style:paragraph-properties fo:margin-top="0cm" fo:margin-bottom="0.212cm"/>
      <style:text-properties style:font-name="Arial1" fo:font-size="10pt"/>
    </style:style>
    <style:style style:name="P15" style:family="paragraph" style:parent-style-name="Heading_20_2">
      <style:paragraph-properties fo:break-before="page"/>
    </style:style>
    <style:style style:name="P16" style:family="paragraph" style:parent-style-name="Corps_20_de_20_texte.tablecontentintable">
      <style:text-properties fo:font-weight="bold"/>
    </style:style>
    <style:style style:name="P17" style:family="paragraph" style:parent-style-name="Corps_20_de_20_texte.listitem" style:list-style-name="L2"/>
    <style:style style:name="P18" style:family="paragraph" style:parent-style-name="Corps_20_de_20_texte.listitem" style:list-style-name="L3"/>
    <style:style style:name="P19" style:family="paragraph" style:parent-style-name="Corps_20_de_20_texte.listitem" style:list-style-name="L4"/>
    <style:style style:name="P20" style:family="paragraph" style:parent-style-name="Table_20_Contents">
      <style:text-properties fo:font-weight="bold"/>
    </style:style>
    <style:style style:name="P21" style:family="paragraph" style:parent-style-name="Text_20_body">
      <style:text-properties fo:font-weight="bold"/>
    </style:style>
    <style:style style:name="P22" style:family="paragraph" style:parent-style-name="Heading_20_3">
      <style:text-properties style:use-window-font-color="true"/>
    </style:style>
    <style:style style:name="P23" style:family="paragraph" style:parent-style-name="Text_20_body">
      <style:paragraph-properties fo:margin-top="0.035cm" fo:margin-bottom="0.035cm"/>
    </style:style>
    <style:style style:name="P24" style:family="paragraph" style:parent-style-name="Heading_20_2">
      <style:paragraph-properties fo:margin-left="0.132cm" fo:margin-right="0cm" fo:text-indent="0cm" style:auto-text-indent="false"/>
    </style:style>
    <style:style style:name="P25" style:family="paragraph" style:parent-style-name="Text_20_body">
      <style:paragraph-properties fo:margin-top="0.053cm" fo:margin-bottom="0cm"/>
    </style:style>
    <style:style style:name="P26" style:family="paragraph" style:parent-style-name="Text_20_body">
      <style:paragraph-properties fo:margin-left="3.253cm" fo:margin-right="0cm" fo:text-indent="-3.253cm" style:auto-text-indent="false">
        <style:tab-stops/>
      </style:paragraph-properties>
    </style:style>
    <style:style style:name="P27" style:family="paragraph" style:parent-style-name="Text_20_body">
      <style:text-properties fo:font-weight="normal" style:font-weight-asian="normal" style:font-weight-complex="normal"/>
    </style:style>
    <style:style style:name="P28" style:family="paragraph" style:parent-style-name="Table_20_Contents">
      <style:paragraph-properties fo:text-align="center" style:justify-single-word="false"/>
    </style:style>
    <style:style style:name="P29" style:family="paragraph" style:parent-style-name="Table_20_Contents">
      <style:paragraph-properties fo:text-align="start" style:justify-single-word="false"/>
    </style:style>
    <style:style style:name="P30" style:family="paragraph" style:parent-style-name="Text_20_body">
      <style:paragraph-properties fo:text-align="center" style:justify-single-word="false"/>
      <style:text-properties style:font-name="Verdana" fo:font-size="10pt" fo:language="en" fo:country="US" fo:font-weight="bold" style:font-size-asian="10pt" style:font-weight-asian="bold" style:font-size-complex="10pt" style:font-weight-complex="bold"/>
    </style:style>
    <style:style style:name="P31" style:family="paragraph" style:parent-style-name="Text_20_body">
      <style:text-properties style:font-name="Verdana" fo:font-size="10pt" fo:language="en" fo:country="US" fo:font-weight="bold" style:font-size-asian="10pt" style:font-weight-asian="bold" style:font-size-complex="10pt" style:font-weight-complex="bold"/>
    </style:style>
    <style:style style:name="P32" style:family="paragraph" style:parent-style-name="Text_20_body">
      <style:text-properties style:font-name="Verdana" fo:font-size="10pt" fo:language="en" fo:country="US" style:font-size-asian="10pt" style:font-size-complex="10pt"/>
    </style:style>
    <style:style style:name="P33" style:family="paragraph" style:parent-style-name="Standard">
      <style:paragraph-properties fo:text-align="start" style:justify-single-word="false"/>
      <style:text-properties style:font-name="Arial" fo:font-size="11pt" fo:language="en" fo:country="GB" style:text-underline-style="none" style:font-size-asian="10pt" style:font-size-complex="10pt"/>
    </style:style>
    <style:style style:name="P34" style:family="paragraph" style:parent-style-name="Standard">
      <style:paragraph-properties fo:text-align="start" style:justify-single-word="false"/>
      <style:text-properties style:font-name="Verdana" fo:font-size="10pt" fo:language="en" fo:country="US" style:font-size-asian="10pt" style:font-size-complex="10pt"/>
    </style:style>
    <style:style style:name="P35" style:family="paragraph" style:parent-style-name="Standard">
      <style:paragraph-properties style:writing-mode="lr-tb"/>
    </style:style>
    <style:style style:name="P36" style:family="paragraph" style:parent-style-name="Text_20_body">
      <style:paragraph-properties style:writing-mode="lr-tb"/>
      <style:text-properties fo:color="#ffffff"/>
    </style:style>
    <style:style style:name="T1" style:family="text">
      <style:text-properties fo:font-weight="bold"/>
    </style:style>
    <style:style style:name="T2" style:family="text">
      <style:text-properties fo:font-size="10pt" style:font-size-asian="10pt" style:font-size-complex="10pt"/>
    </style:style>
    <style:style style:name="T3" style:family="text">
      <style:text-properties style:font-name="Arial" fo:font-size="10pt" style:font-size-asian="10pt" style:font-size-complex="10pt"/>
    </style:style>
    <style:style style:name="T4" style:family="text">
      <style:text-properties style:font-name="Arial" fo:font-size="10pt" style:font-size-asian="10pt" style:font-size-complex="10pt"/>
    </style:style>
    <style:style style:name="T5" style:family="text">
      <style:text-properties style:font-name="Verdana" fo:font-size="10pt" style:font-size-asian="10pt" style:font-size-complex="10pt"/>
    </style:style>
    <style:style style:name="T6" style:family="text">
      <style:text-properties style:font-name="Verdana" fo:font-size="10pt" style:font-size-asian="10pt" style:font-size-complex="10pt"/>
    </style:style>
    <style:style style:name="T7" style:family="text">
      <style:text-properties fo:font-weight="bold"/>
    </style:style>
    <style:style style:name="T8" style:family="text">
      <style:text-properties style:font-name="Bitstream Vera Sans Mono"/>
    </style:style>
    <style:style style:name="T9" style:family="text">
      <style:text-properties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style:font-name="Verdana" fo:font-size="10pt" fo:language="en" fo:country="US" style:font-size-asian="10pt" style:font-size-complex="10pt"/>
    </style:style>
    <style:style style:name="T13" style:family="text">
      <style:text-properties style:font-name="Verdana" fo:font-size="10pt" fo:language="en" fo:country="US" fo:font-style="italic" style:font-size-asian="10pt" style:font-size-complex="10pt"/>
    </style:style>
    <style:style style:name="T14" style:family="text">
      <style:text-properties style:font-name="Arial" fo:font-size="11pt" fo:language="en" fo:country="GB" fo:font-weight="normal" style:font-size-asian="10pt" style:font-weight-asian="normal" style:font-size-complex="10pt" style:font-weight-complex="normal"/>
    </style:style>
    <style:style style:name="T15" style:family="text">
      <style:text-properties style:font-name="Verdana" fo:font-size="10pt" fo:language="en" fo:country="US" fo:font-weight="normal" style:font-size-asian="10pt" style:font-weight-asian="normal" style:font-size-complex="10pt" style:font-weight-complex="normal"/>
    </style:style>
    <style:style style:name="T16" style:family="text">
      <style:text-properties style:font-name="Arial" fo:font-size="11pt" fo:language="en" fo:country="GB" style:font-size-asian="10pt" style:font-size-complex="10pt"/>
    </style:style>
    <style:style style:name="T17" style:family="text">
      <style:text-properties style:font-name="Verdana" fo:font-size="10pt" fo:language="en" fo:country="US" style:text-underline-style="none" style:font-size-asian="10pt" style:font-size-complex="10pt"/>
    </style:style>
    <style:style style:name="T18" style:family="text">
      <style:text-properties style:font-name="Verdana" fo:font-size="10pt" fo:language="en" fo:country="US" fo:font-style="italic" style:text-underline-style="none" style:font-size-asian="10pt" style:font-size-complex="10pt"/>
    </style:style>
    <style:style style:name="T19" style:family="text">
      <style:text-properties style:font-name="Arial" fo:font-size="11pt" fo:language="en" fo:country="GB" style:text-underline-style="none" style:font-size-asian="10pt" style:font-size-complex="10pt"/>
    </style:style>
    <style:style style:name="Sect1" style:family="section">
      <style:section-properties style:editable="false">
        <style:columns fo:column-count="0" fo:column-gap="0cm"/>
      </style:section-properties>
    </style:style>
    <text:list-style style:name="L1">
      <text:list-level-style-number text:level="1" style:num-suffix="." style:num-format="I">
        <style:list-level-properties text:min-label-distance="0.381cm"/>
      </text:list-level-style-number>
      <text:list-level-style-number text:level="2" style:num-suffix="." style:num-format="1">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number:text-style style:name="N100">
      <number:text-content/>
    </number:tex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Daniel R.Miller for the English version Copyright (C) 2005. All Rights Reserved. Version française réalisée par Alain Weber à partir de l'aide d'OpenOffice." text:name="Nom_Auteur"/>
        <text:user-field-decl office:value-type="string" office:string-value="Fonctions de Calc" text:name="Nom_Document"/>
        <text:user-field-decl office:value-type="string" office:string-value="2006" text:name="Année"/>
        <text:user-field-decl office:value-type="string" office:string-value="flannoye@cibg.irisnet.be" text:name="Adresse_Mail"/>
      </text:user-field-decls>
      <text:p text:style-name="P1">GUIDE DES FONCTIONS DE CALC</text:p>
      <text:table-of-content text:style-name="Sect1" text:protected="true" text:name="Inhoudsopgave1">
        <text:table-of-content-source text:outline-level="2">
          <text:index-title-template text:style-name="Contents_20_Heading">Table des matières</text:index-title-template>
          <text:table-of-content-entry-template text:outline-level="1" text:style-name="Contents_20_1">
            <text:index-entry-chapter/>
            <text:index-entry-tab-stop style:type="left" style:position="1cm" style:leader-char=" "/>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ab-stop style:type="left" style:position="0.801cm" style:leader-char=" "/>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Contents_20_Heading">Table des matières</text:p>
          </text:index-title>
          <text:p text:style-name="P2">I.<text:tab/><text:a xlink:type="simple" xlink:href="#1.Fonctions Base de données|outline" text:style-name="Internet_20_link" text:visited-style-name="Internet_20_link">Fonctions Base de données</text:a><text:tab/><text:a xlink:type="simple" xlink:href="#1.Fonctions Base de données|outline" text:style-name="Internet_20_link" text:visited-style-name="Internet_20_link">1</text:a></text:p>
          <text:p text:style-name="P3">1.<text:tab/><text:a xlink:type="simple" xlink:href="#1.1.BDECARTYPE|outline" text:style-name="Internet_20_link" text:visited-style-name="Internet_20_link">BDECARTYPE</text:a><text:tab/><text:a xlink:type="simple" xlink:href="#1.1.BDECARTYPE|outline" text:style-name="Internet_20_link" text:visited-style-name="Internet_20_link">2</text:a></text:p>
          <text:p text:style-name="P3">2.<text:tab/><text:a xlink:type="simple" xlink:href="#1.2.BDECARTYPEP|outline" text:style-name="Internet_20_link" text:visited-style-name="Internet_20_link">BDECARTYPEP</text:a><text:tab/><text:a xlink:type="simple" xlink:href="#1.2.BDECARTYPEP|outline" text:style-name="Internet_20_link" text:visited-style-name="Internet_20_link">2</text:a></text:p>
          <text:p text:style-name="P3">3.<text:tab/><text:a xlink:type="simple" xlink:href="#1.3.BDLIRE|outline" text:style-name="Internet_20_link" text:visited-style-name="Internet_20_link">BDLIRE</text:a><text:tab/><text:a xlink:type="simple" xlink:href="#1.3.BDLIRE|outline" text:style-name="Internet_20_link" text:visited-style-name="Internet_20_link">3</text:a></text:p>
          <text:p text:style-name="P3">4.<text:tab/><text:a xlink:type="simple" xlink:href="#1.4.BDMAX|outline" text:style-name="Internet_20_link" text:visited-style-name="Internet_20_link">BDMAX</text:a><text:tab/><text:a xlink:type="simple" xlink:href="#1.4.BDMAX|outline" text:style-name="Internet_20_link" text:visited-style-name="Internet_20_link">3</text:a></text:p>
          <text:p text:style-name="P3">5.<text:tab/><text:a xlink:type="simple" xlink:href="#1.5.BDMIN|outline" text:style-name="Internet_20_link" text:visited-style-name="Internet_20_link">BDMIN</text:a><text:tab/><text:a xlink:type="simple" xlink:href="#1.5.BDMIN|outline" text:style-name="Internet_20_link" text:visited-style-name="Internet_20_link">4</text:a></text:p>
          <text:p text:style-name="P3">6.<text:tab/><text:a xlink:type="simple" xlink:href="#1.6.BDMOYENNE|outline" text:style-name="Internet_20_link" text:visited-style-name="Internet_20_link">BDMOYENNE</text:a><text:tab/><text:a xlink:type="simple" xlink:href="#1.6.BDMOYENNE|outline" text:style-name="Internet_20_link" text:visited-style-name="Internet_20_link">4</text:a></text:p>
          <text:p text:style-name="P3">7.<text:tab/><text:a xlink:type="simple" xlink:href="#1.7.BDNB|outline" text:style-name="Internet_20_link" text:visited-style-name="Internet_20_link">BDNB</text:a><text:tab/><text:a xlink:type="simple" xlink:href="#1.7.BDNB|outline" text:style-name="Internet_20_link" text:visited-style-name="Internet_20_link">5</text:a></text:p>
          <text:p text:style-name="P3">8.<text:tab/><text:a xlink:type="simple" xlink:href="#1.8.BDNBVAL|outline" text:style-name="Internet_20_link" text:visited-style-name="Internet_20_link">BDNBVAL</text:a><text:tab/><text:a xlink:type="simple" xlink:href="#1.8.BDNBVAL|outline" text:style-name="Internet_20_link" text:visited-style-name="Internet_20_link">6</text:a></text:p>
          <text:p text:style-name="P3">9.<text:tab/><text:a xlink:type="simple" xlink:href="#1.9.BDPRODUIT|outline" text:style-name="Internet_20_link" text:visited-style-name="Internet_20_link">BDPRODUIT</text:a><text:tab/><text:a xlink:type="simple" xlink:href="#1.9.BDPRODUIT|outline" text:style-name="Internet_20_link" text:visited-style-name="Internet_20_link">6</text:a></text:p>
          <text:p text:style-name="P3">10.<text:tab/><text:a xlink:type="simple" xlink:href="#1.10.BDSOMME|outline" text:style-name="Internet_20_link" text:visited-style-name="Internet_20_link">BDSOMME</text:a><text:tab/><text:a xlink:type="simple" xlink:href="#1.10.BDSOMME|outline" text:style-name="Internet_20_link" text:visited-style-name="Internet_20_link">6</text:a></text:p>
          <text:p text:style-name="P3">11.<text:tab/><text:a xlink:type="simple" xlink:href="#1.11.BDVAR|outline" text:style-name="Internet_20_link" text:visited-style-name="Internet_20_link">BDVAR</text:a><text:tab/><text:a xlink:type="simple" xlink:href="#1.11.BDVAR|outline" text:style-name="Internet_20_link" text:visited-style-name="Internet_20_link">7</text:a></text:p>
          <text:p text:style-name="P3">12.<text:tab/><text:a xlink:type="simple" xlink:href="#1.12.BDVARP|outline" text:style-name="Internet_20_link" text:visited-style-name="Internet_20_link">BDVARP</text:a><text:tab/><text:a xlink:type="simple" xlink:href="#1.12.BDVARP|outline" text:style-name="Internet_20_link" text:visited-style-name="Internet_20_link">7</text:a></text:p>
          <text:p text:style-name="P2">II.<text:tab/><text:a xlink:type="simple" xlink:href="#2.Catégorie Date &amp; heure|outline" text:style-name="Internet_20_link" text:visited-style-name="Internet_20_link">Catégorie Date &amp; heure</text:a><text:tab/><text:a xlink:type="simple" xlink:href="#2.Catégorie Date &amp; heure|outline" text:style-name="Internet_20_link" text:visited-style-name="Internet_20_link">9</text:a></text:p>
          <text:p text:style-name="P3">1.<text:tab/><text:a xlink:type="simple" xlink:href="#2.1.ANNEE|outline" text:style-name="Internet_20_link" text:visited-style-name="Internet_20_link">ANNEE</text:a><text:tab/><text:a xlink:type="simple" xlink:href="#2.1.ANNEE|outline" text:style-name="Internet_20_link" text:visited-style-name="Internet_20_link">9</text:a></text:p>
          <text:p text:style-name="P3">2.<text:tab/><text:a xlink:type="simple" xlink:href="#2.2.ANNEES|outline" text:style-name="Internet_20_link" text:visited-style-name="Internet_20_link">ANNEES</text:a><text:tab/><text:a xlink:type="simple" xlink:href="#2.2.ANNEES|outline" text:style-name="Internet_20_link" text:visited-style-name="Internet_20_link">9</text:a></text:p>
          <text:p text:style-name="P3">3.<text:tab/><text:a xlink:type="simple" xlink:href="#2.3.AUJOURDHUI|outline" text:style-name="Internet_20_link" text:visited-style-name="Internet_20_link">AUJOURDHUI</text:a><text:tab/><text:a xlink:type="simple" xlink:href="#2.3.AUJOURDHUI|outline" text:style-name="Internet_20_link" text:visited-style-name="Internet_20_link">10</text:a></text:p>
          <text:p text:style-name="P3">4.<text:tab/><text:a xlink:type="simple" xlink:href="#2.4.DATE|outline" text:style-name="Internet_20_link" text:visited-style-name="Internet_20_link">DATE</text:a><text:tab/><text:a xlink:type="simple" xlink:href="#2.4.DATE|outline" text:style-name="Internet_20_link" text:visited-style-name="Internet_20_link">10</text:a></text:p>
          <text:p text:style-name="P3">5.<text:tab/><text:a xlink:type="simple" xlink:href="#2.5.DATEVAL|outline" text:style-name="Internet_20_link" text:visited-style-name="Internet_20_link">DATEVAL</text:a><text:tab/><text:a xlink:type="simple" xlink:href="#2.5.DATEVAL|outline" text:style-name="Internet_20_link" text:visited-style-name="Internet_20_link">10</text:a></text:p>
          <text:p text:style-name="P3">6.<text:tab/><text:a xlink:type="simple" xlink:href="#2.6.DIMANCHEDEPAQUES|outline" text:style-name="Internet_20_link" text:visited-style-name="Internet_20_link">DIMANCHEDEPAQUES</text:a><text:tab/><text:a xlink:type="simple" xlink:href="#2.6.DIMANCHEDEPAQUES|outline" text:style-name="Internet_20_link" text:visited-style-name="Internet_20_link">11</text:a></text:p>
          <text:p text:style-name="P3">7.<text:tab/><text:a xlink:type="simple" xlink:href="#2.7.ESTBISSEXTILE|outline" text:style-name="Internet_20_link" text:visited-style-name="Internet_20_link">ESTBISSEXTILE</text:a><text:tab/><text:a xlink:type="simple" xlink:href="#2.7.ESTBISSEXTILE|outline" text:style-name="Internet_20_link" text:visited-style-name="Internet_20_link">11</text:a></text:p>
          <text:p text:style-name="P3">8.<text:tab/><text:a xlink:type="simple" xlink:href="#2.8.FIN.MOIS|outline" text:style-name="Internet_20_link" text:visited-style-name="Internet_20_link">FIN.MOIS</text:a><text:tab/><text:a xlink:type="simple" xlink:href="#2.8.FIN.MOIS|outline" text:style-name="Internet_20_link" text:visited-style-name="Internet_20_link">11</text:a></text:p>
          <text:p text:style-name="P3">9.<text:tab/><text:a xlink:type="simple" xlink:href="#2.9.FRACTION.ANNEE|outline" text:style-name="Internet_20_link" text:visited-style-name="Internet_20_link">FRACTION.ANNEE</text:a><text:tab/><text:a xlink:type="simple" xlink:href="#2.9.FRACTION.ANNEE|outline" text:style-name="Internet_20_link" text:visited-style-name="Internet_20_link">12</text:a></text:p>
          <text:p text:style-name="P3">10.<text:tab/><text:a xlink:type="simple" xlink:href="#2.10.HEURE|outline" text:style-name="Internet_20_link" text:visited-style-name="Internet_20_link">HEURE</text:a><text:tab/><text:a xlink:type="simple" xlink:href="#2.10.HEURE|outline" text:style-name="Internet_20_link" text:visited-style-name="Internet_20_link">12</text:a></text:p>
          <text:p text:style-name="P3">11.<text:tab/><text:a xlink:type="simple" xlink:href="#2.11.JOUR|outline" text:style-name="Internet_20_link" text:visited-style-name="Internet_20_link">JOUR</text:a><text:tab/><text:a xlink:type="simple" xlink:href="#2.11.JOUR|outline" text:style-name="Internet_20_link" text:visited-style-name="Internet_20_link">12</text:a></text:p>
          <text:p text:style-name="P3">12.<text:tab/><text:a xlink:type="simple" xlink:href="#2.12.JOURS|outline" text:style-name="Internet_20_link" text:visited-style-name="Internet_20_link">JOURS</text:a><text:tab/><text:a xlink:type="simple" xlink:href="#2.12.JOURS|outline" text:style-name="Internet_20_link" text:visited-style-name="Internet_20_link">13</text:a></text:p>
          <text:p text:style-name="P3">13.<text:tab/><text:a xlink:type="simple" xlink:href="#2.13.JOURS360|outline" text:style-name="Internet_20_link" text:visited-style-name="Internet_20_link">JOURS360</text:a><text:tab/><text:a xlink:type="simple" xlink:href="#2.13.JOURS360|outline" text:style-name="Internet_20_link" text:visited-style-name="Internet_20_link">13</text:a></text:p>
          <text:p text:style-name="P3">14.<text:tab/><text:a xlink:type="simple" xlink:href="#2.14.JOURSDANSANNEE|outline" text:style-name="Internet_20_link" text:visited-style-name="Internet_20_link">JOURSDANSANNEE</text:a><text:tab/><text:a xlink:type="simple" xlink:href="#2.14.JOURSDANSANNEE|outline" text:style-name="Internet_20_link" text:visited-style-name="Internet_20_link">13</text:a></text:p>
          <text:p text:style-name="P3">15.<text:tab/><text:a xlink:type="simple" xlink:href="#2.15.JOURSDANSMOIS|outline" text:style-name="Internet_20_link" text:visited-style-name="Internet_20_link">JOURSDANSMOIS</text:a><text:tab/><text:a xlink:type="simple" xlink:href="#2.15.JOURSDANSMOIS|outline" text:style-name="Internet_20_link" text:visited-style-name="Internet_20_link">14</text:a></text:p>
          <text:p text:style-name="P3">16.<text:tab/><text:a xlink:type="simple" xlink:href="#2.16.JOURSEM|outline" text:style-name="Internet_20_link" text:visited-style-name="Internet_20_link">JOURSEM</text:a><text:tab/><text:a xlink:type="simple" xlink:href="#2.16.JOURSEM|outline" text:style-name="Internet_20_link" text:visited-style-name="Internet_20_link">14</text:a></text:p>
          <text:p text:style-name="P3">17.<text:tab/><text:a xlink:type="simple" xlink:href="#2.17.MAINTENANT|outline" text:style-name="Internet_20_link" text:visited-style-name="Internet_20_link">MAINTENANT</text:a><text:tab/><text:a xlink:type="simple" xlink:href="#2.17.MAINTENANT|outline" text:style-name="Internet_20_link" text:visited-style-name="Internet_20_link">15</text:a></text:p>
          <text:p text:style-name="P3">18.<text:tab/><text:a xlink:type="simple" xlink:href="#2.18.MINUTE|outline" text:style-name="Internet_20_link" text:visited-style-name="Internet_20_link">MINUTE</text:a><text:tab/><text:a xlink:type="simple" xlink:href="#2.18.MINUTE|outline" text:style-name="Internet_20_link" text:visited-style-name="Internet_20_link">15</text:a></text:p>
          <text:p text:style-name="P3">19.<text:tab/><text:a xlink:type="simple" xlink:href="#2.19.MOIS.DECALER|outline" text:style-name="Internet_20_link" text:visited-style-name="Internet_20_link">MOIS.DECALER</text:a><text:tab/><text:a xlink:type="simple" xlink:href="#2.19.MOIS.DECALER|outline" text:style-name="Internet_20_link" text:visited-style-name="Internet_20_link">15</text:a></text:p>
          <text:p text:style-name="P3">20.<text:tab/><text:a xlink:type="simple" xlink:href="#2.20.NB.JOURS.OUVRES|outline" text:style-name="Internet_20_link" text:visited-style-name="Internet_20_link">NB.JOURS.OUVRES</text:a><text:tab/><text:a xlink:type="simple" xlink:href="#2.20.NB.JOURS.OUVRES|outline" text:style-name="Internet_20_link" text:visited-style-name="Internet_20_link">16</text:a></text:p>
          <text:p text:style-name="P3">21.<text:tab/><text:a xlink:type="simple" xlink:href="#2.21.NO.SEMAINE|outline" text:style-name="Internet_20_link" text:visited-style-name="Internet_20_link">NO.SEMAINE</text:a><text:tab/><text:a xlink:type="simple" xlink:href="#2.21.NO.SEMAINE|outline" text:style-name="Internet_20_link" text:visited-style-name="Internet_20_link">16</text:a></text:p>
          <text:p text:style-name="P3">22.<text:tab/><text:a xlink:type="simple" xlink:href="#2.22.NO.SEMAINE_ADD|outline" text:style-name="Internet_20_link" text:visited-style-name="Internet_20_link">NO.SEMAINE_ADD</text:a><text:tab/><text:a xlink:type="simple" xlink:href="#2.22.NO.SEMAINE_ADD|outline" text:style-name="Internet_20_link" text:visited-style-name="Internet_20_link">17</text:a></text:p>
          <text:p text:style-name="P3">23.<text:tab/><text:a xlink:type="simple" xlink:href="#2.23.SECONDE|outline" text:style-name="Internet_20_link" text:visited-style-name="Internet_20_link">SECONDE</text:a><text:tab/><text:a xlink:type="simple" xlink:href="#2.23.SECONDE|outline" text:style-name="Internet_20_link" text:visited-style-name="Internet_20_link">17</text:a></text:p>
          <text:p text:style-name="P3">24.<text:tab/><text:a xlink:type="simple" xlink:href="#2.24.SEMAINES|outline" text:style-name="Internet_20_link" text:visited-style-name="Internet_20_link">SEMAINES</text:a><text:tab/><text:a xlink:type="simple" xlink:href="#2.24.SEMAINES|outline" text:style-name="Internet_20_link" text:visited-style-name="Internet_20_link">17</text:a></text:p>
          <text:p text:style-name="P3">25.<text:tab/><text:a xlink:type="simple" xlink:href="#2.25.SEMAINESDANSANNEE|outline" text:style-name="Internet_20_link" text:visited-style-name="Internet_20_link">SEMAINESDANSANNEE</text:a><text:tab/><text:a xlink:type="simple" xlink:href="#2.25.SEMAINESDANSANNEE|outline" text:style-name="Internet_20_link" text:visited-style-name="Internet_20_link">18</text:a></text:p>
          <text:p text:style-name="P3">26.<text:tab/><text:a xlink:type="simple" xlink:href="#2.26.SERIE.JOUR.OUVRE|outline" text:style-name="Internet_20_link" text:visited-style-name="Internet_20_link">SERIE.JOUR.OUVRE</text:a><text:tab/><text:a xlink:type="simple" xlink:href="#2.26.SERIE.JOUR.OUVRE|outline" text:style-name="Internet_20_link" text:visited-style-name="Internet_20_link">18</text:a></text:p>
          <text:p text:style-name="P3">27.<text:tab/><text:a xlink:type="simple" xlink:href="#2.27.TEMPS|outline" text:style-name="Internet_20_link" text:visited-style-name="Internet_20_link">TEMPS</text:a><text:tab/><text:a xlink:type="simple" xlink:href="#2.27.TEMPS|outline" text:style-name="Internet_20_link" text:visited-style-name="Internet_20_link">18</text:a></text:p>
          <text:p text:style-name="P3">28.<text:tab/><text:a xlink:type="simple" xlink:href="#2.28.TEMPSVAL|outline" text:style-name="Internet_20_link" text:visited-style-name="Internet_20_link">TEMPSVAL</text:a><text:tab/><text:a xlink:type="simple" xlink:href="#2.28.TEMPSVAL|outline" text:style-name="Internet_20_link" text:visited-style-name="Internet_20_link">19</text:a></text:p>
          <text:p text:style-name="P2">III.<text:tab/><text:a xlink:type="simple" xlink:href="#3.Catégorie Finances|outline" text:style-name="Internet_20_link" text:visited-style-name="Internet_20_link">Catégorie Finances</text:a><text:tab/><text:a xlink:type="simple" xlink:href="#3.Catégorie Finances|outline" text:style-name="Internet_20_link" text:visited-style-name="Internet_20_link">20</text:a></text:p>
          <text:p text:style-name="P3">1.<text:tab/><text:a xlink:type="simple" xlink:href="#3.1.AMORDEGRC|outline" text:style-name="Internet_20_link" text:visited-style-name="Internet_20_link">AMORDEGRC</text:a><text:tab/><text:a xlink:type="simple" xlink:href="#3.1.AMORDEGRC|outline" text:style-name="Internet_20_link" text:visited-style-name="Internet_20_link">20</text:a></text:p>
          <text:p text:style-name="P3">2.<text:tab/><text:a xlink:type="simple" xlink:href="#3.2.AMORLIN|outline" text:style-name="Internet_20_link" text:visited-style-name="Internet_20_link">AMORLIN</text:a><text:tab/><text:a xlink:type="simple" xlink:href="#3.2.AMORLIN|outline" text:style-name="Internet_20_link" text:visited-style-name="Internet_20_link">20</text:a></text:p>
          <text:p text:style-name="P3">3.<text:tab/><text:a xlink:type="simple" xlink:href="#3.3.AMORLINC|outline" text:style-name="Internet_20_link" text:visited-style-name="Internet_20_link">AMORLINC</text:a><text:tab/><text:a xlink:type="simple" xlink:href="#3.3.AMORLINC|outline" text:style-name="Internet_20_link" text:visited-style-name="Internet_20_link">21</text:a></text:p>
          <text:p text:style-name="P3">4.<text:tab/><text:a xlink:type="simple" xlink:href="#3.4.CUMUL.INTER|outline" text:style-name="Internet_20_link" text:visited-style-name="Internet_20_link">CUMUL.INTER</text:a><text:tab/><text:a xlink:type="simple" xlink:href="#3.4.CUMUL.INTER|outline" text:style-name="Internet_20_link" text:visited-style-name="Internet_20_link">21</text:a></text:p>
          <text:p text:style-name="P3">5.<text:tab/><text:a xlink:type="simple" xlink:href="#3.5.CUMUL.INTER_ADD|outline" text:style-name="Internet_20_link" text:visited-style-name="Internet_20_link">CUMUL.INTER_ADD</text:a><text:tab/><text:a xlink:type="simple" xlink:href="#3.5.CUMUL.INTER_ADD|outline" text:style-name="Internet_20_link" text:visited-style-name="Internet_20_link">22</text:a></text:p>
          <text:p text:style-name="P3">6.<text:tab/><text:a xlink:type="simple" xlink:href="#3.6.CUMUL.PRINCPER|outline" text:style-name="Internet_20_link" text:visited-style-name="Internet_20_link">CUMUL.PRINCPER</text:a><text:tab/><text:a xlink:type="simple" xlink:href="#3.6.CUMUL.PRINCPER|outline" text:style-name="Internet_20_link" text:visited-style-name="Internet_20_link">22</text:a></text:p>
          <text:p text:style-name="P3">7.<text:tab/><text:a xlink:type="simple" xlink:href="#3.7.CUMUL.PRINCPER_ADD|outline" text:style-name="Internet_20_link" text:visited-style-name="Internet_20_link">CUMUL.PRINCPER_ADD</text:a><text:tab/><text:a xlink:type="simple" xlink:href="#3.7.CUMUL.PRINCPER_ADD|outline" text:style-name="Internet_20_link" text:visited-style-name="Internet_20_link">23</text:a></text:p>
          <text:p text:style-name="P3">8.<text:tab/><text:a xlink:type="simple" xlink:href="#3.8.DATE.COUPON.PREC|outline" text:style-name="Internet_20_link" text:visited-style-name="Internet_20_link">DATE.COUPON.PREC</text:a><text:tab/><text:a xlink:type="simple" xlink:href="#3.8.DATE.COUPON.PREC|outline" text:style-name="Internet_20_link" text:visited-style-name="Internet_20_link">24</text:a></text:p>
          <text:p text:style-name="P3">9.<text:tab/><text:a xlink:type="simple" xlink:href="#3.9.DATE.COUPON.SUIV|outline" text:style-name="Internet_20_link" text:visited-style-name="Internet_20_link">DATE.COUPON.SUIV</text:a><text:tab/><text:a xlink:type="simple" xlink:href="#3.9.DATE.COUPON.SUIV|outline" text:style-name="Internet_20_link" text:visited-style-name="Internet_20_link">24</text:a></text:p>
          <text:p text:style-name="P3">10.<text:tab/><text:a xlink:type="simple" xlink:href="#3.10.DB|outline" text:style-name="Internet_20_link" text:visited-style-name="Internet_20_link">DB</text:a><text:tab/><text:a xlink:type="simple" xlink:href="#3.10.DB|outline" text:style-name="Internet_20_link" text:visited-style-name="Internet_20_link">25</text:a></text:p>
          <text:p text:style-name="P3">11.<text:tab/><text:a xlink:type="simple" xlink:href="#3.11.DDB|outline" text:style-name="Internet_20_link" text:visited-style-name="Internet_20_link">DDB</text:a><text:tab/><text:a xlink:type="simple" xlink:href="#3.11.DDB|outline" text:style-name="Internet_20_link" text:visited-style-name="Internet_20_link">25</text:a></text:p>
          <text:p text:style-name="P3">12.<text:tab/><text:a xlink:type="simple" xlink:href="#3.12.DUREE|outline" text:style-name="Internet_20_link" text:visited-style-name="Internet_20_link">DUREE</text:a><text:tab/><text:a xlink:type="simple" xlink:href="#3.12.DUREE|outline" text:style-name="Internet_20_link" text:visited-style-name="Internet_20_link">26</text:a></text:p>
          <text:p text:style-name="P3">13.<text:tab/><text:a xlink:type="simple" xlink:href="#3.13.DUREE_ADD|outline" text:style-name="Internet_20_link" text:visited-style-name="Internet_20_link">DUREE_ADD</text:a><text:tab/><text:a xlink:type="simple" xlink:href="#3.13.DUREE_ADD|outline" text:style-name="Internet_20_link" text:visited-style-name="Internet_20_link">26</text:a></text:p>
          <text:p text:style-name="P3">14.<text:tab/><text:a xlink:type="simple" xlink:href="#3.14.DUREE.MODIFIEE|outline" text:style-name="Internet_20_link" text:visited-style-name="Internet_20_link">DUREE.MODIFIEE</text:a><text:tab/><text:a xlink:type="simple" xlink:href="#3.14.DUREE.MODIFIEE|outline" text:style-name="Internet_20_link" text:visited-style-name="Internet_20_link">27</text:a></text:p>
          <text:p text:style-name="P3">15.<text:tab/><text:a xlink:type="simple" xlink:href="#3.15.INTERET.ACC|outline" text:style-name="Internet_20_link" text:visited-style-name="Internet_20_link">INTERET.ACC</text:a><text:tab/><text:a xlink:type="simple" xlink:href="#3.15.INTERET.ACC|outline" text:style-name="Internet_20_link" text:visited-style-name="Internet_20_link">28</text:a></text:p>
          <text:p text:style-name="P3">16.<text:tab/><text:a xlink:type="simple" xlink:href="#3.16.INTERET.ACC.MAT|outline" text:style-name="Internet_20_link" text:visited-style-name="Internet_20_link">INTERET.ACC.MAT</text:a><text:tab/><text:a xlink:type="simple" xlink:href="#3.16.INTERET.ACC.MAT|outline" text:style-name="Internet_20_link" text:visited-style-name="Internet_20_link">29</text:a></text:p>
          <text:p text:style-name="P3">17.<text:tab/><text:a xlink:type="simple" xlink:href="#3.17.INTPER|outline" text:style-name="Internet_20_link" text:visited-style-name="Internet_20_link">INTPER</text:a><text:tab/><text:a xlink:type="simple" xlink:href="#3.17.INTPER|outline" text:style-name="Internet_20_link" text:visited-style-name="Internet_20_link">29</text:a></text:p>
          <text:p text:style-name="P3">18.<text:tab/><text:a xlink:type="simple" xlink:href="#3.18.ISPMT|outline" text:style-name="Internet_20_link" text:visited-style-name="Internet_20_link">ISPMT</text:a><text:tab/><text:a xlink:type="simple" xlink:href="#3.18.ISPMT|outline" text:style-name="Internet_20_link" text:visited-style-name="Internet_20_link">30</text:a></text:p>
          <text:p text:style-name="P3">19.<text:tab/><text:a xlink:type="simple" xlink:href="#3.19.NB.COUPONS|outline" text:style-name="Internet_20_link" text:visited-style-name="Internet_20_link">NB.COUPONS</text:a><text:tab/><text:a xlink:type="simple" xlink:href="#3.19.NB.COUPONS|outline" text:style-name="Internet_20_link" text:visited-style-name="Internet_20_link">30</text:a></text:p>
          <text:p text:style-name="P3">20.<text:tab/><text:a xlink:type="simple" xlink:href="#3.20.NB.JOURS.COUPON.PREC|outline" text:style-name="Internet_20_link" text:visited-style-name="Internet_20_link">NB.JOURS.COUPON.PREC</text:a><text:tab/><text:a xlink:type="simple" xlink:href="#3.20.NB.JOURS.COUPON.PREC|outline" text:style-name="Internet_20_link" text:visited-style-name="Internet_20_link">31</text:a></text:p>
          <text:p text:style-name="P3">21.<text:tab/><text:a xlink:type="simple" xlink:href="#3.21.NB.JOURS.COUPON.SUIV|outline" text:style-name="Internet_20_link" text:visited-style-name="Internet_20_link">NB.JOURS.COUPON.SUIV</text:a><text:tab/><text:a xlink:type="simple" xlink:href="#3.21.NB.JOURS.COUPON.SUIV|outline" text:style-name="Internet_20_link" text:visited-style-name="Internet_20_link">31</text:a></text:p>
          <text:p text:style-name="P3">22.<text:tab/><text:a xlink:type="simple" xlink:href="#3.22.NB.JOURS.COUPONS|outline" text:style-name="Internet_20_link" text:visited-style-name="Internet_20_link">NB.JOURS.COUPONS</text:a><text:tab/><text:a xlink:type="simple" xlink:href="#3.22.NB.JOURS.COUPONS|outline" text:style-name="Internet_20_link" text:visited-style-name="Internet_20_link">32</text:a></text:p>
          <text:p text:style-name="P3">23.<text:tab/><text:a xlink:type="simple" xlink:href="#3.23.NPM|outline" text:style-name="Internet_20_link" text:visited-style-name="Internet_20_link">NPM</text:a><text:tab/><text:a xlink:type="simple" xlink:href="#3.23.NPM|outline" text:style-name="Internet_20_link" text:visited-style-name="Internet_20_link">33</text:a></text:p>
          <text:p text:style-name="P3">24.<text:tab/><text:a xlink:type="simple" xlink:href="#3.24.PRINCPER|outline" text:style-name="Internet_20_link" text:visited-style-name="Internet_20_link">PRINCPER</text:a><text:tab/><text:a xlink:type="simple" xlink:href="#3.24.PRINCPER|outline" text:style-name="Internet_20_link" text:visited-style-name="Internet_20_link">33</text:a></text:p>
          <text:p text:style-name="P3">25.<text:tab/><text:a xlink:type="simple" xlink:href="#3.25.PRIX.BON.TRESOR|outline" text:style-name="Internet_20_link" text:visited-style-name="Internet_20_link">PRIX.BON.TRESOR</text:a><text:tab/><text:a xlink:type="simple" xlink:href="#3.25.PRIX.BON.TRESOR|outline" text:style-name="Internet_20_link" text:visited-style-name="Internet_20_link">34</text:a></text:p>
          <text:p text:style-name="P3">26.<text:tab/><text:a xlink:type="simple" xlink:href="#3.26.PRIX.DEC|outline" text:style-name="Internet_20_link" text:visited-style-name="Internet_20_link">PRIX.DEC</text:a><text:tab/><text:a xlink:type="simple" xlink:href="#3.26.PRIX.DEC|outline" text:style-name="Internet_20_link" text:visited-style-name="Internet_20_link">34</text:a></text:p>
          <text:p text:style-name="P3">27.<text:tab/><text:a xlink:type="simple" xlink:href="#3.27.PRIX.DCOUPON.IRREG|outline" text:style-name="Internet_20_link" text:visited-style-name="Internet_20_link">PRIX.DCOUPON.IRREG</text:a><text:tab/><text:a xlink:type="simple" xlink:href="#3.27.PRIX.DCOUPON.IRREG|outline" text:style-name="Internet_20_link" text:visited-style-name="Internet_20_link">34</text:a></text:p>
          <text:p text:style-name="P3">28.<text:tab/><text:a xlink:type="simple" xlink:href="#3.28.PRIX.PCOUPON.IRREG|outline" text:style-name="Internet_20_link" text:visited-style-name="Internet_20_link">PRIX.PCOUPON.IRREG</text:a><text:tab/><text:a xlink:type="simple" xlink:href="#3.28.PRIX.PCOUPON.IRREG|outline" text:style-name="Internet_20_link" text:visited-style-name="Internet_20_link">35</text:a></text:p>
          <text:p text:style-name="P3">29.<text:tab/><text:a xlink:type="simple" xlink:href="#3.29.PRIX.FRAC|outline" text:style-name="Internet_20_link" text:visited-style-name="Internet_20_link">PRIX.FRAC</text:a><text:tab/><text:a xlink:type="simple" xlink:href="#3.29.PRIX.FRAC|outline" text:style-name="Internet_20_link" text:visited-style-name="Internet_20_link">36</text:a></text:p>
          <text:p text:style-name="P3">30.<text:tab/><text:a xlink:type="simple" xlink:href="#3.30.PRIX.TITRE|outline" text:style-name="Internet_20_link" text:visited-style-name="Internet_20_link">PRIX.TITRE</text:a><text:tab/><text:a xlink:type="simple" xlink:href="#3.30.PRIX.TITRE|outline" text:style-name="Internet_20_link" text:visited-style-name="Internet_20_link">36</text:a></text:p>
          <text:p text:style-name="P3">31.<text:tab/><text:a xlink:type="simple" xlink:href="#3.31.PRIX.TITRE.ECHEANCE|outline" text:style-name="Internet_20_link" text:visited-style-name="Internet_20_link">PRIX.TITRE.ECHEANCE</text:a><text:tab/><text:a xlink:type="simple" xlink:href="#3.31.PRIX.TITRE.ECHEANCE|outline" text:style-name="Internet_20_link" text:visited-style-name="Internet_20_link">37</text:a></text:p>
          <text:p text:style-name="P3">32.<text:tab/><text:a xlink:type="simple" xlink:href="#3.32.REND.DCOUPON.IRREG|outline" text:style-name="Internet_20_link" text:visited-style-name="Internet_20_link">REND.DCOUPON.IRREG</text:a><text:tab/><text:a xlink:type="simple" xlink:href="#3.32.REND.DCOUPON.IRREG|outline" text:style-name="Internet_20_link" text:visited-style-name="Internet_20_link">38</text:a></text:p>
          <text:p text:style-name="P3">33.<text:tab/><text:a xlink:type="simple" xlink:href="#3.33.REND.PCOUPON.IRREG|outline" text:style-name="Internet_20_link" text:visited-style-name="Internet_20_link">REND.PCOUPON.IRREG</text:a><text:tab/><text:a xlink:type="simple" xlink:href="#3.33.REND.PCOUPON.IRREG|outline" text:style-name="Internet_20_link" text:visited-style-name="Internet_20_link">39</text:a></text:p>
          <text:p text:style-name="P3">34.<text:tab/><text:a xlink:type="simple" xlink:href="#3.34.RENDEMENT.BON.TRESOR|outline" text:style-name="Internet_20_link" text:visited-style-name="Internet_20_link">RENDEMENT.BON.TRESOR</text:a><text:tab/><text:a xlink:type="simple" xlink:href="#3.34.RENDEMENT.BON.TRESOR|outline" text:style-name="Internet_20_link" text:visited-style-name="Internet_20_link">40</text:a></text:p>
          <text:p text:style-name="P3">35.<text:tab/><text:a xlink:type="simple" xlink:href="#3.35.RENDEMENT.SIMPLE|outline" text:style-name="Internet_20_link" text:visited-style-name="Internet_20_link">RENDEMENT.SIMPLE</text:a><text:tab/><text:a xlink:type="simple" xlink:href="#3.35.RENDEMENT.SIMPLE|outline" text:style-name="Internet_20_link" text:visited-style-name="Internet_20_link">40</text:a></text:p>
          <text:p text:style-name="P3">36.<text:tab/><text:a xlink:type="simple" xlink:href="#3.36.RENDEMENT.TITRE|outline" text:style-name="Internet_20_link" text:visited-style-name="Internet_20_link">RENDEMENT.TITRE</text:a><text:tab/><text:a xlink:type="simple" xlink:href="#3.36.RENDEMENT.TITRE|outline" text:style-name="Internet_20_link" text:visited-style-name="Internet_20_link">41</text:a></text:p>
          <text:p text:style-name="P3">37.<text:tab/><text:a xlink:type="simple" xlink:href="#3.37.RENDEMENT.TITRE.ECHEANCE|outline" text:style-name="Internet_20_link" text:visited-style-name="Internet_20_link">RENDEMENT.TITRE.ECHEANCE</text:a><text:tab/><text:a xlink:type="simple" xlink:href="#3.37.RENDEMENT.TITRE.ECHEANCE|outline" text:style-name="Internet_20_link" text:visited-style-name="Internet_20_link">41</text:a></text:p>
          <text:p text:style-name="P3">38.<text:tab/><text:a xlink:type="simple" xlink:href="#3.38.RENTINVEST|outline" text:style-name="Internet_20_link" text:visited-style-name="Internet_20_link">RENTINVEST</text:a><text:tab/><text:a xlink:type="simple" xlink:href="#3.38.RENTINVEST|outline" text:style-name="Internet_20_link" text:visited-style-name="Internet_20_link">42</text:a></text:p>
          <text:p text:style-name="P3">39.<text:tab/><text:a xlink:type="simple" xlink:href="#3.39.SYD|outline" text:style-name="Internet_20_link" text:visited-style-name="Internet_20_link">SYD</text:a><text:tab/><text:a xlink:type="simple" xlink:href="#3.39.SYD|outline" text:style-name="Internet_20_link" text:visited-style-name="Internet_20_link">42</text:a></text:p>
          <text:p text:style-name="P3">40.<text:tab/><text:a xlink:type="simple" xlink:href="#3.40.TAUX|outline" text:style-name="Internet_20_link" text:visited-style-name="Internet_20_link">TAUX</text:a><text:tab/><text:a xlink:type="simple" xlink:href="#3.40.TAUX|outline" text:style-name="Internet_20_link" text:visited-style-name="Internet_20_link">44</text:a></text:p>
          <text:p text:style-name="P3">41.<text:tab/><text:a xlink:type="simple" xlink:href="#3.41.TAUX.EFFECTIF|outline" text:style-name="Internet_20_link" text:visited-style-name="Internet_20_link">TAUX.EFFECTIF</text:a><text:tab/><text:a xlink:type="simple" xlink:href="#3.41.TAUX.EFFECTIF|outline" text:style-name="Internet_20_link" text:visited-style-name="Internet_20_link">44</text:a></text:p>
          <text:p text:style-name="P3">42.<text:tab/><text:a xlink:type="simple" xlink:href="#3.42.TAUX.EFFECTIF_ADD|outline" text:style-name="Internet_20_link" text:visited-style-name="Internet_20_link">TAUX.EFFECTIF_ADD</text:a><text:tab/><text:a xlink:type="simple" xlink:href="#3.42.TAUX.EFFECTIF_ADD|outline" text:style-name="Internet_20_link" text:visited-style-name="Internet_20_link">45</text:a></text:p>
          <text:p text:style-name="P3">43.<text:tab/><text:a xlink:type="simple" xlink:href="#3.43.TAUX.ESCOMPTE|outline" text:style-name="Internet_20_link" text:visited-style-name="Internet_20_link">TAUX.ESCOMPTE</text:a><text:tab/><text:a xlink:type="simple" xlink:href="#3.43.TAUX.ESCOMPTE|outline" text:style-name="Internet_20_link" text:visited-style-name="Internet_20_link">45</text:a></text:p>
          <text:p text:style-name="P3">44.<text:tab/><text:a xlink:type="simple" xlink:href="#3.44.TAUX.ESCOMPTE.R|outline" text:style-name="Internet_20_link" text:visited-style-name="Internet_20_link">TAUX.ESCOMPTE.R</text:a><text:tab/><text:a xlink:type="simple" xlink:href="#3.44.TAUX.ESCOMPTE.R|outline" text:style-name="Internet_20_link" text:visited-style-name="Internet_20_link">46</text:a></text:p>
          <text:p text:style-name="P3">45.<text:tab/><text:a xlink:type="simple" xlink:href="#3.45.TAUX.INTERET|outline" text:style-name="Internet_20_link" text:visited-style-name="Internet_20_link">TAUX.INTERET</text:a><text:tab/><text:a xlink:type="simple" xlink:href="#3.45.TAUX.INTERET|outline" text:style-name="Internet_20_link" text:visited-style-name="Internet_20_link">46</text:a></text:p>
          <text:p text:style-name="P3">46.<text:tab/><text:a xlink:type="simple" xlink:href="#3.46.TAUX.NOMINAL|outline" text:style-name="Internet_20_link" text:visited-style-name="Internet_20_link">TAUX.NOMINAL</text:a><text:tab/><text:a xlink:type="simple" xlink:href="#3.46.TAUX.NOMINAL|outline" text:style-name="Internet_20_link" text:visited-style-name="Internet_20_link">47</text:a></text:p>
          <text:p text:style-name="P3">47.<text:tab/><text:a xlink:type="simple" xlink:href="#3.47.TAUX.NOMINAL_ADD|outline" text:style-name="Internet_20_link" text:visited-style-name="Internet_20_link">TAUX.NOMINAL_ADD</text:a><text:tab/><text:a xlink:type="simple" xlink:href="#3.47.TAUX.NOMINAL_ADD|outline" text:style-name="Internet_20_link" text:visited-style-name="Internet_20_link">47</text:a></text:p>
          <text:p text:style-name="P3">48.<text:tab/><text:a xlink:type="simple" xlink:href="#3.48.TRI|outline" text:style-name="Internet_20_link" text:visited-style-name="Internet_20_link">TRI</text:a><text:tab/><text:a xlink:type="simple" xlink:href="#3.48.TRI|outline" text:style-name="Internet_20_link" text:visited-style-name="Internet_20_link">48</text:a></text:p>
          <text:p text:style-name="P3">49.<text:tab/><text:a xlink:type="simple" xlink:href="#3.49.TRI.PAIEMENTS|outline" text:style-name="Internet_20_link" text:visited-style-name="Internet_20_link">TRI.PAIEMENTS</text:a><text:tab/><text:a xlink:type="simple" xlink:href="#3.49.TRI.PAIEMENTS|outline" text:style-name="Internet_20_link" text:visited-style-name="Internet_20_link">48</text:a></text:p>
          <text:p text:style-name="P3">50.<text:tab/><text:a xlink:type="simple" xlink:href="#3.50.TRIM|outline" text:style-name="Internet_20_link" text:visited-style-name="Internet_20_link">TRIM</text:a><text:tab/><text:a xlink:type="simple" xlink:href="#3.50.TRIM|outline" text:style-name="Internet_20_link" text:visited-style-name="Internet_20_link">49</text:a></text:p>
          <text:p text:style-name="P3">51.<text:tab/><text:a xlink:type="simple" xlink:href="#3.51.VA|outline" text:style-name="Internet_20_link" text:visited-style-name="Internet_20_link">VA</text:a><text:tab/><text:a xlink:type="simple" xlink:href="#3.51.VA|outline" text:style-name="Internet_20_link" text:visited-style-name="Internet_20_link">49</text:a></text:p>
          <text:p text:style-name="P3">52.<text:tab/><text:a xlink:type="simple" xlink:href="#3.52.VALEUR.ENCAISSEMENT|outline" text:style-name="Internet_20_link" text:visited-style-name="Internet_20_link">VALEUR.ENCAISSEMENT</text:a><text:tab/><text:a xlink:type="simple" xlink:href="#3.52.VALEUR.ENCAISSEMENT|outline" text:style-name="Internet_20_link" text:visited-style-name="Internet_20_link">50</text:a></text:p>
          <text:p text:style-name="P3">53.<text:tab/><text:a xlink:type="simple" xlink:href="#3.53.VALEUR.NOMINALE|outline" text:style-name="Internet_20_link" text:visited-style-name="Internet_20_link">VALEUR.NOMINALE</text:a><text:tab/><text:a xlink:type="simple" xlink:href="#3.53.VALEUR.NOMINALE|outline" text:style-name="Internet_20_link" text:visited-style-name="Internet_20_link">51</text:a></text:p>
          <text:p text:style-name="P3">54.<text:tab/><text:a xlink:type="simple" xlink:href="#3.54.VAN|outline" text:style-name="Internet_20_link" text:visited-style-name="Internet_20_link">VAN</text:a><text:tab/><text:a xlink:type="simple" xlink:href="#3.54.VAN|outline" text:style-name="Internet_20_link" text:visited-style-name="Internet_20_link">51</text:a></text:p>
          <text:p text:style-name="P3">55.<text:tab/><text:a xlink:type="simple" xlink:href="#3.55.VAN.PAIEMENTS|outline" text:style-name="Internet_20_link" text:visited-style-name="Internet_20_link">VAN.PAIEMENTS</text:a><text:tab/><text:a xlink:type="simple" xlink:href="#3.55.VAN.PAIEMENTS|outline" text:style-name="Internet_20_link" text:visited-style-name="Internet_20_link">52</text:a></text:p>
          <text:p text:style-name="P3">56.<text:tab/><text:a xlink:type="simple" xlink:href="#3.56.VC|outline" text:style-name="Internet_20_link" text:visited-style-name="Internet_20_link">VC</text:a><text:tab/><text:a xlink:type="simple" xlink:href="#3.56.VC|outline" text:style-name="Internet_20_link" text:visited-style-name="Internet_20_link">52</text:a></text:p>
          <text:p text:style-name="P3">57.<text:tab/><text:a xlink:type="simple" xlink:href="#3.57.VC.PAIEMENTS|outline" text:style-name="Internet_20_link" text:visited-style-name="Internet_20_link">VC.PAIEMENTS</text:a><text:tab/><text:a xlink:type="simple" xlink:href="#3.57.VC.PAIEMENTS|outline" text:style-name="Internet_20_link" text:visited-style-name="Internet_20_link">53</text:a></text:p>
          <text:p text:style-name="P3">58.<text:tab/><text:a xlink:type="simple" xlink:href="#3.58.VDB|outline" text:style-name="Internet_20_link" text:visited-style-name="Internet_20_link">VDB</text:a><text:tab/><text:a xlink:type="simple" xlink:href="#3.58.VDB|outline" text:style-name="Internet_20_link" text:visited-style-name="Internet_20_link">53</text:a></text:p>
          <text:p text:style-name="P3">59.<text:tab/><text:a xlink:type="simple" xlink:href="#3.59.VPM|outline" text:style-name="Internet_20_link" text:visited-style-name="Internet_20_link">VPM</text:a><text:tab/><text:a xlink:type="simple" xlink:href="#3.59.VPM|outline" text:style-name="Internet_20_link" text:visited-style-name="Internet_20_link">54</text:a></text:p>
          <text:p text:style-name="P2">IV.<text:tab/><text:a xlink:type="simple" xlink:href="#4.Catégorie Information|outline" text:style-name="Internet_20_link" text:visited-style-name="Internet_20_link">Catégorie Information</text:a><text:tab/><text:a xlink:type="simple" xlink:href="#4.Catégorie Information|outline" text:style-name="Internet_20_link" text:visited-style-name="Internet_20_link">55</text:a></text:p>
          <text:p text:style-name="P3">1.<text:tab/><text:a xlink:type="simple" xlink:href="#4.1.ACTUELLE|outline" text:style-name="Internet_20_link" text:visited-style-name="Internet_20_link">ACTUELLE</text:a><text:tab/><text:a xlink:type="simple" xlink:href="#4.1.ACTUELLE|outline" text:style-name="Internet_20_link" text:visited-style-name="Internet_20_link">55</text:a></text:p>
          <text:p text:style-name="P3">2.<text:tab/><text:a xlink:type="simple" xlink:href="#4.2.CELLULE|outline" text:style-name="Internet_20_link" text:visited-style-name="Internet_20_link">CELLULE</text:a><text:tab/><text:a xlink:type="simple" xlink:href="#4.2.CELLULE|outline" text:style-name="Internet_20_link" text:visited-style-name="Internet_20_link">55</text:a></text:p>
          <text:p text:style-name="P3">3.<text:tab/><text:a xlink:type="simple" xlink:href="#4.3.EST.IMPAIR_ADD|outline" text:style-name="Internet_20_link" text:visited-style-name="Internet_20_link">EST.IMPAIR_ADD</text:a><text:tab/><text:a xlink:type="simple" xlink:href="#4.3.EST.IMPAIR_ADD|outline" text:style-name="Internet_20_link" text:visited-style-name="Internet_20_link">57</text:a></text:p>
          <text:p text:style-name="P3">4.<text:tab/><text:a xlink:type="simple" xlink:href="#4.4.EST.PAIR_ADD|outline" text:style-name="Internet_20_link" text:visited-style-name="Internet_20_link">EST.PAIR_ADD</text:a><text:tab/><text:a xlink:type="simple" xlink:href="#4.4.EST.PAIR_ADD|outline" text:style-name="Internet_20_link" text:visited-style-name="Internet_20_link">57</text:a></text:p>
          <text:p text:style-name="P3">5.<text:tab/><text:a xlink:type="simple" xlink:href="#4.5.ESTERR|outline" text:style-name="Internet_20_link" text:visited-style-name="Internet_20_link">ESTERR</text:a><text:tab/><text:a xlink:type="simple" xlink:href="#4.5.ESTERR|outline" text:style-name="Internet_20_link" text:visited-style-name="Internet_20_link">58</text:a></text:p>
          <text:p text:style-name="P3">6.<text:tab/><text:a xlink:type="simple" xlink:href="#4.6.ESTERREUR|outline" text:style-name="Internet_20_link" text:visited-style-name="Internet_20_link">ESTERREUR</text:a><text:tab/><text:a xlink:type="simple" xlink:href="#4.6.ESTERREUR|outline" text:style-name="Internet_20_link" text:visited-style-name="Internet_20_link">58</text:a></text:p>
          <text:p text:style-name="P3">7.<text:tab/><text:a xlink:type="simple" xlink:href="#4.7.ESTFORMULE|outline" text:style-name="Internet_20_link" text:visited-style-name="Internet_20_link">ESTFORMULE</text:a><text:tab/><text:a xlink:type="simple" xlink:href="#4.7.ESTFORMULE|outline" text:style-name="Internet_20_link" text:visited-style-name="Internet_20_link">58</text:a></text:p>
          <text:p text:style-name="P3">8.<text:tab/><text:a xlink:type="simple" xlink:href="#4.8.ESTLOGIQUE|outline" text:style-name="Internet_20_link" text:visited-style-name="Internet_20_link">ESTLOGIQUE</text:a><text:tab/><text:a xlink:type="simple" xlink:href="#4.8.ESTLOGIQUE|outline" text:style-name="Internet_20_link" text:visited-style-name="Internet_20_link">59</text:a></text:p>
          <text:p text:style-name="P3">9.<text:tab/><text:a xlink:type="simple" xlink:href="#4.9.ESTNA|outline" text:style-name="Internet_20_link" text:visited-style-name="Internet_20_link">ESTNA</text:a><text:tab/><text:a xlink:type="simple" xlink:href="#4.9.ESTNA|outline" text:style-name="Internet_20_link" text:visited-style-name="Internet_20_link">59</text:a></text:p>
          <text:p text:style-name="P3">10.<text:tab/><text:a xlink:type="simple" xlink:href="#4.10.ESTNONTEXTE|outline" text:style-name="Internet_20_link" text:visited-style-name="Internet_20_link">ESTNONTEXTE</text:a><text:tab/><text:a xlink:type="simple" xlink:href="#4.10.ESTNONTEXTE|outline" text:style-name="Internet_20_link" text:visited-style-name="Internet_20_link">59</text:a></text:p>
          <text:p text:style-name="P3">11.<text:tab/><text:a xlink:type="simple" xlink:href="#4.11.ESTNUM|outline" text:style-name="Internet_20_link" text:visited-style-name="Internet_20_link">ESTNUM</text:a><text:tab/><text:a xlink:type="simple" xlink:href="#4.11.ESTNUM|outline" text:style-name="Internet_20_link" text:visited-style-name="Internet_20_link">60</text:a></text:p>
          <text:p text:style-name="P3">12.<text:tab/><text:a xlink:type="simple" xlink:href="#4.12.ESTREF|outline" text:style-name="Internet_20_link" text:visited-style-name="Internet_20_link">ESTREF</text:a><text:tab/><text:a xlink:type="simple" xlink:href="#4.12.ESTREF|outline" text:style-name="Internet_20_link" text:visited-style-name="Internet_20_link">60</text:a></text:p>
          <text:p text:style-name="P3">13.<text:tab/><text:a xlink:type="simple" xlink:href="#4.13.ESTTEXTE|outline" text:style-name="Internet_20_link" text:visited-style-name="Internet_20_link">ESTTEXTE</text:a><text:tab/><text:a xlink:type="simple" xlink:href="#4.13.ESTTEXTE|outline" text:style-name="Internet_20_link" text:visited-style-name="Internet_20_link">60</text:a></text:p>
          <text:p text:style-name="P3">14.<text:tab/><text:a xlink:type="simple" xlink:href="#4.14.ESTVIDE|outline" text:style-name="Internet_20_link" text:visited-style-name="Internet_20_link">ESTVIDE</text:a><text:tab/><text:a xlink:type="simple" xlink:href="#4.14.ESTVIDE|outline" text:style-name="Internet_20_link" text:visited-style-name="Internet_20_link">60</text:a></text:p>
          <text:p text:style-name="P3">15.<text:tab/><text:a xlink:type="simple" xlink:href="#4.15.FORMULE|outline" text:style-name="Internet_20_link" text:visited-style-name="Internet_20_link">FORMULE</text:a><text:tab/><text:a xlink:type="simple" xlink:href="#4.15.FORMULE|outline" text:style-name="Internet_20_link" text:visited-style-name="Internet_20_link">61</text:a></text:p>
          <text:p text:style-name="P3">16.<text:tab/><text:a xlink:type="simple" xlink:href="#4.16.N|outline" text:style-name="Internet_20_link" text:visited-style-name="Internet_20_link">N</text:a><text:tab/><text:a xlink:type="simple" xlink:href="#4.16.N|outline" text:style-name="Internet_20_link" text:visited-style-name="Internet_20_link">61</text:a></text:p>
          <text:p text:style-name="P3">17.<text:tab/><text:a xlink:type="simple" xlink:href="#4.17.NA|outline" text:style-name="Internet_20_link" text:visited-style-name="Internet_20_link">NA</text:a><text:tab/><text:a xlink:type="simple" xlink:href="#4.17.NA|outline" text:style-name="Internet_20_link" text:visited-style-name="Internet_20_link">61</text:a></text:p>
          <text:p text:style-name="P3">18.<text:tab/><text:a xlink:type="simple" xlink:href="#4.18.TYPE|outline" text:style-name="Internet_20_link" text:visited-style-name="Internet_20_link">TYPE</text:a><text:tab/><text:a xlink:type="simple" xlink:href="#4.18.TYPE|outline" text:style-name="Internet_20_link" text:visited-style-name="Internet_20_link">62</text:a></text:p>
          <text:p text:style-name="P2">V.<text:tab/><text:a xlink:type="simple" xlink:href="#5.Fonctions logiques|outline" text:style-name="Internet_20_link" text:visited-style-name="Internet_20_link">Fonctions logiques</text:a><text:tab/><text:a xlink:type="simple" xlink:href="#5.Fonctions logiques|outline" text:style-name="Internet_20_link" text:visited-style-name="Internet_20_link">63</text:a></text:p>
          <text:p text:style-name="P3">1.<text:tab/><text:a xlink:type="simple" xlink:href="#5.1.ET|outline" text:style-name="Internet_20_link" text:visited-style-name="Internet_20_link">ET</text:a><text:tab/><text:a xlink:type="simple" xlink:href="#5.1.ET|outline" text:style-name="Internet_20_link" text:visited-style-name="Internet_20_link">63</text:a></text:p>
          <text:p text:style-name="P3">2.<text:tab/><text:a xlink:type="simple" xlink:href="#5.2.FAUX|outline" text:style-name="Internet_20_link" text:visited-style-name="Internet_20_link">FAUX</text:a><text:tab/><text:a xlink:type="simple" xlink:href="#5.2.FAUX|outline" text:style-name="Internet_20_link" text:visited-style-name="Internet_20_link">63</text:a></text:p>
          <text:p text:style-name="P3">3.<text:tab/><text:a xlink:type="simple" xlink:href="#5.3.NON|outline" text:style-name="Internet_20_link" text:visited-style-name="Internet_20_link">NON</text:a><text:tab/><text:a xlink:type="simple" xlink:href="#5.3.NON|outline" text:style-name="Internet_20_link" text:visited-style-name="Internet_20_link">63</text:a></text:p>
          <text:p text:style-name="P3">4.<text:tab/><text:a xlink:type="simple" xlink:href="#5.4.OU|outline" text:style-name="Internet_20_link" text:visited-style-name="Internet_20_link">OU</text:a><text:tab/><text:a xlink:type="simple" xlink:href="#5.4.OU|outline" text:style-name="Internet_20_link" text:visited-style-name="Internet_20_link">64</text:a></text:p>
          <text:p text:style-name="P3">5.<text:tab/><text:a xlink:type="simple" xlink:href="#5.5.SI|outline" text:style-name="Internet_20_link" text:visited-style-name="Internet_20_link">SI</text:a><text:tab/><text:a xlink:type="simple" xlink:href="#5.5.SI|outline" text:style-name="Internet_20_link" text:visited-style-name="Internet_20_link">64</text:a></text:p>
          <text:p text:style-name="P3">6.<text:tab/><text:a xlink:type="simple" xlink:href="#5.6.VRAI|outline" text:style-name="Internet_20_link" text:visited-style-name="Internet_20_link">VRAI</text:a><text:tab/><text:a xlink:type="simple" xlink:href="#5.6.VRAI|outline" text:style-name="Internet_20_link" text:visited-style-name="Internet_20_link">65</text:a></text:p>
          <text:p text:style-name="P2">VI.<text:tab/><text:a xlink:type="simple" xlink:href="#6.Catégorie Mathématique|outline" text:style-name="Internet_20_link" text:visited-style-name="Internet_20_link">Catégorie Mathématique</text:a><text:tab/><text:a xlink:type="simple" xlink:href="#6.Catégorie Mathématique|outline" text:style-name="Internet_20_link" text:visited-style-name="Internet_20_link">66</text:a></text:p>
          <text:p text:style-name="P3">1.<text:tab/><text:a xlink:type="simple" xlink:href="#6.1.ABS|outline" text:style-name="Internet_20_link" text:visited-style-name="Internet_20_link">ABS</text:a><text:tab/><text:a xlink:type="simple" xlink:href="#6.1.ABS|outline" text:style-name="Internet_20_link" text:visited-style-name="Internet_20_link">66</text:a></text:p>
          <text:p text:style-name="P3">2.<text:tab/><text:a xlink:type="simple" xlink:href="#6.2.ACOS|outline" text:style-name="Internet_20_link" text:visited-style-name="Internet_20_link">ACOS</text:a><text:tab/><text:a xlink:type="simple" xlink:href="#6.2.ACOS|outline" text:style-name="Internet_20_link" text:visited-style-name="Internet_20_link">66</text:a></text:p>
          <text:p text:style-name="P3">3.<text:tab/><text:a xlink:type="simple" xlink:href="#6.3.ACOSH|outline" text:style-name="Internet_20_link" text:visited-style-name="Internet_20_link">ACOSH</text:a><text:tab/><text:a xlink:type="simple" xlink:href="#6.3.ACOSH|outline" text:style-name="Internet_20_link" text:visited-style-name="Internet_20_link">66</text:a></text:p>
          <text:p text:style-name="P3">4.<text:tab/><text:a xlink:type="simple" xlink:href="#6.4.ACOT|outline" text:style-name="Internet_20_link" text:visited-style-name="Internet_20_link">ACOT</text:a><text:tab/><text:a xlink:type="simple" xlink:href="#6.4.ACOT|outline" text:style-name="Internet_20_link" text:visited-style-name="Internet_20_link">66</text:a></text:p>
          <text:p text:style-name="P3">5.<text:tab/><text:a xlink:type="simple" xlink:href="#6.5.ACOTH|outline" text:style-name="Internet_20_link" text:visited-style-name="Internet_20_link">ACOTH</text:a><text:tab/><text:a xlink:type="simple" xlink:href="#6.5.ACOTH|outline" text:style-name="Internet_20_link" text:visited-style-name="Internet_20_link">67</text:a></text:p>
          <text:p text:style-name="P3">6.<text:tab/><text:a xlink:type="simple" xlink:href="#6.6.ALEA|outline" text:style-name="Internet_20_link" text:visited-style-name="Internet_20_link">ALEA</text:a><text:tab/><text:a xlink:type="simple" xlink:href="#6.6.ALEA|outline" text:style-name="Internet_20_link" text:visited-style-name="Internet_20_link">67</text:a></text:p>
          <text:p text:style-name="P3">7.<text:tab/><text:a xlink:type="simple" xlink:href="#6.7.ALEA.ENTRE.BORNES|outline" text:style-name="Internet_20_link" text:visited-style-name="Internet_20_link">ALEA.ENTRE.BORNES</text:a><text:tab/><text:a xlink:type="simple" xlink:href="#6.7.ALEA.ENTRE.BORNES|outline" text:style-name="Internet_20_link" text:visited-style-name="Internet_20_link">67</text:a></text:p>
          <text:p text:style-name="P3">8.<text:tab/><text:a xlink:type="simple" xlink:href="#6.8.ARRONDI|outline" text:style-name="Internet_20_link" text:visited-style-name="Internet_20_link">ARRONDI</text:a><text:tab/><text:a xlink:type="simple" xlink:href="#6.8.ARRONDI|outline" text:style-name="Internet_20_link" text:visited-style-name="Internet_20_link">67</text:a></text:p>
          <text:p text:style-name="P3">9.<text:tab/><text:a xlink:type="simple" xlink:href="#6.9.ARRONDI.AU.MULTIPLE|outline" text:style-name="Internet_20_link" text:visited-style-name="Internet_20_link">ARRONDI.AU.MULTIPLE</text:a><text:tab/><text:a xlink:type="simple" xlink:href="#6.9.ARRONDI.AU.MULTIPLE|outline" text:style-name="Internet_20_link" text:visited-style-name="Internet_20_link">68</text:a></text:p>
          <text:p text:style-name="P3">10.<text:tab/><text:a xlink:type="simple" xlink:href="#6.10.ARRONDI.INF|outline" text:style-name="Internet_20_link" text:visited-style-name="Internet_20_link">ARRONDI.INF</text:a><text:tab/><text:a xlink:type="simple" xlink:href="#6.10.ARRONDI.INF|outline" text:style-name="Internet_20_link" text:visited-style-name="Internet_20_link">68</text:a></text:p>
          <text:p text:style-name="P3">11.<text:tab/><text:a xlink:type="simple" xlink:href="#6.11.ARRONDI.SUP|outline" text:style-name="Internet_20_link" text:visited-style-name="Internet_20_link">ARRONDI.SUP</text:a><text:tab/><text:a xlink:type="simple" xlink:href="#6.11.ARRONDI.SUP|outline" text:style-name="Internet_20_link" text:visited-style-name="Internet_20_link">68</text:a></text:p>
          <text:p text:style-name="P3">12.<text:tab/><text:a xlink:type="simple" xlink:href="#6.12.ASIN|outline" text:style-name="Internet_20_link" text:visited-style-name="Internet_20_link">ASIN</text:a><text:tab/><text:a xlink:type="simple" xlink:href="#6.12.ASIN|outline" text:style-name="Internet_20_link" text:visited-style-name="Internet_20_link">69</text:a></text:p>
          <text:p text:style-name="P3">13.<text:tab/><text:a xlink:type="simple" xlink:href="#6.13.ASINH|outline" text:style-name="Internet_20_link" text:visited-style-name="Internet_20_link">ASINH</text:a><text:tab/><text:a xlink:type="simple" xlink:href="#6.13.ASINH|outline" text:style-name="Internet_20_link" text:visited-style-name="Internet_20_link">69</text:a></text:p>
          <text:p text:style-name="P3">14.<text:tab/><text:a xlink:type="simple" xlink:href="#6.14.ATAN|outline" text:style-name="Internet_20_link" text:visited-style-name="Internet_20_link">ATAN</text:a><text:tab/><text:a xlink:type="simple" xlink:href="#6.14.ATAN|outline" text:style-name="Internet_20_link" text:visited-style-name="Internet_20_link">69</text:a></text:p>
          <text:p text:style-name="P3">15.<text:tab/><text:a xlink:type="simple" xlink:href="#6.15.ATAN2|outline" text:style-name="Internet_20_link" text:visited-style-name="Internet_20_link">ATAN2</text:a><text:tab/><text:a xlink:type="simple" xlink:href="#6.15.ATAN2|outline" text:style-name="Internet_20_link" text:visited-style-name="Internet_20_link">69</text:a></text:p>
          <text:p text:style-name="P3">16.<text:tab/><text:a xlink:type="simple" xlink:href="#6.16.ATANH|outline" text:style-name="Internet_20_link" text:visited-style-name="Internet_20_link">ATANH</text:a><text:tab/><text:a xlink:type="simple" xlink:href="#6.16.ATANH|outline" text:style-name="Internet_20_link" text:visited-style-name="Internet_20_link">70</text:a></text:p>
          <text:p text:style-name="P3">17.<text:tab/><text:a xlink:type="simple" xlink:href="#6.17.COMBIN|outline" text:style-name="Internet_20_link" text:visited-style-name="Internet_20_link">COMBIN</text:a><text:tab/><text:a xlink:type="simple" xlink:href="#6.17.COMBIN|outline" text:style-name="Internet_20_link" text:visited-style-name="Internet_20_link">70</text:a></text:p>
          <text:p text:style-name="P3">18.<text:tab/><text:a xlink:type="simple" xlink:href="#6.18.COMBINA|outline" text:style-name="Internet_20_link" text:visited-style-name="Internet_20_link">COMBINA</text:a><text:tab/><text:a xlink:type="simple" xlink:href="#6.18.COMBINA|outline" text:style-name="Internet_20_link" text:visited-style-name="Internet_20_link">70</text:a></text:p>
          <text:p text:style-name="P3">19.<text:tab/><text:a xlink:type="simple" xlink:href="#6.19.CONVERTIR|outline" text:style-name="Internet_20_link" text:visited-style-name="Internet_20_link">CONVERTIR</text:a><text:tab/><text:a xlink:type="simple" xlink:href="#6.19.CONVERTIR|outline" text:style-name="Internet_20_link" text:visited-style-name="Internet_20_link">70</text:a></text:p>
          <text:p text:style-name="P3">20.<text:tab/><text:a xlink:type="simple" xlink:href="#6.20.COS|outline" text:style-name="Internet_20_link" text:visited-style-name="Internet_20_link">COS</text:a><text:tab/><text:a xlink:type="simple" xlink:href="#6.20.COS|outline" text:style-name="Internet_20_link" text:visited-style-name="Internet_20_link">71</text:a></text:p>
          <text:p text:style-name="P3">21.<text:tab/><text:a xlink:type="simple" xlink:href="#6.21.COSH|outline" text:style-name="Internet_20_link" text:visited-style-name="Internet_20_link">COSH</text:a><text:tab/><text:a xlink:type="simple" xlink:href="#6.21.COSH|outline" text:style-name="Internet_20_link" text:visited-style-name="Internet_20_link">71</text:a></text:p>
          <text:p text:style-name="P3">22.<text:tab/><text:a xlink:type="simple" xlink:href="#6.22.COT|outline" text:style-name="Internet_20_link" text:visited-style-name="Internet_20_link">COT</text:a><text:tab/><text:a xlink:type="simple" xlink:href="#6.22.COT|outline" text:style-name="Internet_20_link" text:visited-style-name="Internet_20_link">72</text:a></text:p>
          <text:p text:style-name="P3">23.<text:tab/><text:a xlink:type="simple" xlink:href="#6.23.COTH|outline" text:style-name="Internet_20_link" text:visited-style-name="Internet_20_link">COTH</text:a><text:tab/><text:a xlink:type="simple" xlink:href="#6.23.COTH|outline" text:style-name="Internet_20_link" text:visited-style-name="Internet_20_link">72</text:a></text:p>
          <text:p text:style-name="P3">24.<text:tab/><text:a xlink:type="simple" xlink:href="#6.24.DEGRES|outline" text:style-name="Internet_20_link" text:visited-style-name="Internet_20_link">DEGRES</text:a><text:tab/><text:a xlink:type="simple" xlink:href="#6.24.DEGRES|outline" text:style-name="Internet_20_link" text:visited-style-name="Internet_20_link">72</text:a></text:p>
          <text:p text:style-name="P3">25.<text:tab/><text:a xlink:type="simple" xlink:href="#6.25.ENT|outline" text:style-name="Internet_20_link" text:visited-style-name="Internet_20_link">ENT</text:a><text:tab/><text:a xlink:type="simple" xlink:href="#6.25.ENT|outline" text:style-name="Internet_20_link" text:visited-style-name="Internet_20_link">72</text:a></text:p>
          <text:p text:style-name="P3">26.<text:tab/><text:a xlink:type="simple" xlink:href="#6.26.EST.IMPAIR|outline" text:style-name="Internet_20_link" text:visited-style-name="Internet_20_link">EST.IMPAIR</text:a><text:tab/><text:a xlink:type="simple" xlink:href="#6.26.EST.IMPAIR|outline" text:style-name="Internet_20_link" text:visited-style-name="Internet_20_link">73</text:a></text:p>
          <text:p text:style-name="P3">27.<text:tab/><text:a xlink:type="simple" xlink:href="#6.27.EST.PAIR|outline" text:style-name="Internet_20_link" text:visited-style-name="Internet_20_link">EST.PAIR</text:a><text:tab/><text:a xlink:type="simple" xlink:href="#6.27.EST.PAIR|outline" text:style-name="Internet_20_link" text:visited-style-name="Internet_20_link">73</text:a></text:p>
          <text:p text:style-name="P3">28.<text:tab/><text:a xlink:type="simple" xlink:href="#6.28.EXP|outline" text:style-name="Internet_20_link" text:visited-style-name="Internet_20_link">EXP</text:a><text:tab/><text:a xlink:type="simple" xlink:href="#6.28.EXP|outline" text:style-name="Internet_20_link" text:visited-style-name="Internet_20_link">73</text:a></text:p>
          <text:p text:style-name="P3">29.<text:tab/><text:a xlink:type="simple" xlink:href="#6.29.FACT|outline" text:style-name="Internet_20_link" text:visited-style-name="Internet_20_link">FACT</text:a><text:tab/><text:a xlink:type="simple" xlink:href="#6.29.FACT|outline" text:style-name="Internet_20_link" text:visited-style-name="Internet_20_link">73</text:a></text:p>
          <text:p text:style-name="P3">30.<text:tab/><text:a xlink:type="simple" xlink:href="#6.30.IMPAIR|outline" text:style-name="Internet_20_link" text:visited-style-name="Internet_20_link">IMPAIR</text:a><text:tab/><text:a xlink:type="simple" xlink:href="#6.30.IMPAIR|outline" text:style-name="Internet_20_link" text:visited-style-name="Internet_20_link">74</text:a></text:p>
          <text:p text:style-name="P3">31.<text:tab/><text:a xlink:type="simple" xlink:href="#6.31.LCM_ADD|outline" text:style-name="Internet_20_link" text:visited-style-name="Internet_20_link">LCM_ADD</text:a><text:tab/><text:a xlink:type="simple" xlink:href="#6.31.LCM_ADD|outline" text:style-name="Internet_20_link" text:visited-style-name="Internet_20_link">74</text:a></text:p>
          <text:p text:style-name="P3">32.<text:tab/><text:a xlink:type="simple" xlink:href="#6.32.LN|outline" text:style-name="Internet_20_link" text:visited-style-name="Internet_20_link">LN</text:a><text:tab/><text:a xlink:type="simple" xlink:href="#6.32.LN|outline" text:style-name="Internet_20_link" text:visited-style-name="Internet_20_link">74</text:a></text:p>
          <text:p text:style-name="P3">33.<text:tab/><text:a xlink:type="simple" xlink:href="#6.33.LOG|outline" text:style-name="Internet_20_link" text:visited-style-name="Internet_20_link">LOG</text:a><text:tab/><text:a xlink:type="simple" xlink:href="#6.33.LOG|outline" text:style-name="Internet_20_link" text:visited-style-name="Internet_20_link">75</text:a></text:p>
          <text:p text:style-name="P3">34.<text:tab/><text:a xlink:type="simple" xlink:href="#6.34.LOG10|outline" text:style-name="Internet_20_link" text:visited-style-name="Internet_20_link">LOG10</text:a><text:tab/><text:a xlink:type="simple" xlink:href="#6.34.LOG10|outline" text:style-name="Internet_20_link" text:visited-style-name="Internet_20_link">75</text:a></text:p>
          <text:p text:style-name="P3">35.<text:tab/><text:a xlink:type="simple" xlink:href="#6.35.MOD|outline" text:style-name="Internet_20_link" text:visited-style-name="Internet_20_link">MOD</text:a><text:tab/><text:a xlink:type="simple" xlink:href="#6.35.MOD|outline" text:style-name="Internet_20_link" text:visited-style-name="Internet_20_link">75</text:a></text:p>
          <text:p text:style-name="P3">36.<text:tab/><text:a xlink:type="simple" xlink:href="#6.36.MULTINOMIALE|outline" text:style-name="Internet_20_link" text:visited-style-name="Internet_20_link">MULTINOMIALE</text:a><text:tab/><text:a xlink:type="simple" xlink:href="#6.36.MULTINOMIALE|outline" text:style-name="Internet_20_link" text:visited-style-name="Internet_20_link">75</text:a></text:p>
          <text:p text:style-name="P3">37.<text:tab/><text:a xlink:type="simple" xlink:href="#6.37.NB.SI|outline" text:style-name="Internet_20_link" text:visited-style-name="Internet_20_link">NB.SI</text:a><text:tab/><text:a xlink:type="simple" xlink:href="#6.37.NB.SI|outline" text:style-name="Internet_20_link" text:visited-style-name="Internet_20_link">76</text:a></text:p>
          <text:p text:style-name="P3">38.<text:tab/><text:a xlink:type="simple" xlink:href="#6.38.NB.VIDE|outline" text:style-name="Internet_20_link" text:visited-style-name="Internet_20_link">NB.VIDE</text:a><text:tab/><text:a xlink:type="simple" xlink:href="#6.38.NB.VIDE|outline" text:style-name="Internet_20_link" text:visited-style-name="Internet_20_link">76</text:a></text:p>
          <text:p text:style-name="P3">39.<text:tab/><text:a xlink:type="simple" xlink:href="#6.39.PAIR|outline" text:style-name="Internet_20_link" text:visited-style-name="Internet_20_link">PAIR</text:a><text:tab/><text:a xlink:type="simple" xlink:href="#6.39.PAIR|outline" text:style-name="Internet_20_link" text:visited-style-name="Internet_20_link">76</text:a></text:p>
          <text:p text:style-name="P3">40.<text:tab/><text:a xlink:type="simple" xlink:href="#6.40.PGCD|outline" text:style-name="Internet_20_link" text:visited-style-name="Internet_20_link">PGCD</text:a><text:tab/><text:a xlink:type="simple" xlink:href="#6.40.PGCD|outline" text:style-name="Internet_20_link" text:visited-style-name="Internet_20_link">77</text:a></text:p>
          <text:p text:style-name="P3">41.<text:tab/><text:a xlink:type="simple" xlink:href="#6.41.PGCD_ADD|outline" text:style-name="Internet_20_link" text:visited-style-name="Internet_20_link">PGCD_ADD</text:a><text:tab/><text:a xlink:type="simple" xlink:href="#6.41.PGCD_ADD|outline" text:style-name="Internet_20_link" text:visited-style-name="Internet_20_link">77</text:a></text:p>
          <text:p text:style-name="P3">42.<text:tab/><text:a xlink:type="simple" xlink:href="#6.42.PI|outline" text:style-name="Internet_20_link" text:visited-style-name="Internet_20_link">PI</text:a><text:tab/><text:a xlink:type="simple" xlink:href="#6.42.PI|outline" text:style-name="Internet_20_link" text:visited-style-name="Internet_20_link">77</text:a></text:p>
          <text:p text:style-name="P3">43.<text:tab/><text:a xlink:type="simple" xlink:href="#6.43.PLAFOND|outline" text:style-name="Internet_20_link" text:visited-style-name="Internet_20_link">PLAFOND</text:a><text:tab/><text:a xlink:type="simple" xlink:href="#6.43.PLAFOND|outline" text:style-name="Internet_20_link" text:visited-style-name="Internet_20_link">78</text:a></text:p>
          <text:p text:style-name="P3">44.<text:tab/><text:a xlink:type="simple" xlink:href="#6.44.PLANCHER|outline" text:style-name="Internet_20_link" text:visited-style-name="Internet_20_link">PLANCHER</text:a><text:tab/><text:a xlink:type="simple" xlink:href="#6.44.PLANCHER|outline" text:style-name="Internet_20_link" text:visited-style-name="Internet_20_link">78</text:a></text:p>
          <text:p text:style-name="P3">45.<text:tab/><text:a xlink:type="simple" xlink:href="#6.45.PPCM|outline" text:style-name="Internet_20_link" text:visited-style-name="Internet_20_link">PPCM</text:a><text:tab/><text:a xlink:type="simple" xlink:href="#6.45.PPCM|outline" text:style-name="Internet_20_link" text:visited-style-name="Internet_20_link">79</text:a></text:p>
          <text:p text:style-name="P3">46.<text:tab/><text:a xlink:type="simple" xlink:href="#6.46.PRODUIT|outline" text:style-name="Internet_20_link" text:visited-style-name="Internet_20_link">PRODUIT</text:a><text:tab/><text:a xlink:type="simple" xlink:href="#6.46.PRODUIT|outline" text:style-name="Internet_20_link" text:visited-style-name="Internet_20_link">79</text:a></text:p>
          <text:p text:style-name="P3">47.<text:tab/><text:a xlink:type="simple" xlink:href="#6.47.PUISSANCE|outline" text:style-name="Internet_20_link" text:visited-style-name="Internet_20_link">PUISSANCE</text:a><text:tab/><text:a xlink:type="simple" xlink:href="#6.47.PUISSANCE|outline" text:style-name="Internet_20_link" text:visited-style-name="Internet_20_link">79</text:a></text:p>
          <text:p text:style-name="P3">48.<text:tab/><text:a xlink:type="simple" xlink:href="#6.48.QUOTIENT|outline" text:style-name="Internet_20_link" text:visited-style-name="Internet_20_link">QUOTIENT</text:a><text:tab/><text:a xlink:type="simple" xlink:href="#6.48.QUOTIENT|outline" text:style-name="Internet_20_link" text:visited-style-name="Internet_20_link">79</text:a></text:p>
          <text:p text:style-name="P3">49.<text:tab/><text:a xlink:type="simple" xlink:href="#6.49.RACINE|outline" text:style-name="Internet_20_link" text:visited-style-name="Internet_20_link">RACINE</text:a><text:tab/><text:a xlink:type="simple" xlink:href="#6.49.RACINE|outline" text:style-name="Internet_20_link" text:visited-style-name="Internet_20_link">80</text:a></text:p>
          <text:p text:style-name="P3">50.<text:tab/><text:a xlink:type="simple" xlink:href="#6.50.RACINE.PI|outline" text:style-name="Internet_20_link" text:visited-style-name="Internet_20_link">RACINE.PI</text:a><text:tab/><text:a xlink:type="simple" xlink:href="#6.50.RACINE.PI|outline" text:style-name="Internet_20_link" text:visited-style-name="Internet_20_link">80</text:a></text:p>
          <text:p text:style-name="P3">51.<text:tab/><text:a xlink:type="simple" xlink:href="#6.51.RADIANS|outline" text:style-name="Internet_20_link" text:visited-style-name="Internet_20_link">RADIANS</text:a><text:tab/><text:a xlink:type="simple" xlink:href="#6.51.RADIANS|outline" text:style-name="Internet_20_link" text:visited-style-name="Internet_20_link">80</text:a></text:p>
          <text:p text:style-name="P3">52.<text:tab/><text:a xlink:type="simple" xlink:href="#6.52.SIGNE|outline" text:style-name="Internet_20_link" text:visited-style-name="Internet_20_link">SIGNE</text:a><text:tab/><text:a xlink:type="simple" xlink:href="#6.52.SIGNE|outline" text:style-name="Internet_20_link" text:visited-style-name="Internet_20_link">80</text:a></text:p>
          <text:p text:style-name="P3">53.<text:tab/><text:a xlink:type="simple" xlink:href="#6.53.SIN|outline" text:style-name="Internet_20_link" text:visited-style-name="Internet_20_link">SIN</text:a><text:tab/><text:a xlink:type="simple" xlink:href="#6.53.SIN|outline" text:style-name="Internet_20_link" text:visited-style-name="Internet_20_link">81</text:a></text:p>
          <text:p text:style-name="P3">54.<text:tab/><text:a xlink:type="simple" xlink:href="#6.54.SINH|outline" text:style-name="Internet_20_link" text:visited-style-name="Internet_20_link">SINH</text:a><text:tab/><text:a xlink:type="simple" xlink:href="#6.54.SINH|outline" text:style-name="Internet_20_link" text:visited-style-name="Internet_20_link">81</text:a></text:p>
          <text:p text:style-name="P3">55.<text:tab/><text:a xlink:type="simple" xlink:href="#6.55.SOMME|outline" text:style-name="Internet_20_link" text:visited-style-name="Internet_20_link">SOMME</text:a><text:tab/><text:a xlink:type="simple" xlink:href="#6.55.SOMME|outline" text:style-name="Internet_20_link" text:visited-style-name="Internet_20_link">81</text:a></text:p>
          <text:p text:style-name="P3">56.<text:tab/><text:a xlink:type="simple" xlink:href="#6.56.SOMME.CARRES|outline" text:style-name="Internet_20_link" text:visited-style-name="Internet_20_link">SOMME.CARRES</text:a><text:tab/><text:a xlink:type="simple" xlink:href="#6.56.SOMME.CARRES|outline" text:style-name="Internet_20_link" text:visited-style-name="Internet_20_link">82</text:a></text:p>
          <text:p text:style-name="P3">57.<text:tab/><text:a xlink:type="simple" xlink:href="#6.57.SOMME.SERIES|outline" text:style-name="Internet_20_link" text:visited-style-name="Internet_20_link">SOMME.SERIES</text:a><text:tab/><text:a xlink:type="simple" xlink:href="#6.57.SOMME.SERIES|outline" text:style-name="Internet_20_link" text:visited-style-name="Internet_20_link">82</text:a></text:p>
          <text:p text:style-name="P3">58.<text:tab/><text:a xlink:type="simple" xlink:href="#6.58.SOMME.SI|outline" text:style-name="Internet_20_link" text:visited-style-name="Internet_20_link">SOMME.SI</text:a><text:tab/><text:a xlink:type="simple" xlink:href="#6.58.SOMME.SI|outline" text:style-name="Internet_20_link" text:visited-style-name="Internet_20_link">82</text:a></text:p>
          <text:p text:style-name="P3">59.<text:tab/><text:a xlink:type="simple" xlink:href="#6.59.SOUS.TOTAL|outline" text:style-name="Internet_20_link" text:visited-style-name="Internet_20_link">SOUS.TOTAL</text:a><text:tab/><text:a xlink:type="simple" xlink:href="#6.59.SOUS.TOTAL|outline" text:style-name="Internet_20_link" text:visited-style-name="Internet_20_link">83</text:a></text:p>
          <text:p text:style-name="P3">60.<text:tab/><text:a xlink:type="simple" xlink:href="#6.60.TAN|outline" text:style-name="Internet_20_link" text:visited-style-name="Internet_20_link">TAN</text:a><text:tab/><text:a xlink:type="simple" xlink:href="#6.60.TAN|outline" text:style-name="Internet_20_link" text:visited-style-name="Internet_20_link">84</text:a></text:p>
          <text:p text:style-name="P3">61.<text:tab/><text:a xlink:type="simple" xlink:href="#6.61.TANH|outline" text:style-name="Internet_20_link" text:visited-style-name="Internet_20_link">TANH</text:a><text:tab/><text:a xlink:type="simple" xlink:href="#6.61.TANH|outline" text:style-name="Internet_20_link" text:visited-style-name="Internet_20_link">84</text:a></text:p>
          <text:p text:style-name="P3">62.<text:tab/><text:a xlink:type="simple" xlink:href="#6.62.TRONQUE|outline" text:style-name="Internet_20_link" text:visited-style-name="Internet_20_link">TRONQUE</text:a><text:tab/><text:a xlink:type="simple" xlink:href="#6.62.TRONQUE|outline" text:style-name="Internet_20_link" text:visited-style-name="Internet_20_link">84</text:a></text:p>
          <text:p text:style-name="P2">VII.<text:tab/><text:a xlink:type="simple" xlink:href="#7.Fonctions de matrice|outline" text:style-name="Internet_20_link" text:visited-style-name="Internet_20_link">Fonctions de matrice</text:a><text:tab/><text:a xlink:type="simple" xlink:href="#7.Fonctions de matrice|outline" text:style-name="Internet_20_link" text:visited-style-name="Internet_20_link">85</text:a></text:p>
          <text:p text:style-name="P3">1.<text:tab/><text:a xlink:type="simple" xlink:href="#7.1.Définition d'une matrice|outline" text:style-name="Internet_20_link" text:visited-style-name="Internet_20_link">Définition d'une matrice</text:a><text:tab/><text:a xlink:type="simple" xlink:href="#7.1.Définition d'une matrice|outline" text:style-name="Internet_20_link" text:visited-style-name="Internet_20_link">85</text:a></text:p>
          <text:p text:style-name="P3">2.<text:tab/><text:a xlink:type="simple" xlink:href="#7.2.Définition d'une formule de matrice|outline" text:style-name="Internet_20_link" text:visited-style-name="Internet_20_link">Définition d'une formule de matrice</text:a><text:tab/><text:a xlink:type="simple" xlink:href="#7.2.Définition d'une formule de matrice|outline" text:style-name="Internet_20_link" text:visited-style-name="Internet_20_link">85</text:a></text:p>
          <text:p text:style-name="P3">3.<text:tab/><text:a xlink:type="simple" xlink:href="#7.3.Utilisation des formules de matrice dans OpenOffice.org Calc|outline" text:style-name="Internet_20_link" text:visited-style-name="Internet_20_link">Utilisation des formules de matrice dans OpenOffice.org Calc</text:a><text:tab/><text:a xlink:type="simple" xlink:href="#7.3.Utilisation des formules de matrice dans OpenOffice.org Calc|outline" text:style-name="Internet_20_link" text:visited-style-name="Internet_20_link">86</text:a></text:p>
          <text:p text:style-name="P3">4.<text:tab/><text:a xlink:type="simple" xlink:href="#7.4.CROISSANCE|outline" text:style-name="Internet_20_link" text:visited-style-name="Internet_20_link">CROISSANCE</text:a><text:tab/><text:a xlink:type="simple" xlink:href="#7.4.CROISSANCE|outline" text:style-name="Internet_20_link" text:visited-style-name="Internet_20_link">87</text:a></text:p>
          <text:p text:style-name="P3">5.<text:tab/><text:a xlink:type="simple" xlink:href="#7.5.DETERMAT|outline" text:style-name="Internet_20_link" text:visited-style-name="Internet_20_link">DETERMAT</text:a><text:tab/><text:a xlink:type="simple" xlink:href="#7.5.DETERMAT|outline" text:style-name="Internet_20_link" text:visited-style-name="Internet_20_link">88</text:a></text:p>
          <text:p text:style-name="P3">6.<text:tab/><text:a xlink:type="simple" xlink:href="#7.6.DROITEREG|outline" text:style-name="Internet_20_link" text:visited-style-name="Internet_20_link">DROITEREG</text:a><text:tab/><text:a xlink:type="simple" xlink:href="#7.6.DROITEREG|outline" text:style-name="Internet_20_link" text:visited-style-name="Internet_20_link">88</text:a></text:p>
          <text:p text:style-name="P3">7.<text:tab/><text:a xlink:type="simple" xlink:href="#7.7.FREQUENCE|outline" text:style-name="Internet_20_link" text:visited-style-name="Internet_20_link">FREQUENCE</text:a><text:tab/><text:a xlink:type="simple" xlink:href="#7.7.FREQUENCE|outline" text:style-name="Internet_20_link" text:visited-style-name="Internet_20_link">90</text:a></text:p>
          <text:p text:style-name="P3">8.<text:tab/><text:a xlink:type="simple" xlink:href="#7.8.INVERSEMAT|outline" text:style-name="Internet_20_link" text:visited-style-name="Internet_20_link">INVERSEMAT</text:a><text:tab/><text:a xlink:type="simple" xlink:href="#7.8.INVERSEMAT|outline" text:style-name="Internet_20_link" text:visited-style-name="Internet_20_link">91</text:a></text:p>
          <text:p text:style-name="P3">9.<text:tab/><text:a xlink:type="simple" xlink:href="#7.9.LOGREG|outline" text:style-name="Internet_20_link" text:visited-style-name="Internet_20_link">LOGREG</text:a><text:tab/><text:a xlink:type="simple" xlink:href="#7.9.LOGREG|outline" text:style-name="Internet_20_link" text:visited-style-name="Internet_20_link">91</text:a></text:p>
          <text:p text:style-name="P3">10.<text:tab/><text:a xlink:type="simple" xlink:href="#7.10.MUNIT|outline" text:style-name="Internet_20_link" text:visited-style-name="Internet_20_link">MUNIT</text:a><text:tab/><text:a xlink:type="simple" xlink:href="#7.10.MUNIT|outline" text:style-name="Internet_20_link" text:visited-style-name="Internet_20_link">91</text:a></text:p>
          <text:p text:style-name="P3">11.<text:tab/><text:a xlink:type="simple" xlink:href="#7.11.PRODUITMAT|outline" text:style-name="Internet_20_link" text:visited-style-name="Internet_20_link">PRODUITMAT</text:a><text:tab/><text:a xlink:type="simple" xlink:href="#7.11.PRODUITMAT|outline" text:style-name="Internet_20_link" text:visited-style-name="Internet_20_link">92</text:a></text:p>
          <text:p text:style-name="P3">12.<text:tab/><text:a xlink:type="simple" xlink:href="#7.12.SOMME.X2MY2|outline" text:style-name="Internet_20_link" text:visited-style-name="Internet_20_link">SOMME.X2MY2</text:a><text:tab/><text:a xlink:type="simple" xlink:href="#7.12.SOMME.X2MY2|outline" text:style-name="Internet_20_link" text:visited-style-name="Internet_20_link">92</text:a></text:p>
          <text:p text:style-name="P3">13.<text:tab/><text:a xlink:type="simple" xlink:href="#7.13.SOMME.X2PY2|outline" text:style-name="Internet_20_link" text:visited-style-name="Internet_20_link">SOMME.X2PY2</text:a><text:tab/><text:a xlink:type="simple" xlink:href="#7.13.SOMME.X2PY2|outline" text:style-name="Internet_20_link" text:visited-style-name="Internet_20_link">93</text:a></text:p>
          <text:p text:style-name="P3">14.<text:tab/><text:a xlink:type="simple" xlink:href="#7.14.SOMME.XMY2|outline" text:style-name="Internet_20_link" text:visited-style-name="Internet_20_link">SOMME.XMY2</text:a><text:tab/><text:a xlink:type="simple" xlink:href="#7.14.SOMME.XMY2|outline" text:style-name="Internet_20_link" text:visited-style-name="Internet_20_link">93</text:a></text:p>
          <text:p text:style-name="P3">15.<text:tab/><text:a xlink:type="simple" xlink:href="#7.15.SOMMEPROD|outline" text:style-name="Internet_20_link" text:visited-style-name="Internet_20_link">SOMMEPROD</text:a><text:tab/><text:a xlink:type="simple" xlink:href="#7.15.SOMMEPROD|outline" text:style-name="Internet_20_link" text:visited-style-name="Internet_20_link">93</text:a></text:p>
          <text:p text:style-name="P3">16.<text:tab/><text:a xlink:type="simple" xlink:href="#7.16.TENDANCE|outline" text:style-name="Internet_20_link" text:visited-style-name="Internet_20_link">TENDANCE</text:a><text:tab/><text:a xlink:type="simple" xlink:href="#7.16.TENDANCE|outline" text:style-name="Internet_20_link" text:visited-style-name="Internet_20_link">94</text:a></text:p>
          <text:p text:style-name="P3">17.<text:tab/><text:a xlink:type="simple" xlink:href="#7.17.TRANSPOSE|outline" text:style-name="Internet_20_link" text:visited-style-name="Internet_20_link">TRANSPOSE</text:a><text:tab/><text:a xlink:type="simple" xlink:href="#7.17.TRANSPOSE|outline" text:style-name="Internet_20_link" text:visited-style-name="Internet_20_link">94</text:a></text:p>
          <text:p text:style-name="P2">VIII.<text:tab/><text:a xlink:type="simple" xlink:href="#8.Catégorie Statistique|outline" text:style-name="Internet_20_link" text:visited-style-name="Internet_20_link">Catégorie Statistique</text:a><text:tab/><text:a xlink:type="simple" xlink:href="#8.Catégorie Statistique|outline" text:style-name="Internet_20_link" text:visited-style-name="Internet_20_link">95</text:a></text:p>
          <text:p text:style-name="P3">1.<text:tab/><text:a xlink:type="simple" xlink:href="#8.1.B|outline" text:style-name="Internet_20_link" text:visited-style-name="Internet_20_link">B</text:a><text:tab/><text:a xlink:type="simple" xlink:href="#8.1.B|outline" text:style-name="Internet_20_link" text:visited-style-name="Internet_20_link">95</text:a></text:p>
          <text:p text:style-name="P3">2.<text:tab/><text:a xlink:type="simple" xlink:href="#8.2.BETA.INVERSE|outline" text:style-name="Internet_20_link" text:visited-style-name="Internet_20_link">BETA.INVERSE</text:a><text:tab/><text:a xlink:type="simple" xlink:href="#8.2.BETA.INVERSE|outline" text:style-name="Internet_20_link" text:visited-style-name="Internet_20_link">95</text:a></text:p>
          <text:p text:style-name="P3">3.<text:tab/><text:a xlink:type="simple" xlink:href="#8.3.CENTILE|outline" text:style-name="Internet_20_link" text:visited-style-name="Internet_20_link">CENTILE</text:a><text:tab/><text:a xlink:type="simple" xlink:href="#8.3.CENTILE|outline" text:style-name="Internet_20_link" text:visited-style-name="Internet_20_link">96</text:a></text:p>
          <text:p text:style-name="P3">4.<text:tab/><text:a xlink:type="simple" xlink:href="#8.4.CENTREE.REDUITE|outline" text:style-name="Internet_20_link" text:visited-style-name="Internet_20_link">CENTREE.REDUITE</text:a><text:tab/><text:a xlink:type="simple" xlink:href="#8.4.CENTREE.REDUITE|outline" text:style-name="Internet_20_link" text:visited-style-name="Internet_20_link">96</text:a></text:p>
          <text:p text:style-name="P3">5.<text:tab/><text:a xlink:type="simple" xlink:href="#8.5.COEFFICIENT.ASYMETRIE|outline" text:style-name="Internet_20_link" text:visited-style-name="Internet_20_link">COEFFICIENT.ASYMETRIE</text:a><text:tab/><text:a xlink:type="simple" xlink:href="#8.5.COEFFICIENT.ASYMETRIE|outline" text:style-name="Internet_20_link" text:visited-style-name="Internet_20_link">96</text:a></text:p>
          <text:p text:style-name="P3">6.<text:tab/><text:a xlink:type="simple" xlink:href="#8.6.COEFFICIENT.CORRELATION|outline" text:style-name="Internet_20_link" text:visited-style-name="Internet_20_link">COEFFICIENT.CORRELATION</text:a><text:tab/><text:a xlink:type="simple" xlink:href="#8.6.COEFFICIENT.CORRELATION|outline" text:style-name="Internet_20_link" text:visited-style-name="Internet_20_link">97</text:a></text:p>
          <text:p text:style-name="P3">7.<text:tab/><text:a xlink:type="simple" xlink:href="#8.7.COEFFICIENT.DETERMINATION|outline" text:style-name="Internet_20_link" text:visited-style-name="Internet_20_link">COEFFICIENT.DETERMINATION</text:a><text:tab/><text:a xlink:type="simple" xlink:href="#8.7.COEFFICIENT.DETERMINATION|outline" text:style-name="Internet_20_link" text:visited-style-name="Internet_20_link">97</text:a></text:p>
          <text:p text:style-name="P3">8.<text:tab/><text:a xlink:type="simple" xlink:href="#8.8.COVARIANCE|outline" text:style-name="Internet_20_link" text:visited-style-name="Internet_20_link">COVARIANCE</text:a><text:tab/><text:a xlink:type="simple" xlink:href="#8.8.COVARIANCE|outline" text:style-name="Internet_20_link" text:visited-style-name="Internet_20_link">97</text:a></text:p>
          <text:p text:style-name="P3">9.<text:tab/><text:a xlink:type="simple" xlink:href="#8.9.CRITERE.LOI.BINOMIALE|outline" text:style-name="Internet_20_link" text:visited-style-name="Internet_20_link">CRITERE.LOI.BINOMIALE</text:a><text:tab/><text:a xlink:type="simple" xlink:href="#8.9.CRITERE.LOI.BINOMIALE|outline" text:style-name="Internet_20_link" text:visited-style-name="Internet_20_link">98</text:a></text:p>
          <text:p text:style-name="P3">10.<text:tab/><text:a xlink:type="simple" xlink:href="#8.10.ECART.MOYEN|outline" text:style-name="Internet_20_link" text:visited-style-name="Internet_20_link">ECART.MOYEN</text:a><text:tab/><text:a xlink:type="simple" xlink:href="#8.10.ECART.MOYEN|outline" text:style-name="Internet_20_link" text:visited-style-name="Internet_20_link">98</text:a></text:p>
          <text:p text:style-name="P3">11.<text:tab/><text:a xlink:type="simple" xlink:href="#8.11.ECARTYPE|outline" text:style-name="Internet_20_link" text:visited-style-name="Internet_20_link">ECARTYPE</text:a><text:tab/><text:a xlink:type="simple" xlink:href="#8.11.ECARTYPE|outline" text:style-name="Internet_20_link" text:visited-style-name="Internet_20_link">98</text:a></text:p>
          <text:p text:style-name="P3">12.<text:tab/><text:a xlink:type="simple" xlink:href="#8.12.ECARTYPEA|outline" text:style-name="Internet_20_link" text:visited-style-name="Internet_20_link">ECARTYPEA</text:a><text:tab/><text:a xlink:type="simple" xlink:href="#8.12.ECARTYPEA|outline" text:style-name="Internet_20_link" text:visited-style-name="Internet_20_link">98</text:a></text:p>
          <text:p text:style-name="P3">13.<text:tab/><text:a xlink:type="simple" xlink:href="#8.13.ECARTYPEPA|outline" text:style-name="Internet_20_link" text:visited-style-name="Internet_20_link">ECARTYPEPA</text:a><text:tab/><text:a xlink:type="simple" xlink:href="#8.13.ECARTYPEPA|outline" text:style-name="Internet_20_link" text:visited-style-name="Internet_20_link">99</text:a></text:p>
          <text:p text:style-name="P3">14.<text:tab/><text:a xlink:type="simple" xlink:href="#8.14.ERREUR.TYPE.XY|outline" text:style-name="Internet_20_link" text:visited-style-name="Internet_20_link">ERREUR.TYPE.XY</text:a><text:tab/><text:a xlink:type="simple" xlink:href="#8.14.ERREUR.TYPE.XY|outline" text:style-name="Internet_20_link" text:visited-style-name="Internet_20_link">99</text:a></text:p>
          <text:p text:style-name="P3">15.<text:tab/><text:a xlink:type="simple" xlink:href="#8.15.FISHER|outline" text:style-name="Internet_20_link" text:visited-style-name="Internet_20_link">FISHER</text:a><text:tab/><text:a xlink:type="simple" xlink:href="#8.15.FISHER|outline" text:style-name="Internet_20_link" text:visited-style-name="Internet_20_link">99</text:a></text:p>
          <text:p text:style-name="P3">16.<text:tab/><text:a xlink:type="simple" xlink:href="#8.16.FISHER.INVERSE|outline" text:style-name="Internet_20_link" text:visited-style-name="Internet_20_link">FISHER.INVERSE</text:a><text:tab/><text:a xlink:type="simple" xlink:href="#8.16.FISHER.INVERSE|outline" text:style-name="Internet_20_link" text:visited-style-name="Internet_20_link">99</text:a></text:p>
          <text:p text:style-name="P3">17.<text:tab/><text:a xlink:type="simple" xlink:href="#8.17.GAUSS|outline" text:style-name="Internet_20_link" text:visited-style-name="Internet_20_link">GAUSS</text:a><text:tab/><text:a xlink:type="simple" xlink:href="#8.17.GAUSS|outline" text:style-name="Internet_20_link" text:visited-style-name="Internet_20_link">100</text:a></text:p>
          <text:p text:style-name="P3">18.<text:tab/><text:a xlink:type="simple" xlink:href="#8.18.GRANDE.VALEUR|outline" text:style-name="Internet_20_link" text:visited-style-name="Internet_20_link">GRANDE.VALEUR</text:a><text:tab/><text:a xlink:type="simple" xlink:href="#8.18.GRANDE.VALEUR|outline" text:style-name="Internet_20_link" text:visited-style-name="Internet_20_link">100</text:a></text:p>
          <text:p text:style-name="P3">19.<text:tab/><text:a xlink:type="simple" xlink:href="#8.19.INTERVALLE.CONFIANCE|outline" text:style-name="Internet_20_link" text:visited-style-name="Internet_20_link">INTERVALLE.CONFIANCE</text:a><text:tab/><text:a xlink:type="simple" xlink:href="#8.19.INTERVALLE.CONFIANCE|outline" text:style-name="Internet_20_link" text:visited-style-name="Internet_20_link">100</text:a></text:p>
          <text:p text:style-name="P3">20.<text:tab/><text:a xlink:type="simple" xlink:href="#8.20.INVERSE.LOI.F|outline" text:style-name="Internet_20_link" text:visited-style-name="Internet_20_link">INVERSE.LOI.F</text:a><text:tab/><text:a xlink:type="simple" xlink:href="#8.20.INVERSE.LOI.F|outline" text:style-name="Internet_20_link" text:visited-style-name="Internet_20_link">100</text:a></text:p>
          <text:p text:style-name="P3">21.<text:tab/><text:a xlink:type="simple" xlink:href="#8.21.KHIDEUX.INVERSE|outline" text:style-name="Internet_20_link" text:visited-style-name="Internet_20_link">KHIDEUX.INVERSE</text:a><text:tab/><text:a xlink:type="simple" xlink:href="#8.21.KHIDEUX.INVERSE|outline" text:style-name="Internet_20_link" text:visited-style-name="Internet_20_link">101</text:a></text:p>
          <text:p text:style-name="P3">22.<text:tab/><text:a xlink:type="simple" xlink:href="#8.22.KURTOSIS|outline" text:style-name="Internet_20_link" text:visited-style-name="Internet_20_link">KURTOSIS</text:a><text:tab/><text:a xlink:type="simple" xlink:href="#8.22.KURTOSIS|outline" text:style-name="Internet_20_link" text:visited-style-name="Internet_20_link">101</text:a></text:p>
          <text:p text:style-name="P3">23.<text:tab/><text:a xlink:type="simple" xlink:href="#8.23.LNGAMMA|outline" text:style-name="Internet_20_link" text:visited-style-name="Internet_20_link">LNGAMMA</text:a><text:tab/><text:a xlink:type="simple" xlink:href="#8.23.LNGAMMA|outline" text:style-name="Internet_20_link" text:visited-style-name="Internet_20_link">102</text:a></text:p>
          <text:p text:style-name="P3">24.<text:tab/><text:a xlink:type="simple" xlink:href="#8.24.LOI.BETA|outline" text:style-name="Internet_20_link" text:visited-style-name="Internet_20_link">LOI.BETA</text:a><text:tab/><text:a xlink:type="simple" xlink:href="#8.24.LOI.BETA|outline" text:style-name="Internet_20_link" text:visited-style-name="Internet_20_link">102</text:a></text:p>
          <text:p text:style-name="P3">25.<text:tab/><text:a xlink:type="simple" xlink:href="#8.25.LOI.BINOMIALE|outline" text:style-name="Internet_20_link" text:visited-style-name="Internet_20_link">LOI.BINOMIALE</text:a><text:tab/><text:a xlink:type="simple" xlink:href="#8.25.LOI.BINOMIALE|outline" text:style-name="Internet_20_link" text:visited-style-name="Internet_20_link">102</text:a></text:p>
          <text:p text:style-name="P3">26.<text:tab/><text:a xlink:type="simple" xlink:href="#8.26.LOI.BINOMIALE.NEG|outline" text:style-name="Internet_20_link" text:visited-style-name="Internet_20_link">LOI.BINOMIALE.NEG</text:a><text:tab/><text:a xlink:type="simple" xlink:href="#8.26.LOI.BINOMIALE.NEG|outline" text:style-name="Internet_20_link" text:visited-style-name="Internet_20_link">103</text:a></text:p>
          <text:p text:style-name="P3">27.<text:tab/><text:a xlink:type="simple" xlink:href="#8.27.LOI.EXPONENTIELLE|outline" text:style-name="Internet_20_link" text:visited-style-name="Internet_20_link">LOI.EXPONENTIELLE</text:a><text:tab/><text:a xlink:type="simple" xlink:href="#8.27.LOI.EXPONENTIELLE|outline" text:style-name="Internet_20_link" text:visited-style-name="Internet_20_link">103</text:a></text:p>
          <text:p text:style-name="P3">28.<text:tab/><text:a xlink:type="simple" xlink:href="#8.28.LOI.F|outline" text:style-name="Internet_20_link" text:visited-style-name="Internet_20_link">LOI.F</text:a><text:tab/><text:a xlink:type="simple" xlink:href="#8.28.LOI.F|outline" text:style-name="Internet_20_link" text:visited-style-name="Internet_20_link">103</text:a></text:p>
          <text:p text:style-name="P3">29.<text:tab/><text:a xlink:type="simple" xlink:href="#8.29.LOI.GAMMA|outline" text:style-name="Internet_20_link" text:visited-style-name="Internet_20_link">LOI.GAMMA</text:a><text:tab/><text:a xlink:type="simple" xlink:href="#8.29.LOI.GAMMA|outline" text:style-name="Internet_20_link" text:visited-style-name="Internet_20_link">104</text:a></text:p>
          <text:p text:style-name="P3">30.<text:tab/><text:a xlink:type="simple" xlink:href="#8.30.LOI.GAMMA.INVERSE|outline" text:style-name="Internet_20_link" text:visited-style-name="Internet_20_link">LOI.GAMMA.INVERSE</text:a><text:tab/><text:a xlink:type="simple" xlink:href="#8.30.LOI.GAMMA.INVERSE|outline" text:style-name="Internet_20_link" text:visited-style-name="Internet_20_link">104</text:a></text:p>
          <text:p text:style-name="P3">31.<text:tab/><text:a xlink:type="simple" xlink:href="#8.31.LOI.HYPERGEOMETRIQUE|outline" text:style-name="Internet_20_link" text:visited-style-name="Internet_20_link">LOI.HYPERGEOMETRIQUE</text:a><text:tab/><text:a xlink:type="simple" xlink:href="#8.31.LOI.HYPERGEOMETRIQUE|outline" text:style-name="Internet_20_link" text:visited-style-name="Internet_20_link">104</text:a></text:p>
          <text:p text:style-name="P3">32.<text:tab/><text:a xlink:type="simple" xlink:href="#8.32.LOI.KHIDEUX|outline" text:style-name="Internet_20_link" text:visited-style-name="Internet_20_link">LOI.KHIDEUX</text:a><text:tab/><text:a xlink:type="simple" xlink:href="#8.32.LOI.KHIDEUX|outline" text:style-name="Internet_20_link" text:visited-style-name="Internet_20_link">105</text:a></text:p>
          <text:p text:style-name="P3">33.<text:tab/><text:a xlink:type="simple" xlink:href="#8.33.LOI.LOGNORMALE|outline" text:style-name="Internet_20_link" text:visited-style-name="Internet_20_link">LOI.LOGNORMALE</text:a><text:tab/><text:a xlink:type="simple" xlink:href="#8.33.LOI.LOGNORMALE|outline" text:style-name="Internet_20_link" text:visited-style-name="Internet_20_link">105</text:a></text:p>
          <text:p text:style-name="P3">34.<text:tab/><text:a xlink:type="simple" xlink:href="#8.34.LOI.LOGNORMALE.INVERSE|outline" text:style-name="Internet_20_link" text:visited-style-name="Internet_20_link">LOI.LOGNORMALE.INVERSE</text:a><text:tab/><text:a xlink:type="simple" xlink:href="#8.34.LOI.LOGNORMALE.INVERSE|outline" text:style-name="Internet_20_link" text:visited-style-name="Internet_20_link">105</text:a></text:p>
          <text:p text:style-name="P3">35.<text:tab/><text:a xlink:type="simple" xlink:href="#8.35.LOI.NORMALE|outline" text:style-name="Internet_20_link" text:visited-style-name="Internet_20_link">LOI.NORMALE</text:a><text:tab/><text:a xlink:type="simple" xlink:href="#8.35.LOI.NORMALE|outline" text:style-name="Internet_20_link" text:visited-style-name="Internet_20_link">106</text:a></text:p>
          <text:p text:style-name="P3">36.<text:tab/><text:a xlink:type="simple" xlink:href="#8.36.LOI.NORMALE.INVERSE|outline" text:style-name="Internet_20_link" text:visited-style-name="Internet_20_link">LOI.NORMALE.INVERSE</text:a><text:tab/><text:a xlink:type="simple" xlink:href="#8.36.LOI.NORMALE.INVERSE|outline" text:style-name="Internet_20_link" text:visited-style-name="Internet_20_link">106</text:a></text:p>
          <text:p text:style-name="P3">37.<text:tab/><text:a xlink:type="simple" xlink:href="#8.37.LOI.NORMALE.STANDARD|outline" text:style-name="Internet_20_link" text:visited-style-name="Internet_20_link">LOI.NORMALE.STANDARD</text:a><text:tab/><text:a xlink:type="simple" xlink:href="#8.37.LOI.NORMALE.STANDARD|outline" text:style-name="Internet_20_link" text:visited-style-name="Internet_20_link">106</text:a></text:p>
          <text:p text:style-name="P3">38.<text:tab/><text:a xlink:type="simple" xlink:href="#8.38.LOI.NORMALE.STANDARD.INVERSE|outline" text:style-name="Internet_20_link" text:visited-style-name="Internet_20_link">LOI.NORMALE.STANDARD.INVERSE</text:a><text:tab/><text:a xlink:type="simple" xlink:href="#8.38.LOI.NORMALE.STANDARD.INVERSE|outline" text:style-name="Internet_20_link" text:visited-style-name="Internet_20_link">107</text:a></text:p>
          <text:p text:style-name="P3">39.<text:tab/><text:a xlink:type="simple" xlink:href="#8.39.LOI.STUDENT|outline" text:style-name="Internet_20_link" text:visited-style-name="Internet_20_link">LOI.STUDENT</text:a><text:tab/><text:a xlink:type="simple" xlink:href="#8.39.LOI.STUDENT|outline" text:style-name="Internet_20_link" text:visited-style-name="Internet_20_link">107</text:a></text:p>
          <text:p text:style-name="P3">40.<text:tab/><text:a xlink:type="simple" xlink:href="#8.40.LOI.STUDENT.INVERSE|outline" text:style-name="Internet_20_link" text:visited-style-name="Internet_20_link">LOI.STUDENT.INVERSE</text:a><text:tab/><text:a xlink:type="simple" xlink:href="#8.40.LOI.STUDENT.INVERSE|outline" text:style-name="Internet_20_link" text:visited-style-name="Internet_20_link">107</text:a></text:p>
          <text:p text:style-name="P3">41.<text:tab/><text:a xlink:type="simple" xlink:href="#8.41.LOI.WEIBULL|outline" text:style-name="Internet_20_link" text:visited-style-name="Internet_20_link">LOI.WEIBULL</text:a><text:tab/><text:a xlink:type="simple" xlink:href="#8.41.LOI.WEIBULL|outline" text:style-name="Internet_20_link" text:visited-style-name="Internet_20_link">107</text:a></text:p>
          <text:p text:style-name="P3">42.<text:tab/><text:a xlink:type="simple" xlink:href="#8.42.MAX|outline" text:style-name="Internet_20_link" text:visited-style-name="Internet_20_link">MAX</text:a><text:tab/><text:a xlink:type="simple" xlink:href="#8.42.MAX|outline" text:style-name="Internet_20_link" text:visited-style-name="Internet_20_link">108</text:a></text:p>
          <text:p text:style-name="P3">43.<text:tab/><text:a xlink:type="simple" xlink:href="#8.43.MAXA|outline" text:style-name="Internet_20_link" text:visited-style-name="Internet_20_link">MAXA</text:a><text:tab/><text:a xlink:type="simple" xlink:href="#8.43.MAXA|outline" text:style-name="Internet_20_link" text:visited-style-name="Internet_20_link">108</text:a></text:p>
          <text:p text:style-name="P3">44.<text:tab/><text:a xlink:type="simple" xlink:href="#8.44.MEDIANE|outline" text:style-name="Internet_20_link" text:visited-style-name="Internet_20_link">MEDIANE</text:a><text:tab/><text:a xlink:type="simple" xlink:href="#8.44.MEDIANE|outline" text:style-name="Internet_20_link" text:visited-style-name="Internet_20_link">108</text:a></text:p>
          <text:p text:style-name="P3">45.<text:tab/><text:a xlink:type="simple" xlink:href="#8.45.MIN|outline" text:style-name="Internet_20_link" text:visited-style-name="Internet_20_link">MIN</text:a><text:tab/><text:a xlink:type="simple" xlink:href="#8.45.MIN|outline" text:style-name="Internet_20_link" text:visited-style-name="Internet_20_link">109</text:a></text:p>
          <text:p text:style-name="P3">46.<text:tab/><text:a xlink:type="simple" xlink:href="#8.46.MINA|outline" text:style-name="Internet_20_link" text:visited-style-name="Internet_20_link">MINA</text:a><text:tab/><text:a xlink:type="simple" xlink:href="#8.46.MINA|outline" text:style-name="Internet_20_link" text:visited-style-name="Internet_20_link">109</text:a></text:p>
          <text:p text:style-name="P3">47.<text:tab/><text:a xlink:type="simple" xlink:href="#8.47.MODE|outline" text:style-name="Internet_20_link" text:visited-style-name="Internet_20_link">MODE</text:a><text:tab/><text:a xlink:type="simple" xlink:href="#8.47.MODE|outline" text:style-name="Internet_20_link" text:visited-style-name="Internet_20_link">109</text:a></text:p>
          <text:p text:style-name="P3">48.<text:tab/><text:a xlink:type="simple" xlink:href="#8.48.MOYENNE|outline" text:style-name="Internet_20_link" text:visited-style-name="Internet_20_link">MOYENNE</text:a><text:tab/><text:a xlink:type="simple" xlink:href="#8.48.MOYENNE|outline" text:style-name="Internet_20_link" text:visited-style-name="Internet_20_link">109</text:a></text:p>
          <text:p text:style-name="P3">49.<text:tab/><text:a xlink:type="simple" xlink:href="#8.49.MOYENNEA|outline" text:style-name="Internet_20_link" text:visited-style-name="Internet_20_link">MOYENNEA</text:a><text:tab/><text:a xlink:type="simple" xlink:href="#8.49.MOYENNEA|outline" text:style-name="Internet_20_link" text:visited-style-name="Internet_20_link">110</text:a></text:p>
          <text:p text:style-name="P3">50.<text:tab/><text:a xlink:type="simple" xlink:href="#8.50.MOYENNE.GEOMETRIQUE|outline" text:style-name="Internet_20_link" text:visited-style-name="Internet_20_link">MOYENNE.GEOMETRIQUE</text:a><text:tab/><text:a xlink:type="simple" xlink:href="#8.50.MOYENNE.GEOMETRIQUE|outline" text:style-name="Internet_20_link" text:visited-style-name="Internet_20_link">110</text:a></text:p>
          <text:p text:style-name="P3">51.<text:tab/><text:a xlink:type="simple" xlink:href="#8.51.MOYENNE.HARMONIQUE|outline" text:style-name="Internet_20_link" text:visited-style-name="Internet_20_link">MOYENNE.HARMONIQUE</text:a><text:tab/><text:a xlink:type="simple" xlink:href="#8.51.MOYENNE.HARMONIQUE|outline" text:style-name="Internet_20_link" text:visited-style-name="Internet_20_link">110</text:a></text:p>
          <text:p text:style-name="P3">52.<text:tab/><text:a xlink:type="simple" xlink:href="#8.52.MOYENNE.REDUITE|outline" text:style-name="Internet_20_link" text:visited-style-name="Internet_20_link">MOYENNE.REDUITE</text:a><text:tab/><text:a xlink:type="simple" xlink:href="#8.52.MOYENNE.REDUITE|outline" text:style-name="Internet_20_link" text:visited-style-name="Internet_20_link">110</text:a></text:p>
          <text:p text:style-name="P3">53.<text:tab/><text:a xlink:type="simple" xlink:href="#8.53.NBVAL|outline" text:style-name="Internet_20_link" text:visited-style-name="Internet_20_link">NBVAL</text:a><text:tab/><text:a xlink:type="simple" xlink:href="#8.53.NBVAL|outline" text:style-name="Internet_20_link" text:visited-style-name="Internet_20_link">111</text:a></text:p>
          <text:p text:style-name="P3">54.<text:tab/><text:a xlink:type="simple" xlink:href="#8.54.NOMBRE|outline" text:style-name="Internet_20_link" text:visited-style-name="Internet_20_link">NOMBRE</text:a><text:tab/><text:a xlink:type="simple" xlink:href="#8.54.NOMBRE|outline" text:style-name="Internet_20_link" text:visited-style-name="Internet_20_link">111</text:a></text:p>
          <text:p text:style-name="P3">55.<text:tab/><text:a xlink:type="simple" xlink:href="#8.55.ORDONNEE.ORIGINE|outline" text:style-name="Internet_20_link" text:visited-style-name="Internet_20_link">ORDONNEE.ORIGINE</text:a><text:tab/><text:a xlink:type="simple" xlink:href="#8.55.ORDONNEE.ORIGINE|outline" text:style-name="Internet_20_link" text:visited-style-name="Internet_20_link">111</text:a></text:p>
          <text:p text:style-name="P3">56.<text:tab/><text:a xlink:type="simple" xlink:href="#8.56.PEARSON|outline" text:style-name="Internet_20_link" text:visited-style-name="Internet_20_link">PEARSON</text:a><text:tab/><text:a xlink:type="simple" xlink:href="#8.56.PEARSON|outline" text:style-name="Internet_20_link" text:visited-style-name="Internet_20_link">112</text:a></text:p>
          <text:p text:style-name="P3">57.<text:tab/><text:a xlink:type="simple" xlink:href="#8.57.PENTE|outline" text:style-name="Internet_20_link" text:visited-style-name="Internet_20_link">PENTE</text:a><text:tab/><text:a xlink:type="simple" xlink:href="#8.57.PENTE|outline" text:style-name="Internet_20_link" text:visited-style-name="Internet_20_link">112</text:a></text:p>
          <text:p text:style-name="P3">58.<text:tab/><text:a xlink:type="simple" xlink:href="#8.58.PERMUTATIONA|outline" text:style-name="Internet_20_link" text:visited-style-name="Internet_20_link">PERMUTATIONA</text:a><text:tab/><text:a xlink:type="simple" xlink:href="#8.58.PERMUTATIONA|outline" text:style-name="Internet_20_link" text:visited-style-name="Internet_20_link">112</text:a></text:p>
          <text:p text:style-name="P3">59.<text:tab/><text:a xlink:type="simple" xlink:href="#8.59.PERMUTATIONS|outline" text:style-name="Internet_20_link" text:visited-style-name="Internet_20_link">PERMUTATIONS</text:a><text:tab/><text:a xlink:type="simple" xlink:href="#8.59.PERMUTATIONS|outline" text:style-name="Internet_20_link" text:visited-style-name="Internet_20_link">113</text:a></text:p>
          <text:p text:style-name="P3">60.<text:tab/><text:a xlink:type="simple" xlink:href="#8.60.PETITE .VALEUR|outline" text:style-name="Internet_20_link" text:visited-style-name="Internet_20_link">PETITE .VALEUR</text:a><text:tab/><text:a xlink:type="simple" xlink:href="#8.60.PETITE .VALEUR|outline" text:style-name="Internet_20_link" text:visited-style-name="Internet_20_link">113</text:a></text:p>
          <text:p text:style-name="P3">61.<text:tab/><text:a xlink:type="simple" xlink:href="#8.61.PHI|outline" text:style-name="Internet_20_link" text:visited-style-name="Internet_20_link">PHI</text:a><text:tab/><text:a xlink:type="simple" xlink:href="#8.61.PHI|outline" text:style-name="Internet_20_link" text:visited-style-name="Internet_20_link">113</text:a></text:p>
          <text:p text:style-name="P3">62.<text:tab/><text:a xlink:type="simple" xlink:href="#8.62.POISSON|outline" text:style-name="Internet_20_link" text:visited-style-name="Internet_20_link">POISSON</text:a><text:tab/><text:a xlink:type="simple" xlink:href="#8.62.POISSON|outline" text:style-name="Internet_20_link" text:visited-style-name="Internet_20_link">114</text:a></text:p>
          <text:p text:style-name="P3">63.<text:tab/><text:a xlink:type="simple" xlink:href="#8.63.PREVISION|outline" text:style-name="Internet_20_link" text:visited-style-name="Internet_20_link">PREVISION</text:a><text:tab/><text:a xlink:type="simple" xlink:href="#8.63.PREVISION|outline" text:style-name="Internet_20_link" text:visited-style-name="Internet_20_link">114</text:a></text:p>
          <text:p text:style-name="P3">64.<text:tab/><text:a xlink:type="simple" xlink:href="#8.64.PROBABILITE|outline" text:style-name="Internet_20_link" text:visited-style-name="Internet_20_link">PROBABILITE</text:a><text:tab/><text:a xlink:type="simple" xlink:href="#8.64.PROBABILITE|outline" text:style-name="Internet_20_link" text:visited-style-name="Internet_20_link">114</text:a></text:p>
          <text:p text:style-name="P3">65.<text:tab/><text:a xlink:type="simple" xlink:href="#8.65.QUARTILE|outline" text:style-name="Internet_20_link" text:visited-style-name="Internet_20_link">QUARTILE</text:a><text:tab/><text:a xlink:type="simple" xlink:href="#8.65.QUARTILE|outline" text:style-name="Internet_20_link" text:visited-style-name="Internet_20_link">115</text:a></text:p>
          <text:p text:style-name="P3">66.<text:tab/><text:a xlink:type="simple" xlink:href="#8.66.RANG|outline" text:style-name="Internet_20_link" text:visited-style-name="Internet_20_link">RANG</text:a><text:tab/><text:a xlink:type="simple" xlink:href="#8.66.RANG|outline" text:style-name="Internet_20_link" text:visited-style-name="Internet_20_link">115</text:a></text:p>
          <text:p text:style-name="P3">67.<text:tab/><text:a xlink:type="simple" xlink:href="#8.67.RANG.POURCENTAGE|outline" text:style-name="Internet_20_link" text:visited-style-name="Internet_20_link">RANG.POURCENTAGE</text:a><text:tab/><text:a xlink:type="simple" xlink:href="#8.67.RANG.POURCENTAGE|outline" text:style-name="Internet_20_link" text:visited-style-name="Internet_20_link">115</text:a></text:p>
          <text:p text:style-name="P3">68.<text:tab/><text:a xlink:type="simple" xlink:href="#8.68.SOMME.CARRES.ECARTS|outline" text:style-name="Internet_20_link" text:visited-style-name="Internet_20_link">SOMME.CARRES.ECARTS</text:a><text:tab/><text:a xlink:type="simple" xlink:href="#8.68.SOMME.CARRES.ECARTS|outline" text:style-name="Internet_20_link" text:visited-style-name="Internet_20_link">116</text:a></text:p>
          <text:p text:style-name="P3">69.<text:tab/><text:a xlink:type="simple" xlink:href="#8.69.TEST.F|outline" text:style-name="Internet_20_link" text:visited-style-name="Internet_20_link">TEST.F</text:a><text:tab/><text:a xlink:type="simple" xlink:href="#8.69.TEST.F|outline" text:style-name="Internet_20_link" text:visited-style-name="Internet_20_link">116</text:a></text:p>
          <text:p text:style-name="P3">70.<text:tab/><text:a xlink:type="simple" xlink:href="#8.70.TEST.KHIDEUX|outline" text:style-name="Internet_20_link" text:visited-style-name="Internet_20_link">TEST.KHIDEUX</text:a><text:tab/><text:a xlink:type="simple" xlink:href="#8.70.TEST.KHIDEUX|outline" text:style-name="Internet_20_link" text:visited-style-name="Internet_20_link">116</text:a></text:p>
          <text:p text:style-name="P3">71.<text:tab/><text:a xlink:type="simple" xlink:href="#8.71.TEST.STUDENT|outline" text:style-name="Internet_20_link" text:visited-style-name="Internet_20_link">TEST.STUDENT</text:a><text:tab/><text:a xlink:type="simple" xlink:href="#8.71.TEST.STUDENT|outline" text:style-name="Internet_20_link" text:visited-style-name="Internet_20_link">117</text:a></text:p>
          <text:p text:style-name="P3">72.<text:tab/><text:a xlink:type="simple" xlink:href="#8.72.TEST.Z|outline" text:style-name="Internet_20_link" text:visited-style-name="Internet_20_link">TEST.Z</text:a><text:tab/><text:a xlink:type="simple" xlink:href="#8.72.TEST.Z|outline" text:style-name="Internet_20_link" text:visited-style-name="Internet_20_link">117</text:a></text:p>
          <text:p text:style-name="P3">73.<text:tab/><text:a xlink:type="simple" xlink:href="#8.73.VAR|outline" text:style-name="Internet_20_link" text:visited-style-name="Internet_20_link">VAR</text:a><text:tab/><text:a xlink:type="simple" xlink:href="#8.73.VAR|outline" text:style-name="Internet_20_link" text:visited-style-name="Internet_20_link">118</text:a></text:p>
          <text:p text:style-name="P3">74.<text:tab/><text:a xlink:type="simple" xlink:href="#8.74.VARA|outline" text:style-name="Internet_20_link" text:visited-style-name="Internet_20_link">VARA</text:a><text:tab/><text:a xlink:type="simple" xlink:href="#8.74.VARA|outline" text:style-name="Internet_20_link" text:visited-style-name="Internet_20_link">118</text:a></text:p>
          <text:p text:style-name="P3">75.<text:tab/><text:a xlink:type="simple" xlink:href="#8.75.VAR.P|outline" text:style-name="Internet_20_link" text:visited-style-name="Internet_20_link">VAR.P</text:a><text:tab/><text:a xlink:type="simple" xlink:href="#8.75.VAR.P|outline" text:style-name="Internet_20_link" text:visited-style-name="Internet_20_link">118</text:a></text:p>
          <text:p text:style-name="P3">76.<text:tab/><text:a xlink:type="simple" xlink:href="#8.76.VAR.PA|outline" text:style-name="Internet_20_link" text:visited-style-name="Internet_20_link">VAR.PA</text:a><text:tab/><text:a xlink:type="simple" xlink:href="#8.76.VAR.PA|outline" text:style-name="Internet_20_link" text:visited-style-name="Internet_20_link">118</text:a></text:p>
          <text:p text:style-name="P2">IX.<text:tab/><text:a xlink:type="simple" xlink:href="#9.Fonctions de classeur|outline" text:style-name="Internet_20_link" text:visited-style-name="Internet_20_link">Fonctions de classeur</text:a><text:tab/><text:a xlink:type="simple" xlink:href="#9.Fonctions de classeur|outline" text:style-name="Internet_20_link" text:visited-style-name="Internet_20_link">119</text:a></text:p>
          <text:p text:style-name="P3">1.<text:tab/><text:a xlink:type="simple" xlink:href="#9.1.ADRESSE|outline" text:style-name="Internet_20_link" text:visited-style-name="Internet_20_link">ADRESSE</text:a><text:tab/><text:a xlink:type="simple" xlink:href="#9.1.ADRESSE|outline" text:style-name="Internet_20_link" text:visited-style-name="Internet_20_link">119</text:a></text:p>
          <text:p text:style-name="P3">2.<text:tab/><text:a xlink:type="simple" xlink:href="#9.2.CHOISIR|outline" text:style-name="Internet_20_link" text:visited-style-name="Internet_20_link">CHOISIR</text:a><text:tab/><text:a xlink:type="simple" xlink:href="#9.2.CHOISIR|outline" text:style-name="Internet_20_link" text:visited-style-name="Internet_20_link">119</text:a></text:p>
          <text:p text:style-name="P3">3.<text:tab/><text:a xlink:type="simple" xlink:href="#9.3.COLONNE|outline" text:style-name="Internet_20_link" text:visited-style-name="Internet_20_link">COLONNE</text:a><text:tab/><text:a xlink:type="simple" xlink:href="#9.3.COLONNE|outline" text:style-name="Internet_20_link" text:visited-style-name="Internet_20_link">120</text:a></text:p>
          <text:p text:style-name="P3">4.<text:tab/><text:a xlink:type="simple" xlink:href="#9.4.COLONNES|outline" text:style-name="Internet_20_link" text:visited-style-name="Internet_20_link">COLONNES</text:a><text:tab/><text:a xlink:type="simple" xlink:href="#9.4.COLONNES|outline" text:style-name="Internet_20_link" text:visited-style-name="Internet_20_link">120</text:a></text:p>
          <text:p text:style-name="P3">5.<text:tab/><text:a xlink:type="simple" xlink:href="#9.5.DDE|outline" text:style-name="Internet_20_link" text:visited-style-name="Internet_20_link">DDE</text:a><text:tab/><text:a xlink:type="simple" xlink:href="#9.5.DDE|outline" text:style-name="Internet_20_link" text:visited-style-name="Internet_20_link">121</text:a></text:p>
          <text:p text:style-name="P3">6.<text:tab/><text:a xlink:type="simple" xlink:href="#9.6.DECALER|outline" text:style-name="Internet_20_link" text:visited-style-name="Internet_20_link">DECALER</text:a><text:tab/><text:a xlink:type="simple" xlink:href="#9.6.DECALER|outline" text:style-name="Internet_20_link" text:visited-style-name="Internet_20_link">121</text:a></text:p>
          <text:p text:style-name="P3">7.<text:tab/><text:a xlink:type="simple" xlink:href="#9.7.EQUIV|outline" text:style-name="Internet_20_link" text:visited-style-name="Internet_20_link">EQUIV</text:a><text:tab/><text:a xlink:type="simple" xlink:href="#9.7.EQUIV|outline" text:style-name="Internet_20_link" text:visited-style-name="Internet_20_link">122</text:a></text:p>
          <text:p text:style-name="P3">8.<text:tab/><text:a xlink:type="simple" xlink:href="#9.8.FEUILLE|outline" text:style-name="Internet_20_link" text:visited-style-name="Internet_20_link">FEUILLE</text:a><text:tab/><text:a xlink:type="simple" xlink:href="#9.8.FEUILLE|outline" text:style-name="Internet_20_link" text:visited-style-name="Internet_20_link">123</text:a></text:p>
          <text:p text:style-name="P3">9.<text:tab/><text:a xlink:type="simple" xlink:href="#9.9.FEUILLES|outline" text:style-name="Internet_20_link" text:visited-style-name="Internet_20_link">FEUILLES</text:a><text:tab/><text:a xlink:type="simple" xlink:href="#9.9.FEUILLES|outline" text:style-name="Internet_20_link" text:visited-style-name="Internet_20_link">123</text:a></text:p>
          <text:p text:style-name="P3">10.<text:tab/><text:a xlink:type="simple" xlink:href="#9.10.INDEX|outline" text:style-name="Internet_20_link" text:visited-style-name="Internet_20_link">INDEX</text:a><text:tab/><text:a xlink:type="simple" xlink:href="#9.10.INDEX|outline" text:style-name="Internet_20_link" text:visited-style-name="Internet_20_link">123</text:a></text:p>
          <text:p text:style-name="P3">11.<text:tab/><text:a xlink:type="simple" xlink:href="#9.11.INDIRECT|outline" text:style-name="Internet_20_link" text:visited-style-name="Internet_20_link">INDIRECT</text:a><text:tab/><text:a xlink:type="simple" xlink:href="#9.11.INDIRECT|outline" text:style-name="Internet_20_link" text:visited-style-name="Internet_20_link">124</text:a></text:p>
          <text:p text:style-name="P3">12.<text:tab/><text:a xlink:type="simple" xlink:href="#9.12.LIEN_HYPERTEXTE|outline" text:style-name="Internet_20_link" text:visited-style-name="Internet_20_link">LIEN_HYPERTEXTE</text:a><text:tab/><text:a xlink:type="simple" xlink:href="#9.12.LIEN_HYPERTEXTE|outline" text:style-name="Internet_20_link" text:visited-style-name="Internet_20_link">124</text:a></text:p>
          <text:p text:style-name="P3">13.<text:tab/><text:a xlink:type="simple" xlink:href="#9.13.LIGNE|outline" text:style-name="Internet_20_link" text:visited-style-name="Internet_20_link">LIGNE</text:a><text:tab/><text:a xlink:type="simple" xlink:href="#9.13.LIGNE|outline" text:style-name="Internet_20_link" text:visited-style-name="Internet_20_link">125</text:a></text:p>
          <text:p text:style-name="P3">14.<text:tab/><text:a xlink:type="simple" xlink:href="#9.14.LIGNES|outline" text:style-name="Internet_20_link" text:visited-style-name="Internet_20_link">LIGNES</text:a><text:tab/><text:a xlink:type="simple" xlink:href="#9.14.LIGNES|outline" text:style-name="Internet_20_link" text:visited-style-name="Internet_20_link">126</text:a></text:p>
          <text:p text:style-name="P3">15.<text:tab/><text:a xlink:type="simple" xlink:href="#9.15.RECHERCHE|outline" text:style-name="Internet_20_link" text:visited-style-name="Internet_20_link">RECHERCHE</text:a><text:tab/><text:a xlink:type="simple" xlink:href="#9.15.RECHERCHE|outline" text:style-name="Internet_20_link" text:visited-style-name="Internet_20_link">126</text:a></text:p>
          <text:p text:style-name="P3">16.<text:tab/><text:a xlink:type="simple" xlink:href="#9.16.RECHERCHEH|outline" text:style-name="Internet_20_link" text:visited-style-name="Internet_20_link">RECHERCHEH</text:a><text:tab/><text:a xlink:type="simple" xlink:href="#9.16.RECHERCHEH|outline" text:style-name="Internet_20_link" text:visited-style-name="Internet_20_link">127</text:a></text:p>
          <text:p text:style-name="P3">17.<text:tab/><text:a xlink:type="simple" xlink:href="#9.17.RECHERCHEV|outline" text:style-name="Internet_20_link" text:visited-style-name="Internet_20_link">RECHERCHEV</text:a><text:tab/><text:a xlink:type="simple" xlink:href="#9.17.RECHERCHEV|outline" text:style-name="Internet_20_link" text:visited-style-name="Internet_20_link">127</text:a></text:p>
          <text:p text:style-name="P3">18.<text:tab/><text:a xlink:type="simple" xlink:href="#9.18.STYLE|outline" text:style-name="Internet_20_link" text:visited-style-name="Internet_20_link">STYLE</text:a><text:tab/><text:a xlink:type="simple" xlink:href="#9.18.STYLE|outline" text:style-name="Internet_20_link" text:visited-style-name="Internet_20_link">128</text:a></text:p>
          <text:p text:style-name="P3">19.<text:tab/><text:a xlink:type="simple" xlink:href="#9.19.TYPE.ERREUR|outline" text:style-name="Internet_20_link" text:visited-style-name="Internet_20_link">TYPE.ERREUR</text:a><text:tab/><text:a xlink:type="simple" xlink:href="#9.19.TYPE.ERREUR|outline" text:style-name="Internet_20_link" text:visited-style-name="Internet_20_link">128</text:a></text:p>
          <text:p text:style-name="P3">20.<text:tab/><text:a xlink:type="simple" xlink:href="#9.20.ZONES|outline" text:style-name="Internet_20_link" text:visited-style-name="Internet_20_link">ZONES</text:a><text:tab/><text:a xlink:type="simple" xlink:href="#9.20.ZONES|outline" text:style-name="Internet_20_link" text:visited-style-name="Internet_20_link">129</text:a></text:p>
          <text:p text:style-name="P2">X.<text:tab/><text:a xlink:type="simple" xlink:href="#10.Fonctions Texte|outline" text:style-name="Internet_20_link" text:visited-style-name="Internet_20_link">Fonctions Texte</text:a><text:tab/><text:a xlink:type="simple" xlink:href="#10.Fonctions Texte|outline" text:style-name="Internet_20_link" text:visited-style-name="Internet_20_link">130</text:a></text:p>
          <text:p text:style-name="P3">1.<text:tab/><text:a xlink:type="simple" xlink:href="#10.1.ARABE|outline" text:style-name="Internet_20_link" text:visited-style-name="Internet_20_link">ARABE</text:a><text:tab/><text:a xlink:type="simple" xlink:href="#10.1.ARABE|outline" text:style-name="Internet_20_link" text:visited-style-name="Internet_20_link">130</text:a></text:p>
          <text:p text:style-name="P3">2.<text:tab/><text:a xlink:type="simple" xlink:href="#10.2.BASE|outline" text:style-name="Internet_20_link" text:visited-style-name="Internet_20_link">BASE</text:a><text:tab/><text:a xlink:type="simple" xlink:href="#10.2.BASE|outline" text:style-name="Internet_20_link" text:visited-style-name="Internet_20_link">130</text:a></text:p>
          <text:p text:style-name="P3">3.<text:tab/><text:a xlink:type="simple" xlink:href="#10.3.CAR|outline" text:style-name="Internet_20_link" text:visited-style-name="Internet_20_link">CAR</text:a><text:tab/><text:a xlink:type="simple" xlink:href="#10.3.CAR|outline" text:style-name="Internet_20_link" text:visited-style-name="Internet_20_link">130</text:a></text:p>
          <text:p text:style-name="P3">4.<text:tab/><text:a xlink:type="simple" xlink:href="#10.4.CHERCHE|outline" text:style-name="Internet_20_link" text:visited-style-name="Internet_20_link">CHERCHE</text:a><text:tab/><text:a xlink:type="simple" xlink:href="#10.4.CHERCHE|outline" text:style-name="Internet_20_link" text:visited-style-name="Internet_20_link">131</text:a></text:p>
          <text:p text:style-name="P3">5.<text:tab/><text:a xlink:type="simple" xlink:href="#10.5.CNUM|outline" text:style-name="Internet_20_link" text:visited-style-name="Internet_20_link">CNUM</text:a><text:tab/><text:a xlink:type="simple" xlink:href="#10.5.CNUM|outline" text:style-name="Internet_20_link" text:visited-style-name="Internet_20_link">131</text:a></text:p>
          <text:p text:style-name="P3">6.<text:tab/><text:a xlink:type="simple" xlink:href="#10.6.CODE|outline" text:style-name="Internet_20_link" text:visited-style-name="Internet_20_link">CODE</text:a><text:tab/><text:a xlink:type="simple" xlink:href="#10.6.CODE|outline" text:style-name="Internet_20_link" text:visited-style-name="Internet_20_link">131</text:a></text:p>
          <text:p text:style-name="P3">7.<text:tab/><text:a xlink:type="simple" xlink:href="#10.7.CONCATENER|outline" text:style-name="Internet_20_link" text:visited-style-name="Internet_20_link">CONCATENER</text:a><text:tab/><text:a xlink:type="simple" xlink:href="#10.7.CONCATENER|outline" text:style-name="Internet_20_link" text:visited-style-name="Internet_20_link">132</text:a></text:p>
          <text:p text:style-name="P3">8.<text:tab/><text:a xlink:type="simple" xlink:href="#10.8.CTXT|outline" text:style-name="Internet_20_link" text:visited-style-name="Internet_20_link">CTXT</text:a><text:tab/><text:a xlink:type="simple" xlink:href="#10.8.CTXT|outline" text:style-name="Internet_20_link" text:visited-style-name="Internet_20_link">132</text:a></text:p>
          <text:p text:style-name="P3">9.<text:tab/><text:a xlink:type="simple" xlink:href="#10.9.DECIMAL|outline" text:style-name="Internet_20_link" text:visited-style-name="Internet_20_link">DECIMAL</text:a><text:tab/><text:a xlink:type="simple" xlink:href="#10.9.DECIMAL|outline" text:style-name="Internet_20_link" text:visited-style-name="Internet_20_link">132</text:a></text:p>
          <text:p text:style-name="P3">10.<text:tab/><text:a xlink:type="simple" xlink:href="#10.10.DROITE|outline" text:style-name="Internet_20_link" text:visited-style-name="Internet_20_link">DROITE</text:a><text:tab/><text:a xlink:type="simple" xlink:href="#10.10.DROITE|outline" text:style-name="Internet_20_link" text:visited-style-name="Internet_20_link">133</text:a></text:p>
          <text:p text:style-name="P3">11.<text:tab/><text:a xlink:type="simple" xlink:href="#10.11.EPURAGE|outline" text:style-name="Internet_20_link" text:visited-style-name="Internet_20_link">EPURAGE</text:a><text:tab/><text:a xlink:type="simple" xlink:href="#10.11.EPURAGE|outline" text:style-name="Internet_20_link" text:visited-style-name="Internet_20_link">133</text:a></text:p>
          <text:p text:style-name="P3">12.<text:tab/><text:a xlink:type="simple" xlink:href="#10.12.EXACT|outline" text:style-name="Internet_20_link" text:visited-style-name="Internet_20_link">EXACT</text:a><text:tab/><text:a xlink:type="simple" xlink:href="#10.12.EXACT|outline" text:style-name="Internet_20_link" text:visited-style-name="Internet_20_link">133</text:a></text:p>
          <text:p text:style-name="P3">13.<text:tab/><text:a xlink:type="simple" xlink:href="#10.13.FRANC|outline" text:style-name="Internet_20_link" text:visited-style-name="Internet_20_link">FRANC</text:a><text:tab/><text:a xlink:type="simple" xlink:href="#10.13.FRANC|outline" text:style-name="Internet_20_link" text:visited-style-name="Internet_20_link">133</text:a></text:p>
          <text:p text:style-name="P3">14.<text:tab/><text:a xlink:type="simple" xlink:href="#10.14.GAUCHE|outline" text:style-name="Internet_20_link" text:visited-style-name="Internet_20_link">GAUCHE</text:a><text:tab/><text:a xlink:type="simple" xlink:href="#10.14.GAUCHE|outline" text:style-name="Internet_20_link" text:visited-style-name="Internet_20_link">134</text:a></text:p>
          <text:p text:style-name="P3">15.<text:tab/><text:a xlink:type="simple" xlink:href="#10.15.MAJUSCULE|outline" text:style-name="Internet_20_link" text:visited-style-name="Internet_20_link">MAJUSCULE</text:a><text:tab/><text:a xlink:type="simple" xlink:href="#10.15.MAJUSCULE|outline" text:style-name="Internet_20_link" text:visited-style-name="Internet_20_link">134</text:a></text:p>
          <text:p text:style-name="P3">16.<text:tab/><text:a xlink:type="simple" xlink:href="#10.16.MINUSCULE|outline" text:style-name="Internet_20_link" text:visited-style-name="Internet_20_link">MINUSCULE</text:a><text:tab/><text:a xlink:type="simple" xlink:href="#10.16.MINUSCULE|outline" text:style-name="Internet_20_link" text:visited-style-name="Internet_20_link">134</text:a></text:p>
          <text:p text:style-name="P3">17.<text:tab/><text:a xlink:type="simple" xlink:href="#10.17.NBCAR|outline" text:style-name="Internet_20_link" text:visited-style-name="Internet_20_link">NBCAR</text:a><text:tab/><text:a xlink:type="simple" xlink:href="#10.17.NBCAR|outline" text:style-name="Internet_20_link" text:visited-style-name="Internet_20_link">134</text:a></text:p>
          <text:p text:style-name="P3">18.<text:tab/><text:a xlink:type="simple" xlink:href="#10.18.NOMPROPRE|outline" text:style-name="Internet_20_link" text:visited-style-name="Internet_20_link">NOMPROPRE</text:a><text:tab/><text:a xlink:type="simple" xlink:href="#10.18.NOMPROPRE|outline" text:style-name="Internet_20_link" text:visited-style-name="Internet_20_link">135</text:a></text:p>
          <text:p text:style-name="P3">19.<text:tab/><text:a xlink:type="simple" xlink:href="#10.19.REMPLACER|outline" text:style-name="Internet_20_link" text:visited-style-name="Internet_20_link">REMPLACER</text:a><text:tab/><text:a xlink:type="simple" xlink:href="#10.19.REMPLACER|outline" text:style-name="Internet_20_link" text:visited-style-name="Internet_20_link">135</text:a></text:p>
          <text:p text:style-name="P3">20.<text:tab/><text:a xlink:type="simple" xlink:href="#10.20.REPT|outline" text:style-name="Internet_20_link" text:visited-style-name="Internet_20_link">REPT</text:a><text:tab/><text:a xlink:type="simple" xlink:href="#10.20.REPT|outline" text:style-name="Internet_20_link" text:visited-style-name="Internet_20_link">135</text:a></text:p>
          <text:p text:style-name="P3">21.<text:tab/><text:a xlink:type="simple" xlink:href="#10.21.ROMAIN|outline" text:style-name="Internet_20_link" text:visited-style-name="Internet_20_link">ROMAIN</text:a><text:tab/><text:a xlink:type="simple" xlink:href="#10.21.ROMAIN|outline" text:style-name="Internet_20_link" text:visited-style-name="Internet_20_link">136</text:a></text:p>
          <text:p text:style-name="P3">22.<text:tab/><text:a xlink:type="simple" xlink:href="#10.22.STXT|outline" text:style-name="Internet_20_link" text:visited-style-name="Internet_20_link">STXT</text:a><text:tab/><text:a xlink:type="simple" xlink:href="#10.22.STXT|outline" text:style-name="Internet_20_link" text:visited-style-name="Internet_20_link">136</text:a></text:p>
          <text:p text:style-name="P3">23.<text:tab/><text:a xlink:type="simple" xlink:href="#10.23.SUBSTITUE|outline" text:style-name="Internet_20_link" text:visited-style-name="Internet_20_link">SUBSTITUE</text:a><text:tab/><text:a xlink:type="simple" xlink:href="#10.23.SUBSTITUE|outline" text:style-name="Internet_20_link" text:visited-style-name="Internet_20_link">136</text:a></text:p>
          <text:p text:style-name="P3">24.<text:tab/><text:a xlink:type="simple" xlink:href="#10.24.SUPPRESPACE|outline" text:style-name="Internet_20_link" text:visited-style-name="Internet_20_link">SUPPRESPACE</text:a><text:tab/><text:a xlink:type="simple" xlink:href="#10.24.SUPPRESPACE|outline" text:style-name="Internet_20_link" text:visited-style-name="Internet_20_link">137</text:a></text:p>
          <text:p text:style-name="P3">25.<text:tab/><text:a xlink:type="simple" xlink:href="#10.25.T|outline" text:style-name="Internet_20_link" text:visited-style-name="Internet_20_link">T</text:a><text:tab/><text:a xlink:type="simple" xlink:href="#10.25.T|outline" text:style-name="Internet_20_link" text:visited-style-name="Internet_20_link">137</text:a></text:p>
          <text:p text:style-name="P3">26.<text:tab/><text:a xlink:type="simple" xlink:href="#10.26.TEXTE|outline" text:style-name="Internet_20_link" text:visited-style-name="Internet_20_link">TEXTE</text:a><text:tab/><text:a xlink:type="simple" xlink:href="#10.26.TEXTE|outline" text:style-name="Internet_20_link" text:visited-style-name="Internet_20_link">137</text:a></text:p>
          <text:p text:style-name="P3">27.<text:tab/><text:a xlink:type="simple" xlink:href="#10.27.TROUVE|outline" text:style-name="Internet_20_link" text:visited-style-name="Internet_20_link">TROUVE</text:a><text:tab/><text:a xlink:type="simple" xlink:href="#10.27.TROUVE|outline" text:style-name="Internet_20_link" text:visited-style-name="Internet_20_link">137</text:a></text:p>
          <text:p text:style-name="P2">XI.<text:tab/><text:a xlink:type="simple" xlink:href="#11.Add-in : fonctions d'analyse|outline" text:style-name="Internet_20_link" text:visited-style-name="Internet_20_link">Add-in : fonctions d'analyse</text:a><text:tab/><text:a xlink:type="simple" xlink:href="#11.Add-in : fonctions d'analyse|outline" text:style-name="Internet_20_link" text:visited-style-name="Internet_20_link">139</text:a></text:p>
          <text:p text:style-name="P3">1.<text:tab/><text:a xlink:type="simple" xlink:href="#11.1.BESSELI|outline" text:style-name="Internet_20_link" text:visited-style-name="Internet_20_link">BESSELI</text:a><text:tab/><text:a xlink:type="simple" xlink:href="#11.1.BESSELI|outline" text:style-name="Internet_20_link" text:visited-style-name="Internet_20_link">139</text:a></text:p>
          <text:p text:style-name="P3">2.<text:tab/><text:a xlink:type="simple" xlink:href="#11.2.BESSELJ|outline" text:style-name="Internet_20_link" text:visited-style-name="Internet_20_link">BESSELJ</text:a><text:tab/><text:a xlink:type="simple" xlink:href="#11.2.BESSELJ|outline" text:style-name="Internet_20_link" text:visited-style-name="Internet_20_link">139</text:a></text:p>
          <text:p text:style-name="P3">3.<text:tab/><text:a xlink:type="simple" xlink:href="#11.3.BESSELK|outline" text:style-name="Internet_20_link" text:visited-style-name="Internet_20_link">BESSELK</text:a><text:tab/><text:a xlink:type="simple" xlink:href="#11.3.BESSELK|outline" text:style-name="Internet_20_link" text:visited-style-name="Internet_20_link">139</text:a></text:p>
          <text:p text:style-name="P3">4.<text:tab/><text:a xlink:type="simple" xlink:href="#11.4.BESSELY|outline" text:style-name="Internet_20_link" text:visited-style-name="Internet_20_link">BESSELY</text:a><text:tab/><text:a xlink:type="simple" xlink:href="#11.4.BESSELY|outline" text:style-name="Internet_20_link" text:visited-style-name="Internet_20_link">139</text:a></text:p>
          <text:p text:style-name="P3">5.<text:tab/><text:a xlink:type="simple" xlink:href="#11.5.BINDEC|outline" text:style-name="Internet_20_link" text:visited-style-name="Internet_20_link">BINDEC</text:a><text:tab/><text:a xlink:type="simple" xlink:href="#11.5.BINDEC|outline" text:style-name="Internet_20_link" text:visited-style-name="Internet_20_link">139</text:a></text:p>
          <text:p text:style-name="P3">6.<text:tab/><text:a xlink:type="simple" xlink:href="#11.6.BINHEX|outline" text:style-name="Internet_20_link" text:visited-style-name="Internet_20_link">BINHEX</text:a><text:tab/><text:a xlink:type="simple" xlink:href="#11.6.BINHEX|outline" text:style-name="Internet_20_link" text:visited-style-name="Internet_20_link">140</text:a></text:p>
          <text:p text:style-name="P3">7.<text:tab/><text:a xlink:type="simple" xlink:href="#11.7.BINOCT|outline" text:style-name="Internet_20_link" text:visited-style-name="Internet_20_link">BINOCT</text:a><text:tab/><text:a xlink:type="simple" xlink:href="#11.7.BINOCT|outline" text:style-name="Internet_20_link" text:visited-style-name="Internet_20_link">140</text:a></text:p>
          <text:p text:style-name="P3">8.<text:tab/><text:a xlink:type="simple" xlink:href="#11.8.COMPLEXE.MODULE|outline" text:style-name="Internet_20_link" text:visited-style-name="Internet_20_link">COMPLEXE.MODULE</text:a><text:tab/><text:a xlink:type="simple" xlink:href="#11.8.COMPLEXE.MODULE|outline" text:style-name="Internet_20_link" text:visited-style-name="Internet_20_link">140</text:a></text:p>
          <text:p text:style-name="P3">9.<text:tab/><text:a xlink:type="simple" xlink:href="#11.9.COMPLEXE|outline" text:style-name="Internet_20_link" text:visited-style-name="Internet_20_link">COMPLEXE</text:a><text:tab/><text:a xlink:type="simple" xlink:href="#11.9.COMPLEXE|outline" text:style-name="Internet_20_link" text:visited-style-name="Internet_20_link">141</text:a></text:p>
          <text:p text:style-name="P3">10.<text:tab/><text:a xlink:type="simple" xlink:href="#11.10.COMPLEXE.ARGUMENT|outline" text:style-name="Internet_20_link" text:visited-style-name="Internet_20_link">COMPLEXE.ARGUMENT</text:a><text:tab/><text:a xlink:type="simple" xlink:href="#11.10.COMPLEXE.ARGUMENT|outline" text:style-name="Internet_20_link" text:visited-style-name="Internet_20_link">141</text:a></text:p>
          <text:p text:style-name="P3">11.<text:tab/><text:a xlink:type="simple" xlink:href="#11.11.COMPLEXE.CONJUGUE|outline" text:style-name="Internet_20_link" text:visited-style-name="Internet_20_link">COMPLEXE.CONJUGUE</text:a><text:tab/><text:a xlink:type="simple" xlink:href="#11.11.COMPLEXE.CONJUGUE|outline" text:style-name="Internet_20_link" text:visited-style-name="Internet_20_link">141</text:a></text:p>
          <text:p text:style-name="P3">12.<text:tab/><text:a xlink:type="simple" xlink:href="#11.12.COMPLEXE.COS|outline" text:style-name="Internet_20_link" text:visited-style-name="Internet_20_link">COMPLEXE.COS</text:a><text:tab/><text:a xlink:type="simple" xlink:href="#11.12.COMPLEXE.COS|outline" text:style-name="Internet_20_link" text:visited-style-name="Internet_20_link">141</text:a></text:p>
          <text:p text:style-name="P3">13.<text:tab/><text:a xlink:type="simple" xlink:href="#11.13.COMPLEXE.DIFFERENCE|outline" text:style-name="Internet_20_link" text:visited-style-name="Internet_20_link">COMPLEXE.DIFFERENCE</text:a><text:tab/><text:a xlink:type="simple" xlink:href="#11.13.COMPLEXE.DIFFERENCE|outline" text:style-name="Internet_20_link" text:visited-style-name="Internet_20_link">142</text:a></text:p>
          <text:p text:style-name="P3">14.<text:tab/><text:a xlink:type="simple" xlink:href="#11.14.COMPLEXE.DIV|outline" text:style-name="Internet_20_link" text:visited-style-name="Internet_20_link">COMPLEXE.DIV</text:a><text:tab/><text:a xlink:type="simple" xlink:href="#11.14.COMPLEXE.DIV|outline" text:style-name="Internet_20_link" text:visited-style-name="Internet_20_link">142</text:a></text:p>
          <text:p text:style-name="P3">15.<text:tab/><text:a xlink:type="simple" xlink:href="#11.15.COMPLEXE.EXP|outline" text:style-name="Internet_20_link" text:visited-style-name="Internet_20_link">COMPLEXE.EXP</text:a><text:tab/><text:a xlink:type="simple" xlink:href="#11.15.COMPLEXE.EXP|outline" text:style-name="Internet_20_link" text:visited-style-name="Internet_20_link">142</text:a></text:p>
          <text:p text:style-name="P3">16.<text:tab/><text:a xlink:type="simple" xlink:href="#11.16.COMPLEXE.IMAGINAIRE|outline" text:style-name="Internet_20_link" text:visited-style-name="Internet_20_link">COMPLEXE.IMAGINAIRE</text:a><text:tab/><text:a xlink:type="simple" xlink:href="#11.16.COMPLEXE.IMAGINAIRE|outline" text:style-name="Internet_20_link" text:visited-style-name="Internet_20_link">142</text:a></text:p>
          <text:p text:style-name="P3">17.<text:tab/><text:a xlink:type="simple" xlink:href="#11.17.COMPLEXE.LN|outline" text:style-name="Internet_20_link" text:visited-style-name="Internet_20_link">COMPLEXE.LN</text:a><text:tab/><text:a xlink:type="simple" xlink:href="#11.17.COMPLEXE.LN|outline" text:style-name="Internet_20_link" text:visited-style-name="Internet_20_link">142</text:a></text:p>
          <text:p text:style-name="P3">18.<text:tab/><text:a xlink:type="simple" xlink:href="#11.18.COMPLEXE.LOG10|outline" text:style-name="Internet_20_link" text:visited-style-name="Internet_20_link">COMPLEXE.LOG10</text:a><text:tab/><text:a xlink:type="simple" xlink:href="#11.18.COMPLEXE.LOG10|outline" text:style-name="Internet_20_link" text:visited-style-name="Internet_20_link">143</text:a></text:p>
          <text:p text:style-name="P3">19.<text:tab/><text:a xlink:type="simple" xlink:href="#11.19.COMPLEXE.LOG2|outline" text:style-name="Internet_20_link" text:visited-style-name="Internet_20_link">COMPLEXE.LOG2</text:a><text:tab/><text:a xlink:type="simple" xlink:href="#11.19.COMPLEXE.LOG2|outline" text:style-name="Internet_20_link" text:visited-style-name="Internet_20_link">143</text:a></text:p>
          <text:p text:style-name="P3">20.<text:tab/><text:a xlink:type="simple" xlink:href="#11.20.COMPLEXE.PRODUIT|outline" text:style-name="Internet_20_link" text:visited-style-name="Internet_20_link">COMPLEXE.PRODUIT</text:a><text:tab/><text:a xlink:type="simple" xlink:href="#11.20.COMPLEXE.PRODUIT|outline" text:style-name="Internet_20_link" text:visited-style-name="Internet_20_link">143</text:a></text:p>
          <text:p text:style-name="P3">21.<text:tab/><text:a xlink:type="simple" xlink:href="#11.21.COMPLEXE.PUISSANCE|outline" text:style-name="Internet_20_link" text:visited-style-name="Internet_20_link">COMPLEXE.PUISSANCE</text:a><text:tab/><text:a xlink:type="simple" xlink:href="#11.21.COMPLEXE.PUISSANCE|outline" text:style-name="Internet_20_link" text:visited-style-name="Internet_20_link">143</text:a></text:p>
          <text:p text:style-name="P3">22.<text:tab/><text:a xlink:type="simple" xlink:href="#11.22.COMPLEXE.RACINE|outline" text:style-name="Internet_20_link" text:visited-style-name="Internet_20_link">COMPLEXE.RACINE</text:a><text:tab/><text:a xlink:type="simple" xlink:href="#11.22.COMPLEXE.RACINE|outline" text:style-name="Internet_20_link" text:visited-style-name="Internet_20_link">144</text:a></text:p>
          <text:p text:style-name="P3">23.<text:tab/><text:a xlink:type="simple" xlink:href="#11.23.COMPLEXE.REEL|outline" text:style-name="Internet_20_link" text:visited-style-name="Internet_20_link">COMPLEXE.REEL</text:a><text:tab/><text:a xlink:type="simple" xlink:href="#11.23.COMPLEXE.REEL|outline" text:style-name="Internet_20_link" text:visited-style-name="Internet_20_link">144</text:a></text:p>
          <text:p text:style-name="P3">24.<text:tab/><text:a xlink:type="simple" xlink:href="#11.24.COMPLEXE.SIN|outline" text:style-name="Internet_20_link" text:visited-style-name="Internet_20_link">COMPLEXE.SIN</text:a><text:tab/><text:a xlink:type="simple" xlink:href="#11.24.COMPLEXE.SIN|outline" text:style-name="Internet_20_link" text:visited-style-name="Internet_20_link">144</text:a></text:p>
          <text:p text:style-name="P3">25.<text:tab/><text:a xlink:type="simple" xlink:href="#11.25.COMPLEXE.SOMME|outline" text:style-name="Internet_20_link" text:visited-style-name="Internet_20_link">COMPLEXE.SOMME</text:a><text:tab/><text:a xlink:type="simple" xlink:href="#11.25.COMPLEXE.SOMME|outline" text:style-name="Internet_20_link" text:visited-style-name="Internet_20_link">144</text:a></text:p>
          <text:p text:style-name="P3">26.<text:tab/><text:a xlink:type="simple" xlink:href="#11.26.CONVERT_ADD|outline" text:style-name="Internet_20_link" text:visited-style-name="Internet_20_link">CONVERT_ADD</text:a><text:tab/><text:a xlink:type="simple" xlink:href="#11.26.CONVERT_ADD|outline" text:style-name="Internet_20_link" text:visited-style-name="Internet_20_link">145</text:a></text:p>
          <text:p text:style-name="P3">27.<text:tab/><text:a xlink:type="simple" xlink:href="#11.27.DECBIN|outline" text:style-name="Internet_20_link" text:visited-style-name="Internet_20_link">DECBIN</text:a><text:tab/><text:a xlink:type="simple" xlink:href="#11.27.DECBIN|outline" text:style-name="Internet_20_link" text:visited-style-name="Internet_20_link">146</text:a></text:p>
          <text:p text:style-name="P3">28.<text:tab/><text:a xlink:type="simple" xlink:href="#11.28.DECHEX|outline" text:style-name="Internet_20_link" text:visited-style-name="Internet_20_link">DECHEX</text:a><text:tab/><text:a xlink:type="simple" xlink:href="#11.28.DECHEX|outline" text:style-name="Internet_20_link" text:visited-style-name="Internet_20_link">146</text:a></text:p>
          <text:p text:style-name="P3">29.<text:tab/><text:a xlink:type="simple" xlink:href="#11.29.DECOCT|outline" text:style-name="Internet_20_link" text:visited-style-name="Internet_20_link">DECOCT</text:a><text:tab/><text:a xlink:type="simple" xlink:href="#11.29.DECOCT|outline" text:style-name="Internet_20_link" text:visited-style-name="Internet_20_link">146</text:a></text:p>
          <text:p text:style-name="P3">30.<text:tab/><text:a xlink:type="simple" xlink:href="#11.30.DELTA|outline" text:style-name="Internet_20_link" text:visited-style-name="Internet_20_link">DELTA</text:a><text:tab/><text:a xlink:type="simple" xlink:href="#11.30.DELTA|outline" text:style-name="Internet_20_link" text:visited-style-name="Internet_20_link">147</text:a></text:p>
          <text:p text:style-name="P3">31.<text:tab/><text:a xlink:type="simple" xlink:href="#11.31.ERF|outline" text:style-name="Internet_20_link" text:visited-style-name="Internet_20_link">ERF</text:a><text:tab/><text:a xlink:type="simple" xlink:href="#11.31.ERF|outline" text:style-name="Internet_20_link" text:visited-style-name="Internet_20_link">147</text:a></text:p>
          <text:p text:style-name="P3">32.<text:tab/><text:a xlink:type="simple" xlink:href="#11.32.ERFC|outline" text:style-name="Internet_20_link" text:visited-style-name="Internet_20_link">ERFC</text:a><text:tab/><text:a xlink:type="simple" xlink:href="#11.32.ERFC|outline" text:style-name="Internet_20_link" text:visited-style-name="Internet_20_link">147</text:a></text:p>
          <text:p text:style-name="P3">33.<text:tab/><text:a xlink:type="simple" xlink:href="#11.33.FACTDOUBLE|outline" text:style-name="Internet_20_link" text:visited-style-name="Internet_20_link">FACTDOUBLE</text:a><text:tab/><text:a xlink:type="simple" xlink:href="#11.33.FACTDOUBLE|outline" text:style-name="Internet_20_link" text:visited-style-name="Internet_20_link">147</text:a></text:p>
          <text:p text:style-name="P3">34.<text:tab/><text:a xlink:type="simple" xlink:href="#11.34.GESTEP|outline" text:style-name="Internet_20_link" text:visited-style-name="Internet_20_link">GESTEP</text:a><text:tab/><text:a xlink:type="simple" xlink:href="#11.34.GESTEP|outline" text:style-name="Internet_20_link" text:visited-style-name="Internet_20_link">148</text:a></text:p>
          <text:p text:style-name="P3">35.<text:tab/><text:a xlink:type="simple" xlink:href="#11.35.HEXBIN|outline" text:style-name="Internet_20_link" text:visited-style-name="Internet_20_link">HEXBIN</text:a><text:tab/><text:a xlink:type="simple" xlink:href="#11.35.HEXBIN|outline" text:style-name="Internet_20_link" text:visited-style-name="Internet_20_link">148</text:a></text:p>
          <text:p text:style-name="P3">36.<text:tab/><text:a xlink:type="simple" xlink:href="#11.36.HEXDEC|outline" text:style-name="Internet_20_link" text:visited-style-name="Internet_20_link">HEXDEC</text:a><text:tab/><text:a xlink:type="simple" xlink:href="#11.36.HEXDEC|outline" text:style-name="Internet_20_link" text:visited-style-name="Internet_20_link">148</text:a></text:p>
          <text:p text:style-name="P3">37.<text:tab/><text:a xlink:type="simple" xlink:href="#11.37.HEXOCT|outline" text:style-name="Internet_20_link" text:visited-style-name="Internet_20_link">HEXOCT</text:a><text:tab/><text:a xlink:type="simple" xlink:href="#11.37.HEXOCT|outline" text:style-name="Internet_20_link" text:visited-style-name="Internet_20_link">148</text:a></text:p>
          <text:p text:style-name="P3">38.<text:tab/><text:a xlink:type="simple" xlink:href="#11.38.OCT2BIN|outline" text:style-name="Internet_20_link" text:visited-style-name="Internet_20_link">OCT2BIN</text:a><text:tab/><text:a xlink:type="simple" xlink:href="#11.38.OCT2BIN|outline" text:style-name="Internet_20_link" text:visited-style-name="Internet_20_link">149</text:a></text:p>
          <text:p text:style-name="P3">39.<text:tab/><text:a xlink:type="simple" xlink:href="#11.39.OCTDEC|outline" text:style-name="Internet_20_link" text:visited-style-name="Internet_20_link">OCTDEC</text:a><text:tab/><text:a xlink:type="simple" xlink:href="#11.39.OCTDEC|outline" text:style-name="Internet_20_link" text:visited-style-name="Internet_20_link">149</text:a></text:p>
          <text:p text:style-name="P3">40.<text:tab/><text:a xlink:type="simple" xlink:href="#11.40.OCTHEX|outline" text:style-name="Internet_20_link" text:visited-style-name="Internet_20_link">OCTHEX</text:a><text:tab/><text:a xlink:type="simple" xlink:href="#11.40.OCTHEX|outline" text:style-name="Internet_20_link" text:visited-style-name="Internet_20_link">149</text:a></text:p>
          <text:p text:style-name="P2">XII.<text:tab/><text:a xlink:type="simple" xlink:href="#12.Crédits |outline" text:style-name="Internet_20_link" text:visited-style-name="Internet_20_link">Crédits </text:a><text:tab/><text:a xlink:type="simple" xlink:href="#12.Crédits |outline" text:style-name="Internet_20_link" text:visited-style-name="Internet_20_link">150</text:a></text:p>
          <text:p text:style-name="P2">XIII.<text:tab/><text:a xlink:type="simple" xlink:href="#13.Licence|outline" text:style-name="Internet_20_link" text:visited-style-name="Internet_20_link">Licence</text:a><text:tab/><text:a xlink:type="simple" xlink:href="#13.Licence|outline" text:style-name="Internet_20_link" text:visited-style-name="Internet_20_link">151</text:a></text:p>
        </text:index-body>
      </text:table-of-content>
      <text:p text:style-name="Text_20_body"/>
      <text:h text:style-name="P4" text:outline-level="1"><text:bookmark text:name="bm_id31489461"/><text:page-variable-set/>Fonctions Base de données</text:h>
      <text:p text:style-name="Text_20_body"><text:bookmark text:name="datenbanktext1"/>Cette section présente les fonctions utilisées avec des données organisées sur une seule ligne de données pour chaque enregistrement. </text:p>
      <table:table table:name="Tabel70" table:style-name="Tabel70">
        <table:table-column table:style-name="Tabel70.A"/>
        <table:table-row>
          <table:table-cell table:style-name="Tabel70.A1" office:value-type="string">
            <text:p text:style-name="Text_20_body">En raison de sa désignation, la catégorie <text:span text:style-name="T1">Base de données</text:span> tend à être confondue avec la connexion d'une base de données sous OpenOffice.org. Il n'existe cependant aucun rapport entre une base de données sous OpenOffice.org et cette catégorie du tableur OpenOffice.org Calc.</text:p>
            <text:p text:style-name="P5">Données Exemples</text:p>
            <text:p text:style-name="Text_20_body">Dans les descriptions de fonction, les données suivantes sont utilisées dans certains Exemples</text:p>
            <text:p text:style-name="Text_20_body">La plage de cellules A1:E10 indique les enfants invités à la fête d'anniversaire de Rémi. Les informations suivantes sont fournies pour chacune des entrées : la colonne A indique le nom de l'invité, et les colonnes B, C, D et E respectivement sa classe, son âge (en années), la distance entre son domicile et l'école (en mètres) et son poids (en kg).</text:p>
          </table:table-cell>
        </table:table-row>
      </table:table>
      <table:table table:name="Tabel71" table:style-name="Tabel71">
        <table:table-column table:style-name="Tabel71.A"/>
        <table:table-column table:style-name="Tabel71.B"/>
        <table:table-column table:style-name="Tabel71.C"/>
        <table:table-column table:style-name="Tabel71.D"/>
        <table:table-column table:style-name="Tabel71.E"/>
        <table:table-column table:style-name="Tabel71.F"/>
        <table:table-row>
          <table:table-cell table:style-name="Tabel71.A1" office:value-type="string">
            <text:p text:style-name="P6"/>
          </table:table-cell>
          <table:table-cell table:style-name="Tabel71.A1" office:value-type="string">
            <text:p text:style-name="P6">A</text:p>
          </table:table-cell>
          <table:table-cell table:style-name="Tabel71.A1" office:value-type="string">
            <text:p text:style-name="P6">B</text:p>
          </table:table-cell>
          <table:table-cell table:style-name="Tabel71.A1" office:value-type="string">
            <text:p text:style-name="P6">C</text:p>
          </table:table-cell>
          <table:table-cell table:style-name="Tabel71.A1" office:value-type="string">
            <text:p text:style-name="P6">D</text:p>
          </table:table-cell>
          <table:table-cell table:style-name="Tabel71.F1" office:value-type="string">
            <text:p text:style-name="P6">E</text:p>
          </table:table-cell>
        </table:table-row>
        <table:table-row>
          <table:table-cell table:style-name="Tabel71.A2" office:value-type="string">
            <text:p text:style-name="Table_20_Contents">1</text:p>
          </table:table-cell>
          <table:table-cell table:style-name="Tabel71.A2" office:value-type="string">
            <text:p text:style-name="Table_20_Contents">Nom</text:p>
          </table:table-cell>
          <table:table-cell table:style-name="Tabel71.A2" office:value-type="string">
            <text:p text:style-name="Table_20_Contents">Classe</text:p>
          </table:table-cell>
          <table:table-cell table:style-name="Tabel71.A2" office:value-type="string">
            <text:p text:style-name="Table_20_Contents">Âge</text:p>
          </table:table-cell>
          <table:table-cell table:style-name="Tabel71.A2" office:value-type="string">
            <text:p text:style-name="Table_20_Contents">Chemin de l'école</text:p>
          </table:table-cell>
          <table:table-cell table:style-name="Tabel71.F2" office:value-type="string">
            <text:p text:style-name="Table_20_Contents">Poids</text:p>
          </table:table-cell>
        </table:table-row>
        <table:table-row>
          <table:table-cell table:style-name="Tabel71.A2" office:value-type="string">
            <text:p text:style-name="Table_20_Contents">2</text:p>
          </table:table-cell>
          <table:table-cell table:style-name="Tabel71.A2" office:value-type="string">
            <text:p text:style-name="Table_20_Contents">Andy</text:p>
          </table:table-cell>
          <table:table-cell table:style-name="Tabel71.A2" office:value-type="string">
            <text:p text:style-name="Table_20_Contents">3</text:p>
          </table:table-cell>
          <table:table-cell table:style-name="Tabel71.A2" office:value-type="string">
            <text:p text:style-name="Table_20_Contents">9</text:p>
          </table:table-cell>
          <table:table-cell table:style-name="Tabel71.A2" office:value-type="string">
            <text:p text:style-name="Table_20_Contents">150</text:p>
          </table:table-cell>
          <table:table-cell table:style-name="Tabel71.F2" office:value-type="string">
            <text:p text:style-name="Table_20_Contents">40</text:p>
          </table:table-cell>
        </table:table-row>
        <table:table-row>
          <table:table-cell table:style-name="Tabel71.A2" office:value-type="string">
            <text:p text:style-name="Table_20_Contents">3</text:p>
          </table:table-cell>
          <table:table-cell table:style-name="Tabel71.A2" office:value-type="string">
            <text:p text:style-name="Table_20_Contents">Betty</text:p>
          </table:table-cell>
          <table:table-cell table:style-name="Tabel71.A2" office:value-type="string">
            <text:p text:style-name="Table_20_Contents">4</text:p>
          </table:table-cell>
          <table:table-cell table:style-name="Tabel71.A2" office:value-type="string">
            <text:p text:style-name="Table_20_Contents">10</text:p>
          </table:table-cell>
          <table:table-cell table:style-name="Tabel71.A2" office:value-type="string">
            <text:p text:style-name="Table_20_Contents">1000</text:p>
          </table:table-cell>
          <table:table-cell table:style-name="Tabel71.F2" office:value-type="string">
            <text:p text:style-name="Table_20_Contents">42</text:p>
          </table:table-cell>
        </table:table-row>
        <table:table-row>
          <table:table-cell table:style-name="Tabel71.A2" office:value-type="string">
            <text:p text:style-name="Table_20_Contents">4</text:p>
          </table:table-cell>
          <table:table-cell table:style-name="Tabel71.A2" office:value-type="string">
            <text:p text:style-name="Table_20_Contents">Charles</text:p>
          </table:table-cell>
          <table:table-cell table:style-name="Tabel71.A2" office:value-type="string">
            <text:p text:style-name="Table_20_Contents">3</text:p>
          </table:table-cell>
          <table:table-cell table:style-name="Tabel71.A2" office:value-type="string">
            <text:p text:style-name="Table_20_Contents">10</text:p>
          </table:table-cell>
          <table:table-cell table:style-name="Tabel71.A2" office:value-type="string">
            <text:p text:style-name="Table_20_Contents">300</text:p>
          </table:table-cell>
          <table:table-cell table:style-name="Tabel71.F2" office:value-type="string">
            <text:p text:style-name="Table_20_Contents">51</text:p>
          </table:table-cell>
        </table:table-row>
        <table:table-row>
          <table:table-cell table:style-name="Tabel71.A2" office:value-type="string">
            <text:p text:style-name="Table_20_Contents">5</text:p>
          </table:table-cell>
          <table:table-cell table:style-name="Tabel71.A2" office:value-type="string">
            <text:p text:style-name="Table_20_Contents">Daniel</text:p>
          </table:table-cell>
          <table:table-cell table:style-name="Tabel71.A2" office:value-type="string">
            <text:p text:style-name="Table_20_Contents">5</text:p>
          </table:table-cell>
          <table:table-cell table:style-name="Tabel71.A2" office:value-type="string">
            <text:p text:style-name="Table_20_Contents">11</text:p>
          </table:table-cell>
          <table:table-cell table:style-name="Tabel71.A2" office:value-type="string">
            <text:p text:style-name="Table_20_Contents">1200</text:p>
          </table:table-cell>
          <table:table-cell table:style-name="Tabel71.F2" office:value-type="string">
            <text:p text:style-name="Table_20_Contents">48</text:p>
          </table:table-cell>
        </table:table-row>
        <table:table-row>
          <table:table-cell table:style-name="Tabel71.A2" office:value-type="string">
            <text:p text:style-name="Table_20_Contents">6</text:p>
          </table:table-cell>
          <table:table-cell table:style-name="Tabel71.A2" office:value-type="string">
            <text:p text:style-name="Table_20_Contents">Eva</text:p>
          </table:table-cell>
          <table:table-cell table:style-name="Tabel71.A2" office:value-type="string">
            <text:p text:style-name="Table_20_Contents">2</text:p>
          </table:table-cell>
          <table:table-cell table:style-name="Tabel71.A2" office:value-type="string">
            <text:p text:style-name="Table_20_Contents">8</text:p>
          </table:table-cell>
          <table:table-cell table:style-name="Tabel71.A2" office:value-type="string">
            <text:p text:style-name="Table_20_Contents">650</text:p>
          </table:table-cell>
          <table:table-cell table:style-name="Tabel71.F2" office:value-type="string">
            <text:p text:style-name="Table_20_Contents">33</text:p>
          </table:table-cell>
        </table:table-row>
        <table:table-row>
          <table:table-cell table:style-name="Tabel71.A2" office:value-type="string">
            <text:p text:style-name="Table_20_Contents">7</text:p>
          </table:table-cell>
          <table:table-cell table:style-name="Tabel71.A2" office:value-type="string">
            <text:p text:style-name="Table_20_Contents">Franck</text:p>
          </table:table-cell>
          <table:table-cell table:style-name="Tabel71.A2" office:value-type="string">
            <text:p text:style-name="Table_20_Contents">2</text:p>
          </table:table-cell>
          <table:table-cell table:style-name="Tabel71.A2" office:value-type="string">
            <text:p text:style-name="Table_20_Contents">7</text:p>
          </table:table-cell>
          <table:table-cell table:style-name="Tabel71.A2" office:value-type="string">
            <text:p text:style-name="Table_20_Contents">300</text:p>
          </table:table-cell>
          <table:table-cell table:style-name="Tabel71.F2" office:value-type="string">
            <text:p text:style-name="Table_20_Contents">42</text:p>
          </table:table-cell>
        </table:table-row>
        <table:table-row>
          <table:table-cell table:style-name="Tabel71.A2" office:value-type="string">
            <text:p text:style-name="Table_20_Contents">8</text:p>
          </table:table-cell>
          <table:table-cell table:style-name="Tabel71.A2" office:value-type="string">
            <text:p text:style-name="Table_20_Contents">Greta</text:p>
          </table:table-cell>
          <table:table-cell table:style-name="Tabel71.A2" office:value-type="string">
            <text:p text:style-name="Table_20_Contents">1</text:p>
          </table:table-cell>
          <table:table-cell table:style-name="Tabel71.A2" office:value-type="string">
            <text:p text:style-name="Table_20_Contents">7</text:p>
          </table:table-cell>
          <table:table-cell table:style-name="Tabel71.A2" office:value-type="string">
            <text:p text:style-name="Table_20_Contents">200</text:p>
          </table:table-cell>
          <table:table-cell table:style-name="Tabel71.F2" office:value-type="string">
            <text:p text:style-name="Table_20_Contents">36</text:p>
          </table:table-cell>
        </table:table-row>
        <table:table-row>
          <table:table-cell table:style-name="Tabel71.A2" office:value-type="string">
            <text:p text:style-name="Table_20_Contents">9</text:p>
          </table:table-cell>
          <table:table-cell table:style-name="Tabel71.A2" office:value-type="string">
            <text:p text:style-name="Table_20_Contents">Hans</text:p>
          </table:table-cell>
          <table:table-cell table:style-name="Tabel71.A2" office:value-type="string">
            <text:p text:style-name="Table_20_Contents">3</text:p>
          </table:table-cell>
          <table:table-cell table:style-name="Tabel71.A2" office:value-type="string">
            <text:p text:style-name="Table_20_Contents">9</text:p>
          </table:table-cell>
          <table:table-cell table:style-name="Tabel71.A2" office:value-type="string">
            <text:p text:style-name="Table_20_Contents">1200</text:p>
          </table:table-cell>
          <table:table-cell table:style-name="Tabel71.F2" office:value-type="string">
            <text:p text:style-name="Table_20_Contents">44</text:p>
          </table:table-cell>
        </table:table-row>
        <table:table-row>
          <table:table-cell table:style-name="Tabel71.A2" office:value-type="string">
            <text:p text:style-name="Table_20_Contents">10</text:p>
          </table:table-cell>
          <table:table-cell table:style-name="Tabel71.A2" office:value-type="string">
            <text:p text:style-name="Table_20_Contents">Irène</text:p>
          </table:table-cell>
          <table:table-cell table:style-name="Tabel71.A2" office:value-type="string">
            <text:p text:style-name="Table_20_Contents">2</text:p>
          </table:table-cell>
          <table:table-cell table:style-name="Tabel71.A2" office:value-type="string">
            <text:p text:style-name="Table_20_Contents">8</text:p>
          </table:table-cell>
          <table:table-cell table:style-name="Tabel71.A2" office:value-type="string">
            <text:p text:style-name="Table_20_Contents">1000</text:p>
          </table:table-cell>
          <table:table-cell table:style-name="Tabel71.F2" office:value-type="string">
            <text:p text:style-name="Table_20_Contents">42</text:p>
          </table:table-cell>
        </table:table-row>
        <table:table-row>
          <table:table-cell table:style-name="Tabel71.A2" office:value-type="string">
            <text:p text:style-name="Table_20_Contents">11</text:p>
          </table:table-cell>
          <table:table-cell table:style-name="Tabel71.A2" office:value-type="string">
            <text:p text:style-name="Table_20_Contents"/>
          </table:table-cell>
          <table:table-cell table:style-name="Tabel71.A2" office:value-type="string">
            <text:p text:style-name="Table_20_Contents"/>
          </table:table-cell>
          <table:table-cell table:style-name="Tabel71.A2" office:value-type="string">
            <text:p text:style-name="Table_20_Contents"/>
          </table:table-cell>
          <table:table-cell table:style-name="Tabel71.A2" office:value-type="string">
            <text:p text:style-name="Table_20_Contents"/>
          </table:table-cell>
          <table:table-cell table:style-name="Tabel71.F2" office:value-type="string">
            <text:p text:style-name="Table_20_Contents"/>
          </table:table-cell>
        </table:table-row>
        <table:table-row>
          <table:table-cell table:style-name="Tabel71.A2" office:value-type="string">
            <text:p text:style-name="Table_20_Contents">12</text:p>
          </table:table-cell>
          <table:table-cell table:style-name="Tabel71.A2" office:value-type="string">
            <text:p text:style-name="Table_20_Contents"/>
          </table:table-cell>
          <table:table-cell table:style-name="Tabel71.A2" office:value-type="string">
            <text:p text:style-name="Table_20_Contents"/>
          </table:table-cell>
          <table:table-cell table:style-name="Tabel71.A2" office:value-type="string">
            <text:p text:style-name="Table_20_Contents"/>
          </table:table-cell>
          <table:table-cell table:style-name="Tabel71.A2" office:value-type="string">
            <text:p text:style-name="Table_20_Contents"/>
          </table:table-cell>
          <table:table-cell table:style-name="Tabel71.F2" office:value-type="string">
            <text:p text:style-name="Table_20_Contents"/>
          </table:table-cell>
        </table:table-row>
        <table:table-row>
          <table:table-cell table:style-name="Tabel71.A2" office:value-type="string">
            <text:p text:style-name="Table_20_Contents">13</text:p>
          </table:table-cell>
          <table:table-cell table:style-name="Tabel71.A2" office:value-type="string">
            <text:p text:style-name="Table_20_Contents">Nom</text:p>
          </table:table-cell>
          <table:table-cell table:style-name="Tabel71.A2" office:value-type="string">
            <text:p text:style-name="Table_20_Contents">Classe</text:p>
          </table:table-cell>
          <table:table-cell table:style-name="Tabel71.A2" office:value-type="string">
            <text:p text:style-name="Table_20_Contents">Âge</text:p>
          </table:table-cell>
          <table:table-cell table:style-name="Tabel71.A2" office:value-type="string">
            <text:p text:style-name="Table_20_Contents">Chemin de l'école</text:p>
          </table:table-cell>
          <table:table-cell table:style-name="Tabel71.F2" office:value-type="string">
            <text:p text:style-name="Table_20_Contents">Poids</text:p>
          </table:table-cell>
        </table:table-row>
        <table:table-row>
          <table:table-cell table:style-name="Tabel71.A2" office:value-type="string">
            <text:p text:style-name="Table_20_Contents">14</text:p>
          </table:table-cell>
          <table:table-cell table:style-name="Tabel71.A2" office:value-type="string">
            <text:p text:style-name="Table_20_Contents"/>
          </table:table-cell>
          <table:table-cell table:style-name="Tabel71.A2" office:value-type="string">
            <text:p text:style-name="Table_20_Contents"/>
          </table:table-cell>
          <table:table-cell table:style-name="Tabel71.A2" office:value-type="string">
            <text:p text:style-name="Table_20_Contents"/>
          </table:table-cell>
          <table:table-cell table:style-name="Tabel71.A2" office:value-type="string">
            <text:p text:style-name="Table_20_Contents">&gt;600</text:p>
          </table:table-cell>
          <table:table-cell table:style-name="Tabel71.F2" office:value-type="string">
            <text:p text:style-name="Table_20_Contents"/>
          </table:table-cell>
        </table:table-row>
        <table:table-row>
          <table:table-cell table:style-name="Tabel71.A2" office:value-type="string">
            <text:p text:style-name="Table_20_Contents">15</text:p>
          </table:table-cell>
          <table:table-cell table:style-name="Tabel71.A2" office:value-type="string">
            <text:p text:style-name="Table_20_Contents"/>
          </table:table-cell>
          <table:table-cell table:style-name="Tabel71.A2" office:value-type="string">
            <text:p text:style-name="Table_20_Contents"/>
          </table:table-cell>
          <table:table-cell table:style-name="Tabel71.A2" office:value-type="string">
            <text:p text:style-name="Table_20_Contents"/>
          </table:table-cell>
          <table:table-cell table:style-name="Tabel71.A2" office:value-type="string">
            <text:p text:style-name="Table_20_Contents"/>
          </table:table-cell>
          <table:table-cell table:style-name="Tabel71.F2" office:value-type="string">
            <text:p text:style-name="Table_20_Contents"/>
          </table:table-cell>
        </table:table-row>
        <table:table-row>
          <table:table-cell table:style-name="Tabel71.A2" office:value-type="string">
            <text:p text:style-name="Table_20_Contents">16</text:p>
          </table:table-cell>
          <table:table-cell table:style-name="Tabel71.A2" office:value-type="string">
            <text:p text:style-name="Table_20_Contents">BDNB</text:p>
          </table:table-cell>
          <table:table-cell table:style-name="Tabel71.A2" office:value-type="string">
            <text:p text:style-name="Table_20_Contents">5</text:p>
          </table:table-cell>
          <table:table-cell table:style-name="Tabel71.A2" office:value-type="string">
            <text:p text:style-name="Table_20_Contents"/>
          </table:table-cell>
          <table:table-cell table:style-name="Tabel71.A2" office:value-type="string">
            <text:p text:style-name="Table_20_Contents"/>
          </table:table-cell>
          <table:table-cell table:style-name="Tabel71.F2" office:value-type="string">
            <text:p text:style-name="Table_20_Contents"/>
          </table:table-cell>
        </table:table-row>
      </table:table>
      <text:p text:style-name="Text_20_body">La formule figurant dans la cellule B16 est =BDNB(A1:E10;0;A13:E14)</text:p>
      <text:p text:style-name="P5">Paramètres des fonctions de base de données :</text:p>
      <text:p text:style-name="Text_20_body">Les paramètres des différentes fonctions de base de données sont définis comme suit :</text:p>
      <text:p text:style-name="Text_20_body"><text:span text:style-name="T1">Base_de_données</text:span> correspond à la plage de cellules définissant la base de données.</text:p>
      <text:p text:style-name="Text_20_body"><text:span text:style-name="T1">Champ de BD</text:span> spécifie la colonne sur laquelle agit la fonction après l'application du premier paramètre des critères de recherche et après la sélection des lignes de données. Il n'y a aucun lien avec les critères de recherche. Utilisez le chiffre zéro pour spécifier la plage de données complète. <text:bookmark text:name="quotes13"/>Pour faire référence à une colonne en la désignant par son en-tête, placez le nom de cet en-tête entre guillemets. </text:p>
      <text:p text:style-name="Text_20_body"><text:span text:style-name="T1">Critères_rech</text:span> correspond à la plage de cellules contenant des critères de recherche. Si vous inscrivez plusieurs critères dans une ligne, ils sont reliés par ET. Si vous inscrivez des critères les uns au-dessous des autres dans différentes lignes, ces critères sont reliés par OU. Le système ignore les cellules vides dans la plage des critères de recherche.</text:p>
      <text:p text:style-name="Text_20_body"><text:span text:style-name="T2">Choisissez </text:span><text:a xlink:type="simple" xlink:href="vnd.sun.star.help://shared/text/shared/optionen/01060500.xhp?Language=fr&amp;System=WIN&amp;UseDB=no"><text:span text:style-name="T3">Outils - Options - OpenOffice.org Calc - Calcul</text:span></text:a><text:span text:style-name="T4"> pour définir la façon dont OpenOffice.org Calc doit procéder pour rechercher les entrées identiques.</text:span></text:p>
      <text:h text:style-name="Heading_20_2" text:outline-level="2"><text:bookmark text:name="bm_id31453701"/><text:bookmark text:name="bm_id31484621"/><text:bookmark text:name="Section84"/>BDECARTYPE</text:h>
      <text:p text:style-name="Text_20_body">La fonction BDECARTYPE calcule, à partir d'un échantillon, l'écart type d'une population donnée. À cet effet, elle utilise les nombres d'une colonne de la base de données qui correspondent aux conditions spécifiées. Les enregistrements sont traités en tant qu'échantillons. Ainsi, les enfants cités dans l'exemple sont considérés comme une coupe transversale de l'ensemble des enfants. Notez que, pour qu'un résultat soit représentatif, l'échantillon doit compter au moins un millier d'éléments.</text:p>
      <text:p text:style-name="Text_20_body"><text:bookmark text:name="regulaer17"/><text:span text:style-name="T5">La fonction de recherche prend en charge les </text:span><text:a xlink:type="simple" xlink:href="vnd.sun.star.help://shared/text/shared/01/02100001.xhp?Language=fr&amp;System=WIN&amp;UseDB=no"><text:span text:style-name="T6">expressions régulières</text:span></text:a><text:span text:style-name="T5">. Vous pouvez, par exemple, taper "tout.*" afin de rechercher la première occurrence de "tout" suivie d'un caractère. Si vous souhaitez rechercher un texte qui constitue également une expression régulière, vous devez insérer deux barres obliques inversées \ avant chaque caractère. Le nombre de décimales correspond à celui qui est spécifié dans </text:span><text:a xlink:type="simple" xlink:href="vnd.sun.star.help://shared/text/shared/optionen/01060500.xhp?Language=fr&amp;System=WIN&amp;UseDB=no"><text:span text:style-name="T6">Outils - Options - OpenOffice.org Calc - Calcul</text:span></text:a><text:span text:style-name="T5">. </text:span></text:p>
      <text:h text:style-name="Heading_20_3" text:outline-level="3">Syntaxe</text:h>
      <text:p text:style-name="Corps_20_de_20_texte.code">BDECARTYPE(Base_de_données;Champ;Critères_rech)</text:p>
      <text:p text:style-name="Text_20_body"><text:bookmark text:name="quotes14"/>Pour faire référence à une colonne en la désignant par son en-tête, placez le nom de cet en-tête entre guillemets. </text:p>
      <text:h text:style-name="Heading_20_3" text:outline-level="3">Exemple</text:h>
      <text:p text:style-name="Text_20_body">Pour connaître l'écart type du poids de tous les enfants du même âge dans cet exemple, saisissez la formule suivante dans la cellule B16 :</text:p>
      <text:p text:style-name="Text_20_body">=BDECARTYPE(A1:E10;"poids";A13:E14)</text:p>
      <text:p text:style-name="Text_20_body">Dans la ligne 14, saisissez maintenant à la suite 7, 8, 9, etc. sous Âge uniquement. Vous pouvez ainsi voir l'écart type des poids de tous les enfants du même âge.</text:p>
      <text:h text:style-name="Heading_20_2" text:outline-level="2"><text:bookmark text:name="bm_id31495231"/><text:bookmark text:name="bm_id31504291"/><text:bookmark text:name="Section94"/>BDECARTYPEP</text:h>
      <text:p text:style-name="Text_20_body">BDECARTYPEP calcule l'écart type d'une population donnée à partir de toutes les cellules comprises dans une plage de données correspondant aux critères de recherche. Les enregistrements de l'exemple sont considérés comme constituant une population complète.</text:p>
      <text:p text:style-name="Text_20_body"><text:bookmark text:name="regulaer18"/><text:span text:style-name="T4">La fonction de recherche prend en charge les </text:span><text:a xlink:type="simple" xlink:href="vnd.sun.star.help://shared/text/shared/01/02100001.xhp?Language=fr&amp;System=WIN&amp;UseDB=no"><text:span text:style-name="T3">expressions régulières</text:span></text:a><text:span text:style-name="T4">. Vous pouvez, par exemple, taper "tout.*" afin de rechercher la première occurrence de "tout" suivie d'un caractère. Si vous souhaitez rechercher un texte qui constitue également une expression régulière, vous devez insérer deux barres obliques inversées \ avant chaque caractère. Le nombre de décimales correspond à celui qui est spécifié dans </text:span><text:a xlink:type="simple" xlink:href="vnd.sun.star.help://shared/text/shared/optionen/01060500.xhp?Language=fr&amp;System=WIN&amp;UseDB=no"><text:span text:style-name="T3">Outils - Options - OpenOffice.org Calc - Calcul</text:span></text:a><text:span text:style-name="T4">. </text:span></text:p>
      <text:h text:style-name="Heading_20_3" text:outline-level="3">Syntaxe</text:h>
      <text:p text:style-name="Corps_20_de_20_texte.code">BDECARTYPEP(Base_de_données;Champ;Critères_rech)</text:p>
      <text:p text:style-name="Text_20_body"><text:bookmark text:name="quotes21"/>Pour faire référence à une colonne en la désignant par son en-tête, placez le nom de cet en-tête entre guillemets. </text:p>
      <text:h text:style-name="Heading_20_3" text:outline-level="3">Exemple</text:h>
      <text:p text:style-name="Text_20_body">Pour obtenir l'écart type des données de poids de tous les enfants du même âge présents à la fête d'anniversaire de Rémi, saisissez la formule suivante dans la cellule B16 :</text:p>
      <text:p text:style-name="Text_20_body">=BDECARTYPEP(A1:E10;"poids";A13:E14)</text:p>
      <text:p text:style-name="Text_20_body">Sur la ligne 14, sous Âge, saisissez les chiffres 7, 8, 9, etc. Vous obtenez ainsi l'écart type du poids des enfants de chaque âge.</text:p>
      <text:h text:style-name="Heading_20_2" text:outline-level="2"><text:bookmark text:name="bm_id31491982"/><text:bookmark text:name="bm_id31472561"/><text:bookmark text:name="Section314"/>BDLIRE</text:h>
      <text:p text:style-name="Text_20_body">BDLIRE renvoie le contenu de la cellule référencée dans une base de données correspondant aux critères de recherche spécifiés. En cas d'erreur, la fonction renvoie soit #VALEUR! (si aucune ligne n'est détectée), soit Err502 (si plusieurs cellules sont détectées).</text:p>
      <text:p text:style-name="Text_20_body"><text:bookmark text:name="regulaer22"/><text:span text:style-name="T5">La fonction de recherche prend en charge les </text:span><text:a xlink:type="simple" xlink:href="vnd.sun.star.help://shared/text/shared/01/02100001.xhp?Language=fr&amp;System=WIN&amp;UseDB=no"><text:span text:style-name="T6">expressions régulières</text:span></text:a><text:span text:style-name="T5">. Vous pouvez, par exemple, taper "tout.*" afin de rechercher la première occurrence de "tout" suivie d'un caractère. Si vous souhaitez rechercher un texte qui constitue également une expression régulière, vous devez insérer deux barres obliques inversées \ avant chaque caractère. Le nombre de décimales correspond à celui qui est spécifié dans </text:span><text:a xlink:type="simple" xlink:href="vnd.sun.star.help://shared/text/shared/optionen/01060500.xhp?Language=fr&amp;System=WIN&amp;UseDB=no"><text:span text:style-name="T6">Outils - Options - OpenOffice.org Calc - Calcul</text:span></text:a><text:span text:style-name="T5">. </text:span></text:p>
      <text:h text:style-name="Heading_20_3" text:outline-level="3">Syntaxe</text:h>
      <text:p text:style-name="Corps_20_de_20_texte.code">BDLIRE(base_de_données; champ; critères_rech)</text:p>
      <text:p text:style-name="Text_20_body"><text:bookmark text:name="quotes31"/>Pour faire référence à une colonne en la désignant par son en-tête, placez le nom de cet en-tête entre guillemets. </text:p>
      <text:h text:style-name="Heading_20_3" text:outline-level="3">Exemple</text:h>
      <text:p text:style-name="Text_20_body">Dans l'exemple ci-dessus, nous cherchons à définir dans quelle classe se trouve un enfant dont le nom figure dans la cellule A14. La formule est saisie dans la cellule B16. Elle diffère légèrement de celle des exemples précédents, car seule une colonne (un champ de base de données) peut être indiquée pour <text:span text:style-name="T1">Champ</text:span>. Saisissez la formule suivante :</text:p>
      <text:p text:style-name="Text_20_body">=BDLIRE(A1:E10;classe;A13:E14)</text:p>
      <text:p text:style-name="Text_20_body">Saisissez le prénom Frank dans la cellule A14. Le chiffre 2 s'affiche : Frank est dans la classe 2. Si vous entrez Âge au lieu de Classe, la valeur qui s'affiche correspond à l'âge de Frank.</text:p>
      <text:p text:style-name="Text_20_body">Vous pouvez aussi saisir la valeur 11 dans la cellule C14 uniquement, puis supprimer toutes les autres entrées de cette ligne. Éditez comme suit la formule de B16 :</text:p>
      <text:p text:style-name="Text_20_body">=BDLIRE(A1:E10;"Nom";A13:E14)</text:p>
      <text:p text:style-name="Text_20_body">Le système demande maintenant le nom au lieu de la classe. La réponse s'affiche de suite. Daniel est le seul enfant âgé de 11 ans.</text:p>
      <text:h text:style-name="Heading_20_2" text:outline-level="2"><text:bookmark text:name="bm_id31584011"/><text:bookmark text:name="bm_id31497661"/><text:bookmark text:name="Section414"/>BDMAX</text:h>
      <text:p text:style-name="P7">BDMAX renvoie le contenu maximal d'une cellule (champ) dans une base de données (tous les enregistrements) correspondant aux conditions de recherche spécifiées.</text:p>
      <text:p text:style-name="Text_20_body"><text:bookmark text:name="regulaer32"/><text:span text:style-name="T5">La fonction de recherche prend en charge les </text:span><text:a xlink:type="simple" xlink:href="vnd.sun.star.help://shared/text/shared/01/02100001.xhp?Language=fr&amp;System=WIN&amp;UseDB=no"><text:span text:style-name="T6">expressions régulières</text:span></text:a><text:span text:style-name="T5">. Vous pouvez, par exemple, taper "tout.*" afin de rechercher la première occurrence de "tout" suivie d'un caractère. Si vous souhaitez rechercher un texte qui constitue également une expression régulière, vous devez insérer deux barres obliques inversées \ avant chaque caractère. Le nombre de décimales correspond à celui qui est spécifié dans </text:span><text:a xlink:type="simple" xlink:href="vnd.sun.star.help://shared/text/shared/optionen/01060500.xhp?Language=fr&amp;System=WIN&amp;UseDB=no"><text:span text:style-name="T6">Outils - Options - OpenOffice.org Calc - Calcul</text:span></text:a><text:span text:style-name="T5">. </text:span></text:p>
      <text:h text:style-name="Heading_20_3" text:outline-level="3">Syntaxe</text:h>
      <text:p text:style-name="Corps_20_de_20_texte.code">BDMAX(base_de_données; champ; critères_rech)</text:p>
      <text:p text:style-name="Text_20_body"><text:bookmark text:name="quotes41"/>Pour faire référence à une colonne en la désignant par son en-tête, placez le nom de cet en-tête entre guillemets. </text:p>
      <text:h text:style-name="Heading_20_3" text:outline-level="3">Exemple</text:h>
      <text:p text:style-name="Text_20_body">Pour connaître le poids de l'enfant le plus lourd dans chacune des classes de l'exemple ci-dessus, saisissez la formule suivante dans la cellule B16 :</text:p>
      <text:p text:style-name="Text_20_body">=BDMAX(A1:E10;"poids";A13:E14)</text:p>
      <text:p text:style-name="Text_20_body">Sous Classe, saisissez les chiffres 1, 2, 3, etc. Dès que vous entrez le numéro d'une classe, le poids de l'enfant le plus lourd de cette classe s'affiche.</text:p>
      <text:h text:style-name="Heading_20_2" text:outline-level="2"><text:bookmark text:name="bm_id31591521"/><text:bookmark text:name="bm_id31591411"/><text:bookmark text:name="Section513"/>BDMIN</text:h>
      <text:p text:style-name="Text_20_body">BDMIN renvoie le contenu minimal d'une cellule (champ) dans une base de données correspondant aux critères de recherche spécifiés.</text:p>
      <text:p text:style-name="Text_20_body"><text:bookmark text:name="regulaer41"/><text:span text:style-name="T5">La fonction de recherche prend en charge les </text:span><text:a xlink:type="simple" xlink:href="vnd.sun.star.help://shared/text/shared/01/02100001.xhp?Language=fr&amp;System=WIN&amp;UseDB=no"><text:span text:style-name="T6">expressions régulières</text:span></text:a><text:span text:style-name="T5">. Vous pouvez, par exemple, taper "tout.*" afin de rechercher la première occurrence de "tout" suivie d'un caractère. Si vous souhaitez rechercher un texte qui constitue également une expression régulière, vous devez insérer deux barres obliques inversées \ avant chaque caractère. Le nombre de décimales correspond à celui qui est spécifié dans </text:span><text:a xlink:type="simple" xlink:href="vnd.sun.star.help://shared/text/shared/optionen/01060500.xhp?Language=fr&amp;System=WIN&amp;UseDB=no"><text:span text:style-name="T6">Outils - Options - OpenOffice.org Calc - Calcul</text:span></text:a><text:span text:style-name="T5">. </text:span></text:p>
      <text:h text:style-name="Heading_20_3" text:outline-level="3">Syntaxe</text:h>
      <text:p text:style-name="Corps_20_de_20_texte.code">BDMIN(base_de_données; champ; critères_rech)</text:p>
      <text:p text:style-name="Text_20_body"><text:bookmark text:name="quotes51"/>Pour faire référence à une colonne en la désignant par son en-tête, placez le nom de cet en-tête entre guillemets. </text:p>
      <text:h text:style-name="Heading_20_3" text:outline-level="3">Exemple</text:h>
      <text:p text:style-name="Text_20_body">Pour connaître le chemin le plus court entre l'école et le domicile des enfants dans chacune des classes de l'exemple ci-dessus, saisissez la formule suivante dans la cellule B16 :</text:p>
      <text:p text:style-name="Text_20_body">=DBMIN(A1:E10;"chemin de l'école";A13:E14)</text:p>
      <text:p text:style-name="Text_20_body">Dans la ligne 14, saisissez maintenant à la suite 1, 2, 3, etc. sous Classe uniquement. Vous pouvez ainsi voir la longueur du plus court trajet d'un enfant jusqu'à l'école pour chaque classe.</text:p>
      <text:h text:style-name="Heading_20_2" text:outline-level="2"><text:bookmark text:name="bm_id31664351"/><text:bookmark text:name="bm_id31542741"/><text:bookmark text:name="Section65"/>BDMOYENNE</text:h>
      <text:p text:style-name="Text_20_body">BDMOYENNE renvoie la moyenne des valeurs de toutes les cellules (champs) pour toutes les lignes (enregistrements de la base de données) correspondant aux critères de recherche spécifiés.</text:p>
      <text:p text:style-name="Text_20_body"><text:bookmark text:name="regulaer51"/><text:span text:style-name="T5">La fonction de recherche prend en charge les </text:span><text:a xlink:type="simple" xlink:href="vnd.sun.star.help://shared/text/shared/01/02100001.xhp?Language=fr&amp;System=WIN&amp;UseDB=no"><text:span text:style-name="T6">expressions régulières</text:span></text:a><text:span text:style-name="T5">. Vous pouvez, par exemple, taper "tout.*" afin de rechercher la première occurrence de "tout" suivie d'un caractère. Si vous souhaitez rechercher un texte qui constitue également une expression régulière, vous devez insérer deux barres obliques inversées \ avant chaque caractère. Le nombre de décimales correspond à celui qui est spécifié dans </text:span><text:a xlink:type="simple" xlink:href="vnd.sun.star.help://shared/text/shared/optionen/01060500.xhp?Language=fr&amp;System=WIN&amp;UseDB=no"><text:span text:style-name="T6">Outils - Options - OpenOffice.org Calc - Calcul</text:span></text:a><text:span text:style-name="T5">. </text:span></text:p>
      <text:h text:style-name="Heading_20_3" text:outline-level="3">Syntaxe</text:h>
      <text:p text:style-name="Corps_20_de_20_texte.code">BDMOYENNE(base_de_données; champ; critères_rech)</text:p>
      <text:p text:style-name="Text_20_body"><text:bookmark text:name="quotes61"/>Pour faire référence à une colonne en la désignant par son en-tête, placez le nom de cet en-tête entre guillemets. </text:p>
      <text:h text:style-name="Heading_20_3" text:outline-level="3">Exemple</text:h>
      <text:p text:style-name="Text_20_body">Pour connaître le poids moyen de tous les enfants du même âge dans l'exemple ci-dessus, saisissez la formule suivante dans la cellule B16 :</text:p>
      <text:p text:style-name="Text_20_body">=BDMOYENNE(A1:E10;"poids";A13:E14)</text:p>
      <text:p text:style-name="Text_20_body">Dans la ligne 14, saisissez maintenant à la suite 7, 8, 9, etc. sous Âge uniquement. Vous pouvez ainsi voir le poids moyen de tous les enfants du même âge.</text:p>
      <text:h text:style-name="Heading_20_2" text:outline-level="2"><text:bookmark text:name="bm_id31529261"/><text:bookmark text:name="bm_id31508821"/><text:bookmark text:name="Section13"/>BDNB</text:h>
      <text:p text:style-name="P7">BDNB compte le nombre de lignes (enregistrements) dans une base de données correspondant aux critères de recherche spécifiés. Cette fonction comporte des valeurs numériques.</text:p>
      <text:p text:style-name="Text_20_body"><text:bookmark text:name="regulaer61"/><text:span text:style-name="T5">La fonction de recherche prend en charge les </text:span><text:a xlink:type="simple" xlink:href="vnd.sun.star.help://shared/text/shared/01/02100001.xhp?Language=fr&amp;System=WIN&amp;UseDB=no"><text:span text:style-name="T6">expressions régulières</text:span></text:a><text:span text:style-name="T5">. Vous pouvez, par exemple, taper "tout.*" afin de rechercher la première occurrence de "tout" suivie d'un caractère. Si vous souhaitez rechercher un texte qui constitue également une expression régulière, vous devez insérer deux barres obliques inversées \ avant chaque caractère. Le nombre de décimales correspond à celui qui est spécifié dans </text:span><text:a xlink:type="simple" xlink:href="vnd.sun.star.help://shared/text/shared/optionen/01060500.xhp?Language=fr&amp;System=WIN&amp;UseDB=no"><text:span text:style-name="T6">Outils - Options - OpenOffice.org Calc - Calcul</text:span></text:a><text:span text:style-name="T5">. </text:span></text:p>
      <text:h text:style-name="Heading_20_3" text:outline-level="3">Syntaxe</text:h>
      <text:p text:style-name="Corps_20_de_20_texte.code">BDNB(base_de_données; champ; critères_rech)</text:p>
      <text:p text:style-name="Text_20_body">Pour définir le paramètre de champ de base de données, vous pouvez saisir une cellule pour spécifier la colonne, ou le chiffre zéro pour la totalité de la base de données. Ce paramètre ne peut pas rester vide. <text:bookmark text:name="quotes71"/>Pour faire référence à une colonne en la désignant par son en-tête, placez le nom de cet en-tête entre guillemets. </text:p>
      <text:h text:style-name="Heading_20_3" text:outline-level="3">Exemple</text:h>
      <text:p text:style-name="Text_20_body">À partir de l'exemple ci-dessus, nous souhaitons déterminer le nombre d'enfants devant parcourir une distance supérieure à 600 mètres pour se rendre à l'école. Le résultat obtenu doit être enregistré dans la cellule B16. Placez le curseur dans la cellule B16. Saisissez la formule =BDNB(A1:E10; 0; A13:E14) dans la cellule B16. L'<text:span text:style-name="T1">assistant Fonctions</text:span> vous aide lors de la saisie des plages.</text:p>
      <text:p text:style-name="Text_20_body"><text:span text:style-name="T1">Base de données</text:span> est la plage des données à évaluer, y compris les en-têtes : dans cet exemple, il s'agit des cellules A1:E10. <text:span text:style-name="T1">Champ de BD</text:span> spécifie la colonne à utiliser pour les critères de recherche : dans cet exemple, il s'agit de la base de données dans son intégralité. <text:span text:style-name="T1">Critères_rech</text:span> est la plage dans laquelle vous pouvez saisir les paramètres de recherche : dans cet exemple, il s'agit des cellules A13:E14.</text:p>
      <text:p text:style-name="Text_20_body">Pour connaître le nombre d'enfants de la classe 2 qui ont plus de sept ans, supprimez l'entrée &gt;600 de la cellule D14, saisissez 2 dans la cellule B14 sous Classe et saisissez &gt;7 dans la cellule C14 à droite. Le résultat obtenu est 2 : deux enfants de la classe 2 ont plus de sept ans. Étant donné que les deux critères spécifiés se trouvent sur la même ligne, ils sont reliés par ET.</text:p>
      <text:h text:style-name="Heading_20_2" text:outline-level="2"><text:bookmark text:name="bm_id31540551"/><text:bookmark text:name="bm_id31561231"/><text:bookmark text:name="Section214"/>BDNBVAL</text:h>
      <text:p text:style-name="Text_20_body">BDNBVAL compte le nombre de lignes (enregistrements) dans une base de données correspondant aux conditions de recherche spécifiées. Cette fonction comporte en outre des valeurs numériques et alphanumériques.</text:p>
      <text:p text:style-name="Text_20_body"><text:bookmark text:name="regulaer71"/><text:span text:style-name="T5">La fonction de recherche prend en charge les </text:span><text:a xlink:type="simple" xlink:href="vnd.sun.star.help://shared/text/shared/01/02100001.xhp?Language=fr&amp;System=WIN&amp;UseDB=no"><text:span text:style-name="T6">expressions régulières</text:span></text:a><text:span text:style-name="T5">. Vous pouvez, par exemple, taper "tout.*" afin de rechercher la première occurrence de "tout" suivie d'un caractère. Si vous souhaitez rechercher un texte qui constitue également une expression régulière, vous devez insérer deux barres obliques inversées \ avant chaque caractère. Le nombre de décimales correspond à celui qui est spécifié dans </text:span><text:a xlink:type="simple" xlink:href="vnd.sun.star.help://shared/text/shared/optionen/01060500.xhp?Language=fr&amp;System=WIN&amp;UseDB=no"><text:span text:style-name="T6">Outils - Options - OpenOffice.org Calc - Calcul</text:span></text:a><text:span text:style-name="T5">. </text:span></text:p>
      <text:h text:style-name="Heading_20_3" text:outline-level="3">Syntaxe</text:h>
      <text:p text:style-name="Corps_20_de_20_texte.code">BDNB2(base_de_données; champ; critères_rech)</text:p>
      <text:p text:style-name="Text_20_body"><text:bookmark text:name="quotes81"/>Pour faire référence à une colonne en la désignant par son en-tête, placez le nom de cet en-tête entre guillemets. </text:p>
      <text:h text:style-name="Heading_20_3" text:outline-level="3">Exemple</text:h>
      <text:p text:style-name="Text_20_body">À partir de l'exemple ci-dessus, vous pouvez également rechercher le nombre d'enfants dont le nom commence par la lettre E ou par une lettre de l'alphabet comprise entre E et Z. Pour cela, vous devez éditer la formule de la cellule B16 en insérant un A après le nom de fonction BDNB. Supprimez l'ancien critère de recherche utilisé et saisissez &gt;=E sous <text:span text:style-name="T1">Nom</text:span> dans le champ A14. Vous obtenez alors un résultat de 5. Et si vous supprimez toutes les valeurs numériques concernant Greta, ligne 8, vous obtenez 4. La ligne 8 ne contenant plus de valeur, elle n'est plus prise en compte dans le calcul. Le nom Greta est un texte, et non une valeur.</text:p>
      <text:h text:style-name="Heading_20_2" text:outline-level="2"><text:bookmark text:name="bm_id31592811"/><text:bookmark text:name="bm_id31592691"/><text:bookmark text:name="Section74"/>BDPRODUIT</text:h>
      <text:p text:style-name="Text_20_body">BDPRODUIT multiplie toutes les cellules d'une plage de données dont le contenu correspond aux critères de recherche.</text:p>
      <text:p text:style-name="Text_20_body"><text:bookmark text:name="regulaer81"/><text:span text:style-name="T5">La fonction de recherche prend en charge les </text:span><text:a xlink:type="simple" xlink:href="vnd.sun.star.help://shared/text/shared/01/02100001.xhp?Language=fr&amp;System=WIN&amp;UseDB=no"><text:span text:style-name="T6">expressions régulières</text:span></text:a><text:span text:style-name="T5">. Vous pouvez, par exemple, taper "tout.*" afin de rechercher la première occurrence de "tout" suivie d'un caractère. Si vous souhaitez rechercher un texte qui constitue également une expression régulière, vous devez insérer deux barres obliques inversées \ avant chaque caractère. Le nombre de décimales correspond à celui qui est spécifié dans </text:span><text:a xlink:type="simple" xlink:href="vnd.sun.star.help://shared/text/shared/optionen/01060500.xhp?Language=fr&amp;System=WIN&amp;UseDB=no"><text:span text:style-name="T6">Outils - Options - OpenOffice.org Calc - Calcul</text:span></text:a><text:span text:style-name="T5">. </text:span></text:p>
      <text:h text:style-name="Heading_20_3" text:outline-level="3">Syntaxe</text:h>
      <text:p text:style-name="Corps_20_de_20_texte.code">BDPRODUIT(base_de_données; champ; critères_rech)</text:p>
      <text:p text:style-name="Text_20_body"><text:bookmark text:name="quotes91"/>Pour faire référence à une colonne en la désignant par son en-tête, placez le nom de cet en-tête entre guillemets. </text:p>
      <text:h text:style-name="Heading_20_3" text:outline-level="3">Exemple</text:h>
      <text:p text:style-name="Text_20_body">Cette fonction ne trouve aucune application pratique dans l'exemple de la fête d'anniversaire ci-dessus.</text:p>
      <text:h text:style-name="Heading_20_2" text:outline-level="2"><text:bookmark text:name="bm_id31486871"/><text:bookmark text:name="bm_id31547941"/><text:bookmark text:name="Section104"/>BDSOMME</text:h>
      <text:p text:style-name="P7">BDSOMME renvoie le total de toutes les cellules d'un champ de base de données dans toutes les lignes (enregistrements) remplissant les critères de recherche.</text:p>
      <text:p text:style-name="Text_20_body"><text:bookmark text:name="regulaer91"/><text:span text:style-name="T5">La fonction de recherche prend en charge les </text:span><text:a xlink:type="simple" xlink:href="vnd.sun.star.help://shared/text/shared/01/02100001.xhp?Language=fr&amp;System=WIN&amp;UseDB=no"><text:span text:style-name="T6">expressions régulières</text:span></text:a><text:span text:style-name="T5">. Vous pouvez, par exemple, taper "tout.*" afin de rechercher la première occurrence de "tout" suivie d'un caractère. Si vous souhaitez rechercher un texte qui constitue également une expression régulière, vous devez insérer deux barres obliques inversées \ avant chaque caractère. Le nombre de décimales correspond à celui qui est spécifié dans </text:span><text:a xlink:type="simple" xlink:href="vnd.sun.star.help://shared/text/shared/optionen/01060500.xhp?Language=fr&amp;System=WIN&amp;UseDB=no"><text:span text:style-name="T6">Outils - Options - OpenOffice.org Calc - Calcul</text:span></text:a><text:span text:style-name="T5">. </text:span></text:p>
      <text:h text:style-name="Heading_20_3" text:outline-level="3">Syntaxe</text:h>
      <text:p text:style-name="Corps_20_de_20_texte.code">BDSOMME(base_de_données; champ; critères_rech)</text:p>
      <text:p text:style-name="Text_20_body"><text:bookmark text:name="quotes101"/>Pour faire référence à une colonne en la désignant par son en-tête, placez le nom de cet en-tête entre guillemets. </text:p>
      <text:h text:style-name="Heading_20_3" text:outline-level="3">Exemple</text:h>
      <text:p text:style-name="Text_20_body">Pour connaître la longueur que représente le cumul des distances parcourues par chaque enfant de la classe 2 invités à l'anniversaire de Rémi pour aller à l'école, saisissez la formule suivante dans la cellule B16 :</text:p>
      <text:p text:style-name="Text_20_body">=BDSOMME(A1:E10;"chemin de l'école";A13:E14)</text:p>
      <text:p text:style-name="Text_20_body">Dans la ligne 14, saisissez 2 sous Classe uniquement. Vous pouvez ainsi voir la somme des trajets de tous les enfants du CE1 (classe 2), soit 1950.</text:p>
      <text:h text:style-name="Heading_20_2" text:outline-level="2"><text:bookmark text:name="bm_id31593911"/><text:bookmark text:name="bm_id31556141"/><text:bookmark text:name="Section115"/>BDVAR</text:h>
      <text:p text:style-name="Text_20_body">BDVAR renvoie la variance de toutes les cellules d'un certain champ de base de données de tous les enregistrements satisfaisant les critères de recherche. Les enregistrements de l'exemple sont traités comme un échantillon de données. Pour qu'un résultat soit représentatif, l'échantillon doit compter au moins un milliers d'éléments.</text:p>
      <text:p text:style-name="Text_20_body"><text:bookmark text:name="regulaer101"/><text:span text:style-name="T5">La fonction de recherche prend en charge les </text:span><text:a xlink:type="simple" xlink:href="vnd.sun.star.help://shared/text/shared/01/02100001.xhp?Language=fr&amp;System=WIN&amp;UseDB=no"><text:span text:style-name="T6">expressions régulières</text:span></text:a><text:span text:style-name="T5">. Vous pouvez, par exemple, taper "tout.*" afin de rechercher la première occurrence de "tout" suivie d'un caractère. Si vous souhaitez rechercher un texte qui constitue également une expression régulière, vous devez insérer deux barres obliques inversées \ avant chaque caractère. Le nombre de décimales correspond à celui qui est spécifié dans </text:span><text:a xlink:type="simple" xlink:href="vnd.sun.star.help://shared/text/shared/optionen/01060500.xhp?Language=fr&amp;System=WIN&amp;UseDB=no"><text:span text:style-name="T6">Outils - Options - OpenOffice.org Calc - Calcul</text:span></text:a><text:span text:style-name="T5">. </text:span></text:p>
      <text:h text:style-name="Heading_20_3" text:outline-level="3">Syntaxe</text:h>
      <text:p text:style-name="Corps_20_de_20_texte.code">BDVAR(base_de_données; champ; critères_rech)</text:p>
      <text:p text:style-name="Text_20_body"><text:bookmark text:name="quotes111"/>Pour faire référence à une colonne en la désignant par son en-tête, placez le nom de cet en-tête entre guillemets. </text:p>
      <text:h text:style-name="Heading_20_3" text:outline-level="3">Exemple</text:h>
      <text:p text:style-name="Text_20_body">Pour connaître la variance du poids moyen de tous les enfants du même âge dans l'exemple ci-dessus, saisissez la formule suivante dans la cellule B16 :</text:p>
      <text:p text:style-name="Corps_20_de_20_texte.code">=BDVAR(A1:E10;"poids";A13:E14)</text:p>
      <text:p text:style-name="Text_20_body">Sur la ligne 14, sous Âge, saisissez les chiffres 7, 8, 9, etc. Le résultat qui s'affiche représente la variance des valeurs de poids des enfants de chaque âge.</text:p>
      <text:h text:style-name="Heading_20_2" text:outline-level="2"><text:bookmark text:name="bm_id31538911"/><text:bookmark text:name="bm_id31538801"/><text:bookmark text:name="Section122"/>BDVARP</text:h>
      <text:p text:style-name="Text_20_body">BDVARP calcule la variance de toutes les valeurs contenues dans les cellules d'un certain champ de base de données de tous les enregistrements satisfaisant les critères de recherche. Les enregistrements de l'exemple sont traités comme une population complète.</text:p>
      <text:p text:style-name="Text_20_body"><text:bookmark text:name="regulaer111"/><text:span text:style-name="T5">La fonction de recherche prend en charge les </text:span><text:a xlink:type="simple" xlink:href="vnd.sun.star.help://shared/text/shared/01/02100001.xhp?Language=fr&amp;System=WIN&amp;UseDB=no"><text:span text:style-name="T6">expressions régulières</text:span></text:a><text:span text:style-name="T5">. Vous pouvez, par exemple, taper "tout.*" afin de rechercher la première occurrence de "tout" suivie d'un caractère. Si vous souhaitez rechercher un texte qui constitue également une expression régulière, vous devez insérer deux barres obliques inversées \ avant chaque caractère. Le nombre de décimales correspond à celui qui est spécifié dans </text:span><text:a xlink:type="simple" xlink:href="vnd.sun.star.help://shared/text/shared/optionen/01060500.xhp?Language=fr&amp;System=WIN&amp;UseDB=no"><text:span text:style-name="T6">Outils - Options - OpenOffice.org Calc - Calcul</text:span></text:a><text:span text:style-name="T5">. </text:span></text:p>
      <text:h text:style-name="Heading_20_3" text:outline-level="3">Syntaxe</text:h>
      <text:p text:style-name="Corps_20_de_20_texte.code">BDVARP(base_de_données; champ; critères_rech)</text:p>
      <text:p text:style-name="Text_20_body"><text:bookmark text:name="quotes121"/>Pour faire référence à une colonne en la désignant par son en-tête, placez le nom de cet en-tête entre guillemets. </text:p>
      <text:h text:style-name="Heading_20_3" text:outline-level="3">Exemple</text:h>
      <text:p text:style-name="Text_20_body">Pour obtenir la variance des données de poids de tous les enfants du même âge présents à la fête d'anniversaire de Rémi, saisissez la formule suivante dans la cellule B16 :</text:p>
      <text:p text:style-name="Text_20_body">=BDVARP(A1:E10;"poids";A13:E14)</text:p>
      <text:p text:style-name="Text_20_body">Sur la ligne 14, sous Âge, saisissez les chiffres 7, 8, 9, etc. La variance des valeurs de poids de l'ensemble des enfants de cet âge présents à la fête de Rémi s'affiche.</text:p>
      <text:h text:style-name="P8" text:outline-level="1"><text:bookmark text:name="bm_id31545361"/>Catégorie Date &amp; heure</text:h>
      <text:p text:style-name="Text_20_body">Les fonctions de classeur suivantes sont utilisées pour insérer et éditer des dates et des heures. </text:p>
      <text:p text:style-name="Text_20_body">Les fonctions dont les noms se terminent par _ADD renvoient les mêmes résultats que les fonctions Microsoft Excel correspondantes. Pour obtenir des résultats conformes aux normes internationales, utilisez des fonctions sans _ADD. Par exemple, la fonction WEEKNUM calcule le numéro de la semaine d'une date donnée conformément à la norme internationale ISO 6801, alors que la fonction WEEKNUM_ADD renvoie le même numéro de semaine que Microsoft Excel.</text:p>
      <text:p text:style-name="Text_20_body">En interne, OpenOffice.org traite les valeurs de date ou d'heure en tant que valeurs numériques. Si vous assignez le format numérique "Nombre" à une valeur de date ou d'heure, celle-ci est convertie en un nombre. Par exemple, 01/01/2000 12:00 PM est converti en 36526,5. La valeur précédant la virgule correspond à la date ; la valeur suivant la virgule correspond à l'heure. Si vous ne souhaitez pas voir ce type de représentation de la date ou de l'heure, modifiez le format numérique (Date ou Heure) en conséquence. Pour ce faire, sélectionnez la cellule contenant la valeur de date ou d'heure, affichez son menu contextuel et sélectionnez <text:span text:style-name="T1">Formater les cellules</text:span>. L'onglet <text:span text:style-name="T1">Nombres</text:span> contient les fonctions de définition du format numérique.</text:p>
      <text:p text:style-name="Text_20_body">Sous <text:span text:style-name="T1">Outils - Options - OpenOffice.org - Général</text:span>, le compteur de la zone <text:span text:style-name="T1">Année à deux chiffres</text:span> sert à paramétrer la période pour laquelle les années doivent être indiquées avec deux chiffres. Notez cependant que toute modification apportée à cet endroit influence certaines des fonctions ci-dessous.</text:p>
      <text:h text:style-name="Heading_20_2" text:outline-level="2"><text:bookmark text:name="year1"/><text:bookmark text:name="bm_id31591791"/><text:bookmark text:name="bm_id31539821"/>ANNEE</text:h>
      <text:p text:style-name="Text_20_body">Renvoie l'année sous forme de nombre conformément aux règles de calcul internes.</text:p>
      <text:h text:style-name="Heading_20_3" text:outline-level="3">Syntaxe</text:h>
      <text:p text:style-name="Corps_20_de_20_texte.code">ANNEE(numéro_série)</text:p>
      <text:p text:style-name="Text_20_body"><text:span text:style-name="T1">Numéro_série</text:span> indique la valeur de date interne pour laquelle définir l'année.</text:p>
      <text:h text:style-name="Heading_20_3" text:outline-level="3">Exemples</text:h>
      <text:p text:style-name="Text_20_body">ANNEE(1) renvoie 1899.</text:p>
      <text:p text:style-name="Text_20_body">ANNEE(2) renvoie 1900.</text:p>
      <text:p text:style-name="Text_20_body">ANNEE(33333,33) renvoie 1991.</text:p>
      <text:h text:style-name="Heading_20_2" text:outline-level="2"><text:bookmark text:name="bm_id3150368"/><text:bookmark text:name="bm_id3154656"/><text:bookmark text:name="years"/>ANNEES</text:h>
      <text:p text:style-name="Text_20_body">Calcule la différence en années entre deux dates.</text:p>
      <text:h text:style-name="Heading_20_3" text:outline-level="3">Syntaxe</text:h>
      <text:p text:style-name="Text_20_body">ANNEES(Date initiale, Date de fin, Type)</text:p>
      <text:p text:style-name="Text_20_body">Date initiale : première date</text:p>
      <text:p text:style-name="Text_20_body">Date de fin : seconde date</text:p>
      <text:p text:style-name="Text_20_body">Mode : détermine le mode de calcul de la différence. Les valeurs possibles sont 0 (pour l'intervalle) et 1 (pour les années).</text:p>
      <text:h text:style-name="Heading_20_2" text:outline-level="2"><text:bookmark text:name="today1"/><text:bookmark text:name="bm_id31472671"/><text:bookmark text:name="bm_id31456592"/>AUJOURDHUI</text:h>
      <text:p text:style-name="Text_20_body">Renvoie la date système actuelle de l'ordinateur. La valeur est mise à jour lorsque vous ouvrez à nouveau le document ou lorsque vous en modifiez les valeurs.</text:p>
      <text:h text:style-name="Heading_20_3" text:outline-level="3">Syntaxe</text:h>
      <text:p text:style-name="Text_20_body">AUJOURDHUI()</text:p>
      <text:p text:style-name="Text_20_body"><text:span text:style-name="T1">Aujourd'hui</text:span> est une fonction sans argument.</text:p>
      <text:h text:style-name="Heading_20_3" text:outline-level="3">Exemple</text:h>
      <text:p text:style-name="Text_20_body">AUJOURDHUI() renvoie 29/06/00 (en tout cas, la date du jour indiquée par l'horloge de l'ordinateur).</text:p>
      <text:h text:style-name="Heading_20_2" text:outline-level="2"><text:bookmark text:name="date1"/><text:bookmark text:name="bm_id31490221"/><text:bookmark text:name="bm_id31555111"/>DATE</text:h>
      <text:p text:style-name="Text_20_body">Cette fonction convertit une date saisie sous la forme Année, Mois, Jour en un numéro de série interne affiché selon le formatage de la cellule. Le format par défaut d'une cellule contenant la fonction DATE est le format de date. Vous pouvez cependant lui assigner le format numérique <text:span text:style-name="T1">0</text:span> qui affiche le numéro de série interne de la date sous forme de numéro.</text:p>
      <text:h text:style-name="Heading_20_3" text:outline-level="3">Syntaxe</text:h>
      <text:p text:style-name="Corps_20_de_20_texte.code">DATE(année, mois, jour)</text:p>
      <text:p text:style-name="Text_20_body"><text:span text:style-name="T1">Année</text:span> correspond à un nombre entier compris entre 1583 et 9956 ou entre 0 et 99.</text:p>
      <text:p text:style-name="Text_20_body">Sous <text:span text:style-name="T1">Outils - Options - OpenOffice.org - Général</text:span>, vous pouvez définir à partir de quelle année identifier un numéro à deux chiffres comme 20xx.</text:p>
      <text:p text:style-name="Text_20_body"><text:span text:style-name="T1">Mois</text:span> correspond à un nombre compris entre 1 et 12 indiquant le numéro du mois.</text:p>
      <text:p text:style-name="Text_20_body"><text:span text:style-name="T1">Jour</text:span> correspond à un nombre entre 1 et 31 spécifiant le jour du mois.</text:p>
      <text:p text:style-name="Text_20_body">Si les valeurs du mois et du jour sont supérieures, elles sont alors reportées au chiffre suivant : si vous saisissez = DATE(00;12;31), vous obtenez le résultat 31/12/2000 ; si vous saisissez = DATE(00;13;31), le résultat correct est 31/01/2001.</text:p>
      <text:h text:style-name="Heading_20_3" text:outline-level="3">Exemple</text:h>
      <text:p text:style-name="Text_20_body">DATE("00;1;1") renvoie 01/01/2000.</text:p>
      <text:h text:style-name="Heading_20_2" text:outline-level="2"><text:bookmark text:name="datevalue1"/><text:bookmark text:name="bm_id31638201"/><text:bookmark text:name="bm_id31456211"/>DATEVAL</text:h>
      <text:p text:style-name="Text_20_body">Renvoie le numéro de date interne du texte entre guillemets.</text:p>
      <text:p text:style-name="Text_20_body">Le numéro de date interne est renvoyé sous forme de nombre. Ce nombre est déterminé par le calendrier utilisé par OpenOffice.org pour le calcul des dates.</text:p>
      <text:h text:style-name="Heading_20_3" text:outline-level="3">Syntaxe</text:h>
      <text:p text:style-name="Corps_20_de_20_texte.code">DATEVAL("texte")</text:p>
      <text:p text:style-name="Text_20_body"><text:span text:style-name="T1">Texte</text:span> est une expression de date valide qui doit être saisie entre guillemets.</text:p>
      <text:h text:style-name="Heading_20_3" text:outline-level="3">Exemple</text:h>
      <text:p text:style-name="Text_20_body">DATEVAL("25/01/68") donne 24862.</text:p>
      <text:h text:style-name="Heading_20_2" text:outline-level="2"><text:bookmark text:name="eastersunday1"/><text:bookmark text:name="bm_id31562701"/><text:bookmark text:name="bm_id31529601"/>DIMANCHEDEPAQUES</text:h>
      <text:p text:style-name="Text_20_body">Calcule la date du dimanche de Pâques pour l'année saisie. Année est un nombre entier compris entre 1 583 et 9 956 ou entre 0 et 99. Vous pouvez également calculer les congés et fêtes par une simple addition à cette date.</text:p>
      <text:p text:style-name="Text_20_body">Lundi de Pâques = DIMANDEDEPÂQUES() + 1</text:p>
      <text:p text:style-name="Text_20_body">Vendredi saint = DIMANCHEDEPAQUES() - 2</text:p>
      <text:p text:style-name="Text_20_body">Pentecôte = DIMANCHEDEPAQUES() + 49</text:p>
      <text:p text:style-name="Text_20_body">Lundi de Pentecôte = DIMANCHEDEPAQUES() +50</text:p>
      <text:h text:style-name="Heading_20_3" text:outline-level="3">Exemples</text:h>
      <text:p text:style-name="Text_20_body">DIMANCHEDEPAQUES(2000) renvoie le 23 avril 2000.</text:p>
      <text:p text:style-name="Text_20_body">DIMANCHEDEPAQUES(2000)+49 renvoie le numéro de série interne 36688. Si vous utilisez le format de date MMJJAA, le résultat est 06/11/00.</text:p>
      <text:h text:style-name="Heading_20_2" text:outline-level="2"><text:bookmark text:name="bm_id3149566"/><text:bookmark text:name="isleapyear"/>ESTBISSEXTILE</text:h>
      <text:p text:style-name="Text_20_body">Détermine si une année est bissextile ou non. Dans l'affirmative, la fonction renvoie la valeur 1 (VRAI) ; dans le cas contraire, elle renvoie la valeur 0 (FAUX).</text:p>
      <text:h text:style-name="Heading_20_3" text:outline-level="3">Syntaxe</text:h>
      <text:p text:style-name="Corps_20_de_20_texte.code">ESTBISSEXTILE(Date)</text:p>
      <text:p text:style-name="Text_20_body">Date : spécifie si une date donnée appartient à une année bissextile. La paramètre de date doit contenir une date valide, conforme aux paramètres régionaux de OpenOffice.org.</text:p>
      <text:h text:style-name="Heading_20_3" text:outline-level="3">Exemple</text:h>
      <text:p text:style-name="Text_20_body">ESTBISSEXTILE(A1) renvoie 1 si A1 contient 29/02/68 (29 février 1968), qui est une date valide dans vos paramètres régionaux.</text:p>
      <text:p text:style-name="Text_20_body">Vous pouvez également utiliser la fonction ESTBISSEXTILE("29/02/68").</text:p>
      <text:p text:style-name="Text_20_body">N'utilisez jamais la fonction ESTBISSEXTILE(29/02/68), car elle évaluerait d'abord la division de 29 par 2, puis par 68, et calculerait ensuite la fonction ESTBISSEXTILE à partir du résultat obtenu comme numéro de date sériel.</text:p>
      <text:h text:style-name="Heading_20_2" text:outline-level="2"><text:bookmark text:name="eomonth1"/><text:bookmark text:name="bm_id31584392"/><text:bookmark text:name="bm_id31509911"/>FIN.MOIS</text:h>
      <text:p text:style-name="Text_20_body"><text:bookmark text:name="add34"/>Cette fonction n'est disponible que si l'add-in d'analyse est installé. </text:p>
      <text:p text:style-name="Text_20_body">Renvoie la date du dernier jour d'un mois se situant à un nombre de <text:span text:style-name="T1">mois</text:span> spécifié de la <text:span text:style-name="T1">date initiale</text:span>.</text:p>
      <text:h text:style-name="Heading_20_3" text:outline-level="3">Syntaxe</text:h>
      <text:p text:style-name="Corps_20_de_20_texte.code">FIN.MOIS(Date initiale;Mois)</text:p>
      <text:p text:style-name="Text_20_body">Date initiale : date de départ pour le calcul.</text:p>
      <text:p text:style-name="Text_20_body">Mois : nombre de mois avant (valeur négative) ou après (valeur positive) la date initiale.</text:p>
      <text:h text:style-name="Heading_20_3" text:outline-level="3">Exemple</text:h>
      <text:p text:style-name="Text_20_body">Quel est le dernier jour du mois se situant 6 mois après le 14 septembre 2001 ?</text:p>
      <text:p text:style-name="P9">=FIN.MOIS("14.9.2001";6) renvoie 31.3.2002.</text:p>
      <text:h text:style-name="Heading_20_2" text:outline-level="2"><text:bookmark text:name="yearfrac1"/><text:bookmark text:name="bm_id31492511"/><text:bookmark text:name="bm_id31487351"/>FRACTION.ANNEE</text:h>
      <text:p text:style-name="Text_20_body"><text:bookmark text:name="add64"/>Cette fonction n'est disponible que si l'add-in d'analyse est installé. </text:p>
      <text:p text:style-name="Text_20_body">Le résultat est un nombre compris entre 0 et 1, représentant la fraction d'une année entre la <text:span text:style-name="T1">date initiale</text:span> et la <text:span text:style-name="T1">date de fin</text:span>.</text:p>
      <text:h text:style-name="Heading_20_3" text:outline-level="3">Syntaxe</text:h>
      <text:p text:style-name="Corps_20_de_20_texte.code">FRACTION.ANNEE(Date initiale;Date de fin;Base)</text:p>
      <text:p text:style-name="Text_20_body">Date initiale et date de fin : 2 valeurs de date.</text:p>
      <text:p text:style-name="Text_20_body"><text:bookmark text:name="basis15"/>Base : paramètre facultatif ; spécifie la base à utiliser pour le comptage des jours de l'année.</text:p>
      <table:table table:name="Tabel72" table:style-name="Tabel72">
        <table:table-column table:style-name="Tabel72.A"/>
        <table:table-column table:style-name="Tabel72.B"/>
        <table:table-row>
          <table:table-cell table:style-name="Tabel72.A1" office:value-type="string">
            <text:p text:style-name="Corps_20_de_20_texte.tableheadintable">Base</text:p>
          </table:table-cell>
          <table:table-cell table:style-name="Tabel72.B1" office:value-type="string">
            <text:p text:style-name="Corps_20_de_20_texte.tableheadintable">Calcul</text:p>
          </table:table-cell>
        </table:table-row>
        <table:table-row>
          <table:table-cell table:style-name="Tabel72.A2" office:value-type="string">
            <text:p text:style-name="Corps_20_de_20_texte.tablecontentintable">0 ou vide</text:p>
          </table:table-cell>
          <table:table-cell table:style-name="Tabel72.B2" office:value-type="string">
            <text:p text:style-name="Corps_20_de_20_texte.tablecontentintable">Méthode américaine (NASD), 12 mois à 30 jours.</text:p>
          </table:table-cell>
        </table:table-row>
        <table:table-row>
          <table:table-cell table:style-name="Tabel72.A2" office:value-type="string">
            <text:p text:style-name="Corps_20_de_20_texte.tablecontentintable">1</text:p>
          </table:table-cell>
          <table:table-cell table:style-name="Tabel72.B2" office:value-type="string">
            <text:p text:style-name="Corps_20_de_20_texte.tablecontentintable">Nombre exact de jours dans le mois, nombre exact de jours dans l'année.</text:p>
          </table:table-cell>
        </table:table-row>
        <table:table-row>
          <table:table-cell table:style-name="Tabel72.A2" office:value-type="string">
            <text:p text:style-name="Corps_20_de_20_texte.tablecontentintable">2</text:p>
          </table:table-cell>
          <table:table-cell table:style-name="Tabel72.B2" office:value-type="string">
            <text:p text:style-name="Corps_20_de_20_texte.tablecontentintable">Nombre exact de jours dans le mois, année à 360 jours.</text:p>
          </table:table-cell>
        </table:table-row>
        <table:table-row>
          <table:table-cell table:style-name="Tabel72.A2" office:value-type="string">
            <text:p text:style-name="Corps_20_de_20_texte.tablecontentintable">3</text:p>
          </table:table-cell>
          <table:table-cell table:style-name="Tabel72.B2" office:value-type="string">
            <text:p text:style-name="Corps_20_de_20_texte.tablecontentintable">Nombre exact de jours dans le mois, année à 365 jours.</text:p>
          </table:table-cell>
        </table:table-row>
        <table:table-row>
          <table:table-cell table:style-name="Tabel72.A2" office:value-type="string">
            <text:p text:style-name="Corps_20_de_20_texte.tablecontentintable">4</text:p>
          </table:table-cell>
          <table:table-cell table:style-name="Tabel72.B2" office:value-type="string">
            <text:p text:style-name="Corps_20_de_20_texte.tablecontentintable">Méthode européenne, 12 mois à 30 jours.</text:p>
          </table:table-cell>
        </table:table-row>
      </table:table>
      <text:h text:style-name="Heading_20_3" text:outline-level="3">Exemple</text:h>
      <text:p text:style-name="Text_20_body">Fraction de l'année 2001 pour la période située entre le 1/1/2002 et le 1/7/2001 :</text:p>
      <text:p text:style-name="Text_20_body">=FRACTION.ANNEE("1/1/2002";"1/7/2002";1) renvoie 0,495890.</text:p>
      <text:h text:style-name="Heading_20_2" text:outline-level="2"><text:bookmark text:name="hour1"/><text:bookmark text:name="bm_id31524691"/><text:bookmark text:name="bm_id31547251"/>HEURE</text:h>
      <text:p text:style-name="Text_20_body">Renvoie l'heure à partir d'une valeur horaire donnée. L'heure est renvoyée comme un nombre entier compris entre 0 et 23.</text:p>
      <text:h text:style-name="Heading_20_3" text:outline-level="3">Syntaxe</text:h>
      <text:p text:style-name="Corps_20_de_20_texte.code">HEURE(numéro_série)</text:p>
      <text:p text:style-name="Text_20_body"><text:span text:style-name="T1">Numéro_série</text:span> est un nombre décimal correspondant à la valeur horaire et pour lequel déterminer l'heure.</text:p>
      <text:h text:style-name="Heading_20_3" text:outline-level="3">Exemples</text:h>
      <text:p text:style-name="Text_20_body">HEURE(MAINTENANT()) renvoie l'heure actuelle.</text:p>
      <text:p text:style-name="Text_20_body">HEURE(C4) renvoie 17 si le contenu de C4 = 17:20:00.</text:p>
      <text:p text:style-name="Text_20_body"><text:bookmark text:name="siehe"/>Voir aussi les fonctions suivantes : </text:p>
      <text:p text:style-name="P9"><text:a xlink:type="simple" xlink:href="vnd.sun.star.help://scalc/text/scalc/01/04060102.xhp?Language=fr&amp;System=WIN&amp;UseDB=no">ANNEE</text:a>, <text:a xlink:type="simple" xlink:href="vnd.sun.star.help://scalc/text/scalc/01/04060102.xhp?Language=fr&amp;System=WIN&amp;UseDB=no">MAINTENANT</text:a>, <text:a xlink:type="simple" xlink:href="vnd.sun.star.help://scalc/text/scalc/01/04060102.xhp?Language=fr&amp;System=WIN&amp;UseDB=no">MINUTE</text:a>, <text:a xlink:type="simple" xlink:href="vnd.sun.star.help://scalc/text/scalc/01/04060102.xhp?Language=fr&amp;System=WIN&amp;UseDB=no">MOIS</text:a>, <text:a xlink:type="simple" xlink:href="vnd.sun.star.help://scalc/text/scalc/01/04060102.xhp?Language=fr&amp;System=WIN&amp;UseDB=no">JOUR</text:a>, <text:a xlink:type="simple" xlink:href="vnd.sun.star.help://scalc/text/scalc/01/04060102.xhp?Language=fr&amp;System=WIN&amp;UseDB=no">JOURSEM</text:a>.</text:p>
      <text:h text:style-name="Heading_20_2" text:outline-level="2"><text:bookmark text:name="day1"/><text:bookmark text:name="bm_id31512831"/><text:bookmark text:name="bm_id31473171"/>JOUR</text:h>
      <text:p text:style-name="Text_20_body">Renvoie le jour d'une valeur de date donnée. Le résultat est un nombre entier compris entre 1 et 31. Vous pouvez également saisir une valeur de date/heure négative.</text:p>
      <text:h text:style-name="Heading_20_3" text:outline-level="3">Syntaxe</text:h>
      <text:p text:style-name="Corps_20_de_20_texte.code">JOUR(numéro_série)</text:p>
      <text:p text:style-name="Text_20_body"><text:span text:style-name="T1">Numéro_série</text:span> est un nombre décimal correspondant à la valeur de date et pour lequel déterminer le jour.</text:p>
      <text:h text:style-name="Heading_20_3" text:outline-level="3">Exemples</text:h>
      <text:p text:style-name="Text_20_body">JOUR(1) renvoie 31 puisque OpenOffice.org prend comme point de départ du calcul le chiffre zéro (à partir du 30 décembre 1899).</text:p>
      <text:p text:style-name="Text_20_body">JOUR(MAINTENANT()) renvoie le jour actuel.</text:p>
      <text:p text:style-name="P9">JOUR(C4) renvoie 5 si le contenu de C4 = 5/8/1901</text:p>
      <text:h text:style-name="Heading_20_2" text:outline-level="2"><text:bookmark text:name="days1"/><text:bookmark text:name="bm_id31488931"/><text:bookmark text:name="bm_id31513281"/>JOURS</text:h>
      <text:p text:style-name="Text_20_body">Calcule la différence entre deux valeurs de dates. Le résultat est le nombre de jours séparant ces deux dates.</text:p>
      <text:h text:style-name="Heading_20_3" text:outline-level="3">Syntaxe</text:h>
      <text:p text:style-name="Corps_20_de_20_texte.code">JOURS(date_2;date_1)</text:p>
      <text:p text:style-name="Text_20_body"><text:span text:style-name="T1">Date_1</text:span> est la date de début, <text:span text:style-name="T1">Date_2</text:span> est la date de fin. Si <text:span text:style-name="T1">Date_2</text:span> est une date antérieure à <text:span text:style-name="T1">Date_1</text:span>, le résultat est un nombre négatif.</text:p>
      <text:h text:style-name="Heading_20_3" text:outline-level="3">Exemples</text:h>
      <text:p text:style-name="Text_20_body">JOURS("1/1/2010";MAINTENANT()) renvoie le nombre de jours entre aujourd'hui et le 1er janvier 2010</text:p>
      <text:p text:style-name="Text_20_body">JOURS("10/10/1990";"10/10/1980") renvoie 3652.</text:p>
      <text:h text:style-name="Heading_20_2" text:outline-level="2"><text:bookmark text:name="days3601"/><text:bookmark text:name="bm_id31559061"/><text:bookmark text:name="bm_id31485551"/>JOURS360</text:h>
      <text:p text:style-name="Text_20_body">Renvoie la différence entre deux dates sur la base d'une année à 360 jours, utilisée dans les calculs d'intérêts.</text:p>
      <text:h text:style-name="Heading_20_3" text:outline-level="3">Syntaxe</text:h>
      <text:p text:style-name="Corps_20_de_20_texte.code">JOURS360(date_1;date_2;mode)</text:p>
      <text:p text:style-name="Text_20_body">Le résultat est un nombre négatif si Date_2 précède Date_1 dans le calendrier.</text:p>
      <text:p text:style-name="Text_20_body">L'argument facultatif <text:span text:style-name="T1">Type</text:span> détermine le type de calcul différentiel. Si Type = 0 ou si l'argument est manquant, la méthode américaine (NASD, National Association of Securities Dealers) est utilisée. Si Type est &lt;&gt; 0, la méthode européenne est utilisée.</text:p>
      <text:h text:style-name="Heading_20_3" text:outline-level="3">Exemples</text:h>
      <text:p text:style-name="Text_20_body">JOURS360("1/1/2000";MAINTENANT()) renvoie le nombre de jours d'intérêts compris entre le 1er janvier 2000 et aujourd'hui.</text:p>
      <text:h text:style-name="Heading_20_2" text:outline-level="2"><text:bookmark text:name="bm_id3153972"/><text:bookmark text:name="bm_id3151300"/><text:bookmark text:name="daysinyear"/>JOURSDANSANNEE</text:h>
      <text:p text:style-name="Text_20_body">Calcule le nombre de jours de l'année jusqu'à une certaine date.</text:p>
      <text:h text:style-name="Heading_20_3" text:outline-level="3">Syntaxe</text:h>
      <text:p text:style-name="Corps_20_de_20_texte.code">JOURSDANSANNEE(Date)</text:p>
      <text:p text:style-name="Text_20_body">Date : il s'agit de la date jusqu'à laquelle le nombre de jours dans l'année est calculé. La paramètre de date doit contenir une date valide, conforme aux paramètres régionaux de OpenOffice.org.</text:p>
      <text:h text:style-name="Heading_20_3" text:outline-level="3">Exemple</text:h>
      <text:p text:style-name="Text_20_body">JOURSDANSANNEE(A1) renvoie 366 jours si A1 contient 29/02/68, qui est une date valide pour l'année 1968.</text:p>
      <text:h text:style-name="Heading_20_2" text:outline-level="2"><text:bookmark text:name="bm_id3155593"/><text:bookmark text:name="bm_id3154737"/><text:bookmark text:name="daysinmonth"/>JOURSDANSMOIS</text:h>
      <text:p text:style-name="Text_20_body">Calcule le nombre de jours d'un mois jusqu'à une certaine date.</text:p>
      <text:h text:style-name="Heading_20_3" text:outline-level="3">Syntaxe</text:h>
      <text:p text:style-name="Corps_20_de_20_texte.code">JOURSDANSMOIS(Date)</text:p>
      <text:p text:style-name="Text_20_body">Date : il s'agit de la date jusqu'à laquelle le nombre de jours dans le mois est calculé. La paramètre de date doit contenir une date valide, conforme aux paramètres régionaux de OpenOffice.org.</text:p>
      <text:h text:style-name="Heading_20_3" text:outline-level="3">Exemple</text:h>
      <text:p text:style-name="Text_20_body">JOURSDANSMOIS(A1) renvoie 29 jours si A1 contient 17/02/68, qui est une date valide pour février 1968.</text:p>
      <text:h text:style-name="Heading_20_2" text:outline-level="2"><text:bookmark text:name="weekday1"/><text:bookmark text:name="bm_id31523592"/><text:bookmark text:name="bm_id31549251"/>JOURSEM</text:h>
      <text:p text:style-name="Text_20_body">Renvoie le jour de la semaine pour la valeur de date donnée. Le jour est renvoyé comme un nombre entier compris entre 1 (dimanche) et 7 (samedi) si aucun type n'a été spécifié ou si type = 1 a été spécifié. Si type = 2, la numérotation commence à lundi = 1. Si type = 3, la numérotation commence à lundi = 0.</text:p>
      <text:h text:style-name="Heading_20_3" text:outline-level="3">Syntaxe</text:h>
      <text:p text:style-name="Corps_20_de_20_texte.code">JOURSEM(numéro_série;type)</text:p>
      <text:p text:style-name="Text_20_body"><text:span text:style-name="T1">Numéro_série</text:span> est un nombre décimal correspondant à une valeur de date et pour lequel déterminer le jour de la semaine.</text:p>
      <text:p text:style-name="Text_20_body"><text:span text:style-name="T1">Type</text:span> détermine le type de calcul. Si Type = 1, les jours de la semaine sont comptés à partir du dimanche inclus (il s'agit de la valeur par défaut, même lorsque le paramètre Type n'est pas renseigné) ; si Type = 2, les jours de la semaine sont calculés à partir de lundi = 1 ; si Type = 3, les jours de la semaine sont calculés à partir de lundi = 0.</text:p>
      <text:p text:style-name="Text_20_body">Ces valeurs ne s'appliquent qu'au format de date standard que vous sélectionnez sous <text:span text:style-name="T1">Outils - Options - OpenOffice.org Calc – Calcul</text:span>.</text:p>
      <text:h text:style-name="Heading_20_3" text:outline-level="3">Exemples</text:h>
      <text:p text:style-name="Text_20_body">JOURSEM("14/6/2000") renvoie à 4 (le paramètre Type n'est pas renseigné, donc la numérotation par défaut s'applique : le dimanche est associé au numéro 1 et le 14/6/2000 tombait un mercredi, donc le quatrième jour de la semaine).</text:p>
      <text:p text:style-name="Text_20_body">JOURSEM("24/7/1996";2) renvoie 3 (le paramètre Type a la valeur 2 : c'est donc le lundi qui est associé au numéro 1 ; le 24/7/1996 tombait un mercredi, son numéro est donc 3).</text:p>
      <text:p text:style-name="Text_20_body">JOURSEM("24/7/1996";1) renvoie 4 (le paramètre Type a la valeur 1 : c'est donc le dimanche qui est associé au numéro 1 ; le 24/7/1996 tombait un mercredi, son numéro est donc 4).</text:p>
      <text:p text:style-name="P9">JOURSEM(MAINTENANT()) renvoie le numéro d'aujourd'hui.</text:p>
      <text:p text:style-name="Text_20_body">Pour obtenir un fonction indiquant si un jour de la cellule A1 est un jour ouvré, utilisez les fonctions IF et WEEKDAY comme suit : IF(WEEKDAY(A1;2)&lt;6;"Jour ouvré";"Week-end").</text:p>
      <text:h text:style-name="Heading_20_2" text:outline-level="2"><text:bookmark text:name="now1"/><text:bookmark text:name="bm_id31505321"/><text:bookmark text:name="bm_id31505211"/>MAINTENANT</text:h>
      <text:p text:style-name="Text_20_body">Renvoie la date et l'heure système. La valeur est mise à jour lorsque vous recalculez le document ou chaque fois qu'une valeur de cellule est modifiée.</text:p>
      <text:h text:style-name="Heading_20_3" text:outline-level="3">Syntaxe</text:h>
      <text:p text:style-name="Corps_20_de_20_texte.code">MAINTENANT()</text:p>
      <text:h text:style-name="Heading_20_3" text:outline-level="3">Exemple</text:h>
      <text:p text:style-name="Text_20_body">MAINTENANT()-A1 renvoie la différence entre la date de la cellule A1 et maintenant. Assignez au résultat un format de nombre.</text:p>
      <text:h text:style-name="Heading_20_2" text:outline-level="2"><text:bookmark text:name="minute1"/><text:bookmark text:name="bm_id31486161"/><text:bookmark text:name="bm_id31498031"/>MINUTE</text:h>
      <text:p text:style-name="Text_20_body">Calcule la minute correspondant à la valeur horaire interne La minute est renvoyée sous forme de nombre compris entre 0 et 59.</text:p>
      <text:h text:style-name="Heading_20_3" text:outline-level="3">Syntaxe</text:h>
      <text:p text:style-name="Corps_20_de_20_texte.code">MINUTE(numéro_série)</text:p>
      <text:p text:style-name="Text_20_body"><text:span text:style-name="T1">Numéro_série</text:span> est un nombre décimal correspondant à la valeur horaire et pour lequel déterminer le numéro de la minute.</text:p>
      <text:h text:style-name="Heading_20_3" text:outline-level="3">Exemples</text:h>
      <text:p text:style-name="Text_20_body">MINUTE(8,999) renvoie 58.</text:p>
      <text:p text:style-name="Text_20_body">MINUTE(8,9999) renvoie 59.</text:p>
      <text:p text:style-name="Text_20_body"><text:span text:style-name="T4">MINUTE(MAINTENANT()) renvoie le nombre de minutes actuelles.</text:span><text:bookmark text:name="month1"/><text:bookmark text:name="bm_id31506281"/><text:bookmark text:name="bm_id31499361"/>MOIS</text:p>
      <text:p text:style-name="Text_20_body">Renvoie le mois correspondant à une valeur de date donnée. Le mois est renvoyé comme un nombre entier compris entre 1 et 12.</text:p>
      <text:h text:style-name="Heading_20_3" text:outline-level="3">Syntaxe</text:h>
      <text:p text:style-name="Text_20_body">MOIS(numéro_série)</text:p>
      <text:p text:style-name="Text_20_body"><text:span text:style-name="T1">Numéro_série</text:span> est un nombre décimal correspondant à la valeur de date et pour lequel déterminer le mois.</text:p>
      <text:h text:style-name="Heading_20_3" text:outline-level="3">Exemples</text:h>
      <text:p text:style-name="Text_20_body">MOIS(MAINTENANT()) renvoie le mois actuel.</text:p>
      <text:p text:style-name="Text_20_body">MOIS(C4) renvoie 7 si le contenu de C4 = 07/07/2000.</text:p>
      <text:h text:style-name="Heading_20_2" text:outline-level="2"><text:bookmark text:name="edate1"/><text:bookmark text:name="bm_id31507611"/><text:bookmark text:name="bm_id31511841"/>MOIS.DECALER</text:h>
      <text:p text:style-name="Text_20_body"><text:bookmark text:name="add112"/>Cette fonction n'est disponible que si l'add-in d'analyse est installé. </text:p>
      <text:p text:style-name="Text_20_body">Le résultat est une date séparée d'un nombre spécifié de <text:span text:style-name="T1">mois</text:span> de la <text:span text:style-name="T1">date initiale</text:span>. Seuls les mois sont pris en compte ; les jours ne sont pas utilisés dans le calcul.</text:p>
      <text:h text:style-name="Heading_20_3" text:outline-level="3">Syntaxe</text:h>
      <text:p text:style-name="Text_20_body">MOIS.DECALER(Date initiale;Mois)</text:p>
      <text:p text:style-name="Text_20_body">Date initiale : une date.</text:p>
      <text:p text:style-name="Text_20_body"><text:span text:style-name="T1">Mois</text:span> : le nombre de mois.</text:p>
      <text:h text:style-name="Heading_20_3" text:outline-level="3">Exemple</text:h>
      <text:p text:style-name="Text_20_body">Date un mois avant le 31/3/2001 :</text:p>
      <text:p text:style-name="Text_20_body">=MOIS.DECALER("31/3/2001";-1) renvoie 28/2/2001.</text:p>
      <text:h text:style-name="Heading_20_2" text:outline-level="2"><text:bookmark text:name="networkdays1"/><text:bookmark text:name="bm_id31536961"/><text:bookmark text:name="bm_id31512541"/>NB.JOURS.OUVRES</text:h>
      <text:p text:style-name="Text_20_body"><text:bookmark text:name="add44"/>Cette fonction n'est disponible que si l'add-in d'analyse est installé. </text:p>
      <text:p text:style-name="Text_20_body">Renvoie le nombre de jours ouvrables entre la <text:span text:style-name="T1">Date initiale</text:span> et la <text:span text:style-name="T1">Date de fin</text:span>. Les congés et fêtes peuvent être déduits.</text:p>
      <text:h text:style-name="Heading_20_3" text:outline-level="3">Syntaxe</text:h>
      <text:p text:style-name="Corps_20_de_20_texte.code">NB.JOURS.OUVRES(Date initiale;Date de fin;Congés et fêtes)</text:p>
      <text:p text:style-name="Text_20_body">Date initiale : date de départ pour le calcul. S'il s'agit d'un jour ouvré, il est pris en compte dans le calcul.</text:p>
      <text:p text:style-name="Text_20_body">Date de fin : dernière date pour le calcul. S'il s'agit d'un jour ouvré, il est pris en compte dans le calcul.</text:p>
      <text:p text:style-name="Text_20_body">Congés et fêtes : liste facultative des jours où l'on ne travaille pas. Spécifiez la plage de cellules mentionnant tous les jours de congé et de fête.</text:p>
      <text:h text:style-name="Heading_20_3" text:outline-level="3">Exemple</text:h>
      <text:p text:style-name="Text_20_body">Nombre de jours ouvrés entre le 15/12/2001 et le 15/1/2002. La date initiale figure dans C3 et la date de fin dans D3. Les dates des fêtes et congé de fin d'année "24/12/2001", "25/12/2001", "26/12/2001", "31/12/2001", "1/1/2002" figurent dans les cellules F3 à J3.</text:p>
      <text:p text:style-name="Text_20_body">=NB.JOURS.OUVRES(C3;D3;F3:J3) renvoie 17.</text:p>
      <text:h text:style-name="Heading_20_2" text:outline-level="2"><text:bookmark text:name="weeknum1"/><text:bookmark text:name="bm_id31584031"/><text:bookmark text:name="bm_id31591611"/>NO.SEMAINE</text:h>
      <text:p text:style-name="Text_20_body">NO.SEMAINE calcule le numéro de semaine de l'année correspondant à la valeur de date interne.</text:p>
      <text:p text:style-name="Text_20_body">La norme internationale ISO 8601 stipule que lundi est le premier jour de la semaine. On attribue aux semaines chevauchant deux années le numéro de l'année qui contient le plus de jours de cette semaine. Cela signifie que la semaine 1 d'une année quelconque correspond à la semaine qui contient la date du <text:span text:style-name="T1">4 janvier</text:span>.</text:p>
      <text:h text:style-name="Heading_20_3" text:outline-level="3">Syntaxe</text:h>
      <text:p text:style-name="Text_20_body">NO.SEMAINE(numéro_série;mode)</text:p>
      <text:p text:style-name="Text_20_body"><text:span text:style-name="T1">Numéro_série</text:span> correspond au numéro de série interne de la date.</text:p>
      <text:p text:style-name="Text_20_body"><text:span text:style-name="T1">Mode</text:span> indique le début de la semaine et le type de calcul.</text:p>
      <text:p text:style-name="Text_20_body">1 = Dimanche</text:p>
      <text:p text:style-name="Text_20_body">2 = Lundi</text:p>
      <text:h text:style-name="Heading_20_3" text:outline-level="3">Exemples</text:h>
      <text:p text:style-name="Text_20_body">NO.SEMAINE("1/1/95";1) renvoie 1 (le 1/1/95 tombait un dimanche).</text:p>
      <text:p text:style-name="Text_20_body">NO.SEMAINE("1/1/95";2) renvoie le nombre 52. Si la semaine commence un lundi, le dimanche fait partie de la dernière semaine de l'année précédente.</text:p>
      <text:h text:style-name="Heading_20_2" text:outline-level="2"><text:bookmark text:name="weeknumadd1"/><text:bookmark text:name="bm_id31664541"/><text:bookmark text:name="bm_id31664431"/>NO.SEMAINE_ADD</text:h>
      <text:p text:style-name="Text_20_body"><text:bookmark text:name="add210"/>Cette fonction n'est disponible que si l'add-in d'analyse est installé. </text:p>
      <text:p text:style-name="Text_20_body">Le résultat indique le numéro de la semaine de calendrier d'une <text:span text:style-name="T1">date</text:span> donnée.</text:p>
      <text:p text:style-name="Text_20_body">À l'instar de Microsoft Excel, la fonction WEEKNUM_ADD permet de calculer les numéros de semaine. Si les numéros de semaine doivent être conformes à la norme ISO 8601, utilisez la fonction <text:a xlink:type="simple" xlink:href="vnd.sun.star.help://scalc/text/scalc/01/func_weeknum.xhp?Language=fr&amp;System=WIN&amp;UseDB=no"><text:span text:style-name="T3">WEEKNUM</text:span></text:a><text:span text:style-name="T4"> ou formatez les cellules de date à l'aide du code de formatage WW.</text:span></text:p>
      <text:h text:style-name="Heading_20_3" text:outline-level="3">Syntaxe</text:h>
      <text:p text:style-name="Text_20_body">NO.SEMAINE_ADD(Date;Méthode)</text:p>
      <text:p text:style-name="Text_20_body">Date : une date de la semaine calendaire.</text:p>
      <text:p text:style-name="Text_20_body">Méthode : 1 = semaine commence le dimanche ; 2 = semaine commence le lundi.</text:p>
      <text:h text:style-name="Heading_20_3" text:outline-level="3">Exemple</text:h>
      <text:p text:style-name="Text_20_body">Numéro de la semaine du 24/12/2001 :</text:p>
      <text:p text:style-name="Text_20_body">=NO.SEMAINE_ADD("24/12/2001";1) renvoie 52.</text:p>
      <text:h text:style-name="Heading_20_2" text:outline-level="2"><text:bookmark text:name="second1"/><text:bookmark text:name="bm_id31554991"/><text:bookmark text:name="bm_id31593901"/>SECONDE</text:h>
      <text:p text:style-name="Text_20_body">Renvoie la seconde à partir de la valeur horaire donnée. La seconde est renvoyée comme un nombre entier compris entre 0 et 59.</text:p>
      <text:h text:style-name="Heading_20_3" text:outline-level="3">Syntaxe</text:h>
      <text:p text:style-name="Corps_20_de_20_texte.code">SECONDE(numéro_série)</text:p>
      <text:p text:style-name="Text_20_body"><text:span text:style-name="T1">Numéro_série</text:span> est un nombre décimal correspondant à la valeur horaire et pour lequel déterminer le numéro de la seconde.</text:p>
      <text:h text:style-name="Heading_20_3" text:outline-level="3">Exemples</text:h>
      <text:p text:style-name="Text_20_body">SECONDE(MAINTENANT()) renvoie la seconde actuelle.</text:p>
      <text:p text:style-name="Text_20_body">SECONDE(C4) renvoie 17 si le contenu de C4 = 12:20:17.</text:p>
      <text:h text:style-name="Heading_20_2" text:outline-level="2"><text:bookmark text:name="bm_id31504351"/><text:bookmark text:name="bm_id3149048"/><text:bookmark text:name="weeks"/>SEMAINES</text:h>
      <text:p text:style-name="Text_20_body">Calcule la différence en semaines entre deux dates.</text:p>
      <text:h text:style-name="Heading_20_3" text:outline-level="3">Syntaxe</text:h>
      <text:p text:style-name="Corps_20_de_20_texte.code">SEMAINES(Date initiale, Date de fin, Type)</text:p>
      <text:p text:style-name="Text_20_body">Date initiale : première date</text:p>
      <text:p text:style-name="Text_20_body">Date de fin : seconde date</text:p>
      <text:p text:style-name="Text_20_body">Mode : détermine le mode de calcul de la différence. Les valeurs possibles sont 0 (pour l'intervalle) et 1 (pour les semaines).</text:p>
      <text:h text:style-name="Heading_20_2" text:outline-level="2"><text:bookmark text:name="bm_id3146883"/><text:bookmark text:name="bm_id3145237"/><text:bookmark text:name="weeksinyear"/>SEMAINESDANSANNEE</text:h>
      <text:p text:style-name="Text_20_body">Calcule le nombre de semaines d'une année jusqu'à une certaine date. Le nombre de semaines est défini comme suit : si une semaine chevauche deux années, elle est comptabilisée dans l'année contenant la majorité des jours de cette semaine.</text:p>
      <text:h text:style-name="Heading_20_3" text:outline-level="3">Syntaxe</text:h>
      <text:p text:style-name="Corps_20_de_20_texte.code">SEMAINESDANSANNEE(Date)</text:p>
      <text:p text:style-name="Text_20_body">Date : il s'agit de la date jusqu'à laquelle le nombre de semaines dans l'année est calculé. La paramètre de date doit contenir une date valide, conforme aux paramètres régionaux de OpenOffice.org.</text:p>
      <text:h text:style-name="Heading_20_3" text:outline-level="3">Exemple</text:h>
      <text:p text:style-name="Text_20_body">SEMAINESDANSANNEE(A1) renvoie 53 si A1 contient 17/02/1970, une date valide de l'année 1970.</text:p>
      <text:h text:style-name="Heading_20_2" text:outline-level="2"><text:bookmark text:name="workday1"/><text:bookmark text:name="bm_id3150028"/><text:bookmark text:name="bm_id3149012"/>SERIE.JOUR.OUVRE</text:h>
      <text:p text:style-name="Text_20_body"><text:bookmark text:name="add54"/>Cette fonction n'est disponible que si l'add-in d'analyse est installé. </text:p>
      <text:p text:style-name="Text_20_body">Le résultat est un nombre correspondant à la date et pouvant être formaté en tant que date. Vous obtenez alors une date séparée par un certain nombre de <text:span text:style-name="T1">jours ouvrés</text:span> de la <text:span text:style-name="T1">date initiale</text:span>.</text:p>
      <text:h text:style-name="Heading_20_3" text:outline-level="3">Syntaxe</text:h>
      <text:p text:style-name="Corps_20_de_20_texte.code">SERIE.JOUR.OUVRE(Date initiale;Jours;Congés et fêtes)</text:p>
      <text:p text:style-name="Text_20_body">Date initiale : date de départ pour le calcul. S'il s'agit d'un jour ouvré, il est pris en compte dans le calcul.</text:p>
      <text:p text:style-name="Text_20_body">Jours : nombre de jours ouvrés. Valeur positive = résultat situé après la date initiale ; valeur négative = résultat situé avant la date initiale.</text:p>
      <text:p text:style-name="Text_20_body">Congés et fêtes : liste facultative des jours où l'on ne travaille pas. Spécifiez la plage de cellules mentionnant tous les jours de congé et de fête.</text:p>
      <text:h text:style-name="Heading_20_3" text:outline-level="3">Exemple</text:h>
      <text:p text:style-name="Text_20_body">Quelle date correspond au 1er décembre 2001 plus 17 jours ouvrés ? Saisissez la date initiale "1/12/2001" dans la cellule C3 et le nombre de jours ouvrés dans la cellule D3. Les cellules F3 à J3 contiennent les jours de congé de fin d'année (Noël et nouvel an) suivants : "24/12/2001", "25/12/2001", "26/12/2001", "31/12/2001", "1/1/2002".</text:p>
      <text:p text:style-name="Text_20_body">=SERIE.JOUR.OUVRE(C3;D3;F3:J3) renvoie 28/12/2001. Formate le numéro de date sériel sous forme de date.</text:p>
      <text:h text:style-name="Heading_20_2" text:outline-level="2">TEMPS</text:h>
      <text:p text:style-name="Text_20_body">TEMPS renvoie la valeur horaire actuelle à partir des valeurs suivantes : heures, minutes et secondes. Cette fonction peut être utilisée pour convertir en valeur horaire décimale des données de temps exprimées avec ces 3 éléments.</text:p>
      <text:h text:style-name="Heading_20_3" text:outline-level="3">Syntaxe</text:h>
      <text:p text:style-name="Corps_20_de_20_texte.code">TEMPS(heure;minute;seconde)</text:p>
      <text:p text:style-name="Text_20_body"><text:span text:style-name="T1">Heure</text:span> est un nombre entier compris entre 0 et 23.</text:p>
      <text:p text:style-name="Text_20_body"><text:span text:style-name="T1">Minute</text:span> est un nombre entier compris entre 0 et 59.</text:p>
      <text:p text:style-name="Text_20_body"><text:span text:style-name="T1">Seconde</text:span> est un nombre entier compris entre 0 et 59.</text:p>
      <text:h text:style-name="Heading_20_3" text:outline-level="3">Exemples</text:h>
      <text:p text:style-name="Text_20_body">TEMPS("0;0;0") renvoie 00:00:00.</text:p>
      <text:p text:style-name="P9">TEMPS("4;20;4") renvoie 04:20:04.</text:p>
      <text:h text:style-name="Heading_20_2" text:outline-level="2"><text:bookmark text:name="timevalue1"/><text:bookmark text:name="bm_id31467671"/><text:bookmark text:name="bm_id31467551"/>TEMPSVAL</text:h>
      <text:p text:style-name="Text_20_body">TEMPSVAL renvoie un numéro de série d'heure à partir d'un texte entouré de guillemets, qui peut afficher un format de saisie de date.</text:p>
      <text:p text:style-name="Text_20_body">Le numéro de série, renvoyé sous forme de nombre décimal, résulte du système de date utilisé par OpenOffice.org pour calculer les indications de date.</text:p>
      <text:h text:style-name="Heading_20_3" text:outline-level="3">Syntaxe</text:h>
      <text:p text:style-name="Corps_20_de_20_texte.code">TEMPSVAL("texte")</text:p>
      <text:p text:style-name="Text_20_body"><text:span text:style-name="T1">Texte</text:span> correspond à une expression d'heure correcte qui doit être mise entre guillemets.</text:p>
      <text:h text:style-name="Heading_20_3" text:outline-level="3">Exemples</text:h>
      <text:p text:style-name="Text_20_body">TEMPSVAL("4pm") renvoie 0,67 (il en devient 16:00:00 si vous sélectionnez le format horaire HH:MM:SS).</text:p>
      <text:p text:style-name="Text_20_body">TEMPSVAL("24:00") renvoie 1 (il en devient 00:00:00, donc minuit, si vous sélectionnez le format horaire HH:MM:SS).</text:p>
      <text:h text:style-name="P8" text:outline-level="1"><text:bookmark text:name="bm_id31432841"/>Catégorie Finances</text:h>
      <text:p text:style-name="Text_20_body"><text:bookmark text:name="finanztext1"/>Cette catégorie contient les fonctions financières mathématiques de OpenOffice.org Calc. </text:p>
      <text:h text:style-name="Heading_20_2" text:outline-level="2"><text:bookmark text:name="bm_id31525781"/><text:bookmark text:name="bm_id31533661"/><text:bookmark text:name="amordegrc1"/>AMORDEGRC</text:h>
      <text:p text:style-name="Text_20_body"><text:bookmark text:name="add"/>Cette fonction n'est disponible que si l'add-in d'analyse est installé. </text:p>
      <text:p text:style-name="Text_20_body">Calcule le montant de l'amortissement pour une période comptable comme amortissement dégressif. Contrairement à AMORLINC, un coefficient d'amortissement indépendant de la durée amortissable est utilisé ici.</text:p>
      <text:h text:style-name="Heading_20_3" text:outline-level="3">Syntaxe</text:h>
      <text:p text:style-name="Corps_20_de_20_texte.code">AMORDEGRC(Coût;Date;Première période;Valeur résiduelle;Période;Taux;Base)</text:p>
      <text:p text:style-name="Text_20_body"><text:span text:style-name="T1">Coût</text:span> : valeurs d'acquisition.</text:p>
      <text:p text:style-name="Text_20_body">Date : la date d'acquisition.</text:p>
      <text:p text:style-name="Text_20_body">Première période : la date de la fin de la première période comptable.</text:p>
      <text:p text:style-name="Text_20_body">Valeur résiduelle : la valeur résiduelle du bien au terme de l'amortissement.</text:p>
      <text:p text:style-name="Text_20_body">Période : la période comptable à prendre en compte.</text:p>
      <text:p text:style-name="Text_20_body">Taux : le taux d'amortissement.</text:p>
      <text:p text:style-name="Text_20_body"><text:bookmark text:name="basis16"/>Base : paramètre facultatif ; spécifie la base à utiliser pour le comptage des jours de l'année.</text:p>
      <table:table table:name="Tableau3" table:style-name="Tableau3">
        <table:table-column table:style-name="Tableau3.A"/>
        <table:table-column table:style-name="Tableau3.B"/>
        <table:table-row>
          <table:table-cell table:style-name="Tableau3.A1" office:value-type="string">
            <text:p text:style-name="Corps_20_de_20_texte.tableheadintable">Base</text:p>
          </table:table-cell>
          <table:table-cell table:style-name="Tableau3.B1" office:value-type="string">
            <text:p text:style-name="Corps_20_de_20_texte.tableheadintable">Calcul</text:p>
          </table:table-cell>
        </table:table-row>
        <table:table-row>
          <table:table-cell table:style-name="Tableau3.A2" office:value-type="string">
            <text:p text:style-name="Corps_20_de_20_texte.tablecontentintable">0 ou vide</text:p>
          </table:table-cell>
          <table:table-cell table:style-name="Tableau3.B2" office:value-type="string">
            <text:p text:style-name="Corps_20_de_20_texte.tablecontentintable">Méthode américaine (NASD), 12 mois à 30 jours.</text:p>
          </table:table-cell>
        </table:table-row>
        <table:table-row>
          <table:table-cell table:style-name="Tableau3.A2" office:value-type="string">
            <text:p text:style-name="Corps_20_de_20_texte.tablecontentintable">1</text:p>
          </table:table-cell>
          <table:table-cell table:style-name="Tableau3.B2" office:value-type="string">
            <text:p text:style-name="Corps_20_de_20_texte.tablecontentintable">Nombre exact de jours dans le mois, nombre exact de jours dans l'année.</text:p>
          </table:table-cell>
        </table:table-row>
        <table:table-row>
          <table:table-cell table:style-name="Tableau3.A2" office:value-type="string">
            <text:p text:style-name="Corps_20_de_20_texte.tablecontentintable">2</text:p>
          </table:table-cell>
          <table:table-cell table:style-name="Tableau3.B2" office:value-type="string">
            <text:p text:style-name="Corps_20_de_20_texte.tablecontentintable">Nombre exact de jours dans le mois, année à 360 jours.</text:p>
          </table:table-cell>
        </table:table-row>
        <table:table-row>
          <table:table-cell table:style-name="Tableau3.A2" office:value-type="string">
            <text:p text:style-name="Corps_20_de_20_texte.tablecontentintable">3</text:p>
          </table:table-cell>
          <table:table-cell table:style-name="Tableau3.B2" office:value-type="string">
            <text:p text:style-name="Corps_20_de_20_texte.tablecontentintable">Nombre exact de jours dans le mois, année à 365 jours.</text:p>
          </table:table-cell>
        </table:table-row>
        <table:table-row>
          <table:table-cell table:style-name="Tableau3.A2" office:value-type="string">
            <text:p text:style-name="Corps_20_de_20_texte.tablecontentintable">4</text:p>
          </table:table-cell>
          <table:table-cell table:style-name="Tableau3.B2" office:value-type="string">
            <text:p text:style-name="Corps_20_de_20_texte.tablecontentintable">Méthode européenne, 12 mois à 30 jours.</text:p>
          </table:table-cell>
        </table:table-row>
      </table:table>
      <text:h text:style-name="Heading_20_2" text:outline-level="2"><text:bookmark text:name="bm_id31542751"/><text:bookmark text:name="bm_id31489121"/><text:bookmark text:name="sln1"/>AMORLIN</text:h>
      <text:p text:style-name="Text_20_body">Calcule l'amortissement linéaire d'un bien pour une période donnée.Le montant de l'amortissement est constant pendant la période d'amortissement.</text:p>
      <text:h text:style-name="Heading_20_3" text:outline-level="3">Syntaxe</text:h>
      <text:p text:style-name="Corps_20_de_20_texte.code">AMORLIN(coût;valeur_rés;durée)</text:p>
      <text:p text:style-name="Text_20_body">COÛT : le coût initial d'un bien.</text:p>
      <text:p text:style-name="Text_20_body">VALEUR RÉSIDUELLE : la valeur d'un bien au terme de l'amortissement.</text:p>
      <text:p text:style-name="Text_20_body">DURÉE : la période d'amortissement déterminant le nombre de périodes dans l'amortissement du bien.</text:p>
      <text:h text:style-name="Heading_20_3" text:outline-level="3">Exemple</text:h>
      <text:p text:style-name="Text_20_body">Un équipement de bureau d'une valeur d'acquisition de 50 000 unités monétaires doit être amorti sur 7 ans. La valeur résiduelle est estimée à 3 500 unités monétaires.</text:p>
      <text:p text:style-name="Text_20_body">AMORLIN(50000;3500;84) = 553,57 unités monétaires - l'amortissement périodique mensuel de l'équipement de bureau est donc de 553,57 unités monétaires.</text:p>
      <text:h text:style-name="Heading_20_2" text:outline-level="2"><text:bookmark text:name="bm_id31537111"/><text:bookmark text:name="bm_id31537651"/><text:bookmark text:name="amorlinc1"/>AMORLINC</text:h>
      <text:p text:style-name="Text_20_body"><text:bookmark text:name="add113"/>Cette fonction n'est disponible que si l'add-in d'analyse est installé. </text:p>
      <text:p text:style-name="Text_20_body">Calcule le montant de l'amortissement pour une période comptable comme amortissement linéaire. Si des immobilisations sont acquises pendant la période comptable, le montant proportionnel de l'amortissement est pris en considération.</text:p>
      <text:h text:style-name="Heading_20_3" text:outline-level="3">Syntaxe</text:h>
      <text:p text:style-name="Corps_20_de_20_texte.code">AMORLINC(Coût;Date;Première période;Valeur résiduelle;Période;Taux;Base)</text:p>
      <text:p text:style-name="Text_20_body"><text:span text:style-name="T1">Coût</text:span> : valeurs d'acquisition.</text:p>
      <text:p text:style-name="Text_20_body">Date : la date d'acquisition.</text:p>
      <text:p text:style-name="Text_20_body">Première période : la date de la fin de la première période comptable.</text:p>
      <text:p text:style-name="Text_20_body">Valeur résiduelle : la valeur résiduelle du bien au terme de l'amortissement.</text:p>
      <text:p text:style-name="Text_20_body">Période : la période comptable à prendre en compte.</text:p>
      <text:p text:style-name="Text_20_body">Taux : le taux d'amortissement.</text:p>
      <text:p text:style-name="Text_20_body"><text:bookmark text:name="basis111"/>Base : paramètre facultatif ; spécifie la base à utiliser pour le comptage des jours de l'année.</text:p>
      <table:table table:name="Tableau5" table:style-name="Tableau5">
        <table:table-column table:style-name="Tableau5.A"/>
        <table:table-column table:style-name="Tableau5.B"/>
        <table:table-row>
          <table:table-cell table:style-name="Tableau5.A1" office:value-type="string">
            <text:p text:style-name="Corps_20_de_20_texte.tableheadintable">Base</text:p>
          </table:table-cell>
          <table:table-cell table:style-name="Tableau5.B1" office:value-type="string">
            <text:p text:style-name="Corps_20_de_20_texte.tableheadintable">Calcul</text:p>
          </table:table-cell>
        </table:table-row>
        <table:table-row>
          <table:table-cell table:style-name="Tableau5.A2" office:value-type="string">
            <text:p text:style-name="Corps_20_de_20_texte.tablecontentintable">0 ou vide</text:p>
          </table:table-cell>
          <table:table-cell table:style-name="Tableau5.B2" office:value-type="string">
            <text:p text:style-name="Corps_20_de_20_texte.tablecontentintable">Méthode américaine (NASD), 12 mois à 30 jours.</text:p>
          </table:table-cell>
        </table:table-row>
        <table:table-row>
          <table:table-cell table:style-name="Tableau5.A2" office:value-type="string">
            <text:p text:style-name="Corps_20_de_20_texte.tablecontentintable">1</text:p>
          </table:table-cell>
          <table:table-cell table:style-name="Tableau5.B2" office:value-type="string">
            <text:p text:style-name="Corps_20_de_20_texte.tablecontentintable">Nombre exact de jours dans le mois, nombre exact de jours dans l'année.</text:p>
          </table:table-cell>
        </table:table-row>
        <table:table-row>
          <table:table-cell table:style-name="Tableau5.A2" office:value-type="string">
            <text:p text:style-name="Corps_20_de_20_texte.tablecontentintable">2</text:p>
          </table:table-cell>
          <table:table-cell table:style-name="Tableau5.B2" office:value-type="string">
            <text:p text:style-name="Corps_20_de_20_texte.tablecontentintable">Nombre exact de jours dans le mois, année à 360 jours.</text:p>
          </table:table-cell>
        </table:table-row>
        <table:table-row>
          <table:table-cell table:style-name="Tableau5.A2" office:value-type="string">
            <text:p text:style-name="Corps_20_de_20_texte.tablecontentintable">3</text:p>
          </table:table-cell>
          <table:table-cell table:style-name="Tableau5.B2" office:value-type="string">
            <text:p text:style-name="Corps_20_de_20_texte.tablecontentintable">Nombre exact de jours dans le mois, année à 365 jours.</text:p>
          </table:table-cell>
        </table:table-row>
        <table:table-row>
          <table:table-cell table:style-name="Tableau5.A2" office:value-type="string">
            <text:p text:style-name="Corps_20_de_20_texte.tablecontentintable">4</text:p>
          </table:table-cell>
          <table:table-cell table:style-name="Tableau5.B2" office:value-type="string">
            <text:p text:style-name="Corps_20_de_20_texte.tablecontentintable">Méthode européenne, 12 mois à 30 jours.</text:p>
          </table:table-cell>
        </table:table-row>
      </table:table>
      <text:h text:style-name="Heading_20_2" text:outline-level="2"><text:bookmark text:name="bm_id31485931"/><text:bookmark text:name="bm_id31553701"/><text:bookmark text:name="cumipmt1"/>CUMUL.INTER</text:h>
      <text:p text:style-name="Text_20_body">Calcule les intérêts cumulés, c'est-à-dire la somme des intérêts d'un investissement réalisé sur la base d'un taux d'intérêt stable.</text:p>
      <text:h text:style-name="Heading_20_3" text:outline-level="3">Syntaxe</text:h>
      <text:p text:style-name="Corps_20_de_20_texte.code">CUMUL.INTER(taux;NPM;VA;période_début;période_fin;type)</text:p>
      <text:p text:style-name="Text_20_body">Taux : le taux d'intérêt périodique.</text:p>
      <text:p text:style-name="Text_20_body">NPM : la période de paiement avec le nombre total de périodes. NPM peut également ne pas être une valeur entière.</text:p>
      <text:p text:style-name="Text_20_body">VA : la valeur actuelle dans la séquence de paiements.</text:p>
      <text:p text:style-name="Text_20_body">S : la première période.</text:p>
      <text:p text:style-name="Text_20_body">E : la dernière période.</text:p>
      <text:p text:style-name="Text_20_body">Type : l'échéance du paiement au début ou à la fin de chaque période.</text:p>
      <text:h text:style-name="Heading_20_3" text:outline-level="3">Exemple</text:h>
      <text:p text:style-name="Text_20_body">Que représentent les intérêts avec un taux d'intérêt annuel de 5,5 %, une période de paiement par mensualités de deux ans et une valeur au comptant actuelle de 5 000 unités monétaires ? La période de début est la 4e période et la période de fin la 6e. Le paiement est dû au début de chaque période.</text:p>
      <text:p text:style-name="Text_20_body">CUMUL.INTER(5,5%/12;24;4;5000;6;1) = -57,54 unités monétaires. Les intérêts à payer entre la 4e période et la 6e période représentent donc 57,54 unités monétaires.</text:p>
      <text:h text:style-name="Heading_20_2" text:outline-level="2"><text:bookmark text:name="bm_id31543121"/><text:bookmark text:name="bm_id30832801"/><text:bookmark text:name="cumipmt_add1"/>CUMUL.INTER_ADD</text:h>
      <text:p text:style-name="Text_20_body"><text:bookmark text:name="add161"/>Cette fonction n'est disponible que si l'add-in d'analyse est installé. </text:p>
      <text:p text:style-name="Text_20_body">Calcule les intérêts courus pour une période donnée.</text:p>
      <text:p text:style-name="P10"><text:bookmark text:name="ADD_note31"/></text:p>
      <text:p text:style-name="Table_20_Contents">Les fonctions dont les noms se terminent par _ADD renvoient les mêmes résultats que les fonctions Microsoft Excel correspondantes. Pour obtenir des résultats conformes aux normes internationales, utilisez des fonctions sans _ADD. Par exemple, la fonction WEEKNUM calcule le numéro de la semaine d'une date donnée conformément à la norme internationale ISO 6801, alors que la fonction WEEKNUM_ADD renvoie le même numéro de semaine que Microsoft Excel.</text:p>
      <text:h text:style-name="Heading_20_3" text:outline-level="3">Syntaxe</text:h>
      <text:p text:style-name="Corps_20_de_20_texte.code">CUMUL.INTER_ADD(Intérêt;Npm;VA;Période de début;Période de fin;Type)</text:p>
      <text:p text:style-name="Text_20_body">Intérêt : le taux d'intérêt par période.</text:p>
      <text:p text:style-name="Text_20_body">Npm : le nombre de périodes de remboursement. Intérêt et Npm doivent avoir la même unité (calcul annuel ou mensuel).</text:p>
      <text:p text:style-name="Text_20_body">VA : la valeur actuelle.</text:p>
      <text:p text:style-name="Text_20_body">Période de début : la première période de remboursement pour le calcul.</text:p>
      <text:p text:style-name="Text_20_body">Période de fin : la dernière période de remboursement pour le calcul.</text:p>
      <text:p text:style-name="Text_20_body">Type : l'échéance d'un remboursement en fin de période (Type = 0) ou en début de période (Type = 1).</text:p>
      <text:h text:style-name="Heading_20_3" text:outline-level="3">Exemple</text:h>
      <text:p text:style-name="Text_20_body">Prêt hypothécaire destiné à financer un achat immobilier :</text:p>
      <text:p text:style-name="Text_20_body">Taux : 9,00 pour cent par an (9 % / 12 = 0,0075), Durée : 30 ans (NPM = 30 * 12 = 360), PV : 125 000 unités monétaires.</text:p>
      <text:p text:style-name="Text_20_body">Montant des intérêts à payer au cours de la deuxième année de remboursement du prêt (périodes 13 à 24) :</text:p>
      <text:p text:style-name="Text_20_body">=CUMUL.INTER_ADD(0,0075;360;125000;13;24;0) renvoie -11135,23.</text:p>
      <text:p text:style-name="Text_20_body">Intérêts à payer le premier mois :</text:p>
      <text:p text:style-name="Text_20_body">=CUMUL.INTER_ADD(0,0075;360;125000;1;1;0) renvoie -937,50</text:p>
      <text:h text:style-name="Heading_20_2" text:outline-level="2"><text:bookmark text:name="bm_id31487542"/><text:bookmark text:name="bm_id31461392"/><text:bookmark text:name="cumprinc1"/>CUMUL.PRINCPER</text:h>
      <text:p text:style-name="Text_20_body">Renvoie l'intérêt cumulé payé pour une période d'investissement avec un taux d'intérêt stable.</text:p>
      <text:h text:style-name="Heading_20_3" text:outline-level="3">Syntaxe</text:h>
      <text:p text:style-name="Corps_20_de_20_texte.code">CUMUL.PRINCPER(taux;NPM;VA;période_début;période_fin;type)</text:p>
      <text:p text:style-name="Text_20_body">Taux : le taux d'intérêt périodique.</text:p>
      <text:p text:style-name="Text_20_body">NPM : la période de paiement avec le nombre total de périodes. NPM peut également ne pas être une valeur entière.</text:p>
      <text:p text:style-name="Text_20_body">VA : la valeur actuelle dans la séquence de paiements.</text:p>
      <text:p text:style-name="Text_20_body">S : la première période.</text:p>
      <text:p text:style-name="Text_20_body">E : la dernière période.</text:p>
      <text:p text:style-name="Text_20_body">Type : l'échéance du paiement au début ou à la fin de chaque période.</text:p>
      <text:h text:style-name="Heading_20_3" text:outline-level="3">Exemple</text:h>
      <text:p text:style-name="Text_20_body">Quels sont les montants des gains si un taux d'intérêt annuel s'élève à 5,5 % pour 36 mois ? La valeur au comptant est de 15 000 unités monétaires. Le montant des gains est calculé entre la 10e et la 18e période. L'échéance est au terme de la période.</text:p>
      <text:p text:style-name="Text_20_body">CUMUL.PRINCPER(5,5%/12;36;15000;10;18;0) = -3669,74 unités monétaires. Le montant des gains entre la 10e et la 18e période est de 3 669,74 unités monétaires.</text:p>
      <text:h text:style-name="Heading_20_2" text:outline-level="2"><text:bookmark text:name="bm_id31543302"/><text:bookmark text:name="bm_id31500191"/><text:bookmark text:name="cumprinc_add1"/>CUMUL.PRINCPER_ADD</text:h>
      <text:p text:style-name="Text_20_body"><text:bookmark text:name="add151"/>Cette fonction n'est disponible que si l'add-in d'analyse est installé. </text:p>
      <text:p text:style-name="Text_20_body">Calcule le remboursement cumulé d'un emprunt sur une période donnée.</text:p>
      <text:p text:style-name="P10"><text:bookmark text:name="ADD_note111"/></text:p>
      <table:table table:name="Tableau1" table:style-name="Tableau1">
        <table:table-column table:style-name="Tableau1.A"/>
        <table:table-row>
          <table:table-cell table:style-name="Tableau1.A1" office:value-type="string">
            <text:p text:style-name="Table_20_Contents">Les fonctions dont les noms se terminent par _ADD renvoient les mêmes résultats que les fonctions Microsoft Excel correspondantes. Pour obtenir des résultats conformes aux normes internationales, utilisez des fonctions sans _ADD. Par exemple, la fonction WEEKNUM calcule le numéro de la semaine d'une date donnée conformément à la norme internationale ISO 6801, alors que la fonction WEEKNUM_ADD renvoie le même numéro de semaine que Microsoft Excel.</text:p>
          </table:table-cell>
        </table:table-row>
      </table:table>
      <text:h text:style-name="Heading_20_3" text:outline-level="3">Syntaxe</text:h>
      <text:p text:style-name="Corps_20_de_20_texte.code">CUMUL.PRINCPER_ADD(Intérêt;Npm;VA;Période de début;Période de fin;Type)</text:p>
      <text:p text:style-name="Text_20_body">Intérêt : le taux d'intérêt par période.</text:p>
      <text:p text:style-name="Text_20_body">Npm : le nombre de périodes de remboursement. Intérêt et Npm doivent avoir la même unité (calcul annuel ou mensuel).</text:p>
      <text:p text:style-name="Text_20_body">VA : la valeur actuelle.</text:p>
      <text:p text:style-name="Text_20_body">Période de début : la première période de remboursement pour le calcul.</text:p>
      <text:p text:style-name="Text_20_body">Période de fin : la dernière période de remboursement pour le calcul.</text:p>
      <text:p text:style-name="Text_20_body">Type : l'échéance d'un remboursement en fin de période (Type = 0) ou en début de période (Type = 1).</text:p>
      <text:h text:style-name="Heading_20_3" text:outline-level="3">Exemple</text:h>
      <text:p text:style-name="Text_20_body">Prêt hypothécaire destiné à financer un achat immobilier :</text:p>
      <text:p text:style-name="Text_20_body">L'intérêt est de 9,00 pour-cent par an (9% / 12 = 0,0075) sur une durée de 30 ans (périodes de remboursement = 30 * 12 = 360) ; VA : 125000 unités monétaires.</text:p>
      <text:p text:style-name="Text_20_body">Montant à rembourser au cours de la deuxième année de remboursement du prêt (périodes 13 à 24) :</text:p>
      <text:p text:style-name="Text_20_body">CUMUL.PRINCPER_ADD(0,0075;360;125000;13;24;0) renvoie -934,1071</text:p>
      <text:p text:style-name="Text_20_body">Somme du remboursement effectué le premier mois :</text:p>
      <text:p text:style-name="Text_20_body">CUMUL.PRINCPER_ADD(0,0075;360;125000;1;1;0) renvoie -68,27827</text:p>
      <text:h text:style-name="Heading_20_2" text:outline-level="2"><text:bookmark text:name="bm_id31495531"/><text:bookmark text:name="bm_id31529571"/><text:bookmark text:name="couppcd1"/>DATE.COUPON.PREC</text:h>
      <text:p text:style-name="Text_20_body"><text:bookmark text:name="add181"/>Cette fonction n'est disponible que si l'add-in d'analyse est installé. </text:p>
      <text:p text:style-name="Text_20_body">Renvoie la date de coupon précédant la date de liquidation. Donne le résultat sous la forme d'une date.</text:p>
      <text:h text:style-name="Heading_20_3" text:outline-level="3">Syntaxe</text:h>
      <text:p text:style-name="Corps_20_de_20_texte.code">DATE.COUPON.PREC(Liquidation;Échéance;Fréquence;Base)</text:p>
      <text:p text:style-name="Text_20_body">Liquidation : la date d'acquisition du titre.</text:p>
      <text:p text:style-name="Text_20_body">Échéance : la date de l'échéance (expiration) du titre.</text:p>
      <text:p text:style-name="Text_20_body">Fréquence : le nombre de versements des intérêts par an (1, 2 ou 4).</text:p>
      <text:p text:style-name="Text_20_body"><text:bookmark text:name="basis141"/>Base : paramètre facultatif ; spécifie la base à utiliser pour le comptage des jours de l'année.</text:p>
      <table:table table:name="Tableau10" table:style-name="Tableau10">
        <table:table-column table:style-name="Tableau10.A"/>
        <table:table-column table:style-name="Tableau10.B"/>
        <table:table-row>
          <table:table-cell table:style-name="Tableau10.A1" office:value-type="string">
            <text:p text:style-name="Corps_20_de_20_texte.tableheadintable">Base</text:p>
          </table:table-cell>
          <table:table-cell table:style-name="Tableau10.B1" office:value-type="string">
            <text:p text:style-name="Corps_20_de_20_texte.tableheadintable">Calcul</text:p>
          </table:table-cell>
        </table:table-row>
        <table:table-row>
          <table:table-cell table:style-name="Tableau10.A2" office:value-type="string">
            <text:p text:style-name="Corps_20_de_20_texte.tablecontentintable">0 ou vide</text:p>
          </table:table-cell>
          <table:table-cell table:style-name="Tableau10.B2" office:value-type="string">
            <text:p text:style-name="Corps_20_de_20_texte.tablecontentintable">Méthode américaine (NASD), 12 mois à 30 jours.</text:p>
          </table:table-cell>
        </table:table-row>
        <table:table-row>
          <table:table-cell table:style-name="Tableau10.A2" office:value-type="string">
            <text:p text:style-name="Corps_20_de_20_texte.tablecontentintable">1</text:p>
          </table:table-cell>
          <table:table-cell table:style-name="Tableau10.B2" office:value-type="string">
            <text:p text:style-name="Corps_20_de_20_texte.tablecontentintable">Nombre exact de jours dans le mois, nombre exact de jours dans l'année.</text:p>
          </table:table-cell>
        </table:table-row>
        <table:table-row>
          <table:table-cell table:style-name="Tableau10.A2" office:value-type="string">
            <text:p text:style-name="Corps_20_de_20_texte.tablecontentintable">2</text:p>
          </table:table-cell>
          <table:table-cell table:style-name="Tableau10.B2" office:value-type="string">
            <text:p text:style-name="Corps_20_de_20_texte.tablecontentintable">Nombre exact de jours dans le mois, année à 360 jours.</text:p>
          </table:table-cell>
        </table:table-row>
        <table:table-row>
          <table:table-cell table:style-name="Tableau10.A2" office:value-type="string">
            <text:p text:style-name="Corps_20_de_20_texte.tablecontentintable">3</text:p>
          </table:table-cell>
          <table:table-cell table:style-name="Tableau10.B2" office:value-type="string">
            <text:p text:style-name="Corps_20_de_20_texte.tablecontentintable">Nombre exact de jours dans le mois, année à 365 jours.</text:p>
          </table:table-cell>
        </table:table-row>
        <table:table-row>
          <table:table-cell table:style-name="Tableau10.A2" office:value-type="string">
            <text:p text:style-name="Corps_20_de_20_texte.tablecontentintable">4</text:p>
          </table:table-cell>
          <table:table-cell table:style-name="Tableau10.B2" office:value-type="string">
            <text:p text:style-name="Corps_20_de_20_texte.tablecontentintable">Méthode européenne, 12 mois à 30 jours.</text:p>
          </table:table-cell>
        </table:table-row>
      </table:table>
      <text:h text:style-name="Heading_20_3" text:outline-level="3">Exemple</text:h>
      <text:p text:style-name="Text_20_body">Un titre a été acquis le 25/1/2001 et le terme de l'échéance a été fixé au 15/11/2001. Les intérêts sont versés tous les semestres (fréquence = 2). La base de comptage des jours est réelle/365 (3). Date du coupon précédant l'achat :</text:p>
      <text:p text:style-name="Text_20_body">=DATE.COUPON.PREC("25/1/2001";"15/11/2001";2;3) renvoie 15/11/2000.</text:p>
      <text:h text:style-name="Heading_20_2" text:outline-level="2"><text:bookmark text:name="bm_id31484131"/><text:bookmark text:name="bm_id31486541"/><text:bookmark text:name="coupncd1"/>DATE.COUPON.SUIV</text:h>
      <text:p text:style-name="Text_20_body"><text:bookmark text:name="add171"/>Cette fonction n'est disponible que si l'add-in d'analyse est installé. </text:p>
      <text:p text:style-name="Text_20_body">Renvoie la date du premier coupon après la date de liquidation. Donne le résultat sous la forme d'une date.</text:p>
      <text:h text:style-name="Heading_20_3" text:outline-level="3">Syntaxe</text:h>
      <text:p text:style-name="Corps_20_de_20_texte.code">DATE.COUPON.SUIV(Liquidation;Échéance;Fréquence;Base)</text:p>
      <text:p text:style-name="Text_20_body">Liquidation : la date d'acquisition du titre.</text:p>
      <text:p text:style-name="Text_20_body">Échéance : la date de l'échéance (expiration) du titre.</text:p>
      <text:p text:style-name="Text_20_body">Fréquence : le nombre de versements des intérêts par an (1, 2 ou 4).</text:p>
      <text:p text:style-name="Text_20_body"><text:bookmark text:name="basis131"/>Base : paramètre facultatif ; spécifie la base à utiliser pour le comptage des jours de l'année.</text:p>
      <table:table table:name="Tableau11" table:style-name="Tableau11">
        <table:table-column table:style-name="Tableau11.A"/>
        <table:table-column table:style-name="Tableau11.B"/>
        <table:table-row>
          <table:table-cell table:style-name="Tableau11.A1" office:value-type="string">
            <text:p text:style-name="Corps_20_de_20_texte.tableheadintable">Base</text:p>
          </table:table-cell>
          <table:table-cell table:style-name="Tableau11.B1" office:value-type="string">
            <text:p text:style-name="Corps_20_de_20_texte.tableheadintable">Calcul</text:p>
          </table:table-cell>
        </table:table-row>
        <table:table-row>
          <table:table-cell table:style-name="Tableau11.A2" office:value-type="string">
            <text:p text:style-name="Corps_20_de_20_texte.tablecontentintable">0 ou vide</text:p>
          </table:table-cell>
          <table:table-cell table:style-name="Tableau11.B2" office:value-type="string">
            <text:p text:style-name="Corps_20_de_20_texte.tablecontentintable">Méthode américaine (NASD), 12 mois à 30 jours.</text:p>
          </table:table-cell>
        </table:table-row>
        <table:table-row>
          <table:table-cell table:style-name="Tableau11.A2" office:value-type="string">
            <text:p text:style-name="Corps_20_de_20_texte.tablecontentintable">1</text:p>
          </table:table-cell>
          <table:table-cell table:style-name="Tableau11.B2" office:value-type="string">
            <text:p text:style-name="Corps_20_de_20_texte.tablecontentintable">Nombre exact de jours dans le mois, nombre exact de jours dans l'année.</text:p>
          </table:table-cell>
        </table:table-row>
        <table:table-row>
          <table:table-cell table:style-name="Tableau11.A2" office:value-type="string">
            <text:p text:style-name="Corps_20_de_20_texte.tablecontentintable">2</text:p>
          </table:table-cell>
          <table:table-cell table:style-name="Tableau11.B2" office:value-type="string">
            <text:p text:style-name="Corps_20_de_20_texte.tablecontentintable">Nombre exact de jours dans le mois, année à 360 jours.</text:p>
          </table:table-cell>
        </table:table-row>
        <table:table-row>
          <table:table-cell table:style-name="Tableau11.A2" office:value-type="string">
            <text:p text:style-name="Corps_20_de_20_texte.tablecontentintable">3</text:p>
          </table:table-cell>
          <table:table-cell table:style-name="Tableau11.B2" office:value-type="string">
            <text:p text:style-name="Corps_20_de_20_texte.tablecontentintable">Nombre exact de jours dans le mois, année à 365 jours.</text:p>
          </table:table-cell>
        </table:table-row>
        <table:table-row>
          <table:table-cell table:style-name="Tableau11.A2" office:value-type="string">
            <text:p text:style-name="Corps_20_de_20_texte.tablecontentintable">4</text:p>
          </table:table-cell>
          <table:table-cell table:style-name="Tableau11.B2" office:value-type="string">
            <text:p text:style-name="Corps_20_de_20_texte.tablecontentintable">Méthode européenne, 12 mois à 30 jours.</text:p>
          </table:table-cell>
        </table:table-row>
      </table:table>
      <text:h text:style-name="Heading_20_3" text:outline-level="3">Exemple</text:h>
      <text:p text:style-name="Text_20_body">Un titre a été acquis le 25/1/2001 et le terme de l'échéance a été fixé au 15/11/2001. Les intérêts sont versés tous les semestres (fréquence = 2). La base de comptage des jours est réelle/365 (3). Date du prochain coupon :</text:p>
      <text:p text:style-name="Text_20_body">=DATE.COUPON.SUIV("25/1/2001";"15/11/2001";2;3) renvoie 15/5/2001.</text:p>
      <text:h text:style-name="Heading_20_2" text:outline-level="2"><text:bookmark text:name="bm_id31499731"/><text:bookmark text:name="bm_id31499621"/><text:bookmark text:name="db1"/>DB</text:h>
      <text:p text:style-name="Text_20_body">Renvoie l'amortissement d'un bien durant une période spécifiée suivant la méthode de l'amortissement dégressif à taux double.</text:p>
      <text:p text:style-name="Text_20_body">Utilisez cette forme d'amortissement pour obtenir une valeur d'amortissement plus élevée au début de l'amortissement (à l'inverse de l'amortissement linéaire). La valeur d'amortissement diminue à chaque période en fonction des amortissements déjà retirés au coût initial.</text:p>
      <text:h text:style-name="Heading_20_3" text:outline-level="3">Syntaxe</text:h>
      <text:p text:style-name="Corps_20_de_20_texte.code">DB(coût;valeur_rés;durée;p;mois)</text:p>
      <text:p text:style-name="Text_20_body"><text:span text:style-name="T1">Coût</text:span> représente le coût d'achat initial du bien.</text:p>
      <text:p text:style-name="Text_20_body"><text:span text:style-name="T1">Valeur_rés</text:span> est la valeur résiduelle du bien après amortissement.</text:p>
      <text:p text:style-name="Text_20_body"><text:span text:style-name="T1">Durée</text:span> (d'utilisation) définit le nombre de périodes nécessaires pour que le bien soit amorti.</text:p>
      <text:p text:style-name="Text_20_body"><text:span text:style-name="T1">P</text:span> définit la durée d'une période. Vous devez saisir la période et la durée d'utilisation avec la même unité de temps.</text:p>
      <text:p text:style-name="Text_20_body"><text:span text:style-name="T1">Mois</text:span> (facultatif) est le nombre de mois de la première année d'amortissement. Si l'argument est omis, ce nombre est 12.</text:p>
      <text:h text:style-name="Heading_20_3" text:outline-level="3">Exemple</text:h>
      <text:p text:style-name="Text_20_body">Du matériel informatique d'un coût initial de 25 000 unités monétaires doit être amorti sur une période de 3 ans. La valeur résiduelle à la fin de l'amortissement doit être de 1 000 unités monétaires et chaque période dure 30 jours.</text:p>
      <text:p text:style-name="Text_20_body">DB(25000;1000;36;1;6) = 1 075,00 unités monétaires</text:p>
      <text:p text:style-name="Text_20_body">L'amortissement géométrique dégressif de l'équipement informatique est donc de 1 075,00 unités monétaires.</text:p>
      <text:h text:style-name="Heading_20_2" text:outline-level="2"><text:bookmark text:name="bm_id31491761"/><text:bookmark text:name="bm_id31499981"/><text:bookmark text:name="ddb1"/>DDB</text:h>
      <text:p text:style-name="Text_20_body">Renvoie l'amortissement d'un bien pour une période donnée selon la méthode arithmétique dégressive.</text:p>
      <text:p text:style-name="Text_20_body">Utilisez ce type d'amortissement, et non l'amortissement linéaire, si une valeur d'amortissement initiale supérieure est requise. La valeur d'amortissement diminue avec chaque période et est généralement utilisée pour les biens dont la perte de valeur est plus élevée peu après l'acquisition, comme les véhicules et les ordinateurs. Notez que la valeur comptable n'atteindra jamais zéro avec ce type de calcul.</text:p>
      <text:h text:style-name="Heading_20_3" text:outline-level="3">Syntaxe</text:h>
      <text:p text:style-name="Corps_20_de_20_texte.code">DDB(coût;valeur_rés;durée;p;facteur)</text:p>
      <text:p text:style-name="Text_20_body"><text:span text:style-name="T1">Coût</text:span> représente le coût d'achat initial du bien.</text:p>
      <text:p text:style-name="Text_20_body"><text:span text:style-name="T1">Valeur_rés</text:span> définit la valeur résiduelle de l'acquisition en fin d'utilisation.</text:p>
      <text:p text:style-name="Text_20_body"><text:span text:style-name="T1">Durée</text:span> correspond au nombre de périodes définissant la durée d'utilisation d'un bien.</text:p>
      <text:p text:style-name="Text_20_body"><text:span text:style-name="T1">P</text:span> définit la durée de la période. Vous devez saisir la période et la durée d'utilisation avec la même unité de temps.</text:p>
      <text:p text:style-name="Text_20_body"><text:span text:style-name="T1">Facteur</text:span> (facultatif) représente le coefficient pour l'amortissement dégressif. Si l'argument est omis, le coefficient attribué est 2.</text:p>
      <text:h text:style-name="Heading_20_3" text:outline-level="3">Exemple</text:h>
      <text:p text:style-name="Text_20_body">Du matériel informatique d'un coût initial de 75 000 unités monétaires doit être amorti mensuellement sur 5 ans. La valeur résiduelle doit être de 1 unité monétaire et le coefficient est de 2.</text:p>
      <text:p text:style-name="Text_20_body">DDB(75000;1;60;12;2) = 1 721,81 unités monétaires - l'amortissement dégressif pour le premier mois après l'acquisition est donc de 1 721,81 unités monétaires.</text:p>
      <text:h text:style-name="Heading_20_2" text:outline-level="2"><text:bookmark text:name="bm_id31542081"/><text:bookmark text:name="bm_id31484481"/><text:bookmark text:name="duration1"/>DUREE</text:h>
      <text:p text:style-name="Text_20_body">Calcule le nombre de périodes requises par un investissement pour atteindre la valeur souhaitée.</text:p>
      <text:h text:style-name="Heading_20_3" text:outline-level="3">Syntaxe</text:h>
      <text:p text:style-name="Corps_20_de_20_texte.code">DUREE(taux;VA;VC)</text:p>
      <text:p text:style-name="Text_20_body">Taux : une constante. Le taux d'intérêt est à calculer pour la durée totale. Le taux d'intérêt par période est calculé en divisant le taux d'intérêt par le résultat de la durée. Le taux d'intérêt pour une annuité est à saisir comme Taux/12.</text:p>
      <text:p text:style-name="Text_20_body">VA : la valeur actuelle. La valeur au comptant est le dépôt en espèces ou la valeur au comptant courante d'une allocation en nature. La valeur du dépôt saisie doit être une valeur positive, soit une valeur supérieure à 0.</text:p>
      <text:p text:style-name="Text_20_body">VC : la valeur attendue. La valeur future détermine la valeur (future) espérée du dépôt.</text:p>
      <text:h text:style-name="Heading_20_3" text:outline-level="3">Exemple</text:h>
      <text:p text:style-name="Text_20_body">Pour un taux d'intérêt de 4,75%, une valeur actuelle de 25 000 unités monétaires et une valeur future de 1 000 000 unités monétaires, il résulte une durée de 79,49 périodes de versement. Le paiement périodique est le quotient obtenu à partir de la valeur future et de la durée, donc : 1 000 000/79,49 = 12 850,20.</text:p>
      <text:h text:style-name="Heading_20_2" text:outline-level="2"><text:bookmark text:name="bm_id31593441"/><text:bookmark text:name="bm_id31546951"/><text:bookmark text:name="duration_add1"/>DUREE_ADD</text:h>
      <text:p text:style-name="Text_20_body"><text:bookmark text:name="add211"/>Cette fonction n'est disponible que si l'add-in d'analyse est installé. </text:p>
      <text:p text:style-name="Text_20_body">Calcule la durée d'un titre à revenu fixe en années.</text:p>
      <text:p text:style-name="P10"><text:bookmark text:name="ADD_note6"/></text:p>
      <text:p text:style-name="Text_20_body">Les fonctions dont les noms se terminent par _ADD renvoient les mêmes résultats que les fonctions Microsoft Excel correspondantes. Pour obtenir des résultats conformes aux normes internationales, utilisez des fonctions sans _ADD. Par exemple, la fonction WEEKNUM calcule le numéro de la semaine d'une date donnée conformément à la norme internationale ISO 6801, alors que la fonction WEEKNUM_ADD renvoie le même numéro de semaine que Microsoft Excel.</text:p>
      <text:h text:style-name="Heading_20_3" text:outline-level="3">Syntaxe</text:h>
      <text:p text:style-name="Corps_20_de_20_texte.code">DUREE_ADD(Liquidation;Échéance;Intérêt nominal;Rendement;Fréquence;Base)</text:p>
      <text:p text:style-name="Text_20_body">Liquidation : la date d'acquisition du titre.</text:p>
      <text:p text:style-name="Text_20_body">Échéance : la date de l'échéance (expiration) du titre.</text:p>
      <text:p text:style-name="Text_20_body">Intérêt nominal : l'intérêt nominal annuel (taux d'intérêt du coupon).</text:p>
      <text:p text:style-name="Text_20_body">Rendement : le rendement annuel du titre.</text:p>
      <text:p text:style-name="Text_20_body">Fréquence : le nombre de versements des intérêts par an (1, 2 ou 4).</text:p>
      <text:p text:style-name="Text_20_body"><text:bookmark text:name="basis23"/>Base : paramètre facultatif ; spécifie la base à utiliser pour le comptage des jours de l'année.</text:p>
      <table:table table:name="Tableau6" table:style-name="Tableau6">
        <table:table-column table:style-name="Tableau6.A"/>
        <table:table-column table:style-name="Tableau6.B"/>
        <table:table-row>
          <table:table-cell table:style-name="Tableau6.A1" office:value-type="string">
            <text:p text:style-name="Corps_20_de_20_texte.tableheadintable">Base</text:p>
          </table:table-cell>
          <table:table-cell table:style-name="Tableau6.B1" office:value-type="string">
            <text:p text:style-name="Corps_20_de_20_texte.tableheadintable">Calcul</text:p>
          </table:table-cell>
        </table:table-row>
        <table:table-row>
          <table:table-cell table:style-name="Tableau6.A2" office:value-type="string">
            <text:p text:style-name="Corps_20_de_20_texte.tablecontentintable">0 ou vide</text:p>
          </table:table-cell>
          <table:table-cell table:style-name="Tableau6.B2" office:value-type="string">
            <text:p text:style-name="Corps_20_de_20_texte.tablecontentintable">Méthode américaine (NASD), 12 mois à 30 jours.</text:p>
          </table:table-cell>
        </table:table-row>
        <table:table-row>
          <table:table-cell table:style-name="Tableau6.A2" office:value-type="string">
            <text:p text:style-name="Corps_20_de_20_texte.tablecontentintable">1</text:p>
          </table:table-cell>
          <table:table-cell table:style-name="Tableau6.B2" office:value-type="string">
            <text:p text:style-name="Corps_20_de_20_texte.tablecontentintable">Nombre exact de jours dans le mois, nombre exact de jours dans l'année.</text:p>
          </table:table-cell>
        </table:table-row>
        <table:table-row>
          <table:table-cell table:style-name="Tableau6.A2" office:value-type="string">
            <text:p text:style-name="Corps_20_de_20_texte.tablecontentintable">2</text:p>
          </table:table-cell>
          <table:table-cell table:style-name="Tableau6.B2" office:value-type="string">
            <text:p text:style-name="Corps_20_de_20_texte.tablecontentintable">Nombre exact de jours dans le mois, année à 360 jours.</text:p>
          </table:table-cell>
        </table:table-row>
        <table:table-row>
          <table:table-cell table:style-name="Tableau6.A2" office:value-type="string">
            <text:p text:style-name="Corps_20_de_20_texte.tablecontentintable">3</text:p>
          </table:table-cell>
          <table:table-cell table:style-name="Tableau6.B2" office:value-type="string">
            <text:p text:style-name="Corps_20_de_20_texte.tablecontentintable">Nombre exact de jours dans le mois, année à 365 jours.</text:p>
          </table:table-cell>
        </table:table-row>
        <table:table-row>
          <table:table-cell table:style-name="Tableau6.A2" office:value-type="string">
            <text:p text:style-name="Corps_20_de_20_texte.tablecontentintable">4</text:p>
          </table:table-cell>
          <table:table-cell table:style-name="Tableau6.B2" office:value-type="string">
            <text:p text:style-name="Corps_20_de_20_texte.tablecontentintable">Méthode européenne, 12 mois à 30 jours.</text:p>
          </table:table-cell>
        </table:table-row>
      </table:table>
      <text:h text:style-name="Heading_20_3" text:outline-level="3">Exemple</text:h>
      <text:p text:style-name="Text_20_body">Un titre est acheté le 01/01/2001 ; sa date d'échéance est fixée au 01/01/2006. Le taux d'intérêt nominal s'élève à 8 %. Le rendement s'élève à 9 %. Les intérêts sont versés chaque semestre (la fréquence équivaut à 2). Évaluez la durée en vous servant de la méthode hambourgeoise (base 3).</text:p>
      <text:p text:style-name="Text_20_body">=DUREE_ADD("1/1/2001";"1/1/2006";0,08;0,09;2;3)</text:p>
      <text:h text:style-name="Heading_20_2" text:outline-level="2"><text:bookmark text:name="bm_id31537501"/><text:bookmark text:name="bm_id31537391"/><text:bookmark text:name="mduration1"/>DUREE.MODIFIEE</text:h>
      <text:p text:style-name="Text_20_body"><text:bookmark text:name="add221"/>Cette fonction n'est disponible que si l'add-in d'analyse est installé. </text:p>
      <text:p text:style-name="Text_20_body">Calcule la durée de Macauley modifiée d'un titre à revenu fixe en années.</text:p>
      <text:h text:style-name="Heading_20_3" text:outline-level="3">Syntaxe</text:h>
      <text:p text:style-name="Corps_20_de_20_texte.code">DUREE.MODIFIEE(Liquidation;Échéance;Intérêt nominal;Rendement;Fréquence;Base)</text:p>
      <text:p text:style-name="Text_20_body">Liquidation : la date d'acquisition du titre.</text:p>
      <text:p text:style-name="Text_20_body">Échéance : la date de l'échéance (expiration) du titre.</text:p>
      <text:p text:style-name="Text_20_body">Intérêt nominal : l'intérêt nominal annuel (taux d'intérêt du coupon).</text:p>
      <text:p text:style-name="Text_20_body">Rendement : le rendement annuel du titre.</text:p>
      <text:p text:style-name="Text_20_body">Fréquence : le nombre de versements des intérêts par an (1, 2 ou 4).</text:p>
      <text:p text:style-name="Text_20_body"><text:bookmark text:name="basis72"/>Base : paramètre facultatif ; spécifie la base à utiliser pour le comptage des jours de l'année.</text:p>
      <table:table table:name="Tableau2" table:style-name="Tableau2">
        <table:table-column table:style-name="Tableau2.A"/>
        <table:table-column table:style-name="Tableau2.B"/>
        <table:table-row>
          <table:table-cell table:style-name="Tableau2.A1" office:value-type="string">
            <text:p text:style-name="Corps_20_de_20_texte.tableheadintable">Base</text:p>
          </table:table-cell>
          <table:table-cell table:style-name="Tableau2.B1" office:value-type="string">
            <text:p text:style-name="Corps_20_de_20_texte.tableheadintable">Calcul</text:p>
          </table:table-cell>
        </table:table-row>
        <table:table-row>
          <table:table-cell table:style-name="Tableau2.A2" office:value-type="string">
            <text:p text:style-name="Corps_20_de_20_texte.tablecontentintable">0 ou vide</text:p>
          </table:table-cell>
          <table:table-cell table:style-name="Tableau2.B2" office:value-type="string">
            <text:p text:style-name="Corps_20_de_20_texte.tablecontentintable">Méthode américaine (NASD), 12 mois à 30 jours.</text:p>
          </table:table-cell>
        </table:table-row>
        <table:table-row>
          <table:table-cell table:style-name="Tableau2.A2" office:value-type="string">
            <text:p text:style-name="Corps_20_de_20_texte.tablecontentintable">1</text:p>
          </table:table-cell>
          <table:table-cell table:style-name="Tableau2.B2" office:value-type="string">
            <text:p text:style-name="Corps_20_de_20_texte.tablecontentintable">Nombre exact de jours dans le mois, nombre exact de jours dans l'année.</text:p>
          </table:table-cell>
        </table:table-row>
        <table:table-row>
          <table:table-cell table:style-name="Tableau2.A2" office:value-type="string">
            <text:p text:style-name="Corps_20_de_20_texte.tablecontentintable">2</text:p>
          </table:table-cell>
          <table:table-cell table:style-name="Tableau2.B2" office:value-type="string">
            <text:p text:style-name="Corps_20_de_20_texte.tablecontentintable">Nombre exact de jours dans le mois, année à 360 jours.</text:p>
          </table:table-cell>
        </table:table-row>
        <table:table-row>
          <table:table-cell table:style-name="Tableau2.A2" office:value-type="string">
            <text:p text:style-name="Corps_20_de_20_texte.tablecontentintable">3</text:p>
          </table:table-cell>
          <table:table-cell table:style-name="Tableau2.B2" office:value-type="string">
            <text:p text:style-name="Corps_20_de_20_texte.tablecontentintable">Nombre exact de jours dans le mois, année à 365 jours.</text:p>
          </table:table-cell>
        </table:table-row>
        <table:table-row>
          <table:table-cell table:style-name="Tableau2.A2" office:value-type="string">
            <text:p text:style-name="Corps_20_de_20_texte.tablecontentintable">4</text:p>
          </table:table-cell>
          <table:table-cell table:style-name="Tableau2.B2" office:value-type="string">
            <text:p text:style-name="Corps_20_de_20_texte.tablecontentintable">Méthode européenne, 12 mois à 30 jours.</text:p>
          </table:table-cell>
        </table:table-row>
      </table:table>
      <text:h text:style-name="Heading_20_3" text:outline-level="3">Exemple</text:h>
      <text:p text:style-name="Text_20_body">Un titre a été acquis le 1/1/2001 et le terme de l'échéance a été fixé au 1/1/2006. L'intérêt nominal est de 8%, le rendement s'élève à 9,0% et les intérêts sont versés tous les semestres (fréquence = 2). La base de comptage des jours est réelle/365 (3). Durée modifiée :</text:p>
      <text:p text:style-name="Text_20_body">=DUREE.MODIFIEE("1/1/2001";"1/1/2006";0,08;0,09;2;3)</text:p>
      <text:h text:style-name="Heading_20_2" text:outline-level="2"><text:bookmark text:name="bm_id31498151"/><text:bookmark text:name="bm_id31452571"/><text:bookmark text:name="accrint1"/>INTERET.ACC</text:h>
      <text:p text:style-name="Text_20_body"><text:bookmark text:name="add311"/>Cette fonction n'est disponible que si l'add-in d'analyse est installé. </text:p>
      <text:p text:style-name="Text_20_body"><text:bookmark text:name="bm_id31512761"/>Calcule les intérêts courus d'un titre en cas de versements périodiques.</text:p>
      <text:h text:style-name="Heading_20_3" text:outline-level="3">Syntaxe</text:h>
      <text:p text:style-name="Corps_20_de_20_texte.code">INTERET.ACC(Émission;Premier coupon;Liquidation;Intérêt nominal;Valeur nominale;Fréquence;Base)</text:p>
      <text:p text:style-name="Text_20_body">Émission : la date de l'émission du titre.</text:p>
      <text:p text:style-name="Text_20_body">Premier coupon : la date du premier coupon du titre.</text:p>
      <text:p text:style-name="Text_20_body">Liquidation : la date pour laquelle effectuer le calcul des intérêts à échoir.</text:p>
      <text:p text:style-name="Text_20_body">Intérêt nominal : l'intérêt nominal annuel (taux d'intérêt du coupon).</text:p>
      <text:p text:style-name="Text_20_body">Valeur nominale : la valeur nominale du titre.</text:p>
      <text:p text:style-name="Text_20_body">Fréquence : le nombre de versements des intérêts par an (1, 2 ou 4).</text:p>
      <text:p text:style-name="Text_20_body"><text:bookmark text:name="basis33"/>Base : paramètre facultatif ; spécifie la base à utiliser pour le comptage des jours de l'année.</text:p>
      <table:table table:name="Tabel89" table:style-name="Tabel89">
        <table:table-column table:style-name="Tabel89.A"/>
        <table:table-column table:style-name="Tabel89.B"/>
        <table:table-row>
          <table:table-cell table:style-name="Tabel89.A1" office:value-type="string">
            <text:p text:style-name="Corps_20_de_20_texte.tableheadintable">Base</text:p>
          </table:table-cell>
          <table:table-cell table:style-name="Tabel89.B1" office:value-type="string">
            <text:p text:style-name="Corps_20_de_20_texte.tableheadintable">Calcul</text:p>
          </table:table-cell>
        </table:table-row>
        <table:table-row>
          <table:table-cell table:style-name="Tabel89.A2" office:value-type="string">
            <text:p text:style-name="Corps_20_de_20_texte.tablecontentintable">0 ou vide</text:p>
          </table:table-cell>
          <table:table-cell table:style-name="Tabel89.B2" office:value-type="string">
            <text:p text:style-name="Corps_20_de_20_texte.tablecontentintable">Méthode américaine (NASD), 12 mois à 30 jours.</text:p>
          </table:table-cell>
        </table:table-row>
        <table:table-row>
          <table:table-cell table:style-name="Tabel89.A2" office:value-type="string">
            <text:p text:style-name="Corps_20_de_20_texte.tablecontentintable">1</text:p>
          </table:table-cell>
          <table:table-cell table:style-name="Tabel89.B2" office:value-type="string">
            <text:p text:style-name="Corps_20_de_20_texte.tablecontentintable">Nombre exact de jours dans le mois, nombre exact de jours dans l'année.</text:p>
          </table:table-cell>
        </table:table-row>
        <table:table-row>
          <table:table-cell table:style-name="Tabel89.A2" office:value-type="string">
            <text:p text:style-name="Corps_20_de_20_texte.tablecontentintable">2</text:p>
          </table:table-cell>
          <table:table-cell table:style-name="Tabel89.B2" office:value-type="string">
            <text:p text:style-name="Corps_20_de_20_texte.tablecontentintable">Nombre exact de jours dans le mois, année à 360 jours.</text:p>
          </table:table-cell>
        </table:table-row>
        <table:table-row>
          <table:table-cell table:style-name="Tabel89.A2" office:value-type="string">
            <text:p text:style-name="Corps_20_de_20_texte.tablecontentintable">3</text:p>
          </table:table-cell>
          <table:table-cell table:style-name="Tabel89.B2" office:value-type="string">
            <text:p text:style-name="Corps_20_de_20_texte.tablecontentintable">Nombre exact de jours dans le mois, année à 365 jours.</text:p>
          </table:table-cell>
        </table:table-row>
        <table:table-row>
          <table:table-cell table:style-name="Tabel89.A2" office:value-type="string">
            <text:p text:style-name="Corps_20_de_20_texte.tablecontentintable">4</text:p>
          </table:table-cell>
          <table:table-cell table:style-name="Tabel89.B2" office:value-type="string">
            <text:p text:style-name="Corps_20_de_20_texte.tablecontentintable">Méthode européenne, 12 mois à 30 jours.</text:p>
          </table:table-cell>
        </table:table-row>
      </table:table>
      <text:h text:style-name="Heading_20_3" text:outline-level="3">Exemple</text:h>
      <text:p text:style-name="Text_20_body">Un titre est émis le 28/2/2001, le premier coupon est daté du 31/8/2001, la date de liquidation est le 1/5/2001. L'intérêt nominal est de 0,1 ou 10%, la valeur nominale est de 1000 unités monétaires. Les intérêts sont versés tous les semestres (fréquence = 2). La base est la méthode américaine (0). Montant des intérêts à échoir :</text:p>
      <text:p text:style-name="Text_20_body">=INTERET.ACC("28/2/2001";"31/8/2001";"1/5/2001";0,1;1000;2;0) renvoie 16,94444.</text:p>
      <text:h text:style-name="Heading_20_2" text:outline-level="2"><text:bookmark text:name="bm_id31488661"/><text:bookmark text:name="bm_id31512401"/><text:bookmark text:name="accrintm1"/>INTERET.ACC.MAT</text:h>
      <text:p text:style-name="Text_20_body"><text:bookmark text:name="add411"/>Cette fonction n'est disponible que si l'add-in d'analyse est installé. </text:p>
      <text:p text:style-name="Text_20_body">Calcule les intérêts courus d'un titre en cas de versement unique à la date d'échéance.</text:p>
      <text:h text:style-name="Heading_20_3" text:outline-level="3">Syntaxe</text:h>
      <text:p text:style-name="Corps_20_de_20_texte.code">INTERET.ACC.MAT(Émission;Liquidation;Intérêt nominal;Valeur nominale;Base)</text:p>
      <text:p text:style-name="Text_20_body">Émission : la date de l'émission du titre.</text:p>
      <text:p text:style-name="Text_20_body">Liquidation : la date d'échéance.</text:p>
      <text:p text:style-name="Text_20_body"><text:span text:style-name="T1">Intérêt nominal</text:span> : taux d'intérêt nominal annuel.</text:p>
      <text:p text:style-name="Text_20_body">Valeur nominale : la valeur nominale du titre.</text:p>
      <text:p text:style-name="Text_20_body"><text:bookmark text:name="basis43"/>Base : paramètre facultatif ; spécifie la base à utiliser pour le comptage des jours de l'année.</text:p>
      <table:table table:name="Tabel90" table:style-name="Tabel90">
        <table:table-column table:style-name="Tabel90.A"/>
        <table:table-column table:style-name="Tabel90.B"/>
        <table:table-row>
          <table:table-cell table:style-name="Tabel90.A1" office:value-type="string">
            <text:p text:style-name="Corps_20_de_20_texte.tableheadintable">Base</text:p>
          </table:table-cell>
          <table:table-cell table:style-name="Tabel90.B1" office:value-type="string">
            <text:p text:style-name="Corps_20_de_20_texte.tableheadintable">Calcul</text:p>
          </table:table-cell>
        </table:table-row>
        <table:table-row>
          <table:table-cell table:style-name="Tabel90.A2" office:value-type="string">
            <text:p text:style-name="Corps_20_de_20_texte.tablecontentintable">0 ou vide</text:p>
          </table:table-cell>
          <table:table-cell table:style-name="Tabel90.B2" office:value-type="string">
            <text:p text:style-name="Corps_20_de_20_texte.tablecontentintable">Méthode américaine (NASD), 12 mois à 30 jours.</text:p>
          </table:table-cell>
        </table:table-row>
        <table:table-row>
          <table:table-cell table:style-name="Tabel90.A2" office:value-type="string">
            <text:p text:style-name="Corps_20_de_20_texte.tablecontentintable">1</text:p>
          </table:table-cell>
          <table:table-cell table:style-name="Tabel90.B2" office:value-type="string">
            <text:p text:style-name="Corps_20_de_20_texte.tablecontentintable">Nombre exact de jours dans le mois, nombre exact de jours dans l'année.</text:p>
          </table:table-cell>
        </table:table-row>
        <table:table-row>
          <table:table-cell table:style-name="Tabel90.A2" office:value-type="string">
            <text:p text:style-name="Corps_20_de_20_texte.tablecontentintable">2</text:p>
          </table:table-cell>
          <table:table-cell table:style-name="Tabel90.B2" office:value-type="string">
            <text:p text:style-name="Corps_20_de_20_texte.tablecontentintable">Nombre exact de jours dans le mois, année à 360 jours.</text:p>
          </table:table-cell>
        </table:table-row>
        <table:table-row>
          <table:table-cell table:style-name="Tabel90.A2" office:value-type="string">
            <text:p text:style-name="Corps_20_de_20_texte.tablecontentintable">3</text:p>
          </table:table-cell>
          <table:table-cell table:style-name="Tabel90.B2" office:value-type="string">
            <text:p text:style-name="Corps_20_de_20_texte.tablecontentintable">Nombre exact de jours dans le mois, année à 365 jours.</text:p>
          </table:table-cell>
        </table:table-row>
        <table:table-row>
          <table:table-cell table:style-name="Tabel90.A2" office:value-type="string">
            <text:p text:style-name="Corps_20_de_20_texte.tablecontentintable">4</text:p>
          </table:table-cell>
          <table:table-cell table:style-name="Tabel90.B2" office:value-type="string">
            <text:p text:style-name="Corps_20_de_20_texte.tablecontentintable">Méthode européenne, 12 mois à 30 jours.</text:p>
          </table:table-cell>
        </table:table-row>
      </table:table>
      <text:h text:style-name="Heading_20_3" text:outline-level="3">Exemple</text:h>
      <text:p text:style-name="Text_20_body">Un titre est émis le 1/4/2001, la date de liquidation est le 15/6/2001. L'intérêt nominal est de 0,1 ou 10%, la valeur nominale est de 1000 unités monétaires. La base de comptage des jours est réelle/365 (3). Montant des intérêts à échoir :</text:p>
      <text:p text:style-name="Text_20_body">=INTERET.ACC.MAT("1/4/2001";"15/6/2001";0,1;1000;3) renvoie 20,54795.</text:p>
      <text:h text:style-name="Heading_20_2" text:outline-level="2"><text:bookmark text:name="bm_id31497372"/><text:bookmark text:name="bm_id31493391"/><text:bookmark text:name="ipmt1"/>INTPER</text:h>
      <text:p text:style-name="Text_20_body">Calcule l'amortissement périodique d'un investissement caractérisé par des paiements réguliers et un taux d'intérêt stable.</text:p>
      <text:h text:style-name="Heading_20_3" text:outline-level="3">Syntaxe</text:h>
      <text:p text:style-name="Corps_20_de_20_texte.code">INTPER(taux;p;NPM;VA;VC;type)</text:p>
      <text:p text:style-name="Text_20_body"><text:span text:style-name="T1">Taux</text:span> définit le taux d'intérêt périodique.</text:p>
      <text:p text:style-name="Text_20_body"><text:span text:style-name="T1">P</text:span> définit la période pour laquelle les intérêts cumulés sont calculés. P = NPM si les intérêts cumulés sont calculés pour la dernière période.</text:p>
      <text:p text:style-name="Text_20_body"><text:span text:style-name="T1">NPM</text:span> définit le nombre total de périodes pendant lesquelles l'annuité est payée.</text:p>
      <text:p text:style-name="Text_20_body"><text:span text:style-name="T1">VA</text:span> définit la valeur actuelle dans l'ordre des paiements.</text:p>
      <text:p text:style-name="Text_20_body"><text:span text:style-name="T1">VC</text:span> (facultatif) définit la valeur finale (future) après échéance des périodes.</text:p>
      <text:p text:style-name="Text_20_body"><text:span text:style-name="T1">Type</text:span> définit l'échéance des paiements périodiques.</text:p>
      <text:p text:style-name="Text_20_body"><text:bookmark text:name="optional51"/>ILes paramètres notés « facultatifs » peuvent ne pas être renseignés uniquement quand ils ne sont pas suivis d'autres paramètres. Par exemple, dans une fonction avec 4 paramètres où les deux derniers paramètres sont « facultatifs » vous pouvez ne pas renseigner le paramètre 4 ou les paramètres 3 et 4, mais ne pas laisser <text:s/>le paramètre 3 vide alors que le paramètre 4 est renseigné.</text:p>
      <text:h text:style-name="Heading_20_3" text:outline-level="3">Exemple</text:h>
      <text:p text:style-name="Text_20_body">Le taux d'intérêt constant est de 5%, la valeur actuelle de 15 000 unités monétaires et la durée de remboursement périodique s'étend sur 7 ans. Montant des intérêts de la cinquième période (année) :</text:p>
      <text:p text:style-name="Text_20_body">INTPER(5%;5;7;15000) = -352,97 unités monétaires - les intérêts cumulés de la cinquième période (année) sont donc de 352,97 unités monétaires.</text:p>
      <text:h text:style-name="Heading_20_2" text:outline-level="2"><text:bookmark text:name="bm_id31494911"/><text:bookmark text:name="bm_id31510121"/><text:bookmark text:name="ispmt1"/>ISPMT</text:h>
      <text:p text:style-name="Text_20_body">Calcule le niveau d'intérêt de paiements à amortissement fixe.</text:p>
      <text:h text:style-name="Heading_20_3" text:outline-level="3">Syntaxe</text:h>
      <text:p text:style-name="Corps_20_de_20_texte.code">ISPMT(Taux;Périodes;Durée_totale;Investissement)</text:p>
      <text:p text:style-name="Text_20_body"><text:span text:style-name="T1">Taux</text:span> détermine le taux d'intérêt périodique.</text:p>
      <text:p text:style-name="Text_20_body"><text:span text:style-name="T1">Périodes</text:span> représente le nombre d'amortissement pour le calcul des intérêts.</text:p>
      <text:p text:style-name="Text_20_body"><text:span text:style-name="T1">Durée_totale</text:span> est le nombre total de remboursements.</text:p>
      <text:p text:style-name="Text_20_body"><text:span text:style-name="T1">Investissement</text:span> représente le montant de l'investissement.</text:p>
      <text:h text:style-name="Heading_20_3" text:outline-level="3">Exemple</text:h>
      <text:p text:style-name="Text_20_body">Pour un crédit d'un montant de 120 000 unités monétaires sur deux ans avec remboursements mensuels, à un taux d'intérêt de 12 %, le montant des intérêts après 18 mois est recherché.</text:p>
      <text:p text:style-name="Text_20_body">ISPMT(1%;18;24;120 000) = -300 unités monétaires. L'intérêt mensuel après 18 mois est de 300 unités monétaires.</text:p>
      <text:h text:style-name="Heading_20_2" text:outline-level="2"><text:bookmark text:name="bm_id31533481"/><text:bookmark text:name="bm_id31506731"/><text:bookmark text:name="coupnum1"/>NB.COUPONS</text:h>
      <text:p text:style-name="Text_20_body"><text:bookmark text:name="add231"/>Cette fonction n'est disponible que si l'add-in d'analyse est installé. </text:p>
      <text:p text:style-name="Text_20_body">Calcule le nombre de coupons (paiements d'intérêts) entre la date de liquidation et la date d'échéance.</text:p>
      <text:h text:style-name="Heading_20_3" text:outline-level="3">Syntaxe</text:h>
      <text:p text:style-name="Corps_20_de_20_texte.code">NB.COUPONS(Liquidation;Échéance;Fréquence;Base)</text:p>
      <text:p text:style-name="Text_20_body">Liquidation : la date d'acquisition du titre.</text:p>
      <text:p text:style-name="Text_20_body">Échéance : la date de l'échéance (expiration) du titre.</text:p>
      <text:p text:style-name="Text_20_body">Fréquence : le nombre de versements des intérêts par an (1, 2 ou 4).</text:p>
      <text:p text:style-name="Text_20_body"><text:bookmark text:name="basis221"/>Base : paramètre facultatif ; spécifie la base à utiliser pour le comptage des jours de l'année.</text:p>
      <table:table table:name="Tableau12" table:style-name="Tableau12">
        <table:table-column table:style-name="Tableau12.A"/>
        <table:table-column table:style-name="Tableau12.B"/>
        <table:table-row>
          <table:table-cell table:style-name="Tableau12.A1" office:value-type="string">
            <text:p text:style-name="Corps_20_de_20_texte.tableheadintable">Base</text:p>
          </table:table-cell>
          <table:table-cell table:style-name="Tableau12.B1" office:value-type="string">
            <text:p text:style-name="Corps_20_de_20_texte.tableheadintable">Calcul</text:p>
          </table:table-cell>
        </table:table-row>
        <table:table-row>
          <table:table-cell table:style-name="Tableau12.A2" office:value-type="string">
            <text:p text:style-name="Corps_20_de_20_texte.tablecontentintable">0 ou vide</text:p>
          </table:table-cell>
          <table:table-cell table:style-name="Tableau12.B2" office:value-type="string">
            <text:p text:style-name="Corps_20_de_20_texte.tablecontentintable">Méthode américaine (NASD), 12 mois à 30 jours.</text:p>
          </table:table-cell>
        </table:table-row>
        <table:table-row>
          <table:table-cell table:style-name="Tableau12.A2" office:value-type="string">
            <text:p text:style-name="Corps_20_de_20_texte.tablecontentintable">1</text:p>
          </table:table-cell>
          <table:table-cell table:style-name="Tableau12.B2" office:value-type="string">
            <text:p text:style-name="Corps_20_de_20_texte.tablecontentintable">Nombre exact de jours dans le mois, nombre exact de jours dans l'année.</text:p>
          </table:table-cell>
        </table:table-row>
        <table:table-row>
          <table:table-cell table:style-name="Tableau12.A2" office:value-type="string">
            <text:p text:style-name="Corps_20_de_20_texte.tablecontentintable">2</text:p>
          </table:table-cell>
          <table:table-cell table:style-name="Tableau12.B2" office:value-type="string">
            <text:p text:style-name="Corps_20_de_20_texte.tablecontentintable">Nombre exact de jours dans le mois, année à 360 jours.</text:p>
          </table:table-cell>
        </table:table-row>
        <table:table-row>
          <table:table-cell table:style-name="Tableau12.A2" office:value-type="string">
            <text:p text:style-name="Corps_20_de_20_texte.tablecontentintable">3</text:p>
          </table:table-cell>
          <table:table-cell table:style-name="Tableau12.B2" office:value-type="string">
            <text:p text:style-name="Corps_20_de_20_texte.tablecontentintable">Nombre exact de jours dans le mois, année à 365 jours.</text:p>
          </table:table-cell>
        </table:table-row>
        <table:table-row>
          <table:table-cell table:style-name="Tableau12.A2" office:value-type="string">
            <text:p text:style-name="Corps_20_de_20_texte.tablecontentintable">4</text:p>
          </table:table-cell>
          <table:table-cell table:style-name="Tableau12.B2" office:value-type="string">
            <text:p text:style-name="Corps_20_de_20_texte.tablecontentintable">Méthode européenne, 12 mois à 30 jours.</text:p>
          </table:table-cell>
        </table:table-row>
      </table:table>
      <text:h text:style-name="Heading_20_3" text:outline-level="3">Exemple</text:h>
      <text:p text:style-name="Text_20_body">Un titre a été acquis le 25/1/2001 et le terme de l'échéance a été fixé au 15/11/2001. Les intérêts sont versés tous les semestres (fréquence = 2). La base de comptage des jours est réelle/365 (3). Nombre de coupons :</text:p>
      <text:p text:style-name="Text_20_body">=NB.COUPONS("25/1/2001";"15/11/2001";2;3) renvoie 2.</text:p>
      <text:h text:style-name="Heading_20_2" text:outline-level="2"><text:bookmark text:name="bm_id31537751"/><text:bookmark text:name="bm_id31504081"/><text:bookmark text:name="coupdaybs1"/>NB.JOURS.COUPON.PREC</text:h>
      <text:p text:style-name="Text_20_body"><text:bookmark text:name="add331"/>Cette fonction n'est disponible que si l'add-in d'analyse est installé. </text:p>
      <text:p text:style-name="Text_20_body">Renvoie le nombre de jours écoulés entre le début du paiement des intérêts d'un titre et la date de liquidation.</text:p>
      <text:h text:style-name="Heading_20_3" text:outline-level="3">Syntaxe</text:h>
      <text:p text:style-name="Corps_20_de_20_texte.code">NB.JOURS.COUPON.PREC(Liquidation;Échéance;Fréquence;Base)</text:p>
      <text:p text:style-name="Text_20_body">Liquidation : la date d'acquisition du titre.</text:p>
      <text:p text:style-name="Text_20_body">Échéance : la date de l'échéance (expiration) du titre.</text:p>
      <text:p text:style-name="Text_20_body">Fréquence : le nombre de versements des intérêts par an (1, 2 ou 4).</text:p>
      <text:p text:style-name="Text_20_body"><text:bookmark text:name="basis321"/>Base : paramètre facultatif ; spécifie la base à utiliser pour le comptage des jours de l'année.</text:p>
      <table:table table:name="Tableau13" table:style-name="Tableau13">
        <table:table-column table:style-name="Tableau13.A"/>
        <table:table-column table:style-name="Tableau13.B"/>
        <table:table-row>
          <table:table-cell table:style-name="Tableau13.A1" office:value-type="string">
            <text:p text:style-name="Corps_20_de_20_texte.tableheadintable">Base</text:p>
          </table:table-cell>
          <table:table-cell table:style-name="Tableau13.B1" office:value-type="string">
            <text:p text:style-name="Corps_20_de_20_texte.tableheadintable">Calcul</text:p>
          </table:table-cell>
        </table:table-row>
        <table:table-row>
          <table:table-cell table:style-name="Tableau13.A2" office:value-type="string">
            <text:p text:style-name="Corps_20_de_20_texte.tablecontentintable">0 ou vide</text:p>
          </table:table-cell>
          <table:table-cell table:style-name="Tableau13.B2" office:value-type="string">
            <text:p text:style-name="Corps_20_de_20_texte.tablecontentintable">Méthode américaine (NASD), 12 mois à 30 jours.</text:p>
          </table:table-cell>
        </table:table-row>
        <table:table-row>
          <table:table-cell table:style-name="Tableau13.A2" office:value-type="string">
            <text:p text:style-name="Corps_20_de_20_texte.tablecontentintable">1</text:p>
          </table:table-cell>
          <table:table-cell table:style-name="Tableau13.B2" office:value-type="string">
            <text:p text:style-name="Corps_20_de_20_texte.tablecontentintable">Nombre exact de jours dans le mois, nombre exact de jours dans l'année.</text:p>
          </table:table-cell>
        </table:table-row>
        <table:table-row>
          <table:table-cell table:style-name="Tableau13.A2" office:value-type="string">
            <text:p text:style-name="Corps_20_de_20_texte.tablecontentintable">2</text:p>
          </table:table-cell>
          <table:table-cell table:style-name="Tableau13.B2" office:value-type="string">
            <text:p text:style-name="Corps_20_de_20_texte.tablecontentintable">Nombre exact de jours dans le mois, année à 360 jours.</text:p>
          </table:table-cell>
        </table:table-row>
        <table:table-row>
          <table:table-cell table:style-name="Tableau13.A2" office:value-type="string">
            <text:p text:style-name="Corps_20_de_20_texte.tablecontentintable">3</text:p>
          </table:table-cell>
          <table:table-cell table:style-name="Tableau13.B2" office:value-type="string">
            <text:p text:style-name="Corps_20_de_20_texte.tablecontentintable">Nombre exact de jours dans le mois, année à 365 jours.</text:p>
          </table:table-cell>
        </table:table-row>
        <table:table-row>
          <table:table-cell table:style-name="Tableau13.A2" office:value-type="string">
            <text:p text:style-name="Corps_20_de_20_texte.tablecontentintable">4</text:p>
          </table:table-cell>
          <table:table-cell table:style-name="Tableau13.B2" office:value-type="string">
            <text:p text:style-name="Corps_20_de_20_texte.tablecontentintable">Méthode européenne, 12 mois à 30 jours.</text:p>
          </table:table-cell>
        </table:table-row>
      </table:table>
      <text:h text:style-name="Heading_20_3" text:outline-level="3">Exemple</text:h>
      <text:p text:style-name="Text_20_body">Un titre a été acquis le 25/1/2001 et le terme de l'échéance a été fixé au 15/11/2001. Les intérêts sont versés tous les semestres (fréquence = 2). La base de comptage des jours est réelle/365 (3). Nombre de jours :</text:p>
      <text:p text:style-name="Text_20_body">=NB.JOURS.COUPON.PREC("25/1/2001";"15/11/2001";2;3) renvoie 71.</text:p>
      <text:h text:style-name="Heading_20_2" text:outline-level="2"><text:bookmark text:name="bm_id31509412"/><text:bookmark text:name="bm_id31548321"/><text:bookmark text:name="coupdaysnc1"/>NB.JOURS.COUPON.SUIV</text:h>
      <text:p text:style-name="Text_20_body"><text:bookmark text:name="add431"/>Cette fonction n'est disponible que si l'add-in d'analyse est installé. </text:p>
      <text:p text:style-name="Text_20_body">Renvoie le nombre de jours entre la date de liquidation et la date d'intérêt suivante.</text:p>
      <text:h text:style-name="Heading_20_3" text:outline-level="3">Syntaxe</text:h>
      <text:p text:style-name="Corps_20_de_20_texte.code">NB.JOURS.COUPON.SUIV(Liquidation;Échéance;Fréquence;Base)</text:p>
      <text:p text:style-name="Text_20_body">Liquidation : la date d'acquisition du titre.</text:p>
      <text:p text:style-name="Text_20_body">Échéance : la date de l'échéance (expiration) du titre.</text:p>
      <text:p text:style-name="Text_20_body">Fréquence : le nombre de versements des intérêts par an (1, 2 ou 4).</text:p>
      <text:p text:style-name="Text_20_body"><text:bookmark text:name="basis421"/>Base : paramètre facultatif ; spécifie la base à utiliser pour le comptage des jours de l'année.</text:p>
      <table:table table:name="Tableau14" table:style-name="Tableau14">
        <table:table-column table:style-name="Tableau14.A"/>
        <table:table-column table:style-name="Tableau14.B"/>
        <table:table-row>
          <table:table-cell table:style-name="Tableau14.A1" office:value-type="string">
            <text:p text:style-name="Corps_20_de_20_texte.tableheadintable">Base</text:p>
          </table:table-cell>
          <table:table-cell table:style-name="Tableau14.B1" office:value-type="string">
            <text:p text:style-name="Corps_20_de_20_texte.tableheadintable">Calcul</text:p>
          </table:table-cell>
        </table:table-row>
        <table:table-row>
          <table:table-cell table:style-name="Tableau14.A2" office:value-type="string">
            <text:p text:style-name="Corps_20_de_20_texte.tablecontentintable">0 ou vide</text:p>
          </table:table-cell>
          <table:table-cell table:style-name="Tableau14.B2" office:value-type="string">
            <text:p text:style-name="Corps_20_de_20_texte.tablecontentintable">Méthode américaine (NASD), 12 mois à 30 jours.</text:p>
          </table:table-cell>
        </table:table-row>
        <table:table-row>
          <table:table-cell table:style-name="Tableau14.A2" office:value-type="string">
            <text:p text:style-name="Corps_20_de_20_texte.tablecontentintable">1</text:p>
          </table:table-cell>
          <table:table-cell table:style-name="Tableau14.B2" office:value-type="string">
            <text:p text:style-name="Corps_20_de_20_texte.tablecontentintable">Nombre exact de jours dans le mois, nombre exact de jours dans l'année.</text:p>
          </table:table-cell>
        </table:table-row>
        <table:table-row>
          <table:table-cell table:style-name="Tableau14.A2" office:value-type="string">
            <text:p text:style-name="Corps_20_de_20_texte.tablecontentintable">2</text:p>
          </table:table-cell>
          <table:table-cell table:style-name="Tableau14.B2" office:value-type="string">
            <text:p text:style-name="Corps_20_de_20_texte.tablecontentintable">Nombre exact de jours dans le mois, année à 360 jours.</text:p>
          </table:table-cell>
        </table:table-row>
        <table:table-row>
          <table:table-cell table:style-name="Tableau14.A2" office:value-type="string">
            <text:p text:style-name="Corps_20_de_20_texte.tablecontentintable">3</text:p>
          </table:table-cell>
          <table:table-cell table:style-name="Tableau14.B2" office:value-type="string">
            <text:p text:style-name="Corps_20_de_20_texte.tablecontentintable">Nombre exact de jours dans le mois, année à 365 jours.</text:p>
          </table:table-cell>
        </table:table-row>
        <table:table-row>
          <table:table-cell table:style-name="Tableau14.A2" office:value-type="string">
            <text:p text:style-name="Corps_20_de_20_texte.tablecontentintable">4</text:p>
          </table:table-cell>
          <table:table-cell table:style-name="Tableau14.B2" office:value-type="string">
            <text:p text:style-name="Corps_20_de_20_texte.tablecontentintable">Méthode européenne, 12 mois à 30 jours.</text:p>
          </table:table-cell>
        </table:table-row>
      </table:table>
      <text:h text:style-name="Heading_20_3" text:outline-level="3">Exemple</text:h>
      <text:p text:style-name="Text_20_body">Un titre a été acquis le 25/1/2001 et le terme de l'échéance a été fixé au 15/11/2001. Les intérêts sont versés tous les semestres (fréquence = 2). La base de comptage des jours est réelle/365 (3). Nombre de jours jusqu'au prochain paiement des intérêts :</text:p>
      <text:p text:style-name="Text_20_body">=NB.JOURS.COUPON.SUIV("25/1/2001";"15/11/2001";2;3) renvoie 110.</text:p>
      <text:h text:style-name="Heading_20_2" text:outline-level="2"><text:bookmark text:name="bm_id31447591"/><text:bookmark text:name="bm_id31432811"/><text:bookmark text:name="coupdays1"/>NB.JOURS.COUPONS</text:h>
      <text:p text:style-name="Text_20_body"><text:bookmark text:name="add531"/>Cette fonction n'est disponible que si l'add-in d'analyse est installé. </text:p>
      <text:p text:style-name="Text_20_body">Renvoie le nombre de jours pour la période du coupon contenant la date de liquidation.</text:p>
      <text:h text:style-name="Heading_20_3" text:outline-level="3">Syntaxe</text:h>
      <text:p text:style-name="Corps_20_de_20_texte.code">NB.JOURS.COUPONS(Liquidation;Échéance;Fréquence;Base)</text:p>
      <text:p text:style-name="Text_20_body">Liquidation : la date d'acquisition du titre.</text:p>
      <text:p text:style-name="Text_20_body">Échéance : la date de l'échéance (expiration) du titre.</text:p>
      <text:p text:style-name="Text_20_body">Fréquence : le nombre de versements des intérêts par an (1, 2 ou 4).</text:p>
      <text:p text:style-name="Text_20_body"><text:bookmark text:name="basis521"/>Base : paramètre facultatif ; spécifie la base à utiliser pour le comptage des jours de l'année.</text:p>
      <table:table table:name="Tableau15" table:style-name="Tableau15">
        <table:table-column table:style-name="Tableau15.A"/>
        <table:table-column table:style-name="Tableau15.B"/>
        <table:table-row>
          <table:table-cell table:style-name="Tableau15.A1" office:value-type="string">
            <text:p text:style-name="Corps_20_de_20_texte.tableheadintable">Base</text:p>
          </table:table-cell>
          <table:table-cell table:style-name="Tableau15.B1" office:value-type="string">
            <text:p text:style-name="Corps_20_de_20_texte.tableheadintable">Calcul</text:p>
          </table:table-cell>
        </table:table-row>
        <table:table-row>
          <table:table-cell table:style-name="Tableau15.A2" office:value-type="string">
            <text:p text:style-name="Corps_20_de_20_texte.tablecontentintable">0 ou vide</text:p>
          </table:table-cell>
          <table:table-cell table:style-name="Tableau15.B2" office:value-type="string">
            <text:p text:style-name="Corps_20_de_20_texte.tablecontentintable">Méthode américaine (NASD), 12 mois à 30 jours.</text:p>
          </table:table-cell>
        </table:table-row>
        <table:table-row>
          <table:table-cell table:style-name="Tableau15.A2" office:value-type="string">
            <text:p text:style-name="Corps_20_de_20_texte.tablecontentintable">1</text:p>
          </table:table-cell>
          <table:table-cell table:style-name="Tableau15.B2" office:value-type="string">
            <text:p text:style-name="Corps_20_de_20_texte.tablecontentintable">Nombre exact de jours dans le mois, nombre exact de jours dans l'année.</text:p>
          </table:table-cell>
        </table:table-row>
        <table:table-row>
          <table:table-cell table:style-name="Tableau15.A2" office:value-type="string">
            <text:p text:style-name="Corps_20_de_20_texte.tablecontentintable">2</text:p>
          </table:table-cell>
          <table:table-cell table:style-name="Tableau15.B2" office:value-type="string">
            <text:p text:style-name="Corps_20_de_20_texte.tablecontentintable">Nombre exact de jours dans le mois, année à 360 jours.</text:p>
          </table:table-cell>
        </table:table-row>
        <table:table-row>
          <table:table-cell table:style-name="Tableau15.A2" office:value-type="string">
            <text:p text:style-name="Corps_20_de_20_texte.tablecontentintable">3</text:p>
          </table:table-cell>
          <table:table-cell table:style-name="Tableau15.B2" office:value-type="string">
            <text:p text:style-name="Corps_20_de_20_texte.tablecontentintable">Nombre exact de jours dans le mois, année à 365 jours.</text:p>
          </table:table-cell>
        </table:table-row>
        <table:table-row>
          <table:table-cell table:style-name="Tableau15.A2" office:value-type="string">
            <text:p text:style-name="Corps_20_de_20_texte.tablecontentintable">4</text:p>
          </table:table-cell>
          <table:table-cell table:style-name="Tableau15.B2" office:value-type="string">
            <text:p text:style-name="Corps_20_de_20_texte.tablecontentintable">Méthode européenne, 12 mois à 30 jours.</text:p>
          </table:table-cell>
        </table:table-row>
      </table:table>
      <text:h text:style-name="Heading_20_3" text:outline-level="3">Exemple</text:h>
      <text:p text:style-name="Text_20_body">Un titre a été acquis le 25/1/2001 et le terme de l'échéance a été fixé au 15/11/2001. Les intérêts sont versés tous les semestres (fréquence = 2). La base de comptage des jours est réelle/365 (3). Nombre de jours dans la période de coupon :</text:p>
      <text:p text:style-name="Text_20_body">=NB.JOURS.COUPONS("25/1/2001";"15/11/2001";2;3) renvoie 181.</text:p>
      <text:h text:style-name="Heading_20_2" text:outline-level="2"><text:bookmark text:name="bm_id3154917"/><text:bookmark text:name="bm_id3156435"/><text:bookmark text:name="nper"/>NPM</text:h>
      <text:p text:style-name="Text_20_body">Calcule le ombre de périodes pour un investissement sur la base de paiements réguliers et d'un taux d'intérêt stable.</text:p>
      <text:h text:style-name="Heading_20_3" text:outline-level="3">Syntaxe</text:h>
      <text:p text:style-name="Corps_20_de_20_texte.code">NPM(taux;VPM;VA;VC;type)</text:p>
      <text:p text:style-name="Text_20_body">Taux : le taux d'intérêt périodique.</text:p>
      <text:p text:style-name="Text_20_body">VPM : le montant de l'annuité constante versée à chaque période.</text:p>
      <text:p text:style-name="Text_20_body">VA : la valeur actuelle (valeur au comptant) dans une séquence de paiements.</text:p>
      <text:p text:style-name="Text_20_body">VC (facultatif) : la valeur future atteinte au terme de la dernière période.</text:p>
      <text:p text:style-name="Text_20_body">Type (facultatif) : l'échéance du paiement au début ou au terme de la période.</text:p>
      <text:p text:style-name="Text_20_body">Les paramètres notés « facultatifs » peuvent ne pas être renseignés uniquement quand ils ne sont pas suivis d'autres paramètres. Par exemple, dans une fonction avec 4 paramètres où les deux derniers paramètres sont « facultatifs » vous pouvez ne pas renseigner le paramètre 4 ou les paramètres 3 et 4, mais ne pas laisser <text:s/>le paramètre 3 vide alors que le paramètre 4 est renseigné.</text:p>
      <text:h text:style-name="Heading_20_3" text:outline-level="3">Exemple</text:h>
      <text:p text:style-name="Text_20_body">Le taux d'intérêt périodique est de 6%, les remboursements périodiques s'élèvent à 153,75 unités monétaires et la valeur actuelle à 2 600 unités monétaires. Nombre périodes de remboursement pour la durée de paiement :</text:p>
      <text:p text:style-name="Text_20_body">NPM(6%;153,75;2600) = -12,02 - la durée de remboursement s'étale donc sur 12,02 périodes.</text:p>
      <text:h text:style-name="Heading_20_2" text:outline-level="2"><text:bookmark text:name="bm_id31458271"/><text:bookmark text:name="bm_id31500261"/><text:bookmark text:name="ppmt1"/>PRINCPER</text:h>
      <text:p text:style-name="Text_20_body">Renvoie, pour une période donnée, le paiement sur le capital pour un investissement caractérisé par des paiements réguliers et constants, et un taux d'intérêt stable.</text:p>
      <text:h text:style-name="Heading_20_3" text:outline-level="3">Syntaxe</text:h>
      <text:p text:style-name="Corps_20_de_20_texte.code">PRINCPER(Taux;P;NPM;VA;VC;Type)</text:p>
      <text:p text:style-name="Text_20_body">Taux : le taux d'intérêt périodique.</text:p>
      <text:p text:style-name="Text_20_body">Période : la période d'amortissement. P=1 pour la première période P=NPM pour la dernière période.</text:p>
      <text:p text:style-name="Text_20_body">NPM : le nombre total de périodes pendant lesquelles l'annuité est versée.</text:p>
      <text:p text:style-name="Text_20_body">VA. la valeur actuelle dans la séquence de paiements.</text:p>
      <text:p text:style-name="Text_20_body">VC (facultatif) : la valeur (future) souhaitée.</text:p>
      <text:p text:style-name="Text_20_body">Type (facultatif) : définit l'échéance. F=1 pour le paiement au début d'une période et F=0 pour le paiement au terme d'une période.</text:p>
      <text:p text:style-name="P11">Les paramètres notés « facultatifs » peuvent ne pas être renseignés uniquement quand ils ne sont pas suivis d'autres paramètres. Par exemple, dans une fonction avec 4 paramètres où les deux derniers paramètres sont « facultatifs » vous pouvez ne pas renseigner le paramètre 4 ou les paramètres 3 et 4, mais ne pas laisser <text:s/>le paramètre 3 vide alors que le paramètre 4 est renseigné.</text:p>
      <text:h text:style-name="Heading_20_3" text:outline-level="3">Exemple</text:h>
      <text:p text:style-name="Text_20_body">Quel est le montant de la mensualité avec un taux d'intérêt annuel de 8,75 % sur une période de trois ans ? La valeur au comptant, qui est de 5 000 unités monétaires, est toujours réglée au début d'une période. La valeur future est de 8 000 unités monétaires.</text:p>
      <text:p text:style-name="Text_20_body">PRINCPER(8,75%/12;1;36;5000;8000;1) = -350,99 unités monétaires.</text:p>
      <text:h text:style-name="Heading_20_2" text:outline-level="2"><text:bookmark text:name="bm_id31505761"/><text:bookmark text:name="bm_id31510321"/><text:bookmark text:name="tbillprice1"/>PRIX.BON.TRESOR</text:h>
      <text:p text:style-name="Text_20_body"><text:bookmark text:name="add321"/>Cette fonction n'est disponible que si l'add-in d'analyse est installé. </text:p>
      <text:p text:style-name="Text_20_body">Calcule le prix d'un bon du Trésor pour 100 unités monétaires.</text:p>
      <text:h text:style-name="Heading_20_3" text:outline-level="3">Syntaxe</text:h>
      <text:p text:style-name="Corps_20_de_20_texte.code">PRIX.BON.TRESOR(Liquidation;Échéance;Escompte)</text:p>
      <text:p text:style-name="Text_20_body">Liquidation : la date d'acquisition du titre.</text:p>
      <text:p text:style-name="Text_20_body">Échéance : la date de l'échéance (expiration) du titre.</text:p>
      <text:p text:style-name="Text_20_body">Escompte : le pourcentage de rabais obtenu à l'acquisition du titre.</text:p>
      <text:h text:style-name="Heading_20_3" text:outline-level="3">Exemple</text:h>
      <text:p text:style-name="Text_20_body">La date de liquidation est le 31 mars 1999, le terme de l'échéance a été fixé au 1er juin 1999 et l'escompte s'élève à 9%.</text:p>
      <text:p text:style-name="Text_20_body">Calcul du prix du bon du Trésor :</text:p>
      <text:p text:style-name="Text_20_body">=PRIX.BON.TRESOR("31/3/99";"1/6/99";0,09) renvoie 98,45.</text:p>
      <text:h text:style-name="Heading_20_2" text:outline-level="2"><text:bookmark text:name="bm_id31545692"/><text:bookmark text:name="bm_id31546711"/><text:bookmark text:name="dollarde1"/>PRIX.DEC</text:h>
      <text:p text:style-name="Text_20_body"><text:bookmark text:name="add421"/>Cette fonction n'est disponible que si l'add-in d'analyse est installé. </text:p>
      <text:p text:style-name="Text_20_body">Convertit en nombre décimal une cotation donnée sous forme de fraction décimale.</text:p>
      <text:h text:style-name="Heading_20_3" text:outline-level="3">Syntaxe</text:h>
      <text:p text:style-name="Corps_20_de_20_texte.code">PRIX.DEC(Nombre;Fraction)</text:p>
      <text:p text:style-name="Text_20_body">Nombre : un nombre spécifié sous forme de fraction décimale.</text:p>
      <text:p text:style-name="Text_20_body">Fraction : un nombre entier à appliquer comme dénominateur de la fraction décimale.</text:p>
      <text:h text:style-name="Heading_20_3" text:outline-level="3">Exemples</text:h>
      <text:p text:style-name="Text_20_body">=PRIX.DEC(1,02;16) signifie 1 et 2/16 ; le résultat est 1,125.</text:p>
      <text:p text:style-name="Text_20_body">=PRIX.DEC(1,1;8) signifie 1 et 1/8 ; le résultat est 1,125.</text:p>
      <text:h text:style-name="Heading_20_2" text:outline-level="2"><text:bookmark text:name="bm_id31455961"/><text:bookmark text:name="bm_id31539332"/><text:bookmark text:name="oddlprice1"/>PRIX.DCOUPON.IRREG</text:h>
      <text:p text:style-name="Text_20_body"><text:bookmark text:name="add631"/>Cette fonction n'est disponible que si l'add-in d'analyse est installé. </text:p>
      <text:p text:style-name="Text_20_body">Calcule le prix, pour une valeur nominale de 100 unités monétaires, d'un titre si la dernière date d'intérêt est irrégulière.</text:p>
      <text:h text:style-name="Heading_20_3" text:outline-level="3">Syntaxe</text:h>
      <text:p text:style-name="Corps_20_de_20_texte.code">PRIX.DCOUPON.IRREG(Liquidation;Échéance;Dernier coupon;Intérêt;Rendement;Remboursement;Fréquence;Base)</text:p>
      <text:p text:style-name="Text_20_body">Liquidation : la date d'acquisition du titre.</text:p>
      <text:p text:style-name="Text_20_body">Échéance : la date de l'échéance (expiration) du titre.</text:p>
      <text:p text:style-name="Text_20_body">Dernier coupon : la date du dernier coupon du titre.</text:p>
      <text:p text:style-name="Text_20_body">Intérêt : le taux d'intérêt annuel.</text:p>
      <text:p text:style-name="Text_20_body">Rendement : le rendement annuel du titre.</text:p>
      <text:p text:style-name="Text_20_body">Remboursement : la valeur de remboursement pour une valeur nominale de 100 unités monétaires.</text:p>
      <text:p text:style-name="Text_20_body">Fréquence : le nombre de versements des intérêts par an (1, 2 ou 4).</text:p>
      <text:p text:style-name="Text_20_body"><text:bookmark text:name="basis621"/>Base : paramètre facultatif ; spécifie la base à utiliser pour le comptage des jours de l'année.</text:p>
      <table:table table:name="Tableau22" table:style-name="Tableau22">
        <table:table-column table:style-name="Tableau22.A"/>
        <table:table-column table:style-name="Tableau22.B"/>
        <table:table-row>
          <table:table-cell table:style-name="Tableau22.A1" office:value-type="string">
            <text:p text:style-name="Corps_20_de_20_texte.tableheadintable">Base</text:p>
          </table:table-cell>
          <table:table-cell table:style-name="Tableau22.B1" office:value-type="string">
            <text:p text:style-name="Corps_20_de_20_texte.tableheadintable">Calcul</text:p>
          </table:table-cell>
        </table:table-row>
        <table:table-row>
          <table:table-cell table:style-name="Tableau22.A2" office:value-type="string">
            <text:p text:style-name="Corps_20_de_20_texte.tablecontentintable">0 ou vide</text:p>
          </table:table-cell>
          <table:table-cell table:style-name="Tableau22.B2" office:value-type="string">
            <text:p text:style-name="Corps_20_de_20_texte.tablecontentintable">Méthode américaine (NASD), 12 mois à 30 jours.</text:p>
          </table:table-cell>
        </table:table-row>
        <table:table-row>
          <table:table-cell table:style-name="Tableau22.A2" office:value-type="string">
            <text:p text:style-name="Corps_20_de_20_texte.tablecontentintable">1</text:p>
          </table:table-cell>
          <table:table-cell table:style-name="Tableau22.B2" office:value-type="string">
            <text:p text:style-name="Corps_20_de_20_texte.tablecontentintable">Nombre exact de jours dans le mois, nombre exact de jours dans l'année.</text:p>
          </table:table-cell>
        </table:table-row>
        <table:table-row>
          <table:table-cell table:style-name="Tableau22.A2" office:value-type="string">
            <text:p text:style-name="Corps_20_de_20_texte.tablecontentintable">2</text:p>
          </table:table-cell>
          <table:table-cell table:style-name="Tableau22.B2" office:value-type="string">
            <text:p text:style-name="Corps_20_de_20_texte.tablecontentintable">Nombre exact de jours dans le mois, année à 360 jours.</text:p>
          </table:table-cell>
        </table:table-row>
        <table:table-row>
          <table:table-cell table:style-name="Tableau22.A2" office:value-type="string">
            <text:p text:style-name="Corps_20_de_20_texte.tablecontentintable">3</text:p>
          </table:table-cell>
          <table:table-cell table:style-name="Tableau22.B2" office:value-type="string">
            <text:p text:style-name="Corps_20_de_20_texte.tablecontentintable">Nombre exact de jours dans le mois, année à 365 jours.</text:p>
          </table:table-cell>
        </table:table-row>
        <table:table-row>
          <table:table-cell table:style-name="Tableau22.A2" office:value-type="string">
            <text:p text:style-name="Corps_20_de_20_texte.tablecontentintable">4</text:p>
          </table:table-cell>
          <table:table-cell table:style-name="Tableau22.B2" office:value-type="string">
            <text:p text:style-name="Corps_20_de_20_texte.tablecontentintable">Méthode européenne, 12 mois à 30 jours.</text:p>
          </table:table-cell>
        </table:table-row>
      </table:table>
      <text:h text:style-name="Heading_20_3" text:outline-level="3">Exemple</text:h>
      <text:p text:style-name="Text_20_body">La date de liquidation est le 7 février 1999, le terme de l'échéance a été fixé au 15 juin 1999, et la date du dernier coupon est le 15 octobre 1998. Le taux d'intérêt est de 3,75%, le rendement s'élève à 4,05% et la valeur de remboursement à 100 unités monétaires. Les intérêts sont versés tous les semestres (fréquence = 2) et la base de comptage des jours est la méthode américaine (0).</text:p>
      <text:p text:style-name="Text_20_body">Le prix, pour une valeur nominale de 100 unités monétaires, d'un titre dont la dernière période de coupon est irrégulière est calculé comme suit :</text:p>
      <text:p text:style-name="Text_20_body">PRIX.DCOUPON.IRREG("7/2/1999";"15/6/1999";"15/10/1998";0,0375;0,0405;100;2;0) renvoie 99,87829.</text:p>
      <text:h text:style-name="Heading_20_2" text:outline-level="2"><text:bookmark text:name="bm_id31461071"/><text:bookmark text:name="bm_id31451121"/><text:bookmark text:name="oddfprice1"/>PRIX.PCOUPON.IRREG</text:h>
      <text:p text:style-name="Text_20_body"><text:bookmark text:name="add721"/>Cette fonction n'est disponible que si l'add-in d'analyse est installé. </text:p>
      <text:p text:style-name="Text_20_body">Calcule le prix, pour une valeur nominale de 100 unités monétaires, d'un titre dont la première date d'intérêt est irrégulière.</text:p>
      <text:h text:style-name="Heading_20_3" text:outline-level="3">Syntaxe</text:h>
      <text:p text:style-name="Corps_20_de_20_texte.code">PRIX.PCOUPON.IRREG(Liquidation;Échéance;Émission;Premier coupon;Intérêt;Rendement;Remboursement;Fréquence;Base)</text:p>
      <text:p text:style-name="Text_20_body">Liquidation : la date d'acquisition du titre.</text:p>
      <text:p text:style-name="Text_20_body">Échéance : la date de l'échéance (expiration) du titre.</text:p>
      <text:p text:style-name="Text_20_body">Émission : la date de l'émission du titre.</text:p>
      <text:p text:style-name="Text_20_body">Premier coupon : la date du premier coupon du titre.</text:p>
      <text:p text:style-name="Text_20_body">Intérêt : le taux d'intérêt annuel.</text:p>
      <text:p text:style-name="Text_20_body">Rendement : le rendement annuel du titre.</text:p>
      <text:p text:style-name="Text_20_body">Remboursement : la valeur de remboursement pour une valeur nominale de 100 unités monétaires.</text:p>
      <text:p text:style-name="Text_20_body">Fréquence : le nombre de versements des intérêts par an (1, 2 ou 4).</text:p>
      <text:p text:style-name="Text_20_body"><text:bookmark text:name="basis711"/>Base : paramètre facultatif ; spécifie la base à utiliser pour le comptage des jours de l'année.</text:p>
      <table:table table:name="Tableau23" table:style-name="Tableau23">
        <table:table-column table:style-name="Tableau23.A"/>
        <table:table-column table:style-name="Tableau23.B"/>
        <table:table-row>
          <table:table-cell table:style-name="Tableau23.A1" office:value-type="string">
            <text:p text:style-name="Corps_20_de_20_texte.tableheadintable">Base</text:p>
          </table:table-cell>
          <table:table-cell table:style-name="Tableau23.B1" office:value-type="string">
            <text:p text:style-name="Corps_20_de_20_texte.tableheadintable">Calcul</text:p>
          </table:table-cell>
        </table:table-row>
        <table:table-row>
          <table:table-cell table:style-name="Tableau23.A2" office:value-type="string">
            <text:p text:style-name="Corps_20_de_20_texte.tablecontentintable">0 ou vide</text:p>
          </table:table-cell>
          <table:table-cell table:style-name="Tableau23.B2" office:value-type="string">
            <text:p text:style-name="Corps_20_de_20_texte.tablecontentintable">Méthode américaine (NASD), 12 mois à 30 jours.</text:p>
          </table:table-cell>
        </table:table-row>
        <table:table-row>
          <table:table-cell table:style-name="Tableau23.A2" office:value-type="string">
            <text:p text:style-name="Corps_20_de_20_texte.tablecontentintable">1</text:p>
          </table:table-cell>
          <table:table-cell table:style-name="Tableau23.B2" office:value-type="string">
            <text:p text:style-name="Corps_20_de_20_texte.tablecontentintable">Nombre exact de jours dans le mois, nombre exact de jours dans l'année.</text:p>
          </table:table-cell>
        </table:table-row>
        <table:table-row>
          <table:table-cell table:style-name="Tableau23.A2" office:value-type="string">
            <text:p text:style-name="Corps_20_de_20_texte.tablecontentintable">2</text:p>
          </table:table-cell>
          <table:table-cell table:style-name="Tableau23.B2" office:value-type="string">
            <text:p text:style-name="Corps_20_de_20_texte.tablecontentintable">Nombre exact de jours dans le mois, année à 360 jours.</text:p>
          </table:table-cell>
        </table:table-row>
        <table:table-row>
          <table:table-cell table:style-name="Tableau23.A2" office:value-type="string">
            <text:p text:style-name="Corps_20_de_20_texte.tablecontentintable">3</text:p>
          </table:table-cell>
          <table:table-cell table:style-name="Tableau23.B2" office:value-type="string">
            <text:p text:style-name="Corps_20_de_20_texte.tablecontentintable">Nombre exact de jours dans le mois, année à 365 jours.</text:p>
          </table:table-cell>
        </table:table-row>
        <table:table-row>
          <table:table-cell table:style-name="Tableau23.A2" office:value-type="string">
            <text:p text:style-name="Corps_20_de_20_texte.tablecontentintable">4</text:p>
          </table:table-cell>
          <table:table-cell table:style-name="Tableau23.B2" office:value-type="string">
            <text:p text:style-name="Corps_20_de_20_texte.tablecontentintable">Méthode européenne, 12 mois à 30 jours.</text:p>
          </table:table-cell>
        </table:table-row>
      </table:table>
      <text:h text:style-name="Heading_20_3" text:outline-level="3">Exemple</text:h>
      <text:p text:style-name="Text_20_body">La date de liquidation est le 11 novembre 1999, le terme de l'échéance est le 1er mars 2012 et la date d'émission est le 15 octobre 1999. La date du premier coupon est le 1er mars 2000, le taux d'intérêt s'élève à 7,85%, le rendement à 6,25% et la valeur de remboursement se situe à 100 unités monétaires. Les intérêts sont versés tous les semestres (fréquence = 2) et la base de comptage des jours est réelle (1).</text:p>
      <text:p text:style-name="Text_20_body">Calcul du prix du titre en question :</text:p>
      <text:p text:style-name="Text_20_body">=PRIX.PCOUPON.IRREG("11/11/1999";"3/1/2012";"10/15/1999";"3/1/2000";0.0785;0.0625;100;2;1) donne 113.5985</text:p>
      <text:h text:style-name="Heading_20_2" text:outline-level="2"><text:bookmark text:name="bm_id31469071"/><text:bookmark text:name="bm_id31590871"/><text:bookmark text:name="dollarfr1"/>PRIX.FRAC</text:h>
      <text:p text:style-name="Text_20_body"><text:bookmark text:name="add521"/>Cette fonction n'est disponible que si l'add-in d'analyse est installé. </text:p>
      <text:p text:style-name="Text_20_body">Convertit en fraction décimale mixte une cotation donnée sous forme de nombre décimal.</text:p>
      <text:h text:style-name="Heading_20_3" text:outline-level="3">Syntaxe</text:h>
      <text:p text:style-name="Corps_20_de_20_texte.code">PRIX.FRAC(Nombre;Fraction)</text:p>
      <text:p text:style-name="Text_20_body">Nombre : un nombre décimal.</text:p>
      <text:p text:style-name="Text_20_body">Fraction : un nombre entier à appliquer comme dénominateur de la fraction décimale.</text:p>
      <text:h text:style-name="Heading_20_3" text:outline-level="3">Exemples</text:h>
      <text:p text:style-name="Text_20_body">=PRIX.FRAC(1,125;16) convertit en seizième ; le résultat est 1,02 pour 1 plus 2/16.</text:p>
      <text:p text:style-name="Text_20_body">=PRIX.FRAC(1,125;8) convertit en huitièmes. Le résultat est 1,1 pour 1 plus 1/8.</text:p>
      <text:h text:style-name="Heading_20_2" text:outline-level="2"><text:bookmark text:name="bm_id31532791"/><text:bookmark text:name="bm_id31508781"/><text:bookmark text:name="price1"/>PRIX.TITRE</text:h>
      <text:p text:style-name="Text_20_body"><text:bookmark text:name="add621"/>Cette fonction n'est disponible que si l'add-in d'analyse est installé. </text:p>
      <text:p text:style-name="Text_20_body">Calcule la valeur marchande d'un titre à revenu fixe avec une valeur nominale de 100 unités monétaires comme fonction du rendement prévisionnel.</text:p>
      <text:h text:style-name="Heading_20_3" text:outline-level="3">Syntaxe</text:h>
      <text:p text:style-name="Corps_20_de_20_texte.code">PRIX.TITRE(Liquidation;Échéance;Intérêt;Rendement; Remboursement;Fréquence;Base)</text:p>
      <text:p text:style-name="Text_20_body">Liquidation : la date d'acquisition du titre.</text:p>
      <text:p text:style-name="Text_20_body">Échéance : la date de l'échéance (expiration) du titre.</text:p>
      <text:p text:style-name="Text_20_body">Intérêt : l'intérêt nominal annuel (taux d'intérêt du coupon).</text:p>
      <text:p text:style-name="Text_20_body">Rendement : le rendement annuel du titre.</text:p>
      <text:p text:style-name="Text_20_body">Remboursement : la valeur de remboursement pour une valeur nominale de 100 unités monétaires.</text:p>
      <text:p text:style-name="Text_20_body">Fréquence : le nombre de versements des intérêts par an (1, 2 ou 4).</text:p>
      <text:p text:style-name="Text_20_body"><text:bookmark text:name="basis121"/>Base : paramètre facultatif ; spécifie la base à utiliser pour le comptage des jours de l'année.</text:p>
      <table:table table:name="Tabel96" table:style-name="Tabel96">
        <table:table-column table:style-name="Tabel96.A"/>
        <table:table-column table:style-name="Tabel96.B"/>
        <table:table-row>
          <table:table-cell table:style-name="Tabel96.A1" office:value-type="string">
            <text:p text:style-name="Corps_20_de_20_texte.tableheadintable">Base</text:p>
          </table:table-cell>
          <table:table-cell table:style-name="Tabel96.B1" office:value-type="string">
            <text:p text:style-name="Corps_20_de_20_texte.tableheadintable">Calcul</text:p>
          </table:table-cell>
        </table:table-row>
        <table:table-row>
          <table:table-cell table:style-name="Tabel96.A2" office:value-type="string">
            <text:p text:style-name="Corps_20_de_20_texte.tablecontentintable">0 ou vide</text:p>
          </table:table-cell>
          <table:table-cell table:style-name="Tabel96.B2" office:value-type="string">
            <text:p text:style-name="Corps_20_de_20_texte.tablecontentintable">Méthode américaine (NASD), 12 mois à 30 jours.</text:p>
          </table:table-cell>
        </table:table-row>
        <table:table-row>
          <table:table-cell table:style-name="Tabel96.A2" office:value-type="string">
            <text:p text:style-name="Corps_20_de_20_texte.tablecontentintable">1</text:p>
          </table:table-cell>
          <table:table-cell table:style-name="Tabel96.B2" office:value-type="string">
            <text:p text:style-name="Corps_20_de_20_texte.tablecontentintable">Nombre exact de jours dans le mois, nombre exact de jours dans l'année.</text:p>
          </table:table-cell>
        </table:table-row>
        <table:table-row>
          <table:table-cell table:style-name="Tabel96.A2" office:value-type="string">
            <text:p text:style-name="Corps_20_de_20_texte.tablecontentintable">2</text:p>
          </table:table-cell>
          <table:table-cell table:style-name="Tabel96.B2" office:value-type="string">
            <text:p text:style-name="Corps_20_de_20_texte.tablecontentintable">Nombre exact de jours dans le mois, année à 360 jours.</text:p>
          </table:table-cell>
        </table:table-row>
        <table:table-row>
          <table:table-cell table:style-name="Tabel96.A2" office:value-type="string">
            <text:p text:style-name="Corps_20_de_20_texte.tablecontentintable">3</text:p>
          </table:table-cell>
          <table:table-cell table:style-name="Tabel96.B2" office:value-type="string">
            <text:p text:style-name="Corps_20_de_20_texte.tablecontentintable">Nombre exact de jours dans le mois, année à 365 jours.</text:p>
          </table:table-cell>
        </table:table-row>
        <table:table-row>
          <table:table-cell table:style-name="Tabel96.A2" office:value-type="string">
            <text:p text:style-name="Corps_20_de_20_texte.tablecontentintable">4</text:p>
          </table:table-cell>
          <table:table-cell table:style-name="Tabel96.B2" office:value-type="string">
            <text:p text:style-name="Corps_20_de_20_texte.tablecontentintable">Méthode européenne, 12 mois à 30 jours.</text:p>
          </table:table-cell>
        </table:table-row>
      </table:table>
      <text:h text:style-name="Heading_20_3" text:outline-level="3">Exemple</text:h>
      <text:p text:style-name="Text_20_body">Un titre est acheté le 15/02/1999 ; la date d'échéance est le 15/11/2007. Le taux d'intérêt nominal s'élève à 5,75 %. Le rendement s'élève à 6,5 %. La valeur de remboursement est de 100 unités monétaires. Les intérêts sont versés chaque semestre (la fréquence équivaut à 2). Avec un calcul sur une base de 0, le prix est le suivant :</text:p>
      <text:p text:style-name="Text_20_body">=PRIX.TITRE("15/2/1999";"15/11/2007";0,0575;0,065;100;2;0) renvoie 95,04287.</text:p>
      <text:h text:style-name="Heading_20_2" text:outline-level="2"><text:bookmark text:name="bm_id31501181"/><text:bookmark text:name="bm_id31546932"/><text:bookmark text:name="pricemat1"/>PRIX.TITRE.ECHEANCE</text:h>
      <text:p text:style-name="Text_20_body"><text:bookmark text:name="add711"/>Cette fonction n'est disponible que si l'add-in d'analyse est installé. </text:p>
      <text:p text:style-name="Text_20_body">Calcule le prix pour 100 unités monétaires de la valeur nominale d'un titre, qui rapporte des intérêts à la date d'échéance.</text:p>
      <text:h text:style-name="Heading_20_3" text:outline-level="3">Syntaxe</text:h>
      <text:p text:style-name="Corps_20_de_20_texte.code">PRIX.TITRE.ECHEANCE(Liquidation;Échéance;Émission;Intérêt;Rendement;Base)</text:p>
      <text:p text:style-name="Text_20_body">Liquidation : la date d'acquisition du titre.</text:p>
      <text:p text:style-name="Text_20_body">Échéance : la date de l'échéance (expiration) du titre.</text:p>
      <text:p text:style-name="Text_20_body">Émission : la date de l'émission du titre.</text:p>
      <text:p text:style-name="Text_20_body">Intérêt : le taux d'intérêt du titre à la date d'émission.</text:p>
      <text:p text:style-name="Text_20_body">Rendement : le rendement annuel du titre.</text:p>
      <text:p text:style-name="Text_20_body"><text:bookmark text:name="basis211"/>Base : paramètre facultatif ; spécifie la base à utiliser pour le comptage des jours de l'année.</text:p>
      <table:table table:name="Tableau16" table:style-name="Tableau16">
        <table:table-column table:style-name="Tableau16.A"/>
        <table:table-column table:style-name="Tableau16.B"/>
        <table:table-row>
          <table:table-cell table:style-name="Tableau16.A1" office:value-type="string">
            <text:p text:style-name="Corps_20_de_20_texte.tableheadintable">Base</text:p>
          </table:table-cell>
          <table:table-cell table:style-name="Tableau16.B1" office:value-type="string">
            <text:p text:style-name="Corps_20_de_20_texte.tableheadintable">Calcul</text:p>
          </table:table-cell>
        </table:table-row>
        <table:table-row>
          <table:table-cell table:style-name="Tableau16.A2" office:value-type="string">
            <text:p text:style-name="Corps_20_de_20_texte.tablecontentintable">0 ou vide</text:p>
          </table:table-cell>
          <table:table-cell table:style-name="Tableau16.B2" office:value-type="string">
            <text:p text:style-name="Corps_20_de_20_texte.tablecontentintable">Méthode américaine (NASD), 12 mois à 30 jours.</text:p>
          </table:table-cell>
        </table:table-row>
        <table:table-row>
          <table:table-cell table:style-name="Tableau16.A2" office:value-type="string">
            <text:p text:style-name="Corps_20_de_20_texte.tablecontentintable">1</text:p>
          </table:table-cell>
          <table:table-cell table:style-name="Tableau16.B2" office:value-type="string">
            <text:p text:style-name="Corps_20_de_20_texte.tablecontentintable">Nombre exact de jours dans le mois, nombre exact de jours dans l'année.</text:p>
          </table:table-cell>
        </table:table-row>
        <table:table-row>
          <table:table-cell table:style-name="Tableau16.A2" office:value-type="string">
            <text:p text:style-name="Corps_20_de_20_texte.tablecontentintable">2</text:p>
          </table:table-cell>
          <table:table-cell table:style-name="Tableau16.B2" office:value-type="string">
            <text:p text:style-name="Corps_20_de_20_texte.tablecontentintable">Nombre exact de jours dans le mois, année à 360 jours.</text:p>
          </table:table-cell>
        </table:table-row>
        <table:table-row>
          <table:table-cell table:style-name="Tableau16.A2" office:value-type="string">
            <text:p text:style-name="Corps_20_de_20_texte.tablecontentintable">3</text:p>
          </table:table-cell>
          <table:table-cell table:style-name="Tableau16.B2" office:value-type="string">
            <text:p text:style-name="Corps_20_de_20_texte.tablecontentintable">Nombre exact de jours dans le mois, année à 365 jours.</text:p>
          </table:table-cell>
        </table:table-row>
        <table:table-row>
          <table:table-cell table:style-name="Tableau16.A2" office:value-type="string">
            <text:p text:style-name="Corps_20_de_20_texte.tablecontentintable">4</text:p>
          </table:table-cell>
          <table:table-cell table:style-name="Tableau16.B2" office:value-type="string">
            <text:p text:style-name="Corps_20_de_20_texte.tablecontentintable">Méthode européenne, 12 mois à 30 jours.</text:p>
          </table:table-cell>
        </table:table-row>
      </table:table>
      <text:h text:style-name="Heading_20_3" text:outline-level="3">Exemple</text:h>
      <text:p text:style-name="Text_20_body">La date de liquidation est le 15 février 1999, le terme de l'échéance est le 13 avril 1999 et la date d'émission est le 11 novembre 1998. Le taux d'intérêt s'élève à 6,1%, le rendement à 6,1% et la base est la méthode américaine 30/360 (2).</text:p>
      <text:p text:style-name="Text_20_body">Calcul du prix :</text:p>
      <text:p text:style-name="Text_20_body">=PRIX.TITRE.ECHEANCE("15/2/1999";"13/4/1999";"11/11/1998";0,061;0,061;0) renvoie 99,98449888.</text:p>
      <text:h text:style-name="Heading_20_2" text:outline-level="2"><text:bookmark text:name="bm_id31537321"/><text:bookmark text:name="bm_id31535641"/><text:bookmark text:name="oddlyield1"/>REND.DCOUPON.IRREG</text:h>
      <text:p text:style-name="Text_20_body"><text:bookmark text:name="add811"/>Cette fonction n'est disponible que si l'add-in d'analyse est installé. </text:p>
      <text:p text:style-name="Text_20_body">Calcule le rendement d'un titre si la dernière date d'intérêt est irrégulière.</text:p>
      <text:h text:style-name="Heading_20_3" text:outline-level="3">Syntaxe</text:h>
      <text:p text:style-name="Corps_20_de_20_texte.code">REND.DCOUPON.IRREG(Liquidation;Échéance;Dernier coupon;Intérêt;Prix;Remboursement;Fréquence;Base)</text:p>
      <text:p text:style-name="Text_20_body">Liquidation : la date d'acquisition du titre.</text:p>
      <text:p text:style-name="Text_20_body">Échéance : la date de l'échéance (expiration) du titre.</text:p>
      <text:p text:style-name="Text_20_body">Dernier coupon : la date du dernier coupon du titre.</text:p>
      <text:p text:style-name="Text_20_body">Intérêt : le taux d'intérêt annuel.</text:p>
      <text:p text:style-name="Text_20_body">Prix : le prix du titre.</text:p>
      <text:p text:style-name="Text_20_body">Remboursement : la valeur de remboursement pour une valeur nominale de 100 unités monétaires.</text:p>
      <text:p text:style-name="Text_20_body">Fréquence : le nombre de versements des intérêts par an (1, 2 ou 4).</text:p>
      <text:p text:style-name="Text_20_body"><text:bookmark text:name="basis81"/>Base : paramètre facultatif ; spécifie la base à utiliser pour le comptage des jours de l'année.</text:p>
      <table:table table:name="Tableau24" table:style-name="Tableau24">
        <table:table-column table:style-name="Tableau24.A"/>
        <table:table-column table:style-name="Tableau24.B"/>
        <table:table-row>
          <table:table-cell table:style-name="Tableau24.A1" office:value-type="string">
            <text:p text:style-name="Corps_20_de_20_texte.tableheadintable">Base</text:p>
          </table:table-cell>
          <table:table-cell table:style-name="Tableau24.B1" office:value-type="string">
            <text:p text:style-name="Corps_20_de_20_texte.tableheadintable">Calcul</text:p>
          </table:table-cell>
        </table:table-row>
        <table:table-row>
          <table:table-cell table:style-name="Tableau24.A2" office:value-type="string">
            <text:p text:style-name="Corps_20_de_20_texte.tablecontentintable">0 ou vide</text:p>
          </table:table-cell>
          <table:table-cell table:style-name="Tableau24.B2" office:value-type="string">
            <text:p text:style-name="Corps_20_de_20_texte.tablecontentintable">Méthode américaine (NASD), 12 mois à 30 jours.</text:p>
          </table:table-cell>
        </table:table-row>
        <table:table-row>
          <table:table-cell table:style-name="Tableau24.A2" office:value-type="string">
            <text:p text:style-name="Corps_20_de_20_texte.tablecontentintable">1</text:p>
          </table:table-cell>
          <table:table-cell table:style-name="Tableau24.B2" office:value-type="string">
            <text:p text:style-name="Corps_20_de_20_texte.tablecontentintable">Nombre exact de jours dans le mois, nombre exact de jours dans l'année.</text:p>
          </table:table-cell>
        </table:table-row>
        <table:table-row>
          <table:table-cell table:style-name="Tableau24.A2" office:value-type="string">
            <text:p text:style-name="Corps_20_de_20_texte.tablecontentintable">2</text:p>
          </table:table-cell>
          <table:table-cell table:style-name="Tableau24.B2" office:value-type="string">
            <text:p text:style-name="Corps_20_de_20_texte.tablecontentintable">Nombre exact de jours dans le mois, année à 360 jours.</text:p>
          </table:table-cell>
        </table:table-row>
        <table:table-row>
          <table:table-cell table:style-name="Tableau24.A2" office:value-type="string">
            <text:p text:style-name="Corps_20_de_20_texte.tablecontentintable">3</text:p>
          </table:table-cell>
          <table:table-cell table:style-name="Tableau24.B2" office:value-type="string">
            <text:p text:style-name="Corps_20_de_20_texte.tablecontentintable">Nombre exact de jours dans le mois, année à 365 jours.</text:p>
          </table:table-cell>
        </table:table-row>
        <table:table-row>
          <table:table-cell table:style-name="Tableau24.A2" office:value-type="string">
            <text:p text:style-name="Corps_20_de_20_texte.tablecontentintable">4</text:p>
          </table:table-cell>
          <table:table-cell table:style-name="Tableau24.B2" office:value-type="string">
            <text:p text:style-name="Corps_20_de_20_texte.tablecontentintable">Méthode européenne, 12 mois à 30 jours.</text:p>
          </table:table-cell>
        </table:table-row>
      </table:table>
      <text:h text:style-name="Heading_20_3" text:outline-level="3">Exemple</text:h>
      <text:p text:style-name="Text_20_body">La date de liquidation est le 20 avril 1999, le terme de l'échéance a été fixé au 15 juin 1999, et la date du dernier coupon est le 15 octobre 1998. Le taux d'intérêt est de 3,75%, le prix s'élève à 99,875 unités monétaires et la valeur de remboursement à 100 unités monétaires. Les intérêts sont versés tous les semestres (fréquence = 2) et la base de comptage des jours est la méthode américaine (0).</text:p>
      <text:p text:style-name="Text_20_body">Calcul du rendement du titre en question :</text:p>
      <text:p text:style-name="Text_20_body">=REND.DCOUPON.IRREG("20/4/1999";"15/6/1999";"15/10/1998";0,0375;99,875;100;2;0) renvoie 0,044873 ou 4,4873%.</text:p>
      <text:h text:style-name="Heading_20_2" text:outline-level="2"><text:bookmark text:name="bm_id31497231"/><text:bookmark text:name="bm_id31578712"/><text:bookmark text:name="oddfyield1"/>REND.PCOUPON.IRREG</text:h>
      <text:p text:style-name="Text_20_body"><text:bookmark text:name="add911"/>Cette fonction n'est disponible que si l'add-in d'analyse est installé. </text:p>
      <text:p text:style-name="Text_20_body">Calcule le rendement d'un titre si la première date d'intérêt est irrégulière.</text:p>
      <text:h text:style-name="Heading_20_3" text:outline-level="3">Syntaxe</text:h>
      <text:p text:style-name="Corps_20_de_20_texte.code">REND.PCOUPON.IRREG(Liquidation;Échéance;Émission;Premier coupon;Intérêt;Prix;Remboursement;Fréquence;Base)</text:p>
      <text:p text:style-name="Text_20_body">Liquidation : la date d'acquisition du titre.</text:p>
      <text:p text:style-name="Text_20_body">Échéance : la date de l'échéance (expiration) du titre.</text:p>
      <text:p text:style-name="Text_20_body">Émission : la date de l'émission du titre.</text:p>
      <text:p text:style-name="Text_20_body">Premier coupon : la date du premier coupon du titre.</text:p>
      <text:p text:style-name="Text_20_body">Intérêt : le taux d'intérêt annuel.</text:p>
      <text:p text:style-name="Text_20_body">Prix : le prix du titre.</text:p>
      <text:p text:style-name="Text_20_body">Remboursement : la valeur de remboursement pour une valeur nominale de 100 unités monétaires.</text:p>
      <text:p text:style-name="Text_20_body">Fréquence : le nombre de versements des intérêts par an (1, 2 ou 4).</text:p>
      <text:p text:style-name="Text_20_body"><text:bookmark text:name="basis91"/>Base : paramètre facultatif ; spécifie la base à utiliser pour le comptage des jours de l'année.</text:p>
      <table:table table:name="Tableau25" table:style-name="Tableau25">
        <table:table-column table:style-name="Tableau25.A"/>
        <table:table-column table:style-name="Tableau25.B"/>
        <table:table-row>
          <table:table-cell table:style-name="Tableau25.A1" office:value-type="string">
            <text:p text:style-name="Corps_20_de_20_texte.tableheadintable">Base</text:p>
          </table:table-cell>
          <table:table-cell table:style-name="Tableau25.B1" office:value-type="string">
            <text:p text:style-name="Corps_20_de_20_texte.tableheadintable">Calcul</text:p>
          </table:table-cell>
        </table:table-row>
        <table:table-row>
          <table:table-cell table:style-name="Tableau25.A2" office:value-type="string">
            <text:p text:style-name="Corps_20_de_20_texte.tablecontentintable">0 ou vide</text:p>
          </table:table-cell>
          <table:table-cell table:style-name="Tableau25.B2" office:value-type="string">
            <text:p text:style-name="Corps_20_de_20_texte.tablecontentintable">Méthode américaine (NASD), 12 mois à 30 jours.</text:p>
          </table:table-cell>
        </table:table-row>
        <table:table-row>
          <table:table-cell table:style-name="Tableau25.A2" office:value-type="string">
            <text:p text:style-name="Corps_20_de_20_texte.tablecontentintable">1</text:p>
          </table:table-cell>
          <table:table-cell table:style-name="Tableau25.B2" office:value-type="string">
            <text:p text:style-name="Corps_20_de_20_texte.tablecontentintable">Nombre exact de jours dans le mois, nombre exact de jours dans l'année.</text:p>
          </table:table-cell>
        </table:table-row>
        <table:table-row>
          <table:table-cell table:style-name="Tableau25.A2" office:value-type="string">
            <text:p text:style-name="Corps_20_de_20_texte.tablecontentintable">2</text:p>
          </table:table-cell>
          <table:table-cell table:style-name="Tableau25.B2" office:value-type="string">
            <text:p text:style-name="Corps_20_de_20_texte.tablecontentintable">Nombre exact de jours dans le mois, année à 360 jours.</text:p>
          </table:table-cell>
        </table:table-row>
        <table:table-row>
          <table:table-cell table:style-name="Tableau25.A2" office:value-type="string">
            <text:p text:style-name="Corps_20_de_20_texte.tablecontentintable">3</text:p>
          </table:table-cell>
          <table:table-cell table:style-name="Tableau25.B2" office:value-type="string">
            <text:p text:style-name="Corps_20_de_20_texte.tablecontentintable">Nombre exact de jours dans le mois, année à 365 jours.</text:p>
          </table:table-cell>
        </table:table-row>
        <table:table-row>
          <table:table-cell table:style-name="Tableau25.A2" office:value-type="string">
            <text:p text:style-name="Corps_20_de_20_texte.tablecontentintable">4</text:p>
          </table:table-cell>
          <table:table-cell table:style-name="Tableau25.B2" office:value-type="string">
            <text:p text:style-name="Corps_20_de_20_texte.tablecontentintable">Méthode européenne, 12 mois à 30 jours.</text:p>
          </table:table-cell>
        </table:table-row>
      </table:table>
      <text:h text:style-name="Heading_20_3" text:outline-level="3">Exemple</text:h>
      <text:p text:style-name="Text_20_body">La date de liquidation est le 25 janvier 1999, le terme de l'échéance a été fixé au 1er janvier 2004, la date de l'émission est le 18 janvier 1999 et la date du premier coupon est le 15 juillet 1999. Le taux d'intérêt est de 5,75%, le prix s'élève à 84,50 unités monétaires et la valeur de remboursement à 100 unités monétaires. Les intérêts sont versés tous les semestres (fréquence = 2) et la base de comptage des jours est la méthode américaine (0).</text:p>
      <text:p text:style-name="Text_20_body">Calcul du rendement du titre en question :</text:p>
      <text:p text:style-name="Text_20_body">=REND.PCOUPON.IRREG("25/1/1999";"1/1/2004";"18/1/1999";"15/7/1999";0,0575;84,50;100;2;0) renvoie 0,097581 ou 9,76%.</text:p>
      <text:h text:style-name="Heading_20_2" text:outline-level="2"><text:bookmark text:name="bm_id31513461"/><text:bookmark text:name="bm_id31529121"/><text:bookmark text:name="tbillyield1"/>RENDEMENT.BON.TRESOR</text:h>
      <text:p text:style-name="Text_20_body"><text:bookmark text:name="add83"/>Cette fonction n'est disponible que si l'add-in d'analyse est installé. </text:p>
      <text:p text:style-name="Text_20_body">Calcule le rendement d'un bon du Trésor.</text:p>
      <text:h text:style-name="Heading_20_3" text:outline-level="3">Syntaxe</text:h>
      <text:p text:style-name="Corps_20_de_20_texte.code">RENDEMENT.BON.TRESOR(Liquidation;Échéance;Prix)</text:p>
      <text:p text:style-name="Text_20_body">Liquidation : la date d'acquisition du titre.</text:p>
      <text:p text:style-name="Text_20_body">Échéance : la date de l'échéance (expiration) du titre.</text:p>
      <text:p text:style-name="Text_20_body">Prix : le prix du bon du Trésor pour une valeur nominale de 100 unités monétaires.</text:p>
      <text:h text:style-name="Heading_20_3" text:outline-level="3">Exemple</text:h>
      <text:p text:style-name="Text_20_body">La date de liquidation est le 31 mars 1999, le terme de l'échéance a été fixé au 1er juin 1999 et le prix s'élève à 98,45 unités monétaires.</text:p>
      <text:p text:style-name="Text_20_body">Calcul du rendement du bon du Trésor :</text:p>
      <text:p text:style-name="Text_20_body">=RENDEMENT.BON.TRESOR("31/3/99";"1/6/99";98,45) renvoie 0,091417 ou 9,1417 pour-cent.</text:p>
      <text:h text:style-name="Heading_20_2" text:outline-level="2"><text:bookmark text:name="bm_id31562061"/><text:bookmark text:name="bm_id31501001"/><text:bookmark text:name="yielddisc1"/>RENDEMENT.SIMPLE</text:h>
      <text:p text:style-name="Text_20_body"><text:bookmark text:name="add92"/>Cette fonction n'est disponible que si l'add-in d'analyse est installé. </text:p>
      <text:p text:style-name="Text_20_body">Calcule le rendement annuel d'un titre non productif d'intérêts.</text:p>
      <text:h text:style-name="Heading_20_3" text:outline-level="3">Syntaxe</text:h>
      <text:p text:style-name="Corps_20_de_20_texte.code">RENDEMENT.SIMPLE(Liquidation;Échéance;Prix;Remboursement;Base)</text:p>
      <text:p text:style-name="Text_20_body">Liquidation : la date d'acquisition du titre.</text:p>
      <text:p text:style-name="Text_20_body">Échéance : la date de l'échéance (expiration) du titre.</text:p>
      <text:p text:style-name="Text_20_body">Prix : le prix du titre pour une valeur nominale de 100 unités monétaires.</text:p>
      <text:p text:style-name="Text_20_body">Remboursement : la valeur de remboursement pour une valeur nominale de 100 unités monétaires.</text:p>
      <text:p text:style-name="Text_20_body"><text:bookmark text:name="basis311"/>Base : paramètre facultatif ; spécifie la base à utiliser pour le comptage des jours de l'année.</text:p>
      <table:table table:name="Tableau17" table:style-name="Tableau17">
        <table:table-column table:style-name="Tableau17.A"/>
        <table:table-column table:style-name="Tableau17.B"/>
        <table:table-row>
          <table:table-cell table:style-name="Tableau17.A1" office:value-type="string">
            <text:p text:style-name="Corps_20_de_20_texte.tableheadintable">Base</text:p>
          </table:table-cell>
          <table:table-cell table:style-name="Tableau17.B1" office:value-type="string">
            <text:p text:style-name="Corps_20_de_20_texte.tableheadintable">Calcul</text:p>
          </table:table-cell>
        </table:table-row>
        <table:table-row>
          <table:table-cell table:style-name="Tableau17.A2" office:value-type="string">
            <text:p text:style-name="Corps_20_de_20_texte.tablecontentintable">0 ou vide</text:p>
          </table:table-cell>
          <table:table-cell table:style-name="Tableau17.B2" office:value-type="string">
            <text:p text:style-name="Corps_20_de_20_texte.tablecontentintable">Méthode américaine (NASD), 12 mois à 30 jours.</text:p>
          </table:table-cell>
        </table:table-row>
        <table:table-row>
          <table:table-cell table:style-name="Tableau17.A2" office:value-type="string">
            <text:p text:style-name="Corps_20_de_20_texte.tablecontentintable">1</text:p>
          </table:table-cell>
          <table:table-cell table:style-name="Tableau17.B2" office:value-type="string">
            <text:p text:style-name="Corps_20_de_20_texte.tablecontentintable">Nombre exact de jours dans le mois, nombre exact de jours dans l'année.</text:p>
          </table:table-cell>
        </table:table-row>
        <table:table-row>
          <table:table-cell table:style-name="Tableau17.A2" office:value-type="string">
            <text:p text:style-name="Corps_20_de_20_texte.tablecontentintable">2</text:p>
          </table:table-cell>
          <table:table-cell table:style-name="Tableau17.B2" office:value-type="string">
            <text:p text:style-name="Corps_20_de_20_texte.tablecontentintable">Nombre exact de jours dans le mois, année à 360 jours.</text:p>
          </table:table-cell>
        </table:table-row>
        <table:table-row>
          <table:table-cell table:style-name="Tableau17.A2" office:value-type="string">
            <text:p text:style-name="Corps_20_de_20_texte.tablecontentintable">3</text:p>
          </table:table-cell>
          <table:table-cell table:style-name="Tableau17.B2" office:value-type="string">
            <text:p text:style-name="Corps_20_de_20_texte.tablecontentintable">Nombre exact de jours dans le mois, année à 365 jours.</text:p>
          </table:table-cell>
        </table:table-row>
        <table:table-row>
          <table:table-cell table:style-name="Tableau17.A2" office:value-type="string">
            <text:p text:style-name="Corps_20_de_20_texte.tablecontentintable">4</text:p>
          </table:table-cell>
          <table:table-cell table:style-name="Tableau17.B2" office:value-type="string">
            <text:p text:style-name="Corps_20_de_20_texte.tablecontentintable">Méthode européenne, 12 mois à 30 jours.</text:p>
          </table:table-cell>
        </table:table-row>
      </table:table>
      <text:h text:style-name="Heading_20_3" text:outline-level="3">Exemple</text:h>
      <text:p text:style-name="Text_20_body">Un titre non productif a été acquis le 15/2/1999 et le terme de l'échéance a été fixé au 1/3/1999. Le prix s'élève à 99,795 unités monétaires pour une valeur nominale de 100 unités, la valeur de remboursement se situe à 100 unités et la base est réelle/360 (2). Rendement :</text:p>
      <text:p text:style-name="Text_20_body">=RENDEMENT.SIMPLE("15/2/1999";"1/3/1999";99,795;100;2) renvoie 0,052823 ou 5,2823 pour-cent.</text:p>
      <text:h text:style-name="Heading_20_2" text:outline-level="2"><text:bookmark text:name="bm_id31524601"/><text:bookmark text:name="bm_id31493231"/><text:bookmark text:name="yield1"/>RENDEMENT.TITRE</text:h>
      <text:p text:style-name="Text_20_body"><text:bookmark text:name="add102"/>Cette fonction n'est disponible que si l'add-in d'analyse est installé. </text:p>
      <text:p text:style-name="Text_20_body">Calcule le rendement d'un titre.</text:p>
      <text:h text:style-name="Heading_20_3" text:outline-level="3">Syntaxe</text:h>
      <text:p text:style-name="Corps_20_de_20_texte.code">RENDEMENT.TITRE(Liquidation;Échéance;Intérêt;Prix;Remboursement;Fréquence;Base)</text:p>
      <text:p text:style-name="Text_20_body">Liquidation : la date d'acquisition du titre.</text:p>
      <text:p text:style-name="Text_20_body">Échéance : la date de l'échéance (expiration) du titre.</text:p>
      <text:p text:style-name="Text_20_body">Intérêt : le taux d'intérêt annuel.</text:p>
      <text:p text:style-name="Text_20_body">Prix : le prix du titre pour une valeur nominale de 100 unités monétaires.</text:p>
      <text:p text:style-name="Text_20_body">Remboursement : la valeur de remboursement pour une valeur nominale de 100 unités monétaires.</text:p>
      <text:p text:style-name="Text_20_body">Fréquence : le nombre de versements des intérêts par an (1, 2 ou 4).</text:p>
      <text:p text:style-name="Text_20_body"><text:bookmark text:name="basis411"/>Base : paramètre facultatif ; spécifie la base à utiliser pour le comptage des jours de l'année.</text:p>
      <table:table table:name="Tableau18" table:style-name="Tableau18">
        <table:table-column table:style-name="Tableau18.A"/>
        <table:table-column table:style-name="Tableau18.B"/>
        <table:table-row>
          <table:table-cell table:style-name="Tableau18.A1" office:value-type="string">
            <text:p text:style-name="Corps_20_de_20_texte.tableheadintable">Base</text:p>
          </table:table-cell>
          <table:table-cell table:style-name="Tableau18.B1" office:value-type="string">
            <text:p text:style-name="Corps_20_de_20_texte.tableheadintable">Calcul</text:p>
          </table:table-cell>
        </table:table-row>
        <table:table-row>
          <table:table-cell table:style-name="Tableau18.A2" office:value-type="string">
            <text:p text:style-name="Corps_20_de_20_texte.tablecontentintable">0 ou vide</text:p>
          </table:table-cell>
          <table:table-cell table:style-name="Tableau18.B2" office:value-type="string">
            <text:p text:style-name="Corps_20_de_20_texte.tablecontentintable">Méthode américaine (NASD), 12 mois à 30 jours.</text:p>
          </table:table-cell>
        </table:table-row>
        <table:table-row>
          <table:table-cell table:style-name="Tableau18.A2" office:value-type="string">
            <text:p text:style-name="Corps_20_de_20_texte.tablecontentintable">1</text:p>
          </table:table-cell>
          <table:table-cell table:style-name="Tableau18.B2" office:value-type="string">
            <text:p text:style-name="Corps_20_de_20_texte.tablecontentintable">Nombre exact de jours dans le mois, nombre exact de jours dans l'année.</text:p>
          </table:table-cell>
        </table:table-row>
        <table:table-row>
          <table:table-cell table:style-name="Tableau18.A2" office:value-type="string">
            <text:p text:style-name="Corps_20_de_20_texte.tablecontentintable">2</text:p>
          </table:table-cell>
          <table:table-cell table:style-name="Tableau18.B2" office:value-type="string">
            <text:p text:style-name="Corps_20_de_20_texte.tablecontentintable">Nombre exact de jours dans le mois, année à 360 jours.</text:p>
          </table:table-cell>
        </table:table-row>
        <table:table-row>
          <table:table-cell table:style-name="Tableau18.A2" office:value-type="string">
            <text:p text:style-name="Corps_20_de_20_texte.tablecontentintable">3</text:p>
          </table:table-cell>
          <table:table-cell table:style-name="Tableau18.B2" office:value-type="string">
            <text:p text:style-name="Corps_20_de_20_texte.tablecontentintable">Nombre exact de jours dans le mois, année à 365 jours.</text:p>
          </table:table-cell>
        </table:table-row>
        <table:table-row>
          <table:table-cell table:style-name="Tableau18.A2" office:value-type="string">
            <text:p text:style-name="Corps_20_de_20_texte.tablecontentintable">4</text:p>
          </table:table-cell>
          <table:table-cell table:style-name="Tableau18.B2" office:value-type="string">
            <text:p text:style-name="Corps_20_de_20_texte.tablecontentintable">Méthode européenne, 12 mois à 30 jours.</text:p>
          </table:table-cell>
        </table:table-row>
      </table:table>
      <text:h text:style-name="Heading_20_3" text:outline-level="3">Exemple</text:h>
      <text:p text:style-name="Text_20_body">Un titre a été acquis le 15/2/1999 et le terme de l'échéance a été fixé au 15/11/2007. Le taux d'intérêt est de 5,75%, le prix s'élève à 95,04287 unités monétaires pour une valeur nominale de 100 unités et la valeur de remboursement se situe à 100 unités. Les intérêts sont versés tous les semestres (fréquence = 2) et la base de comptage des jours est la méthode américaine (0). Rendement :</text:p>
      <text:p text:style-name="Text_20_body">=RENDEMENT.TITRE("15/2/1999";"15/11/2007";0,0575;95,04287;100;2;0) renvoie 0,065 ou 6,5 pour-cent.</text:p>
      <text:h text:style-name="Heading_20_2" text:outline-level="2"><text:bookmark text:name="bm_id31560291"/><text:bookmark text:name="bm_id31551401"/><text:bookmark text:name="yieldmat1"/>RENDEMENT.TITRE.ECHEANCE</text:h>
      <text:p text:style-name="Text_20_body"><text:bookmark text:name="add1111"/>Cette fonction n'est disponible que si l'add-in d'analyse est installé. </text:p>
      <text:p text:style-name="Text_20_body">Calcule le rendement annuel d'un titre dont les intérêts sont versés à la date d'échéance.</text:p>
      <text:h text:style-name="Heading_20_3" text:outline-level="3">Syntaxe</text:h>
      <text:p text:style-name="Corps_20_de_20_texte.code">RENDEMENT.TITRE.ECHEANCE(Liquidation;Échéance;Émission;Intérêt;Prix;Base)</text:p>
      <text:p text:style-name="Text_20_body">Liquidation : la date d'acquisition du titre.</text:p>
      <text:p text:style-name="Text_20_body">Échéance : la date de l'échéance (expiration) du titre.</text:p>
      <text:p text:style-name="Text_20_body">Émission : la date de l'émission du titre.</text:p>
      <text:p text:style-name="Text_20_body">Intérêt : le taux d'intérêt du titre à la date d'émission.</text:p>
      <text:p text:style-name="Text_20_body">Prix : le prix du titre pour une valeur nominale de 100 unités monétaires.</text:p>
      <text:p text:style-name="Text_20_body"><text:bookmark text:name="basis511"/>Base : paramètre facultatif ; spécifie la base à utiliser pour le comptage des jours de l'année.</text:p>
      <table:table table:name="Tableau19" table:style-name="Tableau19">
        <table:table-column table:style-name="Tableau19.A"/>
        <table:table-column table:style-name="Tableau19.B"/>
        <table:table-row>
          <table:table-cell table:style-name="Tableau19.A1" office:value-type="string">
            <text:p text:style-name="Corps_20_de_20_texte.tableheadintable">Base</text:p>
          </table:table-cell>
          <table:table-cell table:style-name="Tableau19.B1" office:value-type="string">
            <text:p text:style-name="Corps_20_de_20_texte.tableheadintable">Calcul</text:p>
          </table:table-cell>
        </table:table-row>
        <table:table-row>
          <table:table-cell table:style-name="Tableau19.A2" office:value-type="string">
            <text:p text:style-name="Corps_20_de_20_texte.tablecontentintable">0 ou vide</text:p>
          </table:table-cell>
          <table:table-cell table:style-name="Tableau19.B2" office:value-type="string">
            <text:p text:style-name="Corps_20_de_20_texte.tablecontentintable">Méthode américaine (NASD), 12 mois à 30 jours.</text:p>
          </table:table-cell>
        </table:table-row>
        <table:table-row>
          <table:table-cell table:style-name="Tableau19.A2" office:value-type="string">
            <text:p text:style-name="Corps_20_de_20_texte.tablecontentintable">1</text:p>
          </table:table-cell>
          <table:table-cell table:style-name="Tableau19.B2" office:value-type="string">
            <text:p text:style-name="Corps_20_de_20_texte.tablecontentintable">Nombre exact de jours dans le mois, nombre exact de jours dans l'année.</text:p>
          </table:table-cell>
        </table:table-row>
        <table:table-row>
          <table:table-cell table:style-name="Tableau19.A2" office:value-type="string">
            <text:p text:style-name="Corps_20_de_20_texte.tablecontentintable">2</text:p>
          </table:table-cell>
          <table:table-cell table:style-name="Tableau19.B2" office:value-type="string">
            <text:p text:style-name="Corps_20_de_20_texte.tablecontentintable">Nombre exact de jours dans le mois, année à 360 jours.</text:p>
          </table:table-cell>
        </table:table-row>
        <table:table-row>
          <table:table-cell table:style-name="Tableau19.A2" office:value-type="string">
            <text:p text:style-name="Corps_20_de_20_texte.tablecontentintable">3</text:p>
          </table:table-cell>
          <table:table-cell table:style-name="Tableau19.B2" office:value-type="string">
            <text:p text:style-name="Corps_20_de_20_texte.tablecontentintable">Nombre exact de jours dans le mois, année à 365 jours.</text:p>
          </table:table-cell>
        </table:table-row>
        <table:table-row>
          <table:table-cell table:style-name="Tableau19.A2" office:value-type="string">
            <text:p text:style-name="Corps_20_de_20_texte.tablecontentintable">4</text:p>
          </table:table-cell>
          <table:table-cell table:style-name="Tableau19.B2" office:value-type="string">
            <text:p text:style-name="Corps_20_de_20_texte.tablecontentintable">Méthode européenne, 12 mois à 30 jours.</text:p>
          </table:table-cell>
        </table:table-row>
      </table:table>
      <text:h text:style-name="Heading_20_3" text:outline-level="3">Exemple</text:h>
      <text:p text:style-name="Text_20_body">Un titre a été acquis le 15/3/1999, le terme de l'échéance a été fixé au 3/11/1999 et la date de l'émission est le 8/11/1998. Le taux d'intérêt est de 6,25%, le prix s'élève à 100,0123 unités et la base de comptage des jours est la méthode américaine (0). Rendement :</text:p>
      <text:p text:style-name="Text_20_body">=RENDEMENT.TITRE.ECHEANCE("15/3/1999";"3/11/1999";"8/11/1998";0,0625;100,0123;0) renvoie 0,060954 ou 6,0954 pour-cent.</text:p>
      <text:h text:style-name="Heading_20_2" text:outline-level="2"><text:bookmark text:name="bm_id31469961"/><text:bookmark text:name="bm_id31488221"/><text:bookmark text:name="rri1"/>RENTINVEST</text:h>
      <text:p text:style-name="Text_20_body">Calcule le taux d'intérêt provenant du profit (rentabilité) d'un investissement.</text:p>
      <text:h text:style-name="Heading_20_3" text:outline-level="3">Syntaxe</text:h>
      <text:p text:style-name="Corps_20_de_20_texte.code">RENTINVEST(P;VA;VC)</text:p>
      <text:p text:style-name="Text_20_body">P : le nombre de périodes nécessaires pour le calcul du taux d'intérêt.</text:p>
      <text:p text:style-name="Text_20_body">VA : la valeur actuelle. La valeur au comptant est le dépôt en espèces ou la valeur au comptant courante d'une allocation en nature. La valeur du dépôt saisie doit être une valeur positive, soit une valeur supérieure à 0.</text:p>
      <text:p text:style-name="Text_20_body">VC : détermine la valeur au comptant souhaitée du dépôt.</text:p>
      <text:h text:style-name="Heading_20_3" text:outline-level="3">Exemple</text:h>
      <text:p text:style-name="Text_20_body">Pour quatre périodes (ans) et une valeur au comptant de 7 500 unités monétaires, le taux de rentabilité est à calculer en fonction d'une valeur future de 10 000 unités monétaires.</text:p>
      <text:p text:style-name="Text_20_body">RENTINVEST(4;7500;10000) = 7,46%</text:p>
      <text:p text:style-name="Text_20_body">Le taux d'intérêt doit être de 7,46%, pour espérer obtenir 10 000 unités monétaires à partir de 7 500 unités monétaires.</text:p>
      <text:h text:style-name="Heading_20_2" text:outline-level="2"><text:bookmark text:name="bm_id31579051"/><text:bookmark text:name="bm_id31529781"/><text:bookmark text:name="syd1"/>SYD</text:h>
      <text:p text:style-name="Text_20_body">Renvoie le taux d'amortissement arithmétique dégressif.</text:p>
      <text:p text:style-name="Text_20_body">Utilisez cette fonction pour calculer le montant de l'amortissement d'un objet pour une période donnée sur la durée totale de l'amortissement. L'amortissement arithmétique dégressif réduit le montant de l'amortissement d'une période à l'autre d'un montant constant.</text:p>
      <text:h text:style-name="Heading_20_3" text:outline-level="3">Syntaxe</text:h>
      <text:p text:style-name="Corps_20_de_20_texte.code">SYD(coût;valeur_rés;durée;période)</text:p>
      <text:p text:style-name="Text_20_body"><text:span text:style-name="T1">Coût</text:span> est le coût initial du bien.</text:p>
      <text:p text:style-name="Text_20_body"><text:span text:style-name="T1">Valeur_rés</text:span> est la valeur résiduelle du bien après amortissement.</text:p>
      <text:p text:style-name="Text_20_body"><text:span text:style-name="T1">Durée</text:span> est la durée de vie du bien, définissant le nombre de périodes au cours desquelles le bien est amorti.</text:p>
      <text:p text:style-name="Text_20_body"><text:span text:style-name="T1">Période</text:span> définit la période pour laquelle l'amortissement doit être calculé.</text:p>
      <text:h text:style-name="Heading_20_3" text:outline-level="3">Exemple</text:h>
      <text:p text:style-name="Text_20_body">Du matériel vidéo d'un coût initial de 50 000 unités monétaires doit être amorti annuellement sur 5 ans. La valeur résiduelle doit être de 10 000 unités monétaires. Amortissement pour la première année :</text:p>
      <text:p text:style-name="Text_20_body">SYD(50000;10000;5;1) = 13 333,33 unités monétaires - le montant de l'amortissement s'élève donc à 13 333,33 unités monétaires pour la première année.</text:p>
      <text:p text:style-name="Text_20_body">Le mieux est de définir une table d'amortissement qui vous permettra de consulter en un coup d'oeil tous les taux d'amortissement par période. Si vous saisissez les différentes formules de calcul d'amortissement de OpenOffice.org Calc les unes à la suite des autres, vous pourrez définir la formule la mieux adaptée à votre cas. Voici un exemple de table :</text:p>
      <table:table table:name="Tableau7" table:style-name="Tableau7">
        <table:table-column table:style-name="Tableau7.A"/>
        <table:table-column table:style-name="Tableau7.B"/>
        <table:table-column table:style-name="Tableau7.C"/>
        <table:table-column table:style-name="Tableau7.D"/>
        <table:table-column table:style-name="Tableau7.E"/>
        <table:table-column table:style-name="Tableau7.F"/>
        <table:table-row>
          <table:table-cell table:style-name="Tableau7.A1" office:value-type="string">
            <text:p text:style-name="P12"/>
          </table:table-cell>
          <table:table-cell table:style-name="Tableau7.A1" office:value-type="string">
            <text:p text:style-name="P13">A</text:p>
          </table:table-cell>
          <table:table-cell table:style-name="Tableau7.A1" office:value-type="string">
            <text:p text:style-name="P13">B</text:p>
          </table:table-cell>
          <table:table-cell table:style-name="Tableau7.A1" office:value-type="string">
            <text:p text:style-name="P13">C</text:p>
          </table:table-cell>
          <table:table-cell table:style-name="Tableau7.A1" office:value-type="string">
            <text:p text:style-name="P13">D</text:p>
          </table:table-cell>
          <table:table-cell table:style-name="Tableau7.F1" office:value-type="string">
            <text:p text:style-name="P13">E</text:p>
          </table:table-cell>
        </table:table-row>
        <table:table-row>
          <table:table-cell table:style-name="Tableau7.A2" office:value-type="string">
            <text:p text:style-name="Corps_20_de_20_texte.tablecontentintable">1</text:p>
          </table:table-cell>
          <table:table-cell table:style-name="Tableau7.A2" office:value-type="string">
            <text:p text:style-name="Corps_20_de_20_texte.tablecontentintable">Coût d'achat initial</text:p>
          </table:table-cell>
          <table:table-cell table:style-name="Tableau7.A2" office:value-type="string">
            <text:p text:style-name="Corps_20_de_20_texte.tablecontentintable">Valeur résiduelle</text:p>
          </table:table-cell>
          <table:table-cell table:style-name="Tableau7.A2" office:value-type="string">
            <text:p text:style-name="Corps_20_de_20_texte.tablecontentintable">Durée d'utilisation</text:p>
          </table:table-cell>
          <table:table-cell table:style-name="Tableau7.A2" office:value-type="string">
            <text:p text:style-name="Corps_20_de_20_texte.tablecontentintable">Période</text:p>
          </table:table-cell>
          <table:table-cell table:style-name="Tableau7.F2" office:value-type="string">
            <text:p text:style-name="Corps_20_de_20_texte.tablecontentintable">Amorti. SYD</text:p>
          </table:table-cell>
        </table:table-row>
        <table:table-row>
          <table:table-cell table:style-name="Tableau7.A2" office:value-type="string">
            <text:p text:style-name="Corps_20_de_20_texte.tablecontentintable">2</text:p>
          </table:table-cell>
          <table:table-cell table:style-name="Tableau7.A2" office:value-type="string">
            <text:p text:style-name="Corps_20_de_20_texte.tablecontentintable">50 000 unités monétaires</text:p>
          </table:table-cell>
          <table:table-cell table:style-name="Tableau7.A2" office:value-type="string">
            <text:p text:style-name="Corps_20_de_20_texte.tablecontentintable">10 000 unités monétaires</text:p>
          </table:table-cell>
          <table:table-cell table:style-name="Tableau7.A2" office:value-type="string">
            <text:p text:style-name="Corps_20_de_20_texte.tablecontentintable">5</text:p>
          </table:table-cell>
          <table:table-cell table:style-name="Tableau7.A2" office:value-type="string">
            <text:p text:style-name="Corps_20_de_20_texte.tablecontentintable">1</text:p>
          </table:table-cell>
          <table:table-cell table:style-name="Tableau7.F2" office:value-type="string">
            <text:p text:style-name="Corps_20_de_20_texte.tablecontentintable">13 333,33 unités monétaires</text:p>
          </table:table-cell>
        </table:table-row>
        <table:table-row>
          <table:table-cell table:style-name="Tableau7.A2" office:value-type="string">
            <text:p text:style-name="Corps_20_de_20_texte.tablecontentintable">3</text:p>
          </table:table-cell>
          <table:table-cell table:style-name="Tableau7.A2" office:value-type="string">
            <text:p text:style-name="P12"/>
          </table:table-cell>
          <table:table-cell table:style-name="Tableau7.A2" office:value-type="string">
            <text:p text:style-name="P12"/>
          </table:table-cell>
          <table:table-cell table:style-name="Tableau7.A2" office:value-type="string">
            <text:p text:style-name="P12"/>
          </table:table-cell>
          <table:table-cell table:style-name="Tableau7.A2" office:value-type="string">
            <text:p text:style-name="Corps_20_de_20_texte.tablecontentintable">2</text:p>
          </table:table-cell>
          <table:table-cell table:style-name="Tableau7.F2" office:value-type="string">
            <text:p text:style-name="Corps_20_de_20_texte.tablecontentintable">10 666,67 unités monétaires</text:p>
          </table:table-cell>
        </table:table-row>
        <table:table-row>
          <table:table-cell table:style-name="Tableau7.A2" office:value-type="string">
            <text:p text:style-name="Corps_20_de_20_texte.tablecontentintable">4</text:p>
          </table:table-cell>
          <table:table-cell table:style-name="Tableau7.A2" office:value-type="string">
            <text:p text:style-name="P12"/>
          </table:table-cell>
          <table:table-cell table:style-name="Tableau7.A2" office:value-type="string">
            <text:p text:style-name="P12"/>
          </table:table-cell>
          <table:table-cell table:style-name="Tableau7.A2" office:value-type="string">
            <text:p text:style-name="P12"/>
          </table:table-cell>
          <table:table-cell table:style-name="Tableau7.A2" office:value-type="string">
            <text:p text:style-name="Corps_20_de_20_texte.tablecontentintable">3</text:p>
          </table:table-cell>
          <table:table-cell table:style-name="Tableau7.F2" office:value-type="string">
            <text:p text:style-name="Corps_20_de_20_texte.tablecontentintable">8 000,00 unités monétaires</text:p>
          </table:table-cell>
        </table:table-row>
        <table:table-row>
          <table:table-cell table:style-name="Tableau7.A2" office:value-type="string">
            <text:p text:style-name="Corps_20_de_20_texte.tablecontentintable">5</text:p>
          </table:table-cell>
          <table:table-cell table:style-name="Tableau7.A2" office:value-type="string">
            <text:p text:style-name="P12"/>
          </table:table-cell>
          <table:table-cell table:style-name="Tableau7.A2" office:value-type="string">
            <text:p text:style-name="P12"/>
          </table:table-cell>
          <table:table-cell table:style-name="Tableau7.A2" office:value-type="string">
            <text:p text:style-name="P12"/>
          </table:table-cell>
          <table:table-cell table:style-name="Tableau7.A2" office:value-type="string">
            <text:p text:style-name="Corps_20_de_20_texte.tablecontentintable">4</text:p>
          </table:table-cell>
          <table:table-cell table:style-name="Tableau7.F2" office:value-type="string">
            <text:p text:style-name="Corps_20_de_20_texte.tablecontentintable">5 333,33 unités monétaires</text:p>
          </table:table-cell>
        </table:table-row>
        <table:table-row>
          <table:table-cell table:style-name="Tableau7.A2" office:value-type="string">
            <text:p text:style-name="Corps_20_de_20_texte.tablecontentintable">6</text:p>
          </table:table-cell>
          <table:table-cell table:style-name="Tableau7.A2" office:value-type="string">
            <text:p text:style-name="P12"/>
          </table:table-cell>
          <table:table-cell table:style-name="Tableau7.A2" office:value-type="string">
            <text:p text:style-name="P12"/>
          </table:table-cell>
          <table:table-cell table:style-name="Tableau7.A2" office:value-type="string">
            <text:p text:style-name="P12"/>
          </table:table-cell>
          <table:table-cell table:style-name="Tableau7.A2" office:value-type="string">
            <text:p text:style-name="Corps_20_de_20_texte.tablecontentintable">5</text:p>
          </table:table-cell>
          <table:table-cell table:style-name="Tableau7.F2" office:value-type="string">
            <text:p text:style-name="Corps_20_de_20_texte.tablecontentintable">2 666,67 unités monétaires</text:p>
          </table:table-cell>
        </table:table-row>
        <table:table-row>
          <table:table-cell table:style-name="Tableau7.A2" office:value-type="string">
            <text:p text:style-name="Corps_20_de_20_texte.tablecontentintable">7</text:p>
          </table:table-cell>
          <table:table-cell table:style-name="Tableau7.A2" office:value-type="string">
            <text:p text:style-name="P12"/>
          </table:table-cell>
          <table:table-cell table:style-name="Tableau7.A2" office:value-type="string">
            <text:p text:style-name="P12"/>
          </table:table-cell>
          <table:table-cell table:style-name="Tableau7.A2" office:value-type="string">
            <text:p text:style-name="P12"/>
          </table:table-cell>
          <table:table-cell table:style-name="Tableau7.A2" office:value-type="string">
            <text:p text:style-name="Corps_20_de_20_texte.tablecontentintable">6</text:p>
          </table:table-cell>
          <table:table-cell table:style-name="Tableau7.F2" office:value-type="string">
            <text:p text:style-name="Corps_20_de_20_texte.tablecontentintable">0,00 unité monétaire</text:p>
          </table:table-cell>
        </table:table-row>
        <table:table-row>
          <table:table-cell table:style-name="Tableau7.A2" office:value-type="string">
            <text:p text:style-name="Corps_20_de_20_texte.tablecontentintable">8</text:p>
          </table:table-cell>
          <table:table-cell table:style-name="Tableau7.A2" office:value-type="string">
            <text:p text:style-name="P12"/>
          </table:table-cell>
          <table:table-cell table:style-name="Tableau7.A2" office:value-type="string">
            <text:p text:style-name="P12"/>
          </table:table-cell>
          <table:table-cell table:style-name="Tableau7.A2" office:value-type="string">
            <text:p text:style-name="P12"/>
          </table:table-cell>
          <table:table-cell table:style-name="Tableau7.A2" office:value-type="string">
            <text:p text:style-name="Corps_20_de_20_texte.tablecontentintable">7</text:p>
          </table:table-cell>
          <table:table-cell table:style-name="Tableau7.F2" office:value-type="string">
            <text:p text:style-name="Corps_20_de_20_texte.tablecontentintable">-</text:p>
          </table:table-cell>
        </table:table-row>
        <table:table-row>
          <table:table-cell table:style-name="Tableau7.A2" office:value-type="string">
            <text:p text:style-name="Corps_20_de_20_texte.tablecontentintable">9</text:p>
          </table:table-cell>
          <table:table-cell table:style-name="Tableau7.A2" office:value-type="string">
            <text:p text:style-name="P12"/>
          </table:table-cell>
          <table:table-cell table:style-name="Tableau7.A2" office:value-type="string">
            <text:p text:style-name="P12"/>
          </table:table-cell>
          <table:table-cell table:style-name="Tableau7.A2" office:value-type="string">
            <text:p text:style-name="P12"/>
          </table:table-cell>
          <table:table-cell table:style-name="Tableau7.A2" office:value-type="string">
            <text:p text:style-name="Corps_20_de_20_texte.tablecontentintable">8</text:p>
          </table:table-cell>
          <table:table-cell table:style-name="Tableau7.F2" office:value-type="string">
            <text:p text:style-name="Corps_20_de_20_texte.tablecontentintable">-</text:p>
          </table:table-cell>
        </table:table-row>
        <table:table-row>
          <table:table-cell table:style-name="Tableau7.A2" office:value-type="string">
            <text:p text:style-name="Corps_20_de_20_texte.tablecontentintable">10</text:p>
          </table:table-cell>
          <table:table-cell table:style-name="Tableau7.A2" office:value-type="string">
            <text:p text:style-name="P12"/>
          </table:table-cell>
          <table:table-cell table:style-name="Tableau7.A2" office:value-type="string">
            <text:p text:style-name="P12"/>
          </table:table-cell>
          <table:table-cell table:style-name="Tableau7.A2" office:value-type="string">
            <text:p text:style-name="P12"/>
          </table:table-cell>
          <table:table-cell table:style-name="Tableau7.A2" office:value-type="string">
            <text:p text:style-name="Corps_20_de_20_texte.tablecontentintable">9</text:p>
          </table:table-cell>
          <table:table-cell table:style-name="Tableau7.F2" office:value-type="string">
            <text:p text:style-name="Corps_20_de_20_texte.tablecontentintable">-</text:p>
          </table:table-cell>
        </table:table-row>
        <table:table-row>
          <table:table-cell table:style-name="Tableau7.A2" office:value-type="string">
            <text:p text:style-name="Corps_20_de_20_texte.tablecontentintable">11</text:p>
          </table:table-cell>
          <table:table-cell table:style-name="Tableau7.A2" office:value-type="string">
            <text:p text:style-name="P12"/>
          </table:table-cell>
          <table:table-cell table:style-name="Tableau7.A2" office:value-type="string">
            <text:p text:style-name="P12"/>
          </table:table-cell>
          <table:table-cell table:style-name="Tableau7.A2" office:value-type="string">
            <text:p text:style-name="P12"/>
          </table:table-cell>
          <table:table-cell table:style-name="Tableau7.A2" office:value-type="string">
            <text:p text:style-name="Corps_20_de_20_texte.tablecontentintable">10</text:p>
          </table:table-cell>
          <table:table-cell table:style-name="Tableau7.F2" office:value-type="string">
            <text:p text:style-name="Corps_20_de_20_texte.tablecontentintable">-</text:p>
          </table:table-cell>
        </table:table-row>
        <table:table-row>
          <table:table-cell table:style-name="Tableau7.A2" office:value-type="string">
            <text:p text:style-name="Corps_20_de_20_texte.tablecontentintable">12</text:p>
          </table:table-cell>
          <table:table-cell table:style-name="Tableau7.A2" office:value-type="string">
            <text:p text:style-name="P12"/>
          </table:table-cell>
          <table:table-cell table:style-name="Tableau7.A2" office:value-type="string">
            <text:p text:style-name="P12"/>
          </table:table-cell>
          <table:table-cell table:style-name="Tableau7.A2" office:value-type="string">
            <text:p text:style-name="P12"/>
          </table:table-cell>
          <table:table-cell table:style-name="Tableau7.A2" office:value-type="string">
            <text:p text:style-name="P12"/>
          </table:table-cell>
          <table:table-cell table:style-name="Tableau7.F2" office:value-type="string">
            <text:p text:style-name="P12"/>
          </table:table-cell>
        </table:table-row>
        <table:table-row>
          <table:table-cell table:style-name="Tableau7.A2" office:value-type="string">
            <text:p text:style-name="Corps_20_de_20_texte.tablecontentintable">13</text:p>
          </table:table-cell>
          <table:table-cell table:style-name="Tableau7.A2" office:value-type="string">
            <text:p text:style-name="Corps_20_de_20_texte.tablecontentintable">&gt;0</text:p>
          </table:table-cell>
          <table:table-cell table:style-name="Tableau7.A2" office:value-type="string">
            <text:p text:style-name="P12"/>
          </table:table-cell>
          <table:table-cell table:style-name="Tableau7.A2" office:value-type="string">
            <text:p text:style-name="P12"/>
          </table:table-cell>
          <table:table-cell table:style-name="Tableau7.A2" office:value-type="string">
            <text:p text:style-name="Corps_20_de_20_texte.tablecontentintable">Somme</text:p>
          </table:table-cell>
          <table:table-cell table:style-name="Tableau7.F2" office:value-type="string">
            <text:p text:style-name="Corps_20_de_20_texte.tablecontentintable">40 000,00 unités monétaires</text:p>
          </table:table-cell>
        </table:table-row>
      </table:table>
      <text:p text:style-name="Text_20_body">La formule en E2 est la suivante :</text:p>
      <text:p text:style-name="Text_20_body">=SYD($A$2;$B$2;$C$2;D2)</text:p>
      <text:p text:style-name="Text_20_body">Duplication de la formule dans la colonne E jusqu'à E10 : sélectionnez E2, puis faites glisser l'angle inférieur droit vers le bas à l'aide de la souris.</text:p>
      <text:p text:style-name="Text_20_body">La formule permettant de contrôler par addition tous les montants d'amortissement se trouve dans la cellule E13. Elle utilise la fonction SOMME.SI, puisque les valeurs négatives en E8:E11 ne peuvent pas être prises en compte. La condition &gt;0 se trouve dans la cellule A13. La formule en E13 est la suivante :</text:p>
      <text:p text:style-name="Text_20_body">=SOMME.SI(E2:E11;A13)</text:p>
      <text:p text:style-name="Text_20_body">Vous pouvez à présent consulter l'amortissement sur 10 ans, le consulter pour une valeur résiduelle de 1 unité monétaire, ou encore saisir d'autres coûts d'achat initiaux, etc.</text:p>
      <text:h text:style-name="Heading_20_2" text:outline-level="2"><text:bookmark text:name="bm_id31535811"/><text:bookmark text:name="bm_id31542671"/><text:bookmark text:name="rate1"/>TAUX</text:h>
      <text:p text:style-name="Text_20_body">Calcule le taux d'intérêt stable par période d'un investissement donné.</text:p>
      <text:h text:style-name="Heading_20_3" text:outline-level="3">Syntaxe</text:h>
      <text:p text:style-name="Corps_20_de_20_texte.code">TAUX(NPM;VPM;VA;VC;type;estimation)</text:p>
      <text:p text:style-name="Text_20_body">NPM : le nombre de périodes lors desquelles les paiements sont effectués (périodes de paiement).</text:p>
      <text:p text:style-name="Text_20_body">VPM : le montant du versement périodique (annuité) à chaque période.</text:p>
      <text:p text:style-name="Text_20_body">VA : la valeur au comptant dans la séquence de paiements.</text:p>
      <text:p text:style-name="Text_20_body">VC (facultatif) : la valeur future atteinte au terme des paiements périodiques.</text:p>
      <text:p text:style-name="Text_20_body">Type (facultatif) : l'échéance du paiement périodique au début ou au terme d'une période.</text:p>
      <text:p text:style-name="Text_20_body">ESTIMATION (facultatif) : détermine la valeur estimée des intérêts par un calcul itératif.</text:p>
      <text:p text:style-name="Text_20_body"><text:bookmark text:name="optional211"/>ILes paramètres notés « facultatifs » peuvent ne pas être renseignés uniquement quand ils ne sont pas suivis d'autres paramètres. Par exemple, dans une fonction avec 4 paramètres où les deux derniers paramètres sont « facultatifs » vous pouvez ne pas renseigner le paramètre 4 ou les paramètres 3 et 4, mais ne pas laisser <text:s/>le paramètre 3 vide alors que le paramètre 4 est renseigné.</text:p>
      <text:h text:style-name="Heading_20_3" text:outline-level="3">Exemple</text:h>
      <text:p text:style-name="Text_20_body">La durée de remboursement s'étend sur 3 périodes, 10 unités monétaires sont versés régulièrement et la valeur actuelle s'élève à 900 unités monétaires. Taux d'intérêt constant :</text:p>
      <text:p text:style-name="Text_20_body">TAUX(3;10;900) = -121% - le taux d'intérêt est donc de 121%.</text:p>
      <text:h text:style-name="Heading_20_2" text:outline-level="2"><text:bookmark text:name="bm_id31542901"/><text:bookmark text:name="bm_id31591471"/><text:bookmark text:name="effective1"/>TAUX.EFFECTIF</text:h>
      <text:p text:style-name="Text_20_body">Renvoie le taux d'intérêt annuel net pour un taux d'intérêt nominal.</text:p>
      <text:p text:style-name="Text_20_body">Le taux d'intérêt nominal étant basé sur une échéance des intérêts en fin de période de calcul, alors que les intérêts sont très souvent payés mensuellement ou trimestriellement (ou à un autre moment) avant la fin de la période de calcul (donc payés par avance), les intérêts effectifs augmentent avec le nombre de paiements échelonnés des intérêts.</text:p>
      <text:h text:style-name="Heading_20_3" text:outline-level="3">Syntaxe</text:h>
      <text:p text:style-name="Corps_20_de_20_texte.code">TAUX.EFFECTIF(taux_nominal;p)</text:p>
      <text:p text:style-name="Text_20_body"><text:span text:style-name="T1">Taux_nominal</text:span> représente le taux d'intérêt nominal.</text:p>
      <text:p text:style-name="Text_20_body"><text:span text:style-name="T1">P</text:span> représente le nombre de paiements des intérêts périodiques par an.</text:p>
      <text:h text:style-name="Heading_20_3" text:outline-level="3">Exemple</text:h>
      <text:p text:style-name="Text_20_body">Si les intérêts nominaux annuels sont de 9,75% et que quatre périodes de calcul des intérêts sont prévues, quel est le taux d'intérêt réel (intérêts effectifs) ?</text:p>
      <text:p text:style-name="Text_20_body">TAUX.EFFECTIF(9,75%;4) = 10,11% - les intérêts effectifs annuels sont donc de 10,11 %.</text:p>
      <text:h text:style-name="Heading_20_2" text:outline-level="2"><text:bookmark text:name="bm_id31475151"/><text:bookmark text:name="bm_id31472411"/><text:bookmark text:name="effect_add1"/>TAUX.EFFECTIF_ADD</text:h>
      <text:p text:style-name="Text_20_body"><text:bookmark text:name="add511"/>Cette fonction n'est disponible que si l'add-in d'analyse est installé. </text:p>
      <text:p text:style-name="Text_20_body">Calcule le taux d'intérêt effectif annuel en fonction du taux d'intérêt nominal et du nombre de paiements d'intérêts par an.</text:p>
      <text:p text:style-name="P10"><text:bookmark text:name="ADD_note14"/></text:p>
      <text:p text:style-name="P14">Les fonctions dont les noms se terminent par _ADD renvoient les mêmes résultats que les fonctions Microsoft Excel correspondantes. Pour obtenir des résultats conformes aux normes internationales, utilisez des fonctions sans _ADD. Par exemple, la fonction WEEKNUM calcule le numéro de la semaine d'une date donnée conformément à la norme internationale ISO 6801, alors que la fonction WEEKNUM_ADD renvoie le même numéro de semaine que Microsoft Excel.</text:p>
      <text:h text:style-name="Heading_20_3" text:outline-level="3">Syntaxe</text:h>
      <text:p text:style-name="Corps_20_de_20_texte.code">TAUX.EFFECTIF_ADD(Intérêt nominal;Périodes)</text:p>
      <text:p text:style-name="Text_20_body">Intérêt nominal : l'intérêt nominal annuel.</text:p>
      <text:p text:style-name="Text_20_body">Périodes : le nombre de versements des intérêts par an.</text:p>
      <text:h text:style-name="Heading_20_3" text:outline-level="3">Exemple</text:h>
      <text:p text:style-name="Text_20_body">Intérêt effectif pour un intérêt nominal de 5,25% et des versements trimestriels :</text:p>
      <text:p text:style-name="Text_20_body">=TAUX.EFFECTIF_ADD(0,0525;4) renvoie 0,053543 ou 5,3534%.</text:p>
      <text:h text:style-name="Heading_20_2" text:outline-level="2"><text:bookmark text:name="bm_id31492902"/><text:bookmark text:name="bm_id31551041"/><text:bookmark text:name="disc1"/>TAUX.ESCOMPTE</text:h>
      <text:p text:style-name="Text_20_body"><text:bookmark text:name="add611"/>Cette fonction n'est disponible que si l'add-in d'analyse est installé. </text:p>
      <text:p text:style-name="Text_20_body">Calcule l'escompte d'un titre en pourcentage.</text:p>
      <text:h text:style-name="Heading_20_3" text:outline-level="3">Syntaxe</text:h>
      <text:p text:style-name="Corps_20_de_20_texte.code">TAUX.ESCOMPTE(Liquidation;Échéance;Prix;Remboursement;Base)</text:p>
      <text:p text:style-name="Text_20_body">Liquidation : la date d'acquisition du titre.</text:p>
      <text:p text:style-name="Text_20_body">Échéance : la date de l'échéance (expiration) du titre.</text:p>
      <text:p text:style-name="Text_20_body">Prix : le prix du titre pour une valeur nominale de 100 unités monétaires.</text:p>
      <text:p text:style-name="Text_20_body">Remboursement : la valeur de remboursement du titre pour une valeur nominale de 100 unités monétaires.</text:p>
      <text:p text:style-name="Text_20_body"><text:bookmark text:name="basis53"/>Base : paramètre facultatif ; spécifie la base à utiliser pour le comptage des jours de l'année.</text:p>
      <table:table table:name="Tableau8" table:style-name="Tableau8">
        <table:table-column table:style-name="Tableau8.A"/>
        <table:table-column table:style-name="Tableau8.B"/>
        <table:table-row>
          <table:table-cell table:style-name="Tableau8.A1" office:value-type="string">
            <text:p text:style-name="Corps_20_de_20_texte.tableheadintable">Base</text:p>
          </table:table-cell>
          <table:table-cell table:style-name="Tableau8.B1" office:value-type="string">
            <text:p text:style-name="Corps_20_de_20_texte.tableheadintable">Calcul</text:p>
          </table:table-cell>
        </table:table-row>
        <table:table-row>
          <table:table-cell table:style-name="Tableau8.A2" office:value-type="string">
            <text:p text:style-name="Corps_20_de_20_texte.tablecontentintable">0 ou vide</text:p>
          </table:table-cell>
          <table:table-cell table:style-name="Tableau8.B2" office:value-type="string">
            <text:p text:style-name="Corps_20_de_20_texte.tablecontentintable">Méthode américaine (NASD), 12 mois à 30 jours.</text:p>
          </table:table-cell>
        </table:table-row>
        <table:table-row>
          <table:table-cell table:style-name="Tableau8.A2" office:value-type="string">
            <text:p text:style-name="Corps_20_de_20_texte.tablecontentintable">1</text:p>
          </table:table-cell>
          <table:table-cell table:style-name="Tableau8.B2" office:value-type="string">
            <text:p text:style-name="Corps_20_de_20_texte.tablecontentintable">Nombre exact de jours dans le mois, nombre exact de jours dans l'année.</text:p>
          </table:table-cell>
        </table:table-row>
        <table:table-row>
          <table:table-cell table:style-name="Tableau8.A2" office:value-type="string">
            <text:p text:style-name="Corps_20_de_20_texte.tablecontentintable">2</text:p>
          </table:table-cell>
          <table:table-cell table:style-name="Tableau8.B2" office:value-type="string">
            <text:p text:style-name="Corps_20_de_20_texte.tablecontentintable">Nombre exact de jours dans le mois, année à 360 jours.</text:p>
          </table:table-cell>
        </table:table-row>
        <table:table-row>
          <table:table-cell table:style-name="Tableau8.A2" office:value-type="string">
            <text:p text:style-name="Corps_20_de_20_texte.tablecontentintable">3</text:p>
          </table:table-cell>
          <table:table-cell table:style-name="Tableau8.B2" office:value-type="string">
            <text:p text:style-name="Corps_20_de_20_texte.tablecontentintable">Nombre exact de jours dans le mois, année à 365 jours.</text:p>
          </table:table-cell>
        </table:table-row>
        <table:table-row>
          <table:table-cell table:style-name="Tableau8.A2" office:value-type="string">
            <text:p text:style-name="Corps_20_de_20_texte.tablecontentintable">4</text:p>
          </table:table-cell>
          <table:table-cell table:style-name="Tableau8.B2" office:value-type="string">
            <text:p text:style-name="Corps_20_de_20_texte.tablecontentintable">Méthode européenne, 12 mois à 30 jours.</text:p>
          </table:table-cell>
        </table:table-row>
      </table:table>
      <text:h text:style-name="Heading_20_3" text:outline-level="3">Exemple</text:h>
      <text:p text:style-name="Text_20_body">Un titre a été acquis le 25/1/2001 et le terme de l'échéance a été fixé au 15/11/2001. La valeur négociable (prix d'achat) est 97 et la valeur de remboursement 100. La base de comptage des jours est réelle/365 (3). Montant du rabais (escompte) :</text:p>
      <text:p text:style-name="Text_20_body">=TAUX.ESCOMPTE("25/1/2001";"15/11/2001";97;100;3) renvoie 0,03840 ou 3,84%.</text:p>
      <text:h text:style-name="Heading_20_2" text:outline-level="2"><text:bookmark text:name="bm_id31473801"/><text:bookmark text:name="bm_id31557991"/><text:bookmark text:name="tbilleq1"/>TAUX.ESCOMPTE.R</text:h>
      <text:p text:style-name="Text_20_body"><text:bookmark text:name="add122"/>Cette fonction n'est disponible que si l'add-in d'analyse est installé. </text:p>
      <text:p text:style-name="Text_20_body"><text:bookmark text:name="bm_id31544031"/>Calcule le revenu annuel d'un bon du Trésor (). Un bon du Trésor est acheté à la date de liquidation et vendu à la valeur nominale intégrale à la date d'échéance, au cours de la même année. Un escompte est déduit du prix d'achat.</text:p>
      <text:h text:style-name="Heading_20_3" text:outline-level="3">Syntaxe</text:h>
      <text:p text:style-name="Corps_20_de_20_texte.code">TAUX.ESCOMPTE.R(Liquidation;Échéance;Escompte)</text:p>
      <text:p text:style-name="Text_20_body">Liquidation : la date d'acquisition du titre.</text:p>
      <text:p text:style-name="Text_20_body">Échéance : la date de l'échéance (expiration) du titre.</text:p>
      <text:p text:style-name="Text_20_body">Escompte : le pourcentage de rabais obtenu à l'acquisition du titre.</text:p>
      <text:h text:style-name="Heading_20_3" text:outline-level="3">Exemple</text:h>
      <text:p text:style-name="Text_20_body">La date de liquidation est le 31 mars 1999, le terme de l'échéance a été fixé au 1er juin 1999 et l'escompte s'élève à 9,14%.</text:p>
      <text:p text:style-name="Text_20_body">Calcul du taux d'intérêt du bon du trésor correspondant au titre :</text:p>
      <text:p text:style-name="Text_20_body">=TAUX.ESCOMPTE.R("31/3/99";"1/6/99";0,0914) renvoie 0,094151 ou 9,4151 pour-cent.</text:p>
      <text:h text:style-name="Heading_20_2" text:outline-level="2"><text:bookmark text:name="bm_id31529441"/><text:bookmark text:name="bm_id31491061"/><text:bookmark text:name="intrate1"/>TAUX.INTERET</text:h>
      <text:p text:style-name="Text_20_body"><text:bookmark text:name="add1011"/>Cette fonction n'est disponible que si l'add-in d'analyse est installé. </text:p>
      <text:p text:style-name="Text_20_body">Calcule le taux d'intérêt annuel lorsqu'un titre (ou un autre bien) est acheté à une valeur d'investissement et vendu à une valeur de remboursement. Aucun intérêt n'est versé.</text:p>
      <text:h text:style-name="Heading_20_3" text:outline-level="3">Syntaxe</text:h>
      <text:p text:style-name="Corps_20_de_20_texte.code">TAUX.INTERET(Liquidation;Échéance;Investissement;Remboursement;Base)</text:p>
      <text:p text:style-name="Text_20_body">Liquidation : la date d'acquisition du titre.</text:p>
      <text:p text:style-name="Text_20_body">Échéance : la date de la vente du titre.</text:p>
      <text:p text:style-name="Text_20_body">Investissement : le prix d'achat.</text:p>
      <text:p text:style-name="Text_20_body">Remboursement : le prix de vente.</text:p>
      <text:p text:style-name="Text_20_body"><text:bookmark text:name="basis101"/>Base : paramètre facultatif ; spécifie la base à utiliser pour le comptage des jours de l'année.</text:p>
      <table:table table:name="Tableau26" table:style-name="Tableau26">
        <table:table-column table:style-name="Tableau26.A"/>
        <table:table-column table:style-name="Tableau26.B"/>
        <table:table-row>
          <table:table-cell table:style-name="Tableau26.A1" office:value-type="string">
            <text:p text:style-name="Corps_20_de_20_texte.tableheadintable">Base</text:p>
          </table:table-cell>
          <table:table-cell table:style-name="Tableau26.B1" office:value-type="string">
            <text:p text:style-name="Corps_20_de_20_texte.tableheadintable">Calcul</text:p>
          </table:table-cell>
        </table:table-row>
        <table:table-row>
          <table:table-cell table:style-name="Tableau26.A2" office:value-type="string">
            <text:p text:style-name="Corps_20_de_20_texte.tablecontentintable">0 ou vide</text:p>
          </table:table-cell>
          <table:table-cell table:style-name="Tableau26.B2" office:value-type="string">
            <text:p text:style-name="Corps_20_de_20_texte.tablecontentintable">Méthode américaine (NASD), 12 mois à 30 jours.</text:p>
          </table:table-cell>
        </table:table-row>
        <table:table-row>
          <table:table-cell table:style-name="Tableau26.A2" office:value-type="string">
            <text:p text:style-name="Corps_20_de_20_texte.tablecontentintable">1</text:p>
          </table:table-cell>
          <table:table-cell table:style-name="Tableau26.B2" office:value-type="string">
            <text:p text:style-name="Corps_20_de_20_texte.tablecontentintable">Nombre exact de jours dans le mois, nombre exact de jours dans l'année.</text:p>
          </table:table-cell>
        </table:table-row>
        <table:table-row>
          <table:table-cell table:style-name="Tableau26.A2" office:value-type="string">
            <text:p text:style-name="Corps_20_de_20_texte.tablecontentintable">2</text:p>
          </table:table-cell>
          <table:table-cell table:style-name="Tableau26.B2" office:value-type="string">
            <text:p text:style-name="Corps_20_de_20_texte.tablecontentintable">Nombre exact de jours dans le mois, année à 360 jours.</text:p>
          </table:table-cell>
        </table:table-row>
        <table:table-row>
          <table:table-cell table:style-name="Tableau26.A2" office:value-type="string">
            <text:p text:style-name="Corps_20_de_20_texte.tablecontentintable">3</text:p>
          </table:table-cell>
          <table:table-cell table:style-name="Tableau26.B2" office:value-type="string">
            <text:p text:style-name="Corps_20_de_20_texte.tablecontentintable">Nombre exact de jours dans le mois, année à 365 jours.</text:p>
          </table:table-cell>
        </table:table-row>
        <table:table-row>
          <table:table-cell table:style-name="Tableau26.A2" office:value-type="string">
            <text:p text:style-name="Corps_20_de_20_texte.tablecontentintable">4</text:p>
          </table:table-cell>
          <table:table-cell table:style-name="Tableau26.B2" office:value-type="string">
            <text:p text:style-name="Corps_20_de_20_texte.tablecontentintable">Méthode européenne, 12 mois à 30 jours.</text:p>
          </table:table-cell>
        </table:table-row>
      </table:table>
      <text:h text:style-name="Heading_20_3" text:outline-level="3">Exemple</text:h>
      <text:p text:style-name="Text_20_body">Un objet d'art a été acquis le 15/1/1990 pour 1 million et vendu le 5/5/2002 à 2 millions. La base de comptage des jours est réelle/365 (3). Moyenne du taux d'intérêt annuel :</text:p>
      <text:p text:style-name="Text_20_body">=TAUX.INTERET("15/1/1990";"5/5/2002";1000000;2000000;3) renvoie 8,12%.</text:p>
      <text:h text:style-name="Heading_20_2" text:outline-level="2"><text:bookmark text:name="bm_id31456001"/><text:bookmark text:name="bm_id31494842"/><text:bookmark text:name="nominal1"/>TAUX.NOMINAL</text:h>
      <text:p text:style-name="Text_20_body">Calcule le taux d'intérêt nominal annuel en fonction du taux d'intérêt effectif et du nombre de périodes par an.</text:p>
      <text:h text:style-name="Heading_20_3" text:outline-level="3">Syntaxe</text:h>
      <text:p text:style-name="Corps_20_de_20_texte.code">TAUX.NOMINAL(taux_effectif;p)</text:p>
      <text:p text:style-name="Text_20_body">TAUX_EFFECTIF : le taux d'intérêt effectif.</text:p>
      <text:p text:style-name="Text_20_body">Périodes : le nombre de paiements d'intérêts périodiques par an.</text:p>
      <text:h text:style-name="Heading_20_3" text:outline-level="3">Exemple</text:h>
      <text:p text:style-name="Text_20_body">Quel est le montant des intérêts nominaux annuels pour un taux d'intérêt effectif de 13,5% et douze paiements d'intérêts par an ?</text:p>
      <text:p text:style-name="Text_20_body">TAUX.NOMINAL(13,5%;12) = 12,73% - le taux d'intérêt nominal annuel est donc de 12,73%.</text:p>
      <text:h text:style-name="Heading_20_2" text:outline-level="2"><text:bookmark text:name="bm_id315843911"/><text:bookmark text:name="bm_id31551231"/><text:bookmark text:name="nominal_add1"/>TAUX.NOMINAL_ADD</text:h>
      <text:p text:style-name="Text_20_body"><text:bookmark text:name="add132"/>Cette fonction n'est disponible que si l'add-in d'analyse est installé. </text:p>
      <text:p text:style-name="Text_20_body">Calcule le taux d'intérêt nominal annuel en fonction du taux d'intérêt effectif et du nombre de paiements d'intérêts par an.</text:p>
      <text:p text:style-name="P10"><text:bookmark text:name="ADD_note22"/></text:p>
      <table:table table:name="Tableau20" table:style-name="Tableau20">
        <table:table-column table:style-name="Tableau20.A"/>
        <table:table-row>
          <table:table-cell table:style-name="Tableau20.A1" office:value-type="string">
            <text:p text:style-name="Table_20_Contents">Les fonctions dont les noms se terminent par _ADD renvoient les mêmes résultats que les fonctions Microsoft Excel correspondantes. Pour obtenir des résultats conformes aux normes internationales, utilisez des fonctions sans _ADD. Par exemple, la fonction WEEKNUM calcule le numéro de la semaine d'une date donnée conformément à la norme internationale ISO 6801, alors que la fonction WEEKNUM_ADD renvoie le même numéro de semaine que Microsoft Excel.</text:p>
          </table:table-cell>
        </table:table-row>
      </table:table>
      <text:h text:style-name="Heading_20_3" text:outline-level="3">Syntaxe</text:h>
      <text:p text:style-name="Corps_20_de_20_texte.code">TAUX.NOMINAL_ADD(Taux effectif;Périodes)</text:p>
      <text:p text:style-name="Text_20_body">Taux réel : le taux d'intérêt annuel réel.</text:p>
      <text:p text:style-name="Text_20_body">Périodes : le nombre de paiements d'intérêts par an.</text:p>
      <text:h text:style-name="Heading_20_3" text:outline-level="3">Exemple</text:h>
      <text:p text:style-name="Text_20_body">Calcul du taux nominal pour un taux effectif de 5,3543% et des versements trimestriels :</text:p>
      <text:p text:style-name="Text_20_body">=TAUX.NOMINAL_ADD(5,3543%;4) renvoie 0,0525 ou 5,25%.</text:p>
      <text:h text:style-name="Heading_20_2" text:outline-level="2"><text:bookmark text:name="bm_id31484191"/><text:bookmark text:name="bm_id31539481"/><text:bookmark text:name="irr1"/>TRI</text:h>
      <text:p text:style-name="Text_20_body">Calcule le taux de rentabilité interne d'un investissement. Les valeurs représentent le flux de trésorerie à intervalles réguliers ; au moins une valeur doit être négative (dépenses) et au moins une valeur doit être positive (recettes).</text:p>
      <text:h text:style-name="Heading_20_3" text:outline-level="3">Syntaxe</text:h>
      <text:p text:style-name="Corps_20_de_20_texte.code">TRI(valeurs;estimation)</text:p>
      <text:p text:style-name="Text_20_body"><text:span text:style-name="T1">Valeurs</text:span> représente une matrice contenant les valeurs.</text:p>
      <text:p text:style-name="Text_20_body"><text:span text:style-name="T1">Estimation</text:span> (facultatif) est la valeur estimée. Une méthode itérative est utilisée pour calculer le taux de rentabilité interne. Si vous ne pouvez fournir que quelques valeurs, il est préférable que vous réalisiez une estimation initiale pour permettre l'itération.</text:p>
      <text:h text:style-name="Heading_20_3" text:outline-level="3">Exemple</text:h>
      <text:p text:style-name="Text_20_body">Si le contenu des cellules est A1=-10000, A2=3500, A3=7600 et A4=1000, la formule =IRR(A1:A4) donne le résultat 80,24 %.</text:p>
      <text:h text:style-name="Heading_20_2" text:outline-level="2"><text:bookmark text:name="bm_id30834431"/><text:bookmark text:name="bm_id31474851"/><text:bookmark text:name="xirr1"/>TRI.PAIEMENTS</text:h>
      <text:p text:style-name="Text_20_body"><text:bookmark text:name="add1121"/>Cette fonction n'est disponible que si l'add-in d'analyse est installé. </text:p>
      <text:p text:style-name="Text_20_body">Calcule le taux de rentabilité interne d'un ensemble de paiements non périodiques. Le calcul est effectué sur une base annuelle (365 jours) et les années bissextiles sont ignorées.</text:p>
      <text:p text:style-name="Text_20_body">Si les paiements sont effectués à intervalles réguliers, utilisez la fonction TRI.</text:p>
      <text:h text:style-name="Heading_20_3" text:outline-level="3">Syntaxe</text:h>
      <text:p text:style-name="Corps_20_de_20_texte.code">TRI.PAIEMENTS(Valeurs;Dates;Estimation)</text:p>
      <text:p text:style-name="Text_20_body">Valeurs et dates : une série de valeurs de paiements et une série de dates associées. Les deux premières dates définissent le début du plan de paiement. Toutes les autres valeurs de date doivent être ultérieures, mais ne doivent pas nécessairement être dans un ordre particulier. Les séries de valeurs doivent contenir au moins une valeur négative et une valeur positive (recettes et dépôts).</text:p>
      <text:p text:style-name="Text_20_body">Estimation (facultatif) : une estimation peut être saisie pour le taux de rentabilité interne. L'estimation par défaut est de 10 %.</text:p>
      <text:h text:style-name="Heading_20_3" text:outline-level="3">Exemple</text:h>
      <text:p text:style-name="Text_20_body">Calcul du taux d'intérêt interne pour les 5 paiements suivants :</text:p>
      <table:table table:name="Tableau27" table:style-name="Tableau27">
        <table:table-column table:style-name="Tableau27.A"/>
        <table:table-column table:style-name="Tableau27.B"/>
        <table:table-column table:style-name="Tableau27.C"/>
        <table:table-column table:style-name="Tableau27.D"/>
        <table:table-row>
          <table:table-cell table:style-name="Tableau27.A1" office:value-type="string">
            <text:p text:style-name="P12"/>
          </table:table-cell>
          <table:table-cell table:style-name="Tableau27.A1" office:value-type="string">
            <text:p text:style-name="Table_20_Contents">A</text:p>
          </table:table-cell>
          <table:table-cell table:style-name="Tableau27.A1" office:value-type="string">
            <text:p text:style-name="Table_20_Contents">B</text:p>
          </table:table-cell>
          <table:table-cell table:style-name="Tableau27.D1" office:value-type="string">
            <text:p text:style-name="Table_20_Contents">C</text:p>
          </table:table-cell>
        </table:table-row>
        <table:table-row>
          <table:table-cell table:style-name="Tableau27.A2" office:value-type="string">
            <text:p text:style-name="Table_20_Contents">1</text:p>
          </table:table-cell>
          <table:table-cell table:style-name="Tableau27.A2" office:value-type="string">
            <text:p text:style-name="Table_20_Contents">01/01/01</text:p>
          </table:table-cell>
          <table:table-cell table:style-name="Tableau27.A2" office:value-type="string">
            <text:p text:style-name="Table_20_Contents">-10 000</text:p>
          </table:table-cell>
          <table:table-cell table:style-name="Tableau27.D2" office:value-type="string">
            <text:p text:style-name="Table_20_Contents">Décaissement</text:p>
          </table:table-cell>
        </table:table-row>
        <table:table-row>
          <table:table-cell table:style-name="Tableau27.A2" office:value-type="string">
            <text:p text:style-name="Table_20_Contents">2</text:p>
          </table:table-cell>
          <table:table-cell table:style-name="Tableau27.A2" office:value-type="string">
            <text:p text:style-name="Table_20_Contents">1/2/2001</text:p>
          </table:table-cell>
          <table:table-cell table:style-name="Tableau27.A2" office:value-type="string">
            <text:p text:style-name="Table_20_Contents">2 000</text:p>
          </table:table-cell>
          <table:table-cell table:style-name="Tableau27.D2" office:value-type="string">
            <text:p text:style-name="Table_20_Contents">Encaissements</text:p>
          </table:table-cell>
        </table:table-row>
        <table:table-row>
          <table:table-cell table:style-name="Tableau27.A2" office:value-type="string">
            <text:p text:style-name="Table_20_Contents">3</text:p>
          </table:table-cell>
          <table:table-cell table:style-name="Tableau27.A2" office:value-type="string">
            <text:p text:style-name="Table_20_Contents">15/3/2001</text:p>
          </table:table-cell>
          <table:table-cell table:style-name="Tableau27.A2" office:value-type="string">
            <text:p text:style-name="Table_20_Contents">2 500</text:p>
          </table:table-cell>
          <table:table-cell table:style-name="Tableau27.D2" office:value-type="string">
            <text:p text:style-name="P12"/>
          </table:table-cell>
        </table:table-row>
        <table:table-row>
          <table:table-cell table:style-name="Tableau27.A2" office:value-type="string">
            <text:p text:style-name="Table_20_Contents">4</text:p>
          </table:table-cell>
          <table:table-cell table:style-name="Tableau27.A2" office:value-type="string">
            <text:p text:style-name="Table_20_Contents">12/5/2001</text:p>
          </table:table-cell>
          <table:table-cell table:style-name="Tableau27.A2" office:value-type="string">
            <text:p text:style-name="Table_20_Contents">5 000</text:p>
          </table:table-cell>
          <table:table-cell table:style-name="Tableau27.D2" office:value-type="string">
            <text:p text:style-name="P12"/>
          </table:table-cell>
        </table:table-row>
        <table:table-row>
          <table:table-cell table:style-name="Tableau27.A2" office:value-type="string">
            <text:p text:style-name="Table_20_Contents">5</text:p>
          </table:table-cell>
          <table:table-cell table:style-name="Tableau27.A2" office:value-type="string">
            <text:p text:style-name="Table_20_Contents">10/8/2001</text:p>
          </table:table-cell>
          <table:table-cell table:style-name="Tableau27.A2" office:value-type="string">
            <text:p text:style-name="Table_20_Contents">1 000</text:p>
          </table:table-cell>
          <table:table-cell table:style-name="Tableau27.D2" office:value-type="string">
            <text:p text:style-name="P12"/>
          </table:table-cell>
        </table:table-row>
      </table:table>
      <text:p text:style-name="Text_20_body">=TRI.PAIEMENTS(B1:B5;A1:A5;0,1) renvoie 0,1828.</text:p>
      <text:h text:style-name="Heading_20_2" text:outline-level="2"><text:bookmark text:name="bm_id31506701"/><text:bookmark text:name="bm_id31489741"/><text:bookmark text:name="mirr1"/>TRIM</text:h>
      <text:p text:style-name="Text_20_body">Calcule le taux de rentabilité interne modifié pour une série d'investissements.</text:p>
      <text:h text:style-name="Heading_20_3" text:outline-level="3">Syntaxe</text:h>
      <text:p text:style-name="Corps_20_de_20_texte.code">TRIM(Valeurs;Investissement;Réinvestissement)</text:p>
      <text:p text:style-name="Text_20_body">Valeurs : correspond à la référence de matrice ou de cellule pour les cellules dont le contenu correspond aux paiements.</text:p>
      <text:p text:style-name="Text_20_body">investissement : le taux d'intérêt des investissements (les valeurs négatives de la matrice)</text:p>
      <text:p text:style-name="Text_20_body"><text:span text:style-name="T1">Réinvestissement</text:span> : représente le taux d'intérêt du réinvestissement (les valeurs positives de la matrice)</text:p>
      <text:h text:style-name="Heading_20_3" text:outline-level="3">Exemple</text:h>
      <text:p text:style-name="Text_20_body">Si, par exemple, une cellule contient A1=-5, A2=10, A3=15 et A4=8, avec une valeur d'investissement de 0,5 et une valeur de réinvestissement de 0,1, le résultat est 94,16 %.</text:p>
      <text:h text:style-name="Heading_20_2" text:outline-level="2"><text:bookmark text:name="bm_id31530722"/><text:bookmark text:name="bm_id31475561"/><text:bookmark text:name="pv1"/>VA</text:h>
      <text:p text:style-name="Text_20_body">Renvoie la valeur actuelle d'un investissement provenant d'une série de paiements réguliers.</text:p>
      <text:p text:style-name="Text_20_body">Utilisez cette fonction pour calculer la somme d'argent que vous devez placer pour qu'un montant fixe (annuité) soit versé pendant un nombre de périodes donné. Vous pouvez indiquer de manière facultative le montant qui devra rester à la fin de cette période et pouvez aussi spécifier si le montant à payer doit l'être à chaque fois en début ou en fin de période.</text:p>
      <text:p text:style-name="Text_20_body">Les valeurs peuvent être saisies sous forme de nombres, d'expressions ou de références. Si vous bénéficiez, par exemple, d'intérêts annuels de 8%, mais que vous souhaitiez définir des périodes mensuelles, saisissez dans le champ <text:span text:style-name="T1">Taux</text:span> 8%/12. OpenOffice.org Calc calcule automatiquement le bon coefficient.</text:p>
      <text:h text:style-name="Heading_20_3" text:outline-level="3">Syntaxe</text:h>
      <text:p text:style-name="Corps_20_de_20_texte.code">VA(taux;NPM;VPM;VC;type)</text:p>
      <text:p text:style-name="Text_20_body"><text:span text:style-name="T1">Taux</text:span> définit le taux d'intérêt par période.</text:p>
      <text:p text:style-name="Text_20_body"><text:span text:style-name="T1">NPM</text:span> représente le nombre total de périodes (période de paiement).</text:p>
      <text:p text:style-name="Text_20_body"><text:span text:style-name="T1">VPM</text:span> représente le paiement régulier effectué par période.</text:p>
      <text:p text:style-name="Text_20_body"><text:span text:style-name="T1">VC</text:span> (facultatif) détermine la valeur future restant après le paiement de la dernière échéance.</text:p>
      <text:p text:style-name="Text_20_body"><text:span text:style-name="T1">Type</text:span> (facultatif) représente l'échéance. Type = 1 représente l'échéance au début d'une période, Type = 0 (prédéfini) l'échéance à la fin.</text:p>
      <text:p text:style-name="Text_20_body">Les paramètres notés « facultatifs » peuvent ne pas être renseignés uniquement quand ils ne sont pas suivis d'autres paramètres. Par exemple, dans une fonction avec 4 paramètres où les deux derniers paramètres sont « facultatifs » vous pouvez ne pas renseigner le paramètre 4 ou les paramètres 3 et 4, mais ne pas laisser <text:s/>le paramètre 3 vide alors que le paramètre 4 est renseigné.</text:p>
      <text:h text:style-name="Heading_20_3" text:outline-level="3">Exemple</text:h>
      <text:p text:style-name="Text_20_body">Valeur actuelle d'un investissement pour un versement mensuel de 500 unités monétaires et un taux d'intérêt de 8 % par an (la période de paiement étant de 48 mois et la valeur finale de 20.000 unités monétaires) :</text:p>
      <text:p text:style-name="Text_20_body">VA(8 %/12;48;500;20000) = -35 019,37 unités monétaires. Vous devez payer aujourd'hui 35 019,37 unités monétaires aux conditions définies afin de percevoir pendant 48 mois 500 unités monétaires mensuellement et pour qu'il reste 20 000 unités monétaires à la fin de la période. Le calcul de vérification montre que 48*500 unités monétaires + 20 000 unités monétaires = 44 000 unités monétaires. La différence avec les 35 000 unités monétaires versés correspond aux intérêts que vous percevez.</text:p>
      <text:p text:style-name="Text_20_body">Ne saisissez pas les valeurs directement, mais sous forme de référence dans la formule ; vous pourrez ainsi établir des estimations à partir de scénarios " Comment-si ". Pensez à définir les références des constantes en tant que références absolues. Vous trouverez des exemples pour ce type d'application dans les fonctions d'amortissement.</text:p>
      <text:h text:style-name="Heading_20_2" text:outline-level="2"><text:bookmark text:name="bm_id31432361"/><text:bookmark text:name="bm_id31512971"/><text:bookmark text:name="pricedisc1"/>VALEUR.ENCAISSEMENT</text:h>
      <text:p text:style-name="Text_20_body"><text:bookmark text:name="add141"/>Cette fonction n'est disponible que si l'add-in d'analyse est installé. </text:p>
      <text:p text:style-name="Text_20_body">Calcule le prix pour 100 unités monétaires de la valeur nominale d'un titre non productif d'intérêts.</text:p>
      <text:h text:style-name="Heading_20_3" text:outline-level="3">Syntaxe</text:h>
      <text:p text:style-name="Corps_20_de_20_texte.code">VALEUR.ENCAISSEMENT(Liquidation;Échéance;Escompte;Remboursement;Base)</text:p>
      <text:p text:style-name="Text_20_body">Liquidation : la date d'acquisition du titre.</text:p>
      <text:p text:style-name="Text_20_body">Échéance : la date de l'échéance (expiration) du titre.</text:p>
      <text:p text:style-name="Text_20_body">Escompte : le pourcentage de rabais obtenu à l'acquisition du titre.</text:p>
      <text:p text:style-name="Text_20_body">Remboursement : la valeur de remboursement pour une valeur nominale de 100 unités monétaires.</text:p>
      <text:p text:style-name="Text_20_body"><text:bookmark text:name="basis611"/>Base : paramètre facultatif ; spécifie la base à utiliser pour le comptage des jours de l'année.</text:p>
      <table:table table:name="Tableau21" table:style-name="Tableau21">
        <table:table-column table:style-name="Tableau21.A"/>
        <table:table-column table:style-name="Tableau21.B"/>
        <table:table-row>
          <table:table-cell table:style-name="Tableau21.A1" office:value-type="string">
            <text:p text:style-name="Corps_20_de_20_texte.tableheadintable">Base</text:p>
          </table:table-cell>
          <table:table-cell table:style-name="Tableau21.B1" office:value-type="string">
            <text:p text:style-name="Corps_20_de_20_texte.tableheadintable">Calcul</text:p>
          </table:table-cell>
        </table:table-row>
        <table:table-row>
          <table:table-cell table:style-name="Tableau21.A2" office:value-type="string">
            <text:p text:style-name="Corps_20_de_20_texte.tablecontentintable">0 ou vide</text:p>
          </table:table-cell>
          <table:table-cell table:style-name="Tableau21.B2" office:value-type="string">
            <text:p text:style-name="Corps_20_de_20_texte.tablecontentintable">Méthode américaine (NASD), 12 mois à 30 jours.</text:p>
          </table:table-cell>
        </table:table-row>
        <table:table-row>
          <table:table-cell table:style-name="Tableau21.A2" office:value-type="string">
            <text:p text:style-name="Corps_20_de_20_texte.tablecontentintable">1</text:p>
          </table:table-cell>
          <table:table-cell table:style-name="Tableau21.B2" office:value-type="string">
            <text:p text:style-name="Corps_20_de_20_texte.tablecontentintable">Nombre exact de jours dans le mois, nombre exact de jours dans l'année.</text:p>
          </table:table-cell>
        </table:table-row>
        <table:table-row>
          <table:table-cell table:style-name="Tableau21.A2" office:value-type="string">
            <text:p text:style-name="Corps_20_de_20_texte.tablecontentintable">2</text:p>
          </table:table-cell>
          <table:table-cell table:style-name="Tableau21.B2" office:value-type="string">
            <text:p text:style-name="Corps_20_de_20_texte.tablecontentintable">Nombre exact de jours dans le mois, année à 360 jours.</text:p>
          </table:table-cell>
        </table:table-row>
        <table:table-row>
          <table:table-cell table:style-name="Tableau21.A2" office:value-type="string">
            <text:p text:style-name="Corps_20_de_20_texte.tablecontentintable">3</text:p>
          </table:table-cell>
          <table:table-cell table:style-name="Tableau21.B2" office:value-type="string">
            <text:p text:style-name="Corps_20_de_20_texte.tablecontentintable">Nombre exact de jours dans le mois, année à 365 jours.</text:p>
          </table:table-cell>
        </table:table-row>
        <table:table-row>
          <table:table-cell table:style-name="Tableau21.A2" office:value-type="string">
            <text:p text:style-name="Corps_20_de_20_texte.tablecontentintable">4</text:p>
          </table:table-cell>
          <table:table-cell table:style-name="Tableau21.B2" office:value-type="string">
            <text:p text:style-name="Corps_20_de_20_texte.tablecontentintable">Méthode européenne, 12 mois à 30 jours.</text:p>
          </table:table-cell>
        </table:table-row>
      </table:table>
      <text:h text:style-name="Heading_20_3" text:outline-level="3">Exemple</text:h>
      <text:p text:style-name="Text_20_body">Un titre a été acquis le 15/2/1999 et le terme de l'échéance a été fixé au 1/3/1999. L'escompte est de 5,25% et la valeur de remboursement est 100 et la base est réelle/360 (2). Valeur d'encaissement :</text:p>
      <text:p text:style-name="Text_20_body">=VALEUR.ENCAISSEMENT("15/2/1999";"1/3/1999";0,0525;100;2) renvoie 99,79583.</text:p>
      <text:h text:style-name="Heading_20_2" text:outline-level="2"><text:bookmark text:name="bm_id31432181"/><text:bookmark text:name="bm_id31457531"/><text:bookmark text:name="received1"/>VALEUR.NOMINALE</text:h>
      <text:p text:style-name="Text_20_body"><text:bookmark text:name="add74"/>Cette fonction n'est disponible que si l'add-in d'analyse est installé. </text:p>
      <text:p text:style-name="Text_20_body">Calcule le montant d'un versement pour un titre à revenu fixe à un moment donné.</text:p>
      <text:h text:style-name="Heading_20_3" text:outline-level="3">Syntaxe</text:h>
      <text:p text:style-name="Corps_20_de_20_texte.code">VALEUR.NOMINALE(Liquidation;Échéance;Investissement;Escompte;Base)</text:p>
      <text:p text:style-name="Text_20_body">Liquidation : la date d'acquisition du titre.</text:p>
      <text:p text:style-name="Text_20_body">Échéance : la date de l'échéance (expiration) du titre.</text:p>
      <text:p text:style-name="Text_20_body">Investissement : le montant d'acquisition.</text:p>
      <text:p text:style-name="Text_20_body">Escompte : le pourcentage de rabais obtenu à l'acquisition du titre.</text:p>
      <text:p text:style-name="Text_20_body"><text:bookmark text:name="basis63"/>Base : paramètre facultatif ; spécifie la base à utiliser pour le comptage des jours de l'année.</text:p>
      <table:table table:name="Tableau9" table:style-name="Tableau9">
        <table:table-column table:style-name="Tableau9.A"/>
        <table:table-column table:style-name="Tableau9.B"/>
        <table:table-row>
          <table:table-cell table:style-name="Tableau9.A1" office:value-type="string">
            <text:p text:style-name="Corps_20_de_20_texte.tableheadintable">Base</text:p>
          </table:table-cell>
          <table:table-cell table:style-name="Tableau9.B1" office:value-type="string">
            <text:p text:style-name="Corps_20_de_20_texte.tableheadintable">Calcul</text:p>
          </table:table-cell>
        </table:table-row>
        <table:table-row>
          <table:table-cell table:style-name="Tableau9.A2" office:value-type="string">
            <text:p text:style-name="Corps_20_de_20_texte.tablecontentintable">0 ou vide</text:p>
          </table:table-cell>
          <table:table-cell table:style-name="Tableau9.B2" office:value-type="string">
            <text:p text:style-name="Corps_20_de_20_texte.tablecontentintable">Méthode américaine (NASD), 12 mois à 30 jours.</text:p>
          </table:table-cell>
        </table:table-row>
        <table:table-row>
          <table:table-cell table:style-name="Tableau9.A2" office:value-type="string">
            <text:p text:style-name="Corps_20_de_20_texte.tablecontentintable">1</text:p>
          </table:table-cell>
          <table:table-cell table:style-name="Tableau9.B2" office:value-type="string">
            <text:p text:style-name="Corps_20_de_20_texte.tablecontentintable">Nombre exact de jours dans le mois, nombre exact de jours dans l'année.</text:p>
          </table:table-cell>
        </table:table-row>
        <table:table-row>
          <table:table-cell table:style-name="Tableau9.A2" office:value-type="string">
            <text:p text:style-name="Corps_20_de_20_texte.tablecontentintable">2</text:p>
          </table:table-cell>
          <table:table-cell table:style-name="Tableau9.B2" office:value-type="string">
            <text:p text:style-name="Corps_20_de_20_texte.tablecontentintable">Nombre exact de jours dans le mois, année à 360 jours.</text:p>
          </table:table-cell>
        </table:table-row>
        <table:table-row>
          <table:table-cell table:style-name="Tableau9.A2" office:value-type="string">
            <text:p text:style-name="Corps_20_de_20_texte.tablecontentintable">3</text:p>
          </table:table-cell>
          <table:table-cell table:style-name="Tableau9.B2" office:value-type="string">
            <text:p text:style-name="Corps_20_de_20_texte.tablecontentintable">Nombre exact de jours dans le mois, année à 365 jours.</text:p>
          </table:table-cell>
        </table:table-row>
        <table:table-row>
          <table:table-cell table:style-name="Tableau9.A2" office:value-type="string">
            <text:p text:style-name="Corps_20_de_20_texte.tablecontentintable">4</text:p>
          </table:table-cell>
          <table:table-cell table:style-name="Tableau9.B2" office:value-type="string">
            <text:p text:style-name="Corps_20_de_20_texte.tablecontentintable">Méthode européenne, 12 mois à 30 jours.</text:p>
          </table:table-cell>
        </table:table-row>
      </table:table>
      <text:h text:style-name="Heading_20_3" text:outline-level="3">Exemple</text:h>
      <text:p text:style-name="Text_20_body">La date de liquidation est le 15 février 1999, le terme de l'échéance est le 15 mai 1999, le montant de l'investissement est de 1000 unité monétaires, l'escompte s'élève à 5,75% et la base est réelle/360 (2).</text:p>
      <text:p text:style-name="Text_20_body">Calcul du montant du versement :</text:p>
      <text:p text:style-name="P9">=VALEUR.NOMINALE("15/2/99";"15/5/99";1000;0,0575;2) renvoie 1014,420266.</text:p>
      <text:h text:style-name="Heading_20_2" text:outline-level="2"><text:bookmark text:name="bm_id31484171"/><text:bookmark text:name="bm_id31492421"/><text:bookmark text:name="npv1"/>VAN</text:h>
      <text:p text:style-name="Text_20_body">Calcule la valeur actuelle nette d'un investissement sur la base d'une série de flux de trésorerie périodiques et d'un taux d'escompte.</text:p>
      <text:h text:style-name="Heading_20_3" text:outline-level="3">Syntaxe</text:h>
      <text:p text:style-name="Corps_20_de_20_texte.code">VAN(TAUX;valeur 1;valeur 2;...)</text:p>
      <text:p text:style-name="Text_20_body">TAUX : le taux d'escompte pour une période.</text:p>
      <text:p text:style-name="Text_20_body">Valeur 1;... jusqu'à 30 valeurs représentant les dépôts ou les prélèvements.</text:p>
      <text:h text:style-name="Heading_20_3" text:outline-level="3">Exemple</text:h>
      <text:p text:style-name="Text_20_body">Le montant respectif des paiements périodiques est 345 unités monétaires, 276 unités monétaires et -145 unités monétaires avec un facteur de déduction des intérêts non courus de 8,75%. Valeur actuelle nette :</text:p>
      <text:p text:style-name="Text_20_body">VAN(8,75%;345;276;-145) = 437,87 unités monétaires.</text:p>
      <text:h text:style-name="Heading_20_2" text:outline-level="2"><text:bookmark text:name="bm_id31511721"/><text:bookmark text:name="bm_id314919811"/><text:bookmark text:name="xnpv1"/>VAN.PAIEMENTS</text:h>
      <text:p text:style-name="Text_20_body"><text:bookmark text:name="add1211"/>Cette fonction n'est disponible que si l'add-in d'analyse est installé. </text:p>
      <text:p text:style-name="Text_20_body">Calcule la valeur du capital (valeur actuelle nette) d'un ensemble de paiements versés à différentes dates. Le calcul est effectué sur une base annuelle (365 jours) et les années bissextiles sont ignorées.</text:p>
      <text:p text:style-name="Text_20_body">Si les paiements sont effectués à intervalles réguliers, utilisez la fonction VAN.</text:p>
      <text:h text:style-name="Heading_20_3" text:outline-level="3">Syntaxe</text:h>
      <text:p text:style-name="Corps_20_de_20_texte.code">VAN.PAIEMENTS(Intérêt;Valeurs;Dates)</text:p>
      <text:p text:style-name="Text_20_body">Intérêt : le taux de rentabilité des paiements.</text:p>
      <text:p text:style-name="Text_20_body">Valeurs et dates : une série de paiements et la série des valeurs de date associées. Les deux premières données déterminent le point de départ de l'échéancier. Les autres dates doivent être postérieures, dans devoir être triées dans l'ordre. La série des valeurs doit comprendre au moins une valeur négative et une valeur positive (décaissements et encaissements).</text:p>
      <text:h text:style-name="Heading_20_3" text:outline-level="3">Exemple</text:h>
      <text:p text:style-name="Text_20_body">Calcul de la valeur du capital pour les 5 paiements mentionnés ci-dessus et un taux de rentabilité de 6% :</text:p>
      <text:p text:style-name="Text_20_body">=VAN.PAIEMENTS(0,06;B1:B5;A1:A5) renvoie 323,02.</text:p>
      <text:h text:style-name="Heading_20_2" text:outline-level="2"><text:bookmark text:name="bm_id31560491"/><text:bookmark text:name="bm_id31512051"/><text:bookmark text:name="fv1"/>VC</text:h>
      <text:p text:style-name="Text_20_body">Calcule la valeur future de l'investissement sur la base de paiements réguliers et d'un taux d'intérêt stable (valeur future).</text:p>
      <text:h text:style-name="Heading_20_3" text:outline-level="3">Syntaxe</text:h>
      <text:p text:style-name="Corps_20_de_20_texte.code">VC(taux;NPM;VPM;VA;type)</text:p>
      <text:p text:style-name="Text_20_body">Taux : le taux d'intérêt périodique.</text:p>
      <text:p text:style-name="Text_20_body">NPM : le nombre total de paiements (période de paiement).</text:p>
      <text:p text:style-name="Text_20_body">VPM : l'annuité payée régulièrement par période.</text:p>
      <text:p text:style-name="Text_20_body">VA (facultatif) : la valeur au comptant (actuelle) d'un investissement.</text:p>
      <text:p text:style-name="Text_20_body">Type (facultatif) : définit si le paiement est exigible en début ou en fin de période.</text:p>
      <text:p text:style-name="Text_20_body">Les paramètres notés « facultatifs » peuvent ne pas être renseignés uniquement quand ils ne sont pas suivis d'autres paramètres. Par exemple, dans une fonction avec 4 paramètres où les deux derniers paramètres sont « facultatifs » vous pouvez ne pas renseigner le paramètre 4 ou les paramètres 3 et 4, mais ne pas laisser <text:s/>le paramètre 3 vide alors que le paramètre 4 est renseigné.</text:p>
      <text:h text:style-name="Heading_20_3" text:outline-level="3">Exemple</text:h>
      <text:p text:style-name="Text_20_body">Le taux d'intérêt est de 4%, les remboursements périodiques s'élèvent à 750 unités monétaires et s'étalent sur deux années. La valeur actuelle de l'investissement est de 2 500 unités monétaires. Valeur finale de l'investissement :</text:p>
      <text:p text:style-name="Text_20_body">VC(4%;2;750;2500) = -4 234,00 unités monétaires - la valeur finale de l'investissement s'élève donc à 4 234,00 unités monétaires.</text:p>
      <text:h text:style-name="Heading_20_2" text:outline-level="2"><text:bookmark text:name="bm_id31553411"/><text:bookmark text:name="bm_id31559121"/><text:bookmark text:name="fvschedule1"/>VC.PAIEMENTS</text:h>
      <text:p text:style-name="Text_20_body"><text:bookmark text:name="add1311"/>Cette fonction n'est disponible que si l'add-in d'analyse est installé. </text:p>
      <text:p text:style-name="Text_20_body">Calcule la valeur cumulée d'un investissement en appliquant une série de taux d'intérêt composites.</text:p>
      <text:h text:style-name="Heading_20_3" text:outline-level="3">Syntaxe</text:h>
      <text:p text:style-name="Corps_20_de_20_texte.code">VC.PAIEMENTS(Capital;Intérêts)</text:p>
      <text:p text:style-name="Text_20_body">Capital : le capital initial.</text:p>
      <text:p text:style-name="Text_20_body">Intérêts : une série de taux d'intérêt - il peut s'agir d'une plage (telle que H3:H5) ou d'une {série} (cf. exemple).</text:p>
      <text:h text:style-name="Heading_20_3" text:outline-level="3">Exemple</text:h>
      <text:p text:style-name="Text_20_body">1 000 unités monétaires ont été placées pour une période de 3 ans. Les taux d'intérêt sont de 3%, 4% et 5% par an. Valeur après 3 ans :</text:p>
      <text:p text:style-name="Text_20_body">=VC.PAIEMENTS(1000;{0,03;0,04;0,05}) renvoie 1124,76.</text:p>
      <text:h text:style-name="Heading_20_2" text:outline-level="2"><text:bookmark text:name="bm_id31456241"/><text:bookmark text:name="bm_id31487681"/><text:bookmark text:name="vdb1"/>VDB</text:h>
      <text:p text:style-name="Text_20_body">Renvoie l'amortissement d'un bien durant une période spécifiée ou partielle suivant la méthode de l'amortissement dégressif à taux variable.</text:p>
      <text:h text:style-name="Heading_20_3" text:outline-level="3">Syntaxe</text:h>
      <text:p text:style-name="Corps_20_de_20_texte.code">VDB(coût;valeur_rés;durée;période_début;période_fin;facteur;type)</text:p>
      <text:p text:style-name="Text_20_body">Coût : la valeur initiale d'un bien.</text:p>
      <text:p text:style-name="Text_20_body">Valeur résiduelle : la valeur d'un bien au terme de l'amortissement.</text:p>
      <text:p text:style-name="Text_20_body">Durée : la durée de l'amortissement du bien.</text:p>
      <text:p text:style-name="Text_20_body">S : le début de l'amortissement. Cette valeur doit avoir la même unité de date que la durée.</text:p>
      <text:p text:style-name="Text_20_body">Fin : la fin de l'amortissement.</text:p>
      <text:p text:style-name="Text_20_body">Facteur (optionnel) : le taux d'amortissement. Un facteur de 2 correspond à un amortissement à taux double.</text:p>
      <text:p text:style-name="Text_20_body">Type (facultatif) : Si le type est défini sur 1, l'amortissement est appliqué de manière linéaire. Si le type est défini sur 0, aucun changement n'est effectué.</text:p>
      <text:p text:style-name="Text_20_body">Les paramètres notés « facultatifs » peuvent ne pas être renseignés uniquement quand ils ne sont pas suivis d'autres paramètres. Par exemple, dans une fonction avec 4 paramètres où les deux derniers paramètres sont « facultatifs » vous pouvez ne pas renseigner le paramètre 4 ou les paramètres 3 et 4, mais ne pas laisser <text:s/>le paramètre 3 vide alors que le paramètre 4 est renseigné.</text:p>
      <text:h text:style-name="Heading_20_3" text:outline-level="3">Exemple</text:h>
      <text:p text:style-name="Text_20_body">Le coût d'acquisition est de 35 000 unités monétaires, la valeur résiduelle de 7 500 unités monétaires, la durée de vie de 3 ans et le calcul prend en compte les périodes 10 à 20. Amortissement dégressif arithmétique à taux double pour une durée spécifiée :</text:p>
      <text:p text:style-name="Text_20_body">VDB(35000;7500;36;10;20;2) = 8 603,80 unités monétaires - l'amortissement pour la durée des périodes 10 à 20 est donc de 8 603,80 unités monétaires.</text:p>
      <text:h text:style-name="P15" text:outline-level="2"><text:bookmark text:name="bm_id31488951"/><text:bookmark text:name="bm_id31495771"/><text:bookmark text:name="pmt1"/>VPM</text:h>
      <text:p text:style-name="Text_20_body">Renvoie le paiement périodique pour une annuité avec des taux d'intérêt stables.</text:p>
      <text:h text:style-name="Heading_20_3" text:outline-level="3">Syntaxe</text:h>
      <text:p text:style-name="Corps_20_de_20_texte.code">VPM(taux;NPM;VA;VC;type)</text:p>
      <text:p text:style-name="Text_20_body">Taux : le taux d'intérêt périodique.</text:p>
      <text:p text:style-name="Text_20_body">NPM : le nombre de périodes pendant lesquelles l'annuité est versée.</text:p>
      <text:p text:style-name="Text_20_body">VA : la valeur actuelle (valeur au comptant) dans une séquence de paiements.</text:p>
      <text:p text:style-name="Text_20_body">VC (facultatif) : la valeur souhaitée (valeur future) à atteindre au terme des paiements périodiques.</text:p>
      <text:p text:style-name="Text_20_body">Type (facultatif) : l'échéance pour les paiements périodiques. Type=1 correspond au paiement au début et Type=0 correspond au paiement au terme de chaque période.</text:p>
      <text:p text:style-name="Text_20_body">Les paramètres notés « facultatifs » peuvent ne pas être renseignés uniquement quand ils ne sont pas suivis d'autres paramètres. Par exemple, dans une fonction avec 4 paramètres où les deux derniers paramètres sont « facultatifs » vous pouvez ne pas renseigner le paramètre 4 ou les paramètres 3 et 4, mais ne pas laisser <text:s/>le paramètre 3 vide alors que le paramètre 4 est renseigné.</text:p>
      <text:h text:style-name="Heading_20_3" text:outline-level="3">Exemple</text:h>
      <text:p text:style-name="Text_20_body">Que représentent les paiements périodiques avec un taux d'intérêt annuel de 1,99 %, une durée de remboursement de 3 ans et une valeur au comptant de 25 000 unités monétaires ? Il y a 36 mois correspondant à 36 périodes de paiement et le taux d'intérêt par période de paiement est de 1,99 %/12.</text:p>
      <text:p text:style-name="Text_20_body">VPM(1,99%;12;36;25000) = -715,96 unités monétaires. La mensualité (paiement périodique) est donc de 715,96 unités monétaires.</text:p>
      <text:h text:style-name="Heading_20_1" text:outline-level="1"><text:bookmark text:name="bm_id31472471"/>Catégorie Information</text:h>
      <text:p text:style-name="Text_20_body">Cette catégorie contient les fonctions d'<text:span text:style-name="T1">informations</text:span>. </text:p>
      <text:p text:style-name="Text_20_body">Les données du tableau suivant servent de référence pour certains exemples utilisés pour décrire les fonctions :</text:p>
      <table:table table:name="Tabel97" table:style-name="Tabel97">
        <table:table-column table:style-name="Tabel97.A"/>
        <table:table-column table:style-name="Tabel97.B"/>
        <table:table-column table:style-name="Tabel97.C"/>
        <table:table-row>
          <table:table-cell table:style-name="Tabel97.A1" office:value-type="string">
            <text:p text:style-name="P12"/>
          </table:table-cell>
          <table:table-cell table:style-name="Tabel97.A1" office:value-type="string">
            <text:p text:style-name="Corps_20_de_20_texte.tableheadintable">C</text:p>
          </table:table-cell>
          <table:table-cell table:style-name="Tabel97.C1" office:value-type="string">
            <text:p text:style-name="Corps_20_de_20_texte.tableheadintable">D</text:p>
          </table:table-cell>
        </table:table-row>
        <table:table-row>
          <table:table-cell table:style-name="Tabel97.A2" office:value-type="string">
            <text:p text:style-name="P16">2</text:p>
          </table:table-cell>
          <table:table-cell table:style-name="Tabel97.A2" office:value-type="string">
            <text:p text:style-name="Corps_20_de_20_texte.tablecontentintable">Valeur x</text:p>
          </table:table-cell>
          <table:table-cell table:style-name="Tabel97.C2" office:value-type="string">
            <text:p text:style-name="Corps_20_de_20_texte.tablecontentintable">Valeur y</text:p>
          </table:table-cell>
        </table:table-row>
        <table:table-row>
          <table:table-cell table:style-name="Tabel97.A2" office:value-type="string">
            <text:p text:style-name="P16">3</text:p>
          </table:table-cell>
          <table:table-cell table:style-name="Tabel97.A2" office:value-type="string">
            <text:p text:style-name="Corps_20_de_20_texte.tablecontentintable">-5</text:p>
          </table:table-cell>
          <table:table-cell table:style-name="Tabel97.C2" office:value-type="string">
            <text:p text:style-name="Corps_20_de_20_texte.tablecontentintable">-3</text:p>
          </table:table-cell>
        </table:table-row>
        <table:table-row>
          <table:table-cell table:style-name="Tabel97.A2" office:value-type="string">
            <text:p text:style-name="P16">4</text:p>
          </table:table-cell>
          <table:table-cell table:style-name="Tabel97.A2" office:value-type="string">
            <text:p text:style-name="Corps_20_de_20_texte.tablecontentintable">-2</text:p>
          </table:table-cell>
          <table:table-cell table:style-name="Tabel97.C2" office:value-type="string">
            <text:p text:style-name="Corps_20_de_20_texte.tablecontentintable">0</text:p>
          </table:table-cell>
        </table:table-row>
        <table:table-row>
          <table:table-cell table:style-name="Tabel97.A2" office:value-type="string">
            <text:p text:style-name="P16">5</text:p>
          </table:table-cell>
          <table:table-cell table:style-name="Tabel97.A2" office:value-type="string">
            <text:p text:style-name="Corps_20_de_20_texte.tablecontentintable">-1</text:p>
          </table:table-cell>
          <table:table-cell table:style-name="Tabel97.C2" office:value-type="string">
            <text:p text:style-name="Corps_20_de_20_texte.tablecontentintable">1</text:p>
          </table:table-cell>
        </table:table-row>
        <table:table-row>
          <table:table-cell table:style-name="Tabel97.A2" office:value-type="string">
            <text:p text:style-name="P16">6</text:p>
          </table:table-cell>
          <table:table-cell table:style-name="Tabel97.A2" office:value-type="string">
            <text:p text:style-name="Corps_20_de_20_texte.tablecontentintable">0</text:p>
          </table:table-cell>
          <table:table-cell table:style-name="Tabel97.C2" office:value-type="string">
            <text:p text:style-name="Corps_20_de_20_texte.tablecontentintable">3</text:p>
          </table:table-cell>
        </table:table-row>
        <table:table-row>
          <table:table-cell table:style-name="Tabel97.A2" office:value-type="string">
            <text:p text:style-name="P16">7</text:p>
          </table:table-cell>
          <table:table-cell table:style-name="Tabel97.A2" office:value-type="string">
            <text:p text:style-name="Corps_20_de_20_texte.tablecontentintable">2</text:p>
          </table:table-cell>
          <table:table-cell table:style-name="Tabel97.C2" office:value-type="string">
            <text:p text:style-name="Corps_20_de_20_texte.tablecontentintable">4</text:p>
          </table:table-cell>
        </table:table-row>
        <table:table-row>
          <table:table-cell table:style-name="Tabel97.A2" office:value-type="string">
            <text:p text:style-name="P16">8</text:p>
          </table:table-cell>
          <table:table-cell table:style-name="Tabel97.A2" office:value-type="string">
            <text:p text:style-name="Corps_20_de_20_texte.tablecontentintable">4</text:p>
          </table:table-cell>
          <table:table-cell table:style-name="Tabel97.C2" office:value-type="string">
            <text:p text:style-name="Corps_20_de_20_texte.tablecontentintable">6</text:p>
          </table:table-cell>
        </table:table-row>
        <table:table-row>
          <table:table-cell table:style-name="Tabel97.A2" office:value-type="string">
            <text:p text:style-name="P16">9</text:p>
          </table:table-cell>
          <table:table-cell table:style-name="Tabel97.A2" office:value-type="string">
            <text:p text:style-name="Corps_20_de_20_texte.tablecontentintable">6</text:p>
          </table:table-cell>
          <table:table-cell table:style-name="Tabel97.C2" office:value-type="string">
            <text:p text:style-name="Corps_20_de_20_texte.tablecontentintable">8</text:p>
          </table:table-cell>
        </table:table-row>
      </table:table>
      <text:h text:style-name="Heading_20_2" text:outline-level="2">ACTUELLE</text:h>
      <text:p text:style-name="Text_20_body">Calcule la valeur actuelle d'une formule en tenant compte de son emplacement.</text:p>
      <text:h text:style-name="Heading_20_3" text:outline-level="3">Syntaxe</text:h>
      <text:p text:style-name="Corps_20_de_20_texte.code">ACTUELLE().</text:p>
      <text:h text:style-name="Heading_20_3" text:outline-level="3">Exemples</text:h>
      <text:p text:style-name="Text_20_body">Vous pouvez associer cette fonction à la fonction de formatage de cellule MODELE. Par exemple, pour attribuer la valeur active à la cellule active dans un nouveau format, procédez comme suit :</text:p>
      <text:p text:style-name="Text_20_body">=CURRENT()+TEMPLATE("Nouveau")</text:p>
      <text:p text:style-name="Text_20_body">1+2+ACTUELLE() renvoie 6 (1+2=ACTUELLE+ACTUELLE=6)</text:p>
      <text:p text:style-name="Text_20_body">1+ACTUELLE()+2 renvoie 4 (1=ACTUELLE+ACTUELLE+2=4)</text:p>
      <text:h text:style-name="Heading_20_2" text:outline-level="2"><text:bookmark text:name="bm_id3159412"/><text:bookmark text:name="bm_id3155509"/><text:bookmark text:name="cell"/>CELLULE</text:h>
      <text:p text:style-name="Text_20_body">Renvoie des informations sur l'adresse, le formatage ou le contenu d'une cellule.</text:p>
      <text:h text:style-name="Heading_20_3" text:outline-level="3">Syntaxe</text:h>
      <text:p text:style-name="Corps_20_de_20_texte.code">CELLULE(Type_info;Référence)</text:p>
      <text:p text:style-name="Text_20_body"><text:span text:style-name="T1">Type_info</text:span> est la chaîne de caractères déterminant le type de l'information. Cette chaîne de caractères est toujours en anglais et la casse importe peu.</text:p>
      <table:table table:name="Tableau34" table:style-name="Tableau34">
        <table:table-column table:style-name="Tableau34.A"/>
        <table:table-column table:style-name="Tableau34.B"/>
        <table:table-header-rows>
          <table:table-row>
            <table:table-cell table:style-name="Tableau34.A1" office:value-type="string">
              <text:p text:style-name="Corps_20_de_20_texte.tableheadintable">Type_info</text:p>
            </table:table-cell>
            <table:table-cell table:style-name="Tableau34.B1" office:value-type="string">
              <text:p text:style-name="Corps_20_de_20_texte.tableheadintable">Signification</text:p>
            </table:table-cell>
          </table:table-row>
        </table:table-header-rows>
        <table:table-row>
          <table:table-cell table:style-name="Tableau34.A2" office:value-type="string">
            <text:p text:style-name="Corps_20_de_20_texte.codeintable">COL</text:p>
          </table:table-cell>
          <table:table-cell table:style-name="Tableau34.B2" office:value-type="string">
            <text:p text:style-name="Corps_20_de_20_texte.tablecontentintable">Renvoie le numéro de la colonne référencée.</text:p>
            <text:p text:style-name="Corps_20_de_20_texte.tablecontentintable">CELLULE("COL";D2) renvoie 4.</text:p>
          </table:table-cell>
        </table:table-row>
        <table:table-row>
          <table:table-cell table:style-name="Tableau34.A2" office:value-type="string">
            <text:p text:style-name="Corps_20_de_20_texte.codeintable">ROW</text:p>
          </table:table-cell>
          <table:table-cell table:style-name="Tableau34.B2" office:value-type="string">
            <text:p text:style-name="Corps_20_de_20_texte.tablecontentintable">Renvoie le numéro de la ligne référencée.</text:p>
            <text:p text:style-name="Corps_20_de_20_texte.tablecontentintable">CELLULE("ROW";D2) renvoie 2.</text:p>
          </table:table-cell>
        </table:table-row>
        <table:table-row>
          <table:table-cell table:style-name="Tableau34.A2" office:value-type="string">
            <text:p text:style-name="Corps_20_de_20_texte.codeintable">SHEET</text:p>
          </table:table-cell>
          <table:table-cell table:style-name="Tableau34.B2" office:value-type="string">
            <text:p text:style-name="Corps_20_de_20_texte.tablecontentintable">Renvoie le numéro de la feuille référencée.</text:p>
            <text:p text:style-name="Corps_20_de_20_texte.tablecontentintable">CELLULE("Sheet";Feuille3.D2) renvoie 3.</text:p>
          </table:table-cell>
        </table:table-row>
        <table:table-row>
          <table:table-cell table:style-name="Tableau34.A2" office:value-type="string">
            <text:p text:style-name="Corps_20_de_20_texte.codeintable">ADDRESS</text:p>
          </table:table-cell>
          <table:table-cell table:style-name="Tableau34.B2" office:value-type="string">
            <text:p text:style-name="Corps_20_de_20_texte.tablecontentintable">Renvoie l'adresse absolue de la cellule référencée.</text:p>
            <text:p text:style-name="Corps_20_de_20_texte.tablecontentintable">CELLULE("ADDRESS";D2) renvoie $D$2.</text:p>
            <text:p text:style-name="Corps_20_de_20_texte.tablecontentintable">CELLULE("ADDRESS";feuille3.D2) renvoie $feuille3.$D$2.</text:p>
            <text:p text:style-name="Corps_20_de_20_texte.tablecontentintable">CELLULE("ADDRESS";'X:\dr\test.sxc'#$feuille1.D2) renvoie 'file:///X:/dr/test.sxc'#$feuille1.$D$2.</text:p>
          </table:table-cell>
        </table:table-row>
        <table:table-row>
          <table:table-cell table:style-name="Tableau34.A2" office:value-type="string">
            <text:p text:style-name="Corps_20_de_20_texte.codeintable">FILENAME</text:p>
          </table:table-cell>
          <table:table-cell table:style-name="Tableau34.B2" office:value-type="string">
            <text:p text:style-name="Corps_20_de_20_texte.tablecontentintable">Renvoie les noms du fichier et de la feuille pour la cellule référencée.</text:p>
            <text:p text:style-name="Corps_20_de_20_texte.tablecontentintable">CELLULE("FILENAME";D2) renvoie 'file:///X:/dr/own.sxc'#$feuille1 si la formule figure dans la feuille1 du document actif X:\dr\own.sxc.</text:p>
            <text:p text:style-name="Corps_20_de_20_texte.tablecontentintable">CELLULE("FILENAME";'X:\dr\test.sxc'#$feuille1.D2) renvoie 'file:///X:/dr/test.sxc'#$feuille1.</text:p>
          </table:table-cell>
        </table:table-row>
        <table:table-row>
          <table:table-cell table:style-name="Tableau34.A2" office:value-type="string">
            <text:p text:style-name="Corps_20_de_20_texte.codeintable">COORD</text:p>
          </table:table-cell>
          <table:table-cell table:style-name="Tableau34.B2" office:value-type="string">
            <text:p text:style-name="Corps_20_de_20_texte.tablecontentintable">Renvoie l'adresse complète de la cellule en syntaxe Lotus(TM).</text:p>
            <text:p text:style-name="Corps_20_de_20_texte.tablecontentintable">CELLULE("COORD"; D2) renvoie $A:$D$2.</text:p>
            <text:p text:style-name="Corps_20_de_20_texte.tablecontentintable">CELLULE("COORD"; feuille3.D2) renvoie $C:$D$2.</text:p>
          </table:table-cell>
        </table:table-row>
        <table:table-row>
          <table:table-cell table:style-name="Tableau34.A2" office:value-type="string">
            <text:p text:style-name="Corps_20_de_20_texte.codeintable">CONTENTS</text:p>
          </table:table-cell>
          <table:table-cell table:style-name="Tableau34.B2" office:value-type="string">
            <text:p text:style-name="Corps_20_de_20_texte.tablecontentintable">Renvoie le contenu de la cellule référencée, sans aucun formatage.</text:p>
          </table:table-cell>
        </table:table-row>
        <table:table-row>
          <table:table-cell table:style-name="Tableau34.A2" office:value-type="string">
            <text:p text:style-name="Corps_20_de_20_texte.codeintable">TYPE</text:p>
          </table:table-cell>
          <table:table-cell table:style-name="Tableau34.B2" office:value-type="string">
            <text:p text:style-name="Corps_20_de_20_texte.tablecontentintable">Renvoie le type du contenu de la cellule.</text:p>
            <text:p text:style-name="Corps_20_de_20_texte.tablecontentintable">b = blank ; cellule vide.</text:p>
            <text:p text:style-name="Corps_20_de_20_texte.tablecontentintable">l = label ; résultat d'une formule sous forme de texte.</text:p>
            <text:p text:style-name="Corps_20_de_20_texte.tablecontentintable">v = value ; résultat d'une formule sous forme de nombre.</text:p>
          </table:table-cell>
        </table:table-row>
        <table:table-row>
          <table:table-cell table:style-name="Tableau34.A2" office:value-type="string">
            <text:p text:style-name="Corps_20_de_20_texte.codeintable">WIDTH</text:p>
          </table:table-cell>
          <table:table-cell table:style-name="Tableau34.B2" office:value-type="string">
            <text:p text:style-name="Corps_20_de_20_texte.tablecontentintable">Renvoie la largeur de la colonne référencée. L'unité de mesure correspond au nombre de zéros (0) pouvant figurer dans la colonne, selon la police et la taille de police définies par défaut.</text:p>
          </table:table-cell>
        </table:table-row>
        <table:table-row>
          <table:table-cell table:style-name="Tableau34.A2" office:value-type="string">
            <text:p text:style-name="Corps_20_de_20_texte.codeintable">PREFIX</text:p>
          </table:table-cell>
          <table:table-cell table:style-name="Tableau34.B2" office:value-type="string">
            <text:p text:style-name="Corps_20_de_20_texte.tablecontentintable">Renvoie l'alignement de la cellule référencée.</text:p>
            <text:p text:style-name="Corps_20_de_20_texte.tablecontentintable">' = aligné à gauche ou justifié.</text:p>
            <text:p text:style-name="Corps_20_de_20_texte.tablecontentintable">" = aligné à droite.</text:p>
            <text:p text:style-name="Corps_20_de_20_texte.tablecontentintable">^ = centré.</text:p>
            <text:p text:style-name="Corps_20_de_20_texte.tablecontentintable">\ = itératif (actuellement inactif)</text:p>
          </table:table-cell>
        </table:table-row>
        <table:table-row>
          <table:table-cell table:style-name="Tableau34.A2" office:value-type="string">
            <text:p text:style-name="Corps_20_de_20_texte.codeintable">PROTECT</text:p>
          </table:table-cell>
          <table:table-cell table:style-name="Tableau34.B2" office:value-type="string">
            <text:p text:style-name="Corps_20_de_20_texte.tablecontentintable">Renvoie le statut de la protection de la cellule.</text:p>
            <text:p text:style-name="Corps_20_de_20_texte.tablecontentintable">1 = cellule protégée.</text:p>
            <text:p text:style-name="Corps_20_de_20_texte.tablecontentintable">0 = cellule non protégée.</text:p>
          </table:table-cell>
        </table:table-row>
        <table:table-row>
          <table:table-cell table:style-name="Tableau34.A2" office:value-type="string">
            <text:p text:style-name="Corps_20_de_20_texte.codeintable">FORMAT</text:p>
          </table:table-cell>
          <table:table-cell table:style-name="Tableau34.B2" office:value-type="string">
            <text:p text:style-name="Corps_20_de_20_texte.tablecontentintable">Renvoie une chaîne de caractères spécifiant le format numérique.</text:p>
            <text:p text:style-name="Corps_20_de_20_texte.tablecontentintable">, = nombre comportant un séparateur de milliers.</text:p>
            <text:p text:style-name="Corps_20_de_20_texte.tablecontentintable">F = nombre sans séparateur de milliers.</text:p>
            <text:p text:style-name="Corps_20_de_20_texte.tablecontentintable">C = format monétaire.</text:p>
            <text:p text:style-name="Corps_20_de_20_texte.tablecontentintable">S = représentation exponentielle (par ex. 1.234+E56).</text:p>
            <text:p text:style-name="Corps_20_de_20_texte.tablecontentintable">P = pourcentage.</text:p>
            <text:p text:style-name="Corps_20_de_20_texte.tablecontentintable">Dans les formats ci-dessus, le nombre de décimales après le séparateur de décimales est donné sous forme de nombre. Exemple : le format numérique #,##0.0 renvoie ,1 et le format numérique 00.000% renvoie P3</text:p>
            <text:p text:style-name="Corps_20_de_20_texte.tablecontentintable">D1 = D-MMM-YY, D-MM-YY et formats similaires.</text:p>
            <text:p text:style-name="Corps_20_de_20_texte.tablecontentintable">D2 = DD-MM</text:p>
            <text:p text:style-name="Corps_20_de_20_texte.tablecontentintable">D3 = MM-YY</text:p>
            <text:p text:style-name="Corps_20_de_20_texte.tablecontentintable">D4 = DD-MM-YYYY HH:MM:SS</text:p>
            <text:p text:style-name="Corps_20_de_20_texte.tablecontentintable">D5 = MM-DD</text:p>
            <text:p text:style-name="Corps_20_de_20_texte.tablecontentintable">D6 = HH:MM:SS AM/PM</text:p>
            <text:p text:style-name="Corps_20_de_20_texte.tablecontentintable">D7 = HH:MM AM/PM</text:p>
            <text:p text:style-name="Corps_20_de_20_texte.tablecontentintable">D8 = HH:MM:SS</text:p>
            <text:p text:style-name="Corps_20_de_20_texte.tablecontentintable">D9 = HH:MM</text:p>
            <text:p text:style-name="Corps_20_de_20_texte.tablecontentintable">G = autres formats.</text:p>
            <text:p text:style-name="Corps_20_de_20_texte.tablecontentintable">- (moins) à la fin = formatage en couleur pour les nombres négatifs.</text:p>
            <text:p text:style-name="Corps_20_de_20_texte.tablecontentintable">() (parenthèses) à la fin = le code du format comporte une parenthèse ouvrante.</text:p>
          </table:table-cell>
        </table:table-row>
        <table:table-row>
          <table:table-cell table:style-name="Tableau34.A2" office:value-type="string">
            <text:p text:style-name="Corps_20_de_20_texte.codeintable">COLOR</text:p>
          </table:table-cell>
          <table:table-cell table:style-name="Tableau34.B2" office:value-type="string">
            <text:p text:style-name="Corps_20_de_20_texte.tablecontentintable">Renvoie 1 si les valeurs négatives sont formatées en couleur, sinon 0.</text:p>
          </table:table-cell>
        </table:table-row>
        <table:table-row>
          <table:table-cell table:style-name="Tableau34.A2" office:value-type="string">
            <text:p text:style-name="Corps_20_de_20_texte.codeintable">PARENTHESES</text:p>
          </table:table-cell>
          <table:table-cell table:style-name="Tableau34.B2" office:value-type="string">
            <text:p text:style-name="Corps_20_de_20_texte.tablecontentintable">Renvoie 1 si le format du code comporte une parenthèse ouvrante (, sinon 0.</text:p>
          </table:table-cell>
        </table:table-row>
      </table:table>
      <text:p text:style-name="Text_20_body"><text:span text:style-name="T1">Référence</text:span> (facultatif) est la position de la cellule à examiner. Si <text:span text:style-name="T1">Référence</text:span> est une plage, c'est la cellule en haut à gauche de cette plage qui est à prendre en compte ; si <text:span text:style-name="T1">Référence</text:span> n'est pas renseigné, OpenOffice.org Calc applique la position de la cellule dans laquelle se trouve la formule. Microsoft Excel utilise alors la référence de la cellule dans laquelle se trouve le curseur.</text:p>
      <text:h text:style-name="Heading_20_2" text:outline-level="2"><text:bookmark text:name="bm_id31499271"/><text:bookmark text:name="bm_id31539391"/><text:bookmark text:name="isodd_add1"/>EST.IMPAIR_ADD</text:h>
      <text:p text:style-name="Text_20_body"><text:bookmark text:name="add201"/>Cette fonction n'est disponible que si l'add-in d'analyse est installé. </text:p>
      <text:p text:style-name="Text_20_body">Renvoie VRAI (1) si le résultat n'est pas un nombre entier, une fois le nombre divisé par 2.</text:p>
      <text:p text:style-name="P10"><text:bookmark text:name="ADD_note41"/></text:p>
      <table:table table:name="Tableau35" table:style-name="Tableau35">
        <table:table-column table:style-name="Tableau35.A"/>
        <table:table-row>
          <table:table-cell table:style-name="Tableau35.A1" office:value-type="string">
            <text:p text:style-name="Table_20_Contents">Les fonctions dont les noms se terminent par _ADD renvoient les mêmes résultats que les fonctions Microsoft Excel correspondantes. Pour obtenir des résultats conformes aux normes internationales, utilisez des fonctions sans _ADD. Par exemple, la fonction WEEKNUM calcule le numéro de la semaine d'une date donnée conformément à la norme internationale ISO 6801, alors que la fonction WEEKNUM_ADD renvoie le même numéro de semaine que Microsoft Excel.</text:p>
          </table:table-cell>
        </table:table-row>
      </table:table>
      <text:h text:style-name="Heading_20_3" text:outline-level="3">Syntaxe</text:h>
      <text:p text:style-name="Corps_20_de_20_texte.code">EST.IMPAIR_ADD(Nombre)</text:p>
      <text:p text:style-name="Text_20_body">Nombre : le nombre à examiner.</text:p>
      <text:h text:style-name="Heading_20_3" text:outline-level="3">Exemple</text:h>
      <text:p text:style-name="Text_20_body">=EST.IMPAIR_ADD(5) renvoie 1.</text:p>
      <text:h text:style-name="Heading_20_2" text:outline-level="2"><text:bookmark text:name="bm_id31460941"/><text:bookmark text:name="bm_id31497601"/><text:bookmark text:name="iseven_add1"/>EST.PAIR_ADD</text:h>
      <text:p text:style-name="Text_20_body"><text:bookmark text:name="add191"/>Cette fonction n'est disponible que si l'add-in d'analyse est installé. </text:p>
      <text:p text:style-name="Text_20_body">Recherche les nombres pairs. Renvoie VRAI (1) si, après une division par 2, le résultat est un nombre entier.</text:p>
      <text:p text:style-name="P10"><text:bookmark text:name="ADD_note121"/></text:p>
      <table:table table:name="Tableau36" table:style-name="Tableau36">
        <table:table-column table:style-name="Tableau36.A"/>
        <table:table-row>
          <table:table-cell table:style-name="Tableau36.A1" office:value-type="string">
            <text:p text:style-name="Table_20_Contents">Les fonctions dont les noms se terminent par _ADD renvoient les mêmes résultats que les fonctions Microsoft Excel correspondantes. Pour obtenir des résultats conformes aux normes internationales, utilisez des fonctions sans _ADD. Par exemple, la fonction WEEKNUM calcule le numéro de la semaine d'une date donnée conformément à la norme internationale ISO 6801, alors que la fonction WEEKNUM_ADD renvoie le même numéro de semaine que Microsoft Excel.</text:p>
          </table:table-cell>
        </table:table-row>
      </table:table>
      <text:h text:style-name="Heading_20_3" text:outline-level="3">Syntaxe</text:h>
      <text:p text:style-name="Corps_20_de_20_texte.code">ESTPAIR_ADD(Nombre)</text:p>
      <text:p text:style-name="Text_20_body">Nombre : le nombre à examiner.</text:p>
      <text:h text:style-name="Heading_20_3" text:outline-level="3">Exemple</text:h>
      <text:p text:style-name="Text_20_body">=EST.PAIR_ADD(5) renvoie 0.</text:p>
      <text:h text:style-name="Heading_20_2" text:outline-level="2"><text:bookmark text:name="bm_id31450812"/><text:bookmark text:name="bm_id31548121"/><text:bookmark text:name="iserr1"/>ESTERR</text:h>
      <text:p text:style-name="Text_20_body">Renvoie VRAI si la valeur d'erreur est autre que #NA. Vous pouvez utiliser cette fonction pour contrôler les valeurs d'erreur dans certaines cellules.</text:p>
      <text:p text:style-name="Text_20_body"><text:bookmark text:name="wahr13"/>En cas d'erreur, la fonction renvoie une valeur logique ou numérique. </text:p>
      <text:h text:style-name="Heading_20_3" text:outline-level="3">Syntaxe</text:h>
      <text:p text:style-name="Corps_20_de_20_texte.code">ESTERR(valeur)</text:p>
      <text:p text:style-name="Text_20_body"><text:span text:style-name="T1">Valeur</text:span> est la valeur ou expression à examiner pour déterminer si elle comporte une valeur d'erreur autre que #N/A.</text:p>
      <text:h text:style-name="Heading_20_3" text:outline-level="3">Exemple</text:h>
      <text:p text:style-name="Text_20_body">ESTERR(C5) renvoie FAUX.</text:p>
      <text:h text:style-name="Heading_20_2" text:outline-level="2"><text:bookmark text:name="bm_id31452062"/><text:bookmark text:name="bm_id31470811"/><text:bookmark text:name="iserror1"/>ESTERREUR</text:h>
      <text:p text:style-name="Text_20_body">La fonction ESTERREUR détermine si les cellules contiennent des valeurs d'erreur générales. ESTERREUR reconnaît la valeur d'erreur #N/A.</text:p>
      <text:p text:style-name="Text_20_body"><text:bookmark text:name="wahr14"/>En cas d'erreur, la fonction renvoie une valeur logique ou numérique. </text:p>
      <text:h text:style-name="Heading_20_3" text:outline-level="3">Syntaxe</text:h>
      <text:p text:style-name="Corps_20_de_20_texte.code">ESTERREUR(valeur)</text:p>
      <text:p text:style-name="Text_20_body"><text:span text:style-name="T1">Valeur</text:span> est la valeur à examiner pour déterminer s'il s'agit d'une valeur d'erreur.</text:p>
      <text:h text:style-name="Heading_20_3" text:outline-level="3">Exemple</text:h>
      <text:p text:style-name="Text_20_body">ESTERR(C8) renvoie FAUX.</text:p>
      <text:h text:style-name="Heading_20_2" text:outline-level="2"><text:bookmark text:name="bm_id31547401"/><text:bookmark text:name="bm_id31536181"/><text:bookmark text:name="isformula1"/>ESTFORMULE</text:h>
      <text:p text:style-name="Text_20_body">Renvoie VRAI si la cellule est une cellule de formule.</text:p>
      <text:p text:style-name="Text_20_body"><text:bookmark text:name="wahr21"/>En cas d'erreur, la fonction renvoie une valeur logique ou numérique. </text:p>
      <text:h text:style-name="Heading_20_3" text:outline-level="3">Syntaxe</text:h>
      <text:p text:style-name="Corps_20_de_20_texte.code">ESTFORMULE(référence)</text:p>
      <text:p text:style-name="Text_20_body"><text:span text:style-name="T1">Référence</text:span> représente la référence de la cellule à examiner pour savoir si elle contient une formule.</text:p>
      <text:h text:style-name="Heading_20_3" text:outline-level="3">Exemple</text:h>
      <text:p text:style-name="Text_20_body">ESTFORMULE(D4) renvoie le résultat FAUX.</text:p>
      <text:h text:style-name="Heading_20_2" text:outline-level="2"><text:bookmark text:name="bm_id31584241"/><text:bookmark text:name="bm_id31553561"/><text:bookmark text:name="islogical1"/>ESTLOGIQUE</text:h>
      <text:p text:style-name="Text_20_body">Renvoie VRAI si la cellule contient un format numérique logique. Cette fonction vérifie la présence des valeurs VRAI et FAUX dans certaines cellules.</text:p>
      <text:p text:style-name="Text_20_body"><text:bookmark text:name="wahr31"/>En cas d'erreur, la fonction renvoie une valeur logique ou numérique. </text:p>
      <text:h text:style-name="Heading_20_3" text:outline-level="3">Syntaxe</text:h>
      <text:p text:style-name="Corps_20_de_20_texte.code">ESTLOGIQUE(valeur)</text:p>
      <text:p text:style-name="Text_20_body"><text:span text:style-name="T1">Valeur</text:span> est la valeur dont le format numérique logique est recherché.</text:p>
      <text:h text:style-name="Heading_20_3" text:outline-level="3">Exemple</text:h>
      <text:p text:style-name="Text_20_body">ESTLOGIQUE(D5) renvoie le résultat FAUX.</text:p>
      <text:h text:style-name="Heading_20_2" text:outline-level="2"><text:bookmark text:name="bm_id31592732"/><text:bookmark text:name="bm_id31536851"/><text:bookmark text:name="isna1"/>ESTNA</text:h>
      <text:p text:style-name="Text_20_body">Renvoie VRAI si la cellule contient la valeur d'erreur #N/A (valeur non disponible).</text:p>
      <text:p text:style-name="Text_20_body"><text:bookmark text:name="wahr41"/>En cas d'erreur, la fonction renvoie une valeur logique ou numérique. </text:p>
      <text:h text:style-name="Heading_20_3" text:outline-level="3">Syntaxe</text:h>
      <text:p text:style-name="Corps_20_de_20_texte.code">ESTNA(valeur)</text:p>
      <text:p text:style-name="Text_20_body"><text:span text:style-name="T1">Valeur</text:span> représente la valeur ou une expression à examiner.</text:p>
      <text:h text:style-name="Heading_20_3" text:outline-level="3">Exemple</text:h>
      <text:p text:style-name="Text_20_body">ESTNA(D3) renvoie le résultat FAUX.</text:p>
      <text:h text:style-name="Heading_20_2" text:outline-level="2"><text:bookmark text:name="bm_id31593421"/><text:bookmark text:name="bm_id31546921"/><text:bookmark text:name="isnontext1"/>ESTNONTEXTE</text:h>
      <text:p text:style-name="Text_20_body">Vérifie si la cellule contient du texte ou des nombres et renvoie FAUX s'il s'agit de texte.</text:p>
      <text:p text:style-name="Text_20_body"><text:bookmark text:name="wahr51"/>En cas d'erreur, la fonction renvoie une valeur logique ou numérique. </text:p>
      <text:h text:style-name="Heading_20_3" text:outline-level="3">Syntaxe</text:h>
      <text:p text:style-name="Corps_20_de_20_texte.code">ESTNONTEXTE(valeur)</text:p>
      <text:p text:style-name="Text_20_body"><text:span text:style-name="T1">Valeur</text:span> représente une valeur ou une expression à examiner pour savoir s'il s'agit d'un texte ou d'un autre élément (nombre ou valeur logique).</text:p>
      <text:h text:style-name="Heading_20_3" text:outline-level="3">Exemples</text:h>
      <text:p text:style-name="Text_20_body">ESTNONTEXTE(D2) renvoie FAUX.</text:p>
      <text:p text:style-name="Text_20_body">ESTNONTEXTE(D9) renvoie le résultat VRAI.</text:p>
      <text:h text:style-name="Heading_20_2" text:outline-level="2"><text:bookmark text:name="bm_id31495871"/><text:bookmark text:name="bm_id31486881"/><text:bookmark text:name="isnumber1"/>ESTNUM</text:h>
      <text:p text:style-name="Text_20_body">Renvoie VRAI si la valeur fait référence à un nombre.</text:p>
      <text:p text:style-name="Text_20_body"><text:bookmark text:name="wahr61"/>En cas d'erreur, la fonction renvoie une valeur logique ou numérique. </text:p>
      <text:h text:style-name="Heading_20_3" text:outline-level="3">Syntaxe</text:h>
      <text:p text:style-name="Corps_20_de_20_texte.code">ESTNUM(valeur)</text:p>
      <text:p text:style-name="Text_20_body"><text:span text:style-name="T1">Valeur</text:span> est l'expression dont vous souhaitez déterminer s'il s'agit d'un nombre ou d'un texte.</text:p>
      <text:h text:style-name="Heading_20_3" text:outline-level="3">Exemples</text:h>
      <text:p text:style-name="Text_20_body">ESTNUM(C3) renvoie le résultat VRAI.</text:p>
      <text:p text:style-name="Text_20_body">ESTNUM(C2) renvoie le résultat FAUX.</text:p>
      <text:h text:style-name="Heading_20_2" text:outline-level="2"><text:bookmark text:name="bm_id31497741"/><text:bookmark text:name="bm_id31554091"/><text:bookmark text:name="isref1"/>ESTREF</text:h>
      <text:p text:style-name="Text_20_body">Détermine si le contenu d'une ou de plusieurs cellules est une référence. Vérifie le type de références se trouvant dans une cellule ou une plage de cellules.</text:p>
      <text:p text:style-name="Text_20_body"><text:bookmark text:name="wahr71"/>En cas d'erreur, la fonction renvoie une valeur logique ou numérique. </text:p>
      <text:h text:style-name="Heading_20_3" text:outline-level="3">Syntaxe</text:h>
      <text:p text:style-name="Corps_20_de_20_texte.code">ESTREF(valeur)</text:p>
      <text:p text:style-name="Text_20_body"><text:span text:style-name="T1">Valeur</text:span> est la valeur à examiner pour déterminer s'il s'agit d'une référence.</text:p>
      <text:h text:style-name="Heading_20_3" text:outline-level="3">Exemple</text:h>
      <text:p text:style-name="Text_20_body">ESTREF(C5) renvoie le résultat VRAI.</text:p>
      <text:h text:style-name="Heading_20_2" text:outline-level="2"><text:bookmark text:name="bm_id31484681"/><text:bookmark text:name="bm_id31494261"/><text:bookmark text:name="istext1"/>ESTTEXTE</text:h>
      <text:p text:style-name="Text_20_body">Renvoie VRAI si le contenu de la cellule se rapporte aux texte.</text:p>
      <text:p text:style-name="Text_20_body"><text:bookmark text:name="wahr81"/>En cas d'erreur, la fonction renvoie une valeur logique ou numérique. </text:p>
      <text:h text:style-name="Heading_20_3" text:outline-level="3">Syntaxe</text:h>
      <text:p text:style-name="Corps_20_de_20_texte.code">ESTTEXTE(valeur)</text:p>
      <text:p text:style-name="Text_20_body"><text:span text:style-name="T1">Valeur</text:span> représente une valeur, un nombre, une valeur logique ou une valeur d'erreur à examiner pour savoir s'il s'agit d'un texte ou d'un nombre.</text:p>
      <text:h text:style-name="Heading_20_3" text:outline-level="3">Exemples</text:h>
      <text:p text:style-name="Text_20_body">ESTTEXTE(C2) renvoie le résultat VRAI.</text:p>
      <text:p text:style-name="Text_20_body">ESTTEXTE(C3) renvoie le résultat FAUX.</text:p>
      <text:h text:style-name="Heading_20_2" text:outline-level="2"><text:bookmark text:name="bm_id31489401"/><text:bookmark text:name="bm_id31591481"/><text:bookmark text:name="isblank1"/>ESTVIDE</text:h>
      <text:p text:style-name="Text_20_body">Renvoie VRAI si la référence à une cellule est vide. Cette fonction permet de déterminer si le contenu d'une cellule est vide. Une cellule contenant une formule n'est pas vide. </text:p>
      <text:p text:style-name="Text_20_body"><text:bookmark text:name="wahr91"/>En cas d'erreur, la fonction renvoie une valeur logique ou numérique. </text:p>
      <text:h text:style-name="Heading_20_3" text:outline-level="3">Syntaxe</text:h>
      <text:p text:style-name="Corps_20_de_20_texte.code">ESTVIDE(valeur)</text:p>
      <text:p text:style-name="Text_20_body"><text:span text:style-name="T1">Valeur</text:span> est le contenu à examiner.</text:p>
      <text:h text:style-name="Heading_20_3" text:outline-level="3">Exemple</text:h>
      <text:p text:style-name="Text_20_body">ESTVIDE(D2) renvoie le résultat FAUX.</text:p>
      <text:h text:style-name="Heading_20_2" text:outline-level="2"><text:bookmark text:name="bm_id31553731"/><text:bookmark text:name="bm_id31506881"/><text:bookmark text:name="formula1"/>FORMULE</text:h>
      <text:p text:style-name="Text_20_body">Affiche la formule d'une cellule de formule. La formule est renvoyée sous forme de chaîne à l'emplacement désigné par <text:span text:style-name="T1">Référence</text:span>. Si aucune cellule de formule n'existe ou si l'argument présenté n'est pas une référence, la valeur d'erreur #N/A est définie.</text:p>
      <text:h text:style-name="Heading_20_3" text:outline-level="3">Syntaxe</text:h>
      <text:p text:style-name="Corps_20_de_20_texte.code">FORMULA(référence)</text:p>
      <text:h text:style-name="Heading_20_3" text:outline-level="3">Exemple</text:h>
      <text:p text:style-name="Text_20_body">La cellule A8 contient le résultat d'une formule dont la valeur est 23. Vous pouvez utiliser la fonction <text:span text:style-name="T1">Formule</text:span> dans la cellule A1 pour afficher la formule dans la cellule A8.</text:p>
      <text:p text:style-name="Text_20_body">=FORMULE(A8)</text:p>
      <text:h text:style-name="Heading_20_2" text:outline-level="2"><text:bookmark text:name="bm_id31537861"/><text:bookmark text:name="bm_id31536941"/><text:bookmark text:name="n1"/>N</text:h>
      <text:p text:style-name="Text_20_body">Renvoie 1 si le paramètre est VRAI. Renvoie le paramètre, si le paramètre est un nombre. Renvoie le chiffre 0 pour les autres paramètres.</text:p>
      <text:p text:style-name="Text_20_body"><text:bookmark text:name="wahr101"/>En cas d'erreur, la fonction renvoie une valeur logique ou numérique. </text:p>
      <text:h text:style-name="Heading_20_3" text:outline-level="3">Syntaxe</text:h>
      <text:p text:style-name="Corps_20_de_20_texte.code">N(valeur)</text:p>
      <text:p text:style-name="Text_20_body"><text:span text:style-name="T1">Valeur</text:span> est le paramètre à convertir en nombre.</text:p>
      <text:h text:style-name="Heading_20_3" text:outline-level="3">Exemples</text:h>
      <text:p text:style-name="Text_20_body">N(VRAI) renvoie 1</text:p>
      <text:p text:style-name="Text_20_body">N(FAUX) renvoie 0</text:p>
      <text:p text:style-name="Text_20_body">N(100) renvoie 100</text:p>
      <text:p text:style-name="Text_20_body">N("abc") renvoie 0</text:p>
      <text:h text:style-name="Heading_20_2" text:outline-level="2"><text:bookmark text:name="bm_id315456911"/><text:bookmark text:name="bm_id31562751"/><text:bookmark text:name="na1"/>NA</text:h>
      <text:p text:style-name="Text_20_body">Renvoie la valeur d'erreur #N/A.</text:p>
      <text:h text:style-name="Heading_20_3" text:outline-level="3">Syntaxe</text:h>
      <text:p text:style-name="Corps_20_de_20_texte.code">NA()</text:p>
      <text:h text:style-name="Heading_20_3" text:outline-level="3">Exemple</text:h>
      <text:p text:style-name="Text_20_body">NA() convertit le contenu de la cellule en #N/A.</text:p>
      <text:h text:style-name="Heading_20_2" text:outline-level="2"><text:bookmark text:name="bm_id31461271"/><text:bookmark text:name="bm_id31512551"/><text:bookmark text:name="type1"/>TYPE</text:h>
      <text:p text:style-name="Text_20_body">Renvoie le type de la valeur.</text:p>
      <text:p text:style-name="Text_20_body"><text:bookmark text:name="wahr111"/>En cas d'erreur, la fonction renvoie une valeur logique ou numérique. </text:p>
      <text:h text:style-name="Heading_20_3" text:outline-level="3">Syntaxe</text:h>
      <text:p text:style-name="Corps_20_de_20_texte.code">TYPE(valeur)</text:p>
      <text:p text:style-name="Text_20_body"><text:span text:style-name="T1">Valeur</text:span> est la valeur dont on souhaite déterminer le type de données. Valeur 1 = nombre, valeur 2 = texte, valeur 4 = valeur booléenne, valeur 8 = formule, valeur 16 = valeur d'erreur.</text:p>
      <text:h text:style-name="Heading_20_3" text:outline-level="3">Exemples (voir la table au début de cette section)</text:h>
      <text:p text:style-name="Text_20_body">TYPE(C2) renvoie le résultat 2.</text:p>
      <text:p text:style-name="Text_20_body">TYPE(D9) renvoie le résultat 1.</text:p>
      <text:h text:style-name="Heading_20_1" text:outline-level="1"><text:bookmark text:name="bm_id31534841"/>Fonctions logiques</text:h>
      <text:p text:style-name="Text_20_body">Cette catégorie contient les fonctions <text:span text:style-name="T1">logiques</text:span>. </text:p>
      <text:h text:style-name="Heading_20_2" text:outline-level="2">ET</text:h>
      <text:p text:style-name="Text_20_body">Renvoie VRAI si tous les arguments sont FAUX. Si l'un des éléments est FAUX, cette fonction renvoie la valeur FAUX.</text:p>
      <text:p text:style-name="Text_20_body">Les arguments sont soit des expressions logiques (VRAI, 1&lt;5, 2+3=7, B8&lt;10) qui renvoient des valeurs logiques, soit des matrices (A1:C3) contenant des valeurs logiques.</text:p>
      <table:table table:name="Tableau37" table:style-name="Tableau37">
        <table:table-column table:style-name="Tableau37.A"/>
        <table:table-row>
          <table:table-cell table:style-name="Tableau37.A1" office:value-type="string">
            <text:p text:style-name="Table_20_Contents">Lorsqu'une fonction requiert une valeur unique, mais que vous saisissez une plage de cellules, la valeur de cette plage est sélectionnée dans la même colonne ou ligne que la formule.</text:p>
          </table:table-cell>
        </table:table-row>
      </table:table>
      <table:table table:name="Tableau38" table:style-name="Tableau38">
        <table:table-column table:style-name="Tableau38.A"/>
        <table:table-row>
          <table:table-cell table:style-name="Tableau38.A1" office:value-type="string">
            <text:p text:style-name="Table_20_Contents">Si la plage entrée se trouve en dehors de la colonne ou de la ligne actuelle de la formule, la fonction renvoie la valeur d'erreur #VALEUR!</text:p>
          </table:table-cell>
        </table:table-row>
      </table:table>
      <text:h text:style-name="Heading_20_3" text:outline-level="3">Syntaxe</text:h>
      <text:p text:style-name="Corps_20_de_20_texte.code">ET(Valeur logique 1;Valeur logique 2...Valeur logique 30)</text:p>
      <text:p text:style-name="Text_20_body"><text:span text:style-name="T1">Valeur_logique 1;Valeur_logique 2...Valeur_logique 30</text:span> sont les conditions à vérifier. Toutes les conditions renvoient soit la valeur VRAI, soit la valeur FAUX. Si une plage est entrée en tant que paramètre, la fonction utilise la valeur à partir de cette plage dans la colonne ou la ligne active. Le résultat est VRAI si toutes les cellules de la plage renvoient la valeur logique VRAI.</text:p>
      <text:h text:style-name="Heading_20_3" text:outline-level="3">Exemple</text:h>
      <text:p text:style-name="Text_20_body">La valeur logique des entrées 12&lt;13, 14&gt;12 et 7&lt;6 doit être vérifiée :</text:p>
      <text:p text:style-name="Text_20_body">ET(12&lt;13; 14&gt;12; 7&lt;6) retourne FAUX.</text:p>
      <text:p text:style-name="Text_20_body">ET (FAUX;VRAI) renvoie FAUX.</text:p>
      <text:h text:style-name="Heading_20_2" text:outline-level="2"><text:bookmark text:name="bm_id31546781"/><text:bookmark text:name="bm_id31490151"/><text:bookmark text:name="Section514"/>FAUX</text:h>
      <text:p text:style-name="Text_20_body">Renvoie la valeur logique FAUX. La fonction FAUX() ne requiert aucun argument et renvoie toujours la valeur logique FAUX.</text:p>
      <text:h text:style-name="Heading_20_3" text:outline-level="3">Syntaxe</text:h>
      <text:p text:style-name="Corps_20_de_20_texte.code">FAUX()</text:p>
      <text:h text:style-name="Heading_20_3" text:outline-level="3">Exemple</text:h>
      <text:p text:style-name="Text_20_body">Si A=VRAI et B=FAUX, les exemples suivants s'affichent :</text:p>
      <text:p text:style-name="Text_20_body">=ET(A;B) renvoie FAUX</text:p>
      <text:p text:style-name="Text_20_body">=OU(A;B) renvoie VRAI</text:p>
      <text:h text:style-name="Heading_20_2" text:outline-level="2"><text:bookmark text:name="bm_id31451681"/><text:bookmark text:name="bm_id31559541"/><text:bookmark text:name="Section315"/>NON</text:h>
      <text:p text:style-name="Text_20_body">Inverse la valeur logique.</text:p>
      <text:h text:style-name="Heading_20_3" text:outline-level="3">Syntaxe</text:h>
      <text:p text:style-name="Corps_20_de_20_texte.code">NON(Valeur_logique)</text:p>
      <text:p text:style-name="Text_20_body"><text:span text:style-name="T1">Valeur_logique</text:span> est la valeur à inverser.</text:p>
      <text:h text:style-name="Heading_20_3" text:outline-level="3">Exemple</text:h>
      <text:p text:style-name="Text_20_body">NON(A). A=VRAI inverse la valeur A=FAUX.</text:p>
      <text:h text:style-name="Heading_20_2" text:outline-level="2"><text:bookmark text:name="bm_id31556201"/><text:bookmark text:name="bm_id31483941"/><text:bookmark text:name="Section215"/>OU</text:h>
      <text:p text:style-name="Text_20_body">Renvoie VRAI si au moins un argument est VRAI. Cette fonction renvoie la valeur FAUX si tous les arguments possèdent la valeur logique FAUX.</text:p>
      <text:p text:style-name="Text_20_body">Les arguments sont soit des expressions logiques (VRAI, 1&lt;5, 2+3=7, B8&lt;10) qui renvoient des valeurs logiques, soit des matrices (A1:C3) contenant des valeurs logiques.</text:p>
      <table:table table:name="Tableau39" table:style-name="Tableau39">
        <table:table-column table:style-name="Tableau39.A"/>
        <table:table-row>
          <table:table-cell table:style-name="Tableau39.A1" office:value-type="string">
            <text:p text:style-name="Table_20_Contents">Lorsqu'une fonction requiert une valeur unique, mais que vous saisissez une plage de cellules, la valeur de cette plage est sélectionnée dans la même colonne ou ligne que la formule.</text:p>
          </table:table-cell>
        </table:table-row>
      </table:table>
      <table:table table:name="Tableau40" table:style-name="Tableau40">
        <table:table-column table:style-name="Tableau40.A"/>
        <table:table-row>
          <table:table-cell table:style-name="Tableau40.A1" office:value-type="string">
            <text:p text:style-name="Table_20_Contents">Si la plage entrée se trouve en dehors de la colonne ou de la ligne active dans la formule, la fonction renvoie la valeur d'erreur #VALEUR!</text:p>
          </table:table-cell>
        </table:table-row>
      </table:table>
      <text:h text:style-name="Heading_20_3" text:outline-level="3">Syntaxe</text:h>
      <text:p text:style-name="Corps_20_de_20_texte.code">OU(Valeur logique 1;Valeur logique 2...Valeur logique 30)</text:p>
      <text:p text:style-name="Text_20_body"><text:span text:style-name="T1">Valeur_logique 1;Valeur_logique 2...Valeur_logique 30</text:span> sont les conditions à vérifier. Toutes les conditions renvoient soit la valeur VRAI, soit la valeur FAUX. Si une plage de valeurs est entrée en paramètre, la fonction utilise la valeur à partir de cette plage dans la colonne ou la ligne active.</text:p>
      <text:h text:style-name="Heading_20_3" text:outline-level="3">Exemple</text:h>
      <text:p text:style-name="Text_20_body">La valeur logique des entrées 12&lt;11; 13&gt;22 et 45=45 doit être vérifiée.</text:p>
      <text:p text:style-name="Text_20_body">OU(12&lt;11; 13&gt;22; 45=45) renvoie VRAI.</text:p>
      <text:p text:style-name="Text_20_body">OU(FAUX;VRAI) renvoie VRAI.</text:p>
      <text:h text:style-name="Heading_20_2" text:outline-level="2"><text:bookmark text:name="bm_id31527891"/><text:bookmark text:name="bm_id31501411"/><text:bookmark text:name="Section415"/>SI</text:h>
      <text:p text:style-name="Text_20_body">Indique le test logique à effectuer.</text:p>
      <text:h text:style-name="Heading_20_3" text:outline-level="3">Syntaxe</text:h>
      <text:p text:style-name="Corps_20_de_20_texte.code">SI(Test;Valeur_si_vrai;Valeur_si_faux)</text:p>
      <text:p text:style-name="Text_20_body"><text:span text:style-name="T1">Test</text:span> est une valeur ou expression pouvant renvoyer VRAI ou FAUX.</text:p>
      <text:p text:style-name="Text_20_body"><text:span text:style-name="T1">Valeur_si_vrai</text:span> (facultatif) est la valeur renvoyée si le test logique est VRAI.</text:p>
      <text:p text:style-name="Text_20_body"><text:span text:style-name="T1">Valeur_si_faux</text:span> (facultatif) est la valeur renvoyée si le test logique est FAUX.</text:p>
      <text:p text:style-name="P11">Les paramètres notés « facultatifs » peuvent ne pas être renseignés uniquement quand ils ne sont pas suivis d'autres paramètres. Par exemple, dans une fonction avec 4 paramètres où les deux derniers paramètres sont « facultatifs » vous pouvez ne pas renseigner le paramètre 4 ou les paramètres 3 et 4, mais ne pas laisser <text:s/>le paramètre 3 vide alors que le paramètre 4 est renseigné.</text:p>
      <text:h text:style-name="Heading_20_3" text:outline-level="3">Exemples</text:h>
      <text:p text:style-name="Text_20_body">SI(A1&gt;5;100;"trop petit") Si la valeur de A1 est supérieure à 5, la cellule active affiche la valeur 100 ; sinon, elle affiche l'expression <text:span text:style-name="T1">trop petit</text:span> en format texte.</text:p>
      <text:h text:style-name="Heading_20_2" text:outline-level="2"><text:bookmark text:name="bm_id3148426"/><text:bookmark text:name="bm_id3156256"/><text:bookmark text:name="Section134"/>VRAI</text:h>
      <text:p text:style-name="Text_20_body">La valeur logique est définie sur VRAI. La fonction VRAI() ne requiert aucun argument et renvoie toujours la valeur logique VRAI.</text:p>
      <text:h text:style-name="Heading_20_3" text:outline-level="3">Syntaxe</text:h>
      <text:p text:style-name="Corps_20_de_20_texte.code">VRAI()</text:p>
      <text:h text:style-name="Heading_20_3" text:outline-level="3">Exemple</text:h>
      <text:p text:style-name="Text_20_body">Si A=VRAI et B=FAUX, les exemples suivants s'affichent :</text:p>
      <text:p text:style-name="Text_20_body">=ET(A;B) renvoie FAUX</text:p>
      <text:p text:style-name="Text_20_body">=OU(A;B) renvoie VRAI</text:p>
      <text:p text:style-name="Text_20_body">=NON(ET(A;B)) renvoie VRAI</text:p>
      <text:h text:style-name="P8" text:outline-level="1"><text:bookmark text:name="bm_id31471241"/>Catégorie Mathématique</text:h>
      <text:p text:style-name="Text_20_body"><text:bookmark text:name="mathematiktext1"/>Cette catégorie contient les fonctions <text:span text:style-name="T1">mathématiques</text:span> de Calc. Pour ouvrir l'<text:span text:style-name="T1">assistant Fonctions</text:span>, choisissez <text:a xlink:type="simple" xlink:href="vnd.sun.star.help://scalc/text/scalc/01/04060000.xhp?Language=fr&amp;System=WIN&amp;UseDB=no"><text:span text:style-name="T7">Insertion - Fonction</text:span></text:a>.</text:p>
      <text:h text:style-name="Heading_20_2" text:outline-level="2"><text:bookmark text:name="bm_id31506951"/><text:bookmark text:name="bm_id31469441"/><text:bookmark text:name="Section1101"/>ABS</text:h>
      <text:p text:style-name="Text_20_body">Renvoie la valeur absolue d'un nombre.</text:p>
      <text:h text:style-name="Heading_20_3" text:outline-level="3">Syntaxe</text:h>
      <text:p text:style-name="Corps_20_de_20_texte.code">ABS(nombre)</text:p>
      <text:p text:style-name="Text_20_body"><text:span text:style-name="T1">Nombre</text:span> est la valeur dont la valeur absolue est à calculer.</text:p>
      <text:h text:style-name="Heading_20_3" text:outline-level="3">Exemples</text:h>
      <text:p text:style-name="Text_20_body">La valeur saisie -56 renvoie la valeur absolue 56.</text:p>
      <text:p text:style-name="Text_20_body">La valeur saisie 56 renvoie la valeur absolue 56.</text:p>
      <text:h text:style-name="Heading_20_2" text:outline-level="2"><text:bookmark text:name="bm_id31559521"/><text:bookmark text:name="bm_id31531142"/><text:bookmark text:name="Section6111"/>ACOS</text:h>
      <text:p text:style-name="Text_20_body">Renvoie l'arc cosinus d'un nombre.</text:p>
      <text:h text:style-name="Heading_20_3" text:outline-level="3">Syntaxe</text:h>
      <text:p text:style-name="Corps_20_de_20_texte.code">ACOS(nombre)</text:p>
      <text:p text:style-name="Text_20_body"><text:span text:style-name="T1">Nombre</text:span> est la valeur à partir de laquelle l'arc cosinus doit être calculé.</text:p>
      <text:h text:style-name="Heading_20_3" text:outline-level="3">Exemples</text:h>
      <text:p text:style-name="Text_20_body">L'arc cosinus de -1 renvoie la valeur 3,14.</text:p>
      <text:h text:style-name="Heading_20_2" text:outline-level="2"><text:bookmark text:name="bm_id31483861"/><text:bookmark text:name="bm_id31453551"/><text:bookmark text:name="Section601"/>ACOSH</text:h>
      <text:p text:style-name="Text_20_body">Renvoie le cosinus hyperbolique inverse d'un nombre.</text:p>
      <text:h text:style-name="Heading_20_3" text:outline-level="3">Syntaxe</text:h>
      <text:p text:style-name="Corps_20_de_20_texte.code">ACOSH(nombre)</text:p>
      <text:p text:style-name="Text_20_body"><text:span text:style-name="T1">Nombre</text:span> correspond à la valeur dont le cosinus hyperbolique inverse est à calculer.</text:p>
      <text:h text:style-name="Heading_20_3" text:outline-level="3">Exemples</text:h>
      <text:p text:style-name="Text_20_body">Le cosinus hyperbolique inverse de 1 égale 0.</text:p>
      <text:h text:style-name="Heading_20_2" text:outline-level="2"><text:bookmark text:name="bm_id31546341"/><text:bookmark text:name="bm_id31490271"/><text:bookmark text:name="Section591"/>ACOT</text:h>
      <text:p text:style-name="Text_20_body">Renvoie la cotangente inverse d'un nombre.</text:p>
      <text:h text:style-name="Heading_20_3" text:outline-level="3">Syntaxe</text:h>
      <text:p text:style-name="Corps_20_de_20_texte.code">ACOT(nombre)</text:p>
      <text:p text:style-name="Text_20_body"><text:span text:style-name="T1">Nombre</text:span> correspond à la valeur dont l'arc cotangente est à calculer.</text:p>
      <text:h text:style-name="Heading_20_3" text:outline-level="3">Exemples</text:h>
      <text:p text:style-name="Text_20_body">L'arc cotangente de -1 égale 2,36.</text:p>
      <text:h text:style-name="Heading_20_2" text:outline-level="2"><text:bookmark text:name="bm_id31497772"/><text:bookmark text:name="bm_id314842611"/><text:bookmark text:name="Section581"/>ACOTH</text:h>
      <text:p text:style-name="Text_20_body">Renvoie la cotangente hyperbolique inverse du nombre donné.</text:p>
      <text:h text:style-name="Heading_20_3" text:outline-level="3">Syntaxe</text:h>
      <text:p text:style-name="Corps_20_de_20_texte.code">ACOTH(nombre)</text:p>
      <text:p text:style-name="Text_20_body"><text:span text:style-name="T1">Nombre</text:span> correspond à la valeur dont la cotangente hyperbolique inverse est à calculer.</text:p>
      <text:h text:style-name="Heading_20_3" text:outline-level="3">Exemples</text:h>
      <text:p text:style-name="Text_20_body">La cotangente hyperbolique inverse de 1,1 égale 1,52.</text:p>
      <text:h text:style-name="Heading_20_2" text:outline-level="2"><text:bookmark text:name="bm_id31648121"/><text:bookmark text:name="bm_id31648001"/><text:bookmark text:name="Section3101"/>ALEA</text:h>
      <text:p text:style-name="Text_20_body">Renvoie un nombre aléatoire compris entre 0 et 1.</text:p>
      <text:p text:style-name="Text_20_body">Sélectionnez une plage du tableau, lancez cette fonction, sélectionnez le champ <text:span text:style-name="T1">Matrice</text:span> et cliquez sur OK. La plage sélectionnée se remplit de nombres aléatoires compris entre 0 et 1.</text:p>
      <text:h text:style-name="Heading_20_3" text:outline-level="3">Syntaxe</text:h>
      <text:p text:style-name="Corps_20_de_20_texte.code">ALEA( )</text:p>
      <text:h text:style-name="Heading_20_2" text:outline-level="2"><text:bookmark text:name="bm_id31646801"/><text:bookmark text:name="bm_id31646691"/><text:bookmark text:name="Section4101"/>ALEA.ENTRE.BORNES</text:h>
      <text:p text:style-name="Text_20_body"><text:bookmark text:name="add251"/>Cette fonction n'est disponible que si l'add-in d'analyse est installé. </text:p>
      <text:p text:style-name="Text_20_body">Renvoie un nombre entier aléatoire compris entre les valeurs <text:span text:style-name="T1">Minimum</text:span> et <text:span text:style-name="T1">Maximum</text:span> (incluses). Pour effectuer un nouveau calcul, appuyez sur Maj+Ctrl+F9.</text:p>
      <text:h text:style-name="Heading_20_3" text:outline-level="3">Syntaxe</text:h>
      <text:p text:style-name="Corps_20_de_20_texte.code">ALEA.ENTRE.BORNES(Minimum;Maximum)</text:p>
      <text:h text:style-name="Heading_20_3" text:outline-level="3">Exemple</text:h>
      <text:p text:style-name="Text_20_body">=ALEA.ENTRE.BORNES(20;30) renvoie un nombre entier quelconque compris entre 20 et 30.</text:p>
      <text:h text:style-name="Heading_20_2" text:outline-level="2"><text:bookmark text:name="bm_id31581331"/><text:bookmark text:name="bm_id31581211"/><text:bookmark text:name="Section2111"/>ARRONDI</text:h>
      <text:p text:style-name="Text_20_body">Renvoie un nombre arrondi à un nombre de décimales spécifique en fonction de critères mathématiques corrects.</text:p>
      <text:h text:style-name="Heading_20_3" text:outline-level="3">Syntaxe</text:h>
      <text:p text:style-name="Corps_20_de_20_texte.code">ARRONDI(nombre;nombre)</text:p>
      <text:p text:style-name="Text_20_body"><text:span text:style-name="T1">nombre</text:span> est le nombre à arrondir.</text:p>
      <text:p text:style-name="Text_20_body"><text:span text:style-name="T1">Nombre</text:span> (2nd paramètre) est facultatif et correspond au nombre de décimales à prendre en compte pour arrondir la valeur en question. Si ce paramètre est négatif, le programme arrondit au chiffre précédent la virgule.</text:p>
      <text:h text:style-name="Heading_20_3" text:outline-level="3">Exemples</text:h>
      <text:p text:style-name="Text_20_body">Si vous saisissez le nombre 17,546 dans le champ <text:span text:style-name="T1">Nombre</text:span> et spécifiez 1 comme nombre de décimales, vous obtenez 17,5.</text:p>
      <text:p text:style-name="Text_20_body">Si vous saisissez le chiffre -32,483 dans le champ <text:span text:style-name="T1">Nombre</text:span> et spécifiez 3 comme nombre de décimales, vous obtenez -32,48.</text:p>
      <text:h text:style-name="Heading_20_2" text:outline-level="2"><text:bookmark text:name="bm_id31642641"/><text:bookmark text:name="bm_id31642521"/><text:bookmark text:name="Section711"/>ARRONDI.AU.MULTIPLE</text:h>
      <text:p text:style-name="Text_20_body"><text:bookmark text:name="add1101"/>Cette fonction n'est disponible que si l'add-in d'analyse est installé. </text:p>
      <text:p text:style-name="Text_20_body">Le résultat obtenu est le multiple entier le plus proche du nombre.</text:p>
      <text:h text:style-name="Heading_20_3" text:outline-level="3">Syntaxe</text:h>
      <text:p text:style-name="Corps_20_de_20_texte.code">ARRONDI.AU.MULTIPLE(Nombre; Multiple)</text:p>
      <text:h text:style-name="Heading_20_3" text:outline-level="3">Exemple</text:h>
      <text:p text:style-name="Text_20_body">Multiple entier de 3 arrondi de 15,5 :</text:p>
      <text:p text:style-name="Text_20_body">=ARRONDI.AU.MULTIPLE(15,5; 3) renvoie 15.</text:p>
      <text:p text:style-name="Text_20_body">=ARRONDI.AU.MULTIPLE(1,6;0,5) renvoie 1,5, le multiple entier le plus proche de 0,5 se rapprochant de 1,6.</text:p>
      <text:h text:style-name="Heading_20_2" text:outline-level="2"><text:bookmark text:name="bm_id31460031"/><text:bookmark text:name="bm_id31459911"/><text:bookmark text:name="Section202"/>ARRONDI.INF</text:h>
      <text:p text:style-name="Text_20_body">Arrondit un nombre en tendant vers zéro.</text:p>
      <text:h text:style-name="Heading_20_3" text:outline-level="3">Syntaxe</text:h>
      <text:p text:style-name="Corps_20_de_20_texte.code">ARRONDI.INF(nombre; nombre)</text:p>
      <text:p text:style-name="Text_20_body"><text:span text:style-name="T1">Nombre</text:span> correspond au nombre à arrondir en tendant vers zéro.</text:p>
      <text:p text:style-name="Text_20_body"><text:span text:style-name="T1">Nombre</text:span> (2nd paramètre) est facultatif et spécifie le nombre de chiffres à prendre en compte pour arrondir l'argument nombre. Si ce paramètre est négatif, le programme arrondit au chiffre avant la virgule.</text:p>
      <text:h text:style-name="Heading_20_3" text:outline-level="3">Exemple :</text:h>
      <text:p text:style-name="Text_20_body">Le nombre à arrondir est 567,567 et le 2nd paramètre <text:span text:style-name="T1">Nombre</text:span> est 2. La valeur renvoyée est 567,56.</text:p>
      <text:h text:style-name="Heading_20_2" text:outline-level="2"><text:bookmark text:name="bm_id31632801"/><text:bookmark text:name="bm_id31632681"/><text:bookmark text:name="Section192"/>ARRONDI.SUP</text:h>
      <text:p text:style-name="Text_20_body">Arrondit un nombre à la valeur immédiatement supérieure en fonction de la décimale spécifiée.</text:p>
      <text:h text:style-name="Heading_20_3" text:outline-level="3">Syntaxe</text:h>
      <text:p text:style-name="Corps_20_de_20_texte.code">ARRONDI.SUP(nombre; nombre)</text:p>
      <text:p text:style-name="Text_20_body"><text:span text:style-name="T1">Nombre</text:span> correspond au nombre à arrondir en s'éloignant de zéro.</text:p>
      <text:p text:style-name="Text_20_body"><text:span text:style-name="T1">Nombre</text:span> (2nd paramètre) est facultatif et spécifie le nombre de chiffres à prendre en compte pour arrondir l'argument nombre.</text:p>
      <text:h text:style-name="Heading_20_3" text:outline-level="3">Exemple :</text:h>
      <text:p text:style-name="Text_20_body">Le nombre à arrondir est 123,343 et le 2nd paramètre <text:span text:style-name="T1">Nombre</text:span> est 2 ; alors la valeur renvoyée est 123,35.</text:p>
      <text:h text:style-name="Heading_20_2" text:outline-level="2"><text:bookmark text:name="bm_id31492801"/><text:bookmark text:name="bm_id31450841"/><text:bookmark text:name="Section571"/>ASIN</text:h>
      <text:p text:style-name="Text_20_body">Renvoie l'arc sinus d'un nombre.</text:p>
      <text:h text:style-name="Heading_20_3" text:outline-level="3">Syntaxe</text:h>
      <text:p text:style-name="Corps_20_de_20_texte.code">ASIN(nombre)</text:p>
      <text:p text:style-name="Text_20_body"><text:span text:style-name="T1">Nombre</text:span> correspond à la valeur dont l'arc sinus est à calculer.</text:p>
      <text:h text:style-name="Heading_20_3" text:outline-level="3">Exemples</text:h>
      <text:p text:style-name="Text_20_body">L'arc sinus de -1 égale -1,57.</text:p>
      <text:h text:style-name="Heading_20_2" text:outline-level="2"><text:bookmark text:name="bm_id314520611"/><text:bookmark text:name="bm_id31512661"/><text:bookmark text:name="Section561"/>ASINH</text:h>
      <text:p text:style-name="Text_20_body">Renvoie le sinus hyperbolique inverse d'un nombre.</text:p>
      <text:h text:style-name="Heading_20_3" text:outline-level="3">Syntaxe</text:h>
      <text:p text:style-name="Corps_20_de_20_texte.code">ASINH(nombre)</text:p>
      <text:p text:style-name="Text_20_body"><text:span text:style-name="T1">Nombre</text:span> correspond à la valeur dont le sinus hyperbolique inverse est à calculer.</text:p>
      <text:h text:style-name="Heading_20_3" text:outline-level="3">Exemples</text:h>
      <text:p text:style-name="Text_20_body">Le sinus hyperbolique inverse de -90 égale -5,19.</text:p>
      <text:h text:style-name="Heading_20_2" text:outline-level="2"><text:bookmark text:name="bm_id31547431"/><text:bookmark text:name="bm_id31559961"/><text:bookmark text:name="Section551"/>ATAN</text:h>
      <text:p text:style-name="Text_20_body">Renvoie l'arctangente d'un nombre.</text:p>
      <text:h text:style-name="Heading_20_3" text:outline-level="3">Syntaxe</text:h>
      <text:p text:style-name="Corps_20_de_20_texte.code">ATAN(nombre)</text:p>
      <text:p text:style-name="Text_20_body"><text:span text:style-name="T1">Nombre</text:span> correspond à la valeur dont l'arc tangente est à calculer.</text:p>
      <text:h text:style-name="Heading_20_3" text:outline-level="3">Exemples</text:h>
      <text:p text:style-name="Text_20_body">L'arc tangente de -1 égale -0,79.</text:p>
      <text:h text:style-name="Heading_20_2" text:outline-level="2"><text:bookmark text:name="bm_id31591801"/><text:bookmark text:name="bm_id31539832"/><text:bookmark text:name="Section541"/>ATAN2</text:h>
      <text:p text:style-name="Text_20_body">Renvoie l'arctangente des coordonnées x et y.</text:p>
      <text:h text:style-name="Heading_20_3" text:outline-level="3">Syntaxe</text:h>
      <text:p text:style-name="Corps_20_de_20_texte.code">ATAN2(nombre_x; nombre_y)</text:p>
      <text:p text:style-name="Text_20_body"><text:span text:style-name="T1">Nombre_x</text:span> représente la valeur de la coordonnée x.</text:p>
      <text:p text:style-name="Text_20_body"><text:span text:style-name="T1">Nombre_y</text:span> représente la valeur de la coordonnée y.</text:p>
      <text:h text:style-name="Heading_20_3" text:outline-level="3">Exemples</text:h>
      <text:p text:style-name="Text_20_body">La valeur saisie pour la coordonnée x est 45 et la valeur saisie pour la coordonnée y est 90 ; l'arc tangente égale 1,11.</text:p>
      <text:h text:style-name="Heading_20_2" text:outline-level="2"><text:bookmark text:name="bm_id31549391"/><text:bookmark text:name="bm_id31553981"/><text:bookmark text:name="Section531"/>ATANH</text:h>
      <text:p text:style-name="Text_20_body">Renvoie la tangente hyperbolique inverse d'un nombre.</text:p>
      <text:h text:style-name="Heading_20_3" text:outline-level="3">Syntaxe</text:h>
      <text:p text:style-name="Corps_20_de_20_texte.code">ATANH(nombre)</text:p>
      <text:p text:style-name="Text_20_body"><text:span text:style-name="T1">Nombre</text:span> correspond à la valeur dont la tangente hyperbolique inverse est à calculer.</text:p>
      <text:h text:style-name="Heading_20_3" text:outline-level="3">Exemples</text:h>
      <text:p text:style-name="Text_20_body">La tangente hyperbolique inverse de 0,99 égale 2,65.</text:p>
      <text:h text:style-name="Heading_20_2" text:outline-level="2"><text:bookmark text:name="bm_id31550771"/><text:bookmark text:name="bm_id31558021"/><text:bookmark text:name="Section371"/>COMBIN</text:h>
      <text:p text:style-name="Text_20_body">Renvoie le nombre de combinaisons pour un nombre donné d'objets.</text:p>
      <text:h text:style-name="Heading_20_3" text:outline-level="3">Syntaxe</text:h>
      <text:p text:style-name="Corps_20_de_20_texte.code">COMBIN(nombre_1;nombre_2)</text:p>
      <text:p text:style-name="Text_20_body"><text:span text:style-name="T1">Nombre_1</text:span> représente le nombre total d'éléments.</text:p>
      <text:p text:style-name="Text_20_body"><text:span text:style-name="T1">Nombre_2</text:span> représente le nombre d'éléments dans chaque combinaison.</text:p>
      <text:h text:style-name="Heading_20_3" text:outline-level="3">Exemple :</text:h>
      <text:p text:style-name="Text_20_body">La valeur saisie est 2 dans les champs Nombre_1 et Nombre_2 ; le résultat est alors 1.</text:p>
      <text:h text:style-name="Heading_20_2" text:outline-level="2"><text:bookmark text:name="bm_id31502951"/><text:bookmark text:name="bm_id31502841"/><text:bookmark text:name="Section361"/>COMBINA</text:h>
      <text:p text:style-name="Text_20_body">Renvoie le nombre de combinaisons possible pour un nombre d'objets spécifique (répétitions comprises).</text:p>
      <text:h text:style-name="Heading_20_3" text:outline-level="3">Syntaxe</text:h>
      <text:p text:style-name="Corps_20_de_20_texte.code">COMBINA(nombre_1;nombre_2)</text:p>
      <text:p text:style-name="Text_20_body"><text:span text:style-name="T1">Nombre_1</text:span> représente le nombre total d'éléments.</text:p>
      <text:p text:style-name="Text_20_body"><text:span text:style-name="T1">Nombre_2</text:span> est le nombre sélectionné à partir des éléments.</text:p>
      <text:h text:style-name="Heading_20_3" text:outline-level="3">Exemple :</text:h>
      <text:p text:style-name="Text_20_body">La valeur saisie est 2 dans les champs Nombre_1 et Nombre_2 ; le résultat est alors 3.</text:p>
      <text:h text:style-name="Heading_20_2" text:outline-level="2"><text:bookmark text:name="bm_id31436841"/><text:bookmark text:name="bm_id31436721"/><text:bookmark text:name="Section1111"/>CONVERTIR</text:h>
      <text:p text:style-name="Text_20_body">Cette fonction permet de convertir toute monnaie de l'Union européenne en euros.</text:p>
      <text:p text:style-name="Text_20_body">Syntaxe</text:p>
      <text:p text:style-name="Corps_20_de_20_texte.code">CONVERTIR(valeur;"texte";"texte")</text:p>
      <text:p text:style-name="Text_20_body"><text:span text:style-name="T1">Valeur</text:span> correspond au montant de la devise à convertir.</text:p>
      <text:p text:style-name="Text_20_body"><text:span text:style-name="T1">Texte</text:span> est l'abréviation officielle de la monnaie (EUR pour euro, par exemple). Le premier paramètre <text:span text:style-name="T1">Texte</text:span> indique la valeur source (à convertir) et le second la valeur de destination.</text:p>
      <text:p text:style-name="Text_20_body">Exemples</text:p>
      <text:p text:style-name="Text_20_body">=CONVERTIR(100;"ATS";"EUR") permet de convertir 100 schillings autrichiens en euros.</text:p>
      <text:p text:style-name="Text_20_body">=CONVERTIR(100;"EUR";"DEM") permet de convertir 100 euros en deutsche mark.</text:p>
      <text:p text:style-name="Text_20_body">Le tableau répertorie les noms des devises et les taux de change avec l'euro définis par la Commission européenne. Ce calcul est réalisé sur la base de 1 euro.</text:p>
      <table:table table:name="Tableau41" table:style-name="Tableau41">
        <table:table-column table:style-name="Tableau41.A"/>
        <table:table-column table:style-name="Tableau41.B"/>
        <table:table-column table:style-name="Tableau41.C"/>
        <table:table-column table:style-name="Tableau41.D"/>
        <table:table-row>
          <table:table-cell table:style-name="Tableau41.A1" office:value-type="string">
            <text:p text:style-name="Table_20_Contents">"EUR"</text:p>
          </table:table-cell>
          <table:table-cell table:style-name="Tableau41.A1" office:value-type="string">
            <text:p text:style-name="Table_20_Contents">"ATS"</text:p>
          </table:table-cell>
          <table:table-cell table:style-name="Tableau41.A1" office:value-type="string">
            <text:p text:style-name="Table_20_Contents">13.7603</text:p>
          </table:table-cell>
          <table:table-cell table:style-name="Tableau41.D1" office:value-type="string">
            <text:p text:style-name="Table_20_Contents">Schilling Autrichien</text:p>
          </table:table-cell>
        </table:table-row>
        <table:table-row>
          <table:table-cell table:style-name="Tableau41.A2" office:value-type="string">
            <text:p text:style-name="Table_20_Contents">"EUR"</text:p>
          </table:table-cell>
          <table:table-cell table:style-name="Tableau41.A2" office:value-type="string">
            <text:p text:style-name="Table_20_Contents">"BEF"</text:p>
          </table:table-cell>
          <table:table-cell table:style-name="Tableau41.A2" office:value-type="string">
            <text:p text:style-name="Table_20_Contents">40.3399</text:p>
          </table:table-cell>
          <table:table-cell table:style-name="Tableau41.D2" office:value-type="string">
            <text:p text:style-name="Table_20_Contents">Franc Belge</text:p>
          </table:table-cell>
        </table:table-row>
        <table:table-row>
          <table:table-cell table:style-name="Tableau41.A2" office:value-type="string">
            <text:p text:style-name="Table_20_Contents">"EUR"</text:p>
          </table:table-cell>
          <table:table-cell table:style-name="Tableau41.A2" office:value-type="string">
            <text:p text:style-name="Table_20_Contents">"DEM"</text:p>
          </table:table-cell>
          <table:table-cell table:style-name="Tableau41.A2" office:value-type="string">
            <text:p text:style-name="Table_20_Contents">1.95583</text:p>
          </table:table-cell>
          <table:table-cell table:style-name="Tableau41.D2" office:value-type="string">
            <text:p text:style-name="Table_20_Contents">Deutschmark</text:p>
          </table:table-cell>
        </table:table-row>
        <table:table-row>
          <table:table-cell table:style-name="Tableau41.A2" office:value-type="string">
            <text:p text:style-name="Table_20_Contents">"EUR"</text:p>
          </table:table-cell>
          <table:table-cell table:style-name="Tableau41.A2" office:value-type="string">
            <text:p text:style-name="Table_20_Contents">"ESP"</text:p>
          </table:table-cell>
          <table:table-cell table:style-name="Tableau41.A2" office:value-type="string">
            <text:p text:style-name="Table_20_Contents">166.386</text:p>
          </table:table-cell>
          <table:table-cell table:style-name="Tableau41.D2" office:value-type="string">
            <text:p text:style-name="Table_20_Contents">Peseta Espagnole</text:p>
          </table:table-cell>
        </table:table-row>
        <table:table-row>
          <table:table-cell table:style-name="Tableau41.A2" office:value-type="string">
            <text:p text:style-name="Table_20_Contents">"EUR"</text:p>
          </table:table-cell>
          <table:table-cell table:style-name="Tableau41.A2" office:value-type="string">
            <text:p text:style-name="Table_20_Contents">"FIM"</text:p>
          </table:table-cell>
          <table:table-cell table:style-name="Tableau41.A2" office:value-type="string">
            <text:p text:style-name="Table_20_Contents">5.94573</text:p>
          </table:table-cell>
          <table:table-cell table:style-name="Tableau41.D2" office:value-type="string">
            <text:p text:style-name="Table_20_Contents">Mark Finnois</text:p>
          </table:table-cell>
        </table:table-row>
        <table:table-row>
          <table:table-cell table:style-name="Tableau41.A2" office:value-type="string">
            <text:p text:style-name="Table_20_Contents">"EUR"</text:p>
          </table:table-cell>
          <table:table-cell table:style-name="Tableau41.A2" office:value-type="string">
            <text:p text:style-name="Table_20_Contents">"FRF"</text:p>
          </table:table-cell>
          <table:table-cell table:style-name="Tableau41.A2" office:value-type="string">
            <text:p text:style-name="Table_20_Contents">6.55957</text:p>
          </table:table-cell>
          <table:table-cell table:style-name="Tableau41.D2" office:value-type="string">
            <text:p text:style-name="Table_20_Contents">Franc Français</text:p>
          </table:table-cell>
        </table:table-row>
        <table:table-row>
          <table:table-cell table:style-name="Tableau41.A2" office:value-type="string">
            <text:p text:style-name="Table_20_Contents">"EUR"</text:p>
          </table:table-cell>
          <table:table-cell table:style-name="Tableau41.A2" office:value-type="string">
            <text:p text:style-name="Table_20_Contents">"IEP"</text:p>
          </table:table-cell>
          <table:table-cell table:style-name="Tableau41.A2" office:value-type="string">
            <text:p text:style-name="Table_20_Contents">0.787564</text:p>
          </table:table-cell>
          <table:table-cell table:style-name="Tableau41.D2" office:value-type="string">
            <text:p text:style-name="Table_20_Contents">Livre Irlandaise</text:p>
          </table:table-cell>
        </table:table-row>
        <table:table-row>
          <table:table-cell table:style-name="Tableau41.A2" office:value-type="string">
            <text:p text:style-name="Table_20_Contents">"EUR"</text:p>
          </table:table-cell>
          <table:table-cell table:style-name="Tableau41.A2" office:value-type="string">
            <text:p text:style-name="Table_20_Contents">"ITL"</text:p>
          </table:table-cell>
          <table:table-cell table:style-name="Tableau41.A2" office:value-type="string">
            <text:p text:style-name="Table_20_Contents">1936.27</text:p>
          </table:table-cell>
          <table:table-cell table:style-name="Tableau41.D2" office:value-type="string">
            <text:p text:style-name="Table_20_Contents">Lire Italienne</text:p>
          </table:table-cell>
        </table:table-row>
        <table:table-row>
          <table:table-cell table:style-name="Tableau41.A2" office:value-type="string">
            <text:p text:style-name="Table_20_Contents">"EUR"</text:p>
          </table:table-cell>
          <table:table-cell table:style-name="Tableau41.A2" office:value-type="string">
            <text:p text:style-name="Table_20_Contents">"LUF"</text:p>
          </table:table-cell>
          <table:table-cell table:style-name="Tableau41.A2" office:value-type="string">
            <text:p text:style-name="Table_20_Contents">40.3399</text:p>
          </table:table-cell>
          <table:table-cell table:style-name="Tableau41.D2" office:value-type="string">
            <text:p text:style-name="Table_20_Contents">Franc Luxembourgeois</text:p>
          </table:table-cell>
        </table:table-row>
        <table:table-row>
          <table:table-cell table:style-name="Tableau41.A2" office:value-type="string">
            <text:p text:style-name="Table_20_Contents">"EUR"</text:p>
          </table:table-cell>
          <table:table-cell table:style-name="Tableau41.A2" office:value-type="string">
            <text:p text:style-name="Table_20_Contents">"NLG"</text:p>
          </table:table-cell>
          <table:table-cell table:style-name="Tableau41.A2" office:value-type="string">
            <text:p text:style-name="Table_20_Contents">2.20371</text:p>
          </table:table-cell>
          <table:table-cell table:style-name="Tableau41.D2" office:value-type="string">
            <text:p text:style-name="Table_20_Contents">Gulden Néerlandais</text:p>
          </table:table-cell>
        </table:table-row>
        <table:table-row>
          <table:table-cell table:style-name="Tableau41.A2" office:value-type="string">
            <text:p text:style-name="Table_20_Contents">"EUR"</text:p>
          </table:table-cell>
          <table:table-cell table:style-name="Tableau41.A2" office:value-type="string">
            <text:p text:style-name="Table_20_Contents">"PTE"</text:p>
          </table:table-cell>
          <table:table-cell table:style-name="Tableau41.A2" office:value-type="string">
            <text:p text:style-name="Table_20_Contents">200.482</text:p>
          </table:table-cell>
          <table:table-cell table:style-name="Tableau41.D2" office:value-type="string">
            <text:p text:style-name="Table_20_Contents">Escudo Portugais</text:p>
          </table:table-cell>
        </table:table-row>
        <table:table-row>
          <table:table-cell table:style-name="Tableau41.A2" office:value-type="string">
            <text:p text:style-name="Table_20_Contents">"EUR"</text:p>
          </table:table-cell>
          <table:table-cell table:style-name="Tableau41.A2" office:value-type="string">
            <text:p text:style-name="Table_20_Contents">"GRD"</text:p>
          </table:table-cell>
          <table:table-cell table:style-name="Tableau41.A2" office:value-type="string">
            <text:p text:style-name="Table_20_Contents">340.750</text:p>
          </table:table-cell>
          <table:table-cell table:style-name="Tableau41.D2" office:value-type="string">
            <text:p text:style-name="Table_20_Contents">Drachme Grecque</text:p>
          </table:table-cell>
        </table:table-row>
      </table:table>
      <text:h text:style-name="Heading_20_2" text:outline-level="2">COS</text:h>
      <text:p text:style-name="Text_20_body">Renvoie le cosinus du nombre donné (angle).</text:p>
      <text:h text:style-name="Heading_20_3" text:outline-level="3">Syntaxe</text:h>
      <text:p text:style-name="Corps_20_de_20_texte.code">COS(nombre)</text:p>
      <text:p text:style-name="Text_20_body"><text:span text:style-name="T1">Nombre</text:span> est la valeur dont le cosinus est à calculer.</text:p>
      <text:h text:style-name="Heading_20_3" text:outline-level="3">Exemples</text:h>
      <text:p text:style-name="Text_20_body">L'angle 6,28 (2Pi) renvoie un cosinus de 1.</text:p>
      <text:p text:style-name="Text_20_body">L'angle 3,14 (Pi) renvoie un cosinus de -1.</text:p>
      <text:p text:style-name="Text_20_body">L'angle 1,57 (Pi/2) renvoie un cosinus de 0.</text:p>
      <text:h text:style-name="Heading_20_2" text:outline-level="2"><text:bookmark text:name="bm_id31491581"/><text:bookmark text:name="bm_id31542771"/><text:bookmark text:name="Section5111"/>COSH</text:h>
      <text:p text:style-name="Text_20_body">Renvoie le cosinus hyperbolique d'un nombre.</text:p>
      <text:h text:style-name="Heading_20_3" text:outline-level="3">Syntaxe</text:h>
      <text:p text:style-name="Corps_20_de_20_texte.code">COSH(nombre)</text:p>
      <text:p text:style-name="Text_20_body"><text:span text:style-name="T1">Nombre</text:span> correspond à la valeur dont le cosinus hyperbolique est à calculer.</text:p>
      <text:h text:style-name="Heading_20_3" text:outline-level="3">Exemples</text:h>
      <text:p text:style-name="Text_20_body">Le cosinus hyperbolique de -5 égale 74,21.</text:p>
      <text:h text:style-name="Heading_20_2" text:outline-level="2"><text:bookmark text:name="bm_id31533921"/><text:bookmark text:name="bm_id31528881"/><text:bookmark text:name="Section501"/>COT</text:h>
      <text:p text:style-name="Text_20_body">Renvoie la cotangente d'un angle.</text:p>
      <text:h text:style-name="Heading_20_3" text:outline-level="3">Syntaxe</text:h>
      <text:p text:style-name="Corps_20_de_20_texte.code">COT(nombre)</text:p>
      <text:p text:style-name="Text_20_body"><text:span text:style-name="T1">Nombre</text:span> correspond à la valeur dont la cotangente est à calculer.</text:p>
      <text:h text:style-name="Heading_20_3" text:outline-level="3">Exemples</text:h>
      <text:p text:style-name="Text_20_body">L'angle -45 renvoie une cotangente de -0,62.</text:p>
      <text:p text:style-name="Text_20_body">L'angle 90 renvoie une cotangente de -0,5.</text:p>
      <text:h text:style-name="Heading_20_2" text:outline-level="2"><text:bookmark text:name="bm_id31486501"/><text:bookmark text:name="bm_id31543371"/><text:bookmark text:name="Section491"/>COTH</text:h>
      <text:p text:style-name="Text_20_body">Renvoie la cotangente hyperbolique d'un nombre donné (angle).</text:p>
      <text:h text:style-name="Heading_20_3" text:outline-level="3">Syntaxe</text:h>
      <text:p text:style-name="Corps_20_de_20_texte.code">COTH(nombre)</text:p>
      <text:p text:style-name="Text_20_body"><text:span text:style-name="T1">Nombre</text:span> correspond à la valeur dont la cotangente hyperbolique est à calculer.</text:p>
      <text:h text:style-name="Heading_20_3" text:outline-level="3">Exemples</text:h>
      <text:p text:style-name="Text_20_body">La cotangente hyperbolique de 90 égale 1.</text:p>
      <text:h text:style-name="Heading_20_2" text:outline-level="2"><text:bookmark text:name="bm_id31539461"/><text:bookmark text:name="bm_id31453141"/><text:bookmark text:name="Section481"/>DEGRES</text:h>
      <text:p text:style-name="Text_20_body">Convertit les radians en degrés.</text:p>
      <text:h text:style-name="Heading_20_3" text:outline-level="3">Syntaxe</text:h>
      <text:p text:style-name="Corps_20_de_20_texte.code">DEGRES(nombre)</text:p>
      <text:p text:style-name="Text_20_body"><text:span text:style-name="T1">Nombre</text:span> est la valeur à convertir.</text:p>
      <text:h text:style-name="Heading_20_2" text:outline-level="2"><text:bookmark text:name="bm_id31513111"/><text:bookmark text:name="bm_id31590843"/><text:bookmark text:name="Section451"/>ENT</text:h>
      <text:p text:style-name="Text_20_body">Arrondit un nombre à l'entier immédiatement inférieur.</text:p>
      <text:h text:style-name="Heading_20_3" text:outline-level="3">Syntaxe</text:h>
      <text:p text:style-name="Corps_20_de_20_texte.code">ENT(nombre)</text:p>
      <text:p text:style-name="Text_20_body"><text:span text:style-name="T1">Nombre</text:span> correspond au nombre à arrondir au nombre entier immédiatement inférieur.</text:p>
      <text:h text:style-name="Heading_20_3" text:outline-level="3">Exemples</text:h>
      <text:p text:style-name="Text_20_body">Le nombre indiqué est -0,1 ; le résultat est donc -1.</text:p>
      <text:p text:style-name="Text_20_body">Le nombre indiqué est 23,74 ; le résultat est donc 23.</text:p>
      <text:h text:style-name="Heading_20_2" text:outline-level="2"><text:bookmark text:name="bm_id31492981"/><text:bookmark text:name="bm_id31560341"/><text:bookmark text:name="Section401"/>EST.IMPAIR</text:h>
      <text:p text:style-name="Text_20_body">Renvoie VRAI si la valeur est impaire ou FAUX si le nombre est pair.</text:p>
      <text:h text:style-name="Heading_20_3" text:outline-level="3">Syntaxe</text:h>
      <text:p text:style-name="Corps_20_de_20_texte.code">EST.IMPAIR(valeur)</text:p>
      <text:p text:style-name="Text_20_body"><text:span text:style-name="T1">Valeur</text:span> correspond à la valeur devant être vérifiée.</text:p>
      <text:h text:style-name="Heading_20_3" text:outline-level="3">Exemples</text:h>
      <text:p text:style-name="Text_20_body">La valeur saisie est 642 ; le résultat est donc FAUX.</text:p>
      <text:p text:style-name="Text_20_body">La valeur saisie est -4 ; le résultat est donc FAUX.</text:p>
      <text:p text:style-name="Text_20_body">La valeur saisie est 7,6 ; le résultat est donc VRAI.</text:p>
      <text:h text:style-name="Heading_20_2" text:outline-level="2"><text:bookmark text:name="bm_id31494301"/><text:bookmark text:name="bm_id31560481"/><text:bookmark text:name="Section4111"/>EST.PAIR</text:h>
      <text:p text:style-name="Text_20_body">Renvoie VRAI si la valeur est un nombre entier pair ou FAUX si la valeur est impaire.</text:p>
      <text:h text:style-name="Heading_20_3" text:outline-level="3">Syntaxe</text:h>
      <text:p text:style-name="Corps_20_de_20_texte.code">EST.PAIR(valeur)</text:p>
      <text:p text:style-name="Text_20_body"><text:span text:style-name="T1">Valeur</text:span> est la valeur à contrôler.</text:p>
      <text:h text:style-name="Heading_20_3" text:outline-level="3">Exemples</text:h>
      <text:p text:style-name="Text_20_body">La valeur saisie est 642 ; le résultat est donc VRAI.</text:p>
      <text:p text:style-name="Text_20_body">La valeur saisie est -4 ; le résultat est donc VRAI.</text:p>
      <text:p text:style-name="Text_20_body">La valeur saisie est 7,6 ; le résultat est donc FAUX.</text:p>
      <text:h text:style-name="Heading_20_2" text:outline-level="2"><text:bookmark text:name="bm_id31546251"/><text:bookmark text:name="bm_id31486981"/><text:bookmark text:name="Section471"/>EXP</text:h>
      <text:p text:style-name="Text_20_body">Renvoie e élevé à la puissance d'un nombre.</text:p>
      <text:h text:style-name="Heading_20_3" text:outline-level="3">Syntaxe</text:h>
      <text:p text:style-name="Corps_20_de_20_texte.code">EXP(nombre)</text:p>
      <text:p text:style-name="Text_20_body"><text:span text:style-name="T1">Nombre</text:span> est la puissance à laquelle e doit être élevé.</text:p>
      <text:h text:style-name="Heading_20_3" text:outline-level="3">Exemples</text:h>
      <text:p text:style-name="Text_20_body">L'exposant de la base e pour -4 égale 0,02.</text:p>
      <text:p text:style-name="Text_20_body">L'exposant de la base e pour 0,54 égale 1,65.</text:p>
      <text:p text:style-name="Text_20_body">L'exposant de la base e pour 1 égale 2,72.</text:p>
      <text:h text:style-name="Heading_20_2" text:outline-level="2"><text:bookmark text:name="bm_id31538861"/><text:bookmark text:name="bm_id31457811"/><text:bookmark text:name="Section461"/>FACT</text:h>
      <text:p text:style-name="Text_20_body">Renvoie la factorielle d'un nombre. FACT(0) renvoie 1. FACT(n) renvoie 1*2*3*4*... *n.</text:p>
      <text:h text:style-name="Heading_20_3" text:outline-level="3">Syntaxe</text:h>
      <text:p text:style-name="Corps_20_de_20_texte.code">FACT(nombre)</text:p>
      <text:p text:style-name="Text_20_body"><text:span text:style-name="T1">Nombre</text:span> correspond à la valeur dont la factorielle est à calculer.</text:p>
      <text:h text:style-name="Heading_20_3" text:outline-level="3">Exemples</text:h>
      <text:p text:style-name="Text_20_body">Par définition, FACT(0) renvoie 1.</text:p>
      <text:p text:style-name="Text_20_body">FACT(10) renvoie 3 628 800.</text:p>
      <text:h text:style-name="Heading_20_2" text:outline-level="2"><text:bookmark text:name="bm_id31571881"/><text:bookmark text:name="bm_id31571771"/><text:bookmark text:name="Section1011"/>IMPAIR</text:h>
      <text:p text:style-name="Text_20_body">Renvoie un nombre arrondi au nombre entier impair le plus proche.</text:p>
      <text:h text:style-name="Heading_20_3" text:outline-level="3">Syntaxe</text:h>
      <text:p text:style-name="Corps_20_de_20_texte.code">IMPAIR(nombre)</text:p>
      <text:p text:style-name="Text_20_body"><text:span text:style-name="T1">Nombre</text:span> correspond au nombre à arrondir.</text:p>
      <text:h text:style-name="Heading_20_3" text:outline-level="3">Exemples</text:h>
      <text:p text:style-name="Text_20_body">Le nombre indiqué est 1,01 ; le résultat est donc 3.</text:p>
      <text:p text:style-name="Text_20_body">Le nombre indiqué est -3,01 ; le résultat est donc -5.</text:p>
      <text:p text:style-name="Text_20_body">Le nombre indiqué est 17,9 ; le résultat est donc 19.</text:p>
      <text:h text:style-name="Heading_20_2" text:outline-level="2"><text:bookmark text:name="bm_id31472221"/><text:bookmark text:name="bm_id31542301"/><text:bookmark text:name="Section381"/>LCM_ADD</text:h>
      <text:p text:style-name="Text_20_body"><text:bookmark text:name="add241"/>Cette fonction n'est disponible que si l'add-in d'analyse est installé. </text:p>
      <text:p text:style-name="Text_20_body">Le résultat est le plus petit multiple commun d'une liste de nombres.</text:p>
      <text:p text:style-name="P10"><text:bookmark text:name="ADD_note51"/></text:p>
      <table:table table:name="Tableau42" table:style-name="Tableau42">
        <table:table-column table:style-name="Tableau42.A"/>
        <table:table-row>
          <table:table-cell table:style-name="Tableau42.A1" office:value-type="string">
            <text:p text:style-name="Table_20_Contents">Les fonctions dont les noms se terminent par _ADD renvoient les mêmes résultats que les fonctions Microsoft Excel correspondantes. Pour obtenir des résultats conformes aux normes internationales, utilisez des fonctions sans _ADD. Par exemple, la fonction WEEKNUM calcule le numéro de la semaine d'une date donnée conformément à la norme internationale ISO 6801, alors que la fonction WEEKNUM_ADD renvoie le même numéro de semaine que Microsoft Excel.</text:p>
          </table:table-cell>
        </table:table-row>
      </table:table>
      <text:h text:style-name="Heading_20_3" text:outline-level="3">Syntaxe</text:h>
      <text:p text:style-name="Corps_20_de_20_texte.code">LCM_ADD (Nombre(s))</text:p>
      <text:p text:style-name="Text_20_body">Nombre(s) : une série englobant jusqu'à 30 nombres.</text:p>
      <text:h text:style-name="Heading_20_3" text:outline-level="3">Exemple</text:h>
      <text:p text:style-name="Text_20_body">=LCM_ADD(5;15;25) renvoie 75.</text:p>
      <text:h text:style-name="Heading_20_2" text:outline-level="2"><text:bookmark text:name="bm_id31536131"/><text:bookmark text:name="bm_id31536011"/><text:bookmark text:name="Section341"/>LN</text:h>
      <text:p text:style-name="Text_20_body">Renvoie le logarithme naturel à partir de la constante e (2,71828182845904) d'un nombre.</text:p>
      <text:h text:style-name="Heading_20_3" text:outline-level="3">Syntaxe</text:h>
      <text:p text:style-name="Corps_20_de_20_texte.code">LN(nombre)</text:p>
      <text:p text:style-name="Text_20_body"><text:span text:style-name="T1">Nombre</text:span> est la valeur dont vous souhaitez calculer le logarithme naturel.</text:p>
      <text:h text:style-name="Heading_20_3" text:outline-level="3">Exemples</text:h>
      <text:p text:style-name="Text_20_body">Le logarithme népérien de 3 égale 1,1.</text:p>
      <text:p text:style-name="Text_20_body">Le logarithme népérien de 13 égale 2,56.</text:p>
      <text:p text:style-name="Text_20_body">Le logarithme népérien de 1000 égale 6,91.</text:p>
      <text:h text:style-name="Heading_20_2" text:outline-level="2"><text:bookmark text:name="bm_id31098241"/><text:bookmark text:name="bm_id31098131"/><text:bookmark text:name="Section331"/>LOG</text:h>
      <text:p text:style-name="Text_20_body">Donne le logarithme d'un nombre dans la base spécifiée.</text:p>
      <text:h text:style-name="Heading_20_3" text:outline-level="3">Syntaxe</text:h>
      <text:p text:style-name="Corps_20_de_20_texte.code">LOG(nombre;base)</text:p>
      <text:p text:style-name="Text_20_body"><text:span text:style-name="T1">Nombre</text:span> correspond à la valeur dont le logarithme est à calculer.</text:p>
      <text:p text:style-name="Text_20_body"><text:span text:style-name="T1">Base</text:span> représente la base pour le calcul du logarithme.</text:p>
      <text:h text:style-name="Heading_20_3" text:outline-level="3">Exemples</text:h>
      <text:p text:style-name="Text_20_body">Le logarithme du nombre 10 et de la base 3 égale 2,1.</text:p>
      <text:p text:style-name="Text_20_body">Le logarithme du nombre 2,1 et de la base 7 égale 0,38.</text:p>
      <text:p text:style-name="Text_20_body">Le logarithme du nombre 0,75 et de la base 7,5 égale -0,14.</text:p>
      <text:h text:style-name="Heading_20_2" text:outline-level="2"><text:bookmark text:name="bm_id31554601"/><text:bookmark text:name="bm_id31541871"/><text:bookmark text:name="Section321"/>LOG10</text:h>
      <text:p text:style-name="Text_20_body">Renvoie le logarithme en base 10 d'un nombre.</text:p>
      <text:h text:style-name="Heading_20_3" text:outline-level="3">Syntaxe</text:h>
      <text:p text:style-name="Corps_20_de_20_texte.code">LOG10(nombre)</text:p>
      <text:p text:style-name="Text_20_body">Le <text:span text:style-name="T1">nombre</text:span> représente la valeur dont le logarithme doit être calculé sur une base de 10.</text:p>
      <text:h text:style-name="Heading_20_3" text:outline-level="3">Exemples</text:h>
      <text:p text:style-name="Text_20_body">Le logarithme en base 10 de la valeur 3 égale 0,48.</text:p>
      <text:p text:style-name="Text_20_body">Le logarithme en base 10 de la valeur 10 égale 1.</text:p>
      <text:p text:style-name="Text_20_body">Le logarithme en base 10 de la valeur 0,02 égale -1,7.</text:p>
      <text:h text:style-name="Heading_20_2" text:outline-level="2"><text:bookmark text:name="bm_id31582591"/><text:bookmark text:name="bm_id31582471"/><text:bookmark text:name="Section241"/>MOD</text:h>
      <text:p text:style-name="Text_20_body">Renvoie la différence après la division d'un nombre.</text:p>
      <text:h text:style-name="Heading_20_3" text:outline-level="3">Syntaxe</text:h>
      <text:p text:style-name="Corps_20_de_20_texte.code">MOD(dividende;diviseur)</text:p>
      <text:p text:style-name="Text_20_body"><text:span text:style-name="T1">Dividende</text:span> est la valeur à partir de laquelle vous voulez calculer le reste de la division.</text:p>
      <text:p text:style-name="Text_20_body"><text:span text:style-name="T1">Diviseur</text:span> correspond au nombre par lequel diviser.</text:p>
      <text:h text:style-name="Heading_20_3" text:outline-level="3">Exemples</text:h>
      <text:p text:style-name="Text_20_body">Le dividende 17 doit être divisé par -1,4. La valeur résiduelle égale -1,2.</text:p>
      <text:p text:style-name="Text_20_body">Le dividende -13 doit être divisé par -3,4. La valeur résiduelle égale -2,8.</text:p>
      <text:p text:style-name="Text_20_body">Le dividende 2987 doit être divisé par 362. La valeur résiduelle égale 91.</text:p>
      <text:h text:style-name="Heading_20_2" text:outline-level="2"><text:bookmark text:name="bm_id31524291"/><text:bookmark text:name="bm_id31524181"/><text:bookmark text:name="Section291"/>MULTINOMIALE</text:h>
      <text:p text:style-name="Text_20_body"><text:bookmark text:name="add341"/>Cette fonction n'est disponible que si l'add-in d'analyse est installé. </text:p>
      <text:p text:style-name="Text_20_body">Renvoie la factorielle de la somme des arguments divisée par le produit des factorielles des arguments.</text:p>
      <text:h text:style-name="Heading_20_3" text:outline-level="3">Syntaxe</text:h>
      <text:p text:style-name="Corps_20_de_20_texte.code">MULTINOMIALE(Nombre(s))</text:p>
      <text:p text:style-name="Text_20_body">Nombre(s) : une série englobant jusqu'à 30 nombres.</text:p>
      <text:h text:style-name="Heading_20_3" text:outline-level="3">Exemple</text:h>
      <text:p text:style-name="Text_20_body">=MULTINOMIALE(F11:H11) renvoie la valeur 1260 si les cellules F11 à H11 contiennent les valeurs 2, 3 et 4. Cela correspond à la formule =(2+3+4)! / (2!*3!*4!)</text:p>
      <text:h text:style-name="Heading_20_2" text:outline-level="2"><text:bookmark text:name="bm_id31649091"/><text:bookmark text:name="bm_id31648971"/><text:bookmark text:name="Section242"/>NB.SI</text:h>
      <text:p text:style-name="Text_20_body">Renvoie le nombre d'éléments répondant à certains critères dans une plage de cellules.</text:p>
      <text:p text:style-name="Text_20_body"><text:bookmark text:name="regulaer131"/>La fonction de recherche prend en charge les <text:a xlink:type="simple" xlink:href="vnd.sun.star.help://shared/text/shared/01/02100001.xhp?Language=fr&amp;System=WIN&amp;UseDB=no">expressions régulières</text:a>. Vous pouvez, par exemple, taper "tout.*" afin de rechercher la première occurrence de "tout" suivie d'un caractère. Si vous souhaitez rechercher un texte qui constitue également une expression régulière, vous devez insérer deux barres obliques inversées \ avant chaque caractère. Le nombre de décimales correspond à celui qui est spécifié dans <text:a xlink:type="simple" xlink:href="vnd.sun.star.help://shared/text/shared/optionen/01060500.xhp?Language=fr&amp;System=WIN&amp;UseDB=no">Outils - Options - OpenOffice.org Calc - Calcul</text:a>. </text:p>
      <text:h text:style-name="Heading_20_3" text:outline-level="3">Syntaxe</text:h>
      <text:p text:style-name="Corps_20_de_20_texte.code">NB.SI(plage;critères)</text:p>
      <text:p text:style-name="Text_20_body"><text:span text:style-name="T1">Plage</text:span> correspond à la plage à laquelle les critères sont à appliquer.</text:p>
      <text:p text:style-name="Text_20_body"><text:span text:style-name="T1">Critères</text:span> spécifie les critères sous la forme d'un nombre, d'une expression ou d'une chaîne de caractères. Les cellules à compter sont déterminées grâce à ces critères. Vous pouvez rechercher du texte en utilisant une expression régulière (par exemple, "b.*" pour tous les mots commençant par un b). Il est également possible d'indiquer une plage de cellules contenant le critère de recherche. Si vous recherchez du texte littéral, placez-le entre guillemets.</text:p>
      <text:h text:style-name="Heading_20_3" text:outline-level="3">Exemple :</text:h>
      <text:p text:style-name="Text_20_body">Vous trouverez un exemple sous SOMME().</text:p>
      <text:h text:style-name="Heading_20_2" text:outline-level="2"><text:bookmark text:name="bm_id31497301"/><text:bookmark text:name="bm_id31508961"/><text:bookmark text:name="Section622"/>NB.VIDE</text:h>
      <text:p text:style-name="Text_20_body">Renvoie le nombre de cellules vides. Saisissez les références des cellules, en les séparant par un signe deux points (:), dans le champ de texte <text:span text:style-name="T1">plage</text:span>.</text:p>
      <text:h text:style-name="Heading_20_3" text:outline-level="3">Syntaxe</text:h>
      <text:p text:style-name="Corps_20_de_20_texte.code">NB.VIDE(plage)</text:p>
      <text:p text:style-name="Text_20_body"><text:span text:style-name="T1">Plage</text:span> est la plage dans laquelle les cellules vides sont comptées.</text:p>
      <text:h text:style-name="Heading_20_3" text:outline-level="3">Exemple :</text:h>
      <text:p text:style-name="Text_20_body">Si vous saisissez = NB.VIDE (A1:C3) dans une plage de cellules vide, le résultat sera 9.</text:p>
      <text:h text:style-name="Heading_20_2" text:outline-level="2"><text:bookmark text:name="bm_id31509491"/><text:bookmark text:name="bm_id31509381"/><text:bookmark text:name="Section441"/>PAIR</text:h>
      <text:p text:style-name="Text_20_body">Renvoie un nombre arrondi au nombre entier pair le plus proche.</text:p>
      <text:h text:style-name="Heading_20_3" text:outline-level="3">Syntaxe</text:h>
      <text:p text:style-name="Corps_20_de_20_texte.code">PAIR(nombre)</text:p>
      <text:p text:style-name="Text_20_body"><text:span text:style-name="T1">Nombre</text:span> est le nombre devant être arrondi au nombre entier pair le plus proche.</text:p>
      <text:h text:style-name="Heading_20_3" text:outline-level="3">Exemples</text:h>
      <text:p text:style-name="Text_20_body">Le nombre indiqué est 0,01 ; le résultat est donc 2.</text:p>
      <text:p text:style-name="Text_20_body">Le nombre indiqué est -2,1 ; le résultat est donc -4.</text:p>
      <text:p text:style-name="Text_20_body">Le nombre indiqué est 17,9 ; le résultat est donc 18.</text:p>
      <text:h text:style-name="Heading_20_2" text:outline-level="2"><text:bookmark text:name="bm_id314973711"/><text:bookmark text:name="bm_id31473561"/><text:bookmark text:name="Section431"/>PGCD</text:h>
      <text:p text:style-name="Text_20_body">Renvoie le plus grand diviseur commun de plusieurs nombres entiers.</text:p>
      <text:h text:style-name="Heading_20_3" text:outline-level="3">Syntaxe</text:h>
      <text:p text:style-name="Corps_20_de_20_texte.code">PGCD(nombre entier de 1 à 30)</text:p>
      <text:p text:style-name="Text_20_body"><text:span text:style-name="T1">Nombre entier de 1 à 30</text:span> : 30 nombres entiers dont le plus grand diviseur commun doit être calculé.</text:p>
      <text:h text:style-name="Heading_20_3" text:outline-level="3">Exemple :</text:h>
      <text:p text:style-name="Text_20_body">Les nombres spécifiés dans les champs Nombre entier 1, 2 et 3 sont 512, 1024 et 2000 ; le résultat est 16.</text:p>
      <text:h text:style-name="Heading_20_2" text:outline-level="2"><text:bookmark text:name="bm_id31475781"/><text:bookmark text:name="bm_id31512212"/><text:bookmark text:name="Section421"/>PGCD_ADD</text:h>
      <text:p text:style-name="Text_20_body"><text:bookmark text:name="add441"/>Cette fonction n'est disponible que si l'add-in d'analyse est installé. </text:p>
      <text:p text:style-name="Text_20_body">Renvoie le plus grand diviseur commun d'une liste de nombres.</text:p>
      <text:p text:style-name="P10"><text:bookmark text:name="ADD_note131"/></text:p>
      <table:table table:name="Tableau43" table:style-name="Tableau43">
        <table:table-column table:style-name="Tableau43.A"/>
        <table:table-row>
          <table:table-cell table:style-name="Tableau43.A1" office:value-type="string">
            <text:p text:style-name="Table_20_Contents">Les fonctions dont les noms se terminent par _ADD renvoient les mêmes résultats que les fonctions Microsoft Excel correspondantes. Pour obtenir des résultats conformes aux normes internationales, utilisez des fonctions sans _ADD. Par exemple, la fonction WEEKNUM calcule le numéro de la semaine d'une date donnée conformément à la norme internationale ISO 6801, alors que la fonction WEEKNUM_ADD renvoie le même numéro de semaine que Microsoft Excel.</text:p>
          </table:table-cell>
        </table:table-row>
      </table:table>
      <text:h text:style-name="Heading_20_3" text:outline-level="3">Syntaxe</text:h>
      <text:p text:style-name="Corps_20_de_20_texte.code">PGCD_ADD(Nombre(s))</text:p>
      <text:p text:style-name="Text_20_body"><text:span text:style-name="T1">Nombre(s)</text:span> : liste de 30 nombres maximum.</text:p>
      <text:h text:style-name="Heading_20_3" text:outline-level="3">Exemple</text:h>
      <text:p text:style-name="Text_20_body">=PGCD_ADD(5;15;25) renvoie 5.</text:p>
      <text:h text:style-name="Heading_20_2" text:outline-level="2"><text:bookmark text:name="bm_id31577741"/><text:bookmark text:name="bm_id31577621"/><text:bookmark text:name="Section301"/>PI</text:h>
      <text:p text:style-name="Text_20_body">Renvoie la valeur de PI (arrondie à 3,14159).</text:p>
      <text:h text:style-name="Heading_20_3" text:outline-level="3">Syntaxe</text:h>
      <text:p text:style-name="Corps_20_de_20_texte.code">PI()</text:p>
      <text:h text:style-name="Heading_20_3" text:outline-level="3">Exemple :</text:h>
      <text:p text:style-name="Text_20_body">La valeur arrondie de Pi est 3,14159...</text:p>
      <text:h text:style-name="Heading_20_2" text:outline-level="2"><text:bookmark text:name="bm_id31525301"/><text:bookmark text:name="bm_id31525181"/><text:bookmark text:name="Section3111"/>PLAFOND</text:h>
      <text:p text:style-name="Text_20_body">Arrondit un nombre à l'entier ou au multiple le plus proche de l'argument précision.</text:p>
      <text:h text:style-name="Heading_20_3" text:outline-level="3">Syntaxe</text:h>
      <text:p text:style-name="Corps_20_de_20_texte.code">PLAFOND (nombre ; incrément ; mode)</text:p>
      <text:p text:style-name="Text_20_body"><text:span text:style-name="T1">Nombre</text:span> correspond au nombre à arrondir.</text:p>
      <text:p text:style-name="Text_20_body"><text:span text:style-name="T1">Précision</text:span> est le nombre vers le multiple duquel la valeur doit être arrondie.</text:p>
      <text:p text:style-name="Text_20_body"><text:span text:style-name="T1">Mode</text:span> est une valeur facultative. Une valeur différente de zéro arrondit le nombre spécifié dans Nombre et Précision si ces derniers contiennent des valeurs négatives en s'éloignant de zéro. Il se peut que ces indications soient ignorées en cas d'export au format MS Excel car Excel ne reconnaît pas de troisième paramètre dans les fonctions.</text:p>
      <table:table table:name="Tableau44" table:style-name="Tableau44">
        <table:table-column table:style-name="Tableau44.A"/>
        <table:table-row>
          <table:table-cell table:style-name="Tableau44.A1" office:value-type="string">
            <text:p text:style-name="Table_20_Contents">Si les deux paramètres <text:span text:style-name="T1">Nombre</text:span> et <text:span text:style-name="T1">Précision</text:span> sont négatifs et si la valeur <text:span text:style-name="T1">Mode</text:span> est égale à zéro ou n'est pas indiquée, les résultats sous OpenOffice.org Calc seront, après un export, différents des résultats sous Excel.</text:p>
          </table:table-cell>
        </table:table-row>
      </table:table>
      <text:h text:style-name="Heading_20_3" text:outline-level="3">Exemples</text:h>
      <text:p text:style-name="Text_20_body">Le nombre 3,4 de précision 1 égale 4.</text:p>
      <text:p text:style-name="Text_20_body">Le nombre -6 de précision -5 égale -5.</text:p>
      <text:p text:style-name="Text_20_body">Le nombre -0,6 de précision -0,4 égale -0,4.</text:p>
      <text:h text:style-name="Heading_20_2" text:outline-level="2"><text:bookmark text:name="bm_id31574151"/><text:bookmark text:name="bm_id31574041"/><text:bookmark text:name="Section911"/>PLANCHER</text:h>
      <text:p text:style-name="Text_20_body">Arrondit les nombres au multiple significatif le plus proche.</text:p>
      <text:h text:style-name="Heading_20_3" text:outline-level="3">Syntaxe</text:h>
      <text:p text:style-name="Corps_20_de_20_texte.code">PLANCHER(Nombre;Précision;Mode)</text:p>
      <text:p text:style-name="Text_20_body"><text:span text:style-name="T1">Nombre</text:span> correspond au nombre à arrondir.</text:p>
      <text:p text:style-name="Text_20_body"><text:span text:style-name="T1">Précision</text:span> est la valeur vers le multiple de laquelle le nombre est arrondi.</text:p>
      <text:p text:style-name="Text_20_body"><text:span text:style-name="T1">Mode</text:span> est une valeur facultative. Une valeur différente de zéro arrondit le nombre spécifié dans Nombre et Précision si ces derniers contiennent des valeurs négatives en s'éloignant de zéro. Il se peut que ces indications soient ignorées en cas d'export au format MS Excel car Excel ne reconnaît pas de troisième paramètre dans les fonctions.</text:p>
      <table:table table:name="Tableau45" table:style-name="Tableau45">
        <table:table-column table:style-name="Tableau45.A"/>
        <table:table-row>
          <table:table-cell table:style-name="Tableau45.A1" office:value-type="string">
            <text:p text:style-name="Table_20_Contents">Si vous indiquez des paramètres <text:span text:style-name="T1">Nombre</text:span> et <text:span text:style-name="T1">Précision</text:span> négatifs et une valeur négative (ou aucune valeur) pour <text:span text:style-name="T1">Mode</text:span>, le résultat obtenu par OpenOffice.org Calc diffère de celui d'Excel après export.</text:p>
          </table:table-cell>
        </table:table-row>
      </table:table>
      <text:h text:style-name="Heading_20_3" text:outline-level="3">Exemples</text:h>
      <text:p text:style-name="Text_20_body">Si vous saisissez le nombre 3,4 et 1 pour <text:span text:style-name="T1">Précision</text:span>, vous obtenez 3.</text:p>
      <text:p text:style-name="Text_20_body">Si vous saisissez le nombre -6 et -5 pour <text:span text:style-name="T1">Précision</text:span>, vous obtenez -10.</text:p>
      <text:p text:style-name="Text_20_body">Si vous saisissez le nombre -0,6 et -0,4 pour <text:span text:style-name="T1">Précision</text:span>, vous obtenez -0,8.</text:p>
      <text:h text:style-name="Heading_20_2" text:outline-level="2"><text:bookmark text:name="bm_id31452251"/><text:bookmark text:name="bm_id31452131"/><text:bookmark text:name="Section391"/>PPCM</text:h>
      <text:p text:style-name="Text_20_body">Renvoie le plus petit multiple commun d'un ou de plusieurs nombres entiers.</text:p>
      <text:h text:style-name="Heading_20_3" text:outline-level="3">Syntaxe</text:h>
      <text:p text:style-name="Corps_20_de_20_texte.code">PPCM(nombre entier de 1 à 30)</text:p>
      <text:p text:style-name="Text_20_body"><text:span text:style-name="T1">Nombre entier de 1 à 30</text:span> : 30 nombres entiers dont le plus petit multiple commun doit être calculé.</text:p>
      <text:h text:style-name="Heading_20_3" text:outline-level="3">Exemple :</text:h>
      <text:p text:style-name="Text_20_body">Les nombres spécifiés dans les champs Nombre entier 1, 2 et 3 sont 512, 1024 et 2000 ; le résultat est 128000.</text:p>
      <text:h text:style-name="Heading_20_2" text:outline-level="2"><text:bookmark text:name="bm_id31443971"/><text:bookmark text:name="bm_id31443861"/><text:bookmark text:name="Section261"/>PRODUIT</text:h>
      <text:p text:style-name="Text_20_body">Donne le produit de la multiplication de tous les nombres donnés comme arguments.</text:p>
      <text:h text:style-name="Heading_20_3" text:outline-level="3">Syntaxe</text:h>
      <text:p text:style-name="Corps_20_de_20_texte.code">PRODUIT(nombre 1;nombre 2;...)</text:p>
      <text:p text:style-name="Text_20_body"><text:span text:style-name="T1">Nombre 1 à nombre 30</text:span> représentent de 1 à 30 arguments dont le produit est à calculer.</text:p>
      <text:h text:style-name="Heading_20_3" text:outline-level="3">Exemple :</text:h>
      <text:p text:style-name="Text_20_body">Si Nombre 1 est 2, Nombre 2 est 3 et Nombre 3 est 4, le résultat est 24.</text:p>
      <text:h text:style-name="Heading_20_2" text:outline-level="2"><text:bookmark text:name="bm_id31557281"/><text:bookmark text:name="bm_id31557171"/><text:bookmark text:name="Section281"/>PUISSANCE</text:h>
      <text:p text:style-name="Text_20_body">Renvoie la valeur du nombre élevé à une puissance.</text:p>
      <text:h text:style-name="Heading_20_3" text:outline-level="3">Syntaxe</text:h>
      <text:p text:style-name="Corps_20_de_20_texte.code">PUISSANCE(base;puissance) ou base ^ puissance</text:p>
      <text:p text:style-name="Text_20_body"><text:span text:style-name="T1">Base</text:span> représente le nombre qui doit être élevé à une puissance donnée.</text:p>
      <text:p text:style-name="Text_20_body"><text:span text:style-name="T1">Puissance</text:span> est l'exposant utilisé pour élever la base à une puissance donnée.</text:p>
      <text:h text:style-name="Heading_20_3" text:outline-level="3">Exemples</text:h>
      <text:p text:style-name="Text_20_body">La base 3 à la puissance -2 égale 0,11.</text:p>
      <text:p text:style-name="Text_20_body">La base -3 à la puissance -2 égale 0,11.</text:p>
      <text:p text:style-name="Text_20_body">La base -3 à la puissance 2 égale 9.</text:p>
      <text:h text:style-name="Heading_20_2" text:outline-level="2"><text:bookmark text:name="bm_id31446031"/><text:bookmark text:name="bm_id31445921"/><text:bookmark text:name="Section231"/>QUOTIENT</text:h>
      <text:p text:style-name="Text_20_body"><text:bookmark text:name="add541"/>Cette fonction n'est disponible que si l'add-in d'analyse est installé. </text:p>
      <text:p text:style-name="Text_20_body">Renvoie le nombre entier résultat d'une division.</text:p>
      <text:h text:style-name="Heading_20_3" text:outline-level="3">Syntaxe</text:h>
      <text:p text:style-name="Corps_20_de_20_texte.code">QUOTIENT(Numérateur;Dénominateur)</text:p>
      <text:h text:style-name="Heading_20_3" text:outline-level="3">Exemple</text:h>
      <text:p text:style-name="Text_20_body">=QUOTIENT(11;3) renvoie 3. La valeur restante (2) est ignorée.</text:p>
      <text:h text:style-name="Heading_20_2" text:outline-level="2"><text:bookmark text:name="bm_id31643871"/><text:bookmark text:name="bm_id31643751"/><text:bookmark text:name="Section612"/>RACINE</text:h>
      <text:p text:style-name="Text_20_body">Renvoie la racine carrée positive d'un nombre. La valeur du nombre doit être positive.</text:p>
      <text:h text:style-name="Heading_20_3" text:outline-level="3">Syntaxe</text:h>
      <text:p text:style-name="Corps_20_de_20_texte.code">RACINE(nombre)</text:p>
      <text:p text:style-name="Text_20_body"><text:span text:style-name="T1">Nombre</text:span> représente le nombre dont la racine carrée est à extraire.</text:p>
      <text:h text:style-name="Heading_20_3" text:outline-level="3">Exemples</text:h>
      <text:p text:style-name="Text_20_body">La racine carrée du nombre 16 est 4.</text:p>
      <text:p text:style-name="Text_20_body">L'extraction de la racine carrée du nombre -16 est impossible et entraîne une indication d'erreur !</text:p>
      <text:p text:style-name="Text_20_body">RACINE(ABS(-16)) = 4.</text:p>
      <text:h text:style-name="Heading_20_2" text:outline-level="2"><text:bookmark text:name="bm_id31645721"/><text:bookmark text:name="bm_id31645601"/><text:bookmark text:name="Section522"/>RACINE.PI</text:h>
      <text:p text:style-name="Text_20_body"><text:bookmark text:name="add641"/>Cette fonction n'est disponible que si l'add-in d'analyse est installé. </text:p>
      <text:p text:style-name="Text_20_body">Renvoie la racine carrée d'un nombre*PI.</text:p>
      <text:h text:style-name="Heading_20_3" text:outline-level="3">Syntaxe</text:h>
      <text:p text:style-name="Corps_20_de_20_texte.code">RACINE.PI(Nombre)</text:p>
      <text:h text:style-name="Heading_20_3" text:outline-level="3">Exemple</text:h>
      <text:p text:style-name="Text_20_body">=RACINE.PI(2) renvoie la valeur arrondie 2,506628.</text:p>
      <text:h text:style-name="Heading_20_2" text:outline-level="2"><text:bookmark text:name="bm_id31580081"/><text:bookmark text:name="bm_id31447021"/><text:bookmark text:name="Section221"/>RADIANS</text:h>
      <text:p text:style-name="Text_20_body">Convertit les degrés en radians.</text:p>
      <text:h text:style-name="Heading_20_3" text:outline-level="3">Syntaxe</text:h>
      <text:p text:style-name="Corps_20_de_20_texte.code">RADIANS(nombre)</text:p>
      <text:p text:style-name="Text_20_body"><text:span text:style-name="T1">Nombre</text:span> est l'angle, en degrés.</text:p>
      <text:h text:style-name="Heading_20_2" text:outline-level="2"><text:bookmark text:name="bm_id31640981"/><text:bookmark text:name="bm_id31640861"/><text:bookmark text:name="Section811"/>SIGNE</text:h>
      <text:p text:style-name="Text_20_body">Renvoie le signe d'un nombre. Cette fonction renvoie la valeur 1 pour un signe positif et -1 pour un signe négatif. Si le nombre est zéro, la fonction correspondante indique zéro.</text:p>
      <text:h text:style-name="Heading_20_3" text:outline-level="3">Syntaxe</text:h>
      <text:p text:style-name="Corps_20_de_20_texte.code">SIGNE(nombre)</text:p>
      <text:p text:style-name="Text_20_body"><text:span text:style-name="T1">Nombre</text:span> correspond au nombre dont le signe est à déterminer.</text:p>
      <text:h text:style-name="Heading_20_3" text:outline-level="3">Exemples</text:h>
      <text:p text:style-name="Text_20_body">Le nombre indiqué est 3,4 ; le résultat est donc 1.</text:p>
      <text:p text:style-name="Text_20_body">Le nombre indiqué est -4,5 ; le résultat est donc -1.</text:p>
      <text:h text:style-name="Heading_20_2" text:outline-level="2"><text:bookmark text:name="bm_id31448891"/><text:bookmark text:name="bm_id31448771"/><text:bookmark text:name="Section182"/>SIN</text:h>
      <text:p text:style-name="Text_20_body">Renvoie le sinus du nombre donné (angle).</text:p>
      <text:h text:style-name="Heading_20_3" text:outline-level="3">Syntaxe</text:h>
      <text:p text:style-name="Corps_20_de_20_texte.code">SIN(nombre)</text:p>
      <text:p text:style-name="Text_20_body"><text:span text:style-name="T1">Nombre</text:span> correspond à l'angle exprimé en radians.</text:p>
      <text:h text:style-name="Heading_20_3" text:outline-level="3">Exemples</text:h>
      <text:p text:style-name="Text_20_body">L'angle 3,14 (pi), exprimé en radians, renvoie un sinus de 0.</text:p>
      <text:p text:style-name="Text_20_body">L'angle 1,57 (pi/2), exprimé en radians, renvoie un sinus de 1.</text:p>
      <text:p text:style-name="Text_20_body">L'angle 0,79 (pi/4), exprimé en radians, renvoie un sinus de 0,71.</text:p>
      <text:h text:style-name="Heading_20_2" text:outline-level="2"><text:bookmark text:name="bm_id31634091"/><text:bookmark text:name="bm_id31633971"/><text:bookmark text:name="Section172"/>SINH</text:h>
      <text:p text:style-name="Text_20_body">Renvoie le sinus hyperbolique d'un nombre.</text:p>
      <text:h text:style-name="Heading_20_3" text:outline-level="3">Syntaxe</text:h>
      <text:p text:style-name="Corps_20_de_20_texte.code">SINH(nombre)</text:p>
      <text:p text:style-name="Text_20_body"><text:span text:style-name="T1">Nombre</text:span> est le nombre dont vous souhaitez calculer le sinus hyperbolique.</text:p>
      <text:h text:style-name="Heading_20_3" text:outline-level="3">Exemples</text:h>
      <text:p text:style-name="Text_20_body">Le sinus hyperbolique de -5 égale -74,2.</text:p>
      <text:p text:style-name="Text_20_body">Le sinus hyperbolique de 0 égale 0.</text:p>
      <text:p text:style-name="Text_20_body">Le sinus hyperbolique de 90 égale 6,10E038.</text:p>
      <text:h text:style-name="Heading_20_2" text:outline-level="2"><text:bookmark text:name="bm_id31636081"/><text:bookmark text:name="bm_id31635961"/><text:bookmark text:name="Section162"/>SOMME</text:h>
      <text:p text:style-name="Text_20_body">Additionne tous les nombres d'une plage de cellules.</text:p>
      <text:h text:style-name="Heading_20_3" text:outline-level="3">Syntaxe</text:h>
      <text:p text:style-name="Corps_20_de_20_texte.code">SOMME(nombre 1;nombre 2;...)</text:p>
      <text:p text:style-name="Text_20_body"><text:span text:style-name="T1">Nombre 1 à Nombre 30</text:span> représentent de 1 à 30 arguments dont la somme est à calculer.</text:p>
      <text:h text:style-name="Heading_20_3" text:outline-level="3">Exemples</text:h>
      <text:p text:style-name="Text_20_body">Si Nombre 1 est 2, Nombre 2 est 3 et Nombre 3 est 4, le résultat est 9.</text:p>
      <text:p text:style-name="Text_20_body">SOMME(A1;A3;B5) calcule la somme des trois cellules. SOMME(A1:E10) calcule la somme de toutes les cellules figurant dans la plage de cellules A1 à E10.</text:p>
      <text:p text:style-name="Text_20_body">Avec la fonction SOMME(), vous pouvez utiliser comme suit des conditions reliées par ET :</text:p>
      <text:p text:style-name="Text_20_body">Exemple : vous avez saisi des factures dans un tableau. Dans la colonne A figure la date des factures et dans la colonne B leur montant. Vous souhaitez créer une formule pour obtenir le total de tous les montants pour un certain mois, par exemple la période &gt;=1.1.99 à &lt;1.2.99. Les valeurs de date s'affichent dans les cellules A1:A40, tandis que les montants à additionner figurent dans B1:B40. C1 indique 1.1.99, qui est la première date de facturation à prendre en compte, et C2 indique 1.2.99, qui est la première date de facturation à ne pas prendre en compte.</text:p>
      <text:p text:style-name="Text_20_body">Saisissez la formule de matrice suivante :</text:p>
      <text:p text:style-name="Text_20_body">=SOMME((A1:A40&gt;=C1)*(A1:A40&lt;C2)*B1:B40)</text:p>
      <text:p text:style-name="Text_20_body">Pour que la formule soit bien interprétée comme une formule de matrice, vous devez la fermer en appuyant sur les touches Maj +Ctrl+Entrée, et non simplement en appuyant sur la touche Entrée. La formule s'affiche alors entre accolades dans la barre de <text:span text:style-name="T1">formule</text:span>.</text:p>
      <text:p text:style-name="Text_20_body">{=SOMME((A1:A40&gt;=C1)*(A1:A40&lt;C2)*B1:B40)}</text:p>
      <text:p text:style-name="Text_20_body">La formule est basée sur le principe que le résultat d'une comparaison est 1 si le critère est satisfait, et 0 s'il ne l'est pas. Chaque résultat est traité en tant que matrice et utilisé dans une multiplication matricielle, après quoi leurs valeurs sont additionnées pour produire la matrice de résultat. Vous pouvez utiliser la fonction SOMME() comme, par exemple, une fonction NB.SI() à plusieurs critères.</text:p>
      <text:h text:style-name="Heading_20_2" text:outline-level="2"><text:bookmark text:name="bm_id31603511"/><text:bookmark text:name="bm_id31603401"/><text:bookmark text:name="Section251"/>SOMME.CARRES</text:h>
      <text:p text:style-name="Text_20_body">Si vous souhaitez calculer la somme des carrés de ces nombres (dont le total correspondra aux carrés des arguments), saisissez-les dans les champs de texte.</text:p>
      <text:h text:style-name="Heading_20_3" text:outline-level="3">Syntaxe</text:h>
      <text:p text:style-name="Corps_20_de_20_texte.code">SOMME.CARRES(nombre 1;nombre 2;...)</text:p>
      <text:p text:style-name="Text_20_body"><text:span text:style-name="T1">Nombre 1 à nombre 30</text:span> : arguments (30 maximum) dont vous voulez calculer la somme des carrés.</text:p>
      <text:h text:style-name="Heading_20_3" text:outline-level="3">Exemple :</text:h>
      <text:p text:style-name="Text_20_body">Si vous saisissez les nombres 2, 3 et 4 dans les zones de texte <text:span text:style-name="T1">Nombre 1</text:span>, <text:span text:style-name="T1">2</text:span> et <text:span text:style-name="T1">3</text:span>, vous obtenez un résultat de 29.</text:p>
      <text:h text:style-name="Heading_20_2" text:outline-level="2"><text:bookmark text:name="bm_id31526621"/><text:bookmark text:name="bm_id31526511"/><text:bookmark text:name="Section271"/>SOMME.SERIES</text:h>
      <text:p text:style-name="Text_20_body"><text:bookmark text:name="add731"/>Cette fonction n'est disponible que si l'add-in d'analyse est installé. </text:p>
      <text:p text:style-name="Text_20_body">Renvoie la somme des puissances du nombre x selon la formule :</text:p>
      <text:p text:style-name="Text_20_body">SOMME.SERIES(x;n;m;coefficients) = coefficient_1*x^n + coefficient_2*x^(n+m) + coefficient_3*x^(n+2m) +...+ coefficient_i*x^(n+(i-1)m)</text:p>
      <text:h text:style-name="Heading_20_3" text:outline-level="3">Syntaxe</text:h>
      <text:p text:style-name="Corps_20_de_20_texte.code">SERIESSUM(x; n; m; coefficients)</text:p>
      <text:p text:style-name="Text_20_body">X : le nombre comme variable indépendante</text:p>
      <text:p text:style-name="Text_20_body">n : puissance de départ</text:p>
      <text:p text:style-name="Text_20_body">M : l'incrément</text:p>
      <text:p text:style-name="Text_20_body">Coefficients : une série de coefficients. Chaque coefficient entraîne un élément supplémentaire dans la série des puissances.</text:p>
      <text:h text:style-name="Heading_20_2" text:outline-level="2"><text:bookmark text:name="bm_id31519691"/><text:bookmark text:name="bm_id31519571"/><text:bookmark text:name="Section152"/>SOMME.SI</text:h>
      <text:p text:style-name="Text_20_body">Ajoute les cellules spécifiées par un critère donné. Vous pouvez utiliser cette fonction pour rechercher une valeur donnée dans une plage.</text:p>
      <text:p text:style-name="Text_20_body"><text:bookmark text:name="regulaer121"/>La fonction de recherche prend en charge les <text:a xlink:type="simple" xlink:href="vnd.sun.star.help://shared/text/shared/01/02100001.xhp?Language=fr&amp;System=WIN&amp;UseDB=no">expressions régulières</text:a>. Vous pouvez, par exemple, taper "tout.*" afin de rechercher la première occurrence de "tout" suivie d'un caractère. Si vous souhaitez rechercher un texte qui constitue également une expression régulière, vous devez insérer deux barres obliques inversées \ avant chaque caractère. Le nombre de décimales correspond à celui qui est spécifié dans <text:a xlink:type="simple" xlink:href="vnd.sun.star.help://shared/text/shared/optionen/01060500.xhp?Language=fr&amp;System=WIN&amp;UseDB=no">Outils - Options - OpenOffice.org Calc - Calcul</text:a>. </text:p>
      <text:h text:style-name="Heading_20_3" text:outline-level="3">Syntaxe</text:h>
      <text:p text:style-name="Corps_20_de_20_texte.code">SOMME.SI(plage;critères;plage_somme)</text:p>
      <text:p text:style-name="Text_20_body"><text:span text:style-name="T1">Plage</text:span> correspond à la plage sur laquelle les critères sont à appliquer.</text:p>
      <text:p text:style-name="Text_20_body"><text:span text:style-name="T1">Critères</text:span> correspond à la cellule dans laquelle le critère de recherche est spécifié ou correspond au critère de recherche en soi.</text:p>
      <text:p text:style-name="Text_20_body"><text:span text:style-name="T1">Plage_somme</text:span> correspond à la plage dont les valeurs sont à additionner. Si ce paramètre n'est pas spécifié, le programme additionne les valeurs trouvées dans la <text:span text:style-name="T1">Plage</text:span>.</text:p>
      <text:h text:style-name="Heading_20_3" text:outline-level="3">Exemples</text:h>
      <text:p text:style-name="Text_20_body">Vous trouverez un exemple sous SOMME().</text:p>
      <text:h text:style-name="Heading_20_2" text:outline-level="2"><text:bookmark text:name="bm_id31656441"/><text:bookmark text:name="bm_id31656331"/><text:bookmark text:name="Section1211"/>SOUS.TOTAL</text:h>
      <text:p text:style-name="Text_20_body">Calcule les sous-totaux. Si une plage donnée contient déjà des sous-totaux, ceux-ci ne sont pas utilisés pour des calculs ultérieurs. Pour que le calcul ne porte que sur les enregistrements filtrés, associez cette fonction aux AutoFiltres.</text:p>
      <text:h text:style-name="Heading_20_3" text:outline-level="3">Syntaxe</text:h>
      <text:p text:style-name="Corps_20_de_20_texte.code">SOUS.TOTAL(fonction;plage)</text:p>
      <text:p text:style-name="Text_20_body"><text:span text:style-name="T1">Fonction</text:span> est un nombre qui représente l'une des fonctions suivantes :</text:p>
      <table:table table:name="Tableau46" table:style-name="Tableau46">
        <table:table-column table:style-name="Tableau46.A"/>
        <table:table-column table:style-name="Tableau46.B"/>
        <table:table-row>
          <table:table-cell table:style-name="Tableau46.A1" office:value-type="string">
            <text:p text:style-name="Table_20_Contents">Index de fonctions</text:p>
          </table:table-cell>
          <table:table-cell table:style-name="Tableau46.B1" office:value-type="string">
            <text:p text:style-name="Table_20_Contents">Fonction</text:p>
          </table:table-cell>
        </table:table-row>
        <table:table-row>
          <table:table-cell table:style-name="Tableau46.A2" office:value-type="string">
            <text:p text:style-name="Table_20_Contents">1</text:p>
          </table:table-cell>
          <table:table-cell table:style-name="Tableau46.B2" office:value-type="string">
            <text:p text:style-name="Table_20_Contents">MOYENNE</text:p>
          </table:table-cell>
        </table:table-row>
        <table:table-row>
          <table:table-cell table:style-name="Tableau46.A2" office:value-type="string">
            <text:p text:style-name="Table_20_Contents">2</text:p>
          </table:table-cell>
          <table:table-cell table:style-name="Tableau46.B2" office:value-type="string">
            <text:p text:style-name="Table_20_Contents">NB</text:p>
          </table:table-cell>
        </table:table-row>
        <table:table-row>
          <table:table-cell table:style-name="Tableau46.A2" office:value-type="string">
            <text:p text:style-name="Table_20_Contents">3</text:p>
          </table:table-cell>
          <table:table-cell table:style-name="Tableau46.B2" office:value-type="string">
            <text:p text:style-name="Table_20_Contents">NBVAL</text:p>
          </table:table-cell>
        </table:table-row>
        <table:table-row>
          <table:table-cell table:style-name="Tableau46.A2" office:value-type="string">
            <text:p text:style-name="Table_20_Contents">4</text:p>
          </table:table-cell>
          <table:table-cell table:style-name="Tableau46.B2" office:value-type="string">
            <text:p text:style-name="Table_20_Contents">MAX</text:p>
          </table:table-cell>
        </table:table-row>
        <table:table-row>
          <table:table-cell table:style-name="Tableau46.A2" office:value-type="string">
            <text:p text:style-name="Table_20_Contents">5</text:p>
          </table:table-cell>
          <table:table-cell table:style-name="Tableau46.B2" office:value-type="string">
            <text:p text:style-name="Table_20_Contents">MIN</text:p>
          </table:table-cell>
        </table:table-row>
        <table:table-row>
          <table:table-cell table:style-name="Tableau46.A2" office:value-type="string">
            <text:p text:style-name="Table_20_Contents">6</text:p>
          </table:table-cell>
          <table:table-cell table:style-name="Tableau46.B2" office:value-type="string">
            <text:p text:style-name="Table_20_Contents">PRODUIT</text:p>
          </table:table-cell>
        </table:table-row>
        <table:table-row>
          <table:table-cell table:style-name="Tableau46.A2" office:value-type="string">
            <text:p text:style-name="Table_20_Contents">7</text:p>
          </table:table-cell>
          <table:table-cell table:style-name="Tableau46.B2" office:value-type="string">
            <text:p text:style-name="Table_20_Contents">ECARTYPE</text:p>
          </table:table-cell>
        </table:table-row>
        <table:table-row>
          <table:table-cell table:style-name="Tableau46.A2" office:value-type="string">
            <text:p text:style-name="Table_20_Contents">8</text:p>
          </table:table-cell>
          <table:table-cell table:style-name="Tableau46.B2" office:value-type="string">
            <text:p text:style-name="Table_20_Contents">ÉCARTYPEP</text:p>
          </table:table-cell>
        </table:table-row>
        <table:table-row>
          <table:table-cell table:style-name="Tableau46.A2" office:value-type="string">
            <text:p text:style-name="Table_20_Contents">9</text:p>
          </table:table-cell>
          <table:table-cell table:style-name="Tableau46.B2" office:value-type="string">
            <text:p text:style-name="Table_20_Contents">SOMME</text:p>
          </table:table-cell>
        </table:table-row>
        <table:table-row>
          <table:table-cell table:style-name="Tableau46.A2" office:value-type="string">
            <text:p text:style-name="Table_20_Contents">10</text:p>
          </table:table-cell>
          <table:table-cell table:style-name="Tableau46.B2" office:value-type="string">
            <text:p text:style-name="Table_20_Contents">VAR</text:p>
          </table:table-cell>
        </table:table-row>
        <table:table-row>
          <table:table-cell table:style-name="Tableau46.A2" office:value-type="string">
            <text:p text:style-name="Table_20_Contents">11</text:p>
          </table:table-cell>
          <table:table-cell table:style-name="Tableau46.B2" office:value-type="string">
            <text:p text:style-name="Table_20_Contents">VAR.P</text:p>
          </table:table-cell>
        </table:table-row>
      </table:table>
      <text:p text:style-name="Text_20_body"><text:span text:style-name="T1">Plage</text:span> correspond à la plage dont les cellules doivent être prises en considération.</text:p>
      <text:h text:style-name="Heading_20_3" text:outline-level="3">Exemples</text:h>
      <text:p text:style-name="Text_20_body">Les cellules A1:B5 affichent un tableau répertoriant des villes dans la colonne A et des chiffres dans la colonne B. Vous appliquez un AutoFiltre vous permettant de ne visualiser que les lignes citant la ville de Hambourg. Vous souhaitez obtenir la somme des chiffres affichés, c'est-à-dire uniquement le sous-total des lignes après filtrage. Vous devez alors saisir la formule suivante :</text:p>
      <text:p text:style-name="Text_20_body">=SOUS.TOTAL(9;B2:B5)</text:p>
      <text:h text:style-name="Heading_20_2" text:outline-level="2"><text:bookmark text:name="bm_id31522071"/><text:bookmark text:name="bm_id31521951"/><text:bookmark text:name="Section143"/>TAN</text:h>
      <text:p text:style-name="Text_20_body">Renvoie la tangente d'un angle.</text:p>
      <text:h text:style-name="Heading_20_3" text:outline-level="3">Syntaxe</text:h>
      <text:p text:style-name="Corps_20_de_20_texte.code">TAN(nombre)</text:p>
      <text:p text:style-name="Text_20_body"><text:span text:style-name="T1">Nombre</text:span> est l'angle en radians.</text:p>
      <text:h text:style-name="Heading_20_3" text:outline-level="3">Exemples</text:h>
      <text:p text:style-name="Text_20_body">L'angle 3,14 (pi), exprimé en radians, renvoie une tangente de 0.</text:p>
      <text:p text:style-name="Text_20_body">L'angle 0,79 (pi/4), exprimé en radians, renvoie une tangente de 1,01.</text:p>
      <text:p text:style-name="Text_20_body">L'angle 0,39 (pi/8), exprimé en radians, renvoie une tangente de 0,41.</text:p>
      <text:h text:style-name="Heading_20_2" text:outline-level="2"><text:bookmark text:name="bm_id31654461"/><text:bookmark text:name="bm_id31654341"/><text:bookmark text:name="Section1311"/>TANH</text:h>
      <text:p text:style-name="Text_20_body">Renvoie la tangente hyperbolique d'un nombre.</text:p>
      <text:h text:style-name="Heading_20_3" text:outline-level="3">Syntaxe</text:h>
      <text:p text:style-name="Corps_20_de_20_texte.code">TANH(nombre)</text:p>
      <text:p text:style-name="Text_20_body"><text:span text:style-name="T1">Nombre</text:span> est le nombre à partir duquel la tangente hyperbolique est à calculer.</text:p>
      <text:h text:style-name="Heading_20_3" text:outline-level="3">Exemples</text:h>
      <text:p text:style-name="Text_20_body">La tangente hyperbolique de -5 égale -1.</text:p>
      <text:p text:style-name="Text_20_body">La tangente hyperbolique de 45 égale 1.</text:p>
      <text:p text:style-name="Text_20_body">La tangente hyperbolique de 90 égale 1.</text:p>
      <text:h text:style-name="Heading_20_2" text:outline-level="2"><text:bookmark text:name="bm_id31578491"/><text:bookmark text:name="bm_id31560861"/><text:bookmark text:name="Section351"/>TRONQUE</text:h>
      <text:p text:style-name="Text_20_body">Transforme un nombre en nombre entier en supprimant sa partie décimale en fonction du degré de précision spécifiée dans le champ <text:span text:style-name="T1">nb_décimales</text:span>.</text:p>
      <table:table table:name="Tableau47" table:style-name="Tableau47">
        <table:table-column table:style-name="Tableau47.A"/>
        <table:table-row>
          <table:table-cell table:style-name="Tableau47.A1" office:value-type="string">
            <text:p text:style-name="Table_20_Contents">Le nombre de décimales correspond à celui spécifié dans <text:a xlink:type="simple" xlink:href="vnd.sun.star.help://shared/text/shared/optionen/01060500.xhp?Language=fr&amp;System=WIN&amp;UseDB=no">Outils - Options - OpenOffice.org Calc - Calcul</text:a>.</text:p>
          </table:table-cell>
        </table:table-row>
      </table:table>
      <text:h text:style-name="Heading_20_3" text:outline-level="3">Syntaxe</text:h>
      <text:p text:style-name="Corps_20_de_20_texte.code">TRONQUE(nombre;nombre_décimales)</text:p>
      <text:p text:style-name="Text_20_body"><text:span text:style-name="T1">Nombre</text:span> désigne le nombre dont les décimales doivent être tronquées.</text:p>
      <text:p text:style-name="Text_20_body"><text:span text:style-name="T1">Nombre</text:span> désigne le nombre dont les décimales ne doivent pas être tronquées.</text:p>
      <text:h text:style-name="Heading_20_3" text:outline-level="3">Exemples</text:h>
      <text:p text:style-name="Text_20_body">Le nombre saisi est 34,5678 et le nombre de décimales indiqué est 1 ; le résultat est donc 34,5.</text:p>
      <text:p text:style-name="Text_20_body">Le nombre saisi est -15,769 et le nombre de décimales indiqué est 3 ; le résultat est -15,77.</text:p>
      <text:h text:style-name="Heading_20_1" text:outline-level="1"><text:bookmark text:name="bm_id31472731"/>Fonctions de matrice</text:h>
      <text:p text:style-name="Text_20_body"><text:bookmark text:name="matrixtext1"/>Cette catégorie contient les fonctions de matrice. </text:p>
      <text:h text:style-name="Heading_20_2" text:outline-level="2">Définition d'une matrice</text:h>
      <text:p text:style-name="Text_20_body"><text:bookmark text:name="wasmatrix1"/>Une matrice est une plage de cellules liées contenant des valeurs, dans une feuille de calcul. Une plage carrée composée de 3 lignes et de 3 colonnes est une matrice 3 x 3 :</text:p>
      <table:table table:name="Tableau48" table:style-name="Tableau48">
        <table:table-column table:style-name="Tableau48.A"/>
        <table:table-column table:style-name="Tableau48.B" table:number-columns-repeated="2"/>
        <table:table-column table:style-name="Tableau48.D"/>
        <table:table-row>
          <table:table-cell table:style-name="Tableau48.A1" office:value-type="string">
            <text:p text:style-name="P12"/>
          </table:table-cell>
          <table:table-cell table:style-name="Tableau48.A1" office:value-type="string">
            <text:p text:style-name="Table_20_Contents">A</text:p>
          </table:table-cell>
          <table:table-cell table:style-name="Tableau48.A1" office:value-type="string">
            <text:p text:style-name="Table_20_Contents">B</text:p>
          </table:table-cell>
          <table:table-cell table:style-name="Tableau48.D1" office:value-type="string">
            <text:p text:style-name="Table_20_Contents">C</text:p>
          </table:table-cell>
        </table:table-row>
        <table:table-row>
          <table:table-cell table:style-name="Tableau48.A2" office:value-type="string">
            <text:p text:style-name="Table_20_Contents">1</text:p>
          </table:table-cell>
          <table:table-cell table:style-name="Tableau48.A2" office:value-type="string">
            <text:p text:style-name="Table_20_Contents">7</text:p>
          </table:table-cell>
          <table:table-cell table:style-name="Tableau48.A2" office:value-type="string">
            <text:p text:style-name="Table_20_Contents">31</text:p>
          </table:table-cell>
          <table:table-cell table:style-name="Tableau48.D2" office:value-type="string">
            <text:p text:style-name="Table_20_Contents">33</text:p>
          </table:table-cell>
        </table:table-row>
        <table:table-row>
          <table:table-cell table:style-name="Tableau48.A2" office:value-type="string">
            <text:p text:style-name="Table_20_Contents">2</text:p>
          </table:table-cell>
          <table:table-cell table:style-name="Tableau48.A2" office:value-type="string">
            <text:p text:style-name="Table_20_Contents">95</text:p>
          </table:table-cell>
          <table:table-cell table:style-name="Tableau48.A2" office:value-type="string">
            <text:p text:style-name="Table_20_Contents">17</text:p>
          </table:table-cell>
          <table:table-cell table:style-name="Tableau48.D2" office:value-type="string">
            <text:p text:style-name="Table_20_Contents">2</text:p>
          </table:table-cell>
        </table:table-row>
        <table:table-row>
          <table:table-cell table:style-name="Tableau48.A2" office:value-type="string">
            <text:p text:style-name="Table_20_Contents">3</text:p>
          </table:table-cell>
          <table:table-cell table:style-name="Tableau48.A2" office:value-type="string">
            <text:p text:style-name="Table_20_Contents">5</text:p>
          </table:table-cell>
          <table:table-cell table:style-name="Tableau48.A2" office:value-type="string">
            <text:p text:style-name="Table_20_Contents">10</text:p>
          </table:table-cell>
          <table:table-cell table:style-name="Tableau48.D2" office:value-type="string">
            <text:p text:style-name="Table_20_Contents">50</text:p>
          </table:table-cell>
        </table:table-row>
      </table:table>
      <text:p text:style-name="Text_20_body">La matrice la plus petite qui puisse exister est la matrice 1 x 2 ou 2 x 1. Elle est constituée de deux cellules adjacentes.</text:p>
      <text:h text:style-name="Heading_20_2" text:outline-level="2">Définition d'une formule de matrice</text:h>
      <text:p text:style-name="Text_20_body">Il s'agit d'une formule permettant d'évaluer les différentes valeurs d'une plage de cellules. Une formule de matrice se différencie des autres formules par le fait que, contrairement à celles-ci, elle est capable de traiter plusieurs valeurs à la fois.</text:p>
      <text:p text:style-name="Text_20_body">De plus, elle peut renvoyer plusieurs valeurs. Le résultat d'une formule de matrice est une autre matrice.</text:p>
      <text:p text:style-name="Text_20_body">Pour multiplier par 10 la valeur des différentes cellules dans la matrice ci-dessus, il n'est pas nécessaire d'appliquer une formule à chaque cellule ou valeur. Il suffit d'utiliser une formule de matrice. Pour cela, sélectionnez une plage de 3 x 3 cellules dans une autre partie de la feuille de calcul, saisissez la formule "=10*A1:C3", puis validez cette saisie en appuyant sur la combinaison de touches Ctrl+Maj+Entrée. Vous obtenez une matrice 3 x 3 dans laquelle les différentes valeurs de la plage de cellules (A1:C3) sont multipliées par un facteur de 10.</text:p>
      <text:p text:style-name="Text_20_body">Vous pouvez appliquer d'autres opérateurs que la multiplication à la plage de référence (matrice). Avec OpenOffice.org Calc, vous pouvez additionner (+), soustraire (-), multiplier (*), diviser (/) et également utiliser des exposants (^), des concaténations (&amp;) et des comparaisons (=, &lt;&gt;, &lt;, &gt;, &lt;=, &gt;=). Une fois la formule de matrice saisie, les opérateurs peuvent s'appliquer séparément à chaque valeur de la plage de cellules et afficher le résultat sous forme de matrice.</text:p>
      <text:p text:style-name="Text_20_body">Lorsque vous changez les opérateurs de comparaison dans une formule de matrice, les règles s'appliquant aux cellules vides sont les mêmes que celles s'appliquant aux comparaisons isolées : les cellules peuvent être représentées par un 0 ou par une chaîne vide. Ainsi, les deux formules de matrice {=A1:A2=""} et {=A1:A2=0} renvoient la valeur VRAI si les cellules A1 et A2 sont vides.</text:p>
      <text:h text:style-name="Heading_20_3" text:outline-level="3">Utilisation des formules de matrice</text:h>
      <text:p text:style-name="Text_20_body">Vous utiliserez une formule de matrice lorsque vous devrez effectuer plusieurs fois le même calcul en utilisant des valeurs différentes. Si vous décidez de changer de méthode de calcul par la suite, il vous suffira de mettre à jour la formule. Pour ajouter une formule de matrice, sélectionnez l'intégralité d'une plage de matrice, puis modifiez la formule de matrice selon les besoins.</text:p>
      <text:p text:style-name="Text_20_body">Les formules de matrice présentent aussi l'avantage d'économiser l'espace disque lorsque le calcul porte sur plusieurs valeurs, car elles consomment peu de mémoire. Capables de traiter plusieurs plages de cellules en une seule opération, elles constituent en outre un outil précieux pour réaliser des calculs complexes. OpenOffice.org peut appliquer diverses fonctions mathématiques aux matrices, par exemple PRODUITMAT pour multiplier deux matrices, ou SOMMEPROD pour calculer les produits scalaires de deux matrices.</text:p>
      <text:h text:style-name="Heading_20_2" text:outline-level="2">Utilisation des formules de matrice dans OpenOffice.org Calc</text:h>
      <text:p text:style-name="Text_20_body">Vous pouvez également créer une formule "normale" dans laquelle la plage de référence (les paramètres, par exemple) indique une formule de matrice. Le résultat obtenu correspond à l'intersection de la plage de référence et des lignes ou colonnes contenant la formule. S'il n'y a pas d'intersection ou que la plage au niveau de l'intersection couvre plusieurs lignes ou colonnes, un message d'erreur #VALEUR! s'affiche. L'exemple suivant illustre ce concept :</text:p>
      <text:h text:style-name="Heading_20_3" text:outline-level="3">Création de formules de matrice</text:h>
      <text:p text:style-name="Text_20_body"><text:bookmark text:name="somatrixformel1"/>Lorsque vous créez une formule de matrice à l'aide de l'<text:span text:style-name="T1">assistant Fonctions</text:span>, vous devez cocher la case <text:span text:style-name="T1">Matrice</text:span> à chaque fois pour que les résultats soient renvoyés dans une matrice. Dans le cas contraire, seule la valeur de la cellule supérieure gauche de la matrice calculée est renvoyée.</text:p>
      <text:p text:style-name="Text_20_body">Si vous saisissez la formule de matrice directement dans la cellule, vous devez utiliser la combinaison de touches Maj+Ctrl+Entrée, et non la simple touche Entrée. La formule devient alors une formule de matrice.</text:p>
      <table:table table:name="Tableau49" table:style-name="Tableau49">
        <table:table-column table:style-name="Tableau49.A"/>
        <table:table-row>
          <table:table-cell table:style-name="Tableau49.A1" office:value-type="string">
            <text:p text:style-name="Table_20_Contents">Dans OpenOffice.org Calc, les formules de matrice s'affichent entre accolades. Cependant, vous ne pouvez pas créer de formule en saisissant manuellement ces accolades.</text:p>
          </table:table-cell>
        </table:table-row>
      </table:table>
      <text:p text:style-name="Text_20_body">Les cellules composant une matrice de résultat sont automatiquement protégées contre les modifications. Vous pouvez cependant éditer ou copier la formule en sélectionnant la totalité de la plage de cellules de la matrice.</text:p>
      <text:h text:style-name="Heading_20_3" text:outline-level="3">Édition de formules de matrice</text:h>
      <text:list text:style-name="L2">
        <text:list-item>
          <text:p text:style-name="P17">Sélectionnez la plage de cellules ou la matrice contenant la formule. Pour sélectionner la matrice complète, positionnez le curseur de cellule à l'intérieur de la plage de matrice, puis appuyez sur Ctrl+/ ("/" étant la touche de division du pavé numérique).</text:p>
        </text:list-item>
        <text:list-item>
          <text:p text:style-name="P17">Appuyez sur F2 ou placez le curseur sur la ligne de saisie. Ces deux actions permettent de modifier la formule.</text:p>
        </text:list-item>
        <text:list-item>
          <text:p text:style-name="P17">Après avoir effectué les modifications, appuyez sur Ctrl+Maj+Entrée.</text:p>
        </text:list-item>
      </text:list>
      <table:table table:name="Tableau50" table:style-name="Tableau50">
        <table:table-column table:style-name="Tableau50.A"/>
        <table:table-row>
          <table:table-cell table:style-name="Tableau50.A1" office:value-type="string">
            <text:p text:style-name="Table_20_Contents">Vous pouvez formater les différentes parties d'une matrice. Vous pouvez par exemple changer la couleur de la police. Sélectionnez une plage de cellules, puis modifiez l'attribut souhaité.</text:p>
          </table:table-cell>
        </table:table-row>
      </table:table>
      <text:h text:style-name="Heading_20_3" text:outline-level="3">Copie des formules de matrice</text:h>
      <text:list text:style-name="L3">
        <text:list-item>
          <text:p text:style-name="P18">Sélectionnez la plage de cellules ou la matrice contenant la formule.</text:p>
        </text:list-item>
        <text:list-item>
          <text:p text:style-name="P18">Appuyez sur F2 ou placez le curseur sur la ligne de saisie.</text:p>
        </text:list-item>
        <text:list-item>
          <text:p text:style-name="P18">Pour copier la formule dans la ligne de saisie, appuyez sur Ctrl+C.</text:p>
        </text:list-item>
        <text:list-item>
          <text:p text:style-name="P18">Sélectionnez la plage de cellules dans laquelle vous souhaitez insérer la formule, puis appuyez sur F2 ou positionnez le curseur dans la ligne de saisie.</text:p>
        </text:list-item>
        <text:list-item>
          <text:p text:style-name="P18">Collez la formule en appuyant sur Ctrl+V dans l'espace sélectionné, puis confirmez l'opération en appuyant sur Ctrl+Maj+Entrée. La plage sélectionnée comporte désormais la formule de matrice.</text:p>
        </text:list-item>
      </text:list>
      <text:h text:style-name="Heading_20_3" text:outline-level="3">Ajustement d'une plage de matrice</text:h>
      <text:p text:style-name="Text_20_body">Si vous souhaitez éditer la matrice de résultat, procédez comme suit :</text:p>
      <text:list text:style-name="L4">
        <text:list-item>
          <text:p text:style-name="P19">Sélectionnez la plage de cellules ou la matrice contenant la formule.</text:p>
        </text:list-item>
        <text:list-item>
          <text:p text:style-name="P19">Sous la sélection, à droite s'affiche une petite icône qui permet d'agrandir ou de réduire la plage à l'aide de la souris.</text:p>
        </text:list-item>
      </text:list>
      <table:table table:name="Tableau51" table:style-name="Tableau51">
        <table:table-column table:style-name="Tableau51.A"/>
        <table:table-row>
          <table:table-cell table:style-name="Tableau51.A1" office:value-type="string">
            <text:p text:style-name="Table_20_Contents">Lorsque vous ajustez la plage d'une matrice, la formule de matrice n'est pas ajustée automatiquement. Seule la plage dans laquelle s'affiche le résultat est modifiée.</text:p>
          </table:table-cell>
        </table:table-row>
      </table:table>
      <text:p text:style-name="Text_20_body">En maintenant la touche Ctrl enfoncée, vous pouvez créer une copie de la formule de matrice dans la plage donnée.</text:p>
      <text:h text:style-name="Heading_20_3" text:outline-level="3">Calculs conditionnels de matrice</text:h>
      <text:p text:style-name="Text_20_body">On définit comme calcul conditionnel de matrice une matrice ou une formule de matrice comprenant une fonction SI() ou CHOISIR(). L'argument de condition de la formule est une référence de zones ou un résultat de matrice.</text:p>
      <text:p text:style-name="Text_20_body">Dans l'exemple suivant, le test &gt;0 de la formule {=SI(A1:A3&gt;0;"oui";"non")} est appliqué à chaque cellule de la plage A1:A3 et le résultat est copié dans la cellule correspondante.</text:p>
      <table:table table:name="Tableau52" table:style-name="Tableau52">
        <table:table-column table:style-name="Tableau52.A"/>
        <table:table-column table:style-name="Tableau52.B"/>
        <table:table-column table:style-name="Tableau52.C"/>
        <table:table-column table:style-name="Tableau52.D"/>
        <table:table-row>
          <table:table-cell table:style-name="Tableau52.A1" office:value-type="string">
            <text:p text:style-name="P12"/>
          </table:table-cell>
          <table:table-cell table:style-name="Tableau52.A1" office:value-type="string">
            <text:p text:style-name="Corps_20_de_20_texte.tableheadintable">A</text:p>
          </table:table-cell>
          <table:table-cell table:style-name="Tableau52.A1" office:value-type="string">
            <text:p text:style-name="Corps_20_de_20_texte.tableheadintable">B (formule)</text:p>
          </table:table-cell>
          <table:table-cell table:style-name="Tableau52.D1" office:value-type="string">
            <text:p text:style-name="Corps_20_de_20_texte.tableheadintable">B (result)</text:p>
          </table:table-cell>
        </table:table-row>
        <table:table-row>
          <table:table-cell table:style-name="Tableau52.A2" office:value-type="string">
            <text:p text:style-name="Corps_20_de_20_texte.tableheadintable">1</text:p>
          </table:table-cell>
          <table:table-cell table:style-name="Tableau52.A2" office:value-type="string">
            <text:p text:style-name="Table_20_Contents">1</text:p>
          </table:table-cell>
          <table:table-cell table:style-name="Tableau52.A2" office:value-type="string">
            <text:p text:style-name="Table_20_Contents">{=SI(A1:A3&gt;0;"oui";"non")}</text:p>
          </table:table-cell>
          <table:table-cell table:style-name="Tableau52.D2" office:value-type="string">
            <text:p text:style-name="Corps_20_de_20_texte.tablecontentintable">oui</text:p>
          </table:table-cell>
        </table:table-row>
        <table:table-row>
          <table:table-cell table:style-name="Tableau52.A2" office:value-type="string">
            <text:p text:style-name="Corps_20_de_20_texte.tableheadintable">2</text:p>
          </table:table-cell>
          <table:table-cell table:style-name="Tableau52.A2" office:value-type="string">
            <text:p text:style-name="Table_20_Contents">0</text:p>
          </table:table-cell>
          <table:table-cell table:style-name="Tableau52.A2" office:value-type="string">
            <text:p text:style-name="Table_20_Contents">{=SI(A1:A3&gt;0;"oui";"non")}</text:p>
          </table:table-cell>
          <table:table-cell table:style-name="Tableau52.D2" office:value-type="string">
            <text:p text:style-name="Corps_20_de_20_texte.tablecontentintable">non</text:p>
          </table:table-cell>
        </table:table-row>
        <table:table-row>
          <table:table-cell table:style-name="Tableau52.A2" office:value-type="string">
            <text:p text:style-name="Corps_20_de_20_texte.tableheadintable">3</text:p>
          </table:table-cell>
          <table:table-cell table:style-name="Tableau52.A2" office:value-type="string">
            <text:p text:style-name="Table_20_Contents">1</text:p>
          </table:table-cell>
          <table:table-cell table:style-name="Tableau52.A2" office:value-type="string">
            <text:p text:style-name="Table_20_Contents">{=SI(A1:A3&gt;0;"oui";"non")}</text:p>
          </table:table-cell>
          <table:table-cell table:style-name="Tableau52.D2" office:value-type="string">
            <text:p text:style-name="Corps_20_de_20_texte.tablecontentintable">oui</text:p>
          </table:table-cell>
        </table:table-row>
      </table:table>
      <text:p text:style-name="Text_20_body">Les fonctions suivantes permettent une gestion des matrices forcées : COEFFICIENT.CORRELATION, COVARIANCE, PREVISION, TEST.F, ORDONNEE.ORIGINE, DETERMAT, INVERSEMAT, PRODUITMAT, MODE, PEARSON, PROBABILITE, COEFFICIENT.DETERMINATION, PENTE, ERREUR.TYPE.XY, SOMMEPROD, SOMME.X2MY2, SOMME.X2PY2, SOMME.XMY2, TEST.STUDENT. Si vous utilisez des références de zones comme arguments lorsque vous appelez ces fonctions, celles-ci se comporteront comme des fonctions de matrices. Le tableau ci-dessous illustre une exemple de gestion des matrices forcées :</text:p>
      <table:table table:name="Tableau53" table:style-name="Tableau53">
        <table:table-column table:style-name="Tableau53.A"/>
        <table:table-column table:style-name="Tableau53.B"/>
        <table:table-column table:style-name="Tableau53.C"/>
        <table:table-column table:style-name="Tableau53.D"/>
        <table:table-column table:style-name="Tableau53.E"/>
        <table:table-column table:style-name="Tableau53.F"/>
        <table:table-row>
          <table:table-cell table:style-name="Tableau53.A1" office:value-type="string">
            <text:p text:style-name="P12"/>
          </table:table-cell>
          <table:table-cell table:style-name="Tableau53.A1" office:value-type="string">
            <text:p text:style-name="Corps_20_de_20_texte.tableheadintable">A</text:p>
          </table:table-cell>
          <table:table-cell table:style-name="Tableau53.A1" office:value-type="string">
            <text:p text:style-name="Corps_20_de_20_texte.tableheadintable">B (formule)</text:p>
          </table:table-cell>
          <table:table-cell table:style-name="Tableau53.A1" office:value-type="string">
            <text:p text:style-name="Corps_20_de_20_texte.tableheadintable">B (résultat)</text:p>
          </table:table-cell>
          <table:table-cell table:style-name="Tableau53.A1" office:value-type="string">
            <text:p text:style-name="Corps_20_de_20_texte.tableheadintable">C (formule de matrice forcée)</text:p>
          </table:table-cell>
          <table:table-cell table:style-name="Tableau53.F1" office:value-type="string">
            <text:p text:style-name="Corps_20_de_20_texte.tableheadintable">C (résultat)</text:p>
          </table:table-cell>
        </table:table-row>
        <table:table-row>
          <table:table-cell table:style-name="Tableau53.A2" office:value-type="string">
            <text:p text:style-name="Corps_20_de_20_texte.tableheadintable">1</text:p>
          </table:table-cell>
          <table:table-cell table:style-name="Tableau53.A2" office:value-type="string">
            <text:p text:style-name="Corps_20_de_20_texte.tablecontentintable">1</text:p>
          </table:table-cell>
          <table:table-cell table:style-name="Tableau53.A2" office:value-type="string">
            <text:p text:style-name="Corps_20_de_20_texte.tablecontentintable">=A1:A2+1</text:p>
          </table:table-cell>
          <table:table-cell table:style-name="Tableau53.A2" office:value-type="string">
            <text:p text:style-name="Corps_20_de_20_texte.tablecontentintable">2</text:p>
          </table:table-cell>
          <table:table-cell table:style-name="Tableau53.A2" office:value-type="string">
            <text:p text:style-name="Corps_20_de_20_texte.tablecontentintable">=SOMMEPROD(A1:A2+1)</text:p>
          </table:table-cell>
          <table:table-cell table:style-name="Tableau53.F2" office:value-type="string">
            <text:p text:style-name="Corps_20_de_20_texte.tablecontentintable">5</text:p>
          </table:table-cell>
        </table:table-row>
        <table:table-row>
          <table:table-cell table:style-name="Tableau53.A2" office:value-type="string">
            <text:p text:style-name="Corps_20_de_20_texte.tableheadintable">2</text:p>
          </table:table-cell>
          <table:table-cell table:style-name="Tableau53.A2" office:value-type="string">
            <text:p text:style-name="Corps_20_de_20_texte.tablecontentintable">2</text:p>
          </table:table-cell>
          <table:table-cell table:style-name="Tableau53.A2" office:value-type="string">
            <text:p text:style-name="Corps_20_de_20_texte.tablecontentintable">=A1:A2+1</text:p>
          </table:table-cell>
          <table:table-cell table:style-name="Tableau53.A2" office:value-type="string">
            <text:p text:style-name="Corps_20_de_20_texte.tablecontentintable">3</text:p>
          </table:table-cell>
          <table:table-cell table:style-name="Tableau53.A2" office:value-type="string">
            <text:p text:style-name="Corps_20_de_20_texte.tablecontentintable">=SOMMEPROD(A1:A2+1)</text:p>
          </table:table-cell>
          <table:table-cell table:style-name="Tableau53.F2" office:value-type="string">
            <text:p text:style-name="Corps_20_de_20_texte.tablecontentintable">5</text:p>
          </table:table-cell>
        </table:table-row>
        <table:table-row>
          <table:table-cell table:style-name="Tableau53.A2" office:value-type="string">
            <text:p text:style-name="Corps_20_de_20_texte.tableheadintable">3</text:p>
          </table:table-cell>
          <table:table-cell table:style-name="Tableau53.A2" office:value-type="string">
            <text:p text:style-name="P12"/>
          </table:table-cell>
          <table:table-cell table:style-name="Tableau53.A2" office:value-type="string">
            <text:p text:style-name="Corps_20_de_20_texte.tablecontentintable">=A1:A2+1</text:p>
          </table:table-cell>
          <table:table-cell table:style-name="Tableau53.A2" office:value-type="string">
            <text:p text:style-name="Corps_20_de_20_texte.tablecontentintable">#CNUM!</text:p>
          </table:table-cell>
          <table:table-cell table:style-name="Tableau53.A2" office:value-type="string">
            <text:p text:style-name="Corps_20_de_20_texte.tablecontentintable">=SOMMEPROD(A1:A2+1)</text:p>
          </table:table-cell>
          <table:table-cell table:style-name="Tableau53.F2" office:value-type="string">
            <text:p text:style-name="Corps_20_de_20_texte.tablecontentintable">5</text:p>
          </table:table-cell>
        </table:table-row>
      </table:table>
      <text:h text:style-name="Heading_20_2" text:outline-level="2">CROISSANCE</text:h>
      <text:p text:style-name="Text_20_body">Calcule les points d'une tendance exponentielle dans une matrice.</text:p>
      <text:h text:style-name="Heading_20_3" text:outline-level="3">Syntaxe</text:h>
      <text:p text:style-name="Corps_20_de_20_texte.code">Croissance(Données_Y;Données_X; Nouv_données_X; Type_de_fonction)</text:p>
      <text:p text:style-name="Text_20_body"><text:span text:style-name="T1">Données_Y</text:span> représente la matrice des données Y.</text:p>
      <text:p text:style-name="Text_20_body"><text:span text:style-name="T1">Données_X</text:span> (facultatif) représente la matrice des données X.</text:p>
      <text:p text:style-name="Text_20_body"><text:span text:style-name="T1">Nouv_données_X</text:span> (facultatif) représente la matrice des données X, dans laquelle les valeurs sont recalculées.</text:p>
      <text:p text:style-name="Text_20_body"><text:span text:style-name="T1">Type_de_fonction</text:span> (facultatif). SI Type_de_fonction = 0, les fonctions y = m^x du formulaire seront calculées. Dans le cas contraire, les fonctions y = b*m^x seront calculées.</text:p>
      <text:p text:style-name="P11">Les paramètres notés « facultatifs » peuvent ne pas être renseignés uniquement quand ils ne sont pas suivis d'autres paramètres. Par exemple, dans une fonction avec 4 paramètres où les deux derniers paramètres sont « facultatifs » vous pouvez ne pas renseigner le paramètre 4 ou les paramètres 3 et 4, mais ne pas laisser <text:s/>le paramètre 3 vide alors que le paramètre 4 est renseigné.</text:p>
      <text:p text:style-name="Text_20_body"><text:bookmark text:name="moreontop"/>Vous trouverez des informations complémentaires en haut de cette page.</text:p>
      <text:h text:style-name="Heading_20_3" text:outline-level="3">Exemple</text:h>
      <text:p text:style-name="Text_20_body">Cette fonction, qui renvoie une matrice, peut être gérée comme les autres fonctions matricielles. Sélectionnez la plage de destination du résultat, puis la fonction. Sélectionnez Données_Y. Entrez les autres paramètres éventuels, cochez la case <text:span text:style-name="T1">Matrice</text:span>, puis cliquez sur <text:span text:style-name="T1">OK</text:span>.</text:p>
      <text:h text:style-name="Heading_20_2" text:outline-level="2"><text:bookmark text:name="bm_id3154057"/><text:bookmark text:name="bm_id3151030"/><text:bookmark text:name="Section1221"/>DETERMAT</text:h>
      <text:p text:style-name="Text_20_body">Renvoie le déterminant d'une matrice. Cette fonction renvoie une valeur dans la cellule active ; il n'est pas nécessaire de définir une plage pour les résultats.</text:p>
      <text:h text:style-name="Heading_20_3" text:outline-level="3">Syntaxe</text:h>
      <text:p text:style-name="Corps_20_de_20_texte.code">DETERMAT(Matrice)</text:p>
      <text:p text:style-name="Text_20_body"><text:span text:style-name="T1">Matrice</text:span> représente une matrice carrée dans laquelle sont définis les déterminants.</text:p>
      <table:table table:name="Tableau54" table:style-name="Tableau54">
        <table:table-column table:style-name="Tableau54.A"/>
        <table:table-row>
          <table:table-cell table:style-name="Tableau54.A1" office:value-type="string">
            <text:p text:style-name="Table_20_Contents">Une introduction générale à l'utilisation des fonctions de matrice est disponible en haut de cette page.</text:p>
          </table:table-cell>
        </table:table-row>
      </table:table>
      <text:p text:style-name="Text_20_body"><text:bookmark text:name="moreontop12"/>Vous trouverez des informations complémentaires en haut de cette page.</text:p>
      <text:h text:style-name="Heading_20_2" text:outline-level="2"><text:bookmark text:name="bm_id31447161"/><text:bookmark text:name="bm_id31098461"/><text:bookmark text:name="Section821"/>DROITEREG</text:h>
      <text:p text:style-name="Text_20_body">Renvoie les paramètres d'une tendance linéaire.</text:p>
      <text:h text:style-name="Heading_20_3" text:outline-level="3">Syntaxe</text:h>
      <text:p text:style-name="Corps_20_de_20_texte.code">DROITEREG(Données_Y; Données_X; Type_de_droite; Paramètres)</text:p>
      <text:p text:style-name="Text_20_body"><text:span text:style-name="T1">Données_Y</text:span> représente la matrice des données Y.</text:p>
      <text:p text:style-name="Text_20_body"><text:span text:style-name="T1">Données_X</text:span> (facultatif) représente la matrice des données X.</text:p>
      <text:p text:style-name="Text_20_body"><text:span text:style-name="T1">Type_de_droite</text:span> (facultatif). Si la ligne passe par le point zéro, alors Type_de_droite = 0.</text:p>
      <text:p text:style-name="Text_20_body"><text:span text:style-name="T1">Paramètres</text:span> (facultatif). Si Paramètres =0, seul le coefficient de régression doit être calculé. Dans le cas contraire, vous verrez apparaître d'autres paramètres.</text:p>
      <text:p text:style-name="P11">Dans les fonctions OpenOffice.org Calc, les paramètres marqués comme "optionnel" peuvent être ignorés lorsqu'ils ne sont pas suivis d'autres paramètres. Par exemple, dans une fonction comportant quatre paramètres, où les deux derniers paramètres sont marqués comme "optionnel", le paramètre 4 ou les paramètres 3 et 4 peuvent être ignorés, mais le paramètre 3 seul ne peut être ignoré. </text:p>
      <text:p text:style-name="Text_20_body"><text:bookmark text:name="moreontop21"/>Vous trouverez des informations complémentaires en haut de cette page.</text:p>
      <text:h text:style-name="Heading_20_3" text:outline-level="3">Exemple</text:h>
      <text:p text:style-name="Text_20_body">Cette fonction, qui renvoie une matrice, peut être gérée comme les autres fonctions matricielles. Sélectionnez la plage de destination du résultat, puis la fonction. Sélectionnez les données Y. Vous pouvez saisir d'autres paramètres si vous le souhaitez. Sélectionnez <text:span text:style-name="T1">Matrice</text:span>, puis cliquez sur <text:span text:style-name="T1">OK</text:span>.</text:p>
      <text:p text:style-name="Text_20_body">Les résultats renvoyés par le système (si Paramètres = 0) afficheront au moins la pente de la droite de régression linéaire et son intersection avec l'axe Y. Si <text:span text:style-name="T1">Paramètres</text:span> n'est pas nul, alors les autres résultats sont affichés.</text:p>
      <text:h text:style-name="Heading_20_3" text:outline-level="3">Autres résultats DROITEREG :</text:h>
      <text:p text:style-name="Text_20_body">Étudiez les exemples ci-dessous .</text:p>
      <table:table table:name="Tableau55" table:style-name="Tableau55">
        <table:table-column table:style-name="Tableau55.A"/>
        <table:table-column table:style-name="Tableau55.B" table:number-columns-repeated="2"/>
        <table:table-column table:style-name="Tableau55.D"/>
        <table:table-column table:style-name="Tableau55.E"/>
        <table:table-column table:style-name="Tableau55.F"/>
        <table:table-column table:style-name="Tableau55.G"/>
        <table:table-column table:style-name="Tableau55.H"/>
        <table:table-row>
          <table:table-cell table:style-name="Tableau55.A1" office:value-type="string">
            <text:p text:style-name="P12"/>
          </table:table-cell>
          <table:table-cell table:style-name="Tableau55.A1" office:value-type="string">
            <text:p text:style-name="Table_20_Contents">A</text:p>
          </table:table-cell>
          <table:table-cell table:style-name="Tableau55.A1" office:value-type="string">
            <text:p text:style-name="Table_20_Contents">B</text:p>
          </table:table-cell>
          <table:table-cell table:style-name="Tableau55.A1" office:value-type="string">
            <text:p text:style-name="Table_20_Contents">C</text:p>
          </table:table-cell>
          <table:table-cell table:style-name="Tableau55.A1" office:value-type="string">
            <text:p text:style-name="Table_20_Contents">D</text:p>
          </table:table-cell>
          <table:table-cell table:style-name="Tableau55.A1" office:value-type="string">
            <text:p text:style-name="Table_20_Contents">E</text:p>
          </table:table-cell>
          <table:table-cell table:style-name="Tableau55.A1" office:value-type="string">
            <text:p text:style-name="Table_20_Contents">F</text:p>
          </table:table-cell>
          <table:table-cell table:style-name="Tableau55.H1" office:value-type="string">
            <text:p text:style-name="Table_20_Contents">G</text:p>
          </table:table-cell>
        </table:table-row>
        <table:table-row>
          <table:table-cell table:style-name="Tableau55.A2" office:value-type="string">
            <text:p text:style-name="P20">1</text:p>
          </table:table-cell>
          <table:table-cell table:style-name="Tableau55.A2" office:value-type="string">
            <text:p text:style-name="Table_20_Contents">x1</text:p>
          </table:table-cell>
          <table:table-cell table:style-name="Tableau55.A2" office:value-type="string">
            <text:p text:style-name="Table_20_Contents">x2</text:p>
          </table:table-cell>
          <table:table-cell table:style-name="Tableau55.A2" office:value-type="string">
            <text:p text:style-name="Table_20_Contents">y</text:p>
          </table:table-cell>
          <table:table-cell table:style-name="Tableau55.A2" office:value-type="string">
            <text:p text:style-name="P12"/>
          </table:table-cell>
          <table:table-cell table:style-name="Tableau55.A2" office:value-type="string">
            <text:p text:style-name="Table_20_Contents">Valeur DROITEREG</text:p>
          </table:table-cell>
          <table:table-cell table:style-name="Tableau55.A2" office:value-type="string">
            <text:p text:style-name="P12"/>
          </table:table-cell>
          <table:table-cell table:style-name="Tableau55.H2" office:value-type="string">
            <text:p text:style-name="P12"/>
          </table:table-cell>
        </table:table-row>
        <table:table-row>
          <table:table-cell table:style-name="Tableau55.A2" office:value-type="string">
            <text:p text:style-name="P20">2</text:p>
          </table:table-cell>
          <table:table-cell table:style-name="Tableau55.A2" office:value-type="string">
            <text:p text:style-name="Table_20_Contents">4</text:p>
          </table:table-cell>
          <table:table-cell table:style-name="Tableau55.A2" office:value-type="string">
            <text:p text:style-name="Table_20_Contents">7</text:p>
          </table:table-cell>
          <table:table-cell table:style-name="Tableau55.A2" office:value-type="string">
            <text:p text:style-name="Table_20_Contents">100</text:p>
          </table:table-cell>
          <table:table-cell table:style-name="Tableau55.A2" office:value-type="string">
            <text:p text:style-name="P12"/>
          </table:table-cell>
          <table:table-cell table:style-name="Tableau55.A2" office:value-type="string">
            <text:p text:style-name="Table_20_Contents">4,17</text:p>
          </table:table-cell>
          <table:table-cell table:style-name="Tableau55.A2" office:value-type="string">
            <text:p text:style-name="Table_20_Contents">-3,48</text:p>
          </table:table-cell>
          <table:table-cell table:style-name="Tableau55.H2" office:value-type="string">
            <text:p text:style-name="Table_20_Contents">82,33</text:p>
          </table:table-cell>
        </table:table-row>
        <table:table-row>
          <table:table-cell table:style-name="Tableau55.A2" office:value-type="string">
            <text:p text:style-name="P20">3</text:p>
          </table:table-cell>
          <table:table-cell table:style-name="Tableau55.A2" office:value-type="string">
            <text:p text:style-name="Table_20_Contents">5</text:p>
          </table:table-cell>
          <table:table-cell table:style-name="Tableau55.A2" office:value-type="string">
            <text:p text:style-name="Table_20_Contents">9</text:p>
          </table:table-cell>
          <table:table-cell table:style-name="Tableau55.A2" office:value-type="string">
            <text:p text:style-name="Table_20_Contents">105</text:p>
          </table:table-cell>
          <table:table-cell table:style-name="Tableau55.A2" office:value-type="string">
            <text:p text:style-name="P12"/>
          </table:table-cell>
          <table:table-cell table:style-name="Tableau55.A2" office:value-type="string">
            <text:p text:style-name="Table_20_Contents">5,46</text:p>
          </table:table-cell>
          <table:table-cell table:style-name="Tableau55.A2" office:value-type="string">
            <text:p text:style-name="Table_20_Contents">10,96</text:p>
          </table:table-cell>
          <table:table-cell table:style-name="Tableau55.H2" office:value-type="string">
            <text:p text:style-name="Table_20_Contents">9,35</text:p>
          </table:table-cell>
        </table:table-row>
        <table:table-row>
          <table:table-cell table:style-name="Tableau55.A2" office:value-type="string">
            <text:p text:style-name="P20">4</text:p>
          </table:table-cell>
          <table:table-cell table:style-name="Tableau55.A2" office:value-type="string">
            <text:p text:style-name="Table_20_Contents">6</text:p>
          </table:table-cell>
          <table:table-cell table:style-name="Tableau55.A2" office:value-type="string">
            <text:p text:style-name="Table_20_Contents">11</text:p>
          </table:table-cell>
          <table:table-cell table:style-name="Tableau55.A2" office:value-type="string">
            <text:p text:style-name="Table_20_Contents">104</text:p>
          </table:table-cell>
          <table:table-cell table:style-name="Tableau55.A2" office:value-type="string">
            <text:p text:style-name="P12"/>
          </table:table-cell>
          <table:table-cell table:style-name="Tableau55.A2" office:value-type="string">
            <text:p text:style-name="Table_20_Contents">0,87</text:p>
          </table:table-cell>
          <table:table-cell table:style-name="Tableau55.A2" office:value-type="string">
            <text:p text:style-name="Table_20_Contents">5,06</text:p>
          </table:table-cell>
          <table:table-cell table:style-name="Tableau55.H2" office:value-type="string">
            <text:p text:style-name="Table_20_Contents">#NA</text:p>
          </table:table-cell>
        </table:table-row>
        <table:table-row>
          <table:table-cell table:style-name="Tableau55.A2" office:value-type="string">
            <text:p text:style-name="P20">5</text:p>
          </table:table-cell>
          <table:table-cell table:style-name="Tableau55.A2" office:value-type="string">
            <text:p text:style-name="Table_20_Contents">7</text:p>
          </table:table-cell>
          <table:table-cell table:style-name="Tableau55.A2" office:value-type="string">
            <text:p text:style-name="Table_20_Contents">12</text:p>
          </table:table-cell>
          <table:table-cell table:style-name="Tableau55.A2" office:value-type="string">
            <text:p text:style-name="Table_20_Contents">108</text:p>
          </table:table-cell>
          <table:table-cell table:style-name="Tableau55.A2" office:value-type="string">
            <text:p text:style-name="P12"/>
          </table:table-cell>
          <table:table-cell table:style-name="Tableau55.A2" office:value-type="string">
            <text:p text:style-name="Table_20_Contents">13,21</text:p>
          </table:table-cell>
          <table:table-cell table:style-name="Tableau55.A2" office:value-type="string">
            <text:p text:style-name="Table_20_Contents">4</text:p>
          </table:table-cell>
          <table:table-cell table:style-name="Tableau55.H2" office:value-type="string">
            <text:p text:style-name="Table_20_Contents">#NA</text:p>
          </table:table-cell>
        </table:table-row>
        <table:table-row>
          <table:table-cell table:style-name="Tableau55.A2" office:value-type="string">
            <text:p text:style-name="P20">6</text:p>
          </table:table-cell>
          <table:table-cell table:style-name="Tableau55.A2" office:value-type="string">
            <text:p text:style-name="Table_20_Contents">8</text:p>
          </table:table-cell>
          <table:table-cell table:style-name="Tableau55.A2" office:value-type="string">
            <text:p text:style-name="Table_20_Contents">15</text:p>
          </table:table-cell>
          <table:table-cell table:style-name="Tableau55.A2" office:value-type="string">
            <text:p text:style-name="Table_20_Contents">111</text:p>
          </table:table-cell>
          <table:table-cell table:style-name="Tableau55.A2" office:value-type="string">
            <text:p text:style-name="P12"/>
          </table:table-cell>
          <table:table-cell table:style-name="Tableau55.A2" office:value-type="string">
            <text:p text:style-name="Table_20_Contents">675,45</text:p>
          </table:table-cell>
          <table:table-cell table:style-name="Tableau55.A2" office:value-type="string">
            <text:p text:style-name="Table_20_Contents">102,26</text:p>
          </table:table-cell>
          <table:table-cell table:style-name="Tableau55.H2" office:value-type="string">
            <text:p text:style-name="Table_20_Contents">#NA</text:p>
          </table:table-cell>
        </table:table-row>
        <table:table-row>
          <table:table-cell table:style-name="Tableau55.A2" office:value-type="string">
            <text:p text:style-name="P20">7</text:p>
          </table:table-cell>
          <table:table-cell table:style-name="Tableau55.A2" office:value-type="string">
            <text:p text:style-name="Table_20_Contents">9</text:p>
          </table:table-cell>
          <table:table-cell table:style-name="Tableau55.A2" office:value-type="string">
            <text:p text:style-name="Table_20_Contents">17</text:p>
          </table:table-cell>
          <table:table-cell table:style-name="Tableau55.A2" office:value-type="string">
            <text:p text:style-name="Table_20_Contents">120</text:p>
          </table:table-cell>
          <table:table-cell table:style-name="Tableau55.A2" office:value-type="string">
            <text:p text:style-name="P12"/>
          </table:table-cell>
          <table:table-cell table:style-name="Tableau55.A2" office:value-type="string">
            <text:p text:style-name="P12"/>
          </table:table-cell>
          <table:table-cell table:style-name="Tableau55.A2" office:value-type="string">
            <text:p text:style-name="P12"/>
          </table:table-cell>
          <table:table-cell table:style-name="Tableau55.H2" office:value-type="string">
            <text:p text:style-name="P12"/>
          </table:table-cell>
        </table:table-row>
        <table:table-row>
          <table:table-cell table:style-name="Tableau55.A2" office:value-type="string">
            <text:p text:style-name="P20">8</text:p>
          </table:table-cell>
          <table:table-cell table:style-name="Tableau55.A2" office:value-type="string">
            <text:p text:style-name="Table_20_Contents">10</text:p>
          </table:table-cell>
          <table:table-cell table:style-name="Tableau55.A2" office:value-type="string">
            <text:p text:style-name="Table_20_Contents">19</text:p>
          </table:table-cell>
          <table:table-cell table:style-name="Tableau55.A2" office:value-type="string">
            <text:p text:style-name="Table_20_Contents">133</text:p>
          </table:table-cell>
          <table:table-cell table:style-name="Tableau55.A2" office:value-type="string">
            <text:p text:style-name="P12"/>
          </table:table-cell>
          <table:table-cell table:style-name="Tableau55.A2" office:value-type="string">
            <text:p text:style-name="P12"/>
          </table:table-cell>
          <table:table-cell table:style-name="Tableau55.A2" office:value-type="string">
            <text:p text:style-name="P12"/>
          </table:table-cell>
          <table:table-cell table:style-name="Tableau55.H2" office:value-type="string">
            <text:p text:style-name="P12"/>
          </table:table-cell>
        </table:table-row>
      </table:table>
      <text:p text:style-name="Text_20_body">La colonne A contient plusieurs valeurs X1, la colonne B plusieurs valeurs X2 et la colonne C les valeurs Y. Vous avez déjà saisi ces valeurs dans la feuille de calcul. Vous avez maintenant configuré E2:G6 dans cette même feuille et activé l'<text:span text:style-name="T1">Assistant Fonctions</text:span>. Pour activer la fonction DROITEREG, vous devez cocher la case <text:span text:style-name="T1">Matrice</text:span> dans l'<text:span text:style-name="T1">Assistant Fonctions</text:span>. Ensuite, sélectionnez les valeurs suivantes dans la feuille de calcul (ou saisissez-les à l'aide du clavier) :</text:p>
      <text:p text:style-name="Text_20_body"><text:span text:style-name="T1">Données_Y</text:span> est C2:C8</text:p>
      <text:p text:style-name="Text_20_body"><text:span text:style-name="T1">Données_X</text:span> est A2:B8</text:p>
      <text:p text:style-name="Text_20_body"><text:span text:style-name="T1">Type_de_droite</text:span> et <text:span text:style-name="T1">Paramètres</text:span> sont tous les deux définis sur 1.</text:p>
      <text:p text:style-name="Text_20_body">Dès que vous cliquez sur <text:span text:style-name="T1">OK</text:span>, OpenOffice.org Calc complète l'exemple ci-dessus avec les valeurs DROITEREG, comme le montre l'exemple.</text:p>
      <text:p text:style-name="Text_20_body">La formule se trouvant dans la <text:span text:style-name="T1">barre de formule</text:span> correspond à chaque cellule de la matrice DROITEREG {=DROITEREG(C2:C8;A2:B8;1;1)}</text:p>
      <text:p text:style-name="P21">Représente les valeurs DROITEREG calculées :</text:p>
      <text:p text:style-name="Text_20_body"><text:bookmark text:name="bm_id31581461"/>E2 et F2 : pente <text:span text:style-name="T1">m</text:span> de la droite de régression y=b+m*x pour les valeurs x1 et x2. Les valeurs sont données dans l'ordre inverse : la pente pour x2 dans E2, et la pente pour x1 dans F2.</text:p>
      <text:p text:style-name="Text_20_body">G2 : Intersection b avec l'axe y.</text:p>
      <text:p text:style-name="Text_20_body"><text:bookmark text:name="bm_id31582041"/>E3 et F3 : erreur standard de la valeur de la pente.</text:p>
      <text:p text:style-name="Text_20_body">G3 : erreur standard de l'ordonnée d'origine</text:p>
      <text:p text:style-name="Text_20_body"><text:bookmark text:name="bm_id31458591"/>E4 : COEFFICIENT.DETERMINATION</text:p>
      <text:p text:style-name="Text_20_body">F4 : erreur standard de régression calculée pour la valeur Y.</text:p>
      <text:p text:style-name="Text_20_body">E5 : valeur F de l'analyse de la variance.</text:p>
      <text:p text:style-name="Text_20_body">F5 : degré de liberté pour l'analyse de la variance.</text:p>
      <text:p text:style-name="Text_20_body">E6 : somme des carrés des écarts des valeurs Y estimées depuis leur moyenne linéaire.</text:p>
      <text:p text:style-name="Text_20_body">F6 : somme des carrés des écarts de la valeur Y estimée depuis les valeurs Y données.</text:p>
      <text:p text:style-name="Text_20_body"><text:bookmark text:name="moreontop31"/>Vous trouverez des informations complémentaires en haut de cette page.</text:p>
      <text:h text:style-name="Heading_20_2" text:outline-level="2"><text:bookmark text:name="bm_id31538831"/><text:bookmark text:name="bm_id315908411"/><text:bookmark text:name="Section1321"/>FREQUENCE</text:h>
      <text:p text:style-name="Text_20_body">Indique la distribution fréquentielle dans une matrice à une seule colonne. La valeur par défaut et le nombre d'intervalles ou de classes permettent de compter le nombre de valeurs omises dans chaque intervalle.</text:p>
      <text:h text:style-name="Heading_20_3" text:outline-level="3">Syntaxe</text:h>
      <text:p text:style-name="Corps_20_de_20_texte.code">FREQUENCE(Données; Classes)</text:p>
      <text:p text:style-name="Text_20_body"><text:span text:style-name="T1">Données</text:span> représente la matrice des valeurs à compter, ou la référence à ces valeurs.</text:p>
      <text:p text:style-name="Text_20_body"><text:span text:style-name="T1">Classes</text:span> représente la matrice du jeu de classes.</text:p>
      <table:table table:name="Tableau56" table:style-name="Tableau56">
        <table:table-column table:style-name="Tableau56.A"/>
        <table:table-row>
          <table:table-cell table:style-name="Tableau56.A1" office:value-type="string">
            <text:p text:style-name="Table_20_Contents">Une introduction générale à l'utilisation des fonctions de matrice est disponible en haut de cette page.</text:p>
          </table:table-cell>
        </table:table-row>
      </table:table>
      <text:h text:style-name="Heading_20_3" text:outline-level="3">Exemple</text:h>
      <text:p text:style-name="Text_20_body">Dans le tableau suivant, la colonne A présente des valeurs de mesure non triées. La colonne B indique la limite supérieure que vous avez fixée pour les classes selon lesquelles vous voulez diviser les données de la colonne A. Selon la limite entrée pour B1, par exemple, la fonction FREQUENCE doit renvoyer le nombre de valeurs mesurées inférieures ou égales à 5. La limite donnée pour B2 étant 10, la fonction FREQUENCE renvoie comme second résultat le nombre de valeurs mesurées supérieures à 5, ou supérieures ou égales à 10. Le texte saisi dans B6, "&gt;25", est pour référence seulement.</text:p>
      <table:table table:name="Tableau57" table:style-name="Tableau57">
        <table:table-column table:style-name="Tableau57.A"/>
        <table:table-column table:style-name="Tableau57.B"/>
        <table:table-column table:style-name="Tableau57.C"/>
        <table:table-column table:style-name="Tableau57.D"/>
        <table:table-row>
          <table:table-cell table:style-name="Tableau57.A1" office:value-type="string">
            <text:p text:style-name="P12"/>
          </table:table-cell>
          <table:table-cell table:style-name="Tableau57.A1" office:value-type="string">
            <text:p text:style-name="P20">A</text:p>
          </table:table-cell>
          <table:table-cell table:style-name="Tableau57.A1" office:value-type="string">
            <text:p text:style-name="P20">B</text:p>
          </table:table-cell>
          <table:table-cell table:style-name="Tableau57.D1" office:value-type="string">
            <text:p text:style-name="P20">C</text:p>
          </table:table-cell>
        </table:table-row>
        <table:table-row>
          <table:table-cell table:style-name="Tableau57.A2" office:value-type="string">
            <text:p text:style-name="P20">1</text:p>
          </table:table-cell>
          <table:table-cell table:style-name="Tableau57.A2" office:value-type="string">
            <text:p text:style-name="Table_20_Contents">12</text:p>
          </table:table-cell>
          <table:table-cell table:style-name="Tableau57.A2" office:value-type="string">
            <text:p text:style-name="Table_20_Contents">5</text:p>
          </table:table-cell>
          <table:table-cell table:style-name="Tableau57.D2" office:value-type="string">
            <text:p text:style-name="Table_20_Contents">1</text:p>
          </table:table-cell>
        </table:table-row>
        <table:table-row>
          <table:table-cell table:style-name="Tableau57.A2" office:value-type="string">
            <text:p text:style-name="P20">2</text:p>
          </table:table-cell>
          <table:table-cell table:style-name="Tableau57.A2" office:value-type="string">
            <text:p text:style-name="Table_20_Contents">8</text:p>
          </table:table-cell>
          <table:table-cell table:style-name="Tableau57.A2" office:value-type="string">
            <text:p text:style-name="Table_20_Contents">10</text:p>
          </table:table-cell>
          <table:table-cell table:style-name="Tableau57.D2" office:value-type="string">
            <text:p text:style-name="Table_20_Contents">3</text:p>
          </table:table-cell>
        </table:table-row>
        <table:table-row>
          <table:table-cell table:style-name="Tableau57.A2" office:value-type="string">
            <text:p text:style-name="P20">3</text:p>
          </table:table-cell>
          <table:table-cell table:style-name="Tableau57.A2" office:value-type="string">
            <text:p text:style-name="Table_20_Contents">24</text:p>
          </table:table-cell>
          <table:table-cell table:style-name="Tableau57.A2" office:value-type="string">
            <text:p text:style-name="Table_20_Contents">15</text:p>
          </table:table-cell>
          <table:table-cell table:style-name="Tableau57.D2" office:value-type="string">
            <text:p text:style-name="Table_20_Contents">2</text:p>
          </table:table-cell>
        </table:table-row>
        <table:table-row>
          <table:table-cell table:style-name="Tableau57.A2" office:value-type="string">
            <text:p text:style-name="P20">4</text:p>
          </table:table-cell>
          <table:table-cell table:style-name="Tableau57.A2" office:value-type="string">
            <text:p text:style-name="Table_20_Contents">11</text:p>
          </table:table-cell>
          <table:table-cell table:style-name="Tableau57.A2" office:value-type="string">
            <text:p text:style-name="Table_20_Contents">20</text:p>
          </table:table-cell>
          <table:table-cell table:style-name="Tableau57.D2" office:value-type="string">
            <text:p text:style-name="Table_20_Contents">3</text:p>
          </table:table-cell>
        </table:table-row>
        <table:table-row>
          <table:table-cell table:style-name="Tableau57.A2" office:value-type="string">
            <text:p text:style-name="P20">5</text:p>
          </table:table-cell>
          <table:table-cell table:style-name="Tableau57.A2" office:value-type="string">
            <text:p text:style-name="Table_20_Contents">5</text:p>
          </table:table-cell>
          <table:table-cell table:style-name="Tableau57.A2" office:value-type="string">
            <text:p text:style-name="Table_20_Contents">25</text:p>
          </table:table-cell>
          <table:table-cell table:style-name="Tableau57.D2" office:value-type="string">
            <text:p text:style-name="Table_20_Contents">1</text:p>
          </table:table-cell>
        </table:table-row>
        <table:table-row>
          <table:table-cell table:style-name="Tableau57.A2" office:value-type="string">
            <text:p text:style-name="P20">6</text:p>
          </table:table-cell>
          <table:table-cell table:style-name="Tableau57.A2" office:value-type="string">
            <text:p text:style-name="Table_20_Contents">20</text:p>
          </table:table-cell>
          <table:table-cell table:style-name="Tableau57.A2" office:value-type="string">
            <text:p text:style-name="Table_20_Contents">&gt;25</text:p>
          </table:table-cell>
          <table:table-cell table:style-name="Tableau57.D2" office:value-type="string">
            <text:p text:style-name="Table_20_Contents">1</text:p>
          </table:table-cell>
        </table:table-row>
        <table:table-row>
          <table:table-cell table:style-name="Tableau57.A2" office:value-type="string">
            <text:p text:style-name="P20">7</text:p>
          </table:table-cell>
          <table:table-cell table:style-name="Tableau57.A2" office:value-type="string">
            <text:p text:style-name="Table_20_Contents">16</text:p>
          </table:table-cell>
          <table:table-cell table:style-name="Tableau57.A2" office:value-type="string">
            <text:p text:style-name="P12"/>
          </table:table-cell>
          <table:table-cell table:style-name="Tableau57.D2" office:value-type="string">
            <text:p text:style-name="P12"/>
          </table:table-cell>
        </table:table-row>
        <table:table-row>
          <table:table-cell table:style-name="Tableau57.A2" office:value-type="string">
            <text:p text:style-name="P20">8</text:p>
          </table:table-cell>
          <table:table-cell table:style-name="Tableau57.A2" office:value-type="string">
            <text:p text:style-name="Table_20_Contents">9</text:p>
          </table:table-cell>
          <table:table-cell table:style-name="Tableau57.A2" office:value-type="string">
            <text:p text:style-name="P12"/>
          </table:table-cell>
          <table:table-cell table:style-name="Tableau57.D2" office:value-type="string">
            <text:p text:style-name="P12"/>
          </table:table-cell>
        </table:table-row>
        <table:table-row>
          <table:table-cell table:style-name="Tableau57.A2" office:value-type="string">
            <text:p text:style-name="P20">9</text:p>
          </table:table-cell>
          <table:table-cell table:style-name="Tableau57.A2" office:value-type="string">
            <text:p text:style-name="Table_20_Contents">7</text:p>
          </table:table-cell>
          <table:table-cell table:style-name="Tableau57.A2" office:value-type="string">
            <text:p text:style-name="P12"/>
          </table:table-cell>
          <table:table-cell table:style-name="Tableau57.D2" office:value-type="string">
            <text:p text:style-name="P12"/>
          </table:table-cell>
        </table:table-row>
        <table:table-row>
          <table:table-cell table:style-name="Tableau57.A2" office:value-type="string">
            <text:p text:style-name="P20">10</text:p>
          </table:table-cell>
          <table:table-cell table:style-name="Tableau57.A2" office:value-type="string">
            <text:p text:style-name="Table_20_Contents">16</text:p>
          </table:table-cell>
          <table:table-cell table:style-name="Tableau57.A2" office:value-type="string">
            <text:p text:style-name="P12"/>
          </table:table-cell>
          <table:table-cell table:style-name="Tableau57.D2" office:value-type="string">
            <text:p text:style-name="P12"/>
          </table:table-cell>
        </table:table-row>
        <table:table-row>
          <table:table-cell table:style-name="Tableau57.A2" office:value-type="string">
            <text:p text:style-name="P20">11</text:p>
          </table:table-cell>
          <table:table-cell table:style-name="Tableau57.A2" office:value-type="string">
            <text:p text:style-name="Table_20_Contents">33</text:p>
          </table:table-cell>
          <table:table-cell table:style-name="Tableau57.A2" office:value-type="string">
            <text:p text:style-name="P12"/>
          </table:table-cell>
          <table:table-cell table:style-name="Tableau57.D2" office:value-type="string">
            <text:p text:style-name="P12"/>
          </table:table-cell>
        </table:table-row>
      </table:table>
      <text:p text:style-name="Text_20_body">Sélectionnez dans une seule colonne la plage dans laquelle s'affichera la fréquence des valeurs supérieures à la limite supérieure des classes. Vous devez sélectionner un champ de plus que le plafond des classes. Dans cet exemple, sélectionnez la plage C1:C6. Activez la fonction FREQUENCE dans l'<text:span text:style-name="T1">Assistant Fonctions</text:span>. Sélectionnez la plage de mesures des <text:span text:style-name="T1">Données</text:span> dans (A1:A11), puis une colonne pour les <text:span text:style-name="T1">Classes</text:span> dont vous avez spécifié les limites (B1:B6). Cochez la case <text:span text:style-name="T1">Matrice</text:span>, puis cliquez sur <text:span text:style-name="T1">OK</text:span>. Les valeurs des fréquences s'affichent dans la plage sélectionnée initialement, C1:C6.</text:p>
      <text:p text:style-name="Text_20_body"><text:bookmark text:name="moreontop41"/>Vous trouverez des informations complémentaires en haut de cette page.</text:p>
      <text:h text:style-name="Heading_20_2" text:outline-level="2"><text:bookmark text:name="bm_id31513601"/><text:bookmark text:name="bm_id31513481"/><text:bookmark text:name="Section1121"/>INVERSEMAT</text:h>
      <text:p text:style-name="Text_20_body">Renvoie la matrice inverse.</text:p>
      <text:h text:style-name="Heading_20_3" text:outline-level="3">Syntaxe</text:h>
      <text:p text:style-name="Corps_20_de_20_texte.code">INVERSEMAT(Matrice)</text:p>
      <text:p text:style-name="Text_20_body"><text:span text:style-name="T1">Matrice</text:span> représente une matrice carrée à inverser.</text:p>
      <text:p text:style-name="Text_20_body"><text:bookmark text:name="moreontop51"/>Vous trouverez des informations complémentaires en haut de cette page.</text:p>
      <text:h text:style-name="Heading_20_3" text:outline-level="3">Exemple</text:h>
      <text:p text:style-name="Text_20_body">Sélectionnez une plage de cellules carrée, puis INVERSEMAT. Sélectionnez la matrice de résultat, cochez la case <text:span text:style-name="T1">Matrice</text:span>, puis cliquez sur <text:span text:style-name="T1">OK</text:span>.</text:p>
      <text:h text:style-name="Heading_20_2" text:outline-level="2"><text:bookmark text:name="bm_id31460201"/><text:bookmark text:name="Section721"/>LOGREG</text:h>
      <text:p text:style-name="Text_20_body">Cette fonction calcule l'ajustement des données saisies sous forme de courbe de régression exponentielle (y=b*m^x).</text:p>
      <text:h text:style-name="Heading_20_3" text:outline-level="3">Syntaxe</text:h>
      <text:p text:style-name="Corps_20_de_20_texte.code">LOGREG(Données_Y; Données_X; Type_de_fonction; Paramètres)</text:p>
      <text:p text:style-name="Text_20_body"><text:span text:style-name="T1">Données_Y</text:span> représente la matrice des données Y.</text:p>
      <text:p text:style-name="Text_20_body"><text:span text:style-name="T1">Données_X</text:span> (facultatif) représente la matrice des données X.</text:p>
      <text:p text:style-name="Text_20_body"><text:span text:style-name="T1">Type_de_fonction</text:span> (facultatif). SI Type_de_fonction = 0, les fonctions y = m^x du formulaire seront calculées. Dans le cas contraire, les fonctions y = b*m^x seront calculées.</text:p>
      <text:p text:style-name="Text_20_body"><text:span text:style-name="T1">Paramètres</text:span> (facultatif). Si Paramètres =0, seul le coefficient de régression est calculé.</text:p>
      <text:p text:style-name="P11"><text:bookmark text:name="optional2"/>Dans les fonctions OpenOffice.org Calc, les paramètres marqués comme "optionnel" peuvent être ignorés lorsqu'ils ne sont pas suivis d'autres paramètres. Par exemple, dans une fonction comportant quatre paramètres, où les deux derniers paramètres sont marqués comme "optionnel", le paramètre 4 ou les paramètres 3 et 4 peuvent être ignorés, mais le paramètre 3 seul ne peut être ignoré. </text:p>
      <text:p text:style-name="Text_20_body"><text:bookmark text:name="moreontop61"/>Vous trouverez des informations complémentaires en haut de cette page.</text:p>
      <text:h text:style-name="Heading_20_3" text:outline-level="3">Exemple</text:h>
      <text:p text:style-name="Text_20_body">Voir DROITEREG. Toutefois, aucune somme des carrés ne sera renvoyée.</text:p>
      <text:h text:style-name="Heading_20_2" text:outline-level="2"><text:bookmark text:name="bm_id31513171"/><text:bookmark text:name="bm_id31584461"/><text:bookmark text:name="Section1411"/>MUNIT</text:h>
      <text:p text:style-name="Text_20_body">Renvoie la matrice carrée unitaire d'une certaine taille. Une matrice unitaire est une matrice carrée dans laquelle les principaux éléments en diagonale sont égaux à 1 et tous les autres éléments à 0.</text:p>
      <text:h text:style-name="Heading_20_3" text:outline-level="3">Syntaxe</text:h>
      <text:p text:style-name="Corps_20_de_20_texte.code">MUNIT(Dimensions)</text:p>
      <text:p text:style-name="Text_20_body"><text:span text:style-name="T1">Dimensions</text:span> désigne la taille de la matrice.</text:p>
      <table:table table:name="Tableau58" table:style-name="Tableau58">
        <table:table-column table:style-name="Tableau58.A"/>
        <table:table-row>
          <table:table-cell table:style-name="Tableau58.A1" office:value-type="string">
            <text:p text:style-name="Table_20_Contents">Une introduction générale à l'utilisation des fonctions de matrice est disponible en haut de cette page.</text:p>
          </table:table-cell>
        </table:table-row>
      </table:table>
      <text:h text:style-name="Heading_20_3" text:outline-level="3">Exemple</text:h>
      <text:p text:style-name="Text_20_body">Sélectionnez une plage carré à l'intérieur d'une feuille de calcul, par exemple la plage A1 à E5.!</text:p>
      <text:p text:style-name="Text_20_body">Sans désélectionner la plage, sélectionnez la fonction MUNIT. Cochez la case <text:span text:style-name="T1">Matrice</text:span>. Saisissez les dimensions voulues pour la matrice (5 dans cet exemple) et cliquez sur <text:span text:style-name="T1">OK</text:span>.</text:p>
      <text:p text:style-name="Text_20_body">Vous pouvez également saisir la formule =Munit(5) dans la dernière cellule de la plage sélectionnée (E5) ; appuyez ensuite sur Maj+Ctrl+Entrée.</text:p>
      <text:p text:style-name="Text_20_body">Une matrice unitaire composée de la plage A1:E5 s'affiche.</text:p>
      <text:p text:style-name="Text_20_body"><text:bookmark text:name="moreontop71"/>Vous trouverez des informations complémentaires en haut de cette page.</text:p>
      <text:h text:style-name="Heading_20_2" text:outline-level="2"><text:bookmark text:name="bm_id31485011"/><text:bookmark text:name="bm_id31485461"/><text:bookmark text:name="Section1021"/>PRODUITMAT</text:h>
      <text:p text:style-name="Text_20_body">Calcule le produit de deux matrices. Le nombre de colonnes de la matrice 1 doit correspondre au nombre de lignes de la matrice 2. La matrice carrée possède un nombre égal de lignes et de colonnes.</text:p>
      <text:h text:style-name="Heading_20_3" text:outline-level="3">Syntaxe</text:h>
      <text:p text:style-name="Corps_20_de_20_texte.code">PRODUITMAT(Matrice; Matrice)</text:p>
      <text:p text:style-name="Text_20_body"><text:span text:style-name="T1">Matrice</text:span> en première position représente la première matrice utilisée pour le calcul du produit de la matrice.</text:p>
      <text:p text:style-name="Text_20_body"><text:span text:style-name="T1">Matrice</text:span> en seconde position représente la seconde matrice du calcul. Le nombre de ses lignes doit correspondre au nombre de colonnes de la première matrice.</text:p>
      <table:table table:name="Tableau59" table:style-name="Tableau59">
        <table:table-column table:style-name="Tableau59.A"/>
        <table:table-row>
          <table:table-cell table:style-name="Tableau59.A1" office:value-type="string">
            <text:p text:style-name="Table_20_Contents"><text:bookmark text:name="moreontop8"/>Vous trouverez des informations complémentaires en haut de cette page.</text:p>
          </table:table-cell>
        </table:table-row>
      </table:table>
      <text:h text:style-name="Heading_20_3" text:outline-level="3">Exemple</text:h>
      <text:p text:style-name="Text_20_body">Sélectionnez une plage carrée. Choisissez la fonction PRODUITMAT. Sélectionnez la première <text:span text:style-name="T1">matrice</text:span>, puis la seconde <text:span text:style-name="T1">matrice</text:span>. À l'aide de l'<text:span text:style-name="T1">Assistant Fonctions,</text:span> cochez la case <text:span text:style-name="T1">Matrice</text:span>. Cliquez sur <text:span text:style-name="T1">OK</text:span>. La matrice obtenue s'affiche dans la première plage sélectionnée.</text:p>
      <text:h text:style-name="Heading_20_2" text:outline-level="2"><text:bookmark text:name="bm_id31448541"/><text:bookmark text:name="bm_id31448421"/><text:bookmark text:name="Section5101"/>SOMME.X2MY2</text:h>
      <text:p text:style-name="Text_20_body">Renvoie la somme de la différence des carrés des valeurs correspondantes dans les deux matrices.</text:p>
      <text:h text:style-name="Heading_20_3" text:outline-level="3">Syntaxe</text:h>
      <text:p text:style-name="Corps_20_de_20_texte.code">SOMME.X2MY2(matrice X; matrice Y)</text:p>
      <text:p text:style-name="Text_20_body"><text:span text:style-name="T1">Matrice X</text:span> représente la première matrice dont les éléments doivent être mis au carré et additionnés.</text:p>
      <text:p text:style-name="Text_20_body"><text:span text:style-name="T1">Matrice Y</text:span> représente la seconde matrice dont les éléments doivent être mis au carré et soustraits.</text:p>
      <text:p text:style-name="Text_20_body"><text:bookmark text:name="moreontop91"/>Vous trouverez des informations complémentaires en haut de cette page.</text:p>
      <text:h text:style-name="Heading_20_2" text:outline-level="2"><text:bookmark text:name="bm_id31450381"/><text:bookmark text:name="bm_id31450261"/><text:bookmark text:name="Section4121"/>SOMME.X2PY2</text:h>
      <text:p text:style-name="Text_20_body">Renvoie la somme des sommes des carrés des valeurs correspondantes aux deux matrices.</text:p>
      <text:h text:style-name="Heading_20_3" text:outline-level="3">Syntaxe</text:h>
      <text:p text:style-name="Corps_20_de_20_texte.code">SOMME.X2PY2(Matrice X;Matrice Y)</text:p>
      <text:p text:style-name="Text_20_body"><text:span text:style-name="T1">Matrice X</text:span> correspond à la première matrice dont les arguments doivent être mis au carré et additionnés.</text:p>
      <text:p text:style-name="Text_20_body"><text:span text:style-name="T1">Matrice Y</text:span> représente la seconde matrice dont les éléments doivent être additionnés et mis au carré.</text:p>
      <text:p text:style-name="Text_20_body"><text:bookmark text:name="moreontop101"/>Vous trouverez des informations complémentaires en haut de cette page.</text:p>
      <text:h text:style-name="Heading_20_2" text:outline-level="2"><text:bookmark text:name="bm_id31635391"/><text:bookmark text:name="bm_id31635271"/><text:bookmark text:name="Section3121"/>SOMME.XMY2</text:h>
      <text:p text:style-name="Text_20_body">Ajoute les carrés de la variance entre les valeurs correspondantes aux deux matrices.</text:p>
      <text:h text:style-name="Heading_20_3" text:outline-level="3">Syntaxe</text:h>
      <text:p text:style-name="Corps_20_de_20_texte.code">SOMME.XMY2(Matrice X;Matrice Y)</text:p>
      <text:p text:style-name="Text_20_body"><text:span text:style-name="T1">Matrice X</text:span> représente la première matrice dont les éléments doivent être soustraits et mis au carré.</text:p>
      <text:p text:style-name="Text_20_body"><text:span text:style-name="T1">Matrice Y</text:span> représente la seconde matrice dont les éléments doivent être soustraits et mis au carré.</text:p>
      <text:p text:style-name="Text_20_body"><text:bookmark text:name="moreontop111"/>Vous trouverez des informations complémentaires en haut de cette page.</text:p>
      <text:h text:style-name="Heading_20_2" text:outline-level="2"><text:bookmark text:name="bm_id31632971"/><text:bookmark text:name="bm_id31632861"/><text:bookmark text:name="Section631"/>SOMMEPROD</text:h>
      <text:p text:style-name="Text_20_body">Multiplie les éléments correspondants dans les matrices données et renvoie la somme de ces produits.</text:p>
      <text:h text:style-name="Heading_20_3" text:outline-level="3">Syntaxe</text:h>
      <text:p text:style-name="Corps_20_de_20_texte.code">SOMMEPROD(Matrice 1; Matrice 2...Matrice 30)</text:p>
      <text:p text:style-name="Text_20_body"><text:span text:style-name="T1">Matrice 1, Matrice 2...Matrice 30</text:span> représentent les matrices dont les éléments correspondants doivent être multipliés.</text:p>
      <text:p text:style-name="Text_20_body">La liste d'arguments doit contenir au moins une matrice. Si une seule matrice est donnée, tous les éléments de la matrice sont additionnés.</text:p>
      <text:h text:style-name="Heading_20_3" text:outline-level="3">Exemple</text:h>
      <table:table table:name="Tableau60" table:style-name="Tableau60">
        <table:table-column table:style-name="Tableau60.A"/>
        <table:table-column table:style-name="Tableau60.B" table:number-columns-repeated="3"/>
        <table:table-column table:style-name="Tableau60.E"/>
        <table:table-row>
          <table:table-cell table:style-name="Tableau60.A1" office:value-type="string">
            <text:p text:style-name="P12"/>
          </table:table-cell>
          <table:table-cell table:style-name="Tableau60.A1" office:value-type="string">
            <text:p text:style-name="Corps_20_de_20_texte.tableheadintable">A</text:p>
          </table:table-cell>
          <table:table-cell table:style-name="Tableau60.A1" office:value-type="string">
            <text:p text:style-name="Corps_20_de_20_texte.tableheadintable">B</text:p>
          </table:table-cell>
          <table:table-cell table:style-name="Tableau60.A1" office:value-type="string">
            <text:p text:style-name="Corps_20_de_20_texte.tableheadintable">C</text:p>
          </table:table-cell>
          <table:table-cell table:style-name="Tableau60.E1" office:value-type="string">
            <text:p text:style-name="Corps_20_de_20_texte.tableheadintable">D</text:p>
          </table:table-cell>
        </table:table-row>
        <table:table-row>
          <table:table-cell table:style-name="Tableau60.A2" office:value-type="string">
            <text:p text:style-name="Corps_20_de_20_texte.tablecontentintable">1</text:p>
          </table:table-cell>
          <table:table-cell table:style-name="Tableau60.A2" office:value-type="string">
            <text:p text:style-name="Corps_20_de_20_texte.tablecontentintable">2</text:p>
          </table:table-cell>
          <table:table-cell table:style-name="Tableau60.A2" office:value-type="string">
            <text:p text:style-name="Corps_20_de_20_texte.tablecontentintable">3</text:p>
          </table:table-cell>
          <table:table-cell table:style-name="Tableau60.A2" office:value-type="string">
            <text:p text:style-name="Corps_20_de_20_texte.tablecontentintable">4</text:p>
          </table:table-cell>
          <table:table-cell table:style-name="Tableau60.E2" office:value-type="string">
            <text:p text:style-name="Corps_20_de_20_texte.tablecontentintable">5</text:p>
          </table:table-cell>
        </table:table-row>
        <table:table-row>
          <table:table-cell table:style-name="Tableau60.A2" office:value-type="string">
            <text:p text:style-name="Corps_20_de_20_texte.tablecontentintable">2</text:p>
          </table:table-cell>
          <table:table-cell table:style-name="Tableau60.A2" office:value-type="string">
            <text:p text:style-name="Corps_20_de_20_texte.tablecontentintable">6</text:p>
          </table:table-cell>
          <table:table-cell table:style-name="Tableau60.A2" office:value-type="string">
            <text:p text:style-name="Corps_20_de_20_texte.tablecontentintable">7</text:p>
          </table:table-cell>
          <table:table-cell table:style-name="Tableau60.A2" office:value-type="string">
            <text:p text:style-name="Corps_20_de_20_texte.tablecontentintable">8</text:p>
          </table:table-cell>
          <table:table-cell table:style-name="Tableau60.E2" office:value-type="string">
            <text:p text:style-name="Corps_20_de_20_texte.tablecontentintable">9</text:p>
          </table:table-cell>
        </table:table-row>
        <table:table-row>
          <table:table-cell table:style-name="Tableau60.A2" office:value-type="string">
            <text:p text:style-name="Corps_20_de_20_texte.tablecontentintable">3</text:p>
          </table:table-cell>
          <table:table-cell table:style-name="Tableau60.A2" office:value-type="string">
            <text:p text:style-name="Corps_20_de_20_texte.tablecontentintable">10</text:p>
          </table:table-cell>
          <table:table-cell table:style-name="Tableau60.A2" office:value-type="string">
            <text:p text:style-name="Corps_20_de_20_texte.tablecontentintable">11</text:p>
          </table:table-cell>
          <table:table-cell table:style-name="Tableau60.A2" office:value-type="string">
            <text:p text:style-name="Corps_20_de_20_texte.tablecontentintable">12</text:p>
          </table:table-cell>
          <table:table-cell table:style-name="Tableau60.E2" office:value-type="string">
            <text:p text:style-name="Corps_20_de_20_texte.tablecontentintable">13</text:p>
          </table:table-cell>
        </table:table-row>
      </table:table>
      <text:p text:style-name="Text_20_body">=SOMMEPROD(A1:B3;C1:D3) renvoie 397.</text:p>
      <text:p text:style-name="Text_20_body">Calcul : A1*C1 + B1*D1 + A2*C2 + B2*D2 + A3*C3 + B3*D3</text:p>
      <text:p text:style-name="Text_20_body">Vous pouvez utiliser la fonction SOMMEPROD pour calculer le produit scalaire de deux vecteurs.</text:p>
      <table:table table:name="Tableau61" table:style-name="Tableau61">
        <table:table-column table:style-name="Tableau61.A"/>
        <table:table-row>
          <table:table-cell table:style-name="Tableau61.A1" office:value-type="string">
            <text:p text:style-name="Table_20_Contents">SOMMEPROD renvoie un seul nombre. Il n'est donc pas nécessaire de saisir la fonction sous forme de fonction de matrice.</text:p>
          </table:table-cell>
        </table:table-row>
      </table:table>
      <text:p text:style-name="Text_20_body"><text:bookmark text:name="moreontop121"/>Vous trouverez des informations complémentaires en haut de cette page.</text:p>
      <text:h text:style-name="Heading_20_2" text:outline-level="2"><text:bookmark text:name="bm_id31660741"/><text:bookmark text:name="bm_id31660621"/><text:bookmark text:name="Section2101"/>TENDANCE</text:h>
      <text:p text:style-name="Text_20_body">Renvoie les valeurs en suivant une tendance linéaire.</text:p>
      <text:h text:style-name="Heading_20_3" text:outline-level="3">Syntaxe</text:h>
      <text:p text:style-name="Corps_20_de_20_texte.code">TENDANCE(Données_Y; Données_X; Nouv_données_X; Type_de droite)</text:p>
      <text:p text:style-name="Text_20_body"><text:span text:style-name="T1">Données_Y</text:span> représente la matrice des données Y.</text:p>
      <text:p text:style-name="Text_20_body"><text:span text:style-name="T1">Données_X</text:span> (facultatif) représente la matrice des données X.</text:p>
      <text:p text:style-name="Text_20_body"><text:span text:style-name="T1">Nouv_données_X</text:span> (facultatif) représente la matrice des données X servant à recalculer les valeurs.</text:p>
      <text:p text:style-name="Text_20_body"><text:span text:style-name="T1">Type_de_droite</text:span> (facultatif). Si <text:span text:style-name="T1">Type_de_droite</text:span> = 0, alors les lignes sont calculées en passant par le point zéro. Dans le cas contraire, les lignes de décalage sont également calculées. Par défaut,<text:span text:style-name="T1">Type_de_droite</text:span> est défini sur &lt;&gt; 0.</text:p>
      <text:p text:style-name="P11"><text:bookmark text:name="optional3"/>Dans les fonctions OpenOffice.org Calc, les paramètres marqués comme "optionnel" peuvent être ignorés lorsqu'ils ne sont pas suivis d'autres paramètres. Par exemple, dans une fonction comportant quatre paramètres, où les deux derniers paramètres sont marqués comme "optionnel", le paramètre 4 ou les paramètres 3 et 4 peuvent être ignorés, mais le paramètre 3 seul ne peut être ignoré. </text:p>
      <text:p text:style-name="Text_20_body"><text:bookmark text:name="moreontop131"/>Vous trouverez des informations complémentaires en haut de cette page.</text:p>
      <text:h text:style-name="Heading_20_3" text:outline-level="3">Exemple</text:h>
      <text:p text:style-name="Text_20_body">Dans la feuille de calcul, sélectionnez la plage dans laquelle devront s'afficher les données de tendance. Sélectionnez la fonction. Saisissez les données de sortie ou sélectionnez-les avec la souris. Cochez la case <text:span text:style-name="T1">Matrice</text:span>, puis cliquez sur <text:span text:style-name="T1">OK</text:span>. Les données de tendance calculées à partir des données de sortie s'affichent.</text:p>
      <text:h text:style-name="Heading_20_2" text:outline-level="2"><text:bookmark text:name="bm_id31549821"/><text:bookmark text:name="bm_id31549701"/><text:bookmark text:name="Section921"/>TRANSPOSE</text:h>
      <text:p text:style-name="Text_20_body">Transpose les lignes et les colonnes d'une matrice.</text:p>
      <text:h text:style-name="Heading_20_3" text:outline-level="3">Syntaxe</text:h>
      <text:p text:style-name="Corps_20_de_20_texte.code">TRANSPOSE(matrice)</text:p>
      <text:p text:style-name="Text_20_body"><text:span text:style-name="T1">Matrice</text:span> correspond à la matrice, dans la feuille de calcul, qui doit être transposée.</text:p>
      <text:p text:style-name="Text_20_body"><text:bookmark text:name="moreontop141"/>Vous trouverez des informations complémentaires en haut de cette page.</text:p>
      <text:h text:style-name="Heading_20_3" text:outline-level="3">Exemple</text:h>
      <text:p text:style-name="Text_20_body">Dans la feuille de calcul, sélectionnez la plage de cellules pouvant accueillir la matrice transposée. Si la matrice d'origine compte n lignes et m colonnes, vous devez sélectionner une plage comportant au minimum m lignes et n colonnes. Ensuite, saisissez directement la formule, sélectionnez la matrice d'origine et appuyez sur Maj+Ctrl+Entrée. Si vous utilisez l'<text:span text:style-name="T1">Assistant Fonctions</text:span>, cochez la case <text:span text:style-name="T1">Matrice</text:span>. La matrice transposée s'affiche dans la plage de destination sélectionnée. Elle est automatiquement protégée contre les modifications.</text:p>
      <text:h text:style-name="Heading_20_1" text:outline-level="1"><text:bookmark text:name="bm_id31530181"/>Catégorie Statistique</text:h>
      <text:p text:style-name="Text_20_body">Cette catégorie contient les fonctions <text:span text:style-name="T1">Statistiques</text:span>. </text:p>
      <text:p text:style-name="Text_20_body">Certains des exemples utilisent le tableau de données suivant :</text:p>
      <table:table table:name="Tableau62" table:style-name="Tableau62">
        <table:table-column table:style-name="Tableau62.A"/>
        <table:table-column table:style-name="Tableau62.B"/>
        <table:table-column table:style-name="Tableau62.C"/>
        <table:table-row>
          <table:table-cell table:style-name="Tableau62.A1" office:value-type="string">
            <text:p text:style-name="P12"/>
          </table:table-cell>
          <table:table-cell table:style-name="Tableau62.A1" office:value-type="string">
            <text:p text:style-name="Corps_20_de_20_texte.tableheadintable">C</text:p>
          </table:table-cell>
          <table:table-cell table:style-name="Tableau62.C1" office:value-type="string">
            <text:p text:style-name="Corps_20_de_20_texte.tableheadintable">D</text:p>
          </table:table-cell>
        </table:table-row>
        <table:table-row>
          <table:table-cell table:style-name="Tableau62.A2" office:value-type="string">
            <text:p text:style-name="Corps_20_de_20_texte.tablecontentintable">2</text:p>
          </table:table-cell>
          <table:table-cell table:style-name="Tableau62.A2" office:value-type="string">
            <text:p text:style-name="Corps_20_de_20_texte.tablecontentintable">Valeur x</text:p>
          </table:table-cell>
          <table:table-cell table:style-name="Tableau62.C2" office:value-type="string">
            <text:p text:style-name="Corps_20_de_20_texte.tablecontentintable">Valeur y</text:p>
          </table:table-cell>
        </table:table-row>
        <table:table-row>
          <table:table-cell table:style-name="Tableau62.A2" office:value-type="string">
            <text:p text:style-name="Corps_20_de_20_texte.tablecontentintable">3</text:p>
          </table:table-cell>
          <table:table-cell table:style-name="Tableau62.A2" office:value-type="string">
            <text:p text:style-name="Corps_20_de_20_texte.tablecontentintable">-5</text:p>
          </table:table-cell>
          <table:table-cell table:style-name="Tableau62.C2" office:value-type="string">
            <text:p text:style-name="Corps_20_de_20_texte.tablecontentintable">-3</text:p>
          </table:table-cell>
        </table:table-row>
        <table:table-row>
          <table:table-cell table:style-name="Tableau62.A2" office:value-type="string">
            <text:p text:style-name="Corps_20_de_20_texte.tablecontentintable">4</text:p>
          </table:table-cell>
          <table:table-cell table:style-name="Tableau62.A2" office:value-type="string">
            <text:p text:style-name="Corps_20_de_20_texte.tablecontentintable">-2</text:p>
          </table:table-cell>
          <table:table-cell table:style-name="Tableau62.C2" office:value-type="string">
            <text:p text:style-name="Corps_20_de_20_texte.tablecontentintable">0</text:p>
          </table:table-cell>
        </table:table-row>
        <table:table-row>
          <table:table-cell table:style-name="Tableau62.A2" office:value-type="string">
            <text:p text:style-name="Corps_20_de_20_texte.tablecontentintable">5</text:p>
          </table:table-cell>
          <table:table-cell table:style-name="Tableau62.A2" office:value-type="string">
            <text:p text:style-name="Corps_20_de_20_texte.tablecontentintable">-1</text:p>
          </table:table-cell>
          <table:table-cell table:style-name="Tableau62.C2" office:value-type="string">
            <text:p text:style-name="Corps_20_de_20_texte.tablecontentintable">1</text:p>
          </table:table-cell>
        </table:table-row>
        <table:table-row>
          <table:table-cell table:style-name="Tableau62.A2" office:value-type="string">
            <text:p text:style-name="Corps_20_de_20_texte.tablecontentintable">6</text:p>
          </table:table-cell>
          <table:table-cell table:style-name="Tableau62.A2" office:value-type="string">
            <text:p text:style-name="Corps_20_de_20_texte.tablecontentintable">0</text:p>
          </table:table-cell>
          <table:table-cell table:style-name="Tableau62.C2" office:value-type="string">
            <text:p text:style-name="Corps_20_de_20_texte.tablecontentintable">3</text:p>
          </table:table-cell>
        </table:table-row>
        <table:table-row>
          <table:table-cell table:style-name="Tableau62.A2" office:value-type="string">
            <text:p text:style-name="Corps_20_de_20_texte.tablecontentintable">7</text:p>
          </table:table-cell>
          <table:table-cell table:style-name="Tableau62.A2" office:value-type="string">
            <text:p text:style-name="Corps_20_de_20_texte.tablecontentintable">2</text:p>
          </table:table-cell>
          <table:table-cell table:style-name="Tableau62.C2" office:value-type="string">
            <text:p text:style-name="Corps_20_de_20_texte.tablecontentintable">4</text:p>
          </table:table-cell>
        </table:table-row>
        <table:table-row>
          <table:table-cell table:style-name="Tableau62.A2" office:value-type="string">
            <text:p text:style-name="Corps_20_de_20_texte.tablecontentintable">8</text:p>
          </table:table-cell>
          <table:table-cell table:style-name="Tableau62.A2" office:value-type="string">
            <text:p text:style-name="Corps_20_de_20_texte.tablecontentintable">4</text:p>
          </table:table-cell>
          <table:table-cell table:style-name="Tableau62.C2" office:value-type="string">
            <text:p text:style-name="Corps_20_de_20_texte.tablecontentintable">6</text:p>
          </table:table-cell>
        </table:table-row>
        <table:table-row>
          <table:table-cell table:style-name="Tableau62.A2" office:value-type="string">
            <text:p text:style-name="Corps_20_de_20_texte.tablecontentintable">9</text:p>
          </table:table-cell>
          <table:table-cell table:style-name="Tableau62.A2" office:value-type="string">
            <text:p text:style-name="Corps_20_de_20_texte.tablecontentintable">6</text:p>
          </table:table-cell>
          <table:table-cell table:style-name="Tableau62.C2" office:value-type="string">
            <text:p text:style-name="Corps_20_de_20_texte.tablecontentintable">8</text:p>
          </table:table-cell>
        </table:table-row>
      </table:table>
      <text:h text:style-name="Heading_20_2" text:outline-level="2"><text:bookmark text:name="bm_id31530441"/><text:bookmark text:name="bm_id31502671"/><text:bookmark text:name="b1"/>B</text:h>
      <text:p text:style-name="Text_20_body">Renvoie la probabilité d'un échantillon avec une distribution binomiale.</text:p>
      <text:h text:style-name="Heading_20_3" text:outline-level="3">Syntaxe</text:h>
      <text:p text:style-name="Corps_20_de_20_texte.code">B ( tirages ; probabilité_s ; limite_inf ; limite_sup)</text:p>
      <text:p text:style-name="Text_20_body"><text:span text:style-name="T1">Tirages</text:span> représente le nombre de tirages.</text:p>
      <text:p text:style-name="Text_20_body"><text:span text:style-name="T1">Probabilité_s </text:span>détermine la probabilité unique d'un résultat expérimental.</text:p>
      <text:p text:style-name="Text_20_body"><text:span text:style-name="T1">Limite_inf</text:span> détermine la limite inférieure du nombre de tirages.</text:p>
      <text:p text:style-name="Text_20_body"><text:span text:style-name="T1">Limite_sup</text:span> détermine la limite supérieure du nombre de tirages.</text:p>
      <text:h text:style-name="Heading_20_3" text:outline-level="3">Exemple</text:h>
      <text:p text:style-name="Text_20_body">Quelle est la probabilité pour qu'un six soit obtenu deux fois avec dix lancer de dés ? La probabilité d'avoir un six (ou tout autre nombre additionné) est 1/6 ; la formule en découlant est :</text:p>
      <text:p text:style-name="Text_20_body">=B (10; 1/6; 2) donne 29% de probabilité.</text:p>
      <text:h text:style-name="Heading_20_2" text:outline-level="2"><text:bookmark text:name="bm_id31461541"/><text:bookmark text:name="bm_id31456201"/><text:bookmark text:name="betainv1"/>BETA.INVERSE</text:h>
      <text:p text:style-name="Text_20_body">Renvoie l'inverse de la fonction de densité de distribution de la probabilité suivant une loi bêta cumulée.</text:p>
      <text:h text:style-name="Heading_20_3" text:outline-level="3">Syntaxe</text:h>
      <text:p text:style-name="Corps_20_de_20_texte.code">BETA.INVERSE (nombre ; alpha ; bêta ; début ; fin)</text:p>
      <text:p text:style-name="Text_20_body"><text:span text:style-name="T1">Nombre</text:span> représente la valeur pour laquelle la fonction doit être évaluée dans l'intervalle <text:span text:style-name="T1">Début</text:span> à <text:span text:style-name="T1">Fin</text:span>.</text:p>
      <text:p text:style-name="Text_20_body"><text:span text:style-name="T1">Alpha</text:span> est un paramètre de distribution.</text:p>
      <text:p text:style-name="Text_20_body"><text:span text:style-name="T1">Bêta</text:span> est un paramètre de distribution.</text:p>
      <text:p text:style-name="Text_20_body"><text:span text:style-name="T1">Début</text:span> (optionnel) est la limite inférieure du <text:span text:style-name="T1">nombre</text:span>.</text:p>
      <text:p text:style-name="Text_20_body"><text:span text:style-name="T1">Fin</text:span> (optionnel) est la limite supérieure du <text:span text:style-name="T1">nombre</text:span>.</text:p>
      <text:p text:style-name="P11"><text:bookmark text:name="optional"/>Dans les fonctions OpenOffice.org Calc, les paramètres marqués comme "optionnel" peuvent être ignorés lorsqu'ils ne sont pas suivis d'autres paramètres. Par exemple, dans une fonction comportant quatre paramètres, où les deux derniers paramètres sont marqués comme "optionnel", le paramètre 4 ou les paramètres 3 et 4 peuvent être ignorés, mais le paramètre 3 seul ne peut être ignoré. </text:p>
      <text:h text:style-name="P22" text:outline-level="3">Exemple</text:h>
      <text:p text:style-name="Text_20_body">=BETA.INVERSE (0,5 ; 5; 10) donne la valeur <text:span text:style-name="T1">0,33</text:span>.</text:p>
      <text:h text:style-name="Heading_20_2" text:outline-level="2"><text:bookmark text:name="bm_id31553941"/><text:bookmark text:name="bm_id31531001"/><text:bookmark text:name="percentile1"/>CENTILE</text:h>
      <text:p text:style-name="Text_20_body">Renvoie le centile alpha des valeurs de données dans une matrice. Un centile renvoie la valeur d'échelle d'une série de données, comprise entre la plus petite (alpha = 0) et la plus grande (alpha = 1) valeur d'une série de données. Pour <text:span text:style-name="T1">alpha</text:span> = 25 %, le centile correspond au premier quartile. Pour <text:span text:style-name="T1">alpha</text:span> = 50 %, il s'agit de la MEDIANE.</text:p>
      <text:h text:style-name="Heading_20_3" text:outline-level="3">Syntaxe</text:h>
      <text:p text:style-name="Corps_20_de_20_texte.code">CENTILE (données ; alpha)</text:p>
      <text:p text:style-name="Text_20_body"><text:span text:style-name="T1">Données</text:span> représentent la matrice des données.</text:p>
      <text:p text:style-name="Text_20_body"><text:span text:style-name="T1">Alpha</text:span> détermine le pourcentage du centile, se trouvant entre 0 et 1.</text:p>
      <text:h text:style-name="Heading_20_3" text:outline-level="3">Exemple</text:h>
      <text:p text:style-name="Text_20_body">=CENTILE(A1:A50; 0,1) représente la valeur d'une série de données, qui est égale à 10 % de l'ensemble des données dans les cellules A1:A50.</text:p>
      <text:h text:style-name="Heading_20_2" text:outline-level="2"><text:bookmark text:name="bm_id31487641"/><text:bookmark text:name="bm_id31559281"/><text:bookmark text:name="standardize1"/>CENTREE.REDUITE</text:h>
      <text:p text:style-name="Text_20_body">Convertit une variable aléatoire en valeur standardisée.</text:p>
      <text:h text:style-name="Heading_20_3" text:outline-level="3">Syntaxe</text:h>
      <text:p text:style-name="Corps_20_de_20_texte.code">CENTREE.REDUITE(x; espérance; écart type)</text:p>
      <text:p text:style-name="Text_20_body"><text:span text:style-name="T1">x</text:span> représente la valeur à centrer et à réduire.</text:p>
      <text:p text:style-name="Text_20_body"><text:span text:style-name="T1">espérance</text:span> représente l'espérance arithmétique de la distribution.</text:p>
      <text:p text:style-name="Text_20_body"><text:span text:style-name="T1">ECARTYPE</text:span> représente l'écart type de la distribution.</text:p>
      <text:h text:style-name="Heading_20_3" text:outline-level="3">Exemple</text:h>
      <text:p text:style-name="Text_20_body">=CENTREE.REDUITE(11; 10; 1) renvoie à 1. La valeur 11 se situe dans la distribution normale avec l'espérance 10 et un écart type de 1 tant que la distribution normale standard se situe au-delà de l'espérance 10 et au-delà de l'espérance 0 pour la valeur 1</text:p>
      <text:h text:style-name="Heading_20_2" text:outline-level="2"><text:bookmark text:name="bm_id31538011"/><text:bookmark text:name="bm_id31535561"/><text:bookmark text:name="skew1"/>COEFFICIENT.ASYMETRIE</text:h>
      <text:p text:style-name="Text_20_body">Renvoie l'asymétrie d'une distribution.</text:p>
      <text:h text:style-name="Heading_20_3" text:outline-level="3">Syntaxe</text:h>
      <text:p text:style-name="Corps_20_de_20_texte.code">ASYMETRIE(Nombre 1; Nombre 2; ...Nombre 30)</text:p>
      <text:p text:style-name="Text_20_body"><text:span text:style-name="T1">Nombre 1, nombre 2,... nombre 30</text:span> sont des valeurs numériques ou des plages.</text:p>
      <text:h text:style-name="Heading_20_3" text:outline-level="3">Exemple</text:h>
      <text:p text:style-name="Text_20_body">=ASYMETRIE(A1:A50) calcule la valeur de l'asymétrie pour les nombres référencés.</text:p>
      <text:h text:style-name="Heading_20_2" text:outline-level="2"><text:bookmark text:name="bm_id31474031"/><text:bookmark text:name="bm_id31487461"/><text:bookmark text:name="correl1"/>COEFFICIENT.CORRELATION</text:h>
      <text:p text:style-name="Text_20_body">Renvoie le coefficient de corrélation entre deux séries de données.</text:p>
      <text:h text:style-name="Heading_20_3" text:outline-level="3">Syntaxe</text:h>
      <text:p text:style-name="Corps_20_de_20_texte.code">COEFFICIENT.CORRELATION (donnés 1 ; données 2)</text:p>
      <text:p text:style-name="Text_20_body"><text:span text:style-name="T1">Données 1</text:span> représente la première matrice ou plage de données.</text:p>
      <text:p text:style-name="Text_20_body"><text:span text:style-name="T1">Données 2</text:span> représente la deuxième matrice ou plage de données.</text:p>
      <text:h text:style-name="Heading_20_3" text:outline-level="3">Exemple</text:h>
      <text:p text:style-name="Text_20_body">= COEFFICIENT.CORRELATION (A1 : A50 ; B1 : B50) calcule le coefficient de corrélation comme une mesure de rapport linéaire entre deux séries de données.</text:p>
      <text:h text:style-name="Heading_20_2" text:outline-level="2"><text:bookmark text:name="bm_id31532281"/><text:bookmark text:name="bm_id31584161"/><text:bookmark text:name="rsq1"/>COEFFICIENT.DETERMINATION</text:h>
      <text:p text:style-name="Text_20_body">Renvoie le carré d'un coefficient de corrélation de Pearson sur la base des données fournies. Le coefficient de détermination permet de mesurer la pertinence d'un ajustement et peut servir à effectuer une analyse de régression.</text:p>
      <text:h text:style-name="Heading_20_3" text:outline-level="3">Syntaxe</text:h>
      <text:p text:style-name="Corps_20_de_20_texte.code">COEFFICIENT.DETERMINATION ( <text:span text:style-name="T1">valeurs y ; valeurs x</text:span> )</text:p>
      <text:p text:style-name="Text_20_body"><text:span text:style-name="T1">Valeurs y</text:span>. Points de données dans une matrice ou une zone.</text:p>
      <text:p text:style-name="Text_20_body">Valeurs y. Points de données dans une matrice ou une zone.</text:p>
      <text:h text:style-name="Heading_20_3" text:outline-level="3">Exemple</text:h>
      <text:p text:style-name="Text_20_body">= COEFFICIENT.DETERMINATION (A1: A20 ; B1 : B20) détermine le coefficient de détermination des deux enregistrements dans les colonnes A et B.</text:p>
      <text:h text:style-name="Heading_20_2" text:outline-level="2"><text:bookmark text:name="bm_id31529831"/><text:bookmark text:name="bm_id31506521"/><text:bookmark text:name="covar1"/>COVARIANCE</text:h>
      <text:p text:style-name="Text_20_body">Renvoie la covariance du produit des écarts bilatéraux.</text:p>
      <text:h text:style-name="Heading_20_3" text:outline-level="3">Syntaxe</text:h>
      <text:p text:style-name="Corps_20_de_20_texte.code">COVARIANCE (données 1 ; données 2)</text:p>
      <text:p text:style-name="Text_20_body"><text:span text:style-name="T1">Données 1</text:span> représente la première matrice ou plage de données.</text:p>
      <text:p text:style-name="Text_20_body"><text:span text:style-name="T1">Données 2</text:span> représente la deuxième matrice ou plage de données.</text:p>
      <text:h text:style-name="Heading_20_3" text:outline-level="3">Exemple</text:h>
      <text:p text:style-name="Text_20_body">= COVARIANCE (A1 : A30 ; B1 : B30)</text:p>
      <text:h text:style-name="Heading_20_2" text:outline-level="2"><text:bookmark text:name="bm_id31548481"/><text:bookmark text:name="bm_id31474721"/><text:bookmark text:name="critbinom1"/>CRITERE.LOI.BINOMIALE</text:h>
      <text:p text:style-name="Text_20_body">Renvoie la plus petite valeur pour laquelle la distribution binomiale cumulée est inférieure ou égale à une valeur critère.</text:p>
      <text:h text:style-name="Heading_20_3" text:outline-level="3">Syntaxe</text:h>
      <text:p text:style-name="Corps_20_de_20_texte.code">CRITERE.LOI.BINOMIALE (tirages ; probabilité ; alpha)</text:p>
      <text:p text:style-name="Text_20_body"><text:span text:style-name="T1">Tirages</text:span> représente le nombre de tirages indépendants.</text:p>
      <text:p text:style-name="Text_20_body"><text:span text:style-name="T1">Probabilité </text:span>représente la probabilité de succès à chaque tirage.</text:p>
      <text:p text:style-name="Text_20_body"><text:span text:style-name="T1">Alpha</text:span> représente la valeur critère.</text:p>
      <text:h text:style-name="Heading_20_3" text:outline-level="3">Exemple</text:h>
      <text:p text:style-name="Text_20_body">= CRITERE.LOI.BINOMIALE (100 ; 0,5 ; 0,1) donne 44.</text:p>
      <text:h text:style-name="Heading_20_2" text:outline-level="2"><text:bookmark text:name="bm_id31563961"/><text:bookmark text:name="bm_id31664651"/><text:bookmark text:name="avedev1"/>ECART.MOYEN</text:h>
      <text:p text:style-name="Text_20_body">Renvoie la moyenne des écarts absolus des observations par rapport à leur moyenne arithmétique. Affiche la diffusion d'une série de données.</text:p>
      <text:h text:style-name="Heading_20_3" text:outline-level="3">Syntaxe</text:h>
      <text:p text:style-name="Corps_20_de_20_texte.code">ECART.MOYEN (nombre 1 ; nombre 2 ; ...nombre 30)</text:p>
      <text:p text:style-name="Text_20_body"><text:span text:style-name="T1">Nombre 1, nombre 2,... nombre 30</text:span> sont des valeurs ou des plages représentant un échantillon. Chaque nombre peut également être remplacé par une référence.</text:p>
      <text:h text:style-name="Heading_20_3" text:outline-level="3">Exemple</text:h>
      <text:p text:style-name="Text_20_body">= ECART.MOYEN (A1: A50)</text:p>
      <text:h text:style-name="Heading_20_2" text:outline-level="2"><text:bookmark text:name="bm_id31531211"/><text:bookmark text:name="bm_id31491431"/><text:bookmark text:name="stdev1"/>ECARTYPE</text:h>
      <text:p text:style-name="Text_20_body">Estime l'écart type à partir d'un échantillon.</text:p>
      <text:h text:style-name="Heading_20_3" text:outline-level="3">Syntaxe</text:h>
      <text:p text:style-name="Corps_20_de_20_texte.code">ECARTYPE(Nombre 1;Nombre 2;...Nombre 30)</text:p>
      <text:p text:style-name="Text_20_body"><text:span text:style-name="T1">Nombre 1, nombre 2,... nombre 30</text:span> sont des valeurs numériques ou des plages représentant un échantillon provenant d'une population entière.</text:p>
      <text:h text:style-name="Heading_20_3" text:outline-level="3">Exemple</text:h>
      <text:p text:style-name="Text_20_body">=ECARTYPE(A1:A50) renvoie l'écart type d'après les données contenues dans la référence.</text:p>
      <text:h text:style-name="Heading_20_2" text:outline-level="2"><text:bookmark text:name="bm_id31548461"/><text:bookmark text:name="bm_id31447451"/><text:bookmark text:name="stdeva1"/>ECARTYPEA</text:h>
      <text:p text:style-name="Text_20_body">Calcule l'écart type d'une estimation à partir d'un échantillon.</text:p>
      <text:h text:style-name="Heading_20_3" text:outline-level="3">Syntaxe</text:h>
      <text:p text:style-name="Corps_20_de_20_texte.code">ECARTYPEA(Valeur 1;Valeur 2;...Valeur 30)</text:p>
      <text:p text:style-name="Text_20_body"><text:span text:style-name="T1">Valeur 1, valeur 2,... valeur 30</text:span> sont des valeurs ou des plages représentant un échantillon provenant d'une population entière. Le texte a une valeur nulle (0).</text:p>
      <text:h text:style-name="Heading_20_3" text:outline-level="3">Exemple</text:h>
      <text:p text:style-name="Text_20_body">=ECARTYPEA(A1:A50) estime l'écart type d'après les données contenues dans la référence.</text:p>
      <text:h text:style-name="Heading_20_2" text:outline-level="2"><text:bookmark text:name="bm_id31509021"/><text:bookmark text:name="bm_id31545221"/><text:bookmark text:name="stdevpa1"/>ECARTYPEPA</text:h>
      <text:p text:style-name="Text_20_body">Calcule l'écart type sur la base de la population totale.</text:p>
      <text:h text:style-name="Heading_20_3" text:outline-level="3">Syntaxe</text:h>
      <text:p text:style-name="Corps_20_de_20_texte.code">ECARTYPEPA(Valeur 1;Valeur 2;...Valeur 30)</text:p>
      <text:p text:style-name="Text_20_body"><text:span text:style-name="T1">Valeur 1, valeur 2,...valeur 30</text:span> sont des valeurs ou des plages représentant un échantillon provenant d'une population entière. Le texte a une valeur nulle (0).</text:p>
      <text:h text:style-name="Heading_20_3" text:outline-level="3">Exemple</text:h>
      <text:p text:style-name="Text_20_body">=ECARTYPEPA(A1:A50) évalue l'écart type pour les données référencées.</text:p>
      <text:h text:style-name="Heading_20_2" text:outline-level="2"><text:bookmark text:name="bm_id31509641"/><text:bookmark text:name="bm_id31558361"/><text:bookmark text:name="steyx1"/>ERREUR.TYPE.XY</text:h>
      <text:p text:style-name="Text_20_body">Renvoie l'erreur standard de la valeur y prévue pour chaque x de la régression.</text:p>
      <text:h text:style-name="Heading_20_3" text:outline-level="3">Syntaxe</text:h>
      <text:p text:style-name="Corps_20_de_20_texte.code">ERREUR.TYPE.XY(x_connus, y_connus)</text:p>
      <text:p text:style-name="Text_20_body"><text:span text:style-name="T1">y_connus</text:span> représente la matrice des données y.</text:p>
      <text:p text:style-name="Text_20_body"><text:span text:style-name="T1">x_connus</text:span> représente la matrice des données x.</text:p>
      <text:h text:style-name="Heading_20_3" text:outline-level="3">Exemple</text:h>
      <text:p text:style-name="Text_20_body">=ERREUR.TYPE.SY(A1:A50; B1:B50)</text:p>
      <text:h text:style-name="Heading_20_2" text:outline-level="2"><text:bookmark text:name="bm_id31467821"/><text:bookmark text:name="bm_id31508881"/><text:bookmark text:name="fisher1"/>FISHER</text:h>
      <text:p text:style-name="Text_20_body">Renvoie la transformation de Fisher pour x et crée une fonction proche d'une distribution normale.</text:p>
      <text:h text:style-name="Heading_20_3" text:outline-level="3">Syntaxe</text:h>
      <text:p text:style-name="Corps_20_de_20_texte.code">FISHER (x)</text:p>
      <text:p text:style-name="Text_20_body"><text:span text:style-name="T1">x</text:span> représente une valeur numérique pour laquelle vous voulez calculer la transformation.</text:p>
      <text:h text:style-name="Heading_20_3" text:outline-level="3">Exemple</text:h>
      <text:p text:style-name="Text_20_body">= FISHER (0,5) donne 0,55.</text:p>
      <text:h text:style-name="Heading_20_2" text:outline-level="2"><text:bookmark text:name="bm_id31493171"/><text:bookmark text:name="bm_id31557581"/><text:bookmark text:name="fisherinv1"/>FISHER.INVERSE</text:h>
      <text:p text:style-name="Text_20_body">Renvoie la transformation de Fisher inverse pour x et crée une fonction proche d'une distribution normale.</text:p>
      <text:h text:style-name="Heading_20_3" text:outline-level="3">Syntaxe</text:h>
      <text:p text:style-name="Corps_20_de_20_texte.code">FISHER.INVERSE (y)</text:p>
      <text:p text:style-name="Text_20_body"><text:span text:style-name="T1">y</text:span> est la valeur pour laquelle vous souhaitez effectuer la transformation inverse de Fisher.</text:p>
      <text:h text:style-name="Heading_20_3" text:outline-level="3">Exemple</text:h>
      <text:p text:style-name="Text_20_body">= FISHER.INVERSE (0,5) donne 0,55.</text:p>
      <text:h text:style-name="Heading_20_2" text:outline-level="2"><text:bookmark text:name="bm_id31493882"/><text:bookmark text:name="bm_id31502721"/><text:bookmark text:name="gauss1"/>GAUSS</text:h>
      <text:p text:style-name="Text_20_body">Renvoie la distribution cumulée suivant une loi normale centrée réduite.</text:p>
      <text:h text:style-name="Heading_20_3" text:outline-level="3">Syntaxe</text:h>
      <text:p text:style-name="Corps_20_de_20_texte.code">GAUSS (nombre)</text:p>
      <text:p text:style-name="Text_20_body"><text:span text:style-name="T1">x</text:span> Valeur, dont vous souhaitez calculer la valeur de l'intégrale.</text:p>
      <text:h text:style-name="Heading_20_3" text:outline-level="3">Exemple</text:h>
      <text:p text:style-name="Text_20_body">GAUSS (0,19) = 0,08</text:p>
      <text:p text:style-name="Text_20_body">GAUSS (0,0375) = 0,01</text:p>
      <text:h text:style-name="Heading_20_2" text:outline-level="2"><text:bookmark text:name="bm_id31508831"/><text:bookmark text:name="bm_id31495301"/><text:bookmark text:name="large1"/>GRANDE.VALEUR</text:h>
      <text:p text:style-name="Text_20_body">Renvoie la c-ième (rang) plus grande valeur d'une série de données.</text:p>
      <text:h text:style-name="Heading_20_3" text:outline-level="3">Syntaxe</text:h>
      <text:p text:style-name="Corps_20_de_20_texte.code">GRANDE.VALEUR (données ; k)</text:p>
      <text:p text:style-name="Text_20_body"><text:span text:style-name="T1">Les données</text:span> représentent la matrice ou la plage de données dans laquelle vous recherchez la kième plus grande valeur.</text:p>
      <text:p text:style-name="Text_20_body"><text:span text:style-name="T1">k</text:span> représente le rang de la valeur.</text:p>
      <text:h text:style-name="Heading_20_3" text:outline-level="3">Exemple</text:h>
      <text:p text:style-name="Text_20_body">= GRANDE.VALEUR (A1 : C50; 2) donne la deuxième plus grande valeur dans A1 : C50.</text:p>
      <text:h text:style-name="Heading_20_2" text:outline-level="2"><text:bookmark text:name="bm_id31538031"/><text:bookmark text:name="bm_id31535591"/><text:bookmark text:name="confidence1"/>INTERVALLE.CONFIANCE</text:h>
      <text:p text:style-name="Text_20_body">Renvoie un intervalle de confiance (alpha 1) pour une distribution normale.</text:p>
      <text:h text:style-name="Heading_20_3" text:outline-level="3">Syntaxe</text:h>
      <text:p text:style-name="Corps_20_de_20_texte.code">INTERVALLE.CONFIANCE (alpha ; ECARTYPE ; N)</text:p>
      <text:p text:style-name="Text_20_body"><text:span text:style-name="T1">Alpha</text:span> représente le seuil de probabilité.</text:p>
      <text:p text:style-name="Text_20_body"><text:span text:style-name="T1">ECARTYPE</text:span> représente l'écart type de la population.</text:p>
      <text:p text:style-name="Text_20_body"><text:span text:style-name="T1">N</text:span> représente la taille de l'échantillon.</text:p>
      <text:h text:style-name="Heading_20_3" text:outline-level="3">Exemple</text:h>
      <text:p text:style-name="Text_20_body">= INTERVALLE.CONFIANCE (0,05; 1,5; 100) donne 0,29.</text:p>
      <text:h text:style-name="Heading_20_2" text:outline-level="2"><text:bookmark text:name="bm_id31461131"/><text:bookmark text:name="bm_id31453881"/><text:bookmark text:name="finv1"/>INVERSE.LOI.F</text:h>
      <text:p text:style-name="Text_20_body">Renvoie l'inverse de la distribution de probabilité suivant une loi F. On utilise la distribution F pour effectuer des tests F et établir une relation entre deux séries de données différentes.</text:p>
      <text:h text:style-name="Heading_20_3" text:outline-level="3">Syntaxe</text:h>
      <text:p text:style-name="Corps_20_de_20_texte.code">INVERSE.LOI.F (probabilité ; degré de liberté 1 ; degré de liberté 2)</text:p>
      <text:p text:style-name="Text_20_body"><text:span text:style-name="T1">La probabilité</text:span> représente la probabilité associée à la distribution cumulée F.</text:p>
      <text:p text:style-name="Text_20_body"><text:span text:style-name="T1">Le degré de liberté 1</text:span> représente le nombre de degrés de liberté du numérateur.</text:p>
      <text:p text:style-name="Text_20_body"><text:span text:style-name="T1">Le degré de liberté 2</text:span> représente le nombre de degrés de liberté du dénominateur.</text:p>
      <text:h text:style-name="Heading_20_3" text:outline-level="3">Exemple</text:h>
      <text:p text:style-name="Text_20_body">=INVERSE.LOI.F (0,5; 5; 10) donne 0,93.</text:p>
      <text:h text:style-name="Heading_20_2" text:outline-level="2"><text:bookmark text:name="bm_id31488231"/><text:bookmark text:name="bm_id31488351"/><text:bookmark text:name="chiinv1"/>KHIDEUX.INVERSE</text:h>
      <text:p text:style-name="Text_20_body">Renvoie, pour une probabilité unilatérale donnée, la valeur d'une variable aléatoire suivant une loi du Khi-deux.</text:p>
      <text:h text:style-name="Heading_20_3" text:outline-level="3">Syntaxe</text:h>
      <text:p text:style-name="Corps_20_de_20_texte.code">KHIDEUX.INVERSE (nombre ; degrés de liberté)</text:p>
      <text:p text:style-name="Text_20_body"><text:span text:style-name="T1">Nombre</text:span> représente la valeur de la probabilité d'erreur pour laquelle la quantité critique KHIDEUX.INVERSE doit être calculée, donc la probabilité avec laquelle l'hypothèse est vérifiée.</text:p>
      <text:p text:style-name="Text_20_body"><text:span text:style-name="T1">Degrés de liberté </text:span>représente le nombre de degrés de liberté de l'expérience.</text:p>
      <text:h text:style-name="Heading_20_3" text:outline-level="3">Exemple</text:h>
      <text:p text:style-name="Text_20_body">Un dé est jeté 1020 fois. Les nombres additionnés sortant sont 195,151,148,189,183 et 154 (valeurs observées). L'hypothèse suivante doit être contrôlée : le dé est-il bon ?</text:p>
      <text:p text:style-name="Text_20_body">La loi khideux de la série de données est déterminée par la formule décrite ci-dessus. Puisque la valeur attendue pour un certain nombre additionné est n fois 1/6, donc 1020/6 = 170, la formule du khideux donne une valeur de 13,27.</text:p>
      <text:p text:style-name="Text_20_body">Lorsque le khi-deux (observé) est supérieur ou égal au khideux KHIDEUX.INVERSE (théorique), l'hypothèse n'est pas vérifiée puisque l'écart entre la théorie et l'expérience est trop grand ; Lorsque le khideux observé est inférieur à KHIDEUX.INVERSE, l'hypothèse, avec la probabilité d'erreur donnée, est vérifiée.</text:p>
      <text:p text:style-name="Text_20_body">=KHIDEUX.INVERSE(0,05; 5) renvoie 11,07.</text:p>
      <text:p text:style-name="Text_20_body">=KHIDEUX.INVERSE(0,02; 5) renvoie 13,39.</text:p>
      <text:p text:style-name="Text_20_body">Avec une probabilité d'erreur de 5%, le dé est faussé, avec une probabilité d'erreur de 2%, il n'y a aucune raison de douter de son authenticité.</text:p>
      <text:h text:style-name="Heading_20_2" text:outline-level="2"><text:bookmark text:name="bm_id31468471"/><text:bookmark text:name="bm_id31559561"/><text:bookmark text:name="kurt1"/>KURTOSIS</text:h>
      <text:p text:style-name="Text_20_body">Renvoie le kurtosis d'une série de données (4 valeurs minimum sont requises).</text:p>
      <text:h text:style-name="Heading_20_3" text:outline-level="3">Syntaxe</text:h>
      <text:p text:style-name="Corps_20_de_20_texte.code">CURTOSIS (nombre 1 ; nombre 2 ; ...nombre 30)</text:p>
      <text:p text:style-name="Text_20_body"><text:span text:style-name="T1">Nombre 1, nombre 2,... nombre 30</text:span> sont des arguments numériques ou des plages représentant un échantillon de population pour cette distribution.</text:p>
      <text:h text:style-name="Heading_20_3" text:outline-level="3">Exemple</text:h>
      <text:p text:style-name="Text_20_body">= CURTOSIS (A1 ; A2 ; A3 ; A4 ; A5 ; A6)</text:p>
      <text:h text:style-name="Heading_20_2" text:outline-level="2"><text:bookmark text:name="bm_id31495111"/><text:bookmark text:name="bm_id31548061"/><text:bookmark text:name="gammaln1"/>LNGAMMA</text:h>
      <text:p text:style-name="Text_20_body">Renvoie le logarithme népérien de la fonction Gamma : G(x).</text:p>
      <text:h text:style-name="Heading_20_3" text:outline-level="3">Syntaxe</text:h>
      <text:p text:style-name="Corps_20_de_20_texte.code">LNGAMMA (x)</text:p>
      <text:p text:style-name="Text_20_body"><text:span text:style-name="T1">x</text:span> représente la valeur pour laquelle vous souhaitez calculer LNGAMMA.</text:p>
      <text:h text:style-name="Heading_20_3" text:outline-level="3">Exemple</text:h>
      <text:p text:style-name="Text_20_body">= LNGAMMA (2) donne 0.</text:p>
      <text:h text:style-name="Heading_20_2" text:outline-level="2"><text:bookmark text:name="bm_id31532131"/><text:bookmark text:name="bm_id31560961"/><text:bookmark text:name="betadist1"/>LOI.BETA</text:h>
      <text:p text:style-name="Text_20_body">Renvoie la probabilité d'une variable aléatoire continue suivant une loi de probabilité Bêta.</text:p>
      <text:h text:style-name="Heading_20_3" text:outline-level="3">Syntaxe</text:h>
      <text:p text:style-name="Corps_20_de_20_texte.code">LOI.BETA (nombre ; alpha ; bêta ; début ; fin)</text:p>
      <text:p text:style-name="Text_20_body"><text:span text:style-name="T1">Nombre</text:span> représente la valeur pour laquelle la fonction doit être évaluée dans l'intervalle <text:span text:style-name="T1">Début</text:span> à <text:span text:style-name="T1">Fin</text:span>.</text:p>
      <text:p text:style-name="Text_20_body"><text:span text:style-name="T1">Alpha</text:span> est un paramètre de distribution.</text:p>
      <text:p text:style-name="Text_20_body"><text:span text:style-name="T1">Bêta</text:span> est un paramètre de distribution.</text:p>
      <text:p text:style-name="Text_20_body"><text:span text:style-name="T1">Début</text:span> (optionnel) est la limite inférieure du <text:span text:style-name="T1">nombre</text:span>.</text:p>
      <text:p text:style-name="Text_20_body"><text:span text:style-name="T1">Fin</text:span> (optionnel) est la limite supérieure du <text:span text:style-name="T1">nombre</text:span>.</text:p>
      <text:p text:style-name="Text_20_body"><text:bookmark text:name="optional1"/>Dans les fonctions OpenOffice.org Calc, les paramètres marqués comme "optionnel" peuvent être ignorés lorsqu'ils ne sont pas suivis d'autres paramètres. Par exemple, dans une fonction comportant quatre paramètres, où les deux derniers paramètres sont marqués comme "optionnel", le paramètre 4 ou les paramètres 3 et 4 peuvent être ignorés, mais le paramètre 3 seul ne peut être ignoré.</text:p>
      <text:h text:style-name="Heading_20_3" text:outline-level="3">Exemple</text:h>
      <text:p text:style-name="Text_20_body">= LOI.BETA (0,5 ; 3; 4) donne la valeur <text:span text:style-name="T1">0,96</text:span>..</text:p>
      <text:h text:style-name="Heading_20_2" text:outline-level="2"><text:bookmark text:name="bm_id31501461"/><text:bookmark text:name="bm_id31432281"/><text:bookmark text:name="binomdist1"/>LOI.BINOMIALE</text:h>
      <text:p text:style-name="Text_20_body">Renvoie la probabilité d'une variable aléatoire discrète suivant la loi binomiale.</text:p>
      <text:h text:style-name="Heading_20_3" text:outline-level="3">Syntaxe</text:h>
      <text:p text:style-name="Corps_20_de_20_texte.code">LOI.BINOMIALE (nombre_succès ; tirages ; probabilité_succès ; cumulative)</text:p>
      <text:p text:style-name="Text_20_body"><text:span text:style-name="T1">Succès_échantillon</text:span> représente le nombre de succès obtenus lors des tirages.</text:p>
      <text:p text:style-name="Text_20_body"><text:span text:style-name="T1">Tirages</text:span> représente le nombre de tirages indépendants.</text:p>
      <text:p text:style-name="Text_20_body"><text:span text:style-name="T1">Probabilité_succès</text:span> représente la probabilité d'obtenir un succès à chaque tirage.</text:p>
      <text:p text:style-name="Text_20_body"><text:span text:style-name="T1">Cumulative</text:span> = représente une valeur logique déterminant le mode de calcul de la fonction : <text:span text:style-name="T1">cumulatif ou non 0</text:span>.</text:p>
      <text:h text:style-name="Heading_20_3" text:outline-level="3">Exemple</text:h>
      <text:p text:style-name="Text_20_body">=LOI.BINOMIALE(A1; 12; 0.5; 0) indique la probabilité, lorsque vous définissez les valeurs 0 à 12 dans la cellule A1, pour que sur 12 lancers de pièces, il en résulte le nombre de <text:span text:style-name="T1">faces</text:span> figurant dans A1.</text:p>
      <text:p text:style-name="Text_20_body">=LOI.BINOMIALE(A1; 12; 0,5; 1) indique les probabilités cumulées pour la même série. Par exemple, si A1 = 4, la probabilité cumulée de la série est 0, 1, 2, 3 ou 4 fois <text:span text:style-name="T1">face</text:span> (OU non exclusif).</text:p>
      <text:h text:style-name="Heading_20_2" text:outline-level="2"><text:bookmark text:name="bm_id31591351"/><text:bookmark text:name="bm_id31498791"/><text:bookmark text:name="negbinomdist1"/>LOI.BINOMIALE.NEG</text:h>
      <text:p text:style-name="Text_20_body">Renvoie la distribution négative binomiale.</text:p>
      <text:h text:style-name="Heading_20_3" text:outline-level="3">Syntaxe</text:h>
      <text:p text:style-name="Corps_20_de_20_texte.code">LOI.BINOMIALE.NEG (nombre_échecs ; nombre_succès ; probabilité_succès)</text:p>
      <text:p text:style-name="Text_20_body"><text:span text:style-name="T1">Nombre_échecs</text:span> représente le nombre d'échecs obtenus lors des tirages.</text:p>
      <text:p text:style-name="Text_20_body"><text:span text:style-name="T1">Nombre_succès</text:span> représente le nombre de succès obtenus lors des tirages.</text:p>
      <text:p text:style-name="Text_20_body"><text:span text:style-name="T1">Probabilité_succès </text:span>représente la probabilité de succès à chaque tirage.</text:p>
      <text:h text:style-name="Heading_20_3" text:outline-level="3">Exemple</text:h>
      <text:p text:style-name="Text_20_body">= LOI.BINOMIALE.NEG (1 ; 1 ; 0,5) donne 0,25.</text:p>
      <text:h text:style-name="Heading_20_2" text:outline-level="2"><text:bookmark text:name="bm_id31529621"/><text:bookmark text:name="bm_id31506031"/><text:bookmark text:name="expondist1"/>LOI.EXPONENTIELLE</text:h>
      <text:p text:style-name="Text_20_body">Renvoie la probabilité d'une variable aléatoire continue suivant une loi exponentielle.</text:p>
      <text:h text:style-name="Heading_20_3" text:outline-level="3">Syntaxe</text:h>
      <text:p text:style-name="Corps_20_de_20_texte.code">LOI.EXPONENTIELLE (nombre ; lambda ; cumulative)</text:p>
      <text:p text:style-name="Text_20_body"><text:span text:style-name="T1">Nombre</text:span> représente la valeur pour laquelle est calculée la distribution exponentielle.</text:p>
      <text:p text:style-name="Text_20_body"><text:span text:style-name="T1">Lambda</text:span> représente la valeur du paramètre lambda.</text:p>
      <text:p text:style-name="Text_20_body"><text:bookmark text:name="bm_id31473321"/><text:span text:style-name="T1">Cumulative</text:span> = représente une valeur logique déterminant le mode de calcul de la fonction : <text:span text:style-name="T1">cumulatif ou non 0</text:span>.</text:p>
      <text:h text:style-name="Heading_20_3" text:outline-level="3">Exemple</text:h>
      <text:p text:style-name="Text_20_body">= LOI.EXPONENTIELLE (3 ; 0,5 ; 1) donne 0,78.</text:p>
      <text:h text:style-name="Heading_20_2" text:outline-level="2"><text:bookmark text:name="bm_id31497221"/><text:bookmark text:name="bm_id31503722"/><text:bookmark text:name="fdist1"/>LOI.F</text:h>
      <text:p text:style-name="Text_20_body">Calcule les valeurs d'une distribution F.</text:p>
      <text:h text:style-name="Heading_20_3" text:outline-level="3">Syntaxe</text:h>
      <text:p text:style-name="Corps_20_de_20_texte.code">LOI.F (x ; degrés_liberté1 ; degrés_liberté2)</text:p>
      <text:p text:style-name="Text_20_body"><text:span text:style-name="T1">x</text:span> est la valeur à laquelle la fonction doit être évaluée.</text:p>
      <text:p text:style-name="Text_20_body"><text:span text:style-name="T1">Degrés_ liberté 1</text:span> représente le nombre de degrés de liberté du numérateur.</text:p>
      <text:p text:style-name="Text_20_body"><text:span text:style-name="T1">Degrés_ liberté 2</text:span> représente le nombre de degrés de liberté du dénominateur.</text:p>
      <text:h text:style-name="Heading_20_3" text:outline-level="3">Exemple</text:h>
      <text:p text:style-name="Text_20_body">= LOI.F (0,8 ; 8 ; 12) donne 0,61.</text:p>
      <text:h text:style-name="Heading_20_2" text:outline-level="2"><text:bookmark text:name="bm_id315433011"/><text:bookmark text:name="bm_id31501321"/><text:bookmark text:name="gammadist1"/>LOI.GAMMA</text:h>
      <text:p text:style-name="Text_20_body">Renvoie les valeurs d'une distribution Gamma.</text:p>
      <text:h text:style-name="Heading_20_3" text:outline-level="3">Syntaxe</text:h>
      <text:p text:style-name="Corps_20_de_20_texte.code">LOI.GAMMA (x ; alpha ; bêta ; cumulative)</text:p>
      <text:p text:style-name="Text_20_body"><text:span text:style-name="T1">x</text:span> représente la valeur à laquelle vous voulez évaluer la distribution.</text:p>
      <text:p text:style-name="Text_20_body"><text:span text:style-name="T1">Alpha</text:span> représente un paramètre de la distribution.</text:p>
      <text:p text:style-name="Text_20_body"><text:span text:style-name="T1">Bêta </text:span>représente un paramètre de la distribution.</text:p>
      <text:p text:style-name="Text_20_body"><text:span text:style-name="T1">Cumulative</text:span> = représente une valeur logique déterminant le mode de calcul de la fonction : <text:span text:style-name="T1">cumulatif ou non 0</text:span>.</text:p>
      <text:h text:style-name="Heading_20_3" text:outline-level="3">Exemple</text:h>
      <text:p text:style-name="Text_20_body">= LOI.GAMMA.INVERSE (2 ;1 ; 1 ; 1) donne 0,86.</text:p>
      <text:h text:style-name="Heading_20_2" text:outline-level="2"><text:bookmark text:name="bm_id31492491"/><text:bookmark text:name="bm_id31548411"/><text:bookmark text:name="gammainv1"/>LOI.GAMMA.INVERSE</text:h>
      <text:p text:style-name="Text_20_body">Renvoie, pour une probabilité donnée, la valeur d'une variable aléatoire suivant une loi Gamma. Cette fonction permet de rechercher les variables dont la distribution diffère.</text:p>
      <text:h text:style-name="Heading_20_3" text:outline-level="3">Syntaxe</text:h>
      <text:p text:style-name="Corps_20_de_20_texte.code">LOI.GAMMA.INVERSE (probabilité ; alpha ; bêta)</text:p>
      <text:p text:style-name="Text_20_body"><text:span text:style-name="T1">La probabilité</text:span> représente la probabilité associée à la loi Gamma.</text:p>
      <text:p text:style-name="Text_20_body"><text:span text:style-name="T1">Alpha</text:span> représente un paramètre de la distribution.</text:p>
      <text:p text:style-name="Text_20_body"><text:span text:style-name="T1">Alpha</text:span> représente un paramètre de la distribution.</text:p>
      <text:h text:style-name="Heading_20_3" text:outline-level="3">Exemple</text:h>
      <text:p text:style-name="Text_20_body">= LOI.GAMMA.INVERSE (0,8 ; 1 ; 1) donne 1,61.</text:p>
      <text:h text:style-name="Heading_20_2" text:outline-level="2"><text:bookmark text:name="bm_id31539101"/><text:bookmark text:name="bm_id31528011"/><text:bookmark text:name="hypgeomdist1"/>LOI.HYPERGEOMETRIQUE</text:h>
      <text:p text:style-name="Text_20_body">Renvoie la probabilité d'une variable aléatoire discrète suivant une loi hypergéométrique.</text:p>
      <text:h text:style-name="Heading_20_3" text:outline-level="3">Syntaxe</text:h>
      <text:p text:style-name="Corps_20_de_20_texte.code">LOI.HYPERGEOMETRIQUE (succès_échantillon ; nombre_échantillon ; succès_population)</text:p>
      <text:p text:style-name="Text_20_body"><text:span text:style-name="T1">Succès_échantillon</text:span> représente le nombre de succès de l'échantillon.</text:p>
      <text:p text:style-name="Text_20_body"><text:span text:style-name="T1">Nombre_échantillon</text:span> représente la taille de l'échantillon.</text:p>
      <text:p text:style-name="Text_20_body"><text:span text:style-name="T1">Succès_population</text:span> représente le nombre de succès possibles de la population.</text:p>
      <text:p text:style-name="Text_20_body"><text:span text:style-name="T1">Nombre_échantillon</text:span> représente la taille de l'échantillon.</text:p>
      <text:h text:style-name="Heading_20_3" text:outline-level="3">Exemple</text:h>
      <text:p text:style-name="Text_20_body">=LOI.HYPERGEOMETRIQUE(2;2;90;100) donne 0,81. Si 90 tranches de pain beurré sur 100 tombent de la table et touchent le sol côté beurré en premier, si vous faites tomber par terre 2 tranches de pain beurré, il y a 81 % de chances pour qu'elles tombent toutes les deux côté beurré.</text:p>
      <text:h text:style-name="Heading_20_2" text:outline-level="2"><text:bookmark text:name="bm_id31475211"/><text:bookmark text:name="bm_id31486901"/><text:bookmark text:name="chidist1"/>LOI.KHIDEUX</text:h>
      <text:p text:style-name="Text_20_body">Retourne la valeur de probabilité à partir du khideux indiqué pour qu'une hypothèse soit vérifiée.LOI.KHIDEUX compare la valeur khideux correspondant à un échantillon de population, calculée à partir de la somme (valeur attendue - valeur observée)^2/valeur attendue pour toutes les valeurs avec la loi théorique khideux.! À partir de cette comparaison, elle détermine la probabilité d'erreur de l'hypothèse à vérifier.</text:p>
      <text:p text:style-name="Text_20_body">La probabilité déterminée avec la LOI.KHIDEUX peut l'être également avec la fonction TEST.KHIDEUX, les données observées et attendues devant être utilisées comme paramètre à la place du khideux de la série de données.</text:p>
      <text:h text:style-name="Heading_20_3" text:outline-level="3">Syntaxe</text:h>
      <text:p text:style-name="Corps_20_de_20_texte.code">LOI.KHIDEUX(nombre ; degrés de liberté)</text:p>
      <text:p text:style-name="Text_20_body"><text:span text:style-name="T1">Nombre</text:span> est la valeur du khideux de l'échantillon pour lequel la probabilité d'erreur doit être déterminée.</text:p>
      <text:p text:style-name="Text_20_body"><text:span text:style-name="T1">Degrés de liberté </text:span>représente le nombre de degrés de liberté de l'expérience.</text:p>
      <text:h text:style-name="Heading_20_3" text:outline-level="3">Exemple</text:h>
      <text:p text:style-name="Text_20_body">=LOI.KHIDEUX(13,27; 5) est égal à 0,02.</text:p>
      <text:p text:style-name="Text_20_body">Lorsque la valeur du khideux de la série de données s'élève à 13,27 et lorsque l'expérience a 5 degrés de liberté, l'hypothèse sera alors vérifiée avec une probabilité d'erreur de 2%.</text:p>
      <text:h text:style-name="Heading_20_2" text:outline-level="2"><text:bookmark text:name="bm_id31553661"/><text:bookmark text:name="bm_id31584171"/><text:bookmark text:name="lognormdist1"/>LOI.LOGNORMALE</text:h>
      <text:p text:style-name="Text_20_body">Renvoie la distribution suivant une loi lognormale cumulée.</text:p>
      <text:h text:style-name="Heading_20_3" text:outline-level="3">Syntaxe</text:h>
      <text:p text:style-name="Corps_20_de_20_texte.code">LOI.LOGNORMALE (nombre ; moyenne ; ECARTYPE)</text:p>
      <text:p text:style-name="Text_20_body"><text:span text:style-name="T1">Nombre</text:span> représente la valeur à laquelle la fonction doit être évaluée.</text:p>
      <text:p text:style-name="Text_20_body"><text:span text:style-name="T1">Moyenne</text:span> représente la moyenne de la distribution suivant une loi lognormale.</text:p>
      <text:p text:style-name="Text_20_body"><text:span text:style-name="T1">ECARTYPE</text:span> représente l'écart type de la distribution suivant une loi lognormale.</text:p>
      <text:h text:style-name="Heading_20_3" text:outline-level="3">Exemple</text:h>
      <text:p text:style-name="Text_20_body">= LOI.LOGNORMALE (0,1 ; 0 ; 1) donne 0,01.</text:p>
      <text:h text:style-name="Heading_20_2" text:outline-level="2"><text:bookmark text:name="bm_id31560621"/><text:bookmark text:name="bm_id31509281"/><text:bookmark text:name="loginv1"/>LOI.LOGNORMALE.INVERSE</text:h>
      <text:p text:style-name="Text_20_body">Renvoie l'inverse de la distribution lognormale.</text:p>
      <text:h text:style-name="Heading_20_3" text:outline-level="3">Syntaxe</text:h>
      <text:p text:style-name="Corps_20_de_20_texte.code">LOI.LOGNORMALE.INVERSE (probabilité ; espérance ; ECARTYPE)</text:p>
      <text:p text:style-name="Text_20_body"><text:span text:style-name="T1">La probabilité</text:span> représente la probabilité cumulée de distribution lognormale.</text:p>
      <text:p text:style-name="Text_20_body"><text:span text:style-name="T1">Espérance</text:span> représente la moyenne de ln(x).</text:p>
      <text:p text:style-name="Text_20_body"><text:span text:style-name="T1">ECARTYPE</text:span> représente l'écart type de ln(x).</text:p>
      <text:h text:style-name="Heading_20_3" text:outline-level="3">Exemple</text:h>
      <text:p text:style-name="Text_20_body">= LOI.LOGNORMALE.INVERSE (0,05 ; 0 ; 1) donne 0,19.</text:p>
      <text:h text:style-name="Heading_20_2" text:outline-level="2"><text:bookmark text:name="bm_id31474841"/><text:bookmark text:name="bm_id31537221"/><text:bookmark text:name="normdist1"/>LOI.NORMALE</text:h>
      <text:p text:style-name="Text_20_body">Renvoie la distribution cumulée suivant une loi normale centrée réduite.</text:p>
      <text:h text:style-name="Heading_20_3" text:outline-level="3">Syntaxe</text:h>
      <text:p text:style-name="Corps_20_de_20_texte.code">LOI.NORMALE (x ; moyenne ; ECARTYPE ; cumulative)</text:p>
      <text:p text:style-name="Text_20_body"><text:span text:style-name="T1">x</text:span> représente la valeur à laquelle vous voulez évaluer la distribution.</text:p>
      <text:p text:style-name="Text_20_body"><text:span text:style-name="T1">Moyenne</text:span> représente la moyenne arithmétique de la distribution.</text:p>
      <text:p text:style-name="Text_20_body"><text:span text:style-name="T1">ECARTYPE</text:span> représente l'écart type de la distribution.</text:p>
      <text:p text:style-name="Text_20_body"><text:span text:style-name="T1">Cumulative</text:span> = représente une valeur logique déterminant le mode de calcul de la fonction : <text:span text:style-name="T1">cumulatif ou non 0</text:span>.</text:p>
      <text:h text:style-name="Heading_20_3" text:outline-level="3">Exemple</text:h>
      <text:p text:style-name="Text_20_body">=LOI.NORMALE(70; 63; 5; 0) renvoie 0,03.</text:p>
      <text:p text:style-name="Text_20_body">=LOI.NORMALE(70; 63; 5; 1) renvoie 0,92.</text:p>
      <text:h text:style-name="Heading_20_2" text:outline-level="2"><text:bookmark text:name="bm_id31493961"/><text:bookmark text:name="bm_id31555161"/><text:bookmark text:name="norminv1"/>LOI.NORMALE.INVERSE</text:h>
      <text:p text:style-name="Text_20_body">Renvoie, pour une probabilité donnée, la valeur d'une variable aléatoire suivant une loi normale.</text:p>
      <text:h text:style-name="Heading_20_3" text:outline-level="3">Syntaxe</text:h>
      <text:p text:style-name="Corps_20_de_20_texte.code">LOI.NORMALE.INVERSE (probabilité ; espérance ; ECARTYPE)</text:p>
      <text:p text:style-name="Text_20_body"><text:span text:style-name="T1">La probabilité</text:span> représente la probabilité pour laquelle la distribution normale doit être calculée.</text:p>
      <text:p text:style-name="Text_20_body"><text:span text:style-name="T1">Espérance</text:span> représente la moyenne de la distribution normale.</text:p>
      <text:p text:style-name="Text_20_body"><text:span text:style-name="T1">ECARTYPE</text:span> représente l'écart type de la distribution normale.</text:p>
      <text:h text:style-name="Heading_20_3" text:outline-level="3">Exemple</text:h>
      <text:p text:style-name="Text_20_body">=LOI.NORMALE(0,9; 63; 5) renvoie 69,41. Si l'on considère que le poids moyen d'un oeuf est de 63 g, avec un écart type de 5, la probabilité pour qu'il ne pèse pas plus de 69,41 g est de 90 %</text:p>
      <text:h text:style-name="Heading_20_2" text:outline-level="2"><text:bookmark text:name="bm_id31452691"/><text:bookmark text:name="bm_id31475381"/><text:bookmark text:name="normsdist1"/>LOI.NORMALE.STANDARD</text:h>
      <text:p text:style-name="Text_20_body">Renvoie la distribution normale standard.</text:p>
      <text:h text:style-name="Heading_20_3" text:outline-level="3">Syntaxe</text:h>
      <text:p text:style-name="Corps_20_de_20_texte.code">LOI.NORMALE.STANDARD(Nombre)</text:p>
      <text:p text:style-name="Text_20_body"><text:span text:style-name="T1">Nombre</text:span> représente la valeur dont vous recherchez la distribution.</text:p>
      <text:h text:style-name="Heading_20_3" text:outline-level="3">Exemple</text:h>
      <text:p text:style-name="Text_20_body">=LOI.NORMALE.STANDARD(1) renvoie à 0,84. La superficie située sous la courbe de la distribution normale standard à gauche de la valeur X 1 représente 84% de la superficie totale.</text:p>
      <text:h text:style-name="Heading_20_2" text:outline-level="2"><text:bookmark text:name="bm_id31483892"/><text:bookmark text:name="bm_id31579861"/><text:bookmark text:name="normsinv1"/>LOI.NORMALE.STANDARD.INVERSE</text:h>
      <text:p text:style-name="Text_20_body">Renvoie, pour une probabilité donnée, la valeur d'une variable aléatoire suivant une loi normale standard.</text:p>
      <text:h text:style-name="Heading_20_3" text:outline-level="3">Syntaxe</text:h>
      <text:p text:style-name="Corps_20_de_20_texte.code">LOI.NORMALE.STANDARD.INVERSE(Nombre)</text:p>
      <text:p text:style-name="Text_20_body"><text:span text:style-name="T1">Nombre</text:span> représente une probabilité associée à la loi normale standard inverse.</text:p>
      <text:h text:style-name="Heading_20_3" text:outline-level="3">Exemple</text:h>
      <text:p text:style-name="Text_20_body">LOI.NORMALE.STANDARD.INVERSE(0,908789) donne 1,3333.</text:p>
      <text:h text:style-name="Heading_20_2" text:outline-level="2"><text:bookmark text:name="bm_id31530951"/><text:bookmark text:name="bm_id31549301"/><text:bookmark text:name="tdist1"/>LOI.STUDENT</text:h>
      <text:p text:style-name="Text_20_body">Renvoie la distribution T.</text:p>
      <text:h text:style-name="Heading_20_3" text:outline-level="3">Syntaxe</text:h>
      <text:p text:style-name="Corps_20_de_20_texte.code">LOI.STUDENT(Nombre; dégrés_liberté; Mode)</text:p>
      <text:p text:style-name="Text_20_body"><text:span text:style-name="T1">Nombre</text:span> représente la valeur numérique à laquelle la distribution doit être évaluée.</text:p>
      <text:p text:style-name="Text_20_body"><text:span text:style-name="T1">degrés_liberté</text:span> représente un nombre entier indiquant le nombre de degrés de liberté.</text:p>
      <text:p text:style-name="Text_20_body"><text:span text:style-name="T1">Mode</text:span> indique le type de distribution à renvoyer : unilatérale ou bilatéral .</text:p>
      <text:h text:style-name="Heading_20_3" text:outline-level="3">Exemple</text:h>
      <text:p text:style-name="Text_20_body">=LOI.STUDENT(12; 5; 1)</text:p>
      <text:h text:style-name="Heading_20_2" text:outline-level="2"><text:bookmark text:name="bm_id31531551"/><text:bookmark text:name="bm_id31495791"/><text:bookmark text:name="tinv1"/>LOI.STUDENT.INVERSE</text:h>
      <text:p text:style-name="Text_20_body">Renvoie l'inverse de la distribution T.</text:p>
      <text:h text:style-name="Heading_20_3" text:outline-level="3">Syntaxe</text:h>
      <text:p text:style-name="Corps_20_de_20_texte.code">LOI.STUDENT.INVERSE(Nombre, degrés_liberté)</text:p>
      <text:p text:style-name="Text_20_body"><text:span text:style-name="T1">Nombre</text:span> représente la probabilité associée à la loi bilatérale T de Student.</text:p>
      <text:p text:style-name="Text_20_body"><text:span text:style-name="T1">degrés_liberté</text:span> représente le nombre de degrés de liberté caractérisant la distribution.</text:p>
      <text:h text:style-name="Heading_20_3" text:outline-level="3">Exemple</text:h>
      <text:p text:style-name="Text_20_body">=LOI.STUDENT.INVERSE(0,1; 6) renvoie 1,94</text:p>
      <text:h text:style-name="Heading_20_2" text:outline-level="2"><text:bookmark text:name="bm_id31504051"/><text:bookmark text:name="bm_id315094111"/><text:bookmark text:name="weibull1"/>LOI.WEIBULL</text:h>
      <text:p text:style-name="Text_20_body">Renvoie les valeurs suivant une loi de Weibull.</text:p>
      <text:h text:style-name="Heading_20_3" text:outline-level="3">Syntaxe</text:h>
      <text:p text:style-name="Corps_20_de_20_texte.code">WEIBULL(x; Alpha; Beta; cumulative)</text:p>
      <text:p text:style-name="Text_20_body"><text:span text:style-name="T1">x</text:span> est la valeur à laquelle la fonction doit être évaluée.</text:p>
      <text:p text:style-name="Text_20_body"><text:span text:style-name="T1">Alpha</text:span> représente un paramètre de la distribution.</text:p>
      <text:p text:style-name="Text_20_body"><text:span text:style-name="T1">Beta</text:span> représente un paramètre de la distribution.</text:p>
      <text:p text:style-name="Text_20_body"><text:span text:style-name="T1">Cumulative</text:span> indique le type de la fonction. Représente une valeur logique déterminant le mode de calcul de la fonction : cumulatif ou non.</text:p>
      <text:h text:style-name="Heading_20_3" text:outline-level="3">Exemple</text:h>
      <text:p text:style-name="Text_20_body">=WEIBULL(2; 1; 1; 1) donne 0,86.</text:p>
      <text:h text:style-name="Heading_20_2" text:outline-level="2"><text:bookmark text:name="bm_id31469721"/><text:bookmark text:name="bm_id31545111"/><text:bookmark text:name="max1"/>MAX</text:h>
      <text:p text:style-name="Text_20_body">Renvoie la valeur maximale dans une liste d'arguments.</text:p>
      <text:h text:style-name="Heading_20_3" text:outline-level="3">Syntaxe</text:h>
      <text:p text:style-name="Corps_20_de_20_texte.code">MAX (nombre 1 ; nombre 2 ; ...nombre 30)</text:p>
      <text:p text:style-name="Text_20_body"><text:span text:style-name="T1">Nombre 1, nombre 2,... nombre 30</text:span> sont des valeurs numériques ou des plages. </text:p>
      <text:h text:style-name="Heading_20_3" text:outline-level="3">Exemple</text:h>
      <text:p text:style-name="Text_20_body">= MAX (A1 ; A2 ; A3 ; 50 ; 100 ; 200) renvoie la plus grande valeur de cette liste.</text:p>
      <text:p text:style-name="Text_20_body">= MAX (A1 ; B100) renvoie la plus grande valeur de cette liste.</text:p>
      <text:h text:style-name="Heading_20_2" text:outline-level="2"><text:bookmark text:name="bm_id31503041"/><text:bookmark text:name="bm_id31664261"/><text:bookmark text:name="maxa1"/>MAXA</text:h>
      <text:p text:style-name="Text_20_body">Renvoie la valeur maximale dans une liste d'arguments. À ce niveau, vous pouvez saisir du texte, ce que la fonction MAX ne permet pas de faire. La valeur du texte est nulle (0).</text:p>
      <text:h text:style-name="Heading_20_3" text:outline-level="3">Syntaxe</text:h>
      <text:p text:style-name="Corps_20_de_20_texte.code">MAXA (valeur 1 ; valeur 2 ; ...valeur 30)</text:p>
      <text:p text:style-name="Text_20_body"><text:span text:style-name="T1">Valeur 1, valeur 2,... valeur 30</text:span> sont des valeurs ou des plages. Le texte a une valeur nulle (0).</text:p>
      <text:h text:style-name="Heading_20_3" text:outline-level="3">Exemple</text:h>
      <text:p text:style-name="Text_20_body">=MAXA(A1;A2;A3;50;100;200;"Texte") renvoie la plus grande valeur de la liste.</text:p>
      <text:p text:style-name="Text_20_body">= MAXA (A1 ; B100) renvoie la plus grande valeur de cette liste.</text:p>
      <text:h text:style-name="Heading_20_2" text:outline-level="2"><text:bookmark text:name="bm_id31530691"/><text:bookmark text:name="bm_id31538201"/><text:bookmark text:name="median1"/>MEDIANE</text:h>
      <text:p text:style-name="Text_20_body">Renvoie la médiane d'une série de nombres. Dans une série contenant des valeurs impaires, la médiane correspond au nombre du milieu de la série. Dans une série contenant des valeurs paires, elle correspond à la moyenne des deux valeurs situées au milieu de la série.</text:p>
      <text:h text:style-name="Heading_20_3" text:outline-level="3">Syntaxe</text:h>
      <text:p text:style-name="Corps_20_de_20_texte.code">MEDIANE (nombre 1 ; nombre 2 ; ...nombre 30)</text:p>
      <text:p text:style-name="Text_20_body"><text:span text:style-name="T1">Nombre 1, nombre 2,... nombre 30</text:span> sont des valeurs ou des plages représentant un échantillon.! Chaque nombre peut également être remplacé par une référence.</text:p>
      <text:h text:style-name="Heading_20_3" text:outline-level="3">Exemple</text:h>
      <text:p text:style-name="Text_20_body">Nombre impair : =MEDIANE(1; 5; 9; 20; 21) renvoie 9 comme valeur médiane.</text:p>
      <text:p text:style-name="Text_20_body">Nombre pair : =MEDIANE(1; 5; 9; 20) renvoie la moyenne de deux valeurs moyennes (5 et 9) : le résultat est donc 7.</text:p>
      <text:h text:style-name="Heading_20_2" text:outline-level="2"><text:bookmark text:name="bm_id31592261"/><text:bookmark text:name="bm_id31545412"/><text:bookmark text:name="min1"/>MIN</text:h>
      <text:p text:style-name="Text_20_body">Renvoie la valeur minimale dans une liste d'arguments.</text:p>
      <text:h text:style-name="Heading_20_3" text:outline-level="3">Syntaxe</text:h>
      <text:p text:style-name="Corps_20_de_20_texte.code">MIN (nombre 1 ; nombre 2 ; ...nombre 30)</text:p>
      <text:p text:style-name="Text_20_body"><text:span text:style-name="T1">Nombre 1, nombre 2,... nombre 30</text:span> sont des valeurs numériques ou des plages.</text:p>
      <text:h text:style-name="Heading_20_3" text:outline-level="3">Exemple</text:h>
      <text:p text:style-name="Text_20_body">= MIN (A1 ; B100) renvoie la plus petite valeur de cette liste.</text:p>
      <text:h text:style-name="Heading_20_2" text:outline-level="2"><text:bookmark text:name="bm_id31557521"/><text:bookmark text:name="bm_id31475041"/><text:bookmark text:name="mina1"/>MINA</text:h>
      <text:p text:style-name="Text_20_body">Renvoie la valeur minimale dans une liste d'arguments. Vous pouvez également saisir du texte. La valeur du texte est nulle (0).</text:p>
      <text:h text:style-name="Heading_20_3" text:outline-level="3">Syntaxe</text:h>
      <text:p text:style-name="Corps_20_de_20_texte.code">MINA (valeur 1 ; valeur 2 ; ...valeur 30)</text:p>
      <text:p text:style-name="Text_20_body"><text:span text:style-name="T1">Valeur 1, valeur 2,... valeur 30</text:span> sont des valeurs ou des plages. Le texte a une valeur nulle (0).</text:p>
      <text:h text:style-name="Heading_20_3" text:outline-level="3">Exemple</text:h>
      <text:p text:style-name="Text_20_body">=MINA(1; "Texte"; 20) renvoie 0.</text:p>
      <text:p text:style-name="Text_20_body">= MINA (A1 ; B100) renvoie la plus petite valeur de cette liste.</text:p>
      <text:h text:style-name="Heading_20_2" text:outline-level="2"><text:bookmark text:name="bm_id31492531"/><text:bookmark text:name="bm_id315393311"/><text:bookmark text:name="mode1"/>MODE</text:h>
      <text:p text:style-name="Text_20_body">Renvoie la valeur qui apparaît le plus souvent dans une série de données. S'il existe plusieurs valeurs avec la même fréquence, la plus petite est renvoyée. Une erreur se produit lorsqu'une valeur n'apparaît pas deux fois.</text:p>
      <text:h text:style-name="Heading_20_3" text:outline-level="3">Syntaxe</text:h>
      <text:p text:style-name="Corps_20_de_20_texte.code">MODE (nombre 1 ; nombre 2 ; ...nombre 30)</text:p>
      <text:p text:style-name="Text_20_body"><text:span text:style-name="T1">Nombre 1, nombre 2,... nombre 30</text:span> sont des valeurs numériques ou des plages.</text:p>
      <text:h text:style-name="Heading_20_3" text:outline-level="3">Exemple</text:h>
      <text:p text:style-name="Text_20_body">= MODE (A1 : A50)</text:p>
      <text:h text:style-name="Heading_20_2" text:outline-level="2"><text:bookmark text:name="bm_id31468781"/><text:bookmark text:name="bm_id31458241"/><text:bookmark text:name="average1"/>MOYENNE</text:h>
      <text:p text:style-name="Text_20_body">Renvoie la moyenne des arguments.</text:p>
      <text:h text:style-name="Heading_20_3" text:outline-level="3">Syntaxe</text:h>
      <text:p text:style-name="Corps_20_de_20_texte.code">MOYENNE (nombre 1 ; nombre 2 ; ...nombre 30)</text:p>
      <text:p text:style-name="Text_20_body"><text:span text:style-name="T1">Nombre 1, nombre 2,... nombre 30</text:span> sont des valeurs numériques ou des plages.</text:p>
      <text:h text:style-name="Heading_20_3" text:outline-level="3">Exemple</text:h>
      <text:p text:style-name="Text_20_body">= MOYENNE (A1: A50)</text:p>
      <text:h text:style-name="Heading_20_2" text:outline-level="2"><text:bookmark text:name="bm_id31496901"/><text:bookmark text:name="bm_id314875411"/><text:bookmark text:name="averagea1"/>MOYENNEA</text:h>
      <text:p text:style-name="Text_20_body">Renvoie la moyenne des arguments. La valeur du texte est nulle (0).</text:p>
      <text:h text:style-name="Heading_20_3" text:outline-level="3">Syntaxe</text:h>
      <text:p text:style-name="Corps_20_de_20_texte.code">MOYENNEA (valeur 1 ; valeur 2 ; ...valeur 30)</text:p>
      <text:p text:style-name="Text_20_body"><text:span text:style-name="T1">Valeur 1, valeur 2,... valeur 30</text:span> sont des valeurs ou des plages. Le texte a une valeur nulle (0).</text:p>
      <text:h text:style-name="Heading_20_3" text:outline-level="3">Exemple</text:h>
      <text:p text:style-name="Text_20_body">= MOYENNEA (A1: A50)</text:p>
      <text:h text:style-name="Heading_20_2" text:outline-level="2"><text:bookmark text:name="bm_id314977711"/><text:bookmark text:name="bm_id31484251"/><text:bookmark text:name="geomean1"/>MOYENNE.GEOMETRIQUE</text:h>
      <text:p text:style-name="Text_20_body">Renvoie la moyenne géométrique d'un échantillon.</text:p>
      <text:h text:style-name="Heading_20_3" text:outline-level="3">Syntaxe</text:h>
      <text:p text:style-name="Corps_20_de_20_texte.code">MOYENNE.GEOMETRIQUE (nombre 1 ; nombre 2 ; ...nombre 30)</text:p>
      <text:p text:style-name="Text_20_body"><text:span text:style-name="T1">Nombre 1, nombre 2,... nombre 30</text:span> sont des arguments numériques ou des plages représentant un échantillon de population.</text:p>
      <text:h text:style-name="Heading_20_3" text:outline-level="3">Exemple</text:h>
      <text:p text:style-name="Text_20_body">MOYENNE.GEOMETRIQUE (23 ; 46 ; 69) = 41, 79. La moyenne géométrique de cette série de données est 41 ,79.</text:p>
      <text:h text:style-name="Heading_20_2" text:outline-level="2"><text:bookmark text:name="bm_id31540521"/><text:bookmark text:name="bm_id31536231"/><text:bookmark text:name="harmean1"/>MOYENNE.HARMONIQUE</text:h>
      <text:p text:style-name="Text_20_body">Renvoie la moyenne harmonique d'une série de données.</text:p>
      <text:h text:style-name="Heading_20_3" text:outline-level="3">Syntaxe</text:h>
      <text:p text:style-name="Corps_20_de_20_texte.code">MOYENNE.HARMONIQUE (nombre 1 ; nombre 2 ; ...nombre 30)</text:p>
      <text:p text:style-name="Text_20_body"><text:span text:style-name="T1">Nombre 1, nombre 2,... nombre 30</text:span> représentent des valeurs ou des plages de 1 à 30 servant au calcul de la moyenne harmonique.</text:p>
      <text:h text:style-name="Heading_20_3" text:outline-level="3">Exemple</text:h>
      <text:p text:style-name="Text_20_body">MOYENNE.HARMONIQUE (23 ; 46 ; 69) = 37,64. La valeur moyenne harmonique de cette série de données est 37,64.</text:p>
      <text:h text:style-name="Heading_20_2" text:outline-level="2"><text:bookmark text:name="bm_id314508111"/><text:bookmark text:name="bm_id31529661"/><text:bookmark text:name="trimmean1"/>MOYENNE.REDUITE</text:h>
      <text:p text:style-name="Text_20_body">Renvoie la valeur moyenne d'un groupe de données sans prendre en compte le pourcentage Alpha de ces données sur les marges.</text:p>
      <text:h text:style-name="Heading_20_3" text:outline-level="3">Syntaxe</text:h>
      <text:p text:style-name="Corps_20_de_20_texte.code">MOYENNE.REDUITE (données ; alpha)</text:p>
      <text:p text:style-name="Text_20_body"><text:span text:style-name="T1">Données</text:span> est la matrice des données dans l'exemple.</text:p>
      <text:p text:style-name="Text_20_body"><text:span text:style-name="T1">Alpha</text:span> représente le nombre fractionnaire d'observations à exclure du calcul.</text:p>
      <text:h text:style-name="Heading_20_3" text:outline-level="3">Exemple</text:h>
      <text:p text:style-name="Text_20_body">=MOYENNE.REDUITE(A1:A50; 0,1) calcule la moyenne des nombres figurant dans les cellules A1:A50, en ignorant les valeurs 5 % supérieures et les valeurs 5 % inférieures. Les pourcentages correspondent au montant de la valeur moyenne non réduite et non au nombre d'opérandes.</text:p>
      <text:h text:style-name="Heading_20_2" text:outline-level="2"><text:bookmark text:name="bm_id31487381"/><text:bookmark text:name="bm_id31497291"/><text:bookmark text:name="counta1"/>NBVAL</text:h>
      <text:p text:style-name="Text_20_body">Compte le nombre de valeurs d'une liste d'arguments. Les entrées de type texte sont également comptabilisées, même celles qui sont constituées d'une chaîne vide de longueur nulle. Dans les arguments de type matrice ou référence, les cellules vides sont ignorées.</text:p>
      <text:h text:style-name="Heading_20_3" text:outline-level="3">Syntaxe</text:h>
      <text:p text:style-name="Corps_20_de_20_texte.code">NBVAL (valeur 1 ; valeur 2 ; ...valeur 30)</text:p>
      <text:p text:style-name="Text_20_body"><text:span text:style-name="T1">Valeur 1 ; valeur 2,...valeur 30</text:span> représentent les valeurs à partir desquelles le nombre des arguments est déterminé.</text:p>
      <text:h text:style-name="Heading_20_3" text:outline-level="3">Exemple</text:h>
      <text:p text:style-name="Text_20_body">Les entrées <text:span text:style-name="T1">2 ,4, 6</text:span> et <text:span text:style-name="T1">huit</text:span> dans les zones de texte <text:span text:style-name="T1">Valeur 1-4</text:span> doivent être comptabilisées.</text:p>
      <text:p text:style-name="Text_20_body">NBVAL(2;4;6;"huit") = 4. Le nombre des valeurs est <text:span text:style-name="T1">4</text:span>.</text:p>
      <text:h text:style-name="Heading_20_2" text:outline-level="2"><text:bookmark text:name="bm_id31530401"/><text:bookmark text:name="bm_id31484371"/><text:bookmark text:name="count1"/>NOMBRE</text:h>
      <text:p text:style-name="Text_20_body">Compte les nombres présents dans une liste d'arguments. Les entrées de texte sont ignorées.</text:p>
      <text:h text:style-name="Heading_20_3" text:outline-level="3">Syntaxe</text:h>
      <text:p text:style-name="Corps_20_de_20_texte.code">NOMBRE (valeur 1 ; valeur 2 ; ...valeur 30)</text:p>
      <text:p text:style-name="Text_20_body"><text:span text:style-name="T1">Valeur 1, valeur 2,...</text:span> : 1 à 30 valeurs ou plages représentant les valeurs devant être comptées.</text:p>
      <text:h text:style-name="Heading_20_3" text:outline-level="3">Exemple</text:h>
      <text:p text:style-name="Text_20_body">Les entrées <text:span text:style-name="T1">2 ,4, 6</text:span> et <text:span text:style-name="T1">huitt</text:span> dans les zones de texte <text:span text:style-name="T1">Valeur 1-4</text:span> doivent être comptabilisées.</text:p>
      <text:p text:style-name="Text_20_body">NB(2; 4; 6;"huit") = 3. Il y a donc <text:span text:style-name="T1">3</text:span> nombres.</text:p>
      <text:h text:style-name="Heading_20_2" text:outline-level="2"><text:bookmark text:name="bm_id315301811"/><text:bookmark text:name="bm_id31456321"/><text:bookmark text:name="intercept1"/>ORDONNEE.ORIGINE</text:h>
      <text:p text:style-name="Text_20_body">Calcule le point d'intersection d'une ligne avec les valeurs y, en utilisant des valeurs connues pour x et y.</text:p>
      <text:h text:style-name="Heading_20_3" text:outline-level="3">Syntaxe</text:h>
      <text:p text:style-name="Corps_20_de_20_texte.code">ORDONNE.ORIGINE (valeurs y ; valeurs x)</text:p>
      <text:p text:style-name="Text_20_body"><text:span text:style-name="T1">Valeurs Y</text:span> représente le groupe des valeurs mesurées ou des données indépendantes.</text:p>
      <text:p text:style-name="Text_20_body"><text:span text:style-name="T1">Valeurs X</text:span> représente le groupe des valeurs mesurées ou des données dépendantes.</text:p>
      <text:p text:style-name="Text_20_body">Les noms, matrices ou références utilisés doivent contenir des nombres. Vous pouvez aussi saisir les nombres directement.</text:p>
      <text:h text:style-name="Heading_20_3" text:outline-level="3">Exemple</text:h>
      <text:p text:style-name="Text_20_body">Pour le calcul d'une section de coordonnées, les cellules D3:D9 sont utilisées comme valeur y et les cellules C3:C9 comme valeur x dans la table des exemples.. L'entrée est la suivante :</text:p>
      <text:p text:style-name="Text_20_body">Section de coordonnées (D3 : D9 ; C3 : C9) = 2,15. Le résultat est de 2,15.</text:p>
      <text:h text:style-name="Heading_20_2" text:outline-level="2"><text:bookmark text:name="bm_id31561031"/><text:bookmark text:name="bm_id31529341"/><text:bookmark text:name="pearson1"/>PEARSON</text:h>
      <text:p text:style-name="Text_20_body">Renvoie le coefficient de corrélation d'échantillonnage de Pearson, r.</text:p>
      <text:h text:style-name="Heading_20_3" text:outline-level="3">Syntaxe</text:h>
      <text:p text:style-name="Corps_20_de_20_texte.code">PEARSON (données 1 ; données 2)</text:p>
      <text:p text:style-name="Text_20_body"><text:span text:style-name="T1">Données 1</text:span> représente la matrice de la première plage de données.</text:p>
      <text:p text:style-name="Text_20_body"><text:span text:style-name="T1">Données 2</text:span> représente la matrice de la deuxième plage de données.</text:p>
      <text:h text:style-name="Heading_20_3" text:outline-level="3">Exemple</text:h>
      <text:p text:style-name="Text_20_body">= PEARSON (A1 : A30 ; B1 : B30) donne le coefficient de corrélation de Pearson des deux séries de données.</text:p>
      <text:h text:style-name="Heading_20_2" text:outline-level="2"><text:bookmark text:name="bm_id31537162"/><text:bookmark text:name="bm_id31525921"/><text:bookmark text:name="slope1"/>PENTE</text:h>
      <text:p text:style-name="Text_20_body">Renvoie la pente d'une droite de régression linéaire. La pente s'ajuste aux points de données définis par les valeurs x et y.</text:p>
      <text:h text:style-name="Heading_20_3" text:outline-level="3">Syntaxe</text:h>
      <text:p text:style-name="Corps_20_de_20_texte.code">PENTE(x_connus, y_connus)</text:p>
      <text:p text:style-name="Text_20_body"><text:span text:style-name="T1">y_connus</text:span> représente la matrice des données y.</text:p>
      <text:p text:style-name="Text_20_body"><text:span text:style-name="T1">x_connus</text:span> représente la matrice des données x.</text:p>
      <text:h text:style-name="Heading_20_3" text:outline-level="3">Exemple</text:h>
      <text:p text:style-name="Text_20_body">=PENTE(A1:A50; B1:B50)</text:p>
      <text:h text:style-name="Heading_20_2" text:outline-level="2"><text:bookmark text:name="bm_id31535311"/><text:bookmark text:name="bm_id31432761"/><text:bookmark text:name="permutationa1"/>PERMUTATIONA</text:h>
      <text:p text:style-name="Text_20_body">Renvoie le nombre de permutations pour un nombre d'objets donné (les répétitions sont autorisées).</text:p>
      <text:h text:style-name="Heading_20_3" text:outline-level="3">Syntaxe</text:h>
      <text:p text:style-name="Corps_20_de_20_texte.code">PERMUTATIONA(Nombre 1; Nombre 2)</text:p>
      <text:p text:style-name="Text_20_body"><text:span text:style-name="T1">Nombre 1</text:span> représente le nombre totale d'éléments.</text:p>
      <text:p text:style-name="Text_20_body"><text:span text:style-name="T1">Nombre 2</text:span> représente le nombre choisi des éléments.</text:p>
      <text:h text:style-name="Heading_20_3" text:outline-level="3">Exemple</text:h>
      <text:p text:style-name="Text_20_body">Avec quelle fréquence est-il possible de sélectionner 2 éléments d'un échantillon de 11 éléments ?</text:p>
      <text:p text:style-name="Text_20_body">PERMUTATIONA(11;2) donne 121.</text:p>
      <text:p text:style-name="Text_20_body">PERMUTATIONA(6; 3) donne 216. Il y a 216 possibilités différentes d'obtenir une série de trois cartes à partir d'un jeu de 6 cartes si vous reposez chaque carte avant d'en tirer une autre.</text:p>
      <text:h text:style-name="Heading_20_2" text:outline-level="2"><text:bookmark text:name="bm_id31546101"/><text:bookmark text:name="bm_id31545991"/><text:bookmark text:name="permut1"/>PERMUTATIONS</text:h>
      <text:p text:style-name="Text_20_body">Renvoie le nombre de permutations pour un nombre donné d'objets.</text:p>
      <text:h text:style-name="Heading_20_3" text:outline-level="3">Syntaxe</text:h>
      <text:p text:style-name="Corps_20_de_20_texte.code">PERMUTATIONS(Nombre 1; Nombre 2)</text:p>
      <text:p text:style-name="Text_20_body"><text:span text:style-name="T1">Nombre 1</text:span> représente un nombre entier correspondant au nombre d'objets.</text:p>
      <text:p text:style-name="Text_20_body"><text:span text:style-name="T1">Nombre 2</text:span> représente un nombre entier correspondant au nombre d'objets contenus dans chaque permutation.</text:p>
      <text:h text:style-name="Heading_20_3" text:outline-level="3">Exemple</text:h>
      <text:p text:style-name="Text_20_body">=PERMUTATIONS(6; 3) donne 120. Il y a 120 possibilités différentes de tirer une série de 3 cartes dans un jeu de 6 cartes.</text:p>
      <text:h text:style-name="Heading_20_2" text:outline-level="2"><text:bookmark text:name="bm_id31486091"/><text:bookmark text:name="bm_id31545321"/><text:bookmark text:name="small1"/>PETITE .VALEUR</text:h>
      <text:p text:style-name="Text_20_body">Renvoie la c-ième (rang) plus petite valeur d'une série de données.</text:p>
      <text:h text:style-name="Heading_20_3" text:outline-level="3">Syntaxe</text:h>
      <text:p text:style-name="Corps_20_de_20_texte.code">PETITE.VALEUR (données ; k)</text:p>
      <text:p text:style-name="Text_20_body"><text:span text:style-name="T1">Les données</text:span> représentent la matrice ou la plage de données dans laquelle vous recherchez la kième plus petite valeur.</text:p>
      <text:p text:style-name="Text_20_body"><text:span text:style-name="T1">k</text:span> représente le rang de la valeur.</text:p>
      <text:h text:style-name="Heading_20_3" text:outline-level="3">Exemple</text:h>
      <text:p text:style-name="Text_20_body">= PETITE.VALEUR (A1 : C50 ; 2) donne la deuxième plus petite valeur dans A1 : C50.</text:p>
      <text:h text:style-name="Heading_20_2" text:outline-level="2"><text:bookmark text:name="bm_id31537571"/><text:bookmark text:name="bm_id31528061"/><text:bookmark text:name="phi1"/>PHI</text:h>
      <text:p text:style-name="Text_20_body">Renvoie les valeurs de la fonction de distribution pour une loi normale centrée réduite.</text:p>
      <text:h text:style-name="Heading_20_3" text:outline-level="3">Syntaxe</text:h>
      <text:p text:style-name="Corps_20_de_20_texte.code">PHI (nombre)</text:p>
      <text:p text:style-name="Text_20_body"><text:span text:style-name="T1">Nombre</text:span> représente la valeur, pour laquelle la répartition standard normale doit être calculée.</text:p>
      <text:h text:style-name="Heading_20_3" text:outline-level="3">Exemple</text:h>
      <text:p text:style-name="Text_20_body">PHI(2,25) = 0,03</text:p>
      <text:p text:style-name="Text_20_body">PHI(-2,25) = 0,03</text:p>
      <text:p text:style-name="Text_20_body">PHI(0) = 0,4</text:p>
      <text:h text:style-name="Heading_20_2" text:outline-level="2"><text:bookmark text:name="bm_id31560111"/><text:bookmark text:name="bm_id31539851"/><text:bookmark text:name="poisson1"/>POISSON</text:h>
      <text:p text:style-name="Text_20_body">Renvoie la probabilité d'une variable aléatoire suivant une loi de Poisson.</text:p>
      <text:h text:style-name="Heading_20_3" text:outline-level="3">Syntaxe</text:h>
      <text:p text:style-name="Corps_20_de_20_texte.code">POISSON (x ; espérance ; cumulative)</text:p>
      <text:p text:style-name="Text_20_body"><text:span text:style-name="T1">x</text:span> représente le nombre d'événements.</text:p>
      <text:p text:style-name="Text_20_body"><text:span text:style-name="T1">Espérance</text:span> représente la moyenne de la distribution suivant une loi Poisson.</text:p>
      <text:p text:style-name="Text_20_body"><text:span text:style-name="T1">Cumulative</text:span> = représente une valeur logique déterminant le mode de calcul de la fonction : <text:span text:style-name="T1">cumulatif ou non 0</text:span>.</text:p>
      <text:h text:style-name="Heading_20_3" text:outline-level="3">Exemple</text:h>
      <text:p text:style-name="Text_20_body">= POISSON (60 ; 50 ; 1) donne 0,93.</text:p>
      <text:h text:style-name="Heading_20_2" text:outline-level="2"><text:bookmark text:name="bm_id31461021"/><text:bookmark text:name="bm_id31490511"/><text:bookmark text:name="forecast1"/>PREVISION</text:h>
      <text:p text:style-name="Text_20_body">Extrapole les valeurs futures à partir des valeurs x et y existantes.</text:p>
      <text:h text:style-name="Heading_20_3" text:outline-level="3">Syntaxe</text:h>
      <text:p text:style-name="Corps_20_de_20_texte.code">PREVISION(Valeur; y_connus; x_connus)</text:p>
      <text:p text:style-name="Text_20_body"><text:span text:style-name="T1">Valeur</text:span> représente l'observation dont vous voulez prévoir la valeur.</text:p>
      <text:p text:style-name="Text_20_body"><text:span text:style-name="T1">y_connus</text:span> représente la matrice ou la plage de données dépendante.</text:p>
      <text:p text:style-name="Text_20_body"><text:span text:style-name="T1">x_connus</text:span> représente la matrice ou la plage de données indépendante.</text:p>
      <text:h text:style-name="Heading_20_3" text:outline-level="3">Exemple</text:h>
      <text:p text:style-name="Text_20_body">=PREVISION(50; A1:A50; B1;B50) renvoie la valeur Y associée à la valeur X 50 si les valeurs X et Y sont liées via une régression linéaire.</text:p>
      <text:h text:style-name="Heading_20_2" text:outline-level="2"><text:bookmark text:name="bm_id31529631"/><text:bookmark text:name="bm_id31529521"/><text:bookmark text:name="prob1"/>PROBABILITE</text:h>
      <text:p text:style-name="Text_20_body">Renvoie la probabilité pour les valeurs d'une plage d'être comprises entre deux limites.S'il n'existe aucune valeur de <text:span text:style-name="T1">fin</text:span>, cette fonction calcule la probabilité en se basant sur le principe que les valeurs des données sont égales à la valeur de <text:span text:style-name="T1">départ</text:span>.</text:p>
      <text:h text:style-name="Heading_20_3" text:outline-level="3">Syntaxe</text:h>
      <text:p text:style-name="Corps_20_de_20_texte.code">PROBABILITE(données; plage_probabilités, limite_inf, limite_sup)</text:p>
      <text:p text:style-name="Text_20_body"><text:span text:style-name="T1">Données</text:span> représente la plage des valeurs numériques de x auxquelles sont associées des probabilités.</text:p>
      <text:p text:style-name="Text_20_body"><text:span text:style-name="T1">Plage_probabilité</text:span> représente une série de probabilités associée aux valeurs de plage_x.</text:p>
      <text:p text:style-name="Text_20_body"><text:span text:style-name="T1">Limite_inf</text:span> représente la limite inférieure de la valeur pour laquelle vous recherchez une probabilité.</text:p>
      <text:p text:style-name="Text_20_body"><text:span text:style-name="T1">Limite_sup</text:span> (facultatif) représente la limite supérieure facultative de la valeur pour laquelle vous recherchez une probabilité. S'il manque ce paramètre, le système calcule la probabilité de telle manière que la valeur équivale à la <text:span text:style-name="T1">limite inférieure</text:span>.</text:p>
      <text:h text:style-name="Heading_20_3" text:outline-level="3">Exemple</text:h>
      <text:p text:style-name="Text_20_body">=PROBABILITE(A1:A50; B1:B50; 50; 60) calcule la probabilité qu'une valeur de la plage soient comprise entre50 et 60. A chaque valeur de la plage A1:A50 est associée une valeur de probabilité dans la plage B1:B50.</text:p>
      <text:h text:style-name="Heading_20_2" text:outline-level="2"><text:bookmark text:name="bm_id31507091"/><text:bookmark text:name="bm_id31664421"/><text:bookmark text:name="quartile1"/>QUARTILE</text:h>
      <text:p text:style-name="Text_20_body">Renvoie le quartile d'une série de données.</text:p>
      <text:h text:style-name="Heading_20_3" text:outline-level="3">Syntaxe</text:h>
      <text:p text:style-name="Corps_20_de_20_texte.code">QUARTILE (données ; type)</text:p>
      <text:p text:style-name="Text_20_body"><text:span text:style-name="T1">Les données</text:span> représentent la matrice des données dans l'échantillon.</text:p>
      <text:p text:style-name="Text_20_body"><text:span text:style-name="T1">Type</text:span> représente le type du quartile. (0 = MIN, 1 = 25%, 2 = 50% (MEDIANE) ,3 = 75% et 4 = MAX.)</text:p>
      <text:h text:style-name="Heading_20_3" text:outline-level="3">Exemple</text:h>
      <text:p text:style-name="Text_20_body">= QUARTILE (A1 : A50 ; 2) donne la valeur correspondant à 25% de l'échelle de la plus petite à la plus grande valeur dans A1 : A50.</text:p>
      <text:h text:style-name="Heading_20_2" text:outline-level="2"><text:bookmark text:name="bm_id31467781"/><text:bookmark text:name="bm_id31550711"/><text:bookmark text:name="rank1"/>RANG</text:h>
      <text:p text:style-name="Text_20_body">Renvoie le rang d'un nombre dans un échantillon.</text:p>
      <text:h text:style-name="Heading_20_3" text:outline-level="3">Syntaxe</text:h>
      <text:p text:style-name="Corps_20_de_20_texte.code">RANG(Valeur; Données; Ordre)</text:p>
      <text:p text:style-name="Text_20_body"><text:span text:style-name="T1">Valeur</text:span> représente le nombre dont vous voulez connaître le rang.</text:p>
      <text:p text:style-name="Text_20_body"><text:span text:style-name="T1">Données</text:span> représente la matrice de données d'une série de valeurs.</text:p>
      <text:p text:style-name="Text_20_body"><text:span text:style-name="T1">Ordre</text:span> (facultatif) représente l'ordre du rang de l'argument nombre. = 0 pour croissant, = 1 pour décroissant.</text:p>
      <text:h text:style-name="Heading_20_3" text:outline-level="3">Exemple</text:h>
      <text:p text:style-name="Text_20_body">=RANG(A10; A1:A50) indique la position de la valeur A10 au sein de la série A1:A50. Si la <text:span text:style-name="T1">valeur</text:span> n'existe pas dans la plage de données, le système affiche un message d'erreur.</text:p>
      <text:h text:style-name="Heading_20_2" text:outline-level="2"><text:bookmark text:name="bm_id31549021"/><text:bookmark text:name="bm_id31488071"/><text:bookmark text:name="percentrank1"/>RANG.POURCENTAGE</text:h>
      <text:p text:style-name="Text_20_body">Renvoie le rang en pourcentage de la valeur d'un échantillon.</text:p>
      <text:h text:style-name="Heading_20_3" text:outline-level="3">Syntaxe</text:h>
      <text:p text:style-name="Corps_20_de_20_texte.code">RANG.POURCENTAGE (données ; valeur)</text:p>
      <text:p text:style-name="Text_20_body"><text:span text:style-name="T1">Les données</text:span> représentent la matrice des données dans l'échantillon.</text:p>
      <text:p text:style-name="Text_20_body"><text:span text:style-name="T1">Valeur</text:span> représente la valeur dont le rang en pourcentage doit être déterminé.</text:p>
      <text:h text:style-name="Heading_20_3" text:outline-level="3">Exemple</text:h>
      <text:p text:style-name="Text_20_body">= RANG.POURCENTAGE (A1 : A50 ; 50) donne le rang en pourcentage de la valeur 50 dans l'ensemble des valeurs dans A1 : A50. Lorsque 50 se trouve à l'extérieur de la plage, une erreur est signalée.</text:p>
      <text:h text:style-name="Heading_20_2" text:outline-level="2"><text:bookmark text:name="bm_id31563171"/><text:bookmark text:name="bm_id31508731"/><text:bookmark text:name="devsq1"/>SOMME.CARRES.ECARTS</text:h>
      <text:p text:style-name="Text_20_body">Renvoie la somme des carrés des écarts à partir d'une moyenne échantillonnée.</text:p>
      <text:h text:style-name="Heading_20_3" text:outline-level="3">Syntaxe</text:h>
      <text:p text:style-name="Corps_20_de_20_texte.code">SOMME.CARRES.ECARTS(Nombre 1; Nombre 2; ...Nombre 30)</text:p>
      <text:p text:style-name="Text_20_body"><text:span text:style-name="T1">Nombre 1, nombre 2,... nombre 30</text:span> sont des valeurs numériques ou des plages représentant un échantillon.</text:p>
      <text:h text:style-name="Heading_20_3" text:outline-level="3">Exemple</text:h>
      <text:p text:style-name="Text_20_body">=SOMME.CARRES.ECARTS(A1:A50)</text:p>
      <text:h text:style-name="Heading_20_2" text:outline-level="2"><text:bookmark text:name="bm_id31592631"/><text:bookmark text:name="bm_id31513901"/><text:bookmark text:name="ftest1"/>TEST.F</text:h>
      <text:p text:style-name="Text_20_body">Renvoie le résultat d'un test F.</text:p>
      <text:h text:style-name="Heading_20_3" text:outline-level="3">Syntaxe</text:h>
      <text:p text:style-name="Corps_20_de_20_texte.code">TEST.F (données 1 ; données 2)</text:p>
      <text:p text:style-name="Text_20_body"><text:span text:style-name="T1">Données 1</text:span> représente la première matrice ou plage de données.</text:p>
      <text:p text:style-name="Text_20_body"><text:span text:style-name="T1">Données 2</text:span> représente la deuxième matrice ou plage de données.</text:p>
      <text:h text:style-name="Heading_20_3" text:outline-level="3">Exemple</text:h>
      <text:p text:style-name="Text_20_body">= TEST.F (A1 : A30 ; B1 : B12) détermine si la variance des deux séries de données diffère et donne le résultat sous forme de probabilité : les deux séries peuvent provenir de la même population.</text:p>
      <text:h text:style-name="Heading_20_2" text:outline-level="2"><text:bookmark text:name="bm_id31553551"/><text:bookmark text:name="bm_id31542601"/><text:bookmark text:name="chitest1"/>TEST.KHIDEUX</text:h>
      <text:p text:style-name="Text_20_body">Donne la probabilité d'une somme de carrés d'écarts à la moyenne obtenue à partir de la répartition aléatoire de deux séries de test, à l'aide du test Khi-deux d'indépendance. TEST.KHIDEUX renvoie la valeur des variables aléatoires suivant une loi du Khi-deux.</text:p>
      <text:p text:style-name="Text_20_body">La probabilité déterminée avec le test khideux peut l'être également avec la fonction loi khideux, le khideux de la série de données devant être utilisé comme paramètre à la place de la série d données.</text:p>
      <text:h text:style-name="Heading_20_3" text:outline-level="3">Syntaxe</text:h>
      <text:p text:style-name="Corps_20_de_20_texte.code">TEST.KHIDEUX (plage_réelle ; plage_attendue)</text:p>
      <text:p text:style-name="Text_20_body"><text:span text:style-name="T1">Données_B</text:span> est la matrice des observations.</text:p>
      <text:p text:style-name="Text_20_body"><text:span text:style-name="T1">Plage_attendue</text:span> représente la matrice des données requises.</text:p>
      <text:h text:style-name="Heading_20_3" text:outline-level="3">Exemple</text:h>
      <table:table table:name="Tableau28" table:style-name="Tableau28">
        <table:table-column table:style-name="Tableau28.A"/>
        <table:table-column table:style-name="Tableau28.B"/>
        <table:table-column table:style-name="Tableau28.C"/>
        <table:table-row>
          <table:table-cell table:style-name="Tableau28.A1" office:value-type="string">
            <text:p text:style-name="P12"/>
          </table:table-cell>
          <table:table-cell table:style-name="Tableau28.A1" office:value-type="string">
            <text:p text:style-name="Table_20_Contents">A (observé)</text:p>
          </table:table-cell>
          <table:table-cell table:style-name="Tableau28.C1" office:value-type="string">
            <text:p text:style-name="Table_20_Contents">B (attendu)</text:p>
          </table:table-cell>
        </table:table-row>
        <table:table-row>
          <table:table-cell table:style-name="Tableau28.A2" office:value-type="string">
            <text:p text:style-name="Table_20_Contents">1</text:p>
          </table:table-cell>
          <table:table-cell table:style-name="Tableau28.A2" office:value-type="string">
            <text:p text:style-name="Table_20_Contents">195</text:p>
          </table:table-cell>
          <table:table-cell table:style-name="Tableau28.C2" office:value-type="string">
            <text:p text:style-name="Table_20_Contents">170</text:p>
          </table:table-cell>
        </table:table-row>
        <table:table-row>
          <table:table-cell table:style-name="Tableau28.A2" office:value-type="string">
            <text:p text:style-name="Table_20_Contents">2</text:p>
          </table:table-cell>
          <table:table-cell table:style-name="Tableau28.A2" office:value-type="string">
            <text:p text:style-name="Table_20_Contents">151</text:p>
          </table:table-cell>
          <table:table-cell table:style-name="Tableau28.C2" office:value-type="string">
            <text:p text:style-name="Table_20_Contents">170</text:p>
          </table:table-cell>
        </table:table-row>
        <table:table-row>
          <table:table-cell table:style-name="Tableau28.A2" office:value-type="string">
            <text:p text:style-name="Table_20_Contents">3</text:p>
          </table:table-cell>
          <table:table-cell table:style-name="Tableau28.A2" office:value-type="string">
            <text:p text:style-name="Table_20_Contents">148</text:p>
          </table:table-cell>
          <table:table-cell table:style-name="Tableau28.C2" office:value-type="string">
            <text:p text:style-name="Table_20_Contents">170</text:p>
          </table:table-cell>
        </table:table-row>
        <table:table-row>
          <table:table-cell table:style-name="Tableau28.A2" office:value-type="string">
            <text:p text:style-name="Table_20_Contents">4</text:p>
          </table:table-cell>
          <table:table-cell table:style-name="Tableau28.A2" office:value-type="string">
            <text:p text:style-name="Table_20_Contents">189</text:p>
          </table:table-cell>
          <table:table-cell table:style-name="Tableau28.C2" office:value-type="string">
            <text:p text:style-name="Table_20_Contents">170</text:p>
          </table:table-cell>
        </table:table-row>
        <table:table-row>
          <table:table-cell table:style-name="Tableau28.A2" office:value-type="string">
            <text:p text:style-name="Table_20_Contents">5</text:p>
          </table:table-cell>
          <table:table-cell table:style-name="Tableau28.A2" office:value-type="string">
            <text:p text:style-name="Table_20_Contents">183</text:p>
          </table:table-cell>
          <table:table-cell table:style-name="Tableau28.C2" office:value-type="string">
            <text:p text:style-name="Table_20_Contents">170</text:p>
          </table:table-cell>
        </table:table-row>
        <table:table-row>
          <table:table-cell table:style-name="Tableau28.A2" office:value-type="string">
            <text:p text:style-name="Table_20_Contents">6</text:p>
          </table:table-cell>
          <table:table-cell table:style-name="Tableau28.A2" office:value-type="string">
            <text:p text:style-name="Table_20_Contents">154</text:p>
          </table:table-cell>
          <table:table-cell table:style-name="Tableau28.C2" office:value-type="string">
            <text:p text:style-name="Table_20_Contents">170</text:p>
          </table:table-cell>
        </table:table-row>
      </table:table>
      <text:p text:style-name="Text_20_body">=TEST.KHIDEUX(A1:A6; B1:B6) donne 0,02. Il s'agit de la probabilité par laquelle les données observées suffisent à la loi théorique Khi-deux.</text:p>
      <text:h text:style-name="Heading_20_2" text:outline-level="2"><text:bookmark text:name="bm_id31539811"/><text:bookmark text:name="bm_id31541291"/><text:bookmark text:name="ttest1"/>TEST.STUDENT</text:h>
      <text:p text:style-name="Text_20_body">Renvoie la probabilité associée à un test T de Student.</text:p>
      <text:h text:style-name="Heading_20_3" text:outline-level="3">Syntaxe</text:h>
      <text:p text:style-name="Corps_20_de_20_texte.code">TEST.STUDENT(Matrice 1; Matrice 2; Mode; Type)</text:p>
      <text:p text:style-name="Text_20_body"><text:span text:style-name="T1">Matrice 1</text:span> représente la première série de données.</text:p>
      <text:p text:style-name="Text_20_body"><text:span text:style-name="T1">Matrice 2</text:span> représente la seconde série de données.</text:p>
      <text:p text:style-name="Text_20_body"><text:span text:style-name="T1">Mode</text:span> = 1calcule le test unilatéral, <text:span text:style-name="T1">Mode</text:span> = 2 calcule le test bilatéral.</text:p>
      <text:p text:style-name="Text_20_body"><text:span text:style-name="T1">Type</text:span> représente le type de test T à exécuter. Type 1 signifie réuni. Type 2 signifie deux échantillons, même variance (homoscédastique). Type 3 signifie deux échantillons, variance différente (hétéroscédastique).</text:p>
      <text:h text:style-name="Heading_20_3" text:outline-level="3">Exemple</text:h>
      <text:p text:style-name="Text_20_body">=TEST.STUDENT(A1:A50; B1:B50; 2; 2)</text:p>
      <text:h text:style-name="Heading_20_2" text:outline-level="2"><text:bookmark text:name="bm_id31475691"/><text:bookmark text:name="bm_id31532161"/><text:bookmark text:name="ztest1"/>TEST.Z</text:h>
      <text:p text:style-name="Text_20_body">Renvoie la valeur bilatérale P du test Z avec une loi normale.</text:p>
      <text:h text:style-name="Heading_20_3" text:outline-level="3">Syntaxe</text:h>
      <text:p text:style-name="Corps_20_de_20_texte.code">TEST.Z (données, x, sigma)</text:p>
      <text:p text:style-name="Text_20_body"><text:span text:style-name="T1">Données</text:span> est la matrice des données.</text:p>
      <text:p text:style-name="Text_20_body"><text:span text:style-name="T1">X</text:span> est la valeur à tester.</text:p>
      <text:p text:style-name="Text_20_body"><text:span text:style-name="T1">Sigma</text:span> (optionnel) représente l'écart type de la population. Lorsque cet argument manque, l'écart standard de la série de données correspondante est utilisé.</text:p>
      <text:h text:style-name="Heading_20_3" text:outline-level="3">Exemple</text:h>
      <text:p text:style-name="Text_20_body">= TEST.Z (A1: A50 ; 12) rend probable que la valeur 12 appartient à l'ensemble des données normalement réparties dans A1 : A50.</text:p>
      <text:h text:style-name="Heading_20_2" text:outline-level="2"><text:bookmark text:name="bm_id314613911"/><text:bookmark text:name="bm_id31497341"/><text:bookmark text:name="stdevp1"/>VAR</text:h>
      <text:p text:style-name="Text_20_body">Estime la variance d'une population en se basant sur un échantillon de cette population.</text:p>
      <text:h text:style-name="Heading_20_3" text:outline-level="3">Syntaxe</text:h>
      <text:p text:style-name="Corps_20_de_20_texte.code">VAR(Nombre 1;Nombre 2;...Nombre 30)</text:p>
      <text:p text:style-name="Text_20_body"><text:span text:style-name="T1">Nombre 1, nombre 2,... nombre 30</text:span> sont des valeurs numériques ou des plages représentant un échantillon provenant d'une population entière.</text:p>
      <text:h text:style-name="Heading_20_3" text:outline-level="3">Exemple</text:h>
      <text:p text:style-name="Text_20_body">=VAR(A1:A50) renvoie la variance pour les données référencées.</text:p>
      <text:h text:style-name="Heading_20_2" text:outline-level="2"><text:bookmark text:name="bm_id31484731"/><text:bookmark text:name="bm_id31510451"/><text:bookmark text:name="vara1"/>VARA</text:h>
      <text:p text:style-name="Text_20_body">Estime la variance d'une population en se basant sur un échantillon de cette population. La valeur du texte est nulle (0).</text:p>
      <text:h text:style-name="Heading_20_3" text:outline-level="3">Syntaxe</text:h>
      <text:p text:style-name="Corps_20_de_20_texte.code">VARA(Valeur 1; Valeur 2; ...Valeur 30)</text:p>
      <text:p text:style-name="Text_20_body"><text:span text:style-name="T1">Valeur 1, valeur 2,... valeur 30</text:span> sont des valeurs ou des plages représentant un échantillon provenant d'une population entière. Le texte a une valeur nulle (0).</text:p>
      <text:h text:style-name="Heading_20_3" text:outline-level="3">Exemple</text:h>
      <text:p text:style-name="Text_20_body">=VARA(A1:A50)</text:p>
      <text:h text:style-name="Heading_20_2" text:outline-level="2"><text:bookmark text:name="bm_id315235911"/><text:bookmark text:name="bm_id31664411"/><text:bookmark text:name="varp1"/>VAR.P</text:h>
      <text:p text:style-name="Text_20_body">Calcule la variance sur la base de la population totale.</text:p>
      <text:h text:style-name="Heading_20_3" text:outline-level="3">Syntaxe</text:h>
      <text:p text:style-name="Corps_20_de_20_texte.code">VAR.P(Nombre 1; Nombre 2; ...Nombre 30)</text:p>
      <text:p text:style-name="Text_20_body"><text:span text:style-name="T1">Nombre 1, nombre 2,... nombre 30</text:span> sont des valeurs numériques ou des plages représentant une population entière.</text:p>
      <text:h text:style-name="Heading_20_3" text:outline-level="3">Exemple</text:h>
      <text:p text:style-name="Text_20_body">=VAR.P(A1:A50)</text:p>
      <text:h text:style-name="Heading_20_2" text:outline-level="2"><text:bookmark text:name="bm_id31592761"/><text:bookmark text:name="bm_id31536881"/><text:bookmark text:name="varpa1"/>VAR.PA</text:h>
      <text:p text:style-name="Text_20_body">Calcule la variance sur la base de la population totale. La valeur du texte est nulle.</text:p>
      <text:h text:style-name="Heading_20_3" text:outline-level="3">Syntaxe</text:h>
      <text:p text:style-name="Corps_20_de_20_texte.code">VAR.PA(Valeur 1; Valeur 2; ...Valeur 30)</text:p>
      <text:p text:style-name="Text_20_body"><text:span text:style-name="T1">Valeur 1, valeur 2,... valeur 30</text:span> représentent des valeurs ou des plages correspondant à une population entière.</text:p>
      <text:h text:style-name="Heading_20_3" text:outline-level="3">Exemple</text:h>
      <text:p text:style-name="Text_20_body">=VAR.PA(A1:A50)</text:p>
      <text:h text:style-name="Heading_20_1" text:outline-level="1"><text:bookmark text:name="bm_id31485221"/>Fonctions de classeur</text:h>
      <text:p text:style-name="Text_20_body">Cette section contient une description des fonctions du <text:span text:style-name="T1">classeur</text:span> ainsi qu'un exemple. </text:p>
      <text:h text:style-name="Heading_20_2" text:outline-level="2">ADRESSE</text:h>
      <text:p text:style-name="Text_20_body">Renvoie une adresse de cellule (référence) en tant que texte, en fonction des numéros de ligne et de colonne spécifiés. Vous pouvez déterminer si l'adresse doit être interprétée en tant qu'adresse absolue (par exemple $A$1), ou en tant qu'adresse relative (par exemple A1) ou sous forme mixte (A$1 ou $A1). Vous pouvez également spécifier le nom de la feuille.</text:p>
      <text:h text:style-name="Heading_20_3" text:outline-level="3">Syntaxe</text:h>
      <text:p text:style-name="Corps_20_de_20_texte.code">ADRESSE(Ligne;Colonne;ABS;Feuille)</text:p>
      <text:p text:style-name="Text_20_body"><text:span text:style-name="T1">Ligne</text:span> représente le numéro de ligne pour la référence à la cellule.</text:p>
      <text:p text:style-name="Text_20_body"><text:span text:style-name="T1">Colonne</text:span> représente le numéro de colonne pour la référence à la cellule (le numéro et non la lettre).</text:p>
      <text:p text:style-name="Text_20_body"><text:span text:style-name="T1">ABS</text:span> détermine le type de référence :</text:p>
      <text:p text:style-name="Text_20_body">1: absolue ($A$1)</text:p>
      <text:p text:style-name="Text_20_body">2 : ligne absolue, colonne relative (A$1)</text:p>
      <text:p text:style-name="Text_20_body">3 : ligne relative, colonne absolue ($A1)</text:p>
      <text:p text:style-name="Text_20_body">4 : relatif (A1)</text:p>
      <text:p text:style-name="Text_20_body"><text:span text:style-name="T1">Feuille</text:span> représente le nom de la feuille. Il doit être placé entre guillemets.</text:p>
      <text:h text:style-name="Heading_20_3" text:outline-level="3">Exemple</text:h>
      <text:p text:style-name="Text_20_body">ADRESSE(1;1;2;"Feuille2") renvoie les données suivantes : Feuille2.A$1</text:p>
      <text:p text:style-name="Text_20_body">Si la cellule A1 de la feuille 2 contient la valeur -6, vous pouvez vous référer indirectement à la cellule référencée à l'aide d'une fonction en B2 ; saisissez =ABS(INDIRECT(B2)). Le résultat est la valeur absolue de la référence à la cellule spécifiée en B2 ; dans notre exemple : 6.</text:p>
      <text:h text:style-name="Heading_20_2" text:outline-level="2"><text:bookmark text:name="bm_id31539471"/><text:bookmark text:name="bm_id31504301"/><text:bookmark text:name="Section1611"/>CHOISIR</text:h>
      <text:p text:style-name="Text_20_body">Utilise un index qui renvoie la valeur à partir d'une liste de 30 valeurs.</text:p>
      <text:h text:style-name="Heading_20_3" text:outline-level="3">Syntaxe</text:h>
      <text:p text:style-name="Corps_20_de_20_texte.code">CHOISIR(Indice;Valeur1;...Valeur30)</text:p>
      <text:p text:style-name="Text_20_body"><text:span text:style-name="T1">Indice</text:span> (référence ou nombre) indique la valeur à extraire de la liste.</text:p>
      <text:p text:style-name="Text_20_body"><text:span text:style-name="T1">Valeur 1...Valeur 30</text:span> représentent la liste des valeurs saisies chaque fois comme référence à une cellule ou à une valeur spécifique.</text:p>
      <text:h text:style-name="Heading_20_3" text:outline-level="3">Exemple</text:h>
      <text:p text:style-name="Text_20_body">=CHOISIR(A1;B1;B2;B3;"Aujourd'hui";"Hier";"Demain"), par exemple, renvoie le contenu de la cellule B2 pour A1 = 2 ; pour A1 = 4, la fonction renvoie le texte "Aujourd'hui".</text:p>
      <text:h text:style-name="Heading_20_2" text:outline-level="2"><text:bookmark text:name="bm_id31563781"/><text:bookmark text:name="bm_id31548181"/><text:bookmark text:name="Section731"/>COLONNE</text:h>
      <text:p text:style-name="Text_20_body">Renvoie le numéro de colonne d'une référence à une cellule. Si la référence est une cellule, le numéro de colonne de la cellule est renvoyé. Si le paramètre est une zone de cellule, les numéros de colonne correspondants sont renvoyés dans une <text:a xlink:type="simple" xlink:href="vnd.sun.star.help://scalc/text/scalc/01/04060107.xhp?Language=fr&amp;System=WIN&amp;UseDB=no#wasmatrix">matrice</text:a> à ligne unique si la formule est saisie <text:a xlink:type="simple" xlink:href="vnd.sun.star.help://scalc/text/scalc/01/04060107.xhp?Language=fr&amp;System=WIN&amp;UseDB=no#somatrixformel">en tant que formule de matrice</text:a>. Si la fonction COLONNE n'est pas utilisée avec un paramètre de référence de zone pour une formule de matrice, seul le numéro de colonne de la première cellule de la zone est déterminé.</text:p>
      <text:h text:style-name="Heading_20_3" text:outline-level="3">Syntaxe</text:h>
      <text:p text:style-name="Corps_20_de_20_texte.code">COLONNE(Référence)</text:p>
      <text:p text:style-name="Text_20_body"><text:span text:style-name="T1">Référence</text:span> est la référence à une plage de cellules dont les numéros de colonne doivent être déterminés. L'argument peut également correspondre à une cellule unique.</text:p>
      <text:p text:style-name="Text_20_body">Si aucune référence n'est spécifiée, le numéro de colonne déterminé est celui de la cellule dans laquelle est spécifiée la formule. OpenOffice.org Calc définit automatiquement la référence à la cellule active.</text:p>
      <text:h text:style-name="Heading_20_3" text:outline-level="3">Exemples</text:h>
      <text:p text:style-name="Text_20_body">=COLONNE(B3) renvoie la valeur 2, car la colonne B est la deuxième colonne de la feuille de calcul.</text:p>
      <text:p text:style-name="Text_20_body">{=COLONNE(D3:G10)} a pour résultat la matrice à une ligne (4, 5, 6, 7) car les colonnes D à G vont de la quatrième à la septième colonne de la feuille de calcul.</text:p>
      <text:p text:style-name="Text_20_body">=COLONNE(D3:G10) renvoie le chiffre 4 car la colonne D est la quatrième colonne de la table et la fonction COLONNE n'est pas utilisée en tant que formule de matrice. (Dans ce cas, la première valeur de la matrice est toujours utilisée en tant que résultat.)</text:p>
      <text:p text:style-name="Text_20_body">{=COLONNE(B2:B7)} et =COLONNE(B2:B7) renvoient toutes deux le chiffre 2 car la référence ne contient que la colonne B en tant que seconde colonne de la table. Étant donné que les zones à colonne unique ne possèdent qu'un seul numéro de colonne, il importe peu que la formule soit utilisée en tant que formule de matrice ou non.</text:p>
      <text:p text:style-name="Text_20_body">=COLONNE() renvoie la valeur 3 si la formule a été spécifiée dans la colonne C.</text:p>
      <text:p text:style-name="Text_20_body">{=COLONNE(Lapin)} renvoie la matrice à ligne unique (3, 4) si "Lapin" est le nom de la zone C1:D3.</text:p>
      <text:h text:style-name="Heading_20_2" text:outline-level="2"><text:bookmark text:name="bm_id31561341"/><text:bookmark text:name="bm_id31546431"/><text:bookmark text:name="Section831"/>COLONNES</text:h>
      <text:p text:style-name="Text_20_body">Renvoie le nombre de colonnes dans la référence donnée.</text:p>
      <text:h text:style-name="Heading_20_3" text:outline-level="3">Syntaxe</text:h>
      <text:p text:style-name="Corps_20_de_20_texte.code">COLONNES(Matrice)</text:p>
      <text:p text:style-name="Text_20_body"><text:span text:style-name="T1">Matrice</text:span> est la référence à une plage de cellules pour laquelle vous voulez connaître le nombre total de colonnes. L'argument peut également être une cellule unique.</text:p>
      <text:h text:style-name="Heading_20_3" text:outline-level="3">Exemples</text:h>
      <text:p text:style-name="Text_20_body">=COLONNES(B5) renvoie la valeur 1 car une cellule n'entraîne qu'une colonne.</text:p>
      <text:p text:style-name="Text_20_body">=COLONNES(A1:C5) renvoie la valeur 3 car la référence englobe 3 colonnes.</text:p>
      <text:p text:style-name="Text_20_body">=COLONNES(Lapin) renvoie 2 si "Lapin" correspond à la plage nommée (C1:D3).</text:p>
      <text:h text:style-name="Heading_20_2" text:outline-level="2"><text:bookmark text:name="bm_id31546801"/><text:bookmark text:name="bm_id31487271"/><text:bookmark text:name="Section3131"/>DDE</text:h>
      <text:p text:style-name="Text_20_body">Renvoie le résultat d'un lien DDE. Si le contenu de la plage ou de la section liée est modifié, la valeur renvoyée change également. Vous devez charger à nouveau la feuille de calcul ou choisir <text:span text:style-name="T1">Édition - Liens</text:span> pour visualiser les liens mis à jour. Les liens multi-plateforme ne sont pas autorisés, par exemple entre une installation OpenOffice.org fonctionnant sur une machine équipée de Windows et un document créé sur Linux.</text:p>
      <text:h text:style-name="Heading_20_3" text:outline-level="3">Syntaxe</text:h>
      <text:p text:style-name="Corps_20_de_20_texte.code">DDE(Serveur;Fichier;Plage;Mode)</text:p>
      <text:p text:style-name="Text_20_body"><text:span text:style-name="T1">Serveur</text:span> est le nom d'une application de serveur ; dans le cas des applications OpenOffice.org, il s'agit de "Soffice".</text:p>
      <text:p text:style-name="Text_20_body"><text:span text:style-name="T1">Fichier</text:span> est le nom du fichier avec le chemin complet.</text:p>
      <text:p text:style-name="Text_20_body"><text:span text:style-name="T1">Plage</text:span> est la plage à partir de laquelle les données doivent être lues.</text:p>
      <text:p text:style-name="Text_20_body"><text:span text:style-name="T1">Mode</text:span> est un paramètre facultatif définissant la méthode par laquelle le serveur DDE convertit ses données en nombres.</text:p>
      <table:table table:name="Tableau67" table:style-name="Tableau67">
        <table:table-column table:style-name="Tableau67.A"/>
        <table:table-column table:style-name="Tableau67.B"/>
        <table:table-row>
          <table:table-cell table:style-name="Tableau67.A1" office:value-type="string">
            <text:p text:style-name="P20">Mode</text:p>
          </table:table-cell>
          <table:table-cell table:style-name="Tableau67.B1" office:value-type="string">
            <text:p text:style-name="P20">Conséquence</text:p>
          </table:table-cell>
        </table:table-row>
        <table:table-row>
          <table:table-cell table:style-name="Tableau67.A2" office:value-type="string">
            <text:p text:style-name="Table_20_Contents">0 ou manquant</text:p>
          </table:table-cell>
          <table:table-cell table:style-name="Tableau67.B2" office:value-type="string">
            <text:p text:style-name="Table_20_Contents">Format numérique à partir du style de cellule "Par défaut".</text:p>
          </table:table-cell>
        </table:table-row>
        <table:table-row>
          <table:table-cell table:style-name="Tableau67.A2" office:value-type="string">
            <text:p text:style-name="Table_20_Contents">1</text:p>
          </table:table-cell>
          <table:table-cell table:style-name="Tableau67.B2" office:value-type="string">
            <text:p text:style-name="Table_20_Contents">Les données sont toujours interprétées sur la base du format par défaut pour l'anglais US.</text:p>
          </table:table-cell>
        </table:table-row>
        <table:table-row>
          <table:table-cell table:style-name="Tableau67.A2" office:value-type="string">
            <text:p text:style-name="Table_20_Contents">2</text:p>
          </table:table-cell>
          <table:table-cell table:style-name="Tableau67.B2" office:value-type="string">
            <text:p text:style-name="Table_20_Contents">Les données sont appliquées comme du texte, sans conversion en nombres.</text:p>
          </table:table-cell>
        </table:table-row>
      </table:table>
      <text:h text:style-name="Heading_20_3" text:outline-level="3">Exemples</text:h>
      <text:p text:style-name="Text_20_body"><text:span text:style-name="T1">=DDE("soffice";"c:\office\document\données1.sxc";"feuille1.A1")</text:span> lit le contenu de la cellule A1 dans la feuille 1 du classeur données1.sxc de OpenOffice.org Calc.</text:p>
      <text:p text:style-name="P23"><text:span text:style-name="T1">=DDE("soffice";"c:\office\document\slogan.sxw";"Slogan du jour")</text:span> renvoie un slogan dans la cellule contenant la formule. Vous devez d'abord saisir une ligne dans le document slogan.sxw contenant le texte du slogan et la définir comme première d'une section nommée <text:span text:style-name="T8">Slogan du jour</text:span>. Pour ce faire, allez dans OpenOffice.org Writer et choissez <text:span text:style-name="T1">Insertion - Section</text:span>. Si le slogan est modifié et enregistré dans le document OpenOffice.org Writer, il sera actualisé dans toutes les cellules OpenOffice.org Calc dans lesquelles un lien DDE a été défini.</text:p>
      <text:h text:style-name="Heading_20_2" text:outline-level="2"><text:bookmark text:name="bm_id31489261"/><text:bookmark text:name="bm_id31584301"/><text:bookmark text:name="Section1331"/>DECALER</text:h>
      <text:p text:style-name="Text_20_body">Renvoie la valeur correspondant à un décalage de cellule d'un certain nombre de lignes et de colonnes à partir d'un point de référence donné.</text:p>
      <text:h text:style-name="Heading_20_3" text:outline-level="3">Syntaxe</text:h>
      <text:p text:style-name="Corps_20_de_20_texte.code">DECALER(Référence;Lignes;Colonnes;Hauteur;Largeur)</text:p>
      <text:p text:style-name="Text_20_body"><text:span text:style-name="T1">Référence</text:span> correspond à la cellule à partir de laquelle la fonction détermine la nouvelle référence.</text:p>
      <text:p text:style-name="Text_20_body"><text:span text:style-name="T1">Lignes</text:span> correspond au nombre de lignes en fonction duquel la référence est corrigée vers le haut (valeur négative) ou vers le bas.</text:p>
      <text:p text:style-name="Text_20_body"><text:span text:style-name="T1">Colonnes</text:span> correspond au nombre de colonnes en fonction duquel la référence est corrigée vers la gauche (valeur négative) ou vers la droite.</text:p>
      <text:p text:style-name="Text_20_body"><text:span text:style-name="T1">Hauteur</text:span> (facultatif) correspond à la hauteur verticale pour une plage commençant au niveau de la nouvelle position de référence.</text:p>
      <text:p text:style-name="Text_20_body"><text:span text:style-name="T1">Largeur</text:span> (facultatif) correspond à la largeur horizontale pour une plage commençant au niveau de la nouvelle position de référence.</text:p>
      <text:p text:style-name="P11">Les paramètres notés « facultatifs » peuvent ne pas être renseignés uniquement quand ils ne sont pas suivis d'autres paramètres. Par exemple, dans une fonction avec 4 paramètres où les deux derniers paramètres sont « facultatifs » vous pouvez ne pas renseigner le paramètre 4 ou les paramètres 3 et 4, mais ne pas laisser <text:s/>le paramètre 3 vide alors que le paramètre 4 est renseigné.</text:p>
      <text:h text:style-name="Heading_20_3" text:outline-level="3">Exemples</text:h>
      <text:p text:style-name="Text_20_body">=OFFSET(A1; 2; 2) renvoie la valeur dans la cellule C3 (A1 est déplacé de deux lignes vers le bas et deux colonnes). If C3 contient la valeur 100, cette fonction renvoie la valeur 100.</text:p>
      <text:p text:style-name="Text_20_body">=SOMME(DECALER(A1;2;2;5;6)) détermine la somme de la plage commençant à la cellule C3, comptant 5 lignes de hauteur et 6 colonnes de largeur, ce qui correspond donc à la plage C3:H7.</text:p>
      <text:h text:style-name="Heading_20_2" text:outline-level="2"><text:bookmark text:name="bm_id31542101"/><text:bookmark text:name="bm_id31584071"/><text:bookmark text:name="Section1231"/>EQUIV</text:h>
      <text:p text:style-name="Text_20_body">Renvoie la position relative d'un élément dans une matrice correspondant à une valeur spécifiée. La fonction renvoie la position de la valeur trouvée en tant que nombre dans M_recherche.</text:p>
      <text:h text:style-name="Heading_20_3" text:outline-level="3">Syntaxe</text:h>
      <text:p text:style-name="Corps_20_de_20_texte.code">EQUIV(Critère_rech;M_recherche;Type)</text:p>
      <text:p text:style-name="Text_20_body"><text:span text:style-name="T1">Critère_rech</text:span> est la valeur à rechercher dans la matrice à ligne unique ou à colonne unique.</text:p>
      <text:p text:style-name="Text_20_body"><text:span text:style-name="T1">M_recherche</text:span> est la référence recherchée. Une matrice de recherche peut être une ligne ou une colonne unique, ou une partie de cette ligne ou colonne unique.</text:p>
      <text:p text:style-name="Text_20_body"><text:span text:style-name="T1">Type</text:span> peut prendre la valeur 1, 0 ou -1. Si Type = 1 ou si ce paramètre facultatif est manquant, il est supposé que la première colonne de la matrice de recherche est triée par ordre croissant. Si Type = -1, il est supposé que la colonne est triée par ordre décroissant. Cela correspond à la même fonction dans Microsoft Excel.</text:p>
      <text:p text:style-name="Text_20_body">Si Type = 0, une concordance exacte doit être trouvée ; si le critère de recherche est détecté à plusieurs reprises, la fonction renvoie la première occurrence. Seul Type = 0 autorise l'emploi de caractères génériques pour la recherche.</text:p>
      <text:p text:style-name="Text_20_body">Si Type = 1 ou si le troisième paramètre est manquant, la dernière valeur inférieure ou égale au critère de recherche est renvoyée. Cela s'applique même lorsque la matrice de recherche n'est pas triée. Pour le paramètre Type = -1, la première valeur supérieure ou égale est renvoyée.</text:p>
      <text:p text:style-name="Text_20_body"><text:bookmark text:name="regulaer151"/>La fonction de recherche prend en charge les <text:a xlink:type="simple" xlink:href="vnd.sun.star.help://shared/text/shared/01/02100001.xhp?Language=fr&amp;System=WIN&amp;UseDB=no">expressions régulières</text:a>. Vous pouvez, par exemple, taper "tout.*" afin de rechercher la première occurrence de "tout" suivie d'un caractère. Si vous souhaitez rechercher un texte qui constitue également une expression régulière, vous devez insérer deux barres obliques inversées \ avant chaque caractère. Le nombre de décimales correspond à celui qui est spécifié dans <text:a xlink:type="simple" xlink:href="vnd.sun.star.help://shared/text/shared/optionen/01060500.xhp?Language=fr&amp;System=WIN&amp;UseDB=no">Outils - Options - OpenOffice.org Calc - Calcul</text:a>. </text:p>
      <text:h text:style-name="Heading_20_3" text:outline-level="3">Exemple</text:h>
      <text:p text:style-name="Text_20_body">=EQUIV(200;D1:D100) effectue une recherche dans la zone D1:D100, qui est triée en fonction de la colonne D pour la valeur 200. Dès que cette valeur est atteinte, le numéro de la ligne dans laquelle cette valeur a été trouvée est renvoyé. Si une valeur supérieure est trouvée lors de la recherche dans la colonne, le numéro de la ligne précédente est renvoyé.</text:p>
      <text:h text:style-name="Heading_20_2" text:outline-level="2"><text:bookmark text:name="bm_id315469311"/><text:bookmark text:name="bm_id31539051"/><text:bookmark text:name="Section1031"/>FEUILLE</text:h>
      <text:p text:style-name="Text_20_body">Renvoie le nombre de feuilles d'une référence ou d'une chaîne représentant le nom d'une feuille. Si aucun paramètre n'est spécifié, le résultat est le numéro de la feuille de calcul dans laquelle figure la formule.</text:p>
      <text:h text:style-name="Heading_20_3" text:outline-level="3">Syntaxe</text:h>
      <text:p text:style-name="Corps_20_de_20_texte.code">FEUILLE(Référence)</text:p>
      <text:p text:style-name="Text_20_body"><text:span text:style-name="T1">Référence</text:span> est facultatif et constitue la référence à une cellule, à une zone ou à une chaîne de nom de feuille.</text:p>
      <text:h text:style-name="Heading_20_3" text:outline-level="3">Exemple</text:h>
      <text:p text:style-name="Text_20_body">=FEUILLE(Feuille2.A1) renvoie le chiffre 2 si Feuille2 est la deuxième feuille dans le document classeur.</text:p>
      <text:h text:style-name="Heading_20_2" text:outline-level="2"><text:bookmark text:name="bm_id31505241"/><text:bookmark text:name="bm_id31488291"/><text:bookmark text:name="Section1141"/>FEUILLES</text:h>
      <text:p text:style-name="Text_20_body">Détermine le nombre de feuilles dans une référence. Si vous ne saisissez aucun de ces paramètres, le résultat correspondra au nombre de feuilles du document actif.</text:p>
      <text:h text:style-name="Heading_20_3" text:outline-level="3">Syntaxe</text:h>
      <text:p text:style-name="Corps_20_de_20_texte.code">FEUILLES(Référence)</text:p>
      <text:p text:style-name="Text_20_body"><text:span text:style-name="T1">Référence</text:span> est la référence à une feuille ou à une zone. Ce paramètre est facultatif.</text:p>
      <text:h text:style-name="Heading_20_3" text:outline-level="3">Exemples</text:h>
      <text:p text:style-name="Text_20_body">=FEUILLES(Feuille1.A1:Feuille3.G12) renvoie le chiffre 3 si Feuille1, Feuille2 et Feuille3 se trouvent dans la séquence indiquée.</text:p>
      <text:h text:style-name="Heading_20_2" text:outline-level="2"><text:bookmark text:name="bm_id31579891"/><text:bookmark text:name="bm_id315122111"/><text:bookmark text:name="Section5121"/>INDEX</text:h>
      <text:p text:style-name="Text_20_body">INDEX renvoie le contenu d'une cellule, spécifiée par numéro de ligne et de colonne ou par un nom de plage facultatif.</text:p>
      <text:h text:style-name="Heading_20_3" text:outline-level="3">Syntaxe</text:h>
      <text:p text:style-name="Corps_20_de_20_texte.code">INDEX(Référence;Ligne;Colonne;Plage)</text:p>
      <text:p text:style-name="Text_20_body"><text:span text:style-name="T1">Référence</text:span> est une référence à une cellule, saisie soit directement ou en spécifiant un nom de plage. Si la référence se compose de plusieurs plages, vous devez mettre le nom de la référence ou de la plage entre parenthèses.</text:p>
      <text:p text:style-name="Text_20_body"><text:span text:style-name="T1">Ligne</text:span> (facultatif) représente le numéro de ligne de la plage de référence pour laquelle une valeur doit être renvoyée.</text:p>
      <text:p text:style-name="Text_20_body"><text:span text:style-name="T1">Colonne</text:span> (facultatif) représente le numéro de colonne de la plage de référence pour laquelle une valeur doit être renvoyée.</text:p>
      <text:p text:style-name="Text_20_body"><text:span text:style-name="T1">Plage</text:span> (facultatif) représente l'index de la sous-plage si celle-ci se réfère à une plage multiple.</text:p>
      <text:p text:style-name="P11">Les paramètres notés « facultatifs » peuvent ne pas être renseignés uniquement quand ils ne sont pas suivis d'autres paramètres. Par exemple, dans une fonction avec 4 paramètres où les deux derniers paramètres sont « facultatifs » vous pouvez ne pas renseigner le paramètre 4 ou les paramètres 3 et 4, mais ne pas laisser <text:s/>le paramètre 3 vide alors que le paramètre 4 est renseigné.</text:p>
      <text:h text:style-name="Heading_20_3" text:outline-level="3">Exemples</text:h>
      <text:p text:style-name="Text_20_body">=INDEX(Prix;4;1) renvoie la valeur à partir de la ligne 4 et de la colonne 1 de la plage de la base de données définie dans <text:span text:style-name="T1">Données - Définir une plage</text:span> en tant que <text:span text:style-name="T1">Prix</text:span>.</text:p>
      <text:p text:style-name="Text_20_body">=INDEX(SommeX;4;1) renvoie la valeur à partir de la plage <text:span text:style-name="T1">SommeX</text:span> dans la ligne 4, colonne 1 comme défini dans <text:span text:style-name="T1">Insertion - Noms - Définir</text:span>.</text:p>
      <text:p text:style-name="Text_20_body">=INDEX((multi);4;1) indique la valeur de la ligne 4, colonne 1 de la plage (multiple) que vous avez nommée <text:span text:style-name="T1">multi</text:span> dans <text:span text:style-name="T1">Insertion - Noms - Définir</text:span>. La plage multiple peut se composer de plusieurs plages rectangulaires, chacune d'elles possédant une ligne 4 et une colonne 1. Si vous souhaitez maintenant sélectionner le deuxième bloc de cette plage multiple, saisissez le chiffre 2 en tant que paramètre de <text:span text:style-name="T1">Plage</text:span>.</text:p>
      <text:p text:style-name="Text_20_body">=INDEX(A1:B6;1;1) indique la valeur en haut à gauche de la plage A1:B6.</text:p>
      <text:h text:style-name="Heading_20_2" text:outline-level="2"><text:bookmark text:name="bm_id31539221"/><text:bookmark text:name="bm_id31531811"/><text:bookmark text:name="Section641"/>INDIRECT</text:h>
      <text:p text:style-name="Text_20_body">Renvoie la <text:span text:style-name="T1">référence</text:span> spécifiée par une chaîne de texte. Cette fonction peut également renvoyer la zone d'une chaîne correspondante.</text:p>
      <text:h text:style-name="Heading_20_3" text:outline-level="3">Syntaxe</text:h>
      <text:p text:style-name="Corps_20_de_20_texte.code">INDIRECT(Référence)</text:p>
      <text:p text:style-name="Text_20_body"><text:span text:style-name="T1">Référence</text:span> représente une référence à une cellule ou à une zone (sous forme de texte) pour laquelle le contenu doit être renvoyé.</text:p>
      <table:table table:name="Tableau68" table:style-name="Tableau68">
        <table:table-column table:style-name="Tableau68.A"/>
        <table:table-row>
          <table:table-cell table:style-name="Tableau68.A1" office:value-type="string">
            <text:p text:style-name="Table_20_Contents">Si vous ouvrez un classeur Excel dans lequel figurent des adresses indirectes calculées à partir de fonctions de chaîne, les adresses de la feuille de calcul ne seront pas converties automatiquement. Par exemple, l'adresse Excel dans INDIRECT("filename!sheetname"&amp;B1) n'est pas convertie en adresse Calc dans INDIRECT("filename.sheetname"&amp;B1).</text:p>
          </table:table-cell>
        </table:table-row>
      </table:table>
      <text:h text:style-name="Heading_20_3" text:outline-level="3">Exemples</text:h>
      <text:p text:style-name="Text_20_body">=INDIRECT(A1) indique 100 si la référence C108 figure dans la cellule A1 et si la valeur 100 figure dans la cellule C108.</text:p>
      <text:p text:style-name="Text_20_body">=SOMME(INDIRECT("a1:" &amp; ADRESSE(1;3))) totalise les cellules dans la plage allant de A1 à la cellule dont l'adresse est définie par la ligne 1 et la colonne 3. Un total est donc effectué pour la plage de cellules A1:C1.</text:p>
      <text:h text:style-name="Heading_20_2" text:outline-level="2"><text:bookmark text:name="bm_id99594101"/><text:bookmark text:name="bm_id80364391"/><text:bookmark text:name="Section2011"/>LIEN_HYPERTEXTE</text:h>
      <text:p text:style-name="Text_20_body">Lorsque vous cliquez sur une cellule qui contient la fonction LIEN_HYPERTEXTE, l'hyperlien s'ouvre.</text:p>
      <text:p text:style-name="Text_20_body">Si vous utilisez le paramètre optionnel <text:span text:style-name="T1">textecellule</text:span>, la formule localise l'URL et affiche le texte.</text:p>
      <table:table table:name="Tableau69" table:style-name="Tableau69">
        <table:table-column table:style-name="Tableau69.A"/>
        <table:table-row>
          <table:table-cell table:style-name="Tableau69.A1" office:value-type="string">
            <text:p text:style-name="Table_20_Contents">Vous pouvez ouvrir une cellule contenant un hyperlien en utilisant le clavier. Pour ce faire, sélectionnez la cellule, appuyez sur F2 pour activer le mode d'édition, déplacez le curseur devant l'hyperlien, appuyez sur Maj+F10, puis choisissez <text:span text:style-name="T1">Ouvrir l'hyperlien</text:span>.</text:p>
          </table:table-cell>
        </table:table-row>
      </table:table>
      <text:p text:style-name="Text_20_body"/>
      <text:h text:style-name="Heading_20_3" text:outline-level="3">Syntaxe</text:h>
      <text:p text:style-name="Corps_20_de_20_texte.code">LIEN_HYPERTEXTE(URL) ou LIEN_HYPERTEXTE(URL;texte de la cellule)</text:p>
      <text:p text:style-name="Text_20_body"><text:span text:style-name="T1">URL</text:span> spécifie la cible du lien. Le paramètre optionnel <text:span text:style-name="T1">textecellule</text:span> correspond au texte qui s'affiche dans la cellule et dans le résultat de la fonction. Si le paramètre optionnel <text:span text:style-name="T1">textecellule</text:span> n'est pas spécifié, l'<text:span text:style-name="T1">URL</text:span> s'affiche dans le texte de la cellule et dans le résultat de la fonction.</text:p>
      <text:h text:style-name="Heading_20_3" text:outline-level="3">Exemple</text:h>
      <text:p text:style-name="Text_20_body">=LIEN_HYPERTEXTE("http://www.example.org") affiche le texte "http://www.example.org" dans la cellule et exécute l'hyperlien http://www.example.org lorsque vous cliquez dessus.</text:p>
      <text:p text:style-name="Text_20_body">=LIEN_HYPERTEXTE("http://www.example.org";"Cliquez ici") affiche le texte "Cliquez ici" dans la cellule et exécute l'hyperlien http://www.example.org lorsque vous cliquez dessus.</text:p>
      <text:p text:style-name="Text_20_body">=LIEN_HYPERTEXTE($B4) où la cellule B4 contient "http://www.example.org". La fonction ajoute "http://www.example.org" à l'URL de la cellule d'hyperlien et renvoie un texte identique à celui qui est utilisé dans le résultat de la formule.</text:p>
      <text:p text:style-name="Text_20_body">=LIEN_HYPERTEXTE("http://www.";"Cliquez ") et "example.org" affiche le texte "Cliquez sur example.org" dans la cellule et exécute l'hyperlien http://www.example.org lorsque vous cliquez dessus.</text:p>
      <text:h text:style-name="Heading_20_2" text:outline-level="2"><text:bookmark text:name="bm_id31473331"/><text:bookmark text:name="bm_id31473211"/><text:bookmark text:name="Section1811"/>LIGNE</text:h>
      <text:p text:style-name="Text_20_body">Renvoie le numéro de ligne d'une référence à une cellule. Si la référence est une cellule, le numéro de ligne de la cellule est renvoyé. Si la référence est une plage de cellules, les numéros de ligne correspondants sont renvoyés dans une <text:a xlink:type="simple" xlink:href="vnd.sun.star.help://scalc/text/scalc/01/04060107.xhp?Language=fr&amp;System=WIN&amp;UseDB=no#wasmatrix">matrice</text:a> à colonne unique si la formule est saisie <text:a xlink:type="simple" xlink:href="vnd.sun.star.help://scalc/text/scalc/01/04060107.xhp?Language=fr&amp;System=WIN&amp;UseDB=no#somatrixformel">en tant que formule de matrice</text:a>. Si la fonction LIGNE contenant une référence à une plage n'est pas utilisée dans une formule de matrice, seul le numéro de ligne de la première cellule de la plage est renvoyé.</text:p>
      <text:h text:style-name="Heading_20_3" text:outline-level="3">Syntaxe</text:h>
      <text:p text:style-name="Corps_20_de_20_texte.code">LIGNE(Référence)</text:p>
      <text:p text:style-name="Text_20_body"><text:span text:style-name="T1">Référence</text:span> est la référence à une plage de cellules dont les numéros de ligne doivent être déterminés. L'argument peut également correspondre à une cellule unique.</text:p>
      <text:p text:style-name="Text_20_body">Si aucune référence n'est indiquée, le numéro de ligne déterminé est celui de la cellule dans laquelle est spécifiée la formule. OpenOffice.org Calc définit automatiquement la référence à la cellule active.</text:p>
      <text:h text:style-name="Heading_20_3" text:outline-level="3">Exemples</text:h>
      <text:p text:style-name="Text_20_body">=LIGNE(B3) renvoie la valeur 3 car la référence renvoie à la troisième ligne de la feuille de calcul.</text:p>
      <text:p text:style-name="Text_20_body">{=LIGNE(D5:D8)} a pour résultat la matrice à une colonne (5, 6, 7, 8) car la référence indiquée contient les lignes 5 à 8.</text:p>
      <text:p text:style-name="Text_20_body">=LIGNE(D5:D8) renvoie le chiffre 5 car la fonction LIGNE n'est pas utilisée en tant que formule de matrice et seul le numéro de la première ligne de la référence est renvoyé.</text:p>
      <text:p text:style-name="Text_20_body">{=LIGNE(A1:E1)} et =LIGNE(A1:E1) renvoient toutes deux le chiffre 1 car la référence ne contient que la ligne 1 en tant que première colonne de la table. (Étant donné que les plages à ligne unique ne possèdent qu'un seul numéro de ligne, il importe peu que la formule soit utilisée en tant que formule de matrice ou non).</text:p>
      <text:p text:style-name="Text_20_body">=LIGNE() renvoie la valeur 3 si la formule a été spécifiée dans la ligne 3.</text:p>
      <text:p text:style-name="Text_20_body">{=LIGNE(Lapin)} calcule la matrice à colonne unique (1, 2, 3) si "Lapin" est le nom de la zone C1:D3.</text:p>
      <text:h text:style-name="Heading_20_2" text:outline-level="2"><text:bookmark text:name="bm_id31506671"/><text:bookmark text:name="bm_id31457721"/><text:bookmark text:name="Section1911"/>LIGNES</text:h>
      <text:p text:style-name="Text_20_body">Renvoie le nombre de lignes dans une référence ou dans une matrice.</text:p>
      <text:h text:style-name="Heading_20_3" text:outline-level="3">Syntaxe</text:h>
      <text:p text:style-name="Corps_20_de_20_texte.code">LIGNES(Matrice)</text:p>
      <text:p text:style-name="Text_20_body"><text:span text:style-name="T1">Matrice</text:span> est la matrice dont le nombre de lignes doit être déterminé. L'argument peut également correspondre à une cellule unique.</text:p>
      <text:h text:style-name="Heading_20_3" text:outline-level="3">Exemples</text:h>
      <text:p text:style-name="Text_20_body">=LIGNES(B5) renvoie la valeur 1 car une cellule n'entraîne qu'une ligne.</text:p>
      <text:p text:style-name="Text_20_body">=LIGNES(A10:B12) renvoie la valeur 3.</text:p>
      <text:p text:style-name="Text_20_body">=LIGNES(Lapin) renvoie 3 si <text:span text:style-name="T1">Lapin</text:span> correspond à la plage nommée (C1:D3).</text:p>
      <text:h text:style-name="Heading_20_2" text:outline-level="2"><text:bookmark text:name="bm_id31528771"/><text:bookmark text:name="bm_id315927311"/><text:bookmark text:name="Section1421"/>RECHERCHE</text:h>
      <text:p text:style-name="Text_20_body">Renvoie le contenu d'une cellule à partir d'une plage à ligne ou à colonne unique, ou à partir d'une matrice. La valeur assignée pour le même index peut également être renvoyée dans une colonne ou dans une ligne différente. Contrairement aux fonctions RECHERCHEV et RECHERCHEH, les vecteurs de recherche et de résultat peuvent occuper des emplacements différents et n'ont pas besoin d'être voisins. En outre, le vecteur de recherche pour la fonction RECHERCHE doit être trié ; dans le cas contraire, les résultats de la recherche seront inutilisables.</text:p>
      <text:p text:style-name="Text_20_body"><text:bookmark text:name="regulaer141"/>La fonction de recherche prend en charge les <text:a xlink:type="simple" xlink:href="vnd.sun.star.help://shared/text/shared/01/02100001.xhp?Language=fr&amp;System=WIN&amp;UseDB=no">expressions régulières</text:a>. Vous pouvez, par exemple, taper "tout.*" afin de rechercher la première occurrence de "tout" suivie d'un caractère. Si vous souhaitez rechercher un texte qui constitue également une expression régulière, vous devez insérer deux barres obliques inversées \ avant chaque caractère. Le nombre de décimales correspond à celui qui est spécifié dans <text:a xlink:type="simple" xlink:href="vnd.sun.star.help://shared/text/shared/optionen/01060500.xhp?Language=fr&amp;System=WIN&amp;UseDB=no">Outils - Options - OpenOffice.org Calc - Calcul</text:a>. </text:p>
      <text:h text:style-name="Heading_20_3" text:outline-level="3">Syntaxe</text:h>
      <text:p text:style-name="Corps_20_de_20_texte.code">RECHERCHE(Critère_rech;V_recherche;V_résultat)</text:p>
      <text:p text:style-name="Text_20_body"><text:span text:style-name="T1">Critère_rech</text:span> correspond à la valeur recherchée ; elle peut être saisie directement ou sous forme de référence.</text:p>
      <text:p text:style-name="Text_20_body"><text:span text:style-name="T1">V_recherche</text:span> est la plage comportant une seule ligne ou colonne dans laquelle la recherche doit être effectuée.</text:p>
      <text:p text:style-name="Text_20_body"><text:span text:style-name="T1">V_résultat</text:span> est une autre plage à ligne unique ou à colonne unique d'où est extrait le résultat de la fonction. Le résultat est la cellule du vecteur de résultat qui possède le même indice que l'instance trouvée dans le vecteur de recherche.</text:p>
      <text:h text:style-name="Heading_20_3" text:outline-level="3">Exemple</text:h>
      <text:p text:style-name="Text_20_body">=RECHERCHE(A1;D1:D100;F1:F100) recherche la cellule correspondante dans la plage D1:D100 pour le numéro saisi en A1. Pour l'instance trouvée, l'indice est désigné, par exemple, comme la douzième cellule de cette plage. Le contenu de la douzième cellule est donc renvoyé comme valeur de la fonction (dans le vecteur de résultat).</text:p>
      <text:h text:style-name="Heading_20_2" text:outline-level="2"><text:bookmark text:name="bm_id31494811"/><text:bookmark text:name="bm_id31510011"/><text:bookmark text:name="Section1711"/>RECHERCHEH</text:h>
      <text:p text:style-name="Text_20_body">Effectue la recherche d'une valeur et d'une référence aux cellules situées sous la zone sélectionnée. Cette fonction vérifie si la première ligne d'une matrice comporte une valeur spécifique. La fonction renvoie alors la valeur dans une ligne de la matrice, nommée dans la même colonne de l'<text:span text:style-name="T1">index</text:span>.</text:p>
      <text:p text:style-name="Text_20_body"><text:bookmark text:name="regulaer211"/>La fonction de recherche prend en charge les <text:a xlink:type="simple" xlink:href="vnd.sun.star.help://shared/text/shared/01/02100001.xhp?Language=fr&amp;System=WIN&amp;UseDB=no">expressions régulières</text:a>. Vous pouvez, par exemple, taper "tout.*" afin de rechercher la première occurrence de "tout" suivie d'un caractère. Si vous souhaitez rechercher un texte qui constitue également une expression régulière, vous devez insérer deux barres obliques inversées \ avant chaque caractère. Le nombre de décimales correspond à celui qui est spécifié dans <text:a xlink:type="simple" xlink:href="vnd.sun.star.help://shared/text/shared/optionen/01060500.xhp?Language=fr&amp;System=WIN&amp;UseDB=no">Outils - Options - OpenOffice.org Calc - Calcul</text:a>. </text:p>
      <text:h text:style-name="Heading_20_3" text:outline-level="3">Syntaxe</text:h>
      <text:p text:style-name="Corps_20_de_20_texte.code">=RECHERCHEH(Critère_rech;Matrice;Indice;Tri)</text:p>
      <text:p text:style-name="Text_20_body">Voir aussi : RECHERCHEV (les colonnes et lignes sont interchangées)</text:p>
      <text:h text:style-name="Heading_20_2" text:outline-level="2"><text:bookmark text:name="bm_id31528091"/><text:bookmark text:name="bm_id31531521"/><text:bookmark text:name="Section931"/>RECHERCHEV</text:h>
      <text:p text:style-name="Text_20_body">Recherche verticale avec référence à des cellules adjacentes à droite. Cette fonction vérifie si une valeur spécifique est présente dans la première colonne d'une matrice. La fonction renvoie alors la valeur sur la même ligne d'une colonne de matrice spécifique nommée par l'index.</text:p>
      <text:p text:style-name="Text_20_body"><text:bookmark text:name="regulaer311"/>La fonction de recherche prend en charge les <text:a xlink:type="simple" xlink:href="vnd.sun.star.help://shared/text/shared/01/02100001.xhp?Language=fr&amp;System=WIN&amp;UseDB=no">expressions régulières</text:a>. Vous pouvez, par exemple, taper "tout.*" afin de rechercher la première occurrence de "tout" suivie d'un caractère. Si vous souhaitez rechercher un texte qui constitue également une expression régulière, vous devez insérer deux barres obliques inversées \ avant chaque caractère. Le nombre de décimales correspond à celui qui est spécifié dans <text:a xlink:type="simple" xlink:href="vnd.sun.star.help://shared/text/shared/optionen/01060500.xhp?Language=fr&amp;System=WIN&amp;UseDB=no">Outils - Options - OpenOffice.org Calc - Calcul</text:a>. </text:p>
      <text:h text:style-name="Heading_20_3" text:outline-level="3">Syntaxe</text:h>
      <text:p text:style-name="Corps_20_de_20_texte.code">=VLOOKUP(Critère de recherche;matrice;index;ordre de tri)</text:p>
      <text:p text:style-name="Text_20_body"><text:span text:style-name="T1">Critère_rech</text:span> est la valeur recherchée dans la première colonne de la matrice.</text:p>
      <text:p text:style-name="Text_20_body"><text:span text:style-name="T1">Matrice</text:span> est la référence, qui doit comprendre au moins deux colonnes.</text:p>
      <text:p text:style-name="Text_20_body"><text:span text:style-name="T1">Indice</text:span> correspond au numéro de la colonne au sein d'une matrice dans laquelle figure la valeur à restituer. La première colonne porte le numéro 1.</text:p>
      <text:p text:style-name="Text_20_body"><text:span text:style-name="T1">Tri</text:span> est un paramètre facultatif indiquant si la première colonne de la matrice est triée par ordre croissant. Saisissez la valeur booléenne FAUX si la première colonne n'est pas triée par ordre croissant. La recherche dans les colonnes triées peut être effectuée beaucoup plus vite et la fonction renvoie toujours une valeur, même lorsque la valeur recherchée ne correspond pas exactement, dans la mesure où elle se trouve entre la valeur la moins importante et la valeur la plus importante. Dans les listes non triées, la valeur recherchée doit correspondre exactement. Sinon, la fonction renvoie le message suivant : <text:span text:style-name="T1">Erreur : Valeur non disponible</text:span>.</text:p>
      <text:h text:style-name="Heading_20_3" text:outline-level="3">Exemple</text:h>
      <text:p text:style-name="Text_20_body">Vous souhaitez saisir le numéro d'un plat du menu dans la cellule A1. Le nom du plat doit immédiatement s'afficher dans la cellule voisine (B1). La matrice D1:E100 contient l'assignation de numéro à nom. D1 contient 100, E1 contient le nom <text:span text:style-name="T1">Soupe de légumes</text:span>, et ainsi de suite pour les 100 éléments du menu. Les nombres de la colonne D sont triés par ordre croissant ; le paramètre facultatif <text:span text:style-name="T1">Tri</text:span> n'est donc pas nécessaire.</text:p>
      <text:p text:style-name="Text_20_body">Insérez la formule suivante dans B1 :</text:p>
      <text:p text:style-name="Text_20_body">=RECHERCHEV(A1;D1:E100;2)</text:p>
      <text:p text:style-name="Text_20_body">Dès que vous saisissez un numéro dans A1, le texte correspondant, figurant dans la deuxième colonne de la référence D1:E100, apparaît dans B1. Si vous spécifiez un numéro qui n'existe pas, c'est le texte du numéro inférieur le plus proche qui s'affiche. Pour éviter ce genre d'opération, insérez FAUX comme dernier paramètre de la formule : la saisie d'un numéro inexistant entraînera alors un message d'erreur.</text:p>
      <text:h text:style-name="Heading_20_2" text:outline-level="2"><text:bookmark text:name="bm_id31543421"/><text:bookmark text:name="bm_id31494251"/><text:bookmark text:name="Section1511"/>STYLE</text:h>
      <text:p text:style-name="Text_20_body">Applique un style à la cellule contenant la formule. Au bout d'une durée définie, vous pourrez appliquer un autre style. Cette fonction renvoie toujours la valeur 0 ; vous pouvez ainsi l'ajouter à une autre fonction sans en modifier la valeur. En l'associant à la fonction ACTUELLE, vous pouvez appliquer une couleur à une cellule, quelle que soit sa valeur. Exemple : =...+STYLE(SI(ACTUELLE()&gt;3;"rouge";"vert")) applique le style <text:span text:style-name="T1">rouge</text:span> à la cellule si sa valeur est supérieure à 3 ; sinon, c'est le style <text:span text:style-name="T1">vert</text:span> qui est appliqué. Les deux formats de cellule doivent être définis au préalable.</text:p>
      <text:h text:style-name="Heading_20_3" text:outline-level="3">Syntaxe</text:h>
      <text:p text:style-name="Corps_20_de_20_texte.code">STYLE(Style;Temps;Style2)</text:p>
      <text:p text:style-name="Text_20_body"><text:span text:style-name="T1">Style</text:span> est le nom d'un style de cellule assigné à la cellule. Les noms de style doivent être saisis entre guillemets.</text:p>
      <text:p text:style-name="Text_20_body"><text:span text:style-name="T1">Temps</text:span> (facultatif) correspond à une période indiquée en secondes. Si ce paramètre fait défaut, le style est conservé.</text:p>
      <text:p text:style-name="Text_20_body"><text:span text:style-name="T1">Style2</text:span> est le nom facultatif d'un style de cellule assigné à la cellule une fois qu'un certain délai est dépassé. Si ce paramètre est manquant, le style "Standard" est adopté.</text:p>
      <text:p text:style-name="P11">Les paramètres notés « facultatifs » peuvent ne pas être renseignés uniquement quand ils ne sont pas suivis d'autres paramètres. Par exemple, dans une fonction avec 4 paramètres où les deux derniers paramètres sont « facultatifs » vous pouvez ne pas renseigner le paramètre 4 ou les paramètres 3 et 4, mais ne pas laisser <text:s/>le paramètre 3 vide alors que le paramètre 4 est renseigné.</text:p>
      <text:h text:style-name="Heading_20_3" text:outline-level="3">Exemple</text:h>
      <text:p text:style-name="Text_20_body">=STYLE("Invisible";60;"Par défaut") formate la cellule à l'aide du format Invisible durant 60 secondes après nouveau calcul ou chargement du document ; cette période expirée, c'est le format Par défaut qui lui est affecté. Les deux formats de cellule doivent avoir été définis au préalable.</text:p>
      <text:h text:style-name="Heading_20_2" text:outline-level="2"><text:bookmark text:name="bm_id31530001"/><text:bookmark text:name="bm_id315311411"/><text:bookmark text:name="Section4131"/>TYPE.ERREUR</text:h>
      <text:p text:style-name="Text_20_body">Renvoie le nombre correspondant à une <text:a xlink:type="simple" xlink:href="vnd.sun.star.help://scalc/text/scalc/05/02140000.xhp?Language=fr&amp;System=WIN&amp;UseDB=no">valeur d'erreur</text:a> survenue dans une autre cellule. Grâce à ce nombre, vous pourrez générer le texte d'un message d'erreur.</text:p>
      <text:p text:style-name="Text_20_body"><text:bookmark text:name="wahr121"/>En cas d'erreur, la fonction renvoie une valeur logique ou numérique. </text:p>
      <table:table table:name="Tableau70" table:style-name="Tableau70">
        <table:table-column table:style-name="Tableau70.A"/>
        <table:table-row>
          <table:table-cell table:style-name="Tableau70.A1" office:value-type="string">
            <text:p text:style-name="Table_20_Contents">La barre d'état affiche le code d'erreur OpenOffice.org prédéfini si vous cliquez sur la cellule comportant l'erreur.</text:p>
          </table:table-cell>
        </table:table-row>
      </table:table>
      <text:h text:style-name="Heading_20_3" text:outline-level="3">Syntaxe</text:h>
      <text:p text:style-name="Corps_20_de_20_texte.code">TYPE.ERREUR(Référence)</text:p>
      <text:p text:style-name="Text_20_body"><text:span text:style-name="T1">Référence</text:span> est la référence à une cellule comportant une indication d'erreur.</text:p>
      <text:h text:style-name="Heading_20_3" text:outline-level="3">Exemple</text:h>
      <text:p text:style-name="Text_20_body">Si Err:518 figure dans la cellule A1, la fonction =TYPE.ERREUR(A1) indique la valeur 518.</text:p>
      <text:h text:style-name="Heading_20_2" text:outline-level="2"><text:bookmark text:name="bm_id31497211"/><text:bookmark text:name="bm_id315037211"/><text:bookmark text:name="Section2121"/>ZONES</text:h>
      <text:p text:style-name="Text_20_body">Calcule le nombre de plages individuelles appartenant à une plage multiple. Une plage peut contenir des cellules contiguës ou individuelles.</text:p>
      <text:h text:style-name="Heading_20_3" text:outline-level="3">Syntaxe</text:h>
      <text:p text:style-name="Corps_20_de_20_texte.code">ZONES(Référence)</text:p>
      <text:p text:style-name="Text_20_body"><text:span text:style-name="T1">Référence</text:span> est la référence à une cellule ou à une plage de cellules.</text:p>
      <text:h text:style-name="Heading_20_3" text:outline-level="3">Exemples</text:h>
      <text:p text:style-name="Text_20_body">=ZONES(A1:B3;F2;G1) renvoie la valeur 3 puisque trois plages sont mentionnées.</text:p>
      <text:p text:style-name="Text_20_body">=ZONES(Tout) renvoie le chiffre 1 si vous avez défini une zone nommée Tout sous <text:span text:style-name="T1">Données - Définir une plage</text:span>.</text:p>
      <text:h text:style-name="Heading_20_1" text:outline-level="1"><text:bookmark text:name="bm_id31453891"/>Fonctions Texte</text:h>
      <text:p text:style-name="Text_20_body">Cette section décrit les fonctions de <text:span text:style-name="T1">texte</text:span>. </text:p>
      <text:h text:style-name="Heading_20_2" text:outline-level="2">ARABE</text:h>
      <text:p text:style-name="Text_20_body">Calcule la valeur d'un chiffre romain. La plage de valeurs doit être comprise entre 0 et 3 999.</text:p>
      <text:h text:style-name="Heading_20_3" text:outline-level="3">Syntaxe</text:h>
      <text:p text:style-name="Corps_20_de_20_texte.code">ARABE(Texte)</text:p>
      <text:p text:style-name="Text_20_body"><text:span text:style-name="T1">Texte</text:span> est la chaîne de caractères représentant le nombre en chiffres romains.</text:p>
      <text:h text:style-name="Heading_20_3" text:outline-level="3">Exemples</text:h>
      <text:p text:style-name="Text_20_body">ARABE("mxiv") renvoie 1014</text:p>
      <text:p text:style-name="Text_20_body">ARABE("mmii") renvoie 2002</text:p>
      <text:h text:style-name="Heading_20_2" text:outline-level="2"><text:bookmark text:name="bm_id31509571"/><text:bookmark text:name="bm_id315307211"/><text:bookmark text:name="base1"/>BASE</text:h>
      <text:p text:style-name="Text_20_body">Convertit un entier positif en texte du <text:a xlink:type="simple" xlink:href="vnd.sun.star.help://shared/text/shared/00/00000005.xhp?Language=fr&amp;System=WIN&amp;UseDB=no#zahlensystem">système de numérotation</text:a> vers la base spécifiée. Les chiffres 0 à 9 et les lettres A à Z sont utilisés.</text:p>
      <text:h text:style-name="Heading_20_3" text:outline-level="3">Syntaxe</text:h>
      <text:p text:style-name="Corps_20_de_20_texte.code">BASE(Nombre;Base;Longueur_min)</text:p>
      <text:p text:style-name="Text_20_body"><text:span text:style-name="T1">Nombre</text:span> est le nombre entier positif à convertir.</text:p>
      <text:p text:style-name="Text_20_body"><text:span text:style-name="T1">Base</text:span> spécifie la base numérique. Il s'agit d'un nombre entier positif entre 2 et 36.</text:p>
      <text:p text:style-name="Text_20_body"><text:span text:style-name="T1">Longueur_min</text:span> (facultatif) détermine la longueur minimale de la séquence de caractères créée. Si le texte est plus court que la longueur minimale indiquée, des zéros viennent s'ajouter à gauche de la chaîne.</text:p>
      <text:h text:style-name="Heading_20_3" text:outline-level="3">Exemple</text:h>
      <text:p text:style-name="Text_20_body"><text:bookmark text:name="bm_id31563991"/>BASE(17;10;4) renvoie 0017 dans le système décimal.</text:p>
      <text:p text:style-name="Text_20_body"><text:bookmark text:name="bm_id315787111"/>BASE(17;2) renvoie 10001 dans le système binaire.</text:p>
      <text:p text:style-name="Text_20_body"><text:bookmark text:name="bm_id31452261"/>BASE(255;16;4) renvoie 00FF dans le système hexadécimal.</text:p>
      <text:h text:style-name="Heading_20_2" text:outline-level="2"><text:bookmark text:name="bm_id31591281"/><text:bookmark text:name="bm_id31493211"/><text:bookmark text:name="char1"/>CAR</text:h>
      <text:p text:style-name="Text_20_body">Convertit un nombre en caractère en fonction du tableau de code actif. Il peut s'agir d'un nombre entier à deux ou trois chiffres.</text:p>
      <text:h text:style-name="Heading_20_3" text:outline-level="3">Syntaxe</text:h>
      <text:p text:style-name="Corps_20_de_20_texte.code">CAR(Nombre)</text:p>
      <text:p text:style-name="Text_20_body"><text:span text:style-name="T1">Nombre </text:span>représente la valeur du code pour le caractère.</text:p>
      <text:h text:style-name="Heading_20_3" text:outline-level="3">Exemple</text:h>
      <text:p text:style-name="Text_20_body">CAR(100) renvoie le caractère d.</text:p>
      <text:h text:style-name="Heading_20_2" text:outline-level="2"><text:bookmark text:name="bm_id314948411"/><text:bookmark text:name="bm_id31510051"/><text:bookmark text:name="search1"/>CHERCHE</text:h>
      <text:p text:style-name="Text_20_body">Renvoie l'emplacement d'un segment de texte dans une chaîne de caractères. Vous pouvez également définir, si vous le souhaitez, le point de départ de la recherche. Le texte recherché peut être un nombre ou toute autre séquence de caractères. La recherche ne respecte pas la casse.</text:p>
      <text:p text:style-name="Text_20_body"><text:bookmark text:name="regulaer161"/>La fonction de recherche prend en charge les <text:a xlink:type="simple" xlink:href="vnd.sun.star.help://shared/text/shared/01/02100001.xhp?Language=fr&amp;System=WIN&amp;UseDB=no">expressions régulières</text:a>. Vous pouvez, par exemple, taper "tout.*" afin de rechercher la première occurrence de "tout" suivie d'un caractère. Si vous souhaitez rechercher un texte qui constitue également une expression régulière, vous devez insérer deux barres obliques inversées \ avant chaque caractère. Le nombre de décimales correspond à celui qui est spécifié dans <text:a xlink:type="simple" xlink:href="vnd.sun.star.help://shared/text/shared/optionen/01060500.xhp?Language=fr&amp;System=WIN&amp;UseDB=no">Outils - Options - OpenOffice.org Calc - Calcul</text:a>. </text:p>
      <text:h text:style-name="Heading_20_3" text:outline-level="3">Syntaxe</text:h>
      <text:p text:style-name="Corps_20_de_20_texte.code">CHERCHE(Texte_cherché;Texte;Position)</text:p>
      <text:p text:style-name="Text_20_body"><text:span text:style-name="T1">texte_cherché</text:span> représente le texte qui doit être recherché.</text:p>
      <text:p text:style-name="Text_20_body"><text:span text:style-name="T1">Texte</text:span> est le texte dans lequel s'effectue la recherche.</text:p>
      <text:p text:style-name="Text_20_body"><text:span text:style-name="T1">no_départ</text:span> (facultatif) représente l'endroit du texte à partir duquel la recherche doit être effectuée.</text:p>
      <text:h text:style-name="Heading_20_3" text:outline-level="3">Exemple</text:h>
      <text:p text:style-name="Text_20_body">CHERCHE(54;998877665544) renvoie <text:span text:style-name="T1">10</text:span>.</text:p>
      <text:h text:style-name="Heading_20_2" text:outline-level="2"><text:bookmark text:name="bm_id31508141"/><text:bookmark text:name="bm_id31508021"/><text:bookmark text:name="value1"/>CNUM</text:h>
      <text:p text:style-name="Text_20_body">Convertit une chaîne de texte en nombre.</text:p>
      <text:h text:style-name="Heading_20_3" text:outline-level="3">Syntaxe</text:h>
      <text:p text:style-name="Corps_20_de_20_texte.code">CNUM(Texte)</text:p>
      <text:p text:style-name="Text_20_body"><text:span text:style-name="T1">Texte</text:span> est le texte à convertir en nombre.</text:p>
      <text:h text:style-name="Heading_20_3" text:outline-level="3">Exemple</text:h>
      <text:p text:style-name="Text_20_body">CNUM ("4321") renvoie 4321.</text:p>
      <text:h text:style-name="Heading_20_2" text:outline-level="2"><text:bookmark text:name="bm_id315908421"/><text:bookmark text:name="bm_id31554981"/><text:bookmark text:name="code1"/>CODE</text:h>
      <text:p text:style-name="Text_20_body">Renvoie le numéro de code du premier caractère du texte.</text:p>
      <text:h text:style-name="Heading_20_3" text:outline-level="3">Syntaxe</text:h>
      <text:p text:style-name="Corps_20_de_20_texte.code">CODE(texte)</text:p>
      <text:p text:style-name="Text_20_body"><text:span text:style-name="T1">Texte</text:span> est le texte dont le code du premier caractère doit être recherché.</text:p>
      <text:h text:style-name="Heading_20_3" text:outline-level="3">Exemple</text:h>
      <text:p text:style-name="Text_20_body">CODE("Hieronymus") renvoie 72, CODE("hiéroglyphique") renvoie 104.</text:p>
      <table:table table:name="Tableau71" table:style-name="Tableau71">
        <table:table-column table:style-name="Tableau71.A"/>
        <table:table-row>
          <table:table-cell table:style-name="Tableau71.A1" office:value-type="string">
            <text:p text:style-name="Table_20_Contents">Le code utilisé à ce niveau n'est pas le code ASCII, mais le code de la table de codes active.</text:p>
          </table:table-cell>
        </table:table-row>
      </table:table>
      <text:p text:style-name="Text_20_body"><text:bookmark text:name="bm_id31530841"/><text:bookmark text:name="bm_id31496881"/><text:bookmark text:name="concatenate1"/></text:p>
      <text:h text:style-name="Heading_20_2" text:outline-level="2">CONCATENER</text:h>
      <text:p text:style-name="Text_20_body">Combine plusieurs chaînes de texte pour n'en former qu'une.</text:p>
      <text:h text:style-name="Heading_20_3" text:outline-level="3">Syntaxe</text:h>
      <text:p text:style-name="Corps_20_de_20_texte.code">CONCATENER(Texte 1;...;Texte 30)</text:p>
      <text:p text:style-name="Text_20_body"><text:span text:style-name="T1">texte 1 à texte 30</text:span> représentent les 1 à 30 éléments de texte à assembler en un élément de texte unique.</text:p>
      <text:h text:style-name="Heading_20_3" text:outline-level="3">Exemple</text:h>
      <text:p text:style-name="Text_20_body">CONCATENER("Bonne ";"journée ";"Madame ";"Dupont") renvoie <text:span text:style-name="T1">Bonne journée Madame Dupont</text:span>.</text:p>
      <text:h text:style-name="Heading_20_2" text:outline-level="2"><text:bookmark text:name="bm_id31494501"/><text:bookmark text:name="bm_id31492681"/><text:bookmark text:name="fixed1"/>CTXT</text:h>
      <text:p text:style-name="Text_20_body">Indique qu'un nombre doit s'afficher avec un nombre spécifié de décimales et avec ou sans séparateur de milliers. Vous pouvez utiliser cette fonction pour appliquer un formatage uniforme à une colonne de nombres.</text:p>
      <text:h text:style-name="Heading_20_3" text:outline-level="3">Syntaxe</text:h>
      <text:p text:style-name="Corps_20_de_20_texte.code">CTXT(Nombre;Décimales;Sans séparateur de milliers)</text:p>
      <text:p text:style-name="Text_20_body"><text:span text:style-name="T1">Nombre</text:span> représente le nombre qui doit être formaté.</text:p>
      <text:p text:style-name="Text_20_body"><text:span text:style-name="T1">D</text:span> représente le nombre de décimales à afficher.</text:p>
      <text:p text:style-name="Text_20_body"><text:span text:style-name="T1">Sans séparateur de milliers</text:span> (facultatif) détermine si le séparateur de milliers est utilisé. Si le paramètre donné est un nombre non égal à zéro, le séparateur de milliers est supprimé. Si le paramètre est égal à 0, ou s'il n'est pas défini, les séparateurs de milliers définis dans l'<text:a xlink:type="simple" xlink:href="vnd.sun.star.help://shared/text/shared/optionen/01140000.xhp?Language=fr&amp;System=WIN&amp;UseDB=no">environnement linguistique actif</text:a> s'affichent.</text:p>
      <text:h text:style-name="Heading_20_3" text:outline-level="3">Exemple</text:h>
      <text:p text:style-name="Text_20_body">CTXT(1234567,89;3) renvoie 1 234 567,890. CTXT(1234567,89;3;1) renvoie 1234567,890.</text:p>
      <text:h text:style-name="Heading_20_2" text:outline-level="2"><text:bookmark text:name="bm_id3150338"/><text:bookmark text:name="bm_id3145166"/><text:bookmark text:name="decimal"/>DECIMAL</text:h>
      <text:p text:style-name="Text_20_body">Convertit un texte comportant des caractères en nombre entier positif dans la racine base spécifiée, à partir d'un <text:a xlink:type="simple" xlink:href="vnd.sun.star.help://shared/text/shared/00/00000005.xhp?Language=fr&amp;System=WIN&amp;UseDB=no#zahlensystem">système de numérotation</text:a>. La base doit être comprise entre 2 et 36. Les espaces et tabulations sont ignorés. Le champ <text:span text:style-name="T1">Texte</text:span> ne respecte pas la casse.</text:p>
      <text:p text:style-name="Text_20_body">Si la base est 16, un x ou X de début, un 0x ou 0X de début ou un h ou H de fin sont ignorés. Si la base est 2, un b ou un B de fin est ignoré. Les caractères ne faisant pas partie du système de numération génèrent une erreur.</text:p>
      <text:h text:style-name="Heading_20_3" text:outline-level="3">Syntaxe</text:h>
      <text:p text:style-name="Corps_20_de_20_texte.code">DECIMAL(Texte;Base)</text:p>
      <text:p text:style-name="Text_20_body"><text:span text:style-name="T1">Texte</text:span> est le texte à convertir. Pour faire la distinction entre un nombre hexadécimal (tel que A1) et une référence à la cellule A1, vous devez mettre le nombre entre guillemets, par exemple, "A1" ou "FACE".</text:p>
      <text:p text:style-name="Text_20_body"><text:span text:style-name="T1">Base</text:span> spécifie la base numérique. Il s'agit d'un nombre entier positif entre 2 et 36.</text:p>
      <text:h text:style-name="Heading_20_3" text:outline-level="3">Exemple</text:h>
      <text:p text:style-name="Text_20_body">DECIMAL("17";10) renvoie 17.</text:p>
      <text:p text:style-name="Text_20_body">DECIMAL("FACE";16) renvoie 64206.</text:p>
      <text:p text:style-name="Text_20_body">DECIMAL("0101";2) renvoie 5.</text:p>
      <text:h text:style-name="Heading_20_2" text:outline-level="2"><text:bookmark text:name="bm_id31546021"/><text:bookmark text:name="bm_id31498051"/><text:bookmark text:name="right1"/>DROITE</text:h>
      <text:p text:style-name="Text_20_body">Définit le ou les derniers caractères d'une chaîne de texte.</text:p>
      <text:h text:style-name="Heading_20_3" text:outline-level="3">Syntaxe</text:h>
      <text:p text:style-name="Corps_20_de_20_texte.code">DROITE(texte;no_caractère)</text:p>
      <text:p text:style-name="Text_20_body"><text:span text:style-name="T1">Texte</text:span> est le texte dont la partie de droite doit être déterminée.</text:p>
      <text:p text:style-name="Text_20_body"><text:span text:style-name="T1">Nombre</text:span> (facultatif) est le nombre de caractères de gauche.</text:p>
      <text:h text:style-name="Heading_20_3" text:outline-level="3">Exemple</text:h>
      <text:p text:style-name="Text_20_body">DROITE("Sun";2) renvoie <text:span text:style-name="T1">un</text:span>.</text:p>
      <text:h text:style-name="Heading_20_2" text:outline-level="2"><text:bookmark text:name="bm_id31487291"/><text:bookmark text:name="bm_id31490091"/><text:bookmark text:name="clean1"/>EPURAGE</text:h>
      <text:p text:style-name="Text_20_body">Tous les caractères non imprimables sont supprimés de la chaîne.</text:p>
      <text:h text:style-name="Heading_20_3" text:outline-level="3">Syntaxe</text:h>
      <text:p text:style-name="Corps_20_de_20_texte.code">EPURAGE(texte)</text:p>
      <text:p text:style-name="Text_20_body"><text:span text:style-name="T1">texte</text:span> représente le texte dans lequel les caractères non imprimables doivent être supprimés.</text:p>
      <text:h text:style-name="Heading_20_2" text:outline-level="2"><text:bookmark text:name="bm_id31550811"/><text:bookmark text:name="bm_id31506851"/><text:bookmark text:name="exact1"/>EXACT</text:h>
      <text:p text:style-name="Text_20_body">Compare deux chaînes de texte et renvoie la valeur VRAI si elles sont identiques. Cette fonction respecte la casse.</text:p>
      <text:h text:style-name="Heading_20_3" text:outline-level="3">Syntaxe</text:h>
      <text:p text:style-name="Corps_20_de_20_texte.code">EXACT(Texte_1;Texte_2)</text:p>
      <text:p text:style-name="Text_20_body"><text:span text:style-name="T1">Texte_1</text:span> est le premier texte à comparer.</text:p>
      <text:p text:style-name="Text_20_body"><text:span text:style-name="T1">Texte_2</text:span> est le second texte à comparer.</text:p>
      <text:h text:style-name="Heading_20_3" text:outline-level="3">Exemple</text:h>
      <text:p text:style-name="Text_20_body">EXACT("Sun microsystems";"Sun Microsystems") renvoie FAUX.</text:p>
      <text:h text:style-name="Heading_20_2" text:outline-level="2"><text:bookmark text:name="bm_id31495321"/><text:bookmark text:name="bm_id31484021"/><text:bookmark text:name="dollar1"/>FRANC</text:h>
      <text:p text:style-name="Text_20_body">Convertit un nombre en somme au format monétaire, arrondie à la décimale spécifiée. Dans le champ <text:span text:style-name="T1">Valeur</text:span>, entrez le nombre que vous souhaitez convertir en devise. Vous pouvez également saisir le nombre de décimales dans le champ <text:span text:style-name="T1">Décimales</text:span>. Si aucune valeur n'est spécifiée, tous les nombres au format monétaire s'afficheront avec deux décimales. </text:p>
      <text:p text:style-name="Text_20_body">Vous pouvez définir le format monétaire dans les paramètres du système.</text:p>
      <text:h text:style-name="Heading_20_3" text:outline-level="3">Syntaxe</text:h>
      <text:p text:style-name="Corps_20_de_20_texte.code">FRANC(nombre;nombre_décimales)</text:p>
      <text:p text:style-name="Text_20_body"><text:span text:style-name="T1">nombre</text:span> représente un nombre, une référence à une cellule contenant un nombre ou une formule qui renvoie un nombre.</text:p>
      <text:p text:style-name="Text_20_body"><text:span text:style-name="T1">Décimales</text:span> indique le nombre de décimales.</text:p>
      <text:h text:style-name="Heading_20_3" text:outline-level="3">Exemple</text:h>
      <text:p text:style-name="Text_20_body">FRANC(255) affiche 255,00 €.</text:p>
      <text:p text:style-name="Text_20_body">FRANC(367,456;2) renvoie 367,46 €. Utilisez le séparateur de décimales correspondant à l'<text:a xlink:type="simple" xlink:href="vnd.sun.star.help://shared/text/shared/optionen/01140000.xhp?Language=fr&amp;System=WIN&amp;UseDB=no">environnement linguistique actuel</text:a>.</text:p>
      <text:h text:style-name="Heading_20_2" text:outline-level="2"><text:bookmark text:name="bm_id31546451"/><text:bookmark text:name="bm_id31470831"/><text:bookmark text:name="left1"/>GAUCHE</text:h>
      <text:p text:style-name="Text_20_body">Renvoie le ou les premiers caractères d'une chaîne de texte.</text:p>
      <text:h text:style-name="Heading_20_3" text:outline-level="3">Syntaxe</text:h>
      <text:p text:style-name="Corps_20_de_20_texte.code">GAUCHE(texte;no_caractère)</text:p>
      <text:p text:style-name="Text_20_body"><text:span text:style-name="T1">Texte</text:span> est le texte dans lequel les mots partiels initiaux sont déterminés.</text:p>
      <text:p text:style-name="Text_20_body"><text:span text:style-name="T1">Nombre</text:span> (facultatif) indique le nombre de caractères du texte de départ. Si ce paramètre n'est pas défini, un seul caractère est renvoyé.</text:p>
      <text:h text:style-name="Heading_20_3" text:outline-level="3">Exemple</text:h>
      <text:p text:style-name="Text_20_body">Gauche("désactiver";3) renvoie <text:span text:style-name="T1">dés</text:span>.</text:p>
      <text:h text:style-name="Heading_20_2" text:outline-level="2"><text:bookmark text:name="bm_id31451891"/><text:bookmark text:name="bm_id31451781"/><text:bookmark text:name="upper1"/>MAJUSCULE</text:h>
      <text:p text:style-name="Text_20_body">Permet de convertir en majuscules la chaîne indiquée dans le champ <text:span text:style-name="T1">texte</text:span>.</text:p>
      <text:h text:style-name="Heading_20_3" text:outline-level="3">Syntaxe</text:h>
      <text:p text:style-name="Corps_20_de_20_texte.code">MAJUSCULE(texte)</text:p>
      <text:p text:style-name="Text_20_body"><text:span text:style-name="T1">Texte</text:span> contient les lettres en minuscules que vous souhaitez convertir en majuscules.</text:p>
      <text:h text:style-name="Heading_20_3" text:outline-level="3">Exemple</text:h>
      <text:p text:style-name="Text_20_body">MAJUSCULE("Bonjour") renvoie BONJOUR.</text:p>
      <text:h text:style-name="Heading_20_2" text:outline-level="2"><text:bookmark text:name="bm_id31511731"/><text:bookmark text:name="bm_id315398311"/><text:bookmark text:name="lower1"/>MINUSCULE</text:h>
      <text:p text:style-name="Text_20_body">Convertit toutes les majuscules d'une chaîne de caractères en minuscules.</text:p>
      <text:h text:style-name="Heading_20_3" text:outline-level="3">Syntaxe</text:h>
      <text:p text:style-name="Corps_20_de_20_texte.code">MINUSCULE(texte)</text:p>
      <text:p text:style-name="Text_20_body"><text:span text:style-name="T1">Texte</text:span> est le texte à convertir.</text:p>
      <text:h text:style-name="Heading_20_3" text:outline-level="3">Exemple</text:h>
      <text:p text:style-name="Text_20_body">MINUSCULE("Sun") renvoie sun.</text:p>
      <text:h text:style-name="Heading_20_2" text:outline-level="2"><text:bookmark text:name="bm_id31540501"/><text:bookmark text:name="bm_id31561101"/><text:bookmark text:name="len1"/>NBCAR</text:h>
      <text:p text:style-name="Text_20_body">Renvoie la longueur d'une chaîne en incluant les espaces.</text:p>
      <text:h text:style-name="Heading_20_3" text:outline-level="3">Syntaxe</text:h>
      <text:p text:style-name="Corps_20_de_20_texte.code">NBCAR(texte)</text:p>
      <text:p text:style-name="Text_20_body"><text:span text:style-name="T1">texte</text:span> représente le texte dont vous souhaitez connaître la longueur.</text:p>
      <text:h text:style-name="Heading_20_3" text:outline-level="3">Exemple</text:h>
      <text:p text:style-name="Text_20_body">NBCAR("Bonne journée") renvoie <text:span text:style-name="T1">13</text:span>.</text:p>
      <text:p text:style-name="Text_20_body">NBCAR(12345,67) renvoie <text:span text:style-name="T1">8</text:span>.</text:p>
      <text:h text:style-name="Heading_20_2" text:outline-level="2"><text:bookmark text:name="bm_id31548971"/><text:bookmark text:name="bm_id31591431"/><text:bookmark text:name="proper1"/>NOMPROPRE</text:h>
      <text:p text:style-name="Text_20_body">Met la première lettre de tous les mots d'une chaîne en majuscules.</text:p>
      <text:h text:style-name="Heading_20_3" text:outline-level="3">Syntaxe</text:h>
      <text:p text:style-name="Corps_20_de_20_texte.code">NOMPROPRE(texte)</text:p>
      <text:p text:style-name="Text_20_body"><text:span text:style-name="T1">Texte</text:span> est le texte à convertir.</text:p>
      <text:h text:style-name="Heading_20_3" text:outline-level="3">Exemple</text:h>
      <text:p text:style-name="Text_20_body">NOMPROPRE ("sun microsystems") renvoie Sun Microsystems.</text:p>
      <text:h text:style-name="Heading_20_2" text:outline-level="2"><text:bookmark text:name="bm_id31499901"/><text:bookmark text:name="bm_id31491711"/><text:bookmark text:name="replace1"/>REMPLACER</text:h>
      <text:p text:style-name="Text_20_body">Remplace une partie de la chaîne de texte par une chaîne de texte différente. Cette fonction sert à remplacer les caractères et les nombres, qui sont automatiquement convertis en texte. Le résultat de cette fonction s'affiche toujours en tant que texte. Si vous souhaitez effectuer d'autres calculs avec un nombre qui a été remplacé par du texte, vous devrez le reconvertir en nombre en utilisant la fonction CNUM.</text:p>
      <text:p text:style-name="Text_20_body">Tout texte contenant des nombres doit être saisi entre guillemets, faute de quoi il est interprété comme un nombre et automatiquement converti en texte.</text:p>
      <text:h text:style-name="Heading_20_3" text:outline-level="3">Syntaxe</text:h>
      <text:p text:style-name="Corps_20_de_20_texte.code">REMPLACER(Texte;Position;Longueur;Nouveau_texte)</text:p>
      <text:p text:style-name="Text_20_body"><text:span text:style-name="T1">Texte</text:span> est le texte dont une partie doit être remplacée.</text:p>
      <text:p text:style-name="Text_20_body"><text:span text:style-name="T1">Position</text:span> est l'emplacement, dans le texte, où doit commencer le remplacement.</text:p>
      <text:p text:style-name="Text_20_body"><text:span text:style-name="T1">Longueur</text:span> est le nombre de caractères du <text:span text:style-name="T1">Texte</text:span> à remplacer.</text:p>
      <text:p text:style-name="Text_20_body"><text:span text:style-name="T1">Nouveau_texte</text:span> est le texte devant remplacer le contenu du champ <text:span text:style-name="T1">Texte</text:span>.</text:p>
      <text:h text:style-name="Heading_20_3" text:outline-level="3">Exemple</text:h>
      <text:p text:style-name="Text_20_body">REMPLACER("1234567";1;1;"444") renvoie "444234567". Un caractère en position 1 est remplacé par l'intégralité du texte se trouvant dans le champ <text:span text:style-name="T1">Nouveau_texte</text:span>.</text:p>
      <text:h text:style-name="Heading_20_2" text:outline-level="2"><text:bookmark text:name="bm_id31555821"/><text:bookmark text:name="bm_id31497411"/><text:bookmark text:name="rept1"/>REPT</text:h>
      <text:p text:style-name="Text_20_body">Répète une chaîne de caractères selon le <text:span text:style-name="T1">nombre</text:span> de fois spécifié.</text:p>
      <text:h text:style-name="Heading_20_3" text:outline-level="3">Syntaxe</text:h>
      <text:p text:style-name="Corps_20_de_20_texte.code">REPT(Texte;Nombre)</text:p>
      <text:p text:style-name="Text_20_body"><text:span text:style-name="T1">Texte</text:span> est le texte à répéter.</text:p>
      <text:p text:style-name="Text_20_body"><text:span text:style-name="T1">Nombre</text:span> est le nombre de répétitions.</text:p>
      <text:p text:style-name="Text_20_body">Le résultat ne doit pas dépasser 255 caractères.</text:p>
      <text:h text:style-name="Heading_20_3" text:outline-level="3">Exemple</text:h>
      <text:p text:style-name="Text_20_body">REPT("Bonjour"; 2) renvoie <text:span text:style-name="T1">BonjourBonjour</text:span>.</text:p>
      <text:h text:style-name="Heading_20_2" text:outline-level="2"><text:bookmark text:name="bm_id31447551"/><text:bookmark text:name="bm_id31535341"/><text:bookmark text:name="roman1"/>ROMAIN</text:h>
      <text:p text:style-name="Text_20_body">Convertit un nombre en chiffres romains. La plage de valeurs doit être comprise entre 0 et 3 999. Le mode peut être un nombre entier compris entre 0 et 4.</text:p>
      <text:h text:style-name="Heading_20_3" text:outline-level="3">Syntaxe</text:h>
      <text:p text:style-name="Corps_20_de_20_texte.code">ROMAIN(Nombre;Mode)</text:p>
      <text:p text:style-name="Text_20_body"><text:span text:style-name="T1">Nombre</text:span> représente le nombre à convertir en chiffres romains.</text:p>
      <text:p text:style-name="Text_20_body"><text:span text:style-name="T1">Mode</text:span> (facultatif) spécifie le degré de simplification : plus la valeur est élevée, plus le nombre en chiffres romains sera simplifié.</text:p>
      <text:h text:style-name="Heading_20_3" text:outline-level="3">Exemples</text:h>
      <text:p text:style-name="Text_20_body">ROMAIN(999) renvoie CMXCIX</text:p>
      <text:p text:style-name="Text_20_body">ROMAIN(999;0) renvoie CMXCIX</text:p>
      <text:p text:style-name="Text_20_body">ROMAIN(999;1) renvoie LMVLIV</text:p>
      <text:p text:style-name="Text_20_body">ROMAIN(999;2) renvoie XMIX</text:p>
      <text:p text:style-name="Text_20_body">ROMAIN(999;3) renvoie VMIV</text:p>
      <text:p text:style-name="Text_20_body">ROMAIN(999;4) renvoie IM</text:p>
      <text:h text:style-name="Heading_20_2" text:outline-level="2"><text:bookmark text:name="bm_id31553921"/><text:bookmark text:name="bm_id31545891"/><text:bookmark text:name="mid1"/>STXT</text:h>
      <text:p text:style-name="Text_20_body">Renvoie un segment de texte d'une chaîne de caractères. Les paramètres indiquent le point de départ et le nombre de caractères.</text:p>
      <text:h text:style-name="Heading_20_3" text:outline-level="3">Syntaxe</text:h>
      <text:p text:style-name="Corps_20_de_20_texte.code">STXT(Texte;Début;Nombre)</text:p>
      <text:p text:style-name="Text_20_body"><text:span text:style-name="T1">Texte</text:span> représente le texte contenant les caractères à extraire.</text:p>
      <text:p text:style-name="Text_20_body"><text:span text:style-name="T1">Début</text:span> fait référence à l'endroit où se trouve le premier caractère à extraire du texte.</text:p>
      <text:p text:style-name="Text_20_body"><text:span text:style-name="T1">Nombre</text:span> représente le nombre de caractères à extraire.</text:p>
      <text:h text:style-name="Heading_20_3" text:outline-level="3">Exemple</text:h>
      <text:p text:style-name="Text_20_body">STXT("Sun Microsystems";5;5) renvoie <text:span text:style-name="T1">Micro</text:span>.</text:p>
      <text:h text:style-name="Heading_20_2" text:outline-level="2"><text:bookmark text:name="bm_id31470901"/><text:bookmark text:name="bm_id31548301"/><text:bookmark text:name="substitute1"/>SUBSTITUE</text:h>
      <text:p text:style-name="Text_20_body">Remplace l'ancien texte par le nouveau texte dans une chaîne.</text:p>
      <text:h text:style-name="Heading_20_3" text:outline-level="3">Syntaxe</text:h>
      <text:p text:style-name="Corps_20_de_20_texte.code">SUBSTITUE(Texte;Texte_cherché;Nouveau_texte;Occurrence)</text:p>
      <text:p text:style-name="Text_20_body"><text:span text:style-name="T1">Texte</text:span> représente le texte dont certaines parties sont à remplacer.</text:p>
      <text:p text:style-name="Text_20_body"><text:span text:style-name="T1">Texte_cherché</text:span> est le segment de texte à remplacer (un certain nombre de fois).</text:p>
      <text:p text:style-name="Text_20_body"><text:span text:style-name="T1">Nouveau_texte</text:span> représente le texte de remplacement.</text:p>
      <text:p text:style-name="Text_20_body"><text:span text:style-name="T1">Occurrence</text:span> (facultatif) indique combien d'occurrences du texte recherché doivent être remplacées. Si ce paramètre n'est pas défini, le texte recherché est remplacé partout.</text:p>
      <text:h text:style-name="Heading_20_3" text:outline-level="3">Exemple</text:h>
      <text:p text:style-name="Text_20_body">SUBSTITUE("123123123";"3";"abc")renvoie <text:span text:style-name="T1">12abc12abc12abc</text:span>.</text:p>
      <text:p text:style-name="Text_20_body">SUBSTITUE("123123123";"3";"abc";2) renvoie <text:span text:style-name="T1">12312abc123</text:span>.</text:p>
      <text:h text:style-name="Heading_20_2" text:outline-level="2"><text:bookmark text:name="bm_id31505841"/><text:bookmark text:name="bm_id31510391"/><text:bookmark text:name="trim1"/>SUPPRESPACE</text:h>
      <text:p text:style-name="Text_20_body">Supprime les espaces devant une chaîne ou aligne le contenu des cellules sur la gauche.</text:p>
      <text:h text:style-name="Heading_20_3" text:outline-level="3">Syntaxe</text:h>
      <text:p text:style-name="Corps_20_de_20_texte.code">SUPPRESPACE(texte)</text:p>
      <text:p text:style-name="Text_20_body"><text:span text:style-name="T1">Texte</text:span> est le texte dans lequel les espaces à gauche sont supprimés, ou la cellule dont le contenu est aligné à gauche.</text:p>
      <text:h text:style-name="Heading_20_3" text:outline-level="3">Exemple</text:h>
      <text:p text:style-name="Text_20_body">SUPPRESPACE(" salut") renvoie <text:span text:style-name="T1">salut</text:span>.</text:p>
      <text:h text:style-name="Heading_20_2" text:outline-level="2"><text:bookmark text:name="bm_id31560511"/><text:bookmark text:name="bm_id31489771"/><text:bookmark text:name="t1"/>T</text:h>
      <text:p text:style-name="Text_20_body">Cette fonction convertit les nombres en chaîne de texte vide.</text:p>
      <text:h text:style-name="Heading_20_3" text:outline-level="3">Syntaxe</text:h>
      <text:p text:style-name="Corps_20_de_20_texte.code">T(valeur)</text:p>
      <text:p text:style-name="Text_20_body"><text:span text:style-name="T1">Valeur</text:span> est la valeur à convertir. Une référence peut également être utilisée comme paramètre. Si la cellule référencée comprend un nombre ou une formule contenant un résultat numérique, vous obtiendrez une chaîne vide.</text:p>
      <text:h text:style-name="Heading_20_3" text:outline-level="3">Exemple</text:h>
      <text:p text:style-name="Text_20_body">T(12345) ne renvoie rien si 12345 est formaté comme nombre. T("12345") renvoie 12345.</text:p>
      <text:h text:style-name="Heading_20_2" text:outline-level="2"><text:bookmark text:name="bm_id31564261"/><text:bookmark text:name="bm_id31471321"/><text:bookmark text:name="text1"/>TEXTE</text:h>
      <text:p text:style-name="Text_20_body">Convertit un nombre en texte selon un format spécifié.</text:p>
      <text:h text:style-name="Heading_20_3" text:outline-level="3">Syntaxe</text:h>
      <text:p text:style-name="Corps_20_de_20_texte.code">TEXTE(Nombre;format_texte)</text:p>
      <text:p text:style-name="Text_20_body"><text:span text:style-name="T1">Nombre</text:span> représente la valeur numérique à convertir.</text:p>
      <text:p text:style-name="Text_20_body"><text:span text:style-name="T1">Format</text:span> est le texte définissant le format. Utilisez les décimales et les séparateurs de milliers correspondant à la langue définie dans le format de cellule.</text:p>
      <text:h text:style-name="Heading_20_2" text:outline-level="2"><text:bookmark text:name="bm_id31474821"/><text:bookmark text:name="bm_id31525891"/><text:bookmark text:name="find1"/>TROUVE</text:h>
      <text:p text:style-name="Text_20_body">Recherche une chaîne de texte dans une autre chaîne. Vous pouvez également définir l'endroit à partir duquel la recherche doit être lancée. Le terme recherché peut être un nombre ou une chaîne de caractères. La recherche respecte la casse.</text:p>
      <text:h text:style-name="Heading_20_3" text:outline-level="3">Syntaxe</text:h>
      <text:p text:style-name="Corps_20_de_20_texte.code">TROUVE(Texte_cherché;Texte;Position)</text:p>
      <text:p text:style-name="Text_20_body"><text:span text:style-name="T1">texte_cherché</text:span> représente le texte qui doit être recherché.</text:p>
      <text:p text:style-name="Text_20_body"><text:span text:style-name="T1">Texte</text:span> est le texte dans lequel s'effectue la recherche.</text:p>
      <text:p text:style-name="Text_20_body"><text:span text:style-name="T1">Position</text:span> (facultatif) est l'endroit du texte à partir duquel la recherche est lancée.</text:p>
      <text:h text:style-name="Heading_20_3" text:outline-level="3">Exemple</text:h>
      <text:p text:style-name="Text_20_body">TROUVE(76;998877665544) renvoie 6.</text:p>
      <text:h text:style-name="P8" text:outline-level="1">Add-in : fonctions d'analyse</text:h>
      <text:h text:style-name="P24" text:outline-level="2"><text:bookmark text:name="bm_id315043521"/><text:bookmark text:name="bm_id31530741"/><text:bookmark text:name="besseli1"/>BESSELI</text:h>
      <text:p text:style-name="Text_20_body">Calcule la fonction de Bessel modifiée.</text:p>
      <text:h text:style-name="Heading_20_3" text:outline-level="3">Syntaxe</text:h>
      <text:p text:style-name="Corps_20_de_20_texte.code">BESSELI(X;N)</text:p>
      <text:p text:style-name="Text_20_body">X : la valeur avec laquelle calculer la fonction.</text:p>
      <text:p text:style-name="Text_20_body">N : l'ordre de la fonction de Bessel.</text:p>
      <text:h text:style-name="Heading_20_2" text:outline-level="2"><text:bookmark text:name="bm_id31505391"/><text:bookmark text:name="besselj1"/>BESSELJ</text:h>
      <text:p text:style-name="Text_20_body">Calcule la fonction de Bessel (fonction Cylindre).</text:p>
      <text:h text:style-name="Heading_20_3" text:outline-level="3">Syntaxe</text:h>
      <text:p text:style-name="Corps_20_de_20_texte.code">BESSELJ(X;N)</text:p>
      <text:p text:style-name="Text_20_body">X : la valeur avec laquelle calculer la fonction.</text:p>
      <text:p text:style-name="Text_20_body">N : l'ordre de la fonction de Bessel.</text:p>
      <text:h text:style-name="Heading_20_2" text:outline-level="2"><text:bookmark text:name="bm_id31476161"/><text:bookmark text:name="besselk1"/>BESSELK</text:h>
      <text:p text:style-name="Text_20_body">Calcule la fonction de Bessel modifiée.</text:p>
      <text:h text:style-name="Heading_20_3" text:outline-level="3">Syntaxe</text:h>
      <text:p text:style-name="Corps_20_de_20_texte.code">BESSELK(X;N)</text:p>
      <text:p text:style-name="Text_20_body">X : la valeur avec laquelle calculer la fonction.</text:p>
      <text:p text:style-name="Text_20_body">N : l'ordre de la fonction de Bessel.</text:p>
      <text:h text:style-name="Heading_20_2" text:outline-level="2"><text:bookmark text:name="bm_id31504611"/><text:bookmark text:name="bessely1"/>BESSELY</text:h>
      <text:p text:style-name="Text_20_body">Calcule la fonction de Bessel modifiée.</text:p>
      <text:h text:style-name="Heading_20_3" text:outline-level="3">Syntaxe</text:h>
      <text:p text:style-name="Corps_20_de_20_texte.code">BESSELY(X;N)</text:p>
      <text:p text:style-name="Text_20_body">X : la valeur avec laquelle calculer la fonction.</text:p>
      <text:p text:style-name="Text_20_body">N : l'ordre de la fonction de Bessel.</text:p>
      <text:h text:style-name="Heading_20_2" text:outline-level="2"><text:bookmark text:name="bm_id31512301"/><text:bookmark text:name="bm_id31530341"/><text:bookmark text:name="bin2dec1"/>BINDEC</text:h>
      <text:p text:style-name="Text_20_body">Convertit le nombre binaire saisi en nombre décimal.</text:p>
      <text:h text:style-name="Heading_20_3" text:outline-level="3">Syntaxe</text:h>
      <text:p text:style-name="Corps_20_de_20_texte.code">BINDEC(Nombre)</text:p>
      <text:p text:style-name="Text_20_body">Nombre : le nombre binaire. Le nombre peut comporter jusqu'à 10 caractères (bits). Le bit le plus significatif est le bit de signe. Les nombres négatifs sont représentés à l'aide de la notation de complément à 2.</text:p>
      <text:h text:style-name="Heading_20_3" text:outline-level="3">Exemple</text:h>
      <text:p text:style-name="Text_20_body">=BINDEC(1100100) renvoie 100.</text:p>
      <text:h text:style-name="Heading_20_2" text:outline-level="2"><text:bookmark text:name="bm_id31495481"/><text:bookmark text:name="bm_id31499541"/><text:bookmark text:name="bin2hex1"/>BINHEX</text:h>
      <text:p text:style-name="Text_20_body">Convertit le nombre binaire saisi en nombre hexadécimal.</text:p>
      <text:h text:style-name="Heading_20_3" text:outline-level="3">Syntaxe</text:h>
      <text:p text:style-name="Corps_20_de_20_texte.code">BINHEX(Nombre;Chiffres)</text:p>
      <text:p text:style-name="Text_20_body">Nombre : le nombre binaire. Le nombre peut comporter jusqu'à 10 caractères (bits). Le bit le plus significatif est le bit de signe. Les nombres négatifs sont représentés à l'aide de la notation de complément à 2.</text:p>
      <text:p text:style-name="Text_20_body">Chiffres : le nombre de chiffres à utiliser.</text:p>
      <text:h text:style-name="Heading_20_3" text:outline-level="3">Exemple</text:h>
      <text:p text:style-name="Text_20_body">=BINHEX(1100100;6) renvoie 000064.</text:p>
      <text:h text:style-name="Heading_20_2" text:outline-level="2"><text:bookmark text:name="bm_id31468481"/><text:bookmark text:name="bm_id31533321"/><text:bookmark text:name="bin2oct1"/>BINOCT</text:h>
      <text:p text:style-name="Text_20_body">Convertit un nombre binaire en nombre octal.</text:p>
      <text:h text:style-name="Heading_20_3" text:outline-level="3">Syntaxe</text:h>
      <text:p text:style-name="Corps_20_de_20_texte.code">BINOCT(Nombre;Chiffres)</text:p>
      <text:p text:style-name="Text_20_body">Nombre : le nombre binaire. Le nombre peut comporter jusqu'à 10 caractères (bits). Le bit le plus significatif est le bit de signe. Les nombres négatifs sont représentés à l'aide de la notation de complément à 2.</text:p>
      <text:p text:style-name="Text_20_body">Chiffres : le nombre de chiffres à utiliser.</text:p>
      <text:h text:style-name="Heading_20_3" text:outline-level="3">Exemple</text:h>
      <text:p text:style-name="Text_20_body">=BINOCT(1100100;4) renvoie 0144.</text:p>
      <text:h text:style-name="P24" text:outline-level="2"><text:bookmark text:name="bm_id315454111"/><text:bookmark text:name="bm_id31549591"/><text:bookmark text:name="imabs1"/>COMPLEXE.MODULE</text:h>
      <text:p text:style-name="Text_20_body">Renvoie la valeur absolue d'un nombre complexe.</text:p>
      <text:h text:style-name="Heading_20_3" text:outline-level="3">Syntaxe</text:h>
      <text:p text:style-name="Corps_20_de_20_texte.code">COMPLEXE.MODULE(Nombre complexe)</text:p>
      <text:p text:style-name="Text_20_body">Nombre complexe : le nombre complexe doit se présenter sous la forme "x + yi" ou "x + yj".</text:p>
      <text:h text:style-name="Heading_20_3" text:outline-level="3">Exemple</text:h>
      <text:p text:style-name="Text_20_body">=COMPLEXE.MODULE("5+12j") renvoie 13.</text:p>
      <text:h text:style-name="Heading_20_2" text:outline-level="2"><text:bookmark text:name="bm_id31561161"/><text:bookmark text:name="bm_id31540541"/><text:bookmark text:name="complex1"/>COMPLEXE</text:h>
      <text:p text:style-name="Text_20_body">Renvoie un nombre complexe à partir d'un coefficient réel et d'un coefficient imaginaire.</text:p>
      <text:h text:style-name="Heading_20_3" text:outline-level="3">Syntaxe</text:h>
      <text:p text:style-name="Corps_20_de_20_texte.code">COMPLEXE(Partie réelle;Partie imaginaire;Suffixe)</text:p>
      <text:p text:style-name="Text_20_body">Partie réelle : le coefficient réel d'un nombre complexe.</text:p>
      <text:p text:style-name="Text_20_body">Partie imaginaire : le coefficient imaginaire d'un nombre complexe.</text:p>
      <text:p text:style-name="Text_20_body">Suffixe : (facultatif), "i" ou "j".</text:p>
      <text:h text:style-name="Heading_20_3" text:outline-level="3">Exemple</text:h>
      <text:p text:style-name="Text_20_body">=COMPLEXE(3;4;j) renvoie 3+4j.</text:p>
      <text:h text:style-name="Heading_20_2" text:outline-level="2"><text:bookmark text:name="bm_id31472971"/><text:bookmark text:name="bm_id31487481"/><text:bookmark text:name="imargument1"/>COMPLEXE.ARGUMENT</text:h>
      <text:p text:style-name="Text_20_body">Renvoie l'argument (l'angle phi) d'un nombre complexe.</text:p>
      <text:h text:style-name="Heading_20_3" text:outline-level="3">Syntaxe</text:h>
      <text:p text:style-name="Corps_20_de_20_texte.code">COMPLEXE.ARGUMENT(Nombre complexe)</text:p>
      <text:p text:style-name="Text_20_body">Nombre complexe : le nombre complexe doit se présenter sous la forme "x + yi" ou "x + yj".</text:p>
      <text:h text:style-name="Heading_20_3" text:outline-level="3">Exemple</text:h>
      <text:p text:style-name="Text_20_body">=COMPLEXE.ARGUMENT("3+4j") renvoie 0,927295.</text:p>
      <text:h text:style-name="Heading_20_2" text:outline-level="2"><text:bookmark text:name="bm_id31527821"/><text:bookmark text:name="bm_id31499551"/><text:bookmark text:name="imconjugate1"/>COMPLEXE.CONJUGUE</text:h>
      <text:p text:style-name="Text_20_body">Renvoie le complexe conjugué d'un nombre complexe.</text:p>
      <text:h text:style-name="Heading_20_3" text:outline-level="3">Syntaxe</text:h>
      <text:p text:style-name="Corps_20_de_20_texte.code">COMPLEXE.CONJUGUE(Nombre complexe)</text:p>
      <text:p text:style-name="Text_20_body">Nombre complexe : le nombre complexe doit se présenter sous la forme "x + yi" ou "x + yj".</text:p>
      <text:h text:style-name="Heading_20_3" text:outline-level="3">Exemple</text:h>
      <text:p text:style-name="Text_20_body">=COMPLEXE.CONJUGUE("1+j") renvoie 1-j.</text:p>
      <text:h text:style-name="Heading_20_2" text:outline-level="2"><text:bookmark text:name="bm_id31503781"/><text:bookmark text:name="bm_id31491461"/><text:bookmark text:name="imcos1"/>COMPLEXE.COS</text:h>
      <text:p text:style-name="Text_20_body">Renvoie le cosinus d'un nombre complexe.</text:p>
      <text:h text:style-name="Heading_20_3" text:outline-level="3">Syntaxe</text:h>
      <text:p text:style-name="Corps_20_de_20_texte.code">COMPLEXE.COS(Nombre complexe)</text:p>
      <text:p text:style-name="Text_20_body">Nombre complexe : le nombre complexe doit se présenter sous la forme "x + yi" ou "x + yj".</text:p>
      <text:h text:style-name="Heading_20_3" text:outline-level="3">Exemple</text:h>
      <text:p text:style-name="Text_20_body">=COMPLEXE.COS("3+4j") renvoie -27.03-3.85i (arrondi).</text:p>
      <text:h text:style-name="Heading_20_2" text:outline-level="2"><text:bookmark text:name="bm_id31524811"/><text:bookmark text:name="bm_id31638261"/><text:bookmark text:name="imsub1"/>COMPLEXE.DIFFERENCE</text:h>
      <text:p text:style-name="Text_20_body">Renvoie la soustraction de deux nombres complexes.</text:p>
      <text:h text:style-name="Heading_20_3" text:outline-level="3">Syntaxe</text:h>
      <text:p text:style-name="Corps_20_de_20_texte.code">COMPLEXE.DIFFERENCE(Nombre complexe 1;Nombre complexe 2)</text:p>
      <text:p text:style-name="Text_20_body">Nombre complexe : les nombres complexes doivent se présenter sous la forme "x + yi" ou "x + yj".</text:p>
      <text:h text:style-name="Heading_20_3" text:outline-level="3">Exemple</text:h>
      <text:p text:style-name="Text_20_body">=COMPLEXE.DIFFERENCE("13+4j";"5+3j") renvoie 8+j.</text:p>
      <text:h text:style-name="Heading_20_2" text:outline-level="2"><text:bookmark text:name="bm_id31546791"/><text:bookmark text:name="bm_id31500241"/><text:bookmark text:name="imdiv1"/>COMPLEXE.DIV</text:h>
      <text:p text:style-name="Text_20_body">Renvoie la division de deux nombres complexes.</text:p>
      <text:h text:style-name="Heading_20_3" text:outline-level="3">Syntaxe</text:h>
      <text:p text:style-name="Corps_20_de_20_texte.code">COMPLEXE.DIV(Numérateur;Dénominateur)</text:p>
      <text:p text:style-name="Text_20_body">Numérateur, Dénominateur : les nombres complexes doivent se présenter sous la forme "x + yi" ou "x + yj".</text:p>
      <text:h text:style-name="Heading_20_3" text:outline-level="3">Exemple</text:h>
      <text:p text:style-name="Text_20_body">=COMPLEXE.DIV("-238+240i";"10+24i") renvoie 5+12i.</text:p>
      <text:h text:style-name="Heading_20_2" text:outline-level="2"><text:bookmark text:name="bm_id31474681"/><text:bookmark text:name="bm_id31530391"/><text:bookmark text:name="imexp1"/>COMPLEXE.EXP</text:h>
      <text:p text:style-name="Text_20_body">Renvoie l'exponentielle d'un nombre complexe obtenue à partir d'un nombre eulérien.</text:p>
      <text:h text:style-name="Heading_20_3" text:outline-level="3">Syntaxe</text:h>
      <text:p text:style-name="Corps_20_de_20_texte.code">COMPLEXE.EXP(Nombre complexe)</text:p>
      <text:p text:style-name="Text_20_body">Nombre complexe : le nombre complexe doit se présenter sous la forme "x + yi" ou "x + yj".</text:p>
      <text:h text:style-name="Heading_20_3" text:outline-level="3">Exemple</text:h>
      <text:p text:style-name="Text_20_body">=COMPLEXE.EXP("1+j") renvoie 1.47+2.29j (arrondi).</text:p>
      <text:h text:style-name="Heading_20_2" text:outline-level="2"><text:bookmark text:name="bm_id31546511"/><text:bookmark text:name="bm_id31453571"/><text:bookmark text:name="imaginary1"/>COMPLEXE.IMAGINAIRE</text:h>
      <text:p text:style-name="Text_20_body">Renvoie le coefficient imaginaire d'un nombre complexe.</text:p>
      <text:h text:style-name="Heading_20_3" text:outline-level="3">Syntaxe</text:h>
      <text:p text:style-name="Corps_20_de_20_texte.code">COMPLEXE.IMAGINAIRE(Nombre complexe)</text:p>
      <text:p text:style-name="Text_20_body">Nombre complexe : le nombre complexe doit se présenter sous la forme "x + yi" ou "x + yj".</text:p>
      <text:h text:style-name="Heading_20_3" text:outline-level="3">Exemple</text:h>
      <text:p text:style-name="Text_20_body">=COMPLEXE.IMAGINAIRE("4+3j") renvoie 3.</text:p>
      <text:h text:style-name="Heading_20_2" text:outline-level="2"><text:bookmark text:name="bm_id31491901"/><text:bookmark text:name="bm_id31508981"/><text:bookmark text:name="imln1"/>COMPLEXE.LN</text:h>
      <text:p text:style-name="Text_20_body">Renvoie le logarithme naturel d'un nombre complexe.</text:p>
      <text:h text:style-name="Heading_20_3" text:outline-level="3">Syntaxe</text:h>
      <text:p text:style-name="Corps_20_de_20_texte.code">COMPLEXE.LN(Nombre complexe)</text:p>
      <text:p text:style-name="Text_20_body">Nombre complexe : le nombre complexe doit se présenter sous la forme "x + yi" ou "x + yj".</text:p>
      <text:h text:style-name="Heading_20_3" text:outline-level="3">Exemple</text:h>
      <text:p text:style-name="Text_20_body">=COMPLEXE.LN("1+j") renvoie 0.35+0.79j (arrondi).</text:p>
      <text:h text:style-name="Heading_20_2" text:outline-level="2"><text:bookmark text:name="bm_id31487651"/><text:bookmark text:name="bm_id31559291"/><text:bookmark text:name="imlog101"/>COMPLEXE.LOG10</text:h>
      <text:p text:style-name="Text_20_body">Renvoie le logarithme en base 10 d'un nombre complexe.</text:p>
      <text:h text:style-name="Heading_20_3" text:outline-level="3">Syntaxe</text:h>
      <text:p text:style-name="Corps_20_de_20_texte.code">COMPLEXE.LOG10(Nombre complexe)</text:p>
      <text:p text:style-name="Text_20_body">Nombre complexe : le nombre complexe doit se présenter sous la forme "x + yi" ou "x + yj".</text:p>
      <text:h text:style-name="Heading_20_3" text:outline-level="3">Exemple</text:h>
      <text:p text:style-name="Text_20_body">=COMPLEXE.LOG10("1+j") renvoie 0.15+0.34j (arrondi).</text:p>
      <text:h text:style-name="Heading_20_2" text:outline-level="2"><text:bookmark text:name="bm_id31579751"/><text:bookmark text:name="bm_id31556231"/><text:bookmark text:name="imlog21"/>COMPLEXE.LOG2</text:h>
      <text:p text:style-name="Text_20_body">Renvoie le logarithme en base 2 d'un nombre complexe.</text:p>
      <text:h text:style-name="Heading_20_3" text:outline-level="3">Syntaxe</text:h>
      <text:p text:style-name="Corps_20_de_20_texte.code">COMPLEXE.LOG2(Nombre complexe)</text:p>
      <text:p text:style-name="Text_20_body">Nombre complexe : le nombre complexe doit se présenter sous la forme "x + yi" ou "x + yj".</text:p>
      <text:h text:style-name="Heading_20_3" text:outline-level="3">Exemple</text:h>
      <text:p text:style-name="Text_20_body">=COMPLEXE.LOG2("1+j") renvoie 0.50+1.13j (arrondi).</text:p>
      <text:h text:style-name="Heading_20_2" text:outline-level="2"><text:bookmark text:name="bm_id31506611"/><text:bookmark text:name="bm_id31456261"/><text:bookmark text:name="improduct1"/>COMPLEXE.PRODUIT</text:h>
      <text:p text:style-name="Text_20_body">Renvoie le produit de 29 nombres complexes maximum.</text:p>
      <text:h text:style-name="Heading_20_3" text:outline-level="3">Syntaxe</text:h>
      <text:p text:style-name="Corps_20_de_20_texte.code">COMPLEXE.PRODUIT(Nombre complexe;Nombre complexe 1;...)</text:p>
      <text:p text:style-name="Text_20_body">Nombre complexe : les nombres complexes doivent se présenter sous la forme "x + yi" ou "x + yj".</text:p>
      <text:h text:style-name="Heading_20_3" text:outline-level="3">Exemple</text:h>
      <text:p text:style-name="Text_20_body">=COMPLEXE.PRODUIT("3+4j";"5-3j") renvoie 27+11j.</text:p>
      <text:h text:style-name="Heading_20_2" text:outline-level="2"><text:bookmark text:name="bm_id31557551"/><text:bookmark text:name="bm_id31461061"/><text:bookmark text:name="impower1"/>COMPLEXE.PUISSANCE</text:h>
      <text:p text:style-name="Text_20_body">Renvoie un nombre complexe élevé à une puissance entière.</text:p>
      <text:h text:style-name="Heading_20_3" text:outline-level="3">Syntaxe</text:h>
      <text:p text:style-name="Corps_20_de_20_texte.code">COMPLEXE.PUISSANCE(Nombre complexe;Puissance)</text:p>
      <text:p text:style-name="Text_20_body">Nombre complexe : le nombre complexe doit se présenter sous la forme "x + yi" ou "x + yj".</text:p>
      <text:p text:style-name="Text_20_body">Puissance : l'exposant.</text:p>
      <text:h text:style-name="Heading_20_3" text:outline-level="3">Exemple</text:h>
      <text:p text:style-name="Text_20_body">=COMPLEXE.PUISSANCE("2+3i";2) renvoie -5+12i.</text:p>
      <text:h text:style-name="Heading_20_2" text:outline-level="2"><text:bookmark text:name="bm_id31511891"/><text:bookmark text:name="bm_id31475701"/><text:bookmark text:name="imsqrt1"/>COMPLEXE.RACINE</text:h>
      <text:p text:style-name="Text_20_body">Renvoie la racine carrée d'un nombre complexe.</text:p>
      <text:h text:style-name="Heading_20_3" text:outline-level="3">Syntaxe</text:h>
      <text:p text:style-name="Corps_20_de_20_texte.code">COMPLEXE.RACINE(Nombre complexe)</text:p>
      <text:p text:style-name="Text_20_body">Nombre complexe : le nombre complexe doit se présenter sous la forme "x + yi" ou "x + yj".</text:p>
      <text:h text:style-name="Heading_20_3" text:outline-level="3">Exemple</text:h>
      <text:p text:style-name="Text_20_body">=COMPLEXE.RACINE("3+4i") renvoie 2+1i.</text:p>
      <text:h text:style-name="Heading_20_2" text:outline-level="2"><text:bookmark text:name="bm_id31485961"/><text:bookmark text:name="bm_id31475391"/><text:bookmark text:name="imreal1"/>COMPLEXE.REEL</text:h>
      <text:p text:style-name="Text_20_body">Renvoie le coefficient réel d'un nombre complexe.</text:p>
      <text:h text:style-name="Heading_20_3" text:outline-level="3">Syntaxe</text:h>
      <text:p text:style-name="Corps_20_de_20_texte.code">COMPLEXE.REEL(Nombre complexe)</text:p>
      <text:p text:style-name="Text_20_body">Nombre complexe : le nombre complexe doit se présenter sous la forme "x + yi" ou "x + yj".</text:p>
      <text:h text:style-name="Heading_20_3" text:outline-level="3">Exemple</text:h>
      <text:p text:style-name="Text_20_body">=COMPLEXE.REEL("1+3j") renvoie 1.</text:p>
      <text:h text:style-name="Heading_20_2" text:outline-level="2"><text:bookmark text:name="bm_id315371611"/><text:bookmark text:name="bm_id31484311"/><text:bookmark text:name="imsin1"/>COMPLEXE.SIN</text:h>
      <text:p text:style-name="Text_20_body">Renvoie le sinus d'un nombre complexe.</text:p>
      <text:h text:style-name="Heading_20_3" text:outline-level="3">Syntaxe</text:h>
      <text:p text:style-name="Corps_20_de_20_texte.code">COMPLEXE.SIN(Nombre complexe)</text:p>
      <text:p text:style-name="Text_20_body">Nombre complexe : le nombre complexe doit se présenter sous la forme "x + yi" ou "x + yj".</text:p>
      <text:h text:style-name="Heading_20_3" text:outline-level="3">Exemple</text:h>
      <text:p text:style-name="Text_20_body">=COMPLEXE.SIN("3+4j") renvoie 3.85+27.02j (arrondi).</text:p>
      <text:h text:style-name="Heading_20_2" text:outline-level="2"><text:bookmark text:name="bm_id31494541"/><text:bookmark text:name="bm_id31563121"/><text:bookmark text:name="imsum1"/>COMPLEXE.SOMME</text:h>
      <text:p text:style-name="Text_20_body">Renvoie la somme de 29 nombres complexes maximum.</text:p>
      <text:h text:style-name="Heading_20_3" text:outline-level="3">Syntaxe</text:h>
      <text:p text:style-name="Corps_20_de_20_texte.code">COMPLEXE.SOMME(Nombre complexe 1;Nombre complexe 2;...)</text:p>
      <text:p text:style-name="Text_20_body">Nombre complexe : les nombres complexes doivent se présenter sous la forme "x + yi" ou "x + yj".</text:p>
      <text:h text:style-name="Heading_20_3" text:outline-level="3">Exemple</text:h>
      <text:p text:style-name="Text_20_body">=COMPLEXE.SOMME("13+4j";"5+3j") renvoie 18+7j.</text:p>
      <text:h text:style-name="Heading_20_2" text:outline-level="2"><text:bookmark text:name="bm_id31507731"/><text:bookmark text:name="bm_id31484461"/><text:bookmark text:name="convertadd1"/>CONVERT_ADD</text:h>
      <text:p text:style-name="Text_20_body">Convertit une valeur d'un système de mesure à un autre. Saisissez les unités de mesure directement comme du texte entre guillemets ou comme une référence. Si vous saisissez des unités de mesure dans des cellules, elles doivent correspondre exactement à la liste suivante et respecter la casse : par exemple, pour saisir un l minuscule (pour litre) dans une cellule, saisissez l'apostrophe ' et faites-la immédiatement suivre de la lettre l.</text:p>
      <table:table table:name="Tableau29" table:style-name="Tableau29">
        <table:table-column table:style-name="Tableau29.A"/>
        <table:table-column table:style-name="Tableau29.B"/>
        <table:table-row>
          <table:table-cell table:style-name="Tableau29.A1" office:value-type="string">
            <text:p text:style-name="Table_20_Contents">Propriété</text:p>
          </table:table-cell>
          <table:table-cell table:style-name="Tableau29.B1" office:value-type="string">
            <text:p text:style-name="Table_20_Contents">Unités</text:p>
          </table:table-cell>
        </table:table-row>
        <table:table-row>
          <table:table-cell table:style-name="Tableau29.A2" office:value-type="string">
            <text:p text:style-name="Table_20_Contents">Masse</text:p>
          </table:table-cell>
          <table:table-cell table:style-name="Tableau29.B2" office:value-type="string">
            <text:p text:style-name="Table_20_Contents">g, sg, lbm, u, ozm, stone, ton, grain, pweight, hweight, shweight</text:p>
          </table:table-cell>
        </table:table-row>
        <table:table-row>
          <table:table-cell table:style-name="Tableau29.A2" office:value-type="string">
            <text:p text:style-name="Table_20_Contents">Longueur</text:p>
          </table:table-cell>
          <table:table-cell table:style-name="Tableau29.B2" office:value-type="string">
            <text:p text:style-name="Table_20_Contents">m, mi, Nmi, in, ft, yd, ang, Pica, ell, parsec</text:p>
          </table:table-cell>
        </table:table-row>
        <table:table-row>
          <table:table-cell table:style-name="Tableau29.A2" office:value-type="string">
            <text:p text:style-name="Table_20_Contents">Temps</text:p>
          </table:table-cell>
          <table:table-cell table:style-name="Tableau29.B2" office:value-type="string">
            <text:p text:style-name="Table_20_Contents">yr, day, hr, mn, sec</text:p>
          </table:table-cell>
        </table:table-row>
        <table:table-row>
          <table:table-cell table:style-name="Tableau29.A2" office:value-type="string">
            <text:p text:style-name="Table_20_Contents">Pression</text:p>
          </table:table-cell>
          <table:table-cell table:style-name="Tableau29.B2" office:value-type="string">
            <text:p text:style-name="Table_20_Contents">Pa, atm, mmHg, Torr, psi</text:p>
          </table:table-cell>
        </table:table-row>
        <table:table-row>
          <table:table-cell table:style-name="Tableau29.A2" office:value-type="string">
            <text:p text:style-name="Table_20_Contents">Force</text:p>
          </table:table-cell>
          <table:table-cell table:style-name="Tableau29.B2" office:value-type="string">
            <text:p text:style-name="Table_20_Contents">N, dyn, pond</text:p>
          </table:table-cell>
        </table:table-row>
        <table:table-row>
          <table:table-cell table:style-name="Tableau29.A2" office:value-type="string">
            <text:p text:style-name="Table_20_Contents">Énergie</text:p>
          </table:table-cell>
          <table:table-cell table:style-name="Tableau29.B2" office:value-type="string">
            <text:p text:style-name="Table_20_Contents">J, e, c, cal, eV, HPh, Wh, BTU</text:p>
          </table:table-cell>
        </table:table-row>
        <table:table-row>
          <table:table-cell table:style-name="Tableau29.A2" office:value-type="string">
            <text:p text:style-name="Table_20_Contents">Puissance</text:p>
          </table:table-cell>
          <table:table-cell table:style-name="Tableau29.B2" office:value-type="string">
            <text:p text:style-name="Table_20_Contents">W, HP, PS</text:p>
          </table:table-cell>
        </table:table-row>
        <table:table-row>
          <table:table-cell table:style-name="Tableau29.A2" office:value-type="string">
            <text:p text:style-name="Table_20_Contents">Magnétisme</text:p>
          </table:table-cell>
          <table:table-cell table:style-name="Tableau29.B2" office:value-type="string">
            <text:p text:style-name="Table_20_Contents">T, ga</text:p>
          </table:table-cell>
        </table:table-row>
        <table:table-row>
          <table:table-cell table:style-name="Tableau29.A2" office:value-type="string">
            <text:p text:style-name="Table_20_Contents">Température</text:p>
          </table:table-cell>
          <table:table-cell table:style-name="Tableau29.B2" office:value-type="string">
            <text:p text:style-name="Table_20_Contents">C, F, K, Reau, Rank</text:p>
          </table:table-cell>
        </table:table-row>
        <table:table-row>
          <table:table-cell table:style-name="Tableau29.A2" office:value-type="string">
            <text:p text:style-name="Table_20_Contents">Volume</text:p>
          </table:table-cell>
          <table:table-cell table:style-name="Tableau29.B2" office:value-type="string">
            <text:p text:style-name="Table_20_Contents">l, tsp, tbs, oz, cup, pt, qt, gal, m3, mi3, Nmi3, in3, ft3, yd3, ang3, Pica3, barrel, bushel, regton, Schooner, Middy, Glass</text:p>
          </table:table-cell>
        </table:table-row>
        <table:table-row>
          <table:table-cell table:style-name="Tableau29.A2" office:value-type="string">
            <text:p text:style-name="Table_20_Contents">Superficie</text:p>
          </table:table-cell>
          <table:table-cell table:style-name="Tableau29.B2" office:value-type="string">
            <text:p text:style-name="Table_20_Contents">m2, mi2, Nmi2, in2, ft2, yd2, ang2, Pica2, Morgen, ar, acre, ha</text:p>
          </table:table-cell>
        </table:table-row>
        <table:table-row>
          <table:table-cell table:style-name="Tableau29.A2" office:value-type="string">
            <text:p text:style-name="Table_20_Contents">Vitesse</text:p>
          </table:table-cell>
          <table:table-cell table:style-name="Tableau29.B2" office:value-type="string">
            <text:p text:style-name="Table_20_Contents">m/s, m/h, mph, kn, admkn</text:p>
          </table:table-cell>
        </table:table-row>
      </table:table>
      <text:p text:style-name="Text_20_body"/>
      <text:p text:style-name="Text_20_body">Les préfixes ci-après peuvent être antéposés aux unités :</text:p>
      <table:table table:name="Tableau30" table:style-name="Tableau30">
        <table:table-column table:style-name="Tableau30.A"/>
        <table:table-column table:style-name="Tableau30.B"/>
        <table:table-row>
          <table:table-cell table:style-name="Tableau30.A1" office:value-type="string">
            <text:p text:style-name="Table_20_Contents">Préfixes admis</text:p>
          </table:table-cell>
          <table:table-cell table:style-name="Tableau30.B1" office:value-type="string">
            <text:p text:style-name="P12"/>
          </table:table-cell>
        </table:table-row>
        <table:table-row>
          <table:table-cell table:style-name="Tableau30.A2" office:value-type="string">
            <text:p text:style-name="Table_20_Contents">10^(&lt;0)</text:p>
          </table:table-cell>
          <table:table-cell table:style-name="Tableau30.B2" office:value-type="string">
            <text:p text:style-name="Table_20_Contents">d, c, m, u, n, p, f, a, z, y</text:p>
          </table:table-cell>
        </table:table-row>
        <table:table-row>
          <table:table-cell table:style-name="Tableau30.A2" office:value-type="string">
            <text:p text:style-name="Table_20_Contents">10^(&gt;0)</text:p>
          </table:table-cell>
          <table:table-cell table:style-name="Tableau30.B2" office:value-type="string">
            <text:p text:style-name="Table_20_Contents">e, h, k, M, G, T, P, E, Z, Y</text:p>
          </table:table-cell>
        </table:table-row>
      </table:table>
      <text:p text:style-name="P25"/>
      <text:p text:style-name="P10"><text:bookmark text:name="ADD_note61"/></text:p>
      <table:table table:name="Tableau31" table:style-name="Tableau31">
        <table:table-column table:style-name="Tableau31.A"/>
        <table:table-row>
          <table:table-cell table:style-name="Tableau31.A1" office:value-type="string">
            <text:p text:style-name="Table_20_Contents">Les fonctions dont les noms se terminent par _ADD renvoient les mêmes résultats que les fonctions Microsoft Excel correspondantes. Pour obtenir des résultats conformes aux normes internationales, utilisez des fonctions sans _ADD. Par exemple, la fonction WEEKNUM calcule le numéro de la semaine d'une date donnée conformément à la norme internationale ISO 6801, alors que la fonction WEEKNUM_ADD renvoie le même numéro de semaine que Microsoft Excel.</text:p>
          </table:table-cell>
        </table:table-row>
      </table:table>
      <text:p text:style-name="Text_20_body"/>
      <text:h text:style-name="Heading_20_3" text:outline-level="3">Syntaxe</text:h>
      <text:p text:style-name="Corps_20_de_20_texte.code">CONVERT_ADD(Nombre;De unité;À unité)</text:p>
      <text:p text:style-name="Text_20_body">Nombre : le nombre à convertir.</text:p>
      <text:p text:style-name="Text_20_body">De unité : l'unité du nombre à convertir.</text:p>
      <text:p text:style-name="Text_20_body">À unité : l'unité pour la conversion.</text:p>
      <text:h text:style-name="Heading_20_3" text:outline-level="3">Exemples</text:h>
      <text:p text:style-name="Text_20_body">=CONVERT_ADD(10;"HP";"PS") renvoie 10,14 (arrondi à deux chiffres après la virgule). 10 HP équivaut à 10,14 PS.</text:p>
      <text:p text:style-name="Text_20_body">=CONVERT_ADD(10;"km";"mi") renvoie 6,21 (arrondi à deux chiffres après la virgule). 10 kilomètres équivaut à 6,21 miles. Le facteur 10^3 admet k comme préfixe.</text:p>
      <text:h text:style-name="Heading_20_2" text:outline-level="2"><text:bookmark text:name="bm_id314838911"/><text:bookmark text:name="bm_id31579711"/><text:bookmark text:name="dec2bin1"/>DECBIN</text:h>
      <text:p text:style-name="Text_20_body">Convertit un nombre décimal compris entre -512 et 511 en nombre binaire.</text:p>
      <text:h text:style-name="Heading_20_3" text:outline-level="3">Syntaxe</text:h>
      <text:p text:style-name="Corps_20_de_20_texte.code">DECBIN(Nombre;Chiffres)</text:p>
      <text:p text:style-name="Text_20_body">Nombre : le nombre décimal. S'il s'agit d'un nombre négatif, la fonction renvoie un nombre binaire composé de 10 caractères. Le bit maximum est le bit de signe, les 9 autres bits sont la valeur.</text:p>
      <text:p text:style-name="Text_20_body">Chiffres : le nombre de chiffres à utiliser.</text:p>
      <text:h text:style-name="Heading_20_3" text:outline-level="3">Exemple</text:h>
      <text:p text:style-name="Text_20_body">=DECBIN(100;8) renvoie 01100100.</text:p>
      <text:h text:style-name="Heading_20_2" text:outline-level="2"><text:bookmark text:name="bm_id31555131"/><text:bookmark text:name="bm_id314938811"/><text:bookmark text:name="dec2hex1"/>DECHEX</text:h>
      <text:p text:style-name="Text_20_body">Convertit un nombre décimal en nombre hexadécimal.</text:p>
      <text:h text:style-name="Heading_20_3" text:outline-level="3">Syntaxe</text:h>
      <text:p text:style-name="Corps_20_de_20_texte.code">DECHEX(Nombre;Chiffres)</text:p>
      <text:p text:style-name="Text_20_body">Nombre : le nombre décimal. S'il s'agit d'un nombre négatif, la fonction renvoie un nombre hexadécimal composé de 10 caractères (40 bits). Le bit maximum est le bit de signe, les 39 autres bits sont la valeur.</text:p>
      <text:p text:style-name="Text_20_body">Chiffres : le nombre de chiffres à utiliser.</text:p>
      <text:h text:style-name="Heading_20_3" text:outline-level="3">Exemple</text:h>
      <text:p text:style-name="Text_20_body">=DECHEX(100;4) renvoie 0064.</text:p>
      <text:h text:style-name="Heading_20_2" text:outline-level="2"><text:bookmark text:name="bm_id31562601"/><text:bookmark text:name="bm_id31549481"/><text:bookmark text:name="dec2oct1"/>DECOCT</text:h>
      <text:p text:style-name="Text_20_body">Convertit un nombre décimal en nombre octal.</text:p>
      <text:h text:style-name="Heading_20_3" text:outline-level="3">Syntaxe</text:h>
      <text:p text:style-name="Corps_20_de_20_texte.code">DECOCT(Nombre;Chiffres)</text:p>
      <text:p text:style-name="Text_20_body">Nombre : le nombre décimal. S'il s'agit d'un nombre négatif, la fonction renvoie un nombre octal composé de 10 caractères (30 bits). Le bit maximum est le bit de signe, les 29 autres bits sont la valeur.</text:p>
      <text:p text:style-name="Text_20_body">Chiffres : le nombre de chiffres à utiliser.</text:p>
      <text:h text:style-name="Heading_20_3" text:outline-level="3">Exemple</text:h>
      <text:p text:style-name="Text_20_body">=DECOCT(100;4) renvoie 0144.</text:p>
      <text:h text:style-name="Heading_20_2" text:outline-level="2"><text:bookmark text:name="bm_id31498801"/><text:bookmark text:name="bm_id31500141"/><text:bookmark text:name="delta1"/>DELTA</text:h>
      <text:p text:style-name="Text_20_body">Le résultat est VRAI (1) si les deux nombres constituant l'argument sont égaux et FAUX (0) dans le cas contraire.</text:p>
      <text:h text:style-name="Heading_20_3" text:outline-level="3">Syntaxe</text:h>
      <text:p text:style-name="Corps_20_de_20_texte.code">DELTA(Nombre 1;Nombre 2)</text:p>
      <text:h text:style-name="Heading_20_3" text:outline-level="3">Exemple</text:h>
      <text:p text:style-name="Text_20_body">=DELTA(1;2) renvoie 0.</text:p>
      <text:h text:style-name="Heading_20_2" text:outline-level="2"><text:bookmark text:name="bm_id31498231"/><text:bookmark text:name="bm_id30834461"/><text:bookmark text:name="erf1"/>ERF</text:h>
      <text:p text:style-name="Text_20_body">Renvoie les valeurs d'erreur de l'intégrale de Gauss.</text:p>
      <text:h text:style-name="Heading_20_3" text:outline-level="3">Syntaxe</text:h>
      <text:p text:style-name="Corps_20_de_20_texte.code">ERF(Limite inférieure;Limite supérieure)</text:p>
      <text:p text:style-name="Text_20_body">Limite inférieure : la limite inférieure de l'intégrale.</text:p>
      <text:p text:style-name="Text_20_body">Limite supérieure : facultative, limite supérieure de l'intégrale. Si cette valeur est manquante, le calcul se fait entre 0 et la limite inférieure.</text:p>
      <text:h text:style-name="Heading_20_3" text:outline-level="3">Exemple</text:h>
      <text:p text:style-name="Text_20_body">=ERF(0;1) renvoie 0,842701.</text:p>
      <text:h text:style-name="Heading_20_2" text:outline-level="2"><text:bookmark text:name="bm_id31563071"/><text:bookmark text:name="bm_id31450821"/><text:bookmark text:name="erfc1"/>ERFC</text:h>
      <text:p text:style-name="Text_20_body">Renvoie des valeurs complémentaires d'erreur de l'intégrale de Gauss entre x et l'infini.</text:p>
      <text:h text:style-name="Heading_20_3" text:outline-level="3">Syntaxe</text:h>
      <text:p text:style-name="Corps_20_de_20_texte.code">ERFC(Limite inférieure)</text:p>
      <text:p text:style-name="Text_20_body">Limite inférieure : la limite inférieure de l'intégrale.</text:p>
      <text:h text:style-name="Heading_20_3" text:outline-level="3">Exemple</text:h>
      <text:p text:style-name="Text_20_body">=ERFC(1) renvoie 0,157299.</text:p>
      <text:h text:style-name="Heading_20_2" text:outline-level="2"><text:bookmark text:name="bm_id31509501"/><text:bookmark text:name="bm_id31470961"/><text:bookmark text:name="factdouble1"/>FACTDOUBLE</text:h>
      <text:p text:style-name="Text_20_body">Renvoie la factorielle d'un nombre avec des incréments de 2.</text:p>
      <text:h text:style-name="Heading_20_3" text:outline-level="3">Syntaxe</text:h>
      <text:p text:style-name="Corps_20_de_20_texte.code">FACTDOUBLE(Nombre)</text:p>
      <text:p text:style-name="Text_20_body">Nombre :</text:p>
      <text:p text:style-name="Text_20_body">Factorielle calculée pour un nombre pair : n*(N-2)*(n-4)*...*4*2 ; factorielle calculée pour un nombre impair : n*(N-2)*(n-4)*...*3*1.</text:p>
      <text:h text:style-name="Heading_20_3" text:outline-level="3">Exemple</text:h>
      <text:p text:style-name="Text_20_body">=FACTDOUBLE(6) renvoie 48.</text:p>
      <text:h text:style-name="Heading_20_2" text:outline-level="2"><text:bookmark text:name="bm_id31511821"/><text:bookmark text:name="bm_id31529271"/><text:bookmark text:name="gestep1"/>GESTEP</text:h>
      <text:p text:style-name="Text_20_body">Le résultat est 1 si le <text:span text:style-name="T1">nombre</text:span> est supérieur ou égal au <text:span text:style-name="T1">seuil</text:span>.</text:p>
      <text:h text:style-name="Heading_20_3" text:outline-level="3">Syntaxe</text:h>
      <text:p text:style-name="Corps_20_de_20_texte.code">SUP.SEUIL(Nombre;Seuil)</text:p>
      <text:h text:style-name="Heading_20_3" text:outline-level="3">Exemple</text:h>
      <text:p text:style-name="Text_20_body">=SUP.SEUIL(5;1) renvoie 1.</text:p>
      <text:h text:style-name="Heading_20_2" text:outline-level="2"><text:bookmark text:name="bm_id314565911"/><text:bookmark text:name="bm_id31472761"/><text:bookmark text:name="hex2bin1"/>HEXBIN</text:h>
      <text:p text:style-name="Text_20_body">Convertit un nombre hexadécimal en nombre binaire.</text:p>
      <text:h text:style-name="Heading_20_3" text:outline-level="3">Syntaxe</text:h>
      <text:p text:style-name="Corps_20_de_20_texte.code">HEXBIN(Nombre;Chiffres)</text:p>
      <text:p text:style-name="Text_20_body">Nombre : le nombre hexadécimal. Un maximum de 10 chiffres est admis. Le bit maximum est le bit de signe ; les bits suivants sont la valeur. Les nombres négatifs sont saisis en tant que complément à deux.</text:p>
      <text:p text:style-name="Text_20_body">Chiffres : le nombre de chiffres à utiliser.</text:p>
      <text:h text:style-name="Heading_20_3" text:outline-level="3">Exemple</text:h>
      <text:p text:style-name="Text_20_body">=HEXBIN(64;8) renvoie 01100100.</text:p>
      <text:h text:style-name="Heading_20_2" text:outline-level="2"><text:bookmark text:name="bm_id31499781"/><text:bookmark text:name="bm_id31547421"/><text:bookmark text:name="hex2dec1"/>HEXDEC</text:h>
      <text:p text:style-name="Text_20_body">Convertit un nombre hexadécimal en nombre décimal.</text:p>
      <text:h text:style-name="Heading_20_3" text:outline-level="3">Syntaxe</text:h>
      <text:p text:style-name="Corps_20_de_20_texte.code">HEXDEC(Nombre)</text:p>
      <text:p text:style-name="Text_20_body">Nombre : le nombre hexadécimal. Un maximum de 10 chiffres est admis. Le bit maximum est le bit de signe ; les bits suivants sont la valeur. Les nombres négatifs sont saisis en tant que complément à deux.</text:p>
      <text:h text:style-name="Heading_20_3" text:outline-level="3">Exemple</text:h>
      <text:p text:style-name="Text_20_body">=HEXDEC(64) renvoie 100.</text:p>
      <text:h text:style-name="Heading_20_2" text:outline-level="2"><text:bookmark text:name="bm_id31474871"/><text:bookmark text:name="bm_id31497501"/><text:bookmark text:name="hex2oct1"/>HEXOCT</text:h>
      <text:p text:style-name="Text_20_body">Convertit un nombre hexadécimal en nombre octal.</text:p>
      <text:h text:style-name="Heading_20_3" text:outline-level="3">Syntaxe</text:h>
      <text:p text:style-name="Corps_20_de_20_texte.code">HEXOCT(Nombre;Chiffres)</text:p>
      <text:p text:style-name="Text_20_body">Nombre : le nombre hexadécimal. Un maximum de 10 chiffres est admis. Le bit maximum est le bit de signe ; les bits suivants sont la valeur. Les nombres négatifs sont saisis en tant que complément à deux.</text:p>
      <text:p text:style-name="Text_20_body">Chiffres : le nombre de chiffres à utiliser.</text:p>
      <text:h text:style-name="Heading_20_3" text:outline-level="3">Exemple</text:h>
      <text:p text:style-name="Text_20_body">=HEXOCT(64;4) renvoie 0144.</text:p>
      <text:h text:style-name="Heading_20_2" text:outline-level="2"><text:bookmark text:name="bm_id314929011"/><text:bookmark text:name="bm_id31551031"/><text:bookmark text:name="oct2bin1"/>OCT2BIN</text:h>
      <text:p text:style-name="Text_20_body">Convertit un nombre octal en nombre binaire.</text:p>
      <text:h text:style-name="Heading_20_3" text:outline-level="3">Syntaxe</text:h>
      <text:p text:style-name="Corps_20_de_20_texte.code">OCTBIN(Nombre;Chiffres)</text:p>
      <text:p text:style-name="Text_20_body">Nombre : le nombre octal. Un maximum de 10 chiffres est admis. Le bit maximum est le bit de signe ; les bits suivants sont la valeur. Les nombres négatifs sont saisis en tant que complément à deux.</text:p>
      <text:p text:style-name="Text_20_body">Chiffres : le nombre de chiffres à utiliser.</text:p>
      <text:h text:style-name="Heading_20_3" text:outline-level="3">Exemple</text:h>
      <text:p text:style-name="Text_20_body">=OCTBIN(3;3) renvoie 011.</text:p>
      <text:h text:style-name="Heading_20_2" text:outline-level="2"><text:bookmark text:name="bm_id31511681"/><text:bookmark text:name="bm_id31527911"/><text:bookmark text:name="oct2dec1"/>OCTDEC</text:h>
      <text:p text:style-name="Text_20_body">Convertit un nombre octal en nombre décimal.</text:p>
      <text:h text:style-name="Heading_20_3" text:outline-level="3">Syntaxe</text:h>
      <text:p text:style-name="Corps_20_de_20_texte.code">OCTDEC(Nombre)</text:p>
      <text:p text:style-name="Text_20_body">Nombre : le nombre octal. Un maximum de 10 chiffres est admis. Le bit maximum est le bit de signe ; les bits suivants sont la valeur. Les nombres négatifs sont saisis en tant que complément à deux.</text:p>
      <text:h text:style-name="Heading_20_3" text:outline-level="3">Exemple</text:h>
      <text:p text:style-name="Text_20_body">=OCTDEC(144) renvoie 100.</text:p>
      <text:h text:style-name="Heading_20_2" text:outline-level="2"><text:bookmark text:name="bm_id31499041"/><text:bookmark text:name="bm_id31553911"/><text:bookmark text:name="oct2hex1"/>OCTHEX</text:h>
      <text:p text:style-name="Text_20_body">Convertit un nombre octal en nombre hexadécimal.</text:p>
      <text:h text:style-name="Heading_20_3" text:outline-level="3">Syntaxe</text:h>
      <text:p text:style-name="Corps_20_de_20_texte.code">OCTHEX(Nombre;Chiffres)</text:p>
      <text:p text:style-name="Text_20_body">Nombre : le nombre octal. Un maximum de 10 chiffres est admis. Le bit maximum est le bit de signe ; les bits suivants sont la valeur. Les nombres négatifs sont saisis en tant que complément à deux.</text:p>
      <text:p text:style-name="Text_20_body">Chiffres : le nombre de chiffres à utiliser.</text:p>
      <text:h text:style-name="Heading_20_3" text:outline-level="3">Exemple</text:h>
      <text:p text:style-name="Text_20_body">=OCTHEX(144;4) renvoie 0064.</text:p>
      <text:h text:style-name="Heading_20_1" text:outline-level="1"><text:span text:style-name="T1">Crédits</text:span> </text:h>
      <text:p text:style-name="Text_20_body"><text:span text:style-name="T9">Auteur: </text:span><text:span text:style-name="T10">Alain Weber ; retravaillé par Filip Lannoye, CIRB</text:span></text:p>
      <text:p text:style-name="Text_20_body"/>
      <text:p text:style-name="P26"><text:span text:style-name="T9">Remerciement :<text:tab/></text:span><text:span text:style-name="T10">Roland van Wunsel, CIRB</text:span></text:p>
      <text:p text:style-name="Text_20_body"/>
      <text:p text:style-name="Text_20_body"><text:span text:style-name="T9">Intégré par :</text:span><text:span text:style-name="T10"> Tony Galmiche</text:span></text:p>
      <text:p text:style-name="Text_20_body"/>
      <text:p text:style-name="Text_20_body">Contacts :<text:span text:style-name="T10"> Centre d'Informatique pour la Région Bruxelloise – </text:span><text:a xlink:type="simple" xlink:href="http://www.cibg.irisnet.be/"><text:span text:style-name="T11">www.cirb.irisnet.be</text:span></text:a></text:p>
      <text:p text:style-name="P5"/>
      <text:p text:style-name="P5"><text:span text:style-name="T9">Traduction :</text:span> </text:p>
      <text:p text:style-name="Text_20_body"/>
      <text:p text:style-name="P27">Historique des modifications :</text:p>
      <table:table table:name="Tabel4" table:style-name="Tabel4">
        <table:table-column table:style-name="Tabel4.A"/>
        <table:table-column table:style-name="Tabel4.B"/>
        <table:table-column table:style-name="Tabel4.C"/>
        <table:table-header-rows>
          <table:table-row>
            <table:table-cell table:style-name="Tabel4.A1" office:value-type="string">
              <text:p text:style-name="Table_20_Heading">Version</text:p>
            </table:table-cell>
            <table:table-cell table:style-name="Tabel4.A1" office:value-type="string">
              <text:p text:style-name="Table_20_Heading">Date</text:p>
            </table:table-cell>
            <table:table-cell table:style-name="Tabel4.C1" office:value-type="string">
              <text:p text:style-name="Table_20_Heading">Commentaire</text:p>
            </table:table-cell>
          </table:table-row>
        </table:table-header-rows>
        <table:table-row>
          <table:table-cell table:style-name="Tabel4.A2" office:value-type="float" office:value="36526">
            <text:p text:style-name="P28">1.1</text:p>
          </table:table-cell>
          <table:table-cell table:style-name="Tabel4.B2" office:value-type="string">
            <text:p text:style-name="P28">08/05/2006</text:p>
          </table:table-cell>
          <table:table-cell table:style-name="Tabel4.C2" office:value-type="string">
            <text:p text:style-name="P29">Deuxième version pour publication : tri des fonctions par ordre alphabétique par catégorie ; références par liens hypertexte</text:p>
          </table:table-cell>
        </table:table-row>
        <table:table-row>
          <table:table-cell table:style-name="Tabel4.A2" office:value-type="float">
            <text:p text:style-name="P28"/>
          </table:table-cell>
          <table:table-cell table:style-name="Tabel4.B2" office:value-type="string">
            <text:p text:style-name="P28"/>
          </table:table-cell>
          <table:table-cell table:style-name="Tabel4.C2" office:value-type="string">
            <text:p text:style-name="P29"/>
          </table:table-cell>
        </table:table-row>
        <table:table-row>
          <table:table-cell table:style-name="Tabel4.A2" office:value-type="float">
            <text:p text:style-name="P28"/>
          </table:table-cell>
          <table:table-cell table:style-name="Tabel4.B2" office:value-type="string">
            <text:p text:style-name="P28"/>
          </table:table-cell>
          <table:table-cell table:style-name="Tabel4.C2" office:value-type="string">
            <text:p text:style-name="P29"/>
          </table:table-cell>
        </table:table-row>
        <table:table-row>
          <table:table-cell table:style-name="Tabel4.A2" office:value-type="float">
            <text:p text:style-name="P28"/>
          </table:table-cell>
          <table:table-cell table:style-name="Tabel4.B2" office:value-type="string">
            <text:p text:style-name="P28"/>
          </table:table-cell>
          <table:table-cell table:style-name="Tabel4.C2" office:value-type="string">
            <text:p text:style-name="P29"/>
          </table:table-cell>
        </table:table-row>
        <table:table-row>
          <table:table-cell table:style-name="Tabel4.A2" office:value-type="float">
            <text:p text:style-name="P28"/>
          </table:table-cell>
          <table:table-cell table:style-name="Tabel4.B2" office:value-type="string">
            <text:p text:style-name="P28"/>
          </table:table-cell>
          <table:table-cell table:style-name="Tabel4.C2" office:value-type="string">
            <text:p text:style-name="P29"/>
          </table:table-cell>
        </table:table-row>
      </table:table>
      <text:h text:style-name="Heading_20_1" text:outline-level="1">Licence</text:h>
      <text:p text:style-name="P30">Appendix</text:p>
      <text:p text:style-name="P30"/>
      <text:p text:style-name="P30">Public Documentation License Notice </text:p>
      <text:p text:style-name="P31"/>
      <text:p text:style-name="Text_20_body"><text:span text:style-name="T12"><text:tab/>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text:span text:style-name="T13">http://www.openoffice.org/licenses/PDL.html</text:span></text:a><text:span text:style-name="T12">.</text:span></text:p>
      <text:p text:style-name="P32"/>
      <text:p text:style-name="Text_20_body"><text:span text:style-name="T12"><text:tab/>The Original Documentation is </text:span><text:span text:style-name="T14"><text:user-field-get text:name="Nom_Document">Fonctions de Calc</text:user-field-get></text:span><text:span text:style-name="T14">.</text:span><text:span text:style-name="T15"> </text:span><text:span text:style-name="T12">The Initial Writer of the Original Documentation is </text:span><text:span text:style-name="T16"><text:user-field-get text:name="Nom_Auteur">Daniel R.Miller for the English version Copyright (C) 2005. All Rights Reserved. Version française réalisée par Alain Weber à partir de l'aide d'OpenOffice.</text:user-field-get></text:span><text:span text:style-name="T12"> Texte revu par Filip Lannoye </text:span><text:span text:style-name="T17">Copyright CIRB-CIBG</text:span><text:span text:style-name="T12">© </text:span><text:span text:style-name="T12"><text:user-field-get text:name="Année">2006</text:user-field-get></text:span><text:span text:style-name="T18">.</text:span><text:span text:style-name="T17"> All Rights Reserved. <text:s/>(Initial Writer contact(s): </text:span><text:span text:style-name="T19"><text:user-field-get text:name="Adresse_Mail">flannoye@cibg.irisnet.be</text:user-field-get></text:span><text:span text:style-name="T17">).</text:span></text:p>
      <text:p text:style-name="P33"/>
      <text:p text:style-name="P34"><text:tab/>Contributor(s): Roland Van Wunsel. </text:p>
      <text:p text:style-name="Text_20_body"><text:span text:style-name="T12">Portions created by ______ are Copyright ©_________</text:span><text:span text:style-name="T18">[Insert year(s)]</text:span><text:span text:style-name="T12">. All Rights Reserved. <text:s/></text:span><text:span text:style-name="T17"><text:s/>(Contributor contact(s): </text:span>rvanwunsel@cibg.irisnet.be).</text:p>
      <text:p text:style-name="P32"/>
      <text:p text:style-name="P32"><text:tab/>NOTE: The text of this Appendix may differ slightly from the text of the notices in the files of the Original Documentation. You should use the text of this Appendix rather than the text found in the Original Documentation for Your Modifications.</text:p>
      <text:p text:style-name="Standard"/>
      <text:p text:style-name="P35"/>
      <text:p text:style-name="P36"><text:bookmark-start text:name="Aantal_pg"/><text:page-variable-get>151</text:page-variable-get><text:bookmark-end text:name="Aantal_p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 Mono" svg:font-family="'Bitstream Vera Sans Mono', Cumberland, 'Courier New', Courier, 'Lucida Sans Typewriter', 'Lucida Typewriter', Monaco, Monospaced"/>
    <style:font-face style:name="Bitstream Vera Sans" svg:font-family="'Bitstream Vera Sans', Arial, Helvetica, Lucida, Geneva, Helmet, sans-serif, 'Andale Sans UI', 'Arial Unicode MS', 'Lucida Sans Unicode', Tahoma"/>
    <style:font-face style:name="Tahoma2" svg:font-family="Tahoma"/>
    <style:font-face style:name="Andale Sans UI" svg:font-family="'Andale Sans UI'" style:font-pitch="variable"/>
    <style:font-face style:name="Tahoma1" svg:font-family="Tahoma" style:font-pitch="variable"/>
    <style:font-face style:name="Thorndale" svg:font-family="Thorndale"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ahoma" svg:font-family="Tahoma" style:font-adornments="Vet" style:font-family-generic="swiss" style:font-pitch="variable"/>
    <style:font-face style:name="Verdana" svg:font-family="Verdana" style:font-family-generic="swiss" style:font-pitch="variable"/>
    <style:font-face style:name="Verdana2" svg:font-family="Verdana" style:font-adornments="Gras" style:font-family-generic="swiss" style:font-pitch="variable"/>
    <style:font-face style:name="Verdana1" svg:font-family="Verdana" style:font-adornments="Regular" style:font-family-generic="swiss" style:font-pitch="variable"/>
    <style:font-face style:name="Verdana3" svg:font-family="Verdana" style:font-adornments="Standa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fr" fo:country="FR" style:font-name-asian="Andale Sans UI" style:font-size-asian="12pt" style:language-asian="fr" style:country-asian="FR" style:font-name-complex="Tahoma1"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style:font-name="Verdana1" fo:font-size="10pt"/>
    </style:style>
    <style:style style:name="Text_20_body" style:display-name="Text body" style:family="paragraph" style:parent-style-name="Standard" style:class="text" style:master-page-name="">
      <style:paragraph-properties fo:margin-top="0cm" fo:margin-bottom="0.212cm" fo:text-align="start" style:justify-single-word="false" fo:orphans="2" fo:widows="2" style:shadow="non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master-page-name="">
      <style:paragraph-properties fo:margin-top="0.423cm" fo:margin-bottom="0.499cm" fo:text-align="center" style:justify-single-word="false" fo:keep-with-next="always"/>
      <style:text-properties style:font-name="Tahoma" fo:font-size="20pt" fo:font-weight="bold" style:font-size-asian="14pt" style:font-size-complex="14pt"/>
    </style:style>
    <style:style style:name="Heading_20_1" style:display-name="Heading 1" style:family="paragraph" style:parent-style-name="Heading" style:next-style-name="Text_20_body" style:class="text" style:master-page-name="" style:default-outline-level="1">
      <style:paragraph-properties fo:margin-top="0.423cm" fo:margin-bottom="0.159cm" fo:text-align="start" style:justify-single-word="false" fo:break-before="page" fo:padding-left="0cm" fo:padding-right="0cm" fo:padding-top="0cm" fo:padding-bottom="0.159cm" fo:border-left="none" fo:border-right="none" fo:border-top="none" fo:border-bottom="0.002cm solid #000000"/>
      <style:text-properties style:font-name="Bitstream Vera Sans" fo:font-size="18pt" fo:font-weight="bold" style:font-name-asian="Bitstream Vera Sans" style:font-size-asian="18pt" style:font-name-complex="Bitstream Vera Sans" style:font-size-complex="18pt"/>
    </style:style>
    <style:style style:name="Heading_20_2" style:display-name="Heading 2" style:family="paragraph" style:parent-style-name="Heading" style:next-style-name="Text_20_body" style:class="text" style:default-outline-level="2">
      <style:paragraph-properties fo:margin-top="0.423cm" fo:margin-bottom="0.176cm" fo:text-align="start" style:justify-single-word="false"/>
      <style:text-properties style:font-name="Verdana2" fo:font-size="14pt" fo:font-weight="bold" style:font-name-asian="Bitstream Vera Sans" style:font-size-asian="14pt" style:font-name-complex="Bitstream Vera Sans" style:font-size-complex="14pt"/>
    </style:style>
    <style:style style:name="Heading_20_3" style:display-name="Heading 3" style:family="paragraph" style:parent-style-name="Heading" style:next-style-name="Text_20_body" style:class="text" style:master-page-name="" style:default-outline-level="3">
      <style:paragraph-properties fo:margin-top="0.22cm" fo:margin-bottom="0.18cm" fo:text-align="start" style:justify-single-word="false"/>
      <style:text-properties style:font-name="Bitstream Vera Sans" fo:font-size="12pt" fo:font-weight="bold" style:font-name-asian="Bitstream Vera Sans" style:font-size-asian="12pt" style:font-name-complex="Bitstream Vera Sans" style:font-size-complex="12pt"/>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margin-top="0.053cm" fo:margin-bottom="0.053cm"/>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fo:keep-with-next="always">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1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ekstblok.tableheadintable" style:family="paragraph" style:parent-style-name="Table_20_Contents">
      <style:paragraph-properties fo:margin-top="0cm" fo:margin-bottom="0.053cm"/>
      <style:text-properties fo:font-weight="bold" style:font-weight-asian="bold" style:font-weight-complex="bold"/>
    </style:style>
    <style:style style:name="Tekstblok.tablecontentintable" style:family="paragraph" style:parent-style-name="Table_20_Contents">
      <style:text-properties style:font-name="Bitstream Vera Sans" style:font-name-asian="Bitstream Vera Sans" style:font-name-complex="Bitstream Vera Sans"/>
    </style:style>
    <style:style style:name="Tekstblok.code" style:family="paragraph" style:parent-style-name="Text_20_body">
      <style:paragraph-properties fo:margin-top="0.035cm" fo:margin-bottom="0.035cm"/>
      <style:text-properties style:font-name="Bitstream Vera Sans Mono" style:font-name-asian="Bitstream Vera Sans Mono" style:font-name-complex="Bitstream Vera Sans Mono"/>
    </style:style>
    <style:style style:name="Tekstblok.howtogetheader" style:family="paragraph" style:parent-style-name="Table_20_Contents">
      <style:paragraph-properties fo:background-color="#ffffff" fo:padding="0.079cm" fo:border="0.002cm solid #999999">
        <style:background-image/>
      </style:paragraph-properties>
      <style:text-properties fo:font-weight="bold" style:font-weight-asian="bold" style:font-weight-complex="bold"/>
    </style:style>
    <style:style style:name="Tekstblok.codeintable" style:family="paragraph" style:parent-style-name="Table_20_Contents">
      <style:paragraph-properties fo:margin-top="0.035cm" fo:margin-bottom="0.035cm"/>
      <style:text-properties style:font-name="Bitstream Vera Sans Mono" style:font-name-asian="Bitstream Vera Sans Mono" style:font-name-complex="Bitstream Vera Sans Mono"/>
    </style:style>
    <style:style style:name="Tekstblok.listitem" style:family="paragraph" style:parent-style-name="Text_20_body">
      <style:text-properties style:font-name="Bitstream Vera Sans" style:font-name-asian="Bitstream Vera Sans" style:font-name-complex="Bitstream Vera Sans"/>
    </style:style>
    <style:style style:name="Tekstblok.related" style:family="paragraph" style:parent-style-name="Text_20_body">
      <style:paragraph-properties fo:margin-top="0.706cm" fo:margin-bottom="0.053cm" fo:padding-left="0cm" fo:padding-right="0cm" fo:padding-top="0.049cm" fo:padding-bottom="0cm" fo:border-left="none" fo:border-right="none" fo:border-top="0.002cm solid #000000" fo:border-bottom="none"/>
      <style:text-properties fo:font-weight="bold" style:font-weight-asian="bold" style:font-weight-complex="bold"/>
    </style:style>
    <style:style style:name="Corps_20_de_20_texte.tableheadintable" style:display-name="Corps de texte.tableheadintable" style:family="paragraph" style:parent-style-name="Table_20_Contents">
      <style:paragraph-properties fo:margin-top="0cm" fo:margin-bottom="0.053cm"/>
      <style:text-properties fo:font-weight="bold" style:font-weight-asian="bold" style:font-weight-complex="bold"/>
    </style:style>
    <style:style style:name="Corps_20_de_20_texte.tablecontentintable" style:display-name="Corps de texte.tablecontentintable" style:family="paragraph" style:parent-style-name="Table_20_Contents">
      <style:text-properties style:font-name="Verdana3" style:font-name-asian="Bitstream Vera Sans" style:font-name-complex="Bitstream Vera Sans"/>
    </style:style>
    <style:style style:name="Corps_20_de_20_texte.code" style:display-name="Corps de texte.code" style:family="paragraph" style:parent-style-name="Text_20_body">
      <style:paragraph-properties fo:margin-top="0.035cm" fo:margin-bottom="0.035cm"/>
      <style:text-properties style:font-name="Bitstream Vera Sans Mono" style:font-name-asian="Bitstream Vera Sans Mono" style:font-name-complex="Bitstream Vera Sans Mono"/>
    </style:style>
    <style:style style:name="Corps_20_de_20_texte.codeintable" style:display-name="Corps de texte.codeintable" style:family="paragraph" style:parent-style-name="Table_20_Contents">
      <style:paragraph-properties fo:margin-top="0.035cm" fo:margin-bottom="0.035cm"/>
      <style:text-properties style:font-name="Bitstream Vera Sans Mono" style:font-name-asian="Bitstream Vera Sans Mono" style:font-name-complex="Bitstream Vera Sans Mono"/>
    </style:style>
    <style:style style:name="Corps_20_de_20_texte.listitem" style:display-name="Corps de texte.listitem" style:family="paragraph" style:parent-style-name="Text_20_body">
      <style:text-properties style:font-name="Bitstream Vera Sans" style:font-name-asian="Bitstream Vera Sans" style:font-name-complex="Bitstream Vera San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I">
        <style:list-level-properties text:min-label-distance="0.381cm"/>
      </text:outline-level-style>
      <text:outline-level-style text:level="2" style:num-suffix="." style:num-format="1">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Standard">
      <style:paragraph-properties fo:text-align="end" style:justify-single-word="false"/>
    </style:style>
    <style:style style:name="T1" style:family="text">
      <style:text-properties fo:language="nl" fo:country="B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Guide des fonctions de CALC<draw:frame draw:style-name="fr1" draw:name="Image2" text:anchor-type="char" svg:x="0.709cm" svg:y="-0.288cm" svg:width="3.3cm" svg:height="0.79cm" draw:z-index="150"><draw:image xlink:href="Pictures/20000007000026F8000009583C39E072.svm" xlink:type="simple" xlink:show="embed" xlink:actuate="onLoad"/></draw:frame></text:p>
      </style:header>
      <style:footer>
        <text:p text:style-name="Footer"><text:chapter text:display="number" text:outline-level="1">III.</text:chapter> <text:chapter text:display="name" text:outline-level="1">Catégorie Finances</text:chapter><text:tab/><text:a xlink:type="simple" xlink:href="#Table des matières1|region"><text:span text:style-name="T1">Table des matières</text:span></text:a><text:tab/><text:page-number text:select-page="current">30</text:page-number>/<text:bookmark-ref text:reference-format="text" text:ref-name="Aantal_pg">151</text:bookmark-ref></text:p>
      </style:footer>
    </style:master-page>
    <style:master-page style:name="Index" style:page-layout-name="pm2">
      <style:footer>
        <text:p text:style-name="Footer"><text:tab/><text:tab/><text:page-number style:num-format="i" text:select-page="current">xxx</text:page-number></text:p>
      </style:footer>
    </style:master-page>
    <style:master-page style:name="Sans_20_nom1" style:display-name="Sans nom1" style:page-layout-name="pm3"/>
    <style:master-page style:name="Page_20_1" style:display-name="Page 1"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36</meta:generator>
    <dc:description>Last modified by FLA on 31/01/2005</dc:description>
    <meta:creation-date>2006-03-06T09:00:22</meta:creation-date>
    <dc:creator>Garfield Peanuts</dc:creator>
    <dc:date>2006-06-05T09:10:07</dc:date>
    <meta:print-date>2006-03-06T12:41:51</meta:print-date>
    <dc:language>fr-FR</dc:language>
    <meta:editing-cycles>46</meta:editing-cycles>
    <meta:editing-duration>PT9H49M53S</meta:editing-duration>
    <meta:template xlink:type="simple" xlink:actuate="onRequest" xlink:role="template" xlink:href="//Penelopeii/SYS2/AP/TOOLS/OOOutil/Template/Verdana%20NL.ott" xlink:title="Verdana NL" meta:date="2006-03-06T09:00:21"/>
    <meta:user-defined meta:name="Info 1"/>
    <meta:user-defined meta:name="Info 2"/>
    <meta:user-defined meta:name="Info 3"/>
    <meta:user-defined meta:name="Info 4"/>
    <meta:document-statistic meta:table-count="72" meta:image-count="1" meta:object-count="0" meta:page-count="159" meta:paragraph-count="4751" meta:word-count="42354" meta:character-count="259876"/>
  </office:meta>
</office:document-meta>
</file>